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 editors" table:style-name="ta1">
        <table:shapes>
          <draw:frame draw:z-index="0" draw:style-name="gr1" draw:text-style-name="P1" svg:width="159.99mm" svg:height="89.99mm" svg:x="181.63mm" svg:y="1mm">
            <loext:p draw:notify-on-update-of-ranges="'New editors'.A1:'New editors'.A1 'New editors'.A2:'New editors'.A169 'New editors'.B1:'New editors'.B1 'New editors'.B2:'New editors'.B169 'New editors'.D1:'New editors'.D1 'New editors'.D2:'New editors'.D169 'New editors'.E1:'New editors'.E1 'New editors'.E2:'New editors'.E169 'New editors'.F1:'New editors'.F1 'New editors'.F2:'New editors'.F1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editors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3"/>
          <table:table-cell table:style-name="ce7" table:number-columns-repeated="5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table:formula="of:=COM.MICROSOFT.STDEV.S([.B2:.B13])" office:value-type="float" office:value="3.77692355166894" calcext:value-type="float">
            <text:p>3,7769235517</text:p>
          </table:table-cell>
          <table:table-cell table:formula="of:=AVERAGE([.B2:.B13])" office:value-type="float" office:value="2.58333333333333" calcext:value-type="float">
            <text:p>2,5833333333</text:p>
          </table:table-cell>
          <table:table-cell table:formula="of:=[.D13]-[.C13]" office:value-type="float" office:value="-1.19359021833561" calcext:value-type="float">
            <text:p>-1,1935902183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formula="of:=COM.MICROSOFT.STDEV.S([.B3:.B14])" office:value-type="float" office:value="3.86122919665369" calcext:value-type="float">
            <text:p>3,8612291967</text:p>
          </table:table-cell>
          <table:table-cell table:formula="of:=AVERAGE([.B3:.B14])" office:value-type="float" office:value="3" calcext:value-type="float">
            <text:p>3</text:p>
          </table:table-cell>
          <table:table-cell table:formula="of:=[.D14]-[.C14]" office:value-type="float" office:value="-0.861229196653691" calcext:value-type="float">
            <text:p>-0,861229196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formula="of:=COM.MICROSOFT.STDEV.S([.B4:.B15])" office:value-type="float" office:value="4.03018910752638" calcext:value-type="float">
            <text:p>4,0301891075</text:p>
          </table:table-cell>
          <table:table-cell table:formula="of:=AVERAGE([.B4:.B15])" office:value-type="float" office:value="3.33333333333333" calcext:value-type="float">
            <text:p>3,3333333333</text:p>
          </table:table-cell>
          <table:table-cell table:formula="of:=[.D15]-[.C15]" office:value-type="float" office:value="-0.696855774193043" calcext:value-type="float">
            <text:p>-0,6968557742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4" calcext:value-type="float">
            <text:p>24</text:p>
          </table:table-cell>
          <table:table-cell table:formula="of:=COM.MICROSOFT.STDEV.S([.B5:.B16])" office:value-type="float" office:value="7.04960776901593" calcext:value-type="float">
            <text:p>7,049607769</text:p>
          </table:table-cell>
          <table:table-cell table:formula="of:=AVERAGE([.B5:.B16])" office:value-type="float" office:value="5.33333333333333" calcext:value-type="float">
            <text:p>5,3333333333</text:p>
          </table:table-cell>
          <table:table-cell table:formula="of:=[.D16]-[.C16]" office:value-type="float" office:value="-1.71627443568259" calcext:value-type="float">
            <text:p>-1,7162744357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6" calcext:value-type="float">
            <text:p>6</text:p>
          </table:table-cell>
          <table:table-cell table:formula="of:=COM.MICROSOFT.STDEV.S([.B6:.B17])" office:value-type="float" office:value="6.97180468788825" calcext:value-type="float">
            <text:p>6,9718046879</text:p>
          </table:table-cell>
          <table:table-cell table:formula="of:=AVERAGE([.B6:.B17])" office:value-type="float" office:value="5.66666666666667" calcext:value-type="float">
            <text:p>5,6666666667</text:p>
          </table:table-cell>
          <table:table-cell table:formula="of:=[.D17]-[.C17]" office:value-type="float" office:value="-1.30513802122158" calcext:value-type="float">
            <text:p>-1,3051380212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formula="of:=COM.MICROSOFT.STDEV.S([.B7:.B18])" office:value-type="float" office:value="6.94567665835549" calcext:value-type="float">
            <text:p>6,9456766584</text:p>
          </table:table-cell>
          <table:table-cell table:formula="of:=AVERAGE([.B7:.B18])" office:value-type="float" office:value="6.66666666666667" calcext:value-type="float">
            <text:p>6,6666666667</text:p>
          </table:table-cell>
          <table:table-cell table:formula="of:=[.D18]-[.C18]" office:value-type="float" office:value="-0.27900999168882" calcext:value-type="float">
            <text:p>-0,279009991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6" calcext:value-type="float">
            <text:p>16</text:p>
          </table:table-cell>
          <table:table-cell table:formula="of:=COM.MICROSOFT.STDEV.S([.B8:.B19])" office:value-type="float" office:value="7.25926784854848" calcext:value-type="float">
            <text:p>7,2592678485</text:p>
          </table:table-cell>
          <table:table-cell table:formula="of:=AVERAGE([.B8:.B19])" office:value-type="float" office:value="7.83333333333333" calcext:value-type="float">
            <text:p>7,8333333333</text:p>
          </table:table-cell>
          <table:table-cell table:formula="of:=[.D19]-[.C19]" office:value-type="float" office:value="0.574065484784851" calcext:value-type="float">
            <text:p>0,5740654848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formula="of:=COM.MICROSOFT.STDEV.S([.B9:.B20])" office:value-type="float" office:value="7.63316130545867" calcext:value-type="float">
            <text:p>7,6331613055</text:p>
          </table:table-cell>
          <table:table-cell table:formula="of:=AVERAGE([.B9:.B20])" office:value-type="float" office:value="9.08333333333333" calcext:value-type="float">
            <text:p>9,0833333333</text:p>
          </table:table-cell>
          <table:table-cell table:formula="of:=[.D20]-[.C20]" office:value-type="float" office:value="1.45017202787466" calcext:value-type="float">
            <text:p>1,4501720279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formula="of:=COM.MICROSOFT.STDEV.S([.B10:.B21])" office:value-type="float" office:value="7.41415517572279" calcext:value-type="float">
            <text:p>7,4141551757</text:p>
          </table:table-cell>
          <table:table-cell table:formula="of:=AVERAGE([.B10:.B21])" office:value-type="float" office:value="10.3333333333333" calcext:value-type="float">
            <text:p>10,3333333333</text:p>
          </table:table-cell>
          <table:table-cell table:formula="of:=[.D21]-[.C21]" office:value-type="float" office:value="2.91917815761055" calcext:value-type="float">
            <text:p>2,9191781576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5" calcext:value-type="float">
            <text:p>15</text:p>
          </table:table-cell>
          <table:table-cell table:formula="of:=COM.MICROSOFT.STDEV.S([.B11:.B22])" office:value-type="float" office:value="6.74817596005608" calcext:value-type="float">
            <text:p>6,7481759601</text:p>
          </table:table-cell>
          <table:table-cell table:formula="of:=AVERAGE([.B11:.B22])" office:value-type="float" office:value="11.5833333333333" calcext:value-type="float">
            <text:p>11,5833333333</text:p>
          </table:table-cell>
          <table:table-cell table:formula="of:=[.D22]-[.C22]" office:value-type="float" office:value="4.83515737327725" calcext:value-type="float">
            <text:p>4,8351573733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COM.MICROSOFT.STDEV.S([.B12:.B23])" office:value-type="float" office:value="10.7910597114913" calcext:value-type="float">
            <text:p>10,7910597115</text:p>
          </table:table-cell>
          <table:table-cell table:formula="of:=AVERAGE([.B12:.B23])" office:value-type="float" office:value="14.9166666666667" calcext:value-type="float">
            <text:p>14,9166666667</text:p>
          </table:table-cell>
          <table:table-cell table:formula="of:=[.D23]-[.C23]" office:value-type="float" office:value="4.12560695517541" calcext:value-type="float">
            <text:p>4,1256069552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9" calcext:value-type="float">
            <text:p>39</text:p>
          </table:table-cell>
          <table:table-cell table:formula="of:=COM.MICROSOFT.STDEV.S([.B13:.B24])" office:value-type="float" office:value="11.9848389074015" calcext:value-type="float">
            <text:p>11,9848389074</text:p>
          </table:table-cell>
          <table:table-cell table:formula="of:=AVERAGE([.B13:.B24])" office:value-type="float" office:value="18" calcext:value-type="float">
            <text:p>18</text:p>
          </table:table-cell>
          <table:table-cell table:formula="of:=[.D24]-[.C24]" office:value-type="float" office:value="6.01516109259855" calcext:value-type="float">
            <text:p>6,0151610926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COM.MICROSOFT.STDEV.S([.B14:.B25])" office:value-type="float" office:value="12.2387858379775" calcext:value-type="float">
            <text:p>12,238785838</text:p>
          </table:table-cell>
          <table:table-cell table:formula="of:=AVERAGE([.B14:.B25])" office:value-type="float" office:value="19.1666666666667" calcext:value-type="float">
            <text:p>19,1666666667</text:p>
          </table:table-cell>
          <table:table-cell table:formula="of:=[.D25]-[.C25]" office:value-type="float" office:value="6.92788082868916" calcext:value-type="float">
            <text:p>6,9278808287</text:p>
          </table:table-cell>
          <table:table-cell table:formula="of:=[.D25]-[.D13]" office:value-type="float" office:value="16.5833333333333" calcext:value-type="float">
            <text:p>16,58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6" calcext:value-type="float">
            <text:p>36</text:p>
          </table:table-cell>
          <table:table-cell table:formula="of:=COM.MICROSOFT.STDEV.S([.B15:.B26])" office:value-type="float" office:value="12.3680918887958" calcext:value-type="float">
            <text:p>12,3680918888</text:p>
          </table:table-cell>
          <table:table-cell table:formula="of:=AVERAGE([.B15:.B26])" office:value-type="float" office:value="21.6666666666667" calcext:value-type="float">
            <text:p>21,6666666667</text:p>
          </table:table-cell>
          <table:table-cell table:formula="of:=[.D26]-[.C26]" office:value-type="float" office:value="9.29857477787085" calcext:value-type="float">
            <text:p>9,2985747779</text:p>
          </table:table-cell>
          <table:table-cell table:formula="of:=[.D26]-[.D14]" office:value-type="float" office:value="18.6666666666667" calcext:value-type="float">
            <text:p>18,66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3" calcext:value-type="float">
            <text:p>23</text:p>
          </table:table-cell>
          <table:table-cell table:formula="of:=COM.MICROSOFT.STDEV.S([.B16:.B27])" office:value-type="float" office:value="11.4732891376607" calcext:value-type="float">
            <text:p>11,4732891377</text:p>
          </table:table-cell>
          <table:table-cell table:formula="of:=AVERAGE([.B16:.B27])" office:value-type="float" office:value="23" calcext:value-type="float">
            <text:p>23</text:p>
          </table:table-cell>
          <table:table-cell table:formula="of:=[.D27]-[.C27]" office:value-type="float" office:value="11.5267108623393" calcext:value-type="float">
            <text:p>11,5267108623</text:p>
          </table:table-cell>
          <table:table-cell table:formula="of:=[.D27]-[.D15]" office:value-type="float" office:value="19.6666666666667" calcext:value-type="float">
            <text:p>19,66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0" calcext:value-type="float">
            <text:p>50</text:p>
          </table:table-cell>
          <table:table-cell table:formula="of:=COM.MICROSOFT.STDEV.S([.B17:.B28])" office:value-type="float" office:value="13.8815334058226" calcext:value-type="float">
            <text:p>13,8815334058</text:p>
          </table:table-cell>
          <table:table-cell table:formula="of:=AVERAGE([.B17:.B28])" office:value-type="float" office:value="25.1666666666667" calcext:value-type="float">
            <text:p>25,1666666667</text:p>
          </table:table-cell>
          <table:table-cell table:formula="of:=[.D28]-[.C28]" office:value-type="float" office:value="11.285133260844" calcext:value-type="float">
            <text:p>11,2851332608</text:p>
          </table:table-cell>
          <table:table-cell table:formula="of:=[.D28]-[.D16]" office:value-type="float" office:value="19.8333333333333" calcext:value-type="float">
            <text:p>19,8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2" calcext:value-type="float">
            <text:p>42</text:p>
          </table:table-cell>
          <table:table-cell table:formula="of:=COM.MICROSOFT.STDEV.S([.B18:.B29])" office:value-type="float" office:value="13.2379161593668" calcext:value-type="float">
            <text:p>13,2379161594</text:p>
          </table:table-cell>
          <table:table-cell table:formula="of:=AVERAGE([.B18:.B29])" office:value-type="float" office:value="28.1666666666667" calcext:value-type="float">
            <text:p>28,1666666667</text:p>
          </table:table-cell>
          <table:table-cell table:formula="of:=[.D29]-[.C29]" office:value-type="float" office:value="14.9287505072999" calcext:value-type="float">
            <text:p>14,9287505073</text:p>
          </table:table-cell>
          <table:table-cell table:formula="of:=[.D29]-[.D17]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COM.MICROSOFT.STDEV.S([.B19:.B30])" office:value-type="float" office:value="12.7303026696385" calcext:value-type="float">
            <text:p>12,7303026696</text:p>
          </table:table-cell>
          <table:table-cell table:formula="of:=AVERAGE([.B19:.B30])" office:value-type="float" office:value="30.6666666666667" calcext:value-type="float">
            <text:p>30,6666666667</text:p>
          </table:table-cell>
          <table:table-cell table:formula="of:=[.D30]-[.C30]" office:value-type="float" office:value="17.9363639970281" calcext:value-type="float">
            <text:p>17,936363997</text:p>
          </table:table-cell>
          <table:table-cell table:formula="of:=[.D30]-[.D18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6" calcext:value-type="float">
            <text:p>46</text:p>
          </table:table-cell>
          <table:table-cell table:formula="of:=COM.MICROSOFT.STDEV.S([.B20:.B31])" office:value-type="float" office:value="12.5323822978956" calcext:value-type="float">
            <text:p>12,5323822979</text:p>
          </table:table-cell>
          <table:table-cell table:formula="of:=AVERAGE([.B20:.B31])" office:value-type="float" office:value="33.1666666666667" calcext:value-type="float">
            <text:p>33,1666666667</text:p>
          </table:table-cell>
          <table:table-cell table:formula="of:=[.D31]-[.C31]" office:value-type="float" office:value="20.6342843687711" calcext:value-type="float">
            <text:p>20,6342843688</text:p>
          </table:table-cell>
          <table:table-cell table:formula="of:=[.D31]-[.D19]" office:value-type="float" office:value="25.3333333333333" calcext:value-type="float">
            <text:p>25,33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0" calcext:value-type="float">
            <text:p>40</text:p>
          </table:table-cell>
          <table:table-cell table:formula="of:=COM.MICROSOFT.STDEV.S([.B21:.B32])" office:value-type="float" office:value="11.6930437751371" calcext:value-type="float">
            <text:p>11,6930437751</text:p>
          </table:table-cell>
          <table:table-cell table:formula="of:=AVERAGE([.B21:.B32])" office:value-type="float" office:value="35" calcext:value-type="float">
            <text:p>35</text:p>
          </table:table-cell>
          <table:table-cell table:formula="of:=[.D32]-[.C32]" office:value-type="float" office:value="23.3069562248629" calcext:value-type="float">
            <text:p>23,3069562249</text:p>
          </table:table-cell>
          <table:table-cell table:formula="of:=[.D32]-[.D20]" office:value-type="float" office:value="25.9166666666667" calcext:value-type="float">
            <text:p>25,91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22:.B33])" office:value-type="float" office:value="13.3152339275529" calcext:value-type="float">
            <text:p>13,3152339276</text:p>
          </table:table-cell>
          <table:table-cell table:formula="of:=AVERAGE([.B22:.B33])" office:value-type="float" office:value="39.25" calcext:value-type="float">
            <text:p>39,25</text:p>
          </table:table-cell>
          <table:table-cell table:formula="of:=[.D33]-[.C33]" office:value-type="float" office:value="25.9347660724471" calcext:value-type="float">
            <text:p>25,9347660724</text:p>
          </table:table-cell>
          <table:table-cell table:formula="of:=[.D33]-[.D21]" office:value-type="float" office:value="28.9166666666667" calcext:value-type="float">
            <text:p>28,9166666667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6" calcext:value-type="float">
            <text:p>36</text:p>
          </table:table-cell>
          <table:table-cell table:formula="of:=COM.MICROSOFT.STDEV.S([.B23:.B34])" office:value-type="float" office:value="11.020641789594" calcext:value-type="float">
            <text:p>11,0206417896</text:p>
          </table:table-cell>
          <table:table-cell table:formula="of:=AVERAGE([.B23:.B34])" office:value-type="float" office:value="41" calcext:value-type="float">
            <text:p>41</text:p>
          </table:table-cell>
          <table:table-cell table:formula="of:=[.D34]-[.C34]" office:value-type="float" office:value="29.979358210406" calcext:value-type="float">
            <text:p>29,9793582104</text:p>
          </table:table-cell>
          <table:table-cell table:formula="of:=[.D34]-[.D22]" office:value-type="float" office:value="29.4166666666667" calcext:value-type="float">
            <text:p>29,41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2" calcext:value-type="float">
            <text:p>52</text:p>
          </table:table-cell>
          <table:table-cell table:formula="of:=COM.MICROSOFT.STDEV.S([.B24:.B35])" office:value-type="float" office:value="11.4663539421768" calcext:value-type="float">
            <text:p>11,4663539422</text:p>
          </table:table-cell>
          <table:table-cell table:formula="of:=AVERAGE([.B24:.B35])" office:value-type="float" office:value="41.75" calcext:value-type="float">
            <text:p>41,75</text:p>
          </table:table-cell>
          <table:table-cell table:formula="of:=[.D35]-[.C35]" office:value-type="float" office:value="30.2836460578232" calcext:value-type="float">
            <text:p>30,2836460578</text:p>
          </table:table-cell>
          <table:table-cell table:formula="of:=[.D35]-[.D23]" office:value-type="float" office:value="26.8333333333333" calcext:value-type="float">
            <text:p>26,8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7" calcext:value-type="float">
            <text:p>67</text:p>
          </table:table-cell>
          <table:table-cell table:formula="of:=COM.MICROSOFT.STDEV.S([.B25:.B36])" office:value-type="float" office:value="13.520747244905" calcext:value-type="float">
            <text:p>13,5207472449</text:p>
          </table:table-cell>
          <table:table-cell table:formula="of:=AVERAGE([.B25:.B36])" office:value-type="float" office:value="44.0833333333333" calcext:value-type="float">
            <text:p>44,0833333333</text:p>
          </table:table-cell>
          <table:table-cell table:formula="of:=[.D36]-[.C36]" office:value-type="float" office:value="30.5625860884283" calcext:value-type="float">
            <text:p>30,5625860884</text:p>
          </table:table-cell>
          <table:table-cell table:formula="of:=[.D36]-[.D24]" office:value-type="float" office:value="26.0833333333333" calcext:value-type="float">
            <text:p>26,08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9" calcext:value-type="float">
            <text:p>89</text:p>
          </table:table-cell>
          <table:table-cell table:formula="of:=COM.MICROSOFT.STDEV.S([.B26:.B37])" office:value-type="float" office:value="17.7345750305766" calcext:value-type="float">
            <text:p>17,7345750306</text:p>
          </table:table-cell>
          <table:table-cell table:formula="of:=AVERAGE([.B26:.B37])" office:value-type="float" office:value="49.1666666666667" calcext:value-type="float">
            <text:p>49,1666666667</text:p>
          </table:table-cell>
          <table:table-cell table:formula="of:=[.D37]-[.C37]" office:value-type="float" office:value="31.4320916360901" calcext:value-type="float">
            <text:p>31,4320916361</text:p>
          </table:table-cell>
          <table:table-cell table:formula="of:=[.D37]-[.D25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0" calcext:value-type="float">
            <text:p>80</text:p>
          </table:table-cell>
          <table:table-cell table:formula="of:=COM.MICROSOFT.STDEV.S([.B27:.B38])" office:value-type="float" office:value="19.2487701299369" calcext:value-type="float">
            <text:p>19,2487701299</text:p>
          </table:table-cell>
          <table:table-cell table:formula="of:=AVERAGE([.B27:.B38])" office:value-type="float" office:value="52.8333333333333" calcext:value-type="float">
            <text:p>52,8333333333</text:p>
          </table:table-cell>
          <table:table-cell table:formula="of:=[.D38]-[.C38]" office:value-type="float" office:value="33.5845632033964" calcext:value-type="float">
            <text:p>33,5845632034</text:p>
          </table:table-cell>
          <table:table-cell table:formula="of:=[.D38]-[.D26]" office:value-type="float" office:value="31.1666666666667" calcext:value-type="float">
            <text:p>31,16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7" calcext:value-type="float">
            <text:p>77</text:p>
          </table:table-cell>
          <table:table-cell table:formula="of:=COM.MICROSOFT.STDEV.S([.B28:.B39])" office:value-type="float" office:value="17.905475715715" calcext:value-type="float">
            <text:p>17,9054757157</text:p>
          </table:table-cell>
          <table:table-cell table:formula="of:=AVERAGE([.B28:.B39])" office:value-type="float" office:value="57.3333333333333" calcext:value-type="float">
            <text:p>57,3333333333</text:p>
          </table:table-cell>
          <table:table-cell table:formula="of:=[.D39]-[.C39]" office:value-type="float" office:value="39.4278576176183" calcext:value-type="float">
            <text:p>39,4278576176</text:p>
          </table:table-cell>
          <table:table-cell table:formula="of:=[.D39]-[.D27]" office:value-type="float" office:value="34.3333333333333" calcext:value-type="float">
            <text:p>34,33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29:.B40])" office:value-type="float" office:value="22.5227158058864" calcext:value-type="float">
            <text:p>22,5227158059</text:p>
          </table:table-cell>
          <table:table-cell table:formula="of:=AVERAGE([.B29:.B40])" office:value-type="float" office:value="62" calcext:value-type="float">
            <text:p>62</text:p>
          </table:table-cell>
          <table:table-cell table:formula="of:=[.D40]-[.C40]" office:value-type="float" office:value="39.4772841941136" calcext:value-type="float">
            <text:p>39,4772841941</text:p>
          </table:table-cell>
          <table:table-cell table:formula="of:=[.D40]-[.D28]" office:value-type="float" office:value="36.8333333333333" calcext:value-type="float">
            <text:p>36,83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30:.B41])" office:value-type="float" office:value="24.1414706689672" calcext:value-type="float">
            <text:p>24,141470669</text:p>
          </table:table-cell>
          <table:table-cell table:formula="of:=AVERAGE([.B30:.B41])" office:value-type="float" office:value="66.9166666666667" calcext:value-type="float">
            <text:p>66,9166666667</text:p>
          </table:table-cell>
          <table:table-cell table:formula="of:=[.D41]-[.C41]" office:value-type="float" office:value="42.7751959976994" calcext:value-type="float">
            <text:p>42,7751959977</text:p>
          </table:table-cell>
          <table:table-cell table:formula="of:=[.D41]-[.D29]" office:value-type="float" office:value="38.75" calcext:value-type="float">
            <text:p>38,7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5" calcext:value-type="float">
            <text:p>135</text:p>
          </table:table-cell>
          <table:table-cell table:formula="of:=COM.MICROSOFT.STDEV.S([.B31:.B42])" office:value-type="float" office:value="29.7025659538435" calcext:value-type="float">
            <text:p>29,7025659538</text:p>
          </table:table-cell>
          <table:table-cell table:formula="of:=AVERAGE([.B31:.B42])" office:value-type="float" office:value="74.6666666666667" calcext:value-type="float">
            <text:p>74,6666666667</text:p>
          </table:table-cell>
          <table:table-cell table:formula="of:=[.D42]-[.C42]" office:value-type="float" office:value="44.9641007128232" calcext:value-type="float">
            <text:p>44,9641007128</text:p>
          </table:table-cell>
          <table:table-cell table:formula="of:=[.D42]-[.D30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0" calcext:value-type="float">
            <text:p>120</text:p>
          </table:table-cell>
          <table:table-cell table:formula="of:=COM.MICROSOFT.STDEV.S([.B32:.B43])" office:value-type="float" office:value="30.8687347955628" calcext:value-type="float">
            <text:p>30,8687347956</text:p>
          </table:table-cell>
          <table:table-cell table:formula="of:=AVERAGE([.B32:.B43])" office:value-type="float" office:value="80.8333333333333" calcext:value-type="float">
            <text:p>80,8333333333</text:p>
          </table:table-cell>
          <table:table-cell table:formula="of:=[.D43]-[.C43]" office:value-type="float" office:value="49.9645985377706" calcext:value-type="float">
            <text:p>49,9645985378</text:p>
          </table:table-cell>
          <table:table-cell table:formula="of:=[.D43]-[.D31]" office:value-type="float" office:value="47.6666666666667" calcext:value-type="float">
            <text:p>47,66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5" calcext:value-type="float">
            <text:p>115</text:p>
          </table:table-cell>
          <table:table-cell table:formula="of:=COM.MICROSOFT.STDEV.S([.B33:.B44])" office:value-type="float" office:value="29.4076623698757" calcext:value-type="float">
            <text:p>29,4076623699</text:p>
          </table:table-cell>
          <table:table-cell table:formula="of:=AVERAGE([.B33:.B44])" office:value-type="float" office:value="87.0833333333333" calcext:value-type="float">
            <text:p>87,0833333333</text:p>
          </table:table-cell>
          <table:table-cell table:formula="of:=[.D44]-[.C44]" office:value-type="float" office:value="57.6756709634576" calcext:value-type="float">
            <text:p>57,6756709635</text:p>
          </table:table-cell>
          <table:table-cell table:formula="of:=[.D44]-[.D32]" office:value-type="float" office:value="52.0833333333333" calcext:value-type="float">
            <text:p>52,083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0" calcext:value-type="float">
            <text:p>130</text:p>
          </table:table-cell>
          <table:table-cell table:formula="of:=COM.MICROSOFT.STDEV.S([.B34:.B45])" office:value-type="float" office:value="31.0727396847325" calcext:value-type="float">
            <text:p>31,0727396847</text:p>
          </table:table-cell>
          <table:table-cell table:formula="of:=AVERAGE([.B34:.B45])" office:value-type="float" office:value="92.3333333333333" calcext:value-type="float">
            <text:p>92,3333333333</text:p>
          </table:table-cell>
          <table:table-cell table:formula="of:=[.D45]-[.C45]" office:value-type="float" office:value="61.2605936486008" calcext:value-type="float">
            <text:p>61,2605936486</text:p>
          </table:table-cell>
          <table:table-cell table:formula="of:=[.D45]-[.D33]" office:value-type="float" office:value="53.0833333333333" calcext:value-type="float">
            <text:p>53,08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52" calcext:value-type="float">
            <text:p>152</text:p>
          </table:table-cell>
          <table:table-cell table:formula="of:=COM.MICROSOFT.STDEV.S([.B35:.B46])" office:value-type="float" office:value="29.9787803742459" calcext:value-type="float">
            <text:p>29,9787803742</text:p>
          </table:table-cell>
          <table:table-cell table:formula="of:=AVERAGE([.B35:.B46])" office:value-type="float" office:value="102" calcext:value-type="float">
            <text:p>102</text:p>
          </table:table-cell>
          <table:table-cell table:formula="of:=[.D46]-[.C46]" office:value-type="float" office:value="72.0212196257541" calcext:value-type="float">
            <text:p>72,0212196258</text:p>
          </table:table-cell>
          <table:table-cell table:formula="of:=[.D46]-[.D34]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3" calcext:value-type="float">
            <text:p>143</text:p>
          </table:table-cell>
          <table:table-cell table:formula="of:=COM.MICROSOFT.STDEV.S([.B36:.B47])" office:value-type="float" office:value="27.5959757716207" calcext:value-type="float">
            <text:p>27,5959757716</text:p>
          </table:table-cell>
          <table:table-cell table:formula="of:=AVERAGE([.B36:.B47])" office:value-type="float" office:value="109.583333333333" calcext:value-type="float">
            <text:p>109,5833333333</text:p>
          </table:table-cell>
          <table:table-cell table:formula="of:=[.D47]-[.C47]" office:value-type="float" office:value="81.9873575617126" calcext:value-type="float">
            <text:p>81,9873575617</text:p>
          </table:table-cell>
          <table:table-cell table:formula="of:=[.D47]-[.D35]" office:value-type="float" office:value="67.8333333333333" calcext:value-type="float">
            <text:p>67,8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7" calcext:value-type="float">
            <text:p>197</text:p>
          </table:table-cell>
          <table:table-cell table:formula="of:=COM.MICROSOFT.STDEV.S([.B37:.B48])" office:value-type="float" office:value="34.1080058139737" calcext:value-type="float">
            <text:p>34,108005814</text:p>
          </table:table-cell>
          <table:table-cell table:formula="of:=AVERAGE([.B37:.B48])" office:value-type="float" office:value="120.416666666667" calcext:value-type="float">
            <text:p>120,4166666667</text:p>
          </table:table-cell>
          <table:table-cell table:formula="of:=[.D48]-[.C48]" office:value-type="float" office:value="86.308660852693" calcext:value-type="float">
            <text:p>86,3086608527</text:p>
          </table:table-cell>
          <table:table-cell table:formula="of:=[.D48]-[.D36]" office:value-type="float" office:value="76.3333333333333" calcext:value-type="float">
            <text:p>76,3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76" calcext:value-type="float">
            <text:p>176</text:p>
          </table:table-cell>
          <table:table-cell table:formula="of:=COM.MICROSOFT.STDEV.S([.B38:.B49])" office:value-type="float" office:value="36.0159897150073" calcext:value-type="float">
            <text:p>36,015989715</text:p>
          </table:table-cell>
          <table:table-cell table:formula="of:=AVERAGE([.B38:.B49])" office:value-type="float" office:value="127.666666666667" calcext:value-type="float">
            <text:p>127,6666666667</text:p>
          </table:table-cell>
          <table:table-cell table:formula="of:=[.D49]-[.C49]" office:value-type="float" office:value="91.6506769516593" calcext:value-type="float">
            <text:p>91,6506769517</text:p>
          </table:table-cell>
          <table:table-cell table:formula="of:=[.D49]-[.D37]" office:value-type="float" office:value="78.5" calcext:value-type="float">
            <text:p>78,5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19" calcext:value-type="float">
            <text:p>219</text:p>
          </table:table-cell>
          <table:table-cell table:formula="of:=COM.MICROSOFT.STDEV.S([.B39:.B50])" office:value-type="float" office:value="41.2621882819874" calcext:value-type="float">
            <text:p>41,262188282</text:p>
          </table:table-cell>
          <table:table-cell table:formula="of:=AVERAGE([.B39:.B50])" office:value-type="float" office:value="139.25" calcext:value-type="float">
            <text:p>139,25</text:p>
          </table:table-cell>
          <table:table-cell table:formula="of:=[.D50]-[.C50]" office:value-type="float" office:value="97.9878117180126" calcext:value-type="float">
            <text:p>97,987811718</text:p>
          </table:table-cell>
          <table:table-cell table:formula="of:=[.D50]-[.D38]" office:value-type="float" office:value="86.4166666666667" calcext:value-type="float">
            <text:p>86,41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0" calcext:value-type="float">
            <text:p>220</text:p>
          </table:table-cell>
          <table:table-cell table:formula="of:=COM.MICROSOFT.STDEV.S([.B40:.B51])" office:value-type="float" office:value="42.2865405909672" calcext:value-type="float">
            <text:p>42,286540591</text:p>
          </table:table-cell>
          <table:table-cell table:formula="of:=AVERAGE([.B40:.B51])" office:value-type="float" office:value="151.166666666667" calcext:value-type="float">
            <text:p>151,1666666667</text:p>
          </table:table-cell>
          <table:table-cell table:formula="of:=[.D51]-[.C51]" office:value-type="float" office:value="108.880126075699" calcext:value-type="float">
            <text:p>108,8801260757</text:p>
          </table:table-cell>
          <table:table-cell table:formula="of:=[.D51]-[.D39]" office:value-type="float" office:value="93.8333333333333" calcext:value-type="float">
            <text:p>93,83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27" calcext:value-type="float">
            <text:p>227</text:p>
          </table:table-cell>
          <table:table-cell table:formula="of:=COM.MICROSOFT.STDEV.S([.B41:.B52])" office:value-type="float" office:value="44.8839412464879" calcext:value-type="float">
            <text:p>44,8839412465</text:p>
          </table:table-cell>
          <table:table-cell table:formula="of:=AVERAGE([.B41:.B52])" office:value-type="float" office:value="161.25" calcext:value-type="float">
            <text:p>161,25</text:p>
          </table:table-cell>
          <table:table-cell table:formula="of:=[.D52]-[.C52]" office:value-type="float" office:value="116.366058753512" calcext:value-type="float">
            <text:p>116,3660587535</text:p>
          </table:table-cell>
          <table:table-cell table:formula="of:=[.D52]-[.D40]" office:value-type="float" office:value="99.25" calcext:value-type="float">
            <text:p>99,2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3" calcext:value-type="float">
            <text:p>203</text:p>
          </table:table-cell>
          <table:table-cell table:formula="of:=COM.MICROSOFT.STDEV.S([.B42:.B53])" office:value-type="float" office:value="42.0024349943494" calcext:value-type="float">
            <text:p>42,0024349943</text:p>
          </table:table-cell>
          <table:table-cell table:formula="of:=AVERAGE([.B42:.B53])" office:value-type="float" office:value="169.75" calcext:value-type="float">
            <text:p>169,75</text:p>
          </table:table-cell>
          <table:table-cell table:formula="of:=[.D53]-[.C53]" office:value-type="float" office:value="127.747565005651" calcext:value-type="float">
            <text:p>127,7475650057</text:p>
          </table:table-cell>
          <table:table-cell table:formula="of:=[.D53]-[.D41]" office:value-type="float" office:value="102.833333333333" calcext:value-type="float">
            <text:p>102,8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75" calcext:value-type="float">
            <text:p>175</text:p>
          </table:table-cell>
          <table:table-cell table:formula="of:=COM.MICROSOFT.STDEV.S([.B43:.B54])" office:value-type="float" office:value="40.5562646956128" calcext:value-type="float">
            <text:p>40,5562646956</text:p>
          </table:table-cell>
          <table:table-cell table:formula="of:=AVERAGE([.B43:.B54])" office:value-type="float" office:value="173.083333333333" calcext:value-type="float">
            <text:p>173,0833333333</text:p>
          </table:table-cell>
          <table:table-cell table:formula="of:=[.D54]-[.C54]" office:value-type="float" office:value="132.527068637721" calcext:value-type="float">
            <text:p>132,5270686377</text:p>
          </table:table-cell>
          <table:table-cell table:formula="of:=[.D54]-[.D42]" office:value-type="float" office:value="98.4166666666667" calcext:value-type="float">
            <text:p>98,41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4" calcext:value-type="float">
            <text:p>164</text:p>
          </table:table-cell>
          <table:table-cell table:formula="of:=COM.MICROSOFT.STDEV.S([.B44:.B55])" office:value-type="float" office:value="37.1682293461401" calcext:value-type="float">
            <text:p>37,1682293461</text:p>
          </table:table-cell>
          <table:table-cell table:formula="of:=AVERAGE([.B44:.B55])" office:value-type="float" office:value="176.75" calcext:value-type="float">
            <text:p>176,75</text:p>
          </table:table-cell>
          <table:table-cell table:formula="of:=[.D55]-[.C55]" office:value-type="float" office:value="139.58177065386" calcext:value-type="float">
            <text:p>139,5817706539</text:p>
          </table:table-cell>
          <table:table-cell table:formula="of:=[.D55]-[.D43]" office:value-type="float" office:value="95.9166666666667" calcext:value-type="float">
            <text:p>95,91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8" calcext:value-type="float">
            <text:p>128</text:p>
          </table:table-cell>
          <table:table-cell table:formula="of:=COM.MICROSOFT.STDEV.S([.B45:.B56])" office:value-type="float" office:value="35.3497674759829" calcext:value-type="float">
            <text:p>35,349767476</text:p>
          </table:table-cell>
          <table:table-cell table:formula="of:=AVERAGE([.B45:.B56])" office:value-type="float" office:value="177.833333333333" calcext:value-type="float">
            <text:p>177,8333333333</text:p>
          </table:table-cell>
          <table:table-cell table:formula="of:=[.D56]-[.C56]" office:value-type="float" office:value="142.48356585735" calcext:value-type="float">
            <text:p>142,4835658574</text:p>
          </table:table-cell>
          <table:table-cell table:formula="of:=[.D56]-[.D44]" office:value-type="float" office:value="90.75" calcext:value-type="float">
            <text:p>90,7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37" calcext:value-type="float">
            <text:p>137</text:p>
          </table:table-cell>
          <table:table-cell table:formula="of:=COM.MICROSOFT.STDEV.S([.B46:.B57])" office:value-type="float" office:value="34.5370902952262" calcext:value-type="float">
            <text:p>34,5370902952</text:p>
          </table:table-cell>
          <table:table-cell table:formula="of:=AVERAGE([.B46:.B57])" office:value-type="float" office:value="178.416666666667" calcext:value-type="float">
            <text:p>178,4166666667</text:p>
          </table:table-cell>
          <table:table-cell table:formula="of:=[.D57]-[.C57]" office:value-type="float" office:value="143.87957637144" calcext:value-type="float">
            <text:p>143,8795763714</text:p>
          </table:table-cell>
          <table:table-cell table:formula="of:=[.D57]-[.D45]" office:value-type="float" office:value="86.0833333333333" calcext:value-type="float">
            <text:p>86,083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6" calcext:value-type="float">
            <text:p>146</text:p>
          </table:table-cell>
          <table:table-cell table:formula="of:=COM.MICROSOFT.STDEV.S([.B47:.B58])" office:value-type="float" office:value="34.9946965678914" calcext:value-type="float">
            <text:p>34,9946965679</text:p>
          </table:table-cell>
          <table:table-cell table:formula="of:=AVERAGE([.B47:.B58])" office:value-type="float" office:value="177.916666666667" calcext:value-type="float">
            <text:p>177,9166666667</text:p>
          </table:table-cell>
          <table:table-cell table:formula="of:=[.D58]-[.C58]" office:value-type="float" office:value="142.921970098775" calcext:value-type="float">
            <text:p>142,9219700988</text:p>
          </table:table-cell>
          <table:table-cell table:formula="of:=[.D58]-[.D46]" office:value-type="float" office:value="75.9166666666667" calcext:value-type="float">
            <text:p>75,91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46" calcext:value-type="float">
            <text:p>146</text:p>
          </table:table-cell>
          <table:table-cell table:formula="of:=COM.MICROSOFT.STDEV.S([.B48:.B59])" office:value-type="float" office:value="34.7323096458231" calcext:value-type="float">
            <text:p>34,7323096458</text:p>
          </table:table-cell>
          <table:table-cell table:formula="of:=AVERAGE([.B48:.B59])" office:value-type="float" office:value="178.166666666667" calcext:value-type="float">
            <text:p>178,1666666667</text:p>
          </table:table-cell>
          <table:table-cell table:formula="of:=[.D59]-[.C59]" office:value-type="float" office:value="143.434357020844" calcext:value-type="float">
            <text:p>143,4343570208</text:p>
          </table:table-cell>
          <table:table-cell table:formula="of:=[.D59]-[.D47]" office:value-type="float" office:value="68.5833333333333" calcext:value-type="float">
            <text:p>68,58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8" calcext:value-type="float">
            <text:p>178</text:p>
          </table:table-cell>
          <table:table-cell table:formula="of:=COM.MICROSOFT.STDEV.S([.B49:.B60])" office:value-type="float" office:value="34.2250794097846" calcext:value-type="float">
            <text:p>34,2250794098</text:p>
          </table:table-cell>
          <table:table-cell table:formula="of:=AVERAGE([.B49:.B60])" office:value-type="float" office:value="176.583333333333" calcext:value-type="float">
            <text:p>176,5833333333</text:p>
          </table:table-cell>
          <table:table-cell table:formula="of:=[.D60]-[.C60]" office:value-type="float" office:value="142.358253923549" calcext:value-type="float">
            <text:p>142,3582539235</text:p>
          </table:table-cell>
          <table:table-cell table:formula="of:=[.D60]-[.D48]" office:value-type="float" office:value="56.1666666666667" calcext:value-type="float">
            <text:p>56,16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0" calcext:value-type="float">
            <text:p>150</text:p>
          </table:table-cell>
          <table:table-cell table:formula="of:=COM.MICROSOFT.STDEV.S([.B50:.B61])" office:value-type="float" office:value="35.0777275446539" calcext:value-type="float">
            <text:p>35,0777275447</text:p>
          </table:table-cell>
          <table:table-cell table:formula="of:=AVERAGE([.B50:.B61])" office:value-type="float" office:value="174.416666666667" calcext:value-type="float">
            <text:p>174,4166666667</text:p>
          </table:table-cell>
          <table:table-cell table:formula="of:=[.D61]-[.C61]" office:value-type="float" office:value="139.338939122013" calcext:value-type="float">
            <text:p>139,338939122</text:p>
          </table:table-cell>
          <table:table-cell table:formula="of:=[.D61]-[.D49]" office:value-type="float" office:value="46.75" calcext:value-type="float">
            <text:p>46,7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6" calcext:value-type="float">
            <text:p>156</text:p>
          </table:table-cell>
          <table:table-cell table:formula="of:=COM.MICROSOFT.STDEV.S([.B51:.B62])" office:value-type="float" office:value="32.4116514777503" calcext:value-type="float">
            <text:p>32,4116514778</text:p>
          </table:table-cell>
          <table:table-cell table:formula="of:=AVERAGE([.B51:.B62])" office:value-type="float" office:value="169.166666666667" calcext:value-type="float">
            <text:p>169,1666666667</text:p>
          </table:table-cell>
          <table:table-cell table:formula="of:=[.D62]-[.C62]" office:value-type="float" office:value="136.755015188916" calcext:value-type="float">
            <text:p>136,7550151889</text:p>
          </table:table-cell>
          <table:table-cell table:formula="of:=[.D62]-[.D50]" office:value-type="float" office:value="29.9166666666667" calcext:value-type="float">
            <text:p>29,91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9" calcext:value-type="float">
            <text:p>179</text:p>
          </table:table-cell>
          <table:table-cell table:formula="of:=COM.MICROSOFT.STDEV.S([.B52:.B63])" office:value-type="float" office:value="28.4896312876999" calcext:value-type="float">
            <text:p>28,4896312877</text:p>
          </table:table-cell>
          <table:table-cell table:formula="of:=AVERAGE([.B52:.B63])" office:value-type="float" office:value="165.75" calcext:value-type="float">
            <text:p>165,75</text:p>
          </table:table-cell>
          <table:table-cell table:formula="of:=[.D63]-[.C63]" office:value-type="float" office:value="137.2603687123" calcext:value-type="float">
            <text:p>137,2603687123</text:p>
          </table:table-cell>
          <table:table-cell table:formula="of:=[.D63]-[.D51]" office:value-type="float" office:value="14.5833333333333" calcext:value-type="float">
            <text:p>14,58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6" calcext:value-type="float">
            <text:p>176</text:p>
          </table:table-cell>
          <table:table-cell table:formula="of:=COM.MICROSOFT.STDEV.S([.B53:.B64])" office:value-type="float" office:value="21.4582046186195" calcext:value-type="float">
            <text:p>21,4582046186</text:p>
          </table:table-cell>
          <table:table-cell table:formula="of:=AVERAGE([.B53:.B64])" office:value-type="float" office:value="161.5" calcext:value-type="float">
            <text:p>161,5</text:p>
          </table:table-cell>
          <table:table-cell table:formula="of:=[.D64]-[.C64]" office:value-type="float" office:value="140.04179538138" calcext:value-type="float">
            <text:p>140,0417953814</text:p>
          </table:table-cell>
          <table:table-cell table:formula="of:=[.D64]-[.D52]" office:value-type="float" office:value="0.25" calcext:value-type="float">
            <text:p>0,25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6" calcext:value-type="float">
            <text:p>156</text:p>
          </table:table-cell>
          <table:table-cell table:formula="of:=COM.MICROSOFT.STDEV.S([.B54:.B65])" office:value-type="float" office:value="17.0264945056672" calcext:value-type="float">
            <text:p>17,0264945057</text:p>
          </table:table-cell>
          <table:table-cell table:formula="of:=AVERAGE([.B54:.B65])" office:value-type="float" office:value="157.583333333333" calcext:value-type="float">
            <text:p>157,5833333333</text:p>
          </table:table-cell>
          <table:table-cell table:formula="of:=[.D65]-[.C65]" office:value-type="float" office:value="140.556838827666" calcext:value-type="float">
            <text:p>140,5568388277</text:p>
          </table:table-cell>
          <table:table-cell table:formula="of:=[.D65]-[.D53]" office:value-type="float" office:value="-12.1666666666667" calcext:value-type="float">
            <text:p>-12,1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3" calcext:value-type="float">
            <text:p>153</text:p>
          </table:table-cell>
          <table:table-cell table:formula="of:=COM.MICROSOFT.STDEV.S([.B55:.B66])" office:value-type="float" office:value="16.1421244518242" calcext:value-type="float">
            <text:p>16,1421244518</text:p>
          </table:table-cell>
          <table:table-cell table:formula="of:=AVERAGE([.B55:.B66])" office:value-type="float" office:value="155.75" calcext:value-type="float">
            <text:p>155,75</text:p>
          </table:table-cell>
          <table:table-cell table:formula="of:=[.D66]-[.C66]" office:value-type="float" office:value="139.607875548176" calcext:value-type="float">
            <text:p>139,6078755482</text:p>
          </table:table-cell>
          <table:table-cell table:formula="of:=[.D66]-[.D54]" office:value-type="float" office:value="-17.3333333333333" calcext:value-type="float">
            <text:p>-17,3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1" calcext:value-type="float">
            <text:p>131</text:p>
          </table:table-cell>
          <table:table-cell table:formula="of:=COM.MICROSOFT.STDEV.S([.B56:.B67])" office:value-type="float" office:value="17.3729151790418" calcext:value-type="float">
            <text:p>17,372915179</text:p>
          </table:table-cell>
          <table:table-cell table:formula="of:=AVERAGE([.B56:.B67])" office:value-type="float" office:value="153" calcext:value-type="float">
            <text:p>153</text:p>
          </table:table-cell>
          <table:table-cell table:formula="of:=[.D67]-[.C67]" office:value-type="float" office:value="135.627084820958" calcext:value-type="float">
            <text:p>135,627084821</text:p>
          </table:table-cell>
          <table:table-cell table:formula="of:=[.D67]-[.D55]" office:value-type="float" office:value="-23.75" calcext:value-type="float">
            <text:p>-23,75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4" calcext:value-type="float">
            <text:p>144</text:p>
          </table:table-cell>
          <table:table-cell table:formula="of:=COM.MICROSOFT.STDEV.S([.B57:.B68])" office:value-type="float" office:value="15.8247983375537" calcext:value-type="float">
            <text:p>15,8247983376</text:p>
          </table:table-cell>
          <table:table-cell table:formula="of:=AVERAGE([.B57:.B68])" office:value-type="float" office:value="154.333333333333" calcext:value-type="float">
            <text:p>154,3333333333</text:p>
          </table:table-cell>
          <table:table-cell table:formula="of:=[.D68]-[.C68]" office:value-type="float" office:value="138.50853499578" calcext:value-type="float">
            <text:p>138,5085349958</text:p>
          </table:table-cell>
          <table:table-cell table:formula="of:=[.D68]-[.D56]" office:value-type="float" office:value="-23.5" calcext:value-type="float">
            <text:p>-23,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48" calcext:value-type="float">
            <text:p>148</text:p>
          </table:table-cell>
          <table:table-cell table:formula="of:=COM.MICROSOFT.STDEV.S([.B58:.B69])" office:value-type="float" office:value="15.0280041619275" calcext:value-type="float">
            <text:p>15,0280041619</text:p>
          </table:table-cell>
          <table:table-cell table:formula="of:=AVERAGE([.B58:.B69])" office:value-type="float" office:value="155.25" calcext:value-type="float">
            <text:p>155,25</text:p>
          </table:table-cell>
          <table:table-cell table:formula="of:=[.D69]-[.C69]" office:value-type="float" office:value="140.221995838073" calcext:value-type="float">
            <text:p>140,2219958381</text:p>
          </table:table-cell>
          <table:table-cell table:formula="of:=[.D69]-[.D57]" office:value-type="float" office:value="-23.1666666666667" calcext:value-type="float">
            <text:p>-23,1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0" calcext:value-type="float">
            <text:p>180</text:p>
          </table:table-cell>
          <table:table-cell table:formula="of:=COM.MICROSOFT.STDEV.S([.B59:.B70])" office:value-type="float" office:value="16.2785879068924" calcext:value-type="float">
            <text:p>16,2785879069</text:p>
          </table:table-cell>
          <table:table-cell table:formula="of:=AVERAGE([.B59:.B70])" office:value-type="float" office:value="158.083333333333" calcext:value-type="float">
            <text:p>158,0833333333</text:p>
          </table:table-cell>
          <table:table-cell table:formula="of:=[.D70]-[.C70]" office:value-type="float" office:value="141.804745426441" calcext:value-type="float">
            <text:p>141,8047454264</text:p>
          </table:table-cell>
          <table:table-cell table:formula="of:=[.D70]-[.D58]" office:value-type="float" office:value="-19.8333333333333" calcext:value-type="float">
            <text:p>-19,83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3" calcext:value-type="float">
            <text:p>193</text:p>
          </table:table-cell>
          <table:table-cell table:formula="of:=COM.MICROSOFT.STDEV.S([.B60:.B71])" office:value-type="float" office:value="18.5961872925119" calcext:value-type="float">
            <text:p>18,5961872925</text:p>
          </table:table-cell>
          <table:table-cell table:formula="of:=AVERAGE([.B60:.B71])" office:value-type="float" office:value="162" calcext:value-type="float">
            <text:p>162</text:p>
          </table:table-cell>
          <table:table-cell table:formula="of:=[.D71]-[.C71]" office:value-type="float" office:value="143.403812707488" calcext:value-type="float">
            <text:p>143,4038127075</text:p>
          </table:table-cell>
          <table:table-cell table:formula="of:=[.D71]-[.D59]" office:value-type="float" office:value="-16.1666666666667" calcext:value-type="float">
            <text:p>-16,1666666667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1" calcext:value-type="float">
            <text:p>181</text:p>
          </table:table-cell>
          <table:table-cell table:formula="of:=COM.MICROSOFT.STDEV.S([.B61:.B72])" office:value-type="float" office:value="18.8492826002863" calcext:value-type="float">
            <text:p>18,8492826003</text:p>
          </table:table-cell>
          <table:table-cell table:formula="of:=AVERAGE([.B61:.B72])" office:value-type="float" office:value="162.25" calcext:value-type="float">
            <text:p>162,25</text:p>
          </table:table-cell>
          <table:table-cell table:formula="of:=[.D72]-[.C72]" office:value-type="float" office:value="143.400717399714" calcext:value-type="float">
            <text:p>143,4007173997</text:p>
          </table:table-cell>
          <table:table-cell table:formula="of:=[.D72]-[.D60]" office:value-type="float" office:value="-14.3333333333333" calcext:value-type="float">
            <text:p>-14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4" calcext:value-type="float">
            <text:p>164</text:p>
          </table:table-cell>
          <table:table-cell table:formula="of:=COM.MICROSOFT.STDEV.S([.B62:.B73])" office:value-type="float" office:value="18.4512051014824" calcext:value-type="float">
            <text:p>18,4512051015</text:p>
          </table:table-cell>
          <table:table-cell table:formula="of:=AVERAGE([.B62:.B73])" office:value-type="float" office:value="163.416666666667" calcext:value-type="float">
            <text:p>163,4166666667</text:p>
          </table:table-cell>
          <table:table-cell table:formula="of:=[.D73]-[.C73]" office:value-type="float" office:value="144.965461565184" calcext:value-type="float">
            <text:p>144,9654615652</text:p>
          </table:table-cell>
          <table:table-cell table:formula="of:=[.D73]-[.D61]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6" calcext:value-type="float">
            <text:p>206</text:p>
          </table:table-cell>
          <table:table-cell table:formula="of:=COM.MICROSOFT.STDEV.S([.B63:.B74])" office:value-type="float" office:value="21.9398281808692" calcext:value-type="float">
            <text:p>21,9398281809</text:p>
          </table:table-cell>
          <table:table-cell table:formula="of:=AVERAGE([.B63:.B74])" office:value-type="float" office:value="167.583333333333" calcext:value-type="float">
            <text:p>167,5833333333</text:p>
          </table:table-cell>
          <table:table-cell table:formula="of:=[.D74]-[.C74]" office:value-type="float" office:value="145.643505152464" calcext:value-type="float">
            <text:p>145,6435051525</text:p>
          </table:table-cell>
          <table:table-cell table:formula="of:=[.D74]-[.D62]" office:value-type="float" office:value="-1.58333333333331" calcext:value-type="float">
            <text:p>-1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8" calcext:value-type="float">
            <text:p>158</text:p>
          </table:table-cell>
          <table:table-cell table:formula="of:=COM.MICROSOFT.STDEV.S([.B64:.B75])" office:value-type="float" office:value="21.7833686907042" calcext:value-type="float">
            <text:p>21,7833686907</text:p>
          </table:table-cell>
          <table:table-cell table:formula="of:=AVERAGE([.B64:.B75])" office:value-type="float" office:value="165.833333333333" calcext:value-type="float">
            <text:p>165,8333333333</text:p>
          </table:table-cell>
          <table:table-cell table:formula="of:=[.D75]-[.C75]" office:value-type="float" office:value="144.049964642629" calcext:value-type="float">
            <text:p>144,0499646426</text:p>
          </table:table-cell>
          <table:table-cell table:formula="of:=[.D75]-[.D63]" office:value-type="float" office:value="0.0833333333333428" calcext:value-type="float">
            <text:p>0,08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7" calcext:value-type="float">
            <text:p>217</text:p>
          </table:table-cell>
          <table:table-cell table:formula="of:=COM.MICROSOFT.STDEV.S([.B65:.B76])" office:value-type="float" office:value="26.2752043500401" calcext:value-type="float">
            <text:p>26,27520435</text:p>
          </table:table-cell>
          <table:table-cell table:formula="of:=AVERAGE([.B65:.B76])" office:value-type="float" office:value="169.25" calcext:value-type="float">
            <text:p>169,25</text:p>
          </table:table-cell>
          <table:table-cell table:formula="of:=[.D76]-[.C76]" office:value-type="float" office:value="142.97479564996" calcext:value-type="float">
            <text:p>142,97479565</text:p>
          </table:table-cell>
          <table:table-cell table:formula="of:=[.D76]-[.D64]" office:value-type="float" office:value="7.75" calcext:value-type="float">
            <text:p>7,7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0" calcext:value-type="float">
            <text:p>140</text:p>
          </table:table-cell>
          <table:table-cell table:formula="of:=COM.MICROSOFT.STDEV.S([.B66:.B77])" office:value-type="float" office:value="27.3909684296695" calcext:value-type="float">
            <text:p>27,3909684297</text:p>
          </table:table-cell>
          <table:table-cell table:formula="of:=AVERAGE([.B66:.B77])" office:value-type="float" office:value="167.916666666667" calcext:value-type="float">
            <text:p>167,9166666667</text:p>
          </table:table-cell>
          <table:table-cell table:formula="of:=[.D77]-[.C77]" office:value-type="float" office:value="140.525698236997" calcext:value-type="float">
            <text:p>140,525698237</text:p>
          </table:table-cell>
          <table:table-cell table:formula="of:=[.D77]-[.D65]" office:value-type="float" office:value="10.3333333333333" calcext:value-type="float">
            <text:p>10,3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75" calcext:value-type="float">
            <text:p>175</text:p>
          </table:table-cell>
          <table:table-cell table:formula="of:=COM.MICROSOFT.STDEV.S([.B67:.B78])" office:value-type="float" office:value="27.0357507419679" calcext:value-type="float">
            <text:p>27,035750742</text:p>
          </table:table-cell>
          <table:table-cell table:formula="of:=AVERAGE([.B67:.B78])" office:value-type="float" office:value="169.75" calcext:value-type="float">
            <text:p>169,75</text:p>
          </table:table-cell>
          <table:table-cell table:formula="of:=[.D78]-[.C78]" office:value-type="float" office:value="142.714249258032" calcext:value-type="float">
            <text:p>142,714249258</text:p>
          </table:table-cell>
          <table:table-cell table:formula="of:=[.D78]-[.D66]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47" calcext:value-type="float">
            <text:p>147</text:p>
          </table:table-cell>
          <table:table-cell table:formula="of:=COM.MICROSOFT.STDEV.S([.B68:.B79])" office:value-type="float" office:value="25.2890861596041" calcext:value-type="float">
            <text:p>25,2890861596</text:p>
          </table:table-cell>
          <table:table-cell table:formula="of:=AVERAGE([.B68:.B79])" office:value-type="float" office:value="171.083333333333" calcext:value-type="float">
            <text:p>171,0833333333</text:p>
          </table:table-cell>
          <table:table-cell table:formula="of:=[.D79]-[.C79]" office:value-type="float" office:value="145.794247173729" calcext:value-type="float">
            <text:p>145,7942471737</text:p>
          </table:table-cell>
          <table:table-cell table:formula="of:=[.D79]-[.D67]" office:value-type="float" office:value="18.0833333333333" calcext:value-type="float">
            <text:p>18,08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40" calcext:value-type="float">
            <text:p>140</text:p>
          </table:table-cell>
          <table:table-cell table:formula="of:=COM.MICROSOFT.STDEV.S([.B69:.B80])" office:value-type="float" office:value="25.7015210020376" calcext:value-type="float">
            <text:p>25,701521002</text:p>
          </table:table-cell>
          <table:table-cell table:formula="of:=AVERAGE([.B69:.B80])" office:value-type="float" office:value="170.75" calcext:value-type="float">
            <text:p>170,75</text:p>
          </table:table-cell>
          <table:table-cell table:formula="of:=[.D80]-[.C80]" office:value-type="float" office:value="145.048478997962" calcext:value-type="float">
            <text:p>145,048478998</text:p>
          </table:table-cell>
          <table:table-cell table:formula="of:=[.D80]-[.D68]" office:value-type="float" office:value="16.4166666666667" calcext:value-type="float">
            <text:p>16,41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5" calcext:value-type="float">
            <text:p>155</text:p>
          </table:table-cell>
          <table:table-cell table:formula="of:=COM.MICROSOFT.STDEV.S([.B70:.B81])" office:value-type="float" office:value="25.2130317434649" calcext:value-type="float">
            <text:p>25,2130317435</text:p>
          </table:table-cell>
          <table:table-cell table:formula="of:=AVERAGE([.B70:.B81])" office:value-type="float" office:value="171.333333333333" calcext:value-type="float">
            <text:p>171,3333333333</text:p>
          </table:table-cell>
          <table:table-cell table:formula="of:=[.D81]-[.C81]" office:value-type="float" office:value="146.120301589868" calcext:value-type="float">
            <text:p>146,1203015899</text:p>
          </table:table-cell>
          <table:table-cell table:formula="of:=[.D81]-[.D69]" office:value-type="float" office:value="16.0833333333333" calcext:value-type="float">
            <text:p>16,08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46" calcext:value-type="float">
            <text:p>146</text:p>
          </table:table-cell>
          <table:table-cell table:formula="of:=COM.MICROSOFT.STDEV.S([.B71:.B82])" office:value-type="float" office:value="26.0471600266621" calcext:value-type="float">
            <text:p>26,0471600267</text:p>
          </table:table-cell>
          <table:table-cell table:formula="of:=AVERAGE([.B71:.B82])" office:value-type="float" office:value="168.5" calcext:value-type="float">
            <text:p>168,5</text:p>
          </table:table-cell>
          <table:table-cell table:formula="of:=[.D82]-[.C82]" office:value-type="float" office:value="142.452839973338" calcext:value-type="float">
            <text:p>142,4528399733</text:p>
          </table:table-cell>
          <table:table-cell table:formula="of:=[.D82]-[.D70]" office:value-type="float" office:value="10.4166666666667" calcext:value-type="float">
            <text:p>10,41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3" calcext:value-type="float">
            <text:p>173</text:p>
          </table:table-cell>
          <table:table-cell table:formula="of:=COM.MICROSOFT.STDEV.S([.B72:.B83])" office:value-type="float" office:value="24.9538968839933" calcext:value-type="float">
            <text:p>24,953896884</text:p>
          </table:table-cell>
          <table:table-cell table:formula="of:=AVERAGE([.B72:.B83])" office:value-type="float" office:value="166.833333333333" calcext:value-type="float">
            <text:p>166,8333333333</text:p>
          </table:table-cell>
          <table:table-cell table:formula="of:=[.D83]-[.C83]" office:value-type="float" office:value="141.87943644934" calcext:value-type="float">
            <text:p>141,8794364493</text:p>
          </table:table-cell>
          <table:table-cell table:formula="of:=[.D83]-[.D71]" office:value-type="float" office:value="4.83333333333334" calcext:value-type="float">
            <text:p>4,8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99" calcext:value-type="float">
            <text:p>199</text:p>
          </table:table-cell>
          <table:table-cell table:formula="of:=COM.MICROSOFT.STDEV.S([.B73:.B84])" office:value-type="float" office:value="26.3829605249412" calcext:value-type="float">
            <text:p>26,3829605249</text:p>
          </table:table-cell>
          <table:table-cell table:formula="of:=AVERAGE([.B73:.B84])" office:value-type="float" office:value="168.333333333333" calcext:value-type="float">
            <text:p>168,3333333333</text:p>
          </table:table-cell>
          <table:table-cell table:formula="of:=[.D84]-[.C84]" office:value-type="float" office:value="141.950372808392" calcext:value-type="float">
            <text:p>141,9503728084</text:p>
          </table:table-cell>
          <table:table-cell table:formula="of:=[.D84]-[.D72]" office:value-type="float" office:value="6.08333333333334" calcext:value-type="float">
            <text:p>6,0833333333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8" calcext:value-type="float">
            <text:p>138</text:p>
          </table:table-cell>
          <table:table-cell table:formula="of:=COM.MICROSOFT.STDEV.S([.B74:.B85])" office:value-type="float" office:value="27.8006976149662" calcext:value-type="float">
            <text:p>27,800697615</text:p>
          </table:table-cell>
          <table:table-cell table:formula="of:=AVERAGE([.B74:.B85])" office:value-type="float" office:value="166.166666666667" calcext:value-type="float">
            <text:p>166,1666666667</text:p>
          </table:table-cell>
          <table:table-cell table:formula="of:=[.D85]-[.C85]" office:value-type="float" office:value="138.3659690517" calcext:value-type="float">
            <text:p>138,3659690517</text:p>
          </table:table-cell>
          <table:table-cell table:formula="of:=[.D85]-[.D73]" office:value-type="float" office:value="2.75" calcext:value-type="float">
            <text:p>2,75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4" calcext:value-type="float">
            <text:p>174</text:p>
          </table:table-cell>
          <table:table-cell table:formula="of:=COM.MICROSOFT.STDEV.S([.B75:.B86])" office:value-type="float" office:value="25.0290740031377" calcext:value-type="float">
            <text:p>25,0290740031</text:p>
          </table:table-cell>
          <table:table-cell table:formula="of:=AVERAGE([.B75:.B86])" office:value-type="float" office:value="163.5" calcext:value-type="float">
            <text:p>163,5</text:p>
          </table:table-cell>
          <table:table-cell table:formula="of:=[.D86]-[.C86]" office:value-type="float" office:value="138.470925996862" calcext:value-type="float">
            <text:p>138,4709259969</text:p>
          </table:table-cell>
          <table:table-cell table:formula="of:=[.D86]-[.D74]" office:value-type="float" office:value="-4.08333333333334" calcext:value-type="float">
            <text:p>-4,0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5" calcext:value-type="float">
            <text:p>165</text:p>
          </table:table-cell>
          <table:table-cell table:formula="of:=COM.MICROSOFT.STDEV.S([.B76:.B87])" office:value-type="float" office:value="24.9707404533361" calcext:value-type="float">
            <text:p>24,9707404533</text:p>
          </table:table-cell>
          <table:table-cell table:formula="of:=AVERAGE([.B76:.B87])" office:value-type="float" office:value="164.083333333333" calcext:value-type="float">
            <text:p>164,0833333333</text:p>
          </table:table-cell>
          <table:table-cell table:formula="of:=[.D87]-[.C87]" office:value-type="float" office:value="139.112592879997" calcext:value-type="float">
            <text:p>139,11259288</text:p>
          </table:table-cell>
          <table:table-cell table:formula="of:=[.D87]-[.D75]" office:value-type="float" office:value="-1.75" calcext:value-type="float">
            <text:p>-1,75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3" calcext:value-type="float">
            <text:p>183</text:p>
          </table:table-cell>
          <table:table-cell table:formula="of:=COM.MICROSOFT.STDEV.S([.B77:.B88])" office:value-type="float" office:value="19.8179211826064" calcext:value-type="float">
            <text:p>19,8179211826</text:p>
          </table:table-cell>
          <table:table-cell table:formula="of:=AVERAGE([.B77:.B88])" office:value-type="float" office:value="161.25" calcext:value-type="float">
            <text:p>161,25</text:p>
          </table:table-cell>
          <table:table-cell table:formula="of:=[.D88]-[.C88]" office:value-type="float" office:value="141.432078817394" calcext:value-type="float">
            <text:p>141,4320788174</text:p>
          </table:table-cell>
          <table:table-cell table:formula="of:=[.D88]-[.D76]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87" calcext:value-type="float">
            <text:p>187</text:p>
          </table:table-cell>
          <table:table-cell table:formula="of:=COM.MICROSOFT.STDEV.S([.B78:.B89])" office:value-type="float" office:value="19.8807048225767" calcext:value-type="float">
            <text:p>19,8807048226</text:p>
          </table:table-cell>
          <table:table-cell table:formula="of:=AVERAGE([.B78:.B89])" office:value-type="float" office:value="165.166666666667" calcext:value-type="float">
            <text:p>165,1666666667</text:p>
          </table:table-cell>
          <table:table-cell table:formula="of:=[.D89]-[.C89]" office:value-type="float" office:value="145.28596184409" calcext:value-type="float">
            <text:p>145,2859618441</text:p>
          </table:table-cell>
          <table:table-cell table:formula="of:=[.D89]-[.D77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6" calcext:value-type="float">
            <text:p>166</text:p>
          </table:table-cell>
          <table:table-cell table:formula="of:=COM.MICROSOFT.STDEV.S([.B79:.B90])" office:value-type="float" office:value="19.6443761710958" calcext:value-type="float">
            <text:p>19,6443761711</text:p>
          </table:table-cell>
          <table:table-cell table:formula="of:=AVERAGE([.B79:.B90])" office:value-type="float" office:value="164.416666666667" calcext:value-type="float">
            <text:p>164,4166666667</text:p>
          </table:table-cell>
          <table:table-cell table:formula="of:=[.D90]-[.C90]" office:value-type="float" office:value="144.772290495571" calcext:value-type="float">
            <text:p>144,7722904956</text:p>
          </table:table-cell>
          <table:table-cell table:formula="of:=[.D90]-[.D78]" office:value-type="float" office:value="-5.33333333333334" calcext:value-type="float">
            <text:p>-5,3333333333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7" calcext:value-type="float">
            <text:p>117</text:p>
          </table:table-cell>
          <table:table-cell table:formula="of:=COM.MICROSOFT.STDEV.S([.B80:.B91])" office:value-type="float" office:value="23.5775638086617" calcext:value-type="float">
            <text:p>23,5775638087</text:p>
          </table:table-cell>
          <table:table-cell table:formula="of:=AVERAGE([.B80:.B91])" office:value-type="float" office:value="161.916666666667" calcext:value-type="float">
            <text:p>161,9166666667</text:p>
          </table:table-cell>
          <table:table-cell table:formula="of:=[.D91]-[.C91]" office:value-type="float" office:value="138.339102858005" calcext:value-type="float">
            <text:p>138,339102858</text:p>
          </table:table-cell>
          <table:table-cell table:formula="of:=[.D91]-[.D79]" office:value-type="float" office:value="-9.16666666666669" calcext:value-type="float">
            <text:p>-9,1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17" calcext:value-type="float">
            <text:p>117</text:p>
          </table:table-cell>
          <table:table-cell table:formula="of:=COM.MICROSOFT.STDEV.S([.B81:.B92])" office:value-type="float" office:value="26.2989802775006" calcext:value-type="float">
            <text:p>26,2989802775</text:p>
          </table:table-cell>
          <table:table-cell table:formula="of:=AVERAGE([.B81:.B92])" office:value-type="float" office:value="160" calcext:value-type="float">
            <text:p>160</text:p>
          </table:table-cell>
          <table:table-cell table:formula="of:=[.D92]-[.C92]" office:value-type="float" office:value="133.701019722499" calcext:value-type="float">
            <text:p>133,7010197225</text:p>
          </table:table-cell>
          <table:table-cell table:formula="of:=[.D92]-[.D80]" office:value-type="float" office:value="-10.75" calcext:value-type="float">
            <text:p>-10,7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2" calcext:value-type="float">
            <text:p>122</text:p>
          </table:table-cell>
          <table:table-cell table:formula="of:=COM.MICROSOFT.STDEV.S([.B82:.B93])" office:value-type="float" office:value="28.502392244097" calcext:value-type="float">
            <text:p>28,5023922441</text:p>
          </table:table-cell>
          <table:table-cell table:formula="of:=AVERAGE([.B82:.B93])" office:value-type="float" office:value="157.25" calcext:value-type="float">
            <text:p>157,25</text:p>
          </table:table-cell>
          <table:table-cell table:formula="of:=[.D93]-[.C93]" office:value-type="float" office:value="128.747607755903" calcext:value-type="float">
            <text:p>128,7476077559</text:p>
          </table:table-cell>
          <table:table-cell table:formula="of:=[.D93]-[.D81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2" calcext:value-type="float">
            <text:p>112</text:p>
          </table:table-cell>
          <table:table-cell table:formula="of:=COM.MICROSOFT.STDEV.S([.B83:.B94])" office:value-type="float" office:value="31.2772305601879" calcext:value-type="float">
            <text:p>31,2772305602</text:p>
          </table:table-cell>
          <table:table-cell table:formula="of:=AVERAGE([.B83:.B94])" office:value-type="float" office:value="154.416666666667" calcext:value-type="float">
            <text:p>154,4166666667</text:p>
          </table:table-cell>
          <table:table-cell table:formula="of:=[.D94]-[.C94]" office:value-type="float" office:value="123.139436106479" calcext:value-type="float">
            <text:p>123,1394361065</text:p>
          </table:table-cell>
          <table:table-cell table:formula="of:=[.D94]-[.D82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7" calcext:value-type="float">
            <text:p>147</text:p>
          </table:table-cell>
          <table:table-cell table:formula="of:=COM.MICROSOFT.STDEV.S([.B84:.B95])" office:value-type="float" office:value="30.7693028845309" calcext:value-type="float">
            <text:p>30,7693028845</text:p>
          </table:table-cell>
          <table:table-cell table:formula="of:=AVERAGE([.B84:.B95])" office:value-type="float" office:value="152.25" calcext:value-type="float">
            <text:p>152,25</text:p>
          </table:table-cell>
          <table:table-cell table:formula="of:=[.D95]-[.C95]" office:value-type="float" office:value="121.480697115469" calcext:value-type="float">
            <text:p>121,4806971155</text:p>
          </table:table-cell>
          <table:table-cell table:formula="of:=[.D95]-[.D83]" office:value-type="float" office:value="-14.5833333333333" calcext:value-type="float">
            <text:p>-14,58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4" calcext:value-type="float">
            <text:p>144</text:p>
          </table:table-cell>
          <table:table-cell table:formula="of:=COM.MICROSOFT.STDEV.S([.B85:.B96])" office:value-type="float" office:value="27.0431753559624" calcext:value-type="float">
            <text:p>27,043175356</text:p>
          </table:table-cell>
          <table:table-cell table:formula="of:=AVERAGE([.B85:.B96])" office:value-type="float" office:value="147.666666666667" calcext:value-type="float">
            <text:p>147,6666666667</text:p>
          </table:table-cell>
          <table:table-cell table:formula="of:=[.D96]-[.C96]" office:value-type="float" office:value="120.623491310704" calcext:value-type="float">
            <text:p>120,6234913107</text:p>
          </table:table-cell>
          <table:table-cell table:formula="of:=[.D96]-[.D84]" office:value-type="float" office:value="-20.6666666666667" calcext:value-type="float">
            <text:p>-20,6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6" calcext:value-type="float">
            <text:p>116</text:p>
          </table:table-cell>
          <table:table-cell table:formula="of:=COM.MICROSOFT.STDEV.S([.B86:.B97])" office:value-type="float" office:value="28.4663544089041" calcext:value-type="float">
            <text:p>28,4663544089</text:p>
          </table:table-cell>
          <table:table-cell table:formula="of:=AVERAGE([.B86:.B97])" office:value-type="float" office:value="145.833333333333" calcext:value-type="float">
            <text:p>145,8333333333</text:p>
          </table:table-cell>
          <table:table-cell table:formula="of:=[.D97]-[.C97]" office:value-type="float" office:value="117.366978924429" calcext:value-type="float">
            <text:p>117,3669789244</text:p>
          </table:table-cell>
          <table:table-cell table:formula="of:=[.D97]-[.D85]" office:value-type="float" office:value="-20.3333333333333" calcext:value-type="float">
            <text:p>-20,3333333333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49" calcext:value-type="float">
            <text:p>149</text:p>
          </table:table-cell>
          <table:table-cell table:formula="of:=COM.MICROSOFT.STDEV.S([.B87:.B98])" office:value-type="float" office:value="27.0995639012211" calcext:value-type="float">
            <text:p>27,0995639012</text:p>
          </table:table-cell>
          <table:table-cell table:formula="of:=AVERAGE([.B87:.B98])" office:value-type="float" office:value="143.75" calcext:value-type="float">
            <text:p>143,75</text:p>
          </table:table-cell>
          <table:table-cell table:formula="of:=[.D98]-[.C98]" office:value-type="float" office:value="116.650436098779" calcext:value-type="float">
            <text:p>116,6504360988</text:p>
          </table:table-cell>
          <table:table-cell table:formula="of:=[.D98]-[.D86]" office:value-type="float" office:value="-19.75" calcext:value-type="float">
            <text:p>-19,7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41" calcext:value-type="float">
            <text:p>141</text:p>
          </table:table-cell>
          <table:table-cell table:formula="of:=COM.MICROSOFT.STDEV.S([.B88:.B99])" office:value-type="float" office:value="26.2613611777663" calcext:value-type="float">
            <text:p>26,2613611778</text:p>
          </table:table-cell>
          <table:table-cell table:formula="of:=AVERAGE([.B88:.B99])" office:value-type="float" office:value="141.75" calcext:value-type="float">
            <text:p>141,75</text:p>
          </table:table-cell>
          <table:table-cell table:formula="of:=[.D99]-[.C99]" office:value-type="float" office:value="115.488638822234" calcext:value-type="float">
            <text:p>115,4886388222</text:p>
          </table:table-cell>
          <table:table-cell table:formula="of:=[.D99]-[.D87]" office:value-type="float" office:value="-22.3333333333333" calcext:value-type="float">
            <text:p>-22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3" calcext:value-type="float">
            <text:p>153</text:p>
          </table:table-cell>
          <table:table-cell table:formula="of:=COM.MICROSOFT.STDEV.S([.B89:.B100])" office:value-type="float" office:value="23.2305637234461" calcext:value-type="float">
            <text:p>23,2305637234</text:p>
          </table:table-cell>
          <table:table-cell table:formula="of:=AVERAGE([.B89:.B100])" office:value-type="float" office:value="139.25" calcext:value-type="float">
            <text:p>139,25</text:p>
          </table:table-cell>
          <table:table-cell table:formula="of:=[.D100]-[.C100]" office:value-type="float" office:value="116.019436276554" calcext:value-type="float">
            <text:p>116,0194362766</text:p>
          </table:table-cell>
          <table:table-cell table:formula="of:=[.D100]-[.D88]" office:value-type="float" office:value="-22" calcext:value-type="float">
            <text:p>-22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48" calcext:value-type="float">
            <text:p>148</text:p>
          </table:table-cell>
          <table:table-cell table:formula="of:=COM.MICROSOFT.STDEV.S([.B90:.B101])" office:value-type="float" office:value="18.1057499656375" calcext:value-type="float">
            <text:p>18,1057499656</text:p>
          </table:table-cell>
          <table:table-cell table:formula="of:=AVERAGE([.B90:.B101])" office:value-type="float" office:value="136" calcext:value-type="float">
            <text:p>136</text:p>
          </table:table-cell>
          <table:table-cell table:formula="of:=[.D101]-[.C101]" office:value-type="float" office:value="117.894250034363" calcext:value-type="float">
            <text:p>117,8942500344</text:p>
          </table:table-cell>
          <table:table-cell table:formula="of:=[.D101]-[.D89]" office:value-type="float" office:value="-29.1666666666667" calcext:value-type="float">
            <text:p>-29,16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4" calcext:value-type="float">
            <text:p>154</text:p>
          </table:table-cell>
          <table:table-cell table:formula="of:=COM.MICROSOFT.STDEV.S([.B91:.B102])" office:value-type="float" office:value="16.5639257533846" calcext:value-type="float">
            <text:p>16,5639257534</text:p>
          </table:table-cell>
          <table:table-cell table:formula="of:=AVERAGE([.B91:.B102])" office:value-type="float" office:value="135" calcext:value-type="float">
            <text:p>135</text:p>
          </table:table-cell>
          <table:table-cell table:formula="of:=[.D102]-[.C102]" office:value-type="float" office:value="118.436074246615" calcext:value-type="float">
            <text:p>118,4360742466</text:p>
          </table:table-cell>
          <table:table-cell table:formula="of:=[.D102]-[.D90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6" calcext:value-type="float">
            <text:p>116</text:p>
          </table:table-cell>
          <table:table-cell table:formula="of:=COM.MICROSOFT.STDEV.S([.B92:.B103])" office:value-type="float" office:value="16.6649241513335" calcext:value-type="float">
            <text:p>16,6649241513</text:p>
          </table:table-cell>
          <table:table-cell table:formula="of:=AVERAGE([.B92:.B103])" office:value-type="float" office:value="134.916666666667" calcext:value-type="float">
            <text:p>134,9166666667</text:p>
          </table:table-cell>
          <table:table-cell table:formula="of:=[.D103]-[.C103]" office:value-type="float" office:value="118.251742515333" calcext:value-type="float">
            <text:p>118,2517425153</text:p>
          </table:table-cell>
          <table:table-cell table:formula="of:=[.D103]-[.D91]" office:value-type="float" office:value="-27" calcext:value-type="float">
            <text:p>-2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" calcext:value-type="float">
            <text:p>100</text:p>
          </table:table-cell>
          <table:table-cell table:formula="of:=COM.MICROSOFT.STDEV.S([.B93:.B104])" office:value-type="float" office:value="18.899254434549" calcext:value-type="float">
            <text:p>18,8992544345</text:p>
          </table:table-cell>
          <table:table-cell table:formula="of:=AVERAGE([.B93:.B104])" office:value-type="float" office:value="133.5" calcext:value-type="float">
            <text:p>133,5</text:p>
          </table:table-cell>
          <table:table-cell table:formula="of:=[.D104]-[.C104]" office:value-type="float" office:value="114.600745565451" calcext:value-type="float">
            <text:p>114,6007455655</text:p>
          </table:table-cell>
          <table:table-cell table:formula="of:=[.D104]-[.D92]" office:value-type="float" office:value="-26.5" calcext:value-type="float">
            <text:p>-26,5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4" calcext:value-type="float">
            <text:p>124</text:p>
          </table:table-cell>
          <table:table-cell table:formula="of:=COM.MICROSOFT.STDEV.S([.B94:.B105])" office:value-type="float" office:value="18.7971629064956" calcext:value-type="float">
            <text:p>18,7971629065</text:p>
          </table:table-cell>
          <table:table-cell table:formula="of:=AVERAGE([.B94:.B105])" office:value-type="float" office:value="133.666666666667" calcext:value-type="float">
            <text:p>133,6666666667</text:p>
          </table:table-cell>
          <table:table-cell table:formula="of:=[.D105]-[.C105]" office:value-type="float" office:value="114.869503760171" calcext:value-type="float">
            <text:p>114,8695037602</text:p>
          </table:table-cell>
          <table:table-cell table:formula="of:=[.D105]-[.D93]" office:value-type="float" office:value="-23.5833333333333" calcext:value-type="float">
            <text:p>-23,58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3" calcext:value-type="float">
            <text:p>103</text:p>
          </table:table-cell>
          <table:table-cell table:formula="of:=COM.MICROSOFT.STDEV.S([.B95:.B106])" office:value-type="float" office:value="19.8881341203211" calcext:value-type="float">
            <text:p>19,8881341203</text:p>
          </table:table-cell>
          <table:table-cell table:formula="of:=AVERAGE([.B95:.B106])" office:value-type="float" office:value="132.916666666667" calcext:value-type="float">
            <text:p>132,9166666667</text:p>
          </table:table-cell>
          <table:table-cell table:formula="of:=[.D106]-[.C106]" office:value-type="float" office:value="113.028532546346" calcext:value-type="float">
            <text:p>113,0285325463</text:p>
          </table:table-cell>
          <table:table-cell table:formula="of:=[.D106]-[.D94]" office:value-type="float" office:value="-21.5" calcext:value-type="float">
            <text:p>-21,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4" calcext:value-type="float">
            <text:p>124</text:p>
          </table:table-cell>
          <table:table-cell table:formula="of:=COM.MICROSOFT.STDEV.S([.B96:.B107])" office:value-type="float" office:value="19.5122339245734" calcext:value-type="float">
            <text:p>19,5122339246</text:p>
          </table:table-cell>
          <table:table-cell table:formula="of:=AVERAGE([.B96:.B107])" office:value-type="float" office:value="131" calcext:value-type="float">
            <text:p>131</text:p>
          </table:table-cell>
          <table:table-cell table:formula="of:=[.D107]-[.C107]" office:value-type="float" office:value="111.487766075427" calcext:value-type="float">
            <text:p>111,4877660754</text:p>
          </table:table-cell>
          <table:table-cell table:formula="of:=[.D107]-[.D95]" office:value-type="float" office:value="-21.25" calcext:value-type="float">
            <text:p>-21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97:.B108])" office:value-type="float" office:value="19.8362615612739" calcext:value-type="float">
            <text:p>19,8362615613</text:p>
          </table:table-cell>
          <table:table-cell table:formula="of:=AVERAGE([.B97:.B108])" office:value-type="float" office:value="128.25" calcext:value-type="float">
            <text:p>128,25</text:p>
          </table:table-cell>
          <table:table-cell table:formula="of:=[.D108]-[.C108]" office:value-type="float" office:value="108.413738438726" calcext:value-type="float">
            <text:p>108,4137384387</text:p>
          </table:table-cell>
          <table:table-cell table:formula="of:=[.D108]-[.D96]" office:value-type="float" office:value="-19.4166666666667" calcext:value-type="float">
            <text:p>-19,4166666667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98:.B109])" office:value-type="float" office:value="20.6896255659837" calcext:value-type="float">
            <text:p>20,689625566</text:p>
          </table:table-cell>
          <table:table-cell table:formula="of:=AVERAGE([.B98:.B109])" office:value-type="float" office:value="127.333333333333" calcext:value-type="float">
            <text:p>127,3333333333</text:p>
          </table:table-cell>
          <table:table-cell table:formula="of:=[.D109]-[.C109]" office:value-type="float" office:value="106.64370776735" calcext:value-type="float">
            <text:p>106,6437077674</text:p>
          </table:table-cell>
          <table:table-cell table:formula="of:=[.D109]-[.D97]" office:value-type="float" office:value="-18.5" calcext:value-type="float">
            <text:p>-18,5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31" calcext:value-type="float">
            <text:p>131</text:p>
          </table:table-cell>
          <table:table-cell table:formula="of:=COM.MICROSOFT.STDEV.S([.B99:.B110])" office:value-type="float" office:value="19.5997835485884" calcext:value-type="float">
            <text:p>19,5997835486</text:p>
          </table:table-cell>
          <table:table-cell table:formula="of:=AVERAGE([.B99:.B110])" office:value-type="float" office:value="125.833333333333" calcext:value-type="float">
            <text:p>125,8333333333</text:p>
          </table:table-cell>
          <table:table-cell table:formula="of:=[.D110]-[.C110]" office:value-type="float" office:value="106.233549784745" calcext:value-type="float">
            <text:p>106,2335497847</text:p>
          </table:table-cell>
          <table:table-cell table:formula="of:=[.D110]-[.D98]" office:value-type="float" office:value="-17.9166666666667" calcext:value-type="float">
            <text:p>-17,91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4" calcext:value-type="float">
            <text:p>114</text:p>
          </table:table-cell>
          <table:table-cell table:formula="of:=COM.MICROSOFT.STDEV.S([.B100:.B111])" office:value-type="float" office:value="19.2469989789829" calcext:value-type="float">
            <text:p>19,246998979</text:p>
          </table:table-cell>
          <table:table-cell table:formula="of:=AVERAGE([.B100:.B111])" office:value-type="float" office:value="123.583333333333" calcext:value-type="float">
            <text:p>123,5833333333</text:p>
          </table:table-cell>
          <table:table-cell table:formula="of:=[.D111]-[.C111]" office:value-type="float" office:value="104.33633435435" calcext:value-type="float">
            <text:p>104,3363343544</text:p>
          </table:table-cell>
          <table:table-cell table:formula="of:=[.D111]-[.D99]" office:value-type="float" office:value="-18.1666666666667" calcext:value-type="float">
            <text:p>-18,16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3" calcext:value-type="float">
            <text:p>123</text:p>
          </table:table-cell>
          <table:table-cell table:formula="of:=COM.MICROSOFT.STDEV.S([.B101:.B112])" office:value-type="float" office:value="16.8817186400681" calcext:value-type="float">
            <text:p>16,8817186401</text:p>
          </table:table-cell>
          <table:table-cell table:formula="of:=AVERAGE([.B101:.B112])" office:value-type="float" office:value="121.083333333333" calcext:value-type="float">
            <text:p>121,0833333333</text:p>
          </table:table-cell>
          <table:table-cell table:formula="of:=[.D112]-[.C112]" office:value-type="float" office:value="104.201614693265" calcext:value-type="float">
            <text:p>104,2016146933</text:p>
          </table:table-cell>
          <table:table-cell table:formula="of:=[.D112]-[.D100]" office:value-type="float" office:value="-18.1666666666667" calcext:value-type="float">
            <text:p>-18,1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9" calcext:value-type="float">
            <text:p>119</text:p>
          </table:table-cell>
          <table:table-cell table:formula="of:=COM.MICROSOFT.STDEV.S([.B102:.B113])" office:value-type="float" office:value="14.5997094201054" calcext:value-type="float">
            <text:p>14,5997094201</text:p>
          </table:table-cell>
          <table:table-cell table:formula="of:=AVERAGE([.B102:.B113])" office:value-type="float" office:value="118.666666666667" calcext:value-type="float">
            <text:p>118,6666666667</text:p>
          </table:table-cell>
          <table:table-cell table:formula="of:=[.D113]-[.C113]" office:value-type="float" office:value="104.066957246561" calcext:value-type="float">
            <text:p>104,0669572466</text:p>
          </table:table-cell>
          <table:table-cell table:formula="of:=[.D113]-[.D101]" office:value-type="float" office:value="-17.3333333333333" calcext:value-type="float">
            <text:p>-17,3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03:.B114])" office:value-type="float" office:value="9.45283346970952" calcext:value-type="float">
            <text:p>9,4528334697</text:p>
          </table:table-cell>
          <table:table-cell table:formula="of:=AVERAGE([.B103:.B114])" office:value-type="float" office:value="115.416666666667" calcext:value-type="float">
            <text:p>115,4166666667</text:p>
          </table:table-cell>
          <table:table-cell table:formula="of:=[.D114]-[.C114]" office:value-type="float" office:value="105.963833196957" calcext:value-type="float">
            <text:p>105,963833197</text:p>
          </table:table-cell>
          <table:table-cell table:formula="of:=[.D114]-[.D102]" office:value-type="float" office:value="-19.5833333333333" calcext:value-type="float">
            <text:p>-19,58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104:.B115])" office:value-type="float" office:value="11.1300848100447" calcext:value-type="float">
            <text:p>11,13008481</text:p>
          </table:table-cell>
          <table:table-cell table:formula="of:=AVERAGE([.B104:.B115])" office:value-type="float" office:value="113.666666666667" calcext:value-type="float">
            <text:p>113,6666666667</text:p>
          </table:table-cell>
          <table:table-cell table:formula="of:=[.D115]-[.C115]" office:value-type="float" office:value="102.536581856622" calcext:value-type="float">
            <text:p>102,5365818566</text:p>
          </table:table-cell>
          <table:table-cell table:formula="of:=[.D115]-[.D103]" office:value-type="float" office:value="-21.25" calcext:value-type="float">
            <text:p>-21,25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9" calcext:value-type="float">
            <text:p>99</text:p>
          </table:table-cell>
          <table:table-cell table:formula="of:=COM.MICROSOFT.STDEV.S([.B105:.B116])" office:value-type="float" office:value="11.2448641475551" calcext:value-type="float">
            <text:p>11,2448641476</text:p>
          </table:table-cell>
          <table:table-cell table:formula="of:=AVERAGE([.B105:.B116])" office:value-type="float" office:value="113.583333333333" calcext:value-type="float">
            <text:p>113,5833333333</text:p>
          </table:table-cell>
          <table:table-cell table:formula="of:=[.D116]-[.C116]" office:value-type="float" office:value="102.338469185778" calcext:value-type="float">
            <text:p>102,3384691858</text:p>
          </table:table-cell>
          <table:table-cell table:formula="of:=[.D116]-[.D104]" office:value-type="float" office:value="-19.9166666666667" calcext:value-type="float">
            <text:p>-19,91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5" calcext:value-type="float">
            <text:p>95</text:p>
          </table:table-cell>
          <table:table-cell table:formula="of:=COM.MICROSOFT.STDEV.S([.B106:.B117])" office:value-type="float" office:value="11.8998344780951" calcext:value-type="float">
            <text:p>11,8998344781</text:p>
          </table:table-cell>
          <table:table-cell table:formula="of:=AVERAGE([.B106:.B117])" office:value-type="float" office:value="111.166666666667" calcext:value-type="float">
            <text:p>111,1666666667</text:p>
          </table:table-cell>
          <table:table-cell table:formula="of:=[.D117]-[.C117]" office:value-type="float" office:value="99.2668321885716" calcext:value-type="float">
            <text:p>99,2668321886</text:p>
          </table:table-cell>
          <table:table-cell table:formula="of:=[.D117]-[.D105]" office:value-type="float" office:value="-22.5" calcext:value-type="float">
            <text:p>-22,5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4" calcext:value-type="float">
            <text:p>124</text:p>
          </table:table-cell>
          <table:table-cell table:formula="of:=COM.MICROSOFT.STDEV.S([.B107:.B118])" office:value-type="float" office:value="12.131539161386" calcext:value-type="float">
            <text:p>12,1315391614</text:p>
          </table:table-cell>
          <table:table-cell table:formula="of:=AVERAGE([.B107:.B118])" office:value-type="float" office:value="112.916666666667" calcext:value-type="float">
            <text:p>112,9166666667</text:p>
          </table:table-cell>
          <table:table-cell table:formula="of:=[.D118]-[.C118]" office:value-type="float" office:value="100.785127505281" calcext:value-type="float">
            <text:p>100,7851275053</text:p>
          </table:table-cell>
          <table:table-cell table:formula="of:=[.D118]-[.D106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0" calcext:value-type="float">
            <text:p>160</text:p>
          </table:table-cell>
          <table:table-cell table:formula="of:=COM.MICROSOFT.STDEV.S([.B108:.B119])" office:value-type="float" office:value="18.103030049406" calcext:value-type="float">
            <text:p>18,1030300494</text:p>
          </table:table-cell>
          <table:table-cell table:formula="of:=AVERAGE([.B108:.B119])" office:value-type="float" office:value="115.916666666667" calcext:value-type="float">
            <text:p>115,9166666667</text:p>
          </table:table-cell>
          <table:table-cell table:formula="of:=[.D119]-[.C119]" office:value-type="float" office:value="97.8136366172607" calcext:value-type="float">
            <text:p>97,8136366173</text:p>
          </table:table-cell>
          <table:table-cell table:formula="of:=[.D119]-[.D107]" office:value-type="float" office:value="-15.0833333333333" calcext:value-type="float">
            <text:p>-15,08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8" calcext:value-type="float">
            <text:p>168</text:p>
          </table:table-cell>
          <table:table-cell table:formula="of:=COM.MICROSOFT.STDEV.S([.B109:.B120])" office:value-type="float" office:value="23.3990416794182" calcext:value-type="float">
            <text:p>23,3990416794</text:p>
          </table:table-cell>
          <table:table-cell table:formula="of:=AVERAGE([.B109:.B120])" office:value-type="float" office:value="120.666666666667" calcext:value-type="float">
            <text:p>120,6666666667</text:p>
          </table:table-cell>
          <table:table-cell table:formula="of:=[.D120]-[.C120]" office:value-type="float" office:value="97.2676249872484" calcext:value-type="float">
            <text:p>97,2676249872</text:p>
          </table:table-cell>
          <table:table-cell table:formula="of:=[.D120]-[.D108]" office:value-type="float" office:value="-7.58333333333333" calcext:value-type="float">
            <text:p>-7,58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5" calcext:value-type="float">
            <text:p>125</text:p>
          </table:table-cell>
          <table:table-cell table:formula="of:=COM.MICROSOFT.STDEV.S([.B110:.B121])" office:value-type="float" office:value="22.8883985433404" calcext:value-type="float">
            <text:p>22,8883985433</text:p>
          </table:table-cell>
          <table:table-cell table:formula="of:=AVERAGE([.B110:.B121])" office:value-type="float" office:value="122.333333333333" calcext:value-type="float">
            <text:p>122,3333333333</text:p>
          </table:table-cell>
          <table:table-cell table:formula="of:=[.D121]-[.C121]" office:value-type="float" office:value="99.4449347899929" calcext:value-type="float">
            <text:p>99,44493479</text:p>
          </table:table-cell>
          <table:table-cell table:formula="of:=[.D121]-[.D109]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11:.B122])" office:value-type="float" office:value="22.9681927627726" calcext:value-type="float">
            <text:p>22,9681927628</text:p>
          </table:table-cell>
          <table:table-cell table:formula="of:=AVERAGE([.B111:.B122])" office:value-type="float" office:value="120.583333333333" calcext:value-type="float">
            <text:p>120,5833333333</text:p>
          </table:table-cell>
          <table:table-cell table:formula="of:=[.D122]-[.C122]" office:value-type="float" office:value="97.6151405705608" calcext:value-type="float">
            <text:p>97,6151405706</text:p>
          </table:table-cell>
          <table:table-cell table:formula="of:=[.D122]-[.D110]" office:value-type="float" office:value="-5.25" calcext:value-type="float">
            <text:p>-5,25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4" calcext:value-type="float">
            <text:p>94</text:p>
          </table:table-cell>
          <table:table-cell table:formula="of:=COM.MICROSOFT.STDEV.S([.B112:.B123])" office:value-type="float" office:value="24.1828576901202" calcext:value-type="float">
            <text:p>24,1828576901</text:p>
          </table:table-cell>
          <table:table-cell table:formula="of:=AVERAGE([.B112:.B123])" office:value-type="float" office:value="118.916666666667" calcext:value-type="float">
            <text:p>118,9166666667</text:p>
          </table:table-cell>
          <table:table-cell table:formula="of:=[.D123]-[.C123]" office:value-type="float" office:value="94.7338089765465" calcext:value-type="float">
            <text:p>94,7338089765</text:p>
          </table:table-cell>
          <table:table-cell table:formula="of:=[.D123]-[.D111]" office:value-type="float" office:value="-4.66666666666666" calcext:value-type="float">
            <text:p>-4,66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13:.B124])" office:value-type="float" office:value="24.3397666879583" calcext:value-type="float">
            <text:p>24,339766688</text:p>
          </table:table-cell>
          <table:table-cell table:formula="of:=AVERAGE([.B113:.B124])" office:value-type="float" office:value="117.666666666667" calcext:value-type="float">
            <text:p>117,6666666667</text:p>
          </table:table-cell>
          <table:table-cell table:formula="of:=[.D124]-[.C124]" office:value-type="float" office:value="93.3268999787084" calcext:value-type="float">
            <text:p>93,3268999787</text:p>
          </table:table-cell>
          <table:table-cell table:formula="of:=[.D124]-[.D112]" office:value-type="float" office:value="-3.41666666666666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14:.B125])" office:value-type="float" office:value="24.5597601409667" calcext:value-type="float">
            <text:p>24,559760141</text:p>
          </table:table-cell>
          <table:table-cell table:formula="of:=AVERAGE([.B114:.B125])" office:value-type="float" office:value="118.5" calcext:value-type="float">
            <text:p>118,5</text:p>
          </table:table-cell>
          <table:table-cell table:formula="of:=[.D125]-[.C125]" office:value-type="float" office:value="93.9402398590333" calcext:value-type="float">
            <text:p>93,940239859</text:p>
          </table:table-cell>
          <table:table-cell table:formula="of:=[.D125]-[.D113]" office:value-type="float" office:value="-0.166666666666671" calcext:value-type="float">
            <text:p>-0,1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15:.B126])" office:value-type="float" office:value="24.6138357248705" calcext:value-type="float">
            <text:p>24,6138357249</text:p>
          </table:table-cell>
          <table:table-cell table:formula="of:=AVERAGE([.B115:.B126])" office:value-type="float" office:value="118.25" calcext:value-type="float">
            <text:p>118,25</text:p>
          </table:table-cell>
          <table:table-cell table:formula="of:=[.D126]-[.C126]" office:value-type="float" office:value="93.6361642751296" calcext:value-type="float">
            <text:p>93,6361642751</text:p>
          </table:table-cell>
          <table:table-cell table:formula="of:=[.D126]-[.D114]" office:value-type="float" office:value="2.83333333333333" calcext:value-type="float">
            <text:p>2,8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116:.B127])" office:value-type="float" office:value="26.229754097208" calcext:value-type="float">
            <text:p>26,2297540972</text:p>
          </table:table-cell>
          <table:table-cell table:formula="of:=AVERAGE([.B116:.B127])" office:value-type="float" office:value="117" calcext:value-type="float">
            <text:p>117</text:p>
          </table:table-cell>
          <table:table-cell table:formula="of:=[.D127]-[.C127]" office:value-type="float" office:value="90.770245902792" calcext:value-type="float">
            <text:p>90,7702459028</text:p>
          </table:table-cell>
          <table:table-cell table:formula="of:=[.D127]-[.D115]" office:value-type="float" office:value="3.33333333333333" calcext:value-type="float">
            <text:p>3,3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COM.MICROSOFT.STDEV.S([.B117:.B128])" office:value-type="float" office:value="29.7783478386562" calcext:value-type="float">
            <text:p>29,7783478387</text:p>
          </table:table-cell>
          <table:table-cell table:formula="of:=AVERAGE([.B117:.B128])" office:value-type="float" office:value="114.25" calcext:value-type="float">
            <text:p>114,25</text:p>
          </table:table-cell>
          <table:table-cell table:formula="of:=[.D128]-[.C128]" office:value-type="float" office:value="84.4716521613438" calcext:value-type="float">
            <text:p>84,4716521613</text:p>
          </table:table-cell>
          <table:table-cell table:formula="of:=[.D128]-[.D116]" office:value-type="float" office:value="0.666666666666671" calcext:value-type="float">
            <text:p>0,6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118:.B129])" office:value-type="float" office:value="29.9666481275434" calcext:value-type="float">
            <text:p>29,9666481275</text:p>
          </table:table-cell>
          <table:table-cell table:formula="of:=AVERAGE([.B118:.B129])" office:value-type="float" office:value="114" calcext:value-type="float">
            <text:p>114</text:p>
          </table:table-cell>
          <table:table-cell table:formula="of:=[.D129]-[.C129]" office:value-type="float" office:value="84.0333518724566" calcext:value-type="float">
            <text:p>84,0333518725</text:p>
          </table:table-cell>
          <table:table-cell table:formula="of:=[.D129]-[.D117]" office:value-type="float" office:value="2.83333333333333" calcext:value-type="float">
            <text:p>2,8333333333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7" calcext:value-type="float">
            <text:p>77</text:p>
          </table:table-cell>
          <table:table-cell table:formula="of:=COM.MICROSOFT.STDEV.S([.B119:.B130])" office:value-type="float" office:value="31.5694280575177" calcext:value-type="float">
            <text:p>31,5694280575</text:p>
          </table:table-cell>
          <table:table-cell table:formula="of:=AVERAGE([.B119:.B130])" office:value-type="float" office:value="110.083333333333" calcext:value-type="float">
            <text:p>110,0833333333</text:p>
          </table:table-cell>
          <table:table-cell table:formula="of:=[.D130]-[.C130]" office:value-type="float" office:value="78.5139052758156" calcext:value-type="float">
            <text:p>78,5139052758</text:p>
          </table:table-cell>
          <table:table-cell table:formula="of:=[.D130]-[.D118]" office:value-type="float" office:value="-2.83333333333334" calcext:value-type="float">
            <text:p>-2,8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20:.B131])" office:value-type="float" office:value="27.3865428134463" calcext:value-type="float">
            <text:p>27,3865428134</text:p>
          </table:table-cell>
          <table:table-cell table:formula="of:=AVERAGE([.B120:.B131])" office:value-type="float" office:value="105.75" calcext:value-type="float">
            <text:p>105,75</text:p>
          </table:table-cell>
          <table:table-cell table:formula="of:=[.D131]-[.C131]" office:value-type="float" office:value="78.3634571865537" calcext:value-type="float">
            <text:p>78,3634571866</text:p>
          </table:table-cell>
          <table:table-cell table:formula="of:=[.D131]-[.D119]" office:value-type="float" office:value="-10.1666666666667" calcext:value-type="float">
            <text:p>-10,1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88" calcext:value-type="float">
            <text:p>88</text:p>
          </table:table-cell>
          <table:table-cell table:formula="of:=COM.MICROSOFT.STDEV.S([.B121:.B132])" office:value-type="float" office:value="19.4396891732228" calcext:value-type="float">
            <text:p>19,4396891732</text:p>
          </table:table-cell>
          <table:table-cell table:formula="of:=AVERAGE([.B121:.B132])" office:value-type="float" office:value="99.0833333333333" calcext:value-type="float">
            <text:p>99,0833333333</text:p>
          </table:table-cell>
          <table:table-cell table:formula="of:=[.D132]-[.C132]" office:value-type="float" office:value="79.6436441601105" calcext:value-type="float">
            <text:p>79,6436441601</text:p>
          </table:table-cell>
          <table:table-cell table:formula="of:=[.D132]-[.D120]" office:value-type="float" office:value="-21.5833333333333" calcext:value-type="float">
            <text:p>-21,58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2" calcext:value-type="float">
            <text:p>72</text:p>
          </table:table-cell>
          <table:table-cell table:formula="of:=COM.MICROSOFT.STDEV.S([.B122:.B133])" office:value-type="float" office:value="19.0326672918544" calcext:value-type="float">
            <text:p>19,0326672919</text:p>
          </table:table-cell>
          <table:table-cell table:formula="of:=AVERAGE([.B122:.B133])" office:value-type="float" office:value="94.6666666666667" calcext:value-type="float">
            <text:p>94,6666666667</text:p>
          </table:table-cell>
          <table:table-cell table:formula="of:=[.D133]-[.C133]" office:value-type="float" office:value="75.6339993748123" calcext:value-type="float">
            <text:p>75,6339993748</text:p>
          </table:table-cell>
          <table:table-cell table:formula="of:=[.D133]-[.D121]" office:value-type="float" office:value="-27.6666666666667" calcext:value-type="float">
            <text:p>-27,66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23:.B134])" office:value-type="float" office:value="18.8315901579975" calcext:value-type="float">
            <text:p>18,831590158</text:p>
          </table:table-cell>
          <table:table-cell table:formula="of:=AVERAGE([.B123:.B134])" office:value-type="float" office:value="94.4166666666667" calcext:value-type="float">
            <text:p>94,4166666667</text:p>
          </table:table-cell>
          <table:table-cell table:formula="of:=[.D134]-[.C134]" office:value-type="float" office:value="75.5850765086692" calcext:value-type="float">
            <text:p>75,5850765087</text:p>
          </table:table-cell>
          <table:table-cell table:formula="of:=[.D134]-[.D122]" office:value-type="float" office:value="-26.1666666666667" calcext:value-type="float">
            <text:p>-26,1666666667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124:.B135])" office:value-type="float" office:value="20.0113604098908" calcext:value-type="float">
            <text:p>20,0113604099</text:p>
          </table:table-cell>
          <table:table-cell table:formula="of:=AVERAGE([.B124:.B135])" office:value-type="float" office:value="92.5" calcext:value-type="float">
            <text:p>92,5</text:p>
          </table:table-cell>
          <table:table-cell table:formula="of:=[.D135]-[.C135]" office:value-type="float" office:value="72.4886395901092" calcext:value-type="float">
            <text:p>72,4886395901</text:p>
          </table:table-cell>
          <table:table-cell table:formula="of:=[.D135]-[.D123]" office:value-type="float" office:value="-26.4166666666667" calcext:value-type="float">
            <text:p>-26,41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1" calcext:value-type="float">
            <text:p>101</text:p>
          </table:table-cell>
          <table:table-cell table:formula="of:=COM.MICROSOFT.STDEV.S([.B125:.B136])" office:value-type="float" office:value="19.6165900721967" calcext:value-type="float">
            <text:p>19,6165900722</text:p>
          </table:table-cell>
          <table:table-cell table:formula="of:=AVERAGE([.B125:.B136])" office:value-type="float" office:value="91.9166666666667" calcext:value-type="float">
            <text:p>91,9166666667</text:p>
          </table:table-cell>
          <table:table-cell table:formula="of:=[.D136]-[.C136]" office:value-type="float" office:value="72.30007659447" calcext:value-type="float">
            <text:p>72,3000765945</text:p>
          </table:table-cell>
          <table:table-cell table:formula="of:=[.D136]-[.D124]" office:value-type="float" office:value="-25.75" calcext:value-type="float">
            <text:p>-25,75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3" calcext:value-type="float">
            <text:p>83</text:p>
          </table:table-cell>
          <table:table-cell table:formula="of:=COM.MICROSOFT.STDEV.S([.B126:.B137])" office:value-type="float" office:value="15.8427404271617" calcext:value-type="float">
            <text:p>15,8427404272</text:p>
          </table:table-cell>
          <table:table-cell table:formula="of:=AVERAGE([.B126:.B137])" office:value-type="float" office:value="88.0833333333333" calcext:value-type="float">
            <text:p>88,0833333333</text:p>
          </table:table-cell>
          <table:table-cell table:formula="of:=[.D137]-[.C137]" office:value-type="float" office:value="72.2405929061716" calcext:value-type="float">
            <text:p>72,2405929062</text:p>
          </table:table-cell>
          <table:table-cell table:formula="of:=[.D137]-[.D125]" office:value-type="float" office:value="-30.4166666666667" calcext:value-type="float">
            <text:p>-30,41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8" calcext:value-type="float">
            <text:p>68</text:p>
          </table:table-cell>
          <table:table-cell table:formula="of:=COM.MICROSOFT.STDEV.S([.B127:.B138])" office:value-type="float" office:value="14.8658139448341" calcext:value-type="float">
            <text:p>14,8658139448</text:p>
          </table:table-cell>
          <table:table-cell table:formula="of:=AVERAGE([.B127:.B138])" office:value-type="float" office:value="84.4166666666667" calcext:value-type="float">
            <text:p>84,4166666667</text:p>
          </table:table-cell>
          <table:table-cell table:formula="of:=[.D138]-[.C138]" office:value-type="float" office:value="69.5508527218326" calcext:value-type="float">
            <text:p>69,5508527218</text:p>
          </table:table-cell>
          <table:table-cell table:formula="of:=[.D138]-[.D126]" office:value-type="float" office:value="-33.8333333333333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5" calcext:value-type="float">
            <text:p>65</text:p>
          </table:table-cell>
          <table:table-cell table:formula="of:=COM.MICROSOFT.STDEV.S([.B128:.B139])" office:value-type="float" office:value="15.8678252696417" calcext:value-type="float">
            <text:p>15,8678252696</text:p>
          </table:table-cell>
          <table:table-cell table:formula="of:=AVERAGE([.B128:.B139])" office:value-type="float" office:value="83.1666666666667" calcext:value-type="float">
            <text:p>83,1666666667</text:p>
          </table:table-cell>
          <table:table-cell table:formula="of:=[.D139]-[.C139]" office:value-type="float" office:value="67.298841397025" calcext:value-type="float">
            <text:p>67,298841397</text:p>
          </table:table-cell>
          <table:table-cell table:formula="of:=[.D139]-[.D127]" office:value-type="float" office:value="-33.8333333333333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4" calcext:value-type="float">
            <text:p>74</text:p>
          </table:table-cell>
          <table:table-cell table:formula="of:=COM.MICROSOFT.STDEV.S([.B129:.B140])" office:value-type="float" office:value="15.2365191284465" calcext:value-type="float">
            <text:p>15,2365191284</text:p>
          </table:table-cell>
          <table:table-cell table:formula="of:=AVERAGE([.B129:.B140])" office:value-type="float" office:value="83.8333333333333" calcext:value-type="float">
            <text:p>83,8333333333</text:p>
          </table:table-cell>
          <table:table-cell table:formula="of:=[.D140]-[.C140]" office:value-type="float" office:value="68.5968142048869" calcext:value-type="float">
            <text:p>68,5968142049</text:p>
          </table:table-cell>
          <table:table-cell table:formula="of:=[.D140]-[.D128]" office:value-type="float" office:value="-30.4166666666667" calcext:value-type="float">
            <text:p>-30,4166666667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9" calcext:value-type="float">
            <text:p>69</text:p>
          </table:table-cell>
          <table:table-cell table:formula="of:=COM.MICROSOFT.STDEV.S([.B130:.B141])" office:value-type="float" office:value="15.5590273903395" calcext:value-type="float">
            <text:p>15,5590273903</text:p>
          </table:table-cell>
          <table:table-cell table:formula="of:=AVERAGE([.B130:.B141])" office:value-type="float" office:value="81.9166666666667" calcext:value-type="float">
            <text:p>81,9166666667</text:p>
          </table:table-cell>
          <table:table-cell table:formula="of:=[.D141]-[.C141]" office:value-type="float" office:value="66.3576392763272" calcext:value-type="float">
            <text:p>66,3576392763</text:p>
          </table:table-cell>
          <table:table-cell table:formula="of:=[.D141]-[.D129]" office:value-type="float" office:value="-32.0833333333333" calcext:value-type="float">
            <text:p>-32,08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" calcext:value-type="float">
            <text:p>72</text:p>
          </table:table-cell>
          <table:table-cell table:formula="of:=COM.MICROSOFT.STDEV.S([.B131:.B142])" office:value-type="float" office:value="15.7682073691452" calcext:value-type="float">
            <text:p>15,7682073691</text:p>
          </table:table-cell>
          <table:table-cell table:formula="of:=AVERAGE([.B131:.B142])" office:value-type="float" office:value="81.5" calcext:value-type="float">
            <text:p>81,5</text:p>
          </table:table-cell>
          <table:table-cell table:formula="of:=[.D142]-[.C142]" office:value-type="float" office:value="65.7317926308548" calcext:value-type="float">
            <text:p>65,7317926309</text:p>
          </table:table-cell>
          <table:table-cell table:formula="of:=[.D142]-[.D130]" office:value-type="float" office:value="-28.5833333333333" calcext:value-type="float">
            <text:p>-28,583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3" calcext:value-type="float">
            <text:p>83</text:p>
          </table:table-cell>
          <table:table-cell table:formula="of:=COM.MICROSOFT.STDEV.S([.B132:.B143])" office:value-type="float" office:value="13.4262858421513" calcext:value-type="float">
            <text:p>13,4262858422</text:p>
          </table:table-cell>
          <table:table-cell table:formula="of:=AVERAGE([.B132:.B143])" office:value-type="float" office:value="79.4166666666667" calcext:value-type="float">
            <text:p>79,4166666667</text:p>
          </table:table-cell>
          <table:table-cell table:formula="of:=[.D143]-[.C143]" office:value-type="float" office:value="65.9903808245154" calcext:value-type="float">
            <text:p>65,9903808245</text:p>
          </table:table-cell>
          <table:table-cell table:formula="of:=[.D143]-[.D131]" office:value-type="float" office:value="-26.3333333333333" calcext:value-type="float">
            <text:p>-26,333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0" calcext:value-type="float">
            <text:p>70</text:p>
          </table:table-cell>
          <table:table-cell table:formula="of:=COM.MICROSOFT.STDEV.S([.B133:.B144])" office:value-type="float" office:value="13.3855983214888" calcext:value-type="float">
            <text:p>13,3855983215</text:p>
          </table:table-cell>
          <table:table-cell table:formula="of:=AVERAGE([.B133:.B144])" office:value-type="float" office:value="77.9166666666667" calcext:value-type="float">
            <text:p>77,9166666667</text:p>
          </table:table-cell>
          <table:table-cell table:formula="of:=[.D144]-[.C144]" office:value-type="float" office:value="64.5310683451779" calcext:value-type="float">
            <text:p>64,5310683452</text:p>
          </table:table-cell>
          <table:table-cell table:formula="of:=[.D144]-[.D132]" office:value-type="float" office:value="-21.1666666666667" calcext:value-type="float">
            <text:p>-21,16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1" calcext:value-type="float">
            <text:p>51</text:p>
          </table:table-cell>
          <table:table-cell table:formula="of:=COM.MICROSOFT.STDEV.S([.B134:.B145])" office:value-type="float" office:value="15.4439357521051" calcext:value-type="float">
            <text:p>15,4439357521</text:p>
          </table:table-cell>
          <table:table-cell table:formula="of:=AVERAGE([.B134:.B145])" office:value-type="float" office:value="76.1666666666667" calcext:value-type="float">
            <text:p>76,1666666667</text:p>
          </table:table-cell>
          <table:table-cell table:formula="of:=[.D145]-[.C145]" office:value-type="float" office:value="60.7227309145615" calcext:value-type="float">
            <text:p>60,7227309146</text:p>
          </table:table-cell>
          <table:table-cell table:formula="of:=[.D145]-[.D133]" office:value-type="float" office:value="-18.5" calcext:value-type="float">
            <text:p>-18,5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2" calcext:value-type="float">
            <text:p>82</text:p>
          </table:table-cell>
          <table:table-cell table:formula="of:=COM.MICROSOFT.STDEV.S([.B135:.B146])" office:value-type="float" office:value="12.2656826021616" calcext:value-type="float">
            <text:p>12,2656826022</text:p>
          </table:table-cell>
          <table:table-cell table:formula="of:=AVERAGE([.B135:.B146])" office:value-type="float" office:value="74.0833333333333" calcext:value-type="float">
            <text:p>74,0833333333</text:p>
          </table:table-cell>
          <table:table-cell table:formula="of:=[.D146]-[.C146]" office:value-type="float" office:value="61.8176507311717" calcext:value-type="float">
            <text:p>61,8176507312</text:p>
          </table:table-cell>
          <table:table-cell table:formula="of:=[.D146]-[.D134]" office:value-type="float" office:value="-20.3333333333333" calcext:value-type="float">
            <text:p>-20,3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1" calcext:value-type="float">
            <text:p>61</text:p>
          </table:table-cell>
          <table:table-cell table:formula="of:=COM.MICROSOFT.STDEV.S([.B136:.B147])" office:value-type="float" office:value="12.8213245663763" calcext:value-type="float">
            <text:p>12,8213245664</text:p>
          </table:table-cell>
          <table:table-cell table:formula="of:=AVERAGE([.B136:.B147])" office:value-type="float" office:value="73.25" calcext:value-type="float">
            <text:p>73,25</text:p>
          </table:table-cell>
          <table:table-cell table:formula="of:=[.D147]-[.C147]" office:value-type="float" office:value="60.4286754336237" calcext:value-type="float">
            <text:p>60,4286754336</text:p>
          </table:table-cell>
          <table:table-cell table:formula="of:=[.D147]-[.D135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4" calcext:value-type="float">
            <text:p>94</text:p>
          </table:table-cell>
          <table:table-cell table:formula="of:=COM.MICROSOFT.STDEV.S([.B137:.B148])" office:value-type="float" office:value="11.5391297397817" calcext:value-type="float">
            <text:p>11,5391297398</text:p>
          </table:table-cell>
          <table:table-cell table:formula="of:=AVERAGE([.B137:.B148])" office:value-type="float" office:value="72.6666666666667" calcext:value-type="float">
            <text:p>72,6666666667</text:p>
          </table:table-cell>
          <table:table-cell table:formula="of:=[.D148]-[.C148]" office:value-type="float" office:value="61.1275369268849" calcext:value-type="float">
            <text:p>61,1275369269</text:p>
          </table:table-cell>
          <table:table-cell table:formula="of:=[.D148]-[.D136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138:.B149])" office:value-type="float" office:value="11.090194959622" calcext:value-type="float">
            <text:p>11,0901949596</text:p>
          </table:table-cell>
          <table:table-cell table:formula="of:=AVERAGE([.B138:.B149])" office:value-type="float" office:value="71.9166666666667" calcext:value-type="float">
            <text:p>71,9166666667</text:p>
          </table:table-cell>
          <table:table-cell table:formula="of:=[.D149]-[.C149]" office:value-type="float" office:value="60.8264717070447" calcext:value-type="float">
            <text:p>60,826471707</text:p>
          </table:table-cell>
          <table:table-cell table:formula="of:=[.D149]-[.D137]" office:value-type="float" office:value="-16.1666666666667" calcext:value-type="float">
            <text:p>-16,166666666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9" calcext:value-type="float">
            <text:p>49</text:p>
          </table:table-cell>
          <table:table-cell table:formula="of:=COM.MICROSOFT.STDEV.S([.B139:.B150])" office:value-type="float" office:value="12.9075970112977" calcext:value-type="float">
            <text:p>12,9075970113</text:p>
          </table:table-cell>
          <table:table-cell table:formula="of:=AVERAGE([.B139:.B150])" office:value-type="float" office:value="70.3333333333333" calcext:value-type="float">
            <text:p>70,3333333333</text:p>
          </table:table-cell>
          <table:table-cell table:formula="of:=[.D150]-[.C150]" office:value-type="float" office:value="57.4257363220357" calcext:value-type="float">
            <text:p>57,425736322</text:p>
          </table:table-cell>
          <table:table-cell table:formula="of:=[.D150]-[.D138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9" calcext:value-type="float">
            <text:p>69</text:p>
          </table:table-cell>
          <table:table-cell table:formula="of:=COM.MICROSOFT.STDEV.S([.B140:.B151])" office:value-type="float" office:value="12.8086145254124" calcext:value-type="float">
            <text:p>12,8086145254</text:p>
          </table:table-cell>
          <table:table-cell table:formula="of:=AVERAGE([.B140:.B151])" office:value-type="float" office:value="70.6666666666667" calcext:value-type="float">
            <text:p>70,6666666667</text:p>
          </table:table-cell>
          <table:table-cell table:formula="of:=[.D151]-[.C151]" office:value-type="float" office:value="57.8580521412543" calcext:value-type="float">
            <text:p>57,8580521413</text:p>
          </table:table-cell>
          <table:table-cell table:formula="of:=[.D151]-[.D139]" office:value-type="float" office:value="-12.5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3" calcext:value-type="float">
            <text:p>53</text:p>
          </table:table-cell>
          <table:table-cell table:formula="of:=COM.MICROSOFT.STDEV.S([.B141:.B152])" office:value-type="float" office:value="13.7143477181138" calcext:value-type="float">
            <text:p>13,7143477181</text:p>
          </table:table-cell>
          <table:table-cell table:formula="of:=AVERAGE([.B141:.B152])" office:value-type="float" office:value="68.9166666666667" calcext:value-type="float">
            <text:p>68,9166666667</text:p>
          </table:table-cell>
          <table:table-cell table:formula="of:=[.D152]-[.C152]" office:value-type="float" office:value="55.2023189485529" calcext:value-type="float">
            <text:p>55,2023189486</text:p>
          </table:table-cell>
          <table:table-cell table:formula="of:=[.D152]-[.D140]" office:value-type="float" office:value="-14.9166666666667" calcext:value-type="float">
            <text:p>-14,9166666667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2" calcext:value-type="float">
            <text:p>62</text:p>
          </table:table-cell>
          <table:table-cell table:formula="of:=COM.MICROSOFT.STDEV.S([.B142:.B153])" office:value-type="float" office:value="13.8585932208362" calcext:value-type="float">
            <text:p>13,8585932208</text:p>
          </table:table-cell>
          <table:table-cell table:formula="of:=AVERAGE([.B142:.B153])" office:value-type="float" office:value="68.3333333333333" calcext:value-type="float">
            <text:p>68,3333333333</text:p>
          </table:table-cell>
          <table:table-cell table:formula="of:=[.D153]-[.C153]" office:value-type="float" office:value="54.4747401124972" calcext:value-type="float">
            <text:p>54,4747401125</text:p>
          </table:table-cell>
          <table:table-cell table:formula="of:=[.D153]-[.D141]" office:value-type="float" office:value="-13.5833333333333" calcext:value-type="float">
            <text:p>-13,58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3" calcext:value-type="float">
            <text:p>53</text:p>
          </table:table-cell>
          <table:table-cell table:formula="of:=COM.MICROSOFT.STDEV.S([.B143:.B154])" office:value-type="float" office:value="14.4733297042275" calcext:value-type="float">
            <text:p>14,4733297042</text:p>
          </table:table-cell>
          <table:table-cell table:formula="of:=AVERAGE([.B143:.B154])" office:value-type="float" office:value="66.75" calcext:value-type="float">
            <text:p>66,75</text:p>
          </table:table-cell>
          <table:table-cell table:formula="of:=[.D154]-[.C154]" office:value-type="float" office:value="52.2766702957726" calcext:value-type="float">
            <text:p>52,2766702958</text:p>
          </table:table-cell>
          <table:table-cell table:formula="of:=[.D154]-[.D142]" office:value-type="float" office:value="-14.75" calcext:value-type="float">
            <text:p>-14,75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0" calcext:value-type="float">
            <text:p>80</text:p>
          </table:table-cell>
          <table:table-cell table:formula="of:=COM.MICROSOFT.STDEV.S([.B144:.B155])" office:value-type="float" office:value="14.1902655494404" calcext:value-type="float">
            <text:p>14,1902655494</text:p>
          </table:table-cell>
          <table:table-cell table:formula="of:=AVERAGE([.B144:.B155])" office:value-type="float" office:value="66.5" calcext:value-type="float">
            <text:p>66,5</text:p>
          </table:table-cell>
          <table:table-cell table:formula="of:=[.D155]-[.C155]" office:value-type="float" office:value="52.3097344505596" calcext:value-type="float">
            <text:p>52,3097344506</text:p>
          </table:table-cell>
          <table:table-cell table:formula="of:=[.D155]-[.D143]" office:value-type="float" office:value="-12.9166666666667" calcext:value-type="float">
            <text:p>-12,91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4" calcext:value-type="float">
            <text:p>64</text:p>
          </table:table-cell>
          <table:table-cell table:formula="of:=COM.MICROSOFT.STDEV.S([.B145:.B156])" office:value-type="float" office:value="14.1614072233466" calcext:value-type="float">
            <text:p>14,1614072233</text:p>
          </table:table-cell>
          <table:table-cell table:formula="of:=AVERAGE([.B145:.B156])" office:value-type="float" office:value="66" calcext:value-type="float">
            <text:p>66</text:p>
          </table:table-cell>
          <table:table-cell table:formula="of:=[.D156]-[.C156]" office:value-type="float" office:value="51.8385927766534" calcext:value-type="float">
            <text:p>51,8385927767</text:p>
          </table:table-cell>
          <table:table-cell table:formula="of:=[.D156]-[.D144]" office:value-type="float" office:value="-11.9166666666667" calcext:value-type="float">
            <text:p>-11,9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5" calcext:value-type="float">
            <text:p>55</text:p>
          </table:table-cell>
          <table:table-cell table:formula="of:=COM.MICROSOFT.STDEV.S([.B146:.B157])" office:value-type="float" office:value="13.819178592438" calcext:value-type="float">
            <text:p>13,8191785924</text:p>
          </table:table-cell>
          <table:table-cell table:formula="of:=AVERAGE([.B146:.B157])" office:value-type="float" office:value="66.3333333333333" calcext:value-type="float">
            <text:p>66,3333333333</text:p>
          </table:table-cell>
          <table:table-cell table:formula="of:=[.D157]-[.C157]" office:value-type="float" office:value="52.5141547408953" calcext:value-type="float">
            <text:p>52,5141547409</text:p>
          </table:table-cell>
          <table:table-cell table:formula="of:=[.D157]-[.D145]" office:value-type="float" office:value="-9.83333333333334" calcext:value-type="float">
            <text:p>-9,83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1" calcext:value-type="float">
            <text:p>61</text:p>
          </table:table-cell>
          <table:table-cell table:formula="of:=COM.MICROSOFT.STDEV.S([.B147:.B158])" office:value-type="float" office:value="12.9576817043604" calcext:value-type="float">
            <text:p>12,9576817044</text:p>
          </table:table-cell>
          <table:table-cell table:formula="of:=AVERAGE([.B147:.B158])" office:value-type="float" office:value="64.5833333333333" calcext:value-type="float">
            <text:p>64,5833333333</text:p>
          </table:table-cell>
          <table:table-cell table:formula="of:=[.D158]-[.C158]" office:value-type="float" office:value="51.625651628973" calcext:value-type="float">
            <text:p>51,625651629</text:p>
          </table:table-cell>
          <table:table-cell table:formula="of:=[.D158]-[.D146]" office:value-type="float" office:value="-9.5" calcext:value-type="float">
            <text:p>-9,5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5" calcext:value-type="float">
            <text:p>85</text:p>
          </table:table-cell>
          <table:table-cell table:formula="of:=COM.MICROSOFT.STDEV.S([.B148:.B159])" office:value-type="float" office:value="14.1515070404233" calcext:value-type="float">
            <text:p>14,1515070404</text:p>
          </table:table-cell>
          <table:table-cell table:formula="of:=AVERAGE([.B148:.B159])" office:value-type="float" office:value="66.5833333333333" calcext:value-type="float">
            <text:p>66,5833333333</text:p>
          </table:table-cell>
          <table:table-cell table:formula="of:=[.D159]-[.C159]" office:value-type="float" office:value="52.43182629291" calcext:value-type="float">
            <text:p>52,4318262929</text:p>
          </table:table-cell>
          <table:table-cell table:formula="of:=[.D159]-[.D147]" office:value-type="float" office:value="-6.66666666666667" calcext:value-type="float">
            <text:p>-6,6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7" calcext:value-type="float">
            <text:p>47</text:p>
          </table:table-cell>
          <table:table-cell table:formula="of:=COM.MICROSOFT.STDEV.S([.B149:.B160])" office:value-type="float" office:value="12.2499226961074" calcext:value-type="float">
            <text:p>12,2499226961</text:p>
          </table:table-cell>
          <table:table-cell table:formula="of:=AVERAGE([.B149:.B160])" office:value-type="float" office:value="62.6666666666667" calcext:value-type="float">
            <text:p>62,6666666667</text:p>
          </table:table-cell>
          <table:table-cell table:formula="of:=[.D160]-[.C160]" office:value-type="float" office:value="50.4167439705593" calcext:value-type="float">
            <text:p>50,4167439706</text:p>
          </table:table-cell>
          <table:table-cell table:formula="of:=[.D160]-[.D148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5" calcext:value-type="float">
            <text:p>55</text:p>
          </table:table-cell>
          <table:table-cell table:formula="of:=COM.MICROSOFT.STDEV.S([.B150:.B161])" office:value-type="float" office:value="11.8740230858132" calcext:value-type="float">
            <text:p>11,8740230858</text:p>
          </table:table-cell>
          <table:table-cell table:formula="of:=AVERAGE([.B150:.B161])" office:value-type="float" office:value="61.0833333333333" calcext:value-type="float">
            <text:p>61,0833333333</text:p>
          </table:table-cell>
          <table:table-cell table:formula="of:=[.D161]-[.C161]" office:value-type="float" office:value="49.2093102475202" calcext:value-type="float">
            <text:p>49,2093102475</text:p>
          </table:table-cell>
          <table:table-cell table:formula="of:=[.D161]-[.D149]" office:value-type="float" office:value="-10.8333333333333" calcext:value-type="float">
            <text:p>-10,8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51:.B162])" office:value-type="float" office:value="11.3016491153846" calcext:value-type="float">
            <text:p>11,3016491154</text:p>
          </table:table-cell>
          <table:table-cell table:formula="of:=AVERAGE([.B151:.B162])" office:value-type="float" office:value="62.5" calcext:value-type="float">
            <text:p>62,5</text:p>
          </table:table-cell>
          <table:table-cell table:formula="of:=[.D162]-[.C162]" office:value-type="float" office:value="51.1983508846154" calcext:value-type="float">
            <text:p>51,1983508846</text:p>
          </table:table-cell>
          <table:table-cell table:formula="of:=[.D162]-[.D150]" office:value-type="float" office:value="-7.83333333333333" calcext:value-type="float">
            <text:p>-7,8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7" calcext:value-type="float">
            <text:p>47</text:p>
          </table:table-cell>
          <table:table-cell table:formula="of:=COM.MICROSOFT.STDEV.S([.B152:.B163])" office:value-type="float" office:value="11.9189179903465" calcext:value-type="float">
            <text:p>11,9189179903</text:p>
          </table:table-cell>
          <table:table-cell table:formula="of:=AVERAGE([.B152:.B163])" office:value-type="float" office:value="60.6666666666667" calcext:value-type="float">
            <text:p>60,6666666667</text:p>
          </table:table-cell>
          <table:table-cell table:formula="of:=[.D163]-[.C163]" office:value-type="float" office:value="48.7477486763201" calcext:value-type="float">
            <text:p>48,7477486763</text:p>
          </table:table-cell>
          <table:table-cell table:formula="of:=[.D163]-[.D151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38" calcext:value-type="float">
            <text:p>38</text:p>
          </table:table-cell>
          <table:table-cell table:formula="of:=COM.MICROSOFT.STDEV.S([.B153:.B164])" office:value-type="float" office:value="13.4803448386789" calcext:value-type="float">
            <text:p>13,4803448387</text:p>
          </table:table-cell>
          <table:table-cell table:formula="of:=AVERAGE([.B153:.B164])" office:value-type="float" office:value="59.4166666666667" calcext:value-type="float">
            <text:p>59,4166666667</text:p>
          </table:table-cell>
          <table:table-cell table:formula="of:=[.D164]-[.C164]" office:value-type="float" office:value="45.9363218279878" calcext:value-type="float">
            <text:p>45,936321828</text:p>
          </table:table-cell>
          <table:table-cell table:formula="of:=[.D164]-[.D152]" office:value-type="float" office:value="-9.50000000000001" calcext:value-type="float">
            <text:p>-9,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154:.B165])" office:value-type="float" office:value="13.661491998913" calcext:value-type="float">
            <text:p>13,6614919989</text:p>
          </table:table-cell>
          <table:table-cell table:formula="of:=AVERAGE([.B154:.B165])" office:value-type="float" office:value="58.5" calcext:value-type="float">
            <text:p>58,5</text:p>
          </table:table-cell>
          <table:table-cell table:formula="of:=[.D165]-[.C165]" office:value-type="float" office:value="44.838508001087" calcext:value-type="float">
            <text:p>44,8385080011</text:p>
          </table:table-cell>
          <table:table-cell table:formula="of:=[.D165]-[.D153]" office:value-type="float" office:value="-9.83333333333333" calcext:value-type="float">
            <text:p>-9,8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3" calcext:value-type="float">
            <text:p>53</text:p>
          </table:table-cell>
          <table:table-cell table:formula="of:=COM.MICROSOFT.STDEV.S([.B155:.B166])" office:value-type="float" office:value="13.661491998913" calcext:value-type="float">
            <text:p>13,6614919989</text:p>
          </table:table-cell>
          <table:table-cell table:formula="of:=AVERAGE([.B155:.B166])" office:value-type="float" office:value="58.5" calcext:value-type="float">
            <text:p>58,5</text:p>
          </table:table-cell>
          <table:table-cell table:formula="of:=[.D166]-[.C166]" office:value-type="float" office:value="44.838508001087" calcext:value-type="float">
            <text:p>44,8385080011</text:p>
          </table:table-cell>
          <table:table-cell table:formula="of:=[.D166]-[.D154]" office:value-type="float" office:value="-8.25" calcext:value-type="float">
            <text:p>-8,25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52" calcext:value-type="float">
            <text:p>52</text:p>
          </table:table-cell>
          <table:table-cell table:formula="of:=COM.MICROSOFT.STDEV.S([.B156:.B167])" office:value-type="float" office:value="11.9379709965786" calcext:value-type="float">
            <text:p>11,9379709966</text:p>
          </table:table-cell>
          <table:table-cell table:formula="of:=AVERAGE([.B156:.B167])" office:value-type="float" office:value="56.1666666666667" calcext:value-type="float">
            <text:p>56,1666666667</text:p>
          </table:table-cell>
          <table:table-cell table:formula="of:=[.D167]-[.C167]" office:value-type="float" office:value="44.2286956700881" calcext:value-type="float">
            <text:p>44,2286956701</text:p>
          </table:table-cell>
          <table:table-cell table:formula="of:=[.D167]-[.D155]" office:value-type="float" office:value="-10.3333333333333" calcext:value-type="float">
            <text:p>-10,3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6" calcext:value-type="float">
            <text:p>46</text:p>
          </table:table-cell>
          <table:table-cell table:formula="of:=COM.MICROSOFT.STDEV.S([.B157:.B168])" office:value-type="float" office:value="11.9949484316852" calcext:value-type="float">
            <text:p>11,9949484317</text:p>
          </table:table-cell>
          <table:table-cell table:formula="of:=AVERAGE([.B157:.B168])" office:value-type="float" office:value="54.6666666666667" calcext:value-type="float">
            <text:p>54,6666666667</text:p>
          </table:table-cell>
          <table:table-cell table:formula="of:=[.D168]-[.C168]" office:value-type="float" office:value="42.6717182349814" calcext:value-type="float">
            <text:p>42,671718235</text:p>
          </table:table-cell>
          <table:table-cell table:formula="of:=[.D168]-[.D156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5" calcext:value-type="float">
            <text:p>35</text:p>
          </table:table-cell>
          <table:table-cell table:formula="of:=COM.MICROSOFT.STDEV.S([.B158:.B169])" office:value-type="float" office:value="13.2664991614216" calcext:value-type="float">
            <text:p>13,2664991614</text:p>
          </table:table-cell>
          <table:table-cell table:formula="of:=AVERAGE([.B158:.B169])" office:value-type="float" office:value="53" calcext:value-type="float">
            <text:p>53</text:p>
          </table:table-cell>
          <table:table-cell table:formula="of:=[.D169]-[.C169]" office:value-type="float" office:value="39.7335008385784" calcext:value-type="float">
            <text:p>39,7335008386</text:p>
          </table:table-cell>
          <table:table-cell table:formula="of:=[.D169]-[.D157]" office:value-type="float" office:value="-13.3333333333333" calcext:value-type="float">
            <text:p>-13,3333333333</text:p>
          </table:table-cell>
          <table:table-cell table:number-columns-repeated="1018"/>
        </table:table-row>
      </table:table>
      <table:table table:name="Editors &gt;5" table:style-name="ta1">
        <table:shapes>
          <draw:frame draw:z-index="0" draw:style-name="gr1" draw:text-style-name="P1" svg:width="159.99mm" svg:height="89.99mm" svg:x="181.63mm" svg:y="1mm">
            <loext:p draw:notify-on-update-of-ranges="'Editors &gt;5'.A1:'Editors &gt;5'.A1 'Editors &gt;5'.A2:'Editors &gt;5'.A169 'Editors &gt;5'.B1:'Editors &gt;5'.B1 'Editors &gt;5'.B2:'Editors &gt;5'.B169 'Editors &gt;5'.D1:'Editors &gt;5'.D1 'Editors &gt;5'.D2:'Editors &gt;5'.D169 'Editors &gt;5'.E1:'Editors &gt;5'.E1 'Editors &gt;5'.E2:'Editors &gt;5'.E169 'Editors &gt;5'.F1:'Editors &gt;5'.F1 'Editors &gt;5'.F2:'Editors &gt;5'.F1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5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09"/>
          <table:table-cell table:style-name="ce7" table:number-columns-repeated="9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6" calcext:value-type="float">
            <text:p>16</text:p>
          </table:table-cell>
          <table:table-cell table:formula="of:=COM.MICROSOFT.STDEV.S([.B2:.B13])" office:value-type="float" office:value="4.49691252107735" calcext:value-type="float">
            <text:p>4,4969125211</text:p>
          </table:table-cell>
          <table:table-cell table:formula="of:=AVERAGE([.B2:.B13])" office:value-type="float" office:value="4" calcext:value-type="float">
            <text:p>4</text:p>
          </table:table-cell>
          <table:table-cell table:formula="of:=[.D13]-[.C13]" office:value-type="float" office:value="-0.496912521077347" calcext:value-type="float">
            <text:p>-0,4969125211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formula="of:=COM.MICROSOFT.STDEV.S([.B3:.B14])" office:value-type="float" office:value="6.00462784488394" calcext:value-type="float">
            <text:p>6,0046278449</text:p>
          </table:table-cell>
          <table:table-cell table:formula="of:=AVERAGE([.B3:.B14])" office:value-type="float" office:value="5.5" calcext:value-type="float">
            <text:p>5,5</text:p>
          </table:table-cell>
          <table:table-cell table:formula="of:=[.D14]-[.C14]" office:value-type="float" office:value="-0.504627844883941" calcext:value-type="float">
            <text:p>-0,5046278449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3" calcext:value-type="float">
            <text:p>23</text:p>
          </table:table-cell>
          <table:table-cell table:formula="of:=COM.MICROSOFT.STDEV.S([.B4:.B15])" office:value-type="float" office:value="8.11308956084069" calcext:value-type="float">
            <text:p>8,1130895608</text:p>
          </table:table-cell>
          <table:table-cell table:formula="of:=AVERAGE([.B4:.B15])" office:value-type="float" office:value="7.4" calcext:value-type="float">
            <text:p>7,4</text:p>
          </table:table-cell>
          <table:table-cell table:formula="of:=[.D15]-[.C15]" office:value-type="float" office:value="-0.713089560840693" calcext:value-type="float">
            <text:p>-0,7130895608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formula="of:=COM.MICROSOFT.STDEV.S([.B5:.B16])" office:value-type="float" office:value="17.5970325781239" calcext:value-type="float">
            <text:p>17,5970325781</text:p>
          </table:table-cell>
          <table:table-cell table:formula="of:=AVERAGE([.B5:.B16])" office:value-type="float" office:value="13.1" calcext:value-type="float">
            <text:p>13,1</text:p>
          </table:table-cell>
          <table:table-cell table:formula="of:=[.D16]-[.C16]" office:value-type="float" office:value="-4.49703257812395" calcext:value-type="float">
            <text:p>-4,4970325781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formula="of:=COM.MICROSOFT.STDEV.S([.B6:.B17])" office:value-type="float" office:value="17.7701372470158" calcext:value-type="float">
            <text:p>17,770137247</text:p>
          </table:table-cell>
          <table:table-cell table:formula="of:=AVERAGE([.B6:.B17])" office:value-type="float" office:value="16" calcext:value-type="float">
            <text:p>16</text:p>
          </table:table-cell>
          <table:table-cell table:formula="of:=[.D17]-[.C17]" office:value-type="float" office:value="-1.77013724701579" calcext:value-type="float">
            <text:p>-1,770137247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3" calcext:value-type="float">
            <text:p>33</text:p>
          </table:table-cell>
          <table:table-cell table:formula="of:=COM.MICROSOFT.STDEV.S([.B7:.B18])" office:value-type="float" office:value="17.7604429374195" calcext:value-type="float">
            <text:p>17,7604429374</text:p>
          </table:table-cell>
          <table:table-cell table:formula="of:=AVERAGE([.B7:.B18])" office:value-type="float" office:value="19.1" calcext:value-type="float">
            <text:p>19,1</text:p>
          </table:table-cell>
          <table:table-cell table:formula="of:=[.D18]-[.C18]" office:value-type="float" office:value="1.33955706258052" calcext:value-type="float">
            <text:p>1,3395570626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formula="of:=COM.MICROSOFT.STDEV.S([.B8:.B19])" office:value-type="float" office:value="18.4887353091912" calcext:value-type="float">
            <text:p>18,4887353092</text:p>
          </table:table-cell>
          <table:table-cell table:formula="of:=AVERAGE([.B8:.B19])" office:value-type="float" office:value="23.5" calcext:value-type="float">
            <text:p>23,5</text:p>
          </table:table-cell>
          <table:table-cell table:formula="of:=[.D19]-[.C19]" office:value-type="float" office:value="5.0112646908088" calcext:value-type="float">
            <text:p>5,0112646908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4" calcext:value-type="float">
            <text:p>44</text:p>
          </table:table-cell>
          <table:table-cell table:formula="of:=COM.MICROSOFT.STDEV.S([.B9:.B20])" office:value-type="float" office:value="17.8204002947932" calcext:value-type="float">
            <text:p>17,8204002948</text:p>
          </table:table-cell>
          <table:table-cell table:formula="of:=AVERAGE([.B9:.B20])" office:value-type="float" office:value="27.7" calcext:value-type="float">
            <text:p>27,7</text:p>
          </table:table-cell>
          <table:table-cell table:formula="of:=[.D20]-[.C20]" office:value-type="float" office:value="9.87959970520677" calcext:value-type="float">
            <text:p>9,8795997052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0" calcext:value-type="float">
            <text:p>50</text:p>
          </table:table-cell>
          <table:table-cell table:formula="of:=COM.MICROSOFT.STDEV.S([.B10:.B21])" office:value-type="float" office:value="18.193905073353" calcext:value-type="float">
            <text:p>18,1939050734</text:p>
          </table:table-cell>
          <table:table-cell table:formula="of:=AVERAGE([.B10:.B21])" office:value-type="float" office:value="29.7272727272727" calcext:value-type="float">
            <text:p>29,7272727273</text:p>
          </table:table-cell>
          <table:table-cell table:formula="of:=[.D21]-[.C21]" office:value-type="float" office:value="11.5333676539197" calcext:value-type="float">
            <text:p>11,5333676539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11:.B22])" office:value-type="float" office:value="18.0495949757295" calcext:value-type="float">
            <text:p>18,0495949757</text:p>
          </table:table-cell>
          <table:table-cell table:formula="of:=AVERAGE([.B11:.B22])" office:value-type="float" office:value="31.1666666666667" calcext:value-type="float">
            <text:p>31,1666666667</text:p>
          </table:table-cell>
          <table:table-cell table:formula="of:=[.D22]-[.C22]" office:value-type="float" office:value="13.1170716909372" calcext:value-type="float">
            <text:p>13,1170716909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5" calcext:value-type="float">
            <text:p>85</text:p>
          </table:table-cell>
          <table:table-cell table:formula="of:=COM.MICROSOFT.STDEV.S([.B12:.B23])" office:value-type="float" office:value="21.7358452721989" calcext:value-type="float">
            <text:p>21,7358452722</text:p>
          </table:table-cell>
          <table:table-cell table:formula="of:=AVERAGE([.B12:.B23])" office:value-type="float" office:value="37.9166666666667" calcext:value-type="float">
            <text:p>37,9166666667</text:p>
          </table:table-cell>
          <table:table-cell table:formula="of:=[.D23]-[.C23]" office:value-type="float" office:value="16.1808213944678" calcext:value-type="float">
            <text:p>16,1808213945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3:.B24])" office:value-type="float" office:value="27.1371376977057" calcext:value-type="float">
            <text:p>27,1371376977</text:p>
          </table:table-cell>
          <table:table-cell table:formula="of:=AVERAGE([.B13:.B24])" office:value-type="float" office:value="46.3333333333333" calcext:value-type="float">
            <text:p>46,3333333333</text:p>
          </table:table-cell>
          <table:table-cell table:formula="of:=[.D24]-[.C24]" office:value-type="float" office:value="19.1961956356276" calcext:value-type="float">
            <text:p>19,1961956356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COM.MICROSOFT.STDEV.S([.B14:.B25])" office:value-type="float" office:value="28.1342829798074" calcext:value-type="float">
            <text:p>28,1342829798</text:p>
          </table:table-cell>
          <table:table-cell table:formula="of:=AVERAGE([.B14:.B25])" office:value-type="float" office:value="52.5833333333333" calcext:value-type="float">
            <text:p>52,5833333333</text:p>
          </table:table-cell>
          <table:table-cell table:formula="of:=[.D25]-[.C25]" office:value-type="float" office:value="24.449050353526" calcext:value-type="float">
            <text:p>24,4490503535</text:p>
          </table:table-cell>
          <table:table-cell table:formula="of:=[.D25]-[.D13]" office:value-type="float" office:value="48.5833333333333" calcext:value-type="float">
            <text:p>48,58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5:.B26])" office:value-type="float" office:value="29.5942254809647" calcext:value-type="float">
            <text:p>29,594225481</text:p>
          </table:table-cell>
          <table:table-cell table:formula="of:=AVERAGE([.B15:.B26])" office:value-type="float" office:value="60" calcext:value-type="float">
            <text:p>60</text:p>
          </table:table-cell>
          <table:table-cell table:formula="of:=[.D26]-[.C26]" office:value-type="float" office:value="30.4057745190353" calcext:value-type="float">
            <text:p>30,405774519</text:p>
          </table:table-cell>
          <table:table-cell table:formula="of:=[.D26]-[.D14]" office:value-type="float" office:value="54.5" calcext:value-type="float">
            <text:p>54,5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6:.B27])" office:value-type="float" office:value="29.1873519722416" calcext:value-type="float">
            <text:p>29,1873519722</text:p>
          </table:table-cell>
          <table:table-cell table:formula="of:=AVERAGE([.B16:.B27])" office:value-type="float" office:value="66.4166666666667" calcext:value-type="float">
            <text:p>66,4166666667</text:p>
          </table:table-cell>
          <table:table-cell table:formula="of:=[.D27]-[.C27]" office:value-type="float" office:value="37.2293146944251" calcext:value-type="float">
            <text:p>37,2293146944</text:p>
          </table:table-cell>
          <table:table-cell table:formula="of:=[.D27]-[.D15]" office:value-type="float" office:value="59.0166666666667" calcext:value-type="float">
            <text:p>59,01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47" calcext:value-type="float">
            <text:p>147</text:p>
          </table:table-cell>
          <table:table-cell table:formula="of:=COM.MICROSOFT.STDEV.S([.B17:.B28])" office:value-type="float" office:value="37.0916146694624" calcext:value-type="float">
            <text:p>37,0916146695</text:p>
          </table:table-cell>
          <table:table-cell table:formula="of:=AVERAGE([.B17:.B28])" office:value-type="float" office:value="73.8333333333333" calcext:value-type="float">
            <text:p>73,8333333333</text:p>
          </table:table-cell>
          <table:table-cell table:formula="of:=[.D28]-[.C28]" office:value-type="float" office:value="36.7417186638709" calcext:value-type="float">
            <text:p>36,7417186639</text:p>
          </table:table-cell>
          <table:table-cell table:formula="of:=[.D28]-[.D16]" office:value-type="float" office:value="60.7333333333333" calcext:value-type="float">
            <text:p>60,7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57" calcext:value-type="float">
            <text:p>157</text:p>
          </table:table-cell>
          <table:table-cell table:formula="of:=COM.MICROSOFT.STDEV.S([.B18:.B29])" office:value-type="float" office:value="41.3245652968025" calcext:value-type="float">
            <text:p>41,3245652968</text:p>
          </table:table-cell>
          <table:table-cell table:formula="of:=AVERAGE([.B18:.B29])" office:value-type="float" office:value="84.4166666666667" calcext:value-type="float">
            <text:p>84,4166666667</text:p>
          </table:table-cell>
          <table:table-cell table:formula="of:=[.D29]-[.C29]" office:value-type="float" office:value="43.0921013698641" calcext:value-type="float">
            <text:p>43,0921013699</text:p>
          </table:table-cell>
          <table:table-cell table:formula="of:=[.D29]-[.D17]" office:value-type="float" office:value="68.4166666666667" calcext:value-type="float">
            <text:p>68,41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5" calcext:value-type="float">
            <text:p>145</text:p>
          </table:table-cell>
          <table:table-cell table:formula="of:=COM.MICROSOFT.STDEV.S([.B19:.B30])" office:value-type="float" office:value="41.3040279787907" calcext:value-type="float">
            <text:p>41,3040279788</text:p>
          </table:table-cell>
          <table:table-cell table:formula="of:=AVERAGE([.B19:.B30])" office:value-type="float" office:value="93.75" calcext:value-type="float">
            <text:p>93,75</text:p>
          </table:table-cell>
          <table:table-cell table:formula="of:=[.D30]-[.C30]" office:value-type="float" office:value="52.4459720212093" calcext:value-type="float">
            <text:p>52,4459720212</text:p>
          </table:table-cell>
          <table:table-cell table:formula="of:=[.D30]-[.D18]" office:value-type="float" office:value="74.65" calcext:value-type="float">
            <text:p>74,65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4" calcext:value-type="float">
            <text:p>154</text:p>
          </table:table-cell>
          <table:table-cell table:formula="of:=COM.MICROSOFT.STDEV.S([.B20:.B31])" office:value-type="float" office:value="41.7179381517875" calcext:value-type="float">
            <text:p>41,7179381518</text:p>
          </table:table-cell>
          <table:table-cell table:formula="of:=AVERAGE([.B20:.B31])" office:value-type="float" office:value="102.75" calcext:value-type="float">
            <text:p>102,75</text:p>
          </table:table-cell>
          <table:table-cell table:formula="of:=[.D31]-[.C31]" office:value-type="float" office:value="61.0320618482125" calcext:value-type="float">
            <text:p>61,0320618482</text:p>
          </table:table-cell>
          <table:table-cell table:formula="of:=[.D31]-[.D19]" office:value-type="float" office:value="79.25" calcext:value-type="float">
            <text:p>79,2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4" calcext:value-type="float">
            <text:p>164</text:p>
          </table:table-cell>
          <table:table-cell table:formula="of:=COM.MICROSOFT.STDEV.S([.B21:.B32])" office:value-type="float" office:value="40.7255224867427" calcext:value-type="float">
            <text:p>40,7255224867</text:p>
          </table:table-cell>
          <table:table-cell table:formula="of:=AVERAGE([.B21:.B32])" office:value-type="float" office:value="112.75" calcext:value-type="float">
            <text:p>112,75</text:p>
          </table:table-cell>
          <table:table-cell table:formula="of:=[.D32]-[.C32]" office:value-type="float" office:value="72.0244775132574" calcext:value-type="float">
            <text:p>72,0244775133</text:p>
          </table:table-cell>
          <table:table-cell table:formula="of:=[.D32]-[.D20]" office:value-type="float" office:value="85.05" calcext:value-type="float">
            <text:p>85,05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4" calcext:value-type="float">
            <text:p>214</text:p>
          </table:table-cell>
          <table:table-cell table:formula="of:=COM.MICROSOFT.STDEV.S([.B22:.B33])" office:value-type="float" office:value="45.0423201673782" calcext:value-type="float">
            <text:p>45,0423201674</text:p>
          </table:table-cell>
          <table:table-cell table:formula="of:=AVERAGE([.B22:.B33])" office:value-type="float" office:value="126.416666666667" calcext:value-type="float">
            <text:p>126,4166666667</text:p>
          </table:table-cell>
          <table:table-cell table:formula="of:=[.D33]-[.C33]" office:value-type="float" office:value="81.3743464992885" calcext:value-type="float">
            <text:p>81,3743464993</text:p>
          </table:table-cell>
          <table:table-cell table:formula="of:=[.D33]-[.D21]" office:value-type="float" office:value="96.6893939393939" calcext:value-type="float">
            <text:p>96,6893939394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3" calcext:value-type="float">
            <text:p>183</text:p>
          </table:table-cell>
          <table:table-cell table:formula="of:=COM.MICROSOFT.STDEV.S([.B23:.B34])" office:value-type="float" office:value="40.0797500445844" calcext:value-type="float">
            <text:p>40,0797500446</text:p>
          </table:table-cell>
          <table:table-cell table:formula="of:=AVERAGE([.B23:.B34])" office:value-type="float" office:value="137.75" calcext:value-type="float">
            <text:p>137,75</text:p>
          </table:table-cell>
          <table:table-cell table:formula="of:=[.D34]-[.C34]" office:value-type="float" office:value="97.6702499554156" calcext:value-type="float">
            <text:p>97,6702499554</text:p>
          </table:table-cell>
          <table:table-cell table:formula="of:=[.D34]-[.D22]" office:value-type="float" office:value="106.583333333333" calcext:value-type="float">
            <text:p>106,58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3" calcext:value-type="float">
            <text:p>203</text:p>
          </table:table-cell>
          <table:table-cell table:formula="of:=COM.MICROSOFT.STDEV.S([.B24:.B35])" office:value-type="float" office:value="40.4350395602926" calcext:value-type="float">
            <text:p>40,4350395603</text:p>
          </table:table-cell>
          <table:table-cell table:formula="of:=AVERAGE([.B24:.B35])" office:value-type="float" office:value="147.583333333333" calcext:value-type="float">
            <text:p>147,5833333333</text:p>
          </table:table-cell>
          <table:table-cell table:formula="of:=[.D35]-[.C35]" office:value-type="float" office:value="107.148293773041" calcext:value-type="float">
            <text:p>107,148293773</text:p>
          </table:table-cell>
          <table:table-cell table:formula="of:=[.D35]-[.D23]" office:value-type="float" office:value="109.666666666667" calcext:value-type="float">
            <text:p>109,6666666667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18" calcext:value-type="float">
            <text:p>218</text:p>
          </table:table-cell>
          <table:table-cell table:formula="of:=COM.MICROSOFT.STDEV.S([.B25:.B36])" office:value-type="float" office:value="42.9266463830681" calcext:value-type="float">
            <text:p>42,9266463831</text:p>
          </table:table-cell>
          <table:table-cell table:formula="of:=AVERAGE([.B25:.B36])" office:value-type="float" office:value="156.833333333333" calcext:value-type="float">
            <text:p>156,8333333333</text:p>
          </table:table-cell>
          <table:table-cell table:formula="of:=[.D36]-[.C36]" office:value-type="float" office:value="113.906686950265" calcext:value-type="float">
            <text:p>113,9066869503</text:p>
          </table:table-cell>
          <table:table-cell table:formula="of:=[.D36]-[.D24]" office:value-type="float" office:value="110.5" calcext:value-type="float">
            <text:p>110,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2" calcext:value-type="float">
            <text:p>272</text:p>
          </table:table-cell>
          <table:table-cell table:formula="of:=COM.MICROSOFT.STDEV.S([.B26:.B37])" office:value-type="float" office:value="49.0536966141712" calcext:value-type="float">
            <text:p>49,0536966142</text:p>
          </table:table-cell>
          <table:table-cell table:formula="of:=AVERAGE([.B26:.B37])" office:value-type="float" office:value="171.916666666667" calcext:value-type="float">
            <text:p>171,9166666667</text:p>
          </table:table-cell>
          <table:table-cell table:formula="of:=[.D37]-[.C37]" office:value-type="float" office:value="122.862970052495" calcext:value-type="float">
            <text:p>122,8629700525</text:p>
          </table:table-cell>
          <table:table-cell table:formula="of:=[.D37]-[.D25]" office:value-type="float" office:value="119.333333333333" calcext:value-type="float">
            <text:p>119,3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4" calcext:value-type="float">
            <text:p>304</text:p>
          </table:table-cell>
          <table:table-cell table:formula="of:=COM.MICROSOFT.STDEV.S([.B27:.B38])" office:value-type="float" office:value="57.4479342667354" calcext:value-type="float">
            <text:p>57,4479342667</text:p>
          </table:table-cell>
          <table:table-cell table:formula="of:=AVERAGE([.B27:.B38])" office:value-type="float" office:value="188.416666666667" calcext:value-type="float">
            <text:p>188,4166666667</text:p>
          </table:table-cell>
          <table:table-cell table:formula="of:=[.D38]-[.C38]" office:value-type="float" office:value="130.968732399931" calcext:value-type="float">
            <text:p>130,9687323999</text:p>
          </table:table-cell>
          <table:table-cell table:formula="of:=[.D38]-[.D26]" office:value-type="float" office:value="128.416666666667" calcext:value-type="float">
            <text:p>128,41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16" calcext:value-type="float">
            <text:p>316</text:p>
          </table:table-cell>
          <table:table-cell table:formula="of:=COM.MICROSOFT.STDEV.S([.B28:.B39])" office:value-type="float" office:value="60.9581948153939" calcext:value-type="float">
            <text:p>60,9581948154</text:p>
          </table:table-cell>
          <table:table-cell table:formula="of:=AVERAGE([.B28:.B39])" office:value-type="float" office:value="206.416666666667" calcext:value-type="float">
            <text:p>206,4166666667</text:p>
          </table:table-cell>
          <table:table-cell table:formula="of:=[.D39]-[.C39]" office:value-type="float" office:value="145.458471851273" calcext:value-type="float">
            <text:p>145,4584718513</text:p>
          </table:table-cell>
          <table:table-cell table:formula="of:=[.D39]-[.D27]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0" calcext:value-type="float">
            <text:p>370</text:p>
          </table:table-cell>
          <table:table-cell table:formula="of:=COM.MICROSOFT.STDEV.S([.B29:.B40])" office:value-type="float" office:value="73.8302721849858" calcext:value-type="float">
            <text:p>73,830272185</text:p>
          </table:table-cell>
          <table:table-cell table:formula="of:=AVERAGE([.B29:.B40])" office:value-type="float" office:value="225" calcext:value-type="float">
            <text:p>225</text:p>
          </table:table-cell>
          <table:table-cell table:formula="of:=[.D40]-[.C40]" office:value-type="float" office:value="151.169727815014" calcext:value-type="float">
            <text:p>151,169727815</text:p>
          </table:table-cell>
          <table:table-cell table:formula="of:=[.D40]-[.D28]" office:value-type="float" office:value="151.166666666667" calcext:value-type="float">
            <text:p>151,1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72" calcext:value-type="float">
            <text:p>372</text:p>
          </table:table-cell>
          <table:table-cell table:formula="of:=COM.MICROSOFT.STDEV.S([.B30:.B41])" office:value-type="float" office:value="81.5157077259384" calcext:value-type="float">
            <text:p>81,5157077259</text:p>
          </table:table-cell>
          <table:table-cell table:formula="of:=AVERAGE([.B30:.B41])" office:value-type="float" office:value="242.916666666667" calcext:value-type="float">
            <text:p>242,9166666667</text:p>
          </table:table-cell>
          <table:table-cell table:formula="of:=[.D41]-[.C41]" office:value-type="float" office:value="161.400958940728" calcext:value-type="float">
            <text:p>161,4009589407</text:p>
          </table:table-cell>
          <table:table-cell table:formula="of:=[.D41]-[.D29]" office:value-type="float" office:value="158.5" calcext:value-type="float">
            <text:p>158,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09" calcext:value-type="float">
            <text:p>409</text:p>
          </table:table-cell>
          <table:table-cell table:formula="of:=COM.MICROSOFT.STDEV.S([.B31:.B42])" office:value-type="float" office:value="88.0500460309965" calcext:value-type="float">
            <text:p>88,050046031</text:p>
          </table:table-cell>
          <table:table-cell table:formula="of:=AVERAGE([.B31:.B42])" office:value-type="float" office:value="264.916666666667" calcext:value-type="float">
            <text:p>264,9166666667</text:p>
          </table:table-cell>
          <table:table-cell table:formula="of:=[.D42]-[.C42]" office:value-type="float" office:value="176.86662063567" calcext:value-type="float">
            <text:p>176,8666206357</text:p>
          </table:table-cell>
          <table:table-cell table:formula="of:=[.D42]-[.D30]" office:value-type="float" office:value="171.166666666667" calcext:value-type="float">
            <text:p>171,1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27" calcext:value-type="float">
            <text:p>427</text:p>
          </table:table-cell>
          <table:table-cell table:formula="of:=COM.MICROSOFT.STDEV.S([.B32:.B43])" office:value-type="float" office:value="91.9677150203299" calcext:value-type="float">
            <text:p>91,9677150203</text:p>
          </table:table-cell>
          <table:table-cell table:formula="of:=AVERAGE([.B32:.B43])" office:value-type="float" office:value="287.666666666667" calcext:value-type="float">
            <text:p>287,6666666667</text:p>
          </table:table-cell>
          <table:table-cell table:formula="of:=[.D43]-[.C43]" office:value-type="float" office:value="195.698951646337" calcext:value-type="float">
            <text:p>195,6989516463</text:p>
          </table:table-cell>
          <table:table-cell table:formula="of:=[.D43]-[.D31]" office:value-type="float" office:value="184.916666666667" calcext:value-type="float">
            <text:p>184,91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98" calcext:value-type="float">
            <text:p>398</text:p>
          </table:table-cell>
          <table:table-cell table:formula="of:=COM.MICROSOFT.STDEV.S([.B33:.B44])" office:value-type="float" office:value="88.0886261704998" calcext:value-type="float">
            <text:p>88,0886261705</text:p>
          </table:table-cell>
          <table:table-cell table:formula="of:=AVERAGE([.B33:.B44])" office:value-type="float" office:value="307.166666666667" calcext:value-type="float">
            <text:p>307,1666666667</text:p>
          </table:table-cell>
          <table:table-cell table:formula="of:=[.D44]-[.C44]" office:value-type="float" office:value="219.078040496167" calcext:value-type="float">
            <text:p>219,0780404962</text:p>
          </table:table-cell>
          <table:table-cell table:formula="of:=[.D44]-[.D32]" office:value-type="float" office:value="194.416666666667" calcext:value-type="float">
            <text:p>194,41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0" calcext:value-type="float">
            <text:p>450</text:p>
          </table:table-cell>
          <table:table-cell table:formula="of:=COM.MICROSOFT.STDEV.S([.B34:.B45])" office:value-type="float" office:value="91.6692010668928" calcext:value-type="float">
            <text:p>91,6692010669</text:p>
          </table:table-cell>
          <table:table-cell table:formula="of:=AVERAGE([.B34:.B45])" office:value-type="float" office:value="326.833333333333" calcext:value-type="float">
            <text:p>326,8333333333</text:p>
          </table:table-cell>
          <table:table-cell table:formula="of:=[.D45]-[.C45]" office:value-type="float" office:value="235.16413226644" calcext:value-type="float">
            <text:p>235,1641322664</text:p>
          </table:table-cell>
          <table:table-cell table:formula="of:=[.D45]-[.D33]" office:value-type="float" office:value="200.416666666667" calcext:value-type="float">
            <text:p>200,4166666667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02" calcext:value-type="float">
            <text:p>502</text:p>
          </table:table-cell>
          <table:table-cell table:formula="of:=COM.MICROSOFT.STDEV.S([.B35:.B46])" office:value-type="float" office:value="92.4174898179042" calcext:value-type="float">
            <text:p>92,4174898179</text:p>
          </table:table-cell>
          <table:table-cell table:formula="of:=AVERAGE([.B35:.B46])" office:value-type="float" office:value="353.416666666667" calcext:value-type="float">
            <text:p>353,4166666667</text:p>
          </table:table-cell>
          <table:table-cell table:formula="of:=[.D46]-[.C46]" office:value-type="float" office:value="260.999176848762" calcext:value-type="float">
            <text:p>260,9991768488</text:p>
          </table:table-cell>
          <table:table-cell table:formula="of:=[.D46]-[.D34]" office:value-type="float" office:value="215.666666666667" calcext:value-type="float">
            <text:p>215,66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04" calcext:value-type="float">
            <text:p>504</text:p>
          </table:table-cell>
          <table:table-cell table:formula="of:=COM.MICROSOFT.STDEV.S([.B36:.B47])" office:value-type="float" office:value="88.6520265881261" calcext:value-type="float">
            <text:p>88,6520265881</text:p>
          </table:table-cell>
          <table:table-cell table:formula="of:=AVERAGE([.B36:.B47])" office:value-type="float" office:value="378.5" calcext:value-type="float">
            <text:p>378,5</text:p>
          </table:table-cell>
          <table:table-cell table:formula="of:=[.D47]-[.C47]" office:value-type="float" office:value="289.847973411874" calcext:value-type="float">
            <text:p>289,8479734119</text:p>
          </table:table-cell>
          <table:table-cell table:formula="of:=[.D47]-[.D35]" office:value-type="float" office:value="230.916666666667" calcext:value-type="float">
            <text:p>230,91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07" calcext:value-type="float">
            <text:p>607</text:p>
          </table:table-cell>
          <table:table-cell table:formula="of:=COM.MICROSOFT.STDEV.S([.B37:.B48])" office:value-type="float" office:value="95.4857993566995" calcext:value-type="float">
            <text:p>95,4857993567</text:p>
          </table:table-cell>
          <table:table-cell table:formula="of:=AVERAGE([.B37:.B48])" office:value-type="float" office:value="410.916666666667" calcext:value-type="float">
            <text:p>410,9166666667</text:p>
          </table:table-cell>
          <table:table-cell table:formula="of:=[.D48]-[.C48]" office:value-type="float" office:value="315.430867309967" calcext:value-type="float">
            <text:p>315,43086731</text:p>
          </table:table-cell>
          <table:table-cell table:formula="of:=[.D48]-[.D36]" office:value-type="float" office:value="254.083333333333" calcext:value-type="float">
            <text:p>254,08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39" calcext:value-type="float">
            <text:p>639</text:p>
          </table:table-cell>
          <table:table-cell table:formula="of:=COM.MICROSOFT.STDEV.S([.B38:.B49])" office:value-type="float" office:value="105.224003483478" calcext:value-type="float">
            <text:p>105,2240034835</text:p>
          </table:table-cell>
          <table:table-cell table:formula="of:=AVERAGE([.B38:.B49])" office:value-type="float" office:value="441.5" calcext:value-type="float">
            <text:p>441,5</text:p>
          </table:table-cell>
          <table:table-cell table:formula="of:=[.D49]-[.C49]" office:value-type="float" office:value="336.275996516522" calcext:value-type="float">
            <text:p>336,2759965165</text:p>
          </table:table-cell>
          <table:table-cell table:formula="of:=[.D49]-[.D37]" office:value-type="float" office:value="269.583333333333" calcext:value-type="float">
            <text:p>269,58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71" calcext:value-type="float">
            <text:p>671</text:p>
          </table:table-cell>
          <table:table-cell table:formula="of:=COM.MICROSOFT.STDEV.S([.B39:.B50])" office:value-type="float" office:value="114.547694182049" calcext:value-type="float">
            <text:p>114,547694182</text:p>
          </table:table-cell>
          <table:table-cell table:formula="of:=AVERAGE([.B39:.B50])" office:value-type="float" office:value="472.083333333333" calcext:value-type="float">
            <text:p>472,0833333333</text:p>
          </table:table-cell>
          <table:table-cell table:formula="of:=[.D50]-[.C50]" office:value-type="float" office:value="357.535639151284" calcext:value-type="float">
            <text:p>357,5356391513</text:p>
          </table:table-cell>
          <table:table-cell table:formula="of:=[.D50]-[.D38]" office:value-type="float" office:value="283.666666666667" calcext:value-type="float">
            <text:p>283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11" calcext:value-type="float">
            <text:p>711</text:p>
          </table:table-cell>
          <table:table-cell table:formula="of:=COM.MICROSOFT.STDEV.S([.B40:.B51])" office:value-type="float" office:value="122.121400105126" calcext:value-type="float">
            <text:p>122,1214001051</text:p>
          </table:table-cell>
          <table:table-cell table:formula="of:=AVERAGE([.B40:.B51])" office:value-type="float" office:value="505" calcext:value-type="float">
            <text:p>505</text:p>
          </table:table-cell>
          <table:table-cell table:formula="of:=[.D51]-[.C51]" office:value-type="float" office:value="382.878599894874" calcext:value-type="float">
            <text:p>382,8785998949</text:p>
          </table:table-cell>
          <table:table-cell table:formula="of:=[.D51]-[.D39]" office:value-type="float" office:value="298.583333333333" calcext:value-type="float">
            <text:p>298,58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72" calcext:value-type="float">
            <text:p>772</text:p>
          </table:table-cell>
          <table:table-cell table:formula="of:=COM.MICROSOFT.STDEV.S([.B41:.B52])" office:value-type="float" office:value="136.063821923256" calcext:value-type="float">
            <text:p>136,0638219233</text:p>
          </table:table-cell>
          <table:table-cell table:formula="of:=AVERAGE([.B41:.B52])" office:value-type="float" office:value="538.5" calcext:value-type="float">
            <text:p>538,5</text:p>
          </table:table-cell>
          <table:table-cell table:formula="of:=[.D52]-[.C52]" office:value-type="float" office:value="402.436178076744" calcext:value-type="float">
            <text:p>402,4361780767</text:p>
          </table:table-cell>
          <table:table-cell table:formula="of:=[.D52]-[.D40]" office:value-type="float" office:value="313.5" calcext:value-type="float">
            <text:p>313,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81" calcext:value-type="float">
            <text:p>681</text:p>
          </table:table-cell>
          <table:table-cell table:formula="of:=COM.MICROSOFT.STDEV.S([.B42:.B53])" office:value-type="float" office:value="130.827523515088" calcext:value-type="float">
            <text:p>130,8275235151</text:p>
          </table:table-cell>
          <table:table-cell table:formula="of:=AVERAGE([.B42:.B53])" office:value-type="float" office:value="564.25" calcext:value-type="float">
            <text:p>564,25</text:p>
          </table:table-cell>
          <table:table-cell table:formula="of:=[.D53]-[.C53]" office:value-type="float" office:value="433.422476484912" calcext:value-type="float">
            <text:p>433,4224764849</text:p>
          </table:table-cell>
          <table:table-cell table:formula="of:=[.D53]-[.D41]" office:value-type="float" office:value="321.333333333333" calcext:value-type="float">
            <text:p>321,3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690" calcext:value-type="float">
            <text:p>690</text:p>
          </table:table-cell>
          <table:table-cell table:formula="of:=COM.MICROSOFT.STDEV.S([.B43:.B54])" office:value-type="float" office:value="125.555010278605" calcext:value-type="float">
            <text:p>125,5550102786</text:p>
          </table:table-cell>
          <table:table-cell table:formula="of:=AVERAGE([.B43:.B54])" office:value-type="float" office:value="587.666666666667" calcext:value-type="float">
            <text:p>587,6666666667</text:p>
          </table:table-cell>
          <table:table-cell table:formula="of:=[.D54]-[.C54]" office:value-type="float" office:value="462.111656388062" calcext:value-type="float">
            <text:p>462,1116563881</text:p>
          </table:table-cell>
          <table:table-cell table:formula="of:=[.D54]-[.D42]" office:value-type="float" office:value="322.75" calcext:value-type="float">
            <text:p>322,7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592" calcext:value-type="float">
            <text:p>592</text:p>
          </table:table-cell>
          <table:table-cell table:formula="of:=COM.MICROSOFT.STDEV.S([.B44:.B55])" office:value-type="float" office:value="114.946990417586" calcext:value-type="float">
            <text:p>114,9469904176</text:p>
          </table:table-cell>
          <table:table-cell table:formula="of:=AVERAGE([.B44:.B55])" office:value-type="float" office:value="601.416666666667" calcext:value-type="float">
            <text:p>601,4166666667</text:p>
          </table:table-cell>
          <table:table-cell table:formula="of:=[.D55]-[.C55]" office:value-type="float" office:value="486.469676249081" calcext:value-type="float">
            <text:p>486,4696762491</text:p>
          </table:table-cell>
          <table:table-cell table:formula="of:=[.D55]-[.D43]" office:value-type="float" office:value="313.75" calcext:value-type="float">
            <text:p>313,75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60" calcext:value-type="float">
            <text:p>560</text:p>
          </table:table-cell>
          <table:table-cell table:formula="of:=COM.MICROSOFT.STDEV.S([.B45:.B56])" office:value-type="float" office:value="96.9962120472503" calcext:value-type="float">
            <text:p>96,9962120473</text:p>
          </table:table-cell>
          <table:table-cell table:formula="of:=AVERAGE([.B45:.B56])" office:value-type="float" office:value="614.916666666667" calcext:value-type="float">
            <text:p>614,9166666667</text:p>
          </table:table-cell>
          <table:table-cell table:formula="of:=[.D56]-[.C56]" office:value-type="float" office:value="517.920454619416" calcext:value-type="float">
            <text:p>517,9204546194</text:p>
          </table:table-cell>
          <table:table-cell table:formula="of:=[.D56]-[.D44]" office:value-type="float" office:value="307.75" calcext:value-type="float">
            <text:p>307,7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59" calcext:value-type="float">
            <text:p>559</text:p>
          </table:table-cell>
          <table:table-cell table:formula="of:=COM.MICROSOFT.STDEV.S([.B46:.B57])" office:value-type="float" office:value="84.4393273303382" calcext:value-type="float">
            <text:p>84,4393273303</text:p>
          </table:table-cell>
          <table:table-cell table:formula="of:=AVERAGE([.B46:.B57])" office:value-type="float" office:value="624" calcext:value-type="float">
            <text:p>624</text:p>
          </table:table-cell>
          <table:table-cell table:formula="of:=[.D57]-[.C57]" office:value-type="float" office:value="539.560672669662" calcext:value-type="float">
            <text:p>539,5606726697</text:p>
          </table:table-cell>
          <table:table-cell table:formula="of:=[.D57]-[.D45]" office:value-type="float" office:value="297.166666666667" calcext:value-type="float">
            <text:p>297,1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595" calcext:value-type="float">
            <text:p>595</text:p>
          </table:table-cell>
          <table:table-cell table:formula="of:=COM.MICROSOFT.STDEV.S([.B47:.B58])" office:value-type="float" office:value="76.0778608340883" calcext:value-type="float">
            <text:p>76,0778608341</text:p>
          </table:table-cell>
          <table:table-cell table:formula="of:=AVERAGE([.B47:.B58])" office:value-type="float" office:value="631.75" calcext:value-type="float">
            <text:p>631,75</text:p>
          </table:table-cell>
          <table:table-cell table:formula="of:=[.D58]-[.C58]" office:value-type="float" office:value="555.672139165912" calcext:value-type="float">
            <text:p>555,6721391659</text:p>
          </table:table-cell>
          <table:table-cell table:formula="of:=[.D58]-[.D46]" office:value-type="float" office:value="278.333333333333" calcext:value-type="float">
            <text:p>278,3333333333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00" calcext:value-type="float">
            <text:p>600</text:p>
          </table:table-cell>
          <table:table-cell table:formula="of:=COM.MICROSOFT.STDEV.S([.B48:.B59])" office:value-type="float" office:value="65.7725073816768" calcext:value-type="float">
            <text:p>65,7725073817</text:p>
          </table:table-cell>
          <table:table-cell table:formula="of:=AVERAGE([.B48:.B59])" office:value-type="float" office:value="639.75" calcext:value-type="float">
            <text:p>639,75</text:p>
          </table:table-cell>
          <table:table-cell table:formula="of:=[.D59]-[.C59]" office:value-type="float" office:value="573.977492618323" calcext:value-type="float">
            <text:p>573,9774926183</text:p>
          </table:table-cell>
          <table:table-cell table:formula="of:=[.D59]-[.D47]" office:value-type="float" office:value="261.25" calcext:value-type="float">
            <text:p>261,25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13" calcext:value-type="float">
            <text:p>613</text:p>
          </table:table-cell>
          <table:table-cell table:formula="of:=COM.MICROSOFT.STDEV.S([.B49:.B60])" office:value-type="float" office:value="65.5232436204547" calcext:value-type="float">
            <text:p>65,5232436205</text:p>
          </table:table-cell>
          <table:table-cell table:formula="of:=AVERAGE([.B49:.B60])" office:value-type="float" office:value="640.25" calcext:value-type="float">
            <text:p>640,25</text:p>
          </table:table-cell>
          <table:table-cell table:formula="of:=[.D60]-[.C60]" office:value-type="float" office:value="574.726756379545" calcext:value-type="float">
            <text:p>574,7267563795</text:p>
          </table:table-cell>
          <table:table-cell table:formula="of:=[.D60]-[.D48]" office:value-type="float" office:value="229.333333333333" calcext:value-type="float">
            <text:p>229,33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85" calcext:value-type="float">
            <text:p>585</text:p>
          </table:table-cell>
          <table:table-cell table:formula="of:=COM.MICROSOFT.STDEV.S([.B50:.B61])" office:value-type="float" office:value="67.4430736385745" calcext:value-type="float">
            <text:p>67,4430736386</text:p>
          </table:table-cell>
          <table:table-cell table:formula="of:=AVERAGE([.B50:.B61])" office:value-type="float" office:value="635.75" calcext:value-type="float">
            <text:p>635,75</text:p>
          </table:table-cell>
          <table:table-cell table:formula="of:=[.D61]-[.C61]" office:value-type="float" office:value="568.306926361426" calcext:value-type="float">
            <text:p>568,3069263614</text:p>
          </table:table-cell>
          <table:table-cell table:formula="of:=[.D61]-[.D49]" office:value-type="float" office:value="194.25" calcext:value-type="float">
            <text:p>194,2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74" calcext:value-type="float">
            <text:p>674</text:p>
          </table:table-cell>
          <table:table-cell table:formula="of:=COM.MICROSOFT.STDEV.S([.B51:.B62])" office:value-type="float" office:value="67.5910160786584" calcext:value-type="float">
            <text:p>67,5910160787</text:p>
          </table:table-cell>
          <table:table-cell table:formula="of:=AVERAGE([.B51:.B62])" office:value-type="float" office:value="636" calcext:value-type="float">
            <text:p>636</text:p>
          </table:table-cell>
          <table:table-cell table:formula="of:=[.D62]-[.C62]" office:value-type="float" office:value="568.408983921342" calcext:value-type="float">
            <text:p>568,4089839213</text:p>
          </table:table-cell>
          <table:table-cell table:formula="of:=[.D62]-[.D50]" office:value-type="float" office:value="163.916666666667" calcext:value-type="float">
            <text:p>163,91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692" calcext:value-type="float">
            <text:p>692</text:p>
          </table:table-cell>
          <table:table-cell table:formula="of:=COM.MICROSOFT.STDEV.S([.B52:.B63])" office:value-type="float" office:value="65.8751689089894" calcext:value-type="float">
            <text:p>65,875168909</text:p>
          </table:table-cell>
          <table:table-cell table:formula="of:=AVERAGE([.B52:.B63])" office:value-type="float" office:value="634.416666666667" calcext:value-type="float">
            <text:p>634,4166666667</text:p>
          </table:table-cell>
          <table:table-cell table:formula="of:=[.D63]-[.C63]" office:value-type="float" office:value="568.541497757677" calcext:value-type="float">
            <text:p>568,5414977577</text:p>
          </table:table-cell>
          <table:table-cell table:formula="of:=[.D63]-[.D51]" office:value-type="float" office:value="129.416666666667" calcext:value-type="float">
            <text:p>129,41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75" calcext:value-type="float">
            <text:p>675</text:p>
          </table:table-cell>
          <table:table-cell table:formula="of:=COM.MICROSOFT.STDEV.S([.B53:.B64])" office:value-type="float" office:value="51.9341074357836" calcext:value-type="float">
            <text:p>51,9341074358</text:p>
          </table:table-cell>
          <table:table-cell table:formula="of:=AVERAGE([.B53:.B64])" office:value-type="float" office:value="626.333333333333" calcext:value-type="float">
            <text:p>626,3333333333</text:p>
          </table:table-cell>
          <table:table-cell table:formula="of:=[.D64]-[.C64]" office:value-type="float" office:value="574.39922589755" calcext:value-type="float">
            <text:p>574,3992258976</text:p>
          </table:table-cell>
          <table:table-cell table:formula="of:=[.D64]-[.D52]" office:value-type="float" office:value="87.8333333333334" calcext:value-type="float">
            <text:p>87,833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25" calcext:value-type="float">
            <text:p>625</text:p>
          </table:table-cell>
          <table:table-cell table:formula="of:=COM.MICROSOFT.STDEV.S([.B54:.B65])" office:value-type="float" office:value="49.0089664028817" calcext:value-type="float">
            <text:p>49,0089664029</text:p>
          </table:table-cell>
          <table:table-cell table:formula="of:=AVERAGE([.B54:.B65])" office:value-type="float" office:value="621.666666666667" calcext:value-type="float">
            <text:p>621,6666666667</text:p>
          </table:table-cell>
          <table:table-cell table:formula="of:=[.D65]-[.C65]" office:value-type="float" office:value="572.657700263785" calcext:value-type="float">
            <text:p>572,6577002638</text:p>
          </table:table-cell>
          <table:table-cell table:formula="of:=[.D65]-[.D53]" office:value-type="float" office:value="57.4166666666666" calcext:value-type="float">
            <text:p>57,41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03" calcext:value-type="float">
            <text:p>603</text:p>
          </table:table-cell>
          <table:table-cell table:formula="of:=COM.MICROSOFT.STDEV.S([.B55:.B66])" office:value-type="float" office:value="44.1782717743655" calcext:value-type="float">
            <text:p>44,1782717744</text:p>
          </table:table-cell>
          <table:table-cell table:formula="of:=AVERAGE([.B55:.B66])" office:value-type="float" office:value="614.416666666667" calcext:value-type="float">
            <text:p>614,4166666667</text:p>
          </table:table-cell>
          <table:table-cell table:formula="of:=[.D66]-[.C66]" office:value-type="float" office:value="570.238394892301" calcext:value-type="float">
            <text:p>570,2383948923</text:p>
          </table:table-cell>
          <table:table-cell table:formula="of:=[.D66]-[.D54]" office:value-type="float" office:value="26.75" calcext:value-type="float">
            <text:p>26,75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78" calcext:value-type="float">
            <text:p>578</text:p>
          </table:table-cell>
          <table:table-cell table:formula="of:=COM.MICROSOFT.STDEV.S([.B56:.B67])" office:value-type="float" office:value="45.0012626085495" calcext:value-type="float">
            <text:p>45,0012626085</text:p>
          </table:table-cell>
          <table:table-cell table:formula="of:=AVERAGE([.B56:.B67])" office:value-type="float" office:value="613.25" calcext:value-type="float">
            <text:p>613,25</text:p>
          </table:table-cell>
          <table:table-cell table:formula="of:=[.D67]-[.C67]" office:value-type="float" office:value="568.248737391451" calcext:value-type="float">
            <text:p>568,2487373915</text:p>
          </table:table-cell>
          <table:table-cell table:formula="of:=[.D67]-[.D55]" office:value-type="float" office:value="11.8333333333334" calcext:value-type="float">
            <text:p>11,8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63" calcext:value-type="float">
            <text:p>563</text:p>
          </table:table-cell>
          <table:table-cell table:formula="of:=COM.MICROSOFT.STDEV.S([.B57:.B68])" office:value-type="float" office:value="44.6857715813231" calcext:value-type="float">
            <text:p>44,6857715813</text:p>
          </table:table-cell>
          <table:table-cell table:formula="of:=AVERAGE([.B57:.B68])" office:value-type="float" office:value="613.5" calcext:value-type="float">
            <text:p>613,5</text:p>
          </table:table-cell>
          <table:table-cell table:formula="of:=[.D68]-[.C68]" office:value-type="float" office:value="568.814228418677" calcext:value-type="float">
            <text:p>568,8142284187</text:p>
          </table:table-cell>
          <table:table-cell table:formula="of:=[.D68]-[.D56]" office:value-type="float" office:value="-1.41666666666663" calcext:value-type="float">
            <text:p>-1,41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46" calcext:value-type="float">
            <text:p>646</text:p>
          </table:table-cell>
          <table:table-cell table:formula="of:=COM.MICROSOFT.STDEV.S([.B58:.B69])" office:value-type="float" office:value="42.0175828996299" calcext:value-type="float">
            <text:p>42,0175828996</text:p>
          </table:table-cell>
          <table:table-cell table:formula="of:=AVERAGE([.B58:.B69])" office:value-type="float" office:value="620.75" calcext:value-type="float">
            <text:p>620,75</text:p>
          </table:table-cell>
          <table:table-cell table:formula="of:=[.D69]-[.C69]" office:value-type="float" office:value="578.73241710037" calcext:value-type="float">
            <text:p>578,7324171004</text:p>
          </table:table-cell>
          <table:table-cell table:formula="of:=[.D69]-[.D57]" office:value-type="float" office:value="-3.25" calcext:value-type="float">
            <text:p>-3,25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54" calcext:value-type="float">
            <text:p>654</text:p>
          </table:table-cell>
          <table:table-cell table:formula="of:=COM.MICROSOFT.STDEV.S([.B59:.B70])" office:value-type="float" office:value="42.1821447218291" calcext:value-type="float">
            <text:p>42,1821447218</text:p>
          </table:table-cell>
          <table:table-cell table:formula="of:=AVERAGE([.B59:.B70])" office:value-type="float" office:value="625.666666666667" calcext:value-type="float">
            <text:p>625,6666666667</text:p>
          </table:table-cell>
          <table:table-cell table:formula="of:=[.D70]-[.C70]" office:value-type="float" office:value="583.484521944838" calcext:value-type="float">
            <text:p>583,4845219448</text:p>
          </table:table-cell>
          <table:table-cell table:formula="of:=[.D70]-[.D58]" office:value-type="float" office:value="-6.08333333333337" calcext:value-type="float">
            <text:p>-6,0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38" calcext:value-type="float">
            <text:p>738</text:p>
          </table:table-cell>
          <table:table-cell table:formula="of:=COM.MICROSOFT.STDEV.S([.B60:.B71])" office:value-type="float" office:value="52.1759842584051" calcext:value-type="float">
            <text:p>52,1759842584</text:p>
          </table:table-cell>
          <table:table-cell table:formula="of:=AVERAGE([.B60:.B71])" office:value-type="float" office:value="637.166666666667" calcext:value-type="float">
            <text:p>637,1666666667</text:p>
          </table:table-cell>
          <table:table-cell table:formula="of:=[.D71]-[.C71]" office:value-type="float" office:value="584.990682408262" calcext:value-type="float">
            <text:p>584,9906824083</text:p>
          </table:table-cell>
          <table:table-cell table:formula="of:=[.D71]-[.D59]" office:value-type="float" office:value="-2.58333333333337" calcext:value-type="float">
            <text:p>-2,58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689" calcext:value-type="float">
            <text:p>689</text:p>
          </table:table-cell>
          <table:table-cell table:formula="of:=COM.MICROSOFT.STDEV.S([.B61:.B72])" office:value-type="float" office:value="53.5698354741479" calcext:value-type="float">
            <text:p>53,5698354741</text:p>
          </table:table-cell>
          <table:table-cell table:formula="of:=AVERAGE([.B61:.B72])" office:value-type="float" office:value="643.5" calcext:value-type="float">
            <text:p>643,5</text:p>
          </table:table-cell>
          <table:table-cell table:formula="of:=[.D72]-[.C72]" office:value-type="float" office:value="589.930164525852" calcext:value-type="float">
            <text:p>589,9301645259</text:p>
          </table:table-cell>
          <table:table-cell table:formula="of:=[.D72]-[.D60]" office:value-type="float" office:value="3.25" calcext:value-type="float">
            <text:p>3,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53" calcext:value-type="float">
            <text:p>653</text:p>
          </table:table-cell>
          <table:table-cell table:formula="of:=COM.MICROSOFT.STDEV.S([.B62:.B73])" office:value-type="float" office:value="50.3168746921734" calcext:value-type="float">
            <text:p>50,3168746922</text:p>
          </table:table-cell>
          <table:table-cell table:formula="of:=AVERAGE([.B62:.B73])" office:value-type="float" office:value="649.166666666667" calcext:value-type="float">
            <text:p>649,1666666667</text:p>
          </table:table-cell>
          <table:table-cell table:formula="of:=[.D73]-[.C73]" office:value-type="float" office:value="598.849791974493" calcext:value-type="float">
            <text:p>598,8497919745</text:p>
          </table:table-cell>
          <table:table-cell table:formula="of:=[.D73]-[.D61]" office:value-type="float" office:value="13.4166666666666" calcext:value-type="float">
            <text:p>13,416666666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39" calcext:value-type="float">
            <text:p>739</text:p>
          </table:table-cell>
          <table:table-cell table:formula="of:=COM.MICROSOFT.STDEV.S([.B63:.B74])" office:value-type="float" office:value="56.3680411279837" calcext:value-type="float">
            <text:p>56,368041128</text:p>
          </table:table-cell>
          <table:table-cell table:formula="of:=AVERAGE([.B63:.B74])" office:value-type="float" office:value="654.583333333333" calcext:value-type="float">
            <text:p>654,5833333333</text:p>
          </table:table-cell>
          <table:table-cell table:formula="of:=[.D74]-[.C74]" office:value-type="float" office:value="598.21529220535" calcext:value-type="float">
            <text:p>598,2152922054</text:p>
          </table:table-cell>
          <table:table-cell table:formula="of:=[.D74]-[.D62]" office:value-type="float" office:value="18.5833333333334" calcext:value-type="float">
            <text:p>18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93" calcext:value-type="float">
            <text:p>693</text:p>
          </table:table-cell>
          <table:table-cell table:formula="of:=COM.MICROSOFT.STDEV.S([.B64:.B75])" office:value-type="float" office:value="56.4290920026401" calcext:value-type="float">
            <text:p>56,4290920026</text:p>
          </table:table-cell>
          <table:table-cell table:formula="of:=AVERAGE([.B64:.B75])" office:value-type="float" office:value="654.666666666667" calcext:value-type="float">
            <text:p>654,6666666667</text:p>
          </table:table-cell>
          <table:table-cell table:formula="of:=[.D75]-[.C75]" office:value-type="float" office:value="598.237574664027" calcext:value-type="float">
            <text:p>598,237574664</text:p>
          </table:table-cell>
          <table:table-cell table:formula="of:=[.D75]-[.D63]" office:value-type="float" office:value="20.25" calcext:value-type="float">
            <text:p>20,25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788" calcext:value-type="float">
            <text:p>788</text:p>
          </table:table-cell>
          <table:table-cell table:formula="of:=COM.MICROSOFT.STDEV.S([.B65:.B76])" office:value-type="float" office:value="68.308735410146" calcext:value-type="float">
            <text:p>68,3087354101</text:p>
          </table:table-cell>
          <table:table-cell table:formula="of:=AVERAGE([.B65:.B76])" office:value-type="float" office:value="664.083333333333" calcext:value-type="float">
            <text:p>664,0833333333</text:p>
          </table:table-cell>
          <table:table-cell table:formula="of:=[.D76]-[.C76]" office:value-type="float" office:value="595.774597923187" calcext:value-type="float">
            <text:p>595,7745979232</text:p>
          </table:table-cell>
          <table:table-cell table:formula="of:=[.D76]-[.D64]" office:value-type="float" office:value="37.75" calcext:value-type="float">
            <text:p>37,7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58" calcext:value-type="float">
            <text:p>658</text:p>
          </table:table-cell>
          <table:table-cell table:formula="of:=COM.MICROSOFT.STDEV.S([.B66:.B77])" office:value-type="float" office:value="67.2482961370274" calcext:value-type="float">
            <text:p>67,248296137</text:p>
          </table:table-cell>
          <table:table-cell table:formula="of:=AVERAGE([.B66:.B77])" office:value-type="float" office:value="666.833333333333" calcext:value-type="float">
            <text:p>666,8333333333</text:p>
          </table:table-cell>
          <table:table-cell table:formula="of:=[.D77]-[.C77]" office:value-type="float" office:value="599.585037196306" calcext:value-type="float">
            <text:p>599,5850371963</text:p>
          </table:table-cell>
          <table:table-cell table:formula="of:=[.D77]-[.D65]" office:value-type="float" office:value="45.1666666666667" calcext:value-type="float">
            <text:p>45,1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34" calcext:value-type="float">
            <text:p>634</text:p>
          </table:table-cell>
          <table:table-cell table:formula="of:=COM.MICROSOFT.STDEV.S([.B67:.B78])" office:value-type="float" office:value="65.135464901072" calcext:value-type="float">
            <text:p>65,1354649011</text:p>
          </table:table-cell>
          <table:table-cell table:formula="of:=AVERAGE([.B67:.B78])" office:value-type="float" office:value="669.416666666667" calcext:value-type="float">
            <text:p>669,4166666667</text:p>
          </table:table-cell>
          <table:table-cell table:formula="of:=[.D78]-[.C78]" office:value-type="float" office:value="604.281201765595" calcext:value-type="float">
            <text:p>604,2812017656</text:p>
          </table:table-cell>
          <table:table-cell table:formula="of:=[.D78]-[.D66]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27" calcext:value-type="float">
            <text:p>627</text:p>
          </table:table-cell>
          <table:table-cell table:formula="of:=COM.MICROSOFT.STDEV.S([.B68:.B79])" office:value-type="float" office:value="60.2351452830715" calcext:value-type="float">
            <text:p>60,2351452831</text:p>
          </table:table-cell>
          <table:table-cell table:formula="of:=AVERAGE([.B68:.B79])" office:value-type="float" office:value="673.5" calcext:value-type="float">
            <text:p>673,5</text:p>
          </table:table-cell>
          <table:table-cell table:formula="of:=[.D79]-[.C79]" office:value-type="float" office:value="613.264854716929" calcext:value-type="float">
            <text:p>613,2648547169</text:p>
          </table:table-cell>
          <table:table-cell table:formula="of:=[.D79]-[.D67]" office:value-type="float" office:value="60.25" calcext:value-type="float">
            <text:p>60,2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63" calcext:value-type="float">
            <text:p>563</text:p>
          </table:table-cell>
          <table:table-cell table:formula="of:=COM.MICROSOFT.STDEV.S([.B69:.B80])" office:value-type="float" office:value="60.2351452830715" calcext:value-type="float">
            <text:p>60,2351452831</text:p>
          </table:table-cell>
          <table:table-cell table:formula="of:=AVERAGE([.B69:.B80])" office:value-type="float" office:value="673.5" calcext:value-type="float">
            <text:p>673,5</text:p>
          </table:table-cell>
          <table:table-cell table:formula="of:=[.D80]-[.C80]" office:value-type="float" office:value="613.264854716929" calcext:value-type="float">
            <text:p>613,2648547169</text:p>
          </table:table-cell>
          <table:table-cell table:formula="of:=[.D80]-[.D68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30" calcext:value-type="float">
            <text:p>630</text:p>
          </table:table-cell>
          <table:table-cell table:formula="of:=COM.MICROSOFT.STDEV.S([.B70:.B81])" office:value-type="float" office:value="61.0705007397685" calcext:value-type="float">
            <text:p>61,0705007398</text:p>
          </table:table-cell>
          <table:table-cell table:formula="of:=AVERAGE([.B70:.B81])" office:value-type="float" office:value="672.166666666667" calcext:value-type="float">
            <text:p>672,1666666667</text:p>
          </table:table-cell>
          <table:table-cell table:formula="of:=[.D81]-[.C81]" office:value-type="float" office:value="611.096165926898" calcext:value-type="float">
            <text:p>611,0961659269</text:p>
          </table:table-cell>
          <table:table-cell table:formula="of:=[.D81]-[.D69]" office:value-type="float" office:value="51.4166666666666" calcext:value-type="float">
            <text:p>51,41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3" calcext:value-type="float">
            <text:p>623</text:p>
          </table:table-cell>
          <table:table-cell table:formula="of:=COM.MICROSOFT.STDEV.S([.B71:.B82])" office:value-type="float" office:value="62.5466492574409" calcext:value-type="float">
            <text:p>62,5466492574</text:p>
          </table:table-cell>
          <table:table-cell table:formula="of:=AVERAGE([.B71:.B82])" office:value-type="float" office:value="669.583333333333" calcext:value-type="float">
            <text:p>669,5833333333</text:p>
          </table:table-cell>
          <table:table-cell table:formula="of:=[.D82]-[.C82]" office:value-type="float" office:value="607.036684075892" calcext:value-type="float">
            <text:p>607,0366840759</text:p>
          </table:table-cell>
          <table:table-cell table:formula="of:=[.D82]-[.D70]" office:value-type="float" office:value="43.9166666666667" calcext:value-type="float">
            <text:p>43,91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34" calcext:value-type="float">
            <text:p>634</text:p>
          </table:table-cell>
          <table:table-cell table:formula="of:=COM.MICROSOFT.STDEV.S([.B72:.B83])" office:value-type="float" office:value="59.32722559643" calcext:value-type="float">
            <text:p>59,3272255964</text:p>
          </table:table-cell>
          <table:table-cell table:formula="of:=AVERAGE([.B72:.B83])" office:value-type="float" office:value="660.916666666667" calcext:value-type="float">
            <text:p>660,9166666667</text:p>
          </table:table-cell>
          <table:table-cell table:formula="of:=[.D83]-[.C83]" office:value-type="float" office:value="601.589441070237" calcext:value-type="float">
            <text:p>601,5894410702</text:p>
          </table:table-cell>
          <table:table-cell table:formula="of:=[.D83]-[.D71]" office:value-type="float" office:value="23.75" calcext:value-type="float">
            <text:p>23,7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77" calcext:value-type="float">
            <text:p>677</text:p>
          </table:table-cell>
          <table:table-cell table:formula="of:=COM.MICROSOFT.STDEV.S([.B73:.B84])" office:value-type="float" office:value="58.9104996558081" calcext:value-type="float">
            <text:p>58,9104996558</text:p>
          </table:table-cell>
          <table:table-cell table:formula="of:=AVERAGE([.B73:.B84])" office:value-type="float" office:value="659.916666666667" calcext:value-type="float">
            <text:p>659,9166666667</text:p>
          </table:table-cell>
          <table:table-cell table:formula="of:=[.D84]-[.C84]" office:value-type="float" office:value="601.006167010859" calcext:value-type="float">
            <text:p>601,0061670109</text:p>
          </table:table-cell>
          <table:table-cell table:formula="of:=[.D84]-[.D72]" office:value-type="float" office:value="16.4166666666666" calcext:value-type="float">
            <text:p>16,4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09" calcext:value-type="float">
            <text:p>609</text:p>
          </table:table-cell>
          <table:table-cell table:formula="of:=COM.MICROSOFT.STDEV.S([.B74:.B85])" office:value-type="float" office:value="60.7216076562836" calcext:value-type="float">
            <text:p>60,7216076563</text:p>
          </table:table-cell>
          <table:table-cell table:formula="of:=AVERAGE([.B74:.B85])" office:value-type="float" office:value="656.25" calcext:value-type="float">
            <text:p>656,25</text:p>
          </table:table-cell>
          <table:table-cell table:formula="of:=[.D85]-[.C85]" office:value-type="float" office:value="595.528392343716" calcext:value-type="float">
            <text:p>595,5283923437</text:p>
          </table:table-cell>
          <table:table-cell table:formula="of:=[.D85]-[.D73]" office:value-type="float" office:value="7.08333333333337" calcext:value-type="float">
            <text:p>7,08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57" calcext:value-type="float">
            <text:p>657</text:p>
          </table:table-cell>
          <table:table-cell table:formula="of:=COM.MICROSOFT.STDEV.S([.B75:.B86])" office:value-type="float" office:value="54.8973560107379" calcext:value-type="float">
            <text:p>54,8973560107</text:p>
          </table:table-cell>
          <table:table-cell table:formula="of:=AVERAGE([.B75:.B86])" office:value-type="float" office:value="649.416666666667" calcext:value-type="float">
            <text:p>649,4166666667</text:p>
          </table:table-cell>
          <table:table-cell table:formula="of:=[.D86]-[.C86]" office:value-type="float" office:value="594.519310655929" calcext:value-type="float">
            <text:p>594,5193106559</text:p>
          </table:table-cell>
          <table:table-cell table:formula="of:=[.D86]-[.D74]" office:value-type="float" office:value="-5.16666666666674" calcext:value-type="float">
            <text:p>-5,1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52" calcext:value-type="float">
            <text:p>652</text:p>
          </table:table-cell>
          <table:table-cell table:formula="of:=COM.MICROSOFT.STDEV.S([.B76:.B87])" office:value-type="float" office:value="53.1874899850434" calcext:value-type="float">
            <text:p>53,187489985</text:p>
          </table:table-cell>
          <table:table-cell table:formula="of:=AVERAGE([.B76:.B87])" office:value-type="float" office:value="646" calcext:value-type="float">
            <text:p>646</text:p>
          </table:table-cell>
          <table:table-cell table:formula="of:=[.D87]-[.C87]" office:value-type="float" office:value="592.812510014957" calcext:value-type="float">
            <text:p>592,812510015</text:p>
          </table:table-cell>
          <table:table-cell table:formula="of:=[.D87]-[.D75]" office:value-type="float" office:value="-8.66666666666663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04" calcext:value-type="float">
            <text:p>704</text:p>
          </table:table-cell>
          <table:table-cell table:formula="of:=COM.MICROSOFT.STDEV.S([.B77:.B88])" office:value-type="float" office:value="35.3296167284874" calcext:value-type="float">
            <text:p>35,3296167285</text:p>
          </table:table-cell>
          <table:table-cell table:formula="of:=AVERAGE([.B77:.B88])" office:value-type="float" office:value="639" calcext:value-type="float">
            <text:p>639</text:p>
          </table:table-cell>
          <table:table-cell table:formula="of:=[.D88]-[.C88]" office:value-type="float" office:value="603.670383271513" calcext:value-type="float">
            <text:p>603,6703832715</text:p>
          </table:table-cell>
          <table:table-cell table:formula="of:=[.D88]-[.D76]" office:value-type="float" office:value="-25.0833333333334" calcext:value-type="float">
            <text:p>-25,08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60" calcext:value-type="float">
            <text:p>660</text:p>
          </table:table-cell>
          <table:table-cell table:formula="of:=COM.MICROSOFT.STDEV.S([.B78:.B89])" office:value-type="float" office:value="35.4319663922882" calcext:value-type="float">
            <text:p>35,4319663923</text:p>
          </table:table-cell>
          <table:table-cell table:formula="of:=AVERAGE([.B78:.B89])" office:value-type="float" office:value="639.166666666667" calcext:value-type="float">
            <text:p>639,1666666667</text:p>
          </table:table-cell>
          <table:table-cell table:formula="of:=[.D89]-[.C89]" office:value-type="float" office:value="603.734700274378" calcext:value-type="float">
            <text:p>603,7347002744</text:p>
          </table:table-cell>
          <table:table-cell table:formula="of:=[.D89]-[.D77]" office:value-type="float" office:value="-27.6666666666667" calcext:value-type="float">
            <text:p>-27,6666666667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80" calcext:value-type="float">
            <text:p>680</text:p>
          </table:table-cell>
          <table:table-cell table:formula="of:=COM.MICROSOFT.STDEV.S([.B79:.B90])" office:value-type="float" office:value="37.263191684898" calcext:value-type="float">
            <text:p>37,2631916849</text:p>
          </table:table-cell>
          <table:table-cell table:formula="of:=AVERAGE([.B79:.B90])" office:value-type="float" office:value="643" calcext:value-type="float">
            <text:p>643</text:p>
          </table:table-cell>
          <table:table-cell table:formula="of:=[.D90]-[.C90]" office:value-type="float" office:value="605.736808315102" calcext:value-type="float">
            <text:p>605,7368083151</text:p>
          </table:table-cell>
          <table:table-cell table:formula="of:=[.D90]-[.D78]" office:value-type="float" office:value="-26.4166666666666" calcext:value-type="float">
            <text:p>-26,41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80" calcext:value-type="float">
            <text:p>580</text:p>
          </table:table-cell>
          <table:table-cell table:formula="of:=COM.MICROSOFT.STDEV.S([.B80:.B91])" office:value-type="float" office:value="41.3443594775159" calcext:value-type="float">
            <text:p>41,3443594775</text:p>
          </table:table-cell>
          <table:table-cell table:formula="of:=AVERAGE([.B80:.B91])" office:value-type="float" office:value="639.083333333333" calcext:value-type="float">
            <text:p>639,0833333333</text:p>
          </table:table-cell>
          <table:table-cell table:formula="of:=[.D91]-[.C91]" office:value-type="float" office:value="597.738973855817" calcext:value-type="float">
            <text:p>597,7389738558</text:p>
          </table:table-cell>
          <table:table-cell table:formula="of:=[.D91]-[.D79]" office:value-type="float" office:value="-34.4166666666666" calcext:value-type="float">
            <text:p>-34,41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20" calcext:value-type="float">
            <text:p>520</text:p>
          </table:table-cell>
          <table:table-cell table:formula="of:=COM.MICROSOFT.STDEV.S([.B81:.B92])" office:value-type="float" office:value="49.5809714232459" calcext:value-type="float">
            <text:p>49,5809714232</text:p>
          </table:table-cell>
          <table:table-cell table:formula="of:=AVERAGE([.B81:.B92])" office:value-type="float" office:value="635.5" calcext:value-type="float">
            <text:p>635,5</text:p>
          </table:table-cell>
          <table:table-cell table:formula="of:=[.D92]-[.C92]" office:value-type="float" office:value="585.919028576754" calcext:value-type="float">
            <text:p>585,9190285768</text:p>
          </table:table-cell>
          <table:table-cell table:formula="of:=[.D92]-[.D80]" office:value-type="float" office:value="-38" calcext:value-type="float">
            <text:p>-38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59" calcext:value-type="float">
            <text:p>559</text:p>
          </table:table-cell>
          <table:table-cell table:formula="of:=COM.MICROSOFT.STDEV.S([.B82:.B93])" office:value-type="float" office:value="54.307974189856" calcext:value-type="float">
            <text:p>54,3079741899</text:p>
          </table:table-cell>
          <table:table-cell table:formula="of:=AVERAGE([.B82:.B93])" office:value-type="float" office:value="629.583333333333" calcext:value-type="float">
            <text:p>629,5833333333</text:p>
          </table:table-cell>
          <table:table-cell table:formula="of:=[.D93]-[.C93]" office:value-type="float" office:value="575.275359143477" calcext:value-type="float">
            <text:p>575,2753591435</text:p>
          </table:table-cell>
          <table:table-cell table:formula="of:=[.D93]-[.D81]" office:value-type="float" office:value="-42.5833333333333" calcext:value-type="float">
            <text:p>-42,583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6" calcext:value-type="float">
            <text:p>556</text:p>
          </table:table-cell>
          <table:table-cell table:formula="of:=COM.MICROSOFT.STDEV.S([.B83:.B94])" office:value-type="float" office:value="58.3406921765277" calcext:value-type="float">
            <text:p>58,3406921765</text:p>
          </table:table-cell>
          <table:table-cell table:formula="of:=AVERAGE([.B83:.B94])" office:value-type="float" office:value="624" calcext:value-type="float">
            <text:p>624</text:p>
          </table:table-cell>
          <table:table-cell table:formula="of:=[.D94]-[.C94]" office:value-type="float" office:value="565.659307823472" calcext:value-type="float">
            <text:p>565,6593078235</text:p>
          </table:table-cell>
          <table:table-cell table:formula="of:=[.D94]-[.D82]" office:value-type="float" office:value="-45.5833333333334" calcext:value-type="float">
            <text:p>-45,58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88" calcext:value-type="float">
            <text:p>588</text:p>
          </table:table-cell>
          <table:table-cell table:formula="of:=COM.MICROSOFT.STDEV.S([.B84:.B95])" office:value-type="float" office:value="59.1298007212381" calcext:value-type="float">
            <text:p>59,1298007212</text:p>
          </table:table-cell>
          <table:table-cell table:formula="of:=AVERAGE([.B84:.B95])" office:value-type="float" office:value="620.166666666667" calcext:value-type="float">
            <text:p>620,1666666667</text:p>
          </table:table-cell>
          <table:table-cell table:formula="of:=[.D95]-[.C95]" office:value-type="float" office:value="561.036865945429" calcext:value-type="float">
            <text:p>561,0368659454</text:p>
          </table:table-cell>
          <table:table-cell table:formula="of:=[.D95]-[.D83]" office:value-type="float" office:value="-40.75" calcext:value-type="float">
            <text:p>-40,75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04" calcext:value-type="float">
            <text:p>604</text:p>
          </table:table-cell>
          <table:table-cell table:formula="of:=COM.MICROSOFT.STDEV.S([.B85:.B96])" office:value-type="float" office:value="56.4454013479693" calcext:value-type="float">
            <text:p>56,445401348</text:p>
          </table:table-cell>
          <table:table-cell table:formula="of:=AVERAGE([.B85:.B96])" office:value-type="float" office:value="614.083333333333" calcext:value-type="float">
            <text:p>614,0833333333</text:p>
          </table:table-cell>
          <table:table-cell table:formula="of:=[.D96]-[.C96]" office:value-type="float" office:value="557.637931985364" calcext:value-type="float">
            <text:p>557,6379319854</text:p>
          </table:table-cell>
          <table:table-cell table:formula="of:=[.D96]-[.D84]" office:value-type="float" office:value="-45.8333333333333" calcext:value-type="float">
            <text:p>-45,833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18" calcext:value-type="float">
            <text:p>518</text:p>
          </table:table-cell>
          <table:table-cell table:formula="of:=COM.MICROSOFT.STDEV.S([.B86:.B97])" office:value-type="float" office:value="62.9306978133306" calcext:value-type="float">
            <text:p>62,9306978133</text:p>
          </table:table-cell>
          <table:table-cell table:formula="of:=AVERAGE([.B86:.B97])" office:value-type="float" office:value="606.5" calcext:value-type="float">
            <text:p>606,5</text:p>
          </table:table-cell>
          <table:table-cell table:formula="of:=[.D97]-[.C97]" office:value-type="float" office:value="543.56930218667" calcext:value-type="float">
            <text:p>543,5693021867</text:p>
          </table:table-cell>
          <table:table-cell table:formula="of:=[.D97]-[.D85]" office:value-type="float" office:value="-49.75" calcext:value-type="float">
            <text:p>-49,75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05" calcext:value-type="float">
            <text:p>605</text:p>
          </table:table-cell>
          <table:table-cell table:formula="of:=COM.MICROSOFT.STDEV.S([.B87:.B98])" office:value-type="float" office:value="60.8945934804685" calcext:value-type="float">
            <text:p>60,8945934805</text:p>
          </table:table-cell>
          <table:table-cell table:formula="of:=AVERAGE([.B87:.B98])" office:value-type="float" office:value="602.166666666667" calcext:value-type="float">
            <text:p>602,1666666667</text:p>
          </table:table-cell>
          <table:table-cell table:formula="of:=[.D98]-[.C98]" office:value-type="float" office:value="541.272073186198" calcext:value-type="float">
            <text:p>541,2720731862</text:p>
          </table:table-cell>
          <table:table-cell table:formula="of:=[.D98]-[.D86]" office:value-type="float" office:value="-47.25" calcext:value-type="float">
            <text:p>-47,2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97" calcext:value-type="float">
            <text:p>597</text:p>
          </table:table-cell>
          <table:table-cell table:formula="of:=COM.MICROSOFT.STDEV.S([.B88:.B99])" office:value-type="float" office:value="58.8379258229887" calcext:value-type="float">
            <text:p>58,837925823</text:p>
          </table:table-cell>
          <table:table-cell table:formula="of:=AVERAGE([.B88:.B99])" office:value-type="float" office:value="597.583333333333" calcext:value-type="float">
            <text:p>597,5833333333</text:p>
          </table:table-cell>
          <table:table-cell table:formula="of:=[.D99]-[.C99]" office:value-type="float" office:value="538.745407510345" calcext:value-type="float">
            <text:p>538,7454075103</text:p>
          </table:table-cell>
          <table:table-cell table:formula="of:=[.D99]-[.D87]" office:value-type="float" office:value="-48.4166666666666" calcext:value-type="float">
            <text:p>-48,41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39" calcext:value-type="float">
            <text:p>639</text:p>
          </table:table-cell>
          <table:table-cell table:formula="of:=COM.MICROSOFT.STDEV.S([.B89:.B100])" office:value-type="float" office:value="50.5601951473027" calcext:value-type="float">
            <text:p>50,5601951473</text:p>
          </table:table-cell>
          <table:table-cell table:formula="of:=AVERAGE([.B89:.B100])" office:value-type="float" office:value="592.166666666667" calcext:value-type="float">
            <text:p>592,1666666667</text:p>
          </table:table-cell>
          <table:table-cell table:formula="of:=[.D100]-[.C100]" office:value-type="float" office:value="541.606471519364" calcext:value-type="float">
            <text:p>541,6064715194</text:p>
          </table:table-cell>
          <table:table-cell table:formula="of:=[.D100]-[.D88]" office:value-type="float" office:value="-46.8333333333334" calcext:value-type="float">
            <text:p>-46,833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2" calcext:value-type="float">
            <text:p>582</text:p>
          </table:table-cell>
          <table:table-cell table:formula="of:=COM.MICROSOFT.STDEV.S([.B90:.B101])" office:value-type="float" office:value="45.8403025004562" calcext:value-type="float">
            <text:p>45,8403025005</text:p>
          </table:table-cell>
          <table:table-cell table:formula="of:=AVERAGE([.B90:.B101])" office:value-type="float" office:value="585.666666666667" calcext:value-type="float">
            <text:p>585,6666666667</text:p>
          </table:table-cell>
          <table:table-cell table:formula="of:=[.D101]-[.C101]" office:value-type="float" office:value="539.82636416621" calcext:value-type="float">
            <text:p>539,8263641662</text:p>
          </table:table-cell>
          <table:table-cell table:formula="of:=[.D101]-[.D89]" office:value-type="float" office:value="-53.5" calcext:value-type="float">
            <text:p>-53,5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09" calcext:value-type="float">
            <text:p>609</text:p>
          </table:table-cell>
          <table:table-cell table:formula="of:=COM.MICROSOFT.STDEV.S([.B91:.B102])" office:value-type="float" office:value="36.1062195599192" calcext:value-type="float">
            <text:p>36,1062195599</text:p>
          </table:table-cell>
          <table:table-cell table:formula="of:=AVERAGE([.B91:.B102])" office:value-type="float" office:value="579.75" calcext:value-type="float">
            <text:p>579,75</text:p>
          </table:table-cell>
          <table:table-cell table:formula="of:=[.D102]-[.C102]" office:value-type="float" office:value="543.643780440081" calcext:value-type="float">
            <text:p>543,6437804401</text:p>
          </table:table-cell>
          <table:table-cell table:formula="of:=[.D102]-[.D90]" office:value-type="float" office:value="-63.25" calcext:value-type="float">
            <text:p>-63,25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33" calcext:value-type="float">
            <text:p>533</text:p>
          </table:table-cell>
          <table:table-cell table:formula="of:=COM.MICROSOFT.STDEV.S([.B92:.B103])" office:value-type="float" office:value="38.5435605595287" calcext:value-type="float">
            <text:p>38,5435605595</text:p>
          </table:table-cell>
          <table:table-cell table:formula="of:=AVERAGE([.B92:.B103])" office:value-type="float" office:value="575.833333333333" calcext:value-type="float">
            <text:p>575,8333333333</text:p>
          </table:table-cell>
          <table:table-cell table:formula="of:=[.D103]-[.C103]" office:value-type="float" office:value="537.289772773805" calcext:value-type="float">
            <text:p>537,2897727738</text:p>
          </table:table-cell>
          <table:table-cell table:formula="of:=[.D103]-[.D91]" office:value-type="float" office:value="-63.25" calcext:value-type="float">
            <text:p>-63,2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496" calcext:value-type="float">
            <text:p>496</text:p>
          </table:table-cell>
          <table:table-cell table:formula="of:=COM.MICROSOFT.STDEV.S([.B93:.B104])" office:value-type="float" office:value="42.1573531455952" calcext:value-type="float">
            <text:p>42,1573531456</text:p>
          </table:table-cell>
          <table:table-cell table:formula="of:=AVERAGE([.B93:.B104])" office:value-type="float" office:value="573.833333333333" calcext:value-type="float">
            <text:p>573,8333333333</text:p>
          </table:table-cell>
          <table:table-cell table:formula="of:=[.D104]-[.C104]" office:value-type="float" office:value="531.675980187738" calcext:value-type="float">
            <text:p>531,6759801877</text:p>
          </table:table-cell>
          <table:table-cell table:formula="of:=[.D104]-[.D92]" office:value-type="float" office:value="-61.6666666666666" calcext:value-type="float">
            <text:p>-61,6666666667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19" calcext:value-type="float">
            <text:p>519</text:p>
          </table:table-cell>
          <table:table-cell table:formula="of:=COM.MICROSOFT.STDEV.S([.B94:.B105])" office:value-type="float" office:value="44.9272138625861" calcext:value-type="float">
            <text:p>44,9272138626</text:p>
          </table:table-cell>
          <table:table-cell table:formula="of:=AVERAGE([.B94:.B105])" office:value-type="float" office:value="570.5" calcext:value-type="float">
            <text:p>570,5</text:p>
          </table:table-cell>
          <table:table-cell table:formula="of:=[.D105]-[.C105]" office:value-type="float" office:value="525.572786137414" calcext:value-type="float">
            <text:p>525,5727861374</text:p>
          </table:table-cell>
          <table:table-cell table:formula="of:=[.D105]-[.D93]" office:value-type="float" office:value="-59.0833333333334" calcext:value-type="float">
            <text:p>-59,08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497" calcext:value-type="float">
            <text:p>497</text:p>
          </table:table-cell>
          <table:table-cell table:formula="of:=COM.MICROSOFT.STDEV.S([.B95:.B106])" office:value-type="float" office:value="49.6395339757872" calcext:value-type="float">
            <text:p>49,6395339758</text:p>
          </table:table-cell>
          <table:table-cell table:formula="of:=AVERAGE([.B95:.B106])" office:value-type="float" office:value="565.583333333333" calcext:value-type="float">
            <text:p>565,5833333333</text:p>
          </table:table-cell>
          <table:table-cell table:formula="of:=[.D106]-[.C106]" office:value-type="float" office:value="515.943799357546" calcext:value-type="float">
            <text:p>515,9437993575</text:p>
          </table:table-cell>
          <table:table-cell table:formula="of:=[.D106]-[.D94]" office:value-type="float" office:value="-58.4166666666666" calcext:value-type="float">
            <text:p>-58,41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57" calcext:value-type="float">
            <text:p>557</text:p>
          </table:table-cell>
          <table:table-cell table:formula="of:=COM.MICROSOFT.STDEV.S([.B96:.B107])" office:value-type="float" office:value="49.1713146236521" calcext:value-type="float">
            <text:p>49,1713146237</text:p>
          </table:table-cell>
          <table:table-cell table:formula="of:=AVERAGE([.B96:.B107])" office:value-type="float" office:value="563" calcext:value-type="float">
            <text:p>563</text:p>
          </table:table-cell>
          <table:table-cell table:formula="of:=[.D107]-[.C107]" office:value-type="float" office:value="513.828685376348" calcext:value-type="float">
            <text:p>513,8286853763</text:p>
          </table:table-cell>
          <table:table-cell table:formula="of:=[.D107]-[.D95]" office:value-type="float" office:value="-57.1666666666666" calcext:value-type="float">
            <text:p>-57,16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45" calcext:value-type="float">
            <text:p>545</text:p>
          </table:table-cell>
          <table:table-cell table:formula="of:=COM.MICROSOFT.STDEV.S([.B97:.B108])" office:value-type="float" office:value="47.6243985088876" calcext:value-type="float">
            <text:p>47,6243985089</text:p>
          </table:table-cell>
          <table:table-cell table:formula="of:=AVERAGE([.B97:.B108])" office:value-type="float" office:value="558.083333333333" calcext:value-type="float">
            <text:p>558,0833333333</text:p>
          </table:table-cell>
          <table:table-cell table:formula="of:=[.D108]-[.C108]" office:value-type="float" office:value="510.458934824446" calcext:value-type="float">
            <text:p>510,4589348244</text:p>
          </table:table-cell>
          <table:table-cell table:formula="of:=[.D108]-[.D96]" office:value-type="float" office:value="-56" calcext:value-type="float">
            <text:p>-56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91" calcext:value-type="float">
            <text:p>491</text:p>
          </table:table-cell>
          <table:table-cell table:formula="of:=COM.MICROSOFT.STDEV.S([.B98:.B109])" office:value-type="float" office:value="50.2554082722055" calcext:value-type="float">
            <text:p>50,2554082722</text:p>
          </table:table-cell>
          <table:table-cell table:formula="of:=AVERAGE([.B98:.B109])" office:value-type="float" office:value="555.833333333333" calcext:value-type="float">
            <text:p>555,8333333333</text:p>
          </table:table-cell>
          <table:table-cell table:formula="of:=[.D109]-[.C109]" office:value-type="float" office:value="505.577925061128" calcext:value-type="float">
            <text:p>505,5779250611</text:p>
          </table:table-cell>
          <table:table-cell table:formula="of:=[.D109]-[.D97]" office:value-type="float" office:value="-50.6666666666666" calcext:value-type="float">
            <text:p>-50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83" calcext:value-type="float">
            <text:p>583</text:p>
          </table:table-cell>
          <table:table-cell table:formula="of:=COM.MICROSOFT.STDEV.S([.B99:.B110])" office:value-type="float" office:value="48.6751756778825" calcext:value-type="float">
            <text:p>48,6751756779</text:p>
          </table:table-cell>
          <table:table-cell table:formula="of:=AVERAGE([.B99:.B110])" office:value-type="float" office:value="554" calcext:value-type="float">
            <text:p>554</text:p>
          </table:table-cell>
          <table:table-cell table:formula="of:=[.D110]-[.C110]" office:value-type="float" office:value="505.324824322118" calcext:value-type="float">
            <text:p>505,3248243221</text:p>
          </table:table-cell>
          <table:table-cell table:formula="of:=[.D110]-[.D98]" office:value-type="float" office:value="-48.1666666666666" calcext:value-type="float">
            <text:p>-48,16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35" calcext:value-type="float">
            <text:p>535</text:p>
          </table:table-cell>
          <table:table-cell table:formula="of:=COM.MICROSOFT.STDEV.S([.B100:.B111])" office:value-type="float" office:value="46.9561368500305" calcext:value-type="float">
            <text:p>46,95613685</text:p>
          </table:table-cell>
          <table:table-cell table:formula="of:=AVERAGE([.B100:.B111])" office:value-type="float" office:value="548.833333333333" calcext:value-type="float">
            <text:p>548,8333333333</text:p>
          </table:table-cell>
          <table:table-cell table:formula="of:=[.D111]-[.C111]" office:value-type="float" office:value="501.877196483303" calcext:value-type="float">
            <text:p>501,8771964833</text:p>
          </table:table-cell>
          <table:table-cell table:formula="of:=[.D111]-[.D99]" office:value-type="float" office:value="-48.75" calcext:value-type="float">
            <text:p>-48,75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43" calcext:value-type="float">
            <text:p>543</text:p>
          </table:table-cell>
          <table:table-cell table:formula="of:=COM.MICROSOFT.STDEV.S([.B101:.B112])" office:value-type="float" office:value="37.404018581706" calcext:value-type="float">
            <text:p>37,4040185817</text:p>
          </table:table-cell>
          <table:table-cell table:formula="of:=AVERAGE([.B101:.B112])" office:value-type="float" office:value="540.833333333333" calcext:value-type="float">
            <text:p>540,8333333333</text:p>
          </table:table-cell>
          <table:table-cell table:formula="of:=[.D112]-[.C112]" office:value-type="float" office:value="503.429314751627" calcext:value-type="float">
            <text:p>503,4293147516</text:p>
          </table:table-cell>
          <table:table-cell table:formula="of:=[.D112]-[.D100]" office:value-type="float" office:value="-51.3333333333333" calcext:value-type="float">
            <text:p>-51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18" calcext:value-type="float">
            <text:p>518</text:p>
          </table:table-cell>
          <table:table-cell table:formula="of:=COM.MICROSOFT.STDEV.S([.B102:.B113])" office:value-type="float" office:value="35.5156815556683" calcext:value-type="float">
            <text:p>35,5156815557</text:p>
          </table:table-cell>
          <table:table-cell table:formula="of:=AVERAGE([.B102:.B113])" office:value-type="float" office:value="535.5" calcext:value-type="float">
            <text:p>535,5</text:p>
          </table:table-cell>
          <table:table-cell table:formula="of:=[.D113]-[.C113]" office:value-type="float" office:value="499.984318444332" calcext:value-type="float">
            <text:p>499,9843184443</text:p>
          </table:table-cell>
          <table:table-cell table:formula="of:=[.D113]-[.D101]" office:value-type="float" office:value="-50.1666666666666" calcext:value-type="float">
            <text:p>-50,1666666667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3" calcext:value-type="float">
            <text:p>533</text:p>
          </table:table-cell>
          <table:table-cell table:formula="of:=COM.MICROSOFT.STDEV.S([.B103:.B114])" office:value-type="float" office:value="26.9640613791878" calcext:value-type="float">
            <text:p>26,9640613792</text:p>
          </table:table-cell>
          <table:table-cell table:formula="of:=AVERAGE([.B103:.B114])" office:value-type="float" office:value="529.166666666667" calcext:value-type="float">
            <text:p>529,1666666667</text:p>
          </table:table-cell>
          <table:table-cell table:formula="of:=[.D114]-[.C114]" office:value-type="float" office:value="502.202605287479" calcext:value-type="float">
            <text:p>502,2026052875</text:p>
          </table:table-cell>
          <table:table-cell table:formula="of:=[.D114]-[.D102]" office:value-type="float" office:value="-50.5833333333334" calcext:value-type="float">
            <text:p>-50,58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75" calcext:value-type="float">
            <text:p>475</text:p>
          </table:table-cell>
          <table:table-cell table:formula="of:=COM.MICROSOFT.STDEV.S([.B104:.B115])" office:value-type="float" office:value="31.0961363672354" calcext:value-type="float">
            <text:p>31,0961363672</text:p>
          </table:table-cell>
          <table:table-cell table:formula="of:=AVERAGE([.B104:.B115])" office:value-type="float" office:value="524.333333333333" calcext:value-type="float">
            <text:p>524,3333333333</text:p>
          </table:table-cell>
          <table:table-cell table:formula="of:=[.D115]-[.C115]" office:value-type="float" office:value="493.237196966098" calcext:value-type="float">
            <text:p>493,2371969661</text:p>
          </table:table-cell>
          <table:table-cell table:formula="of:=[.D115]-[.D103]" office:value-type="float" office:value="-51.5" calcext:value-type="float">
            <text:p>-51,5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82" calcext:value-type="float">
            <text:p>482</text:p>
          </table:table-cell>
          <table:table-cell table:formula="of:=COM.MICROSOFT.STDEV.S([.B105:.B116])" office:value-type="float" office:value="32.4872935533916" calcext:value-type="float">
            <text:p>32,4872935534</text:p>
          </table:table-cell>
          <table:table-cell table:formula="of:=AVERAGE([.B105:.B116])" office:value-type="float" office:value="523.166666666667" calcext:value-type="float">
            <text:p>523,1666666667</text:p>
          </table:table-cell>
          <table:table-cell table:formula="of:=[.D116]-[.C116]" office:value-type="float" office:value="490.679373113275" calcext:value-type="float">
            <text:p>490,6793731133</text:p>
          </table:table-cell>
          <table:table-cell table:formula="of:=[.D116]-[.D104]" office:value-type="float" office:value="-50.6666666666667" calcext:value-type="float">
            <text:p>-50,66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1" calcext:value-type="float">
            <text:p>471</text:p>
          </table:table-cell>
          <table:table-cell table:formula="of:=COM.MICROSOFT.STDEV.S([.B106:.B117])" office:value-type="float" office:value="35.8299857492" calcext:value-type="float">
            <text:p>35,8299857492</text:p>
          </table:table-cell>
          <table:table-cell table:formula="of:=AVERAGE([.B106:.B117])" office:value-type="float" office:value="519.166666666667" calcext:value-type="float">
            <text:p>519,1666666667</text:p>
          </table:table-cell>
          <table:table-cell table:formula="of:=[.D117]-[.C117]" office:value-type="float" office:value="483.336680917467" calcext:value-type="float">
            <text:p>483,3366809175</text:p>
          </table:table-cell>
          <table:table-cell table:formula="of:=[.D117]-[.D105]" office:value-type="float" office:value="-51.3333333333334" calcext:value-type="float">
            <text:p>-51,33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02" calcext:value-type="float">
            <text:p>502</text:p>
          </table:table-cell>
          <table:table-cell table:formula="of:=COM.MICROSOFT.STDEV.S([.B107:.B118])" office:value-type="float" office:value="35.5769545769406" calcext:value-type="float">
            <text:p>35,5769545769</text:p>
          </table:table-cell>
          <table:table-cell table:formula="of:=AVERAGE([.B107:.B118])" office:value-type="float" office:value="519.583333333333" calcext:value-type="float">
            <text:p>519,5833333333</text:p>
          </table:table-cell>
          <table:table-cell table:formula="of:=[.D118]-[.C118]" office:value-type="float" office:value="484.006378756393" calcext:value-type="float">
            <text:p>484,0063787564</text:p>
          </table:table-cell>
          <table:table-cell table:formula="of:=[.D118]-[.D106]" office:value-type="float" office:value="-46" calcext:value-type="float">
            <text:p>-46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3" calcext:value-type="float">
            <text:p>573</text:p>
          </table:table-cell>
          <table:table-cell table:formula="of:=COM.MICROSOFT.STDEV.S([.B108:.B119])" office:value-type="float" office:value="37.3617654180248" calcext:value-type="float">
            <text:p>37,361765418</text:p>
          </table:table-cell>
          <table:table-cell table:formula="of:=AVERAGE([.B108:.B119])" office:value-type="float" office:value="520.916666666667" calcext:value-type="float">
            <text:p>520,9166666667</text:p>
          </table:table-cell>
          <table:table-cell table:formula="of:=[.D119]-[.C119]" office:value-type="float" office:value="483.554901248642" calcext:value-type="float">
            <text:p>483,5549012486</text:p>
          </table:table-cell>
          <table:table-cell table:formula="of:=[.D119]-[.D107]" office:value-type="float" office:value="-42.0833333333334" calcext:value-type="float">
            <text:p>-42,08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2" calcext:value-type="float">
            <text:p>632</text:p>
          </table:table-cell>
          <table:table-cell table:formula="of:=COM.MICROSOFT.STDEV.S([.B109:.B120])" office:value-type="float" office:value="49.0673624785973" calcext:value-type="float">
            <text:p>49,0673624786</text:p>
          </table:table-cell>
          <table:table-cell table:formula="of:=AVERAGE([.B109:.B120])" office:value-type="float" office:value="528.166666666667" calcext:value-type="float">
            <text:p>528,1666666667</text:p>
          </table:table-cell>
          <table:table-cell table:formula="of:=[.D120]-[.C120]" office:value-type="float" office:value="479.099304188069" calcext:value-type="float">
            <text:p>479,0993041881</text:p>
          </table:table-cell>
          <table:table-cell table:formula="of:=[.D120]-[.D108]" office:value-type="float" office:value="-29.9166666666667" calcext:value-type="float">
            <text:p>-29,91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6" calcext:value-type="float">
            <text:p>496</text:p>
          </table:table-cell>
          <table:table-cell table:formula="of:=COM.MICROSOFT.STDEV.S([.B110:.B121])" office:value-type="float" office:value="48.7432201967773" calcext:value-type="float">
            <text:p>48,7432201968</text:p>
          </table:table-cell>
          <table:table-cell table:formula="of:=AVERAGE([.B110:.B121])" office:value-type="float" office:value="528.583333333333" calcext:value-type="float">
            <text:p>528,5833333333</text:p>
          </table:table-cell>
          <table:table-cell table:formula="of:=[.D121]-[.C121]" office:value-type="float" office:value="479.840113136556" calcext:value-type="float">
            <text:p>479,8401131366</text:p>
          </table:table-cell>
          <table:table-cell table:formula="of:=[.D121]-[.D109]" office:value-type="float" office:value="-27.25" calcext:value-type="float">
            <text:p>-27,25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34" calcext:value-type="float">
            <text:p>534</text:p>
          </table:table-cell>
          <table:table-cell table:formula="of:=COM.MICROSOFT.STDEV.S([.B111:.B122])" office:value-type="float" office:value="45.7294414811926" calcext:value-type="float">
            <text:p>45,7294414812</text:p>
          </table:table-cell>
          <table:table-cell table:formula="of:=AVERAGE([.B111:.B122])" office:value-type="float" office:value="524.5" calcext:value-type="float">
            <text:p>524,5</text:p>
          </table:table-cell>
          <table:table-cell table:formula="of:=[.D122]-[.C122]" office:value-type="float" office:value="478.770558518808" calcext:value-type="float">
            <text:p>478,7705585188</text:p>
          </table:table-cell>
          <table:table-cell table:formula="of:=[.D122]-[.D110]" office:value-type="float" office:value="-29.5" calcext:value-type="float">
            <text:p>-29,5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4" calcext:value-type="float">
            <text:p>474</text:p>
          </table:table-cell>
          <table:table-cell table:formula="of:=COM.MICROSOFT.STDEV.S([.B112:.B123])" office:value-type="float" office:value="47.7996925310258" calcext:value-type="float">
            <text:p>47,799692531</text:p>
          </table:table-cell>
          <table:table-cell table:formula="of:=AVERAGE([.B112:.B123])" office:value-type="float" office:value="519.416666666667" calcext:value-type="float">
            <text:p>519,4166666667</text:p>
          </table:table-cell>
          <table:table-cell table:formula="of:=[.D123]-[.C123]" office:value-type="float" office:value="471.616974135641" calcext:value-type="float">
            <text:p>471,6169741356</text:p>
          </table:table-cell>
          <table:table-cell table:formula="of:=[.D123]-[.D111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4" calcext:value-type="float">
            <text:p>504</text:p>
          </table:table-cell>
          <table:table-cell table:formula="of:=COM.MICROSOFT.STDEV.S([.B113:.B124])" office:value-type="float" office:value="47.3743953347516" calcext:value-type="float">
            <text:p>47,3743953348</text:p>
          </table:table-cell>
          <table:table-cell table:formula="of:=AVERAGE([.B113:.B124])" office:value-type="float" office:value="516.166666666667" calcext:value-type="float">
            <text:p>516,1666666667</text:p>
          </table:table-cell>
          <table:table-cell table:formula="of:=[.D124]-[.C124]" office:value-type="float" office:value="468.792271331915" calcext:value-type="float">
            <text:p>468,7922713319</text:p>
          </table:table-cell>
          <table:table-cell table:formula="of:=[.D124]-[.D112]" office:value-type="float" office:value="-24.6666666666667" calcext:value-type="float">
            <text:p>-24,66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1" calcext:value-type="float">
            <text:p>511</text:p>
          </table:table-cell>
          <table:table-cell table:formula="of:=COM.MICROSOFT.STDEV.S([.B114:.B125])" office:value-type="float" office:value="47.3928616284492" calcext:value-type="float">
            <text:p>47,3928616284</text:p>
          </table:table-cell>
          <table:table-cell table:formula="of:=AVERAGE([.B114:.B125])" office:value-type="float" office:value="515.583333333333" calcext:value-type="float">
            <text:p>515,5833333333</text:p>
          </table:table-cell>
          <table:table-cell table:formula="of:=[.D125]-[.C125]" office:value-type="float" office:value="468.190471704884" calcext:value-type="float">
            <text:p>468,1904717049</text:p>
          </table:table-cell>
          <table:table-cell table:formula="of:=[.D125]-[.D113]" office:value-type="float" office:value="-19.9166666666666" calcext:value-type="float">
            <text:p>-19,91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46" calcext:value-type="float">
            <text:p>546</text:p>
          </table:table-cell>
          <table:table-cell table:formula="of:=COM.MICROSOFT.STDEV.S([.B115:.B126])" office:value-type="float" office:value="47.9722141800161" calcext:value-type="float">
            <text:p>47,97221418</text:p>
          </table:table-cell>
          <table:table-cell table:formula="of:=AVERAGE([.B115:.B126])" office:value-type="float" office:value="516.666666666667" calcext:value-type="float">
            <text:p>516,6666666667</text:p>
          </table:table-cell>
          <table:table-cell table:formula="of:=[.D126]-[.C126]" office:value-type="float" office:value="468.694452486651" calcext:value-type="float">
            <text:p>468,6944524867</text:p>
          </table:table-cell>
          <table:table-cell table:formula="of:=[.D126]-[.D114]" office:value-type="float" office:value="-12.5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16:.B127])" office:value-type="float" office:value="54.9641756607029" calcext:value-type="float">
            <text:p>54,9641756607</text:p>
          </table:table-cell>
          <table:table-cell table:formula="of:=AVERAGE([.B116:.B127])" office:value-type="float" office:value="511.833333333333" calcext:value-type="float">
            <text:p>511,8333333333</text:p>
          </table:table-cell>
          <table:table-cell table:formula="of:=[.D127]-[.C127]" office:value-type="float" office:value="456.86915767263" calcext:value-type="float">
            <text:p>456,8691576726</text:p>
          </table:table-cell>
          <table:table-cell table:formula="of:=[.D127]-[.D115]" office:value-type="float" office:value="-12.5000000000001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07" calcext:value-type="float">
            <text:p>407</text:p>
          </table:table-cell>
          <table:table-cell table:formula="of:=COM.MICROSOFT.STDEV.S([.B117:.B128])" office:value-type="float" office:value="62.422982849899" calcext:value-type="float">
            <text:p>62,4229828499</text:p>
          </table:table-cell>
          <table:table-cell table:formula="of:=AVERAGE([.B117:.B128])" office:value-type="float" office:value="505.583333333333" calcext:value-type="float">
            <text:p>505,5833333333</text:p>
          </table:table-cell>
          <table:table-cell table:formula="of:=[.D128]-[.C128]" office:value-type="float" office:value="443.160350483434" calcext:value-type="float">
            <text:p>443,1603504834</text:p>
          </table:table-cell>
          <table:table-cell table:formula="of:=[.D128]-[.D116]" office:value-type="float" office:value="-17.5833333333333" calcext:value-type="float">
            <text:p>-17,58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36" calcext:value-type="float">
            <text:p>436</text:p>
          </table:table-cell>
          <table:table-cell table:formula="of:=COM.MICROSOFT.STDEV.S([.B118:.B129])" office:value-type="float" office:value="64.9521968742234" calcext:value-type="float">
            <text:p>64,9521968742</text:p>
          </table:table-cell>
          <table:table-cell table:formula="of:=AVERAGE([.B118:.B129])" office:value-type="float" office:value="502.666666666667" calcext:value-type="float">
            <text:p>502,6666666667</text:p>
          </table:table-cell>
          <table:table-cell table:formula="of:=[.D129]-[.C129]" office:value-type="float" office:value="437.714469792443" calcext:value-type="float">
            <text:p>437,7144697924</text:p>
          </table:table-cell>
          <table:table-cell table:formula="of:=[.D129]-[.D117]" office:value-type="float" office:value="-16.4999999999999" calcext:value-type="float">
            <text:p>-16,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02" calcext:value-type="float">
            <text:p>402</text:p>
          </table:table-cell>
          <table:table-cell table:formula="of:=COM.MICROSOFT.STDEV.S([.B119:.B130])" office:value-type="float" office:value="71.1634908098417" calcext:value-type="float">
            <text:p>71,1634908098</text:p>
          </table:table-cell>
          <table:table-cell table:formula="of:=AVERAGE([.B119:.B130])" office:value-type="float" office:value="494.333333333333" calcext:value-type="float">
            <text:p>494,3333333333</text:p>
          </table:table-cell>
          <table:table-cell table:formula="of:=[.D130]-[.C130]" office:value-type="float" office:value="423.169842523492" calcext:value-type="float">
            <text:p>423,1698425235</text:p>
          </table:table-cell>
          <table:table-cell table:formula="of:=[.D130]-[.D118]" office:value-type="float" office:value="-25.2500000000001" calcext:value-type="float">
            <text:p>-25,25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72" calcext:value-type="float">
            <text:p>472</text:p>
          </table:table-cell>
          <table:table-cell table:formula="of:=COM.MICROSOFT.STDEV.S([.B120:.B131])" office:value-type="float" office:value="66.8559623142895" calcext:value-type="float">
            <text:p>66,8559623143</text:p>
          </table:table-cell>
          <table:table-cell table:formula="of:=AVERAGE([.B120:.B131])" office:value-type="float" office:value="485.916666666667" calcext:value-type="float">
            <text:p>485,9166666667</text:p>
          </table:table-cell>
          <table:table-cell table:formula="of:=[.D131]-[.C131]" office:value-type="float" office:value="419.060704352377" calcext:value-type="float">
            <text:p>419,0607043524</text:p>
          </table:table-cell>
          <table:table-cell table:formula="of:=[.D131]-[.D119]" office:value-type="float" office:value="-34.9999999999999" calcext:value-type="float">
            <text:p>-3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36" calcext:value-type="float">
            <text:p>436</text:p>
          </table:table-cell>
          <table:table-cell table:formula="of:=COM.MICROSOFT.STDEV.S([.B121:.B132])" office:value-type="float" office:value="49.6505210690104" calcext:value-type="float">
            <text:p>49,650521069</text:p>
          </table:table-cell>
          <table:table-cell table:formula="of:=AVERAGE([.B121:.B132])" office:value-type="float" office:value="469.583333333333" calcext:value-type="float">
            <text:p>469,5833333333</text:p>
          </table:table-cell>
          <table:table-cell table:formula="of:=[.D132]-[.C132]" office:value-type="float" office:value="419.932812264323" calcext:value-type="float">
            <text:p>419,9328122643</text:p>
          </table:table-cell>
          <table:table-cell table:formula="of:=[.D132]-[.D120]" office:value-type="float" office:value="-58.5833333333333" calcext:value-type="float">
            <text:p>-58,58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09" calcext:value-type="float">
            <text:p>409</text:p>
          </table:table-cell>
          <table:table-cell table:formula="of:=COM.MICROSOFT.STDEV.S([.B122:.B133])" office:value-type="float" office:value="51.7499817010654" calcext:value-type="float">
            <text:p>51,7499817011</text:p>
          </table:table-cell>
          <table:table-cell table:formula="of:=AVERAGE([.B122:.B133])" office:value-type="float" office:value="462.333333333333" calcext:value-type="float">
            <text:p>462,3333333333</text:p>
          </table:table-cell>
          <table:table-cell table:formula="of:=[.D133]-[.C133]" office:value-type="float" office:value="410.583351632268" calcext:value-type="float">
            <text:p>410,5833516323</text:p>
          </table:table-cell>
          <table:table-cell table:formula="of:=[.D133]-[.D121]" office:value-type="float" office:value="-66.2500000000001" calcext:value-type="float">
            <text:p>-66,25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15" calcext:value-type="float">
            <text:p>515</text:p>
          </table:table-cell>
          <table:table-cell table:formula="of:=COM.MICROSOFT.STDEV.S([.B123:.B134])" office:value-type="float" office:value="49.6041145654086" calcext:value-type="float">
            <text:p>49,6041145654</text:p>
          </table:table-cell>
          <table:table-cell table:formula="of:=AVERAGE([.B123:.B134])" office:value-type="float" office:value="460.75" calcext:value-type="float">
            <text:p>460,75</text:p>
          </table:table-cell>
          <table:table-cell table:formula="of:=[.D134]-[.C134]" office:value-type="float" office:value="411.145885434591" calcext:value-type="float">
            <text:p>411,1458854346</text:p>
          </table:table-cell>
          <table:table-cell table:formula="of:=[.D134]-[.D122]" office:value-type="float" office:value="-63.75" calcext:value-type="float">
            <text:p>-63,75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3" calcext:value-type="float">
            <text:p>413</text:p>
          </table:table-cell>
          <table:table-cell table:formula="of:=COM.MICROSOFT.STDEV.S([.B124:.B135])" office:value-type="float" office:value="51.2220359776627" calcext:value-type="float">
            <text:p>51,2220359777</text:p>
          </table:table-cell>
          <table:table-cell table:formula="of:=AVERAGE([.B124:.B135])" office:value-type="float" office:value="455.666666666667" calcext:value-type="float">
            <text:p>455,6666666667</text:p>
          </table:table-cell>
          <table:table-cell table:formula="of:=[.D135]-[.C135]" office:value-type="float" office:value="404.444630689004" calcext:value-type="float">
            <text:p>404,444630689</text:p>
          </table:table-cell>
          <table:table-cell table:formula="of:=[.D135]-[.D123]" office:value-type="float" office:value="-63.75" calcext:value-type="float">
            <text:p>-63,75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37" calcext:value-type="float">
            <text:p>437</text:p>
          </table:table-cell>
          <table:table-cell table:formula="of:=COM.MICROSOFT.STDEV.S([.B125:.B136])" office:value-type="float" office:value="49.0814875919875" calcext:value-type="float">
            <text:p>49,081487592</text:p>
          </table:table-cell>
          <table:table-cell table:formula="of:=AVERAGE([.B125:.B136])" office:value-type="float" office:value="450.083333333333" calcext:value-type="float">
            <text:p>450,0833333333</text:p>
          </table:table-cell>
          <table:table-cell table:formula="of:=[.D136]-[.C136]" office:value-type="float" office:value="401.001845741346" calcext:value-type="float">
            <text:p>401,0018457413</text:p>
          </table:table-cell>
          <table:table-cell table:formula="of:=[.D136]-[.D124]" office:value-type="float" office:value="-66.0833333333333" calcext:value-type="float">
            <text:p>-66,08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98" calcext:value-type="float">
            <text:p>398</text:p>
          </table:table-cell>
          <table:table-cell table:formula="of:=COM.MICROSOFT.STDEV.S([.B126:.B137])" office:value-type="float" office:value="47.1329518650716" calcext:value-type="float">
            <text:p>47,1329518651</text:p>
          </table:table-cell>
          <table:table-cell table:formula="of:=AVERAGE([.B126:.B137])" office:value-type="float" office:value="440.666666666667" calcext:value-type="float">
            <text:p>440,6666666667</text:p>
          </table:table-cell>
          <table:table-cell table:formula="of:=[.D137]-[.C137]" office:value-type="float" office:value="393.533714801595" calcext:value-type="float">
            <text:p>393,5337148016</text:p>
          </table:table-cell>
          <table:table-cell table:formula="of:=[.D137]-[.D125]" office:value-type="float" office:value="-74.9166666666667" calcext:value-type="float">
            <text:p>-74,91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08" calcext:value-type="float">
            <text:p>408</text:p>
          </table:table-cell>
          <table:table-cell table:formula="of:=COM.MICROSOFT.STDEV.S([.B127:.B138])" office:value-type="float" office:value="34.1409733400508" calcext:value-type="float">
            <text:p>34,1409733401</text:p>
          </table:table-cell>
          <table:table-cell table:formula="of:=AVERAGE([.B127:.B138])" office:value-type="float" office:value="429.166666666667" calcext:value-type="float">
            <text:p>429,1666666667</text:p>
          </table:table-cell>
          <table:table-cell table:formula="of:=[.D138]-[.C138]" office:value-type="float" office:value="395.025693326616" calcext:value-type="float">
            <text:p>395,0256933266</text:p>
          </table:table-cell>
          <table:table-cell table:formula="of:=[.D138]-[.D126]" office:value-type="float" office:value="-87.5" calcext:value-type="float">
            <text:p>-87,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5" calcext:value-type="float">
            <text:p>375</text:p>
          </table:table-cell>
          <table:table-cell table:formula="of:=COM.MICROSOFT.STDEV.S([.B128:.B139])" office:value-type="float" office:value="37.490200739862" calcext:value-type="float">
            <text:p>37,4902007399</text:p>
          </table:table-cell>
          <table:table-cell table:formula="of:=AVERAGE([.B128:.B139])" office:value-type="float" office:value="425.666666666667" calcext:value-type="float">
            <text:p>425,6666666667</text:p>
          </table:table-cell>
          <table:table-cell table:formula="of:=[.D139]-[.C139]" office:value-type="float" office:value="388.176465926805" calcext:value-type="float">
            <text:p>388,1764659268</text:p>
          </table:table-cell>
          <table:table-cell table:formula="of:=[.D139]-[.D127]" office:value-type="float" office:value="-86.1666666666666" calcext:value-type="float">
            <text:p>-86,1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3" calcext:value-type="float">
            <text:p>353</text:p>
          </table:table-cell>
          <table:table-cell table:formula="of:=COM.MICROSOFT.STDEV.S([.B129:.B140])" office:value-type="float" office:value="42.7993911030038" calcext:value-type="float">
            <text:p>42,799391103</text:p>
          </table:table-cell>
          <table:table-cell table:formula="of:=AVERAGE([.B129:.B140])" office:value-type="float" office:value="421.166666666667" calcext:value-type="float">
            <text:p>421,1666666667</text:p>
          </table:table-cell>
          <table:table-cell table:formula="of:=[.D140]-[.C140]" office:value-type="float" office:value="378.367275563663" calcext:value-type="float">
            <text:p>378,3672755637</text:p>
          </table:table-cell>
          <table:table-cell table:formula="of:=[.D140]-[.D128]" office:value-type="float" office:value="-84.4166666666666" calcext:value-type="float">
            <text:p>-84,4166666667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6" calcext:value-type="float">
            <text:p>366</text:p>
          </table:table-cell>
          <table:table-cell table:formula="of:=COM.MICROSOFT.STDEV.S([.B130:.B141])" office:value-type="float" office:value="45.2916475007626" calcext:value-type="float">
            <text:p>45,2916475008</text:p>
          </table:table-cell>
          <table:table-cell table:formula="of:=AVERAGE([.B130:.B141])" office:value-type="float" office:value="415.333333333333" calcext:value-type="float">
            <text:p>415,3333333333</text:p>
          </table:table-cell>
          <table:table-cell table:formula="of:=[.D141]-[.C141]" office:value-type="float" office:value="370.041685832571" calcext:value-type="float">
            <text:p>370,0416858326</text:p>
          </table:table-cell>
          <table:table-cell table:formula="of:=[.D141]-[.D129]" office:value-type="float" office:value="-87.3333333333334" calcext:value-type="float">
            <text:p>-87,3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31:.B142])" office:value-type="float" office:value="46.8158060591687" calcext:value-type="float">
            <text:p>46,8158060592</text:p>
          </table:table-cell>
          <table:table-cell table:formula="of:=AVERAGE([.B131:.B142])" office:value-type="float" office:value="412.916666666667" calcext:value-type="float">
            <text:p>412,9166666667</text:p>
          </table:table-cell>
          <table:table-cell table:formula="of:=[.D142]-[.C142]" office:value-type="float" office:value="366.100860607498" calcext:value-type="float">
            <text:p>366,1008606075</text:p>
          </table:table-cell>
          <table:table-cell table:formula="of:=[.D142]-[.D130]" office:value-type="float" office:value="-81.4166666666666" calcext:value-type="float">
            <text:p>-81,41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4" calcext:value-type="float">
            <text:p>404</text:p>
          </table:table-cell>
          <table:table-cell table:formula="of:=COM.MICROSOFT.STDEV.S([.B132:.B143])" office:value-type="float" office:value="42.9717137407642" calcext:value-type="float">
            <text:p>42,9717137408</text:p>
          </table:table-cell>
          <table:table-cell table:formula="of:=AVERAGE([.B132:.B143])" office:value-type="float" office:value="407.25" calcext:value-type="float">
            <text:p>407,25</text:p>
          </table:table-cell>
          <table:table-cell table:formula="of:=[.D143]-[.C143]" office:value-type="float" office:value="364.278286259236" calcext:value-type="float">
            <text:p>364,2782862592</text:p>
          </table:table-cell>
          <table:table-cell table:formula="of:=[.D143]-[.D131]" office:value-type="float" office:value="-78.6666666666667" calcext:value-type="float">
            <text:p>-78,66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8" calcext:value-type="float">
            <text:p>378</text:p>
          </table:table-cell>
          <table:table-cell table:formula="of:=COM.MICROSOFT.STDEV.S([.B133:.B144])" office:value-type="float" office:value="42.7050312840267" calcext:value-type="float">
            <text:p>42,705031284</text:p>
          </table:table-cell>
          <table:table-cell table:formula="of:=AVERAGE([.B133:.B144])" office:value-type="float" office:value="402.416666666667" calcext:value-type="float">
            <text:p>402,4166666667</text:p>
          </table:table-cell>
          <table:table-cell table:formula="of:=[.D144]-[.C144]" office:value-type="float" office:value="359.71163538264" calcext:value-type="float">
            <text:p>359,7116353826</text:p>
          </table:table-cell>
          <table:table-cell table:formula="of:=[.D144]-[.D132]" office:value-type="float" office:value="-67.1666666666666" calcext:value-type="float">
            <text:p>-67,16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8" calcext:value-type="float">
            <text:p>348</text:p>
          </table:table-cell>
          <table:table-cell table:formula="of:=COM.MICROSOFT.STDEV.S([.B134:.B145])" office:value-type="float" office:value="45.3959015637742" calcext:value-type="float">
            <text:p>45,3959015638</text:p>
          </table:table-cell>
          <table:table-cell table:formula="of:=AVERAGE([.B134:.B145])" office:value-type="float" office:value="397.333333333333" calcext:value-type="float">
            <text:p>397,3333333333</text:p>
          </table:table-cell>
          <table:table-cell table:formula="of:=[.D145]-[.C145]" office:value-type="float" office:value="351.937431769559" calcext:value-type="float">
            <text:p>351,9374317696</text:p>
          </table:table-cell>
          <table:table-cell table:formula="of:=[.D145]-[.D133]" office:value-type="float" office:value="-65" calcext:value-type="float">
            <text:p>-65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4" calcext:value-type="float">
            <text:p>414</text:p>
          </table:table-cell>
          <table:table-cell table:formula="of:=COM.MICROSOFT.STDEV.S([.B135:.B146])" office:value-type="float" office:value="27.3876492845467" calcext:value-type="float">
            <text:p>27,3876492845</text:p>
          </table:table-cell>
          <table:table-cell table:formula="of:=AVERAGE([.B135:.B146])" office:value-type="float" office:value="388.916666666667" calcext:value-type="float">
            <text:p>388,9166666667</text:p>
          </table:table-cell>
          <table:table-cell table:formula="of:=[.D146]-[.C146]" office:value-type="float" office:value="361.52901738212" calcext:value-type="float">
            <text:p>361,5290173821</text:p>
          </table:table-cell>
          <table:table-cell table:formula="of:=[.D146]-[.D134]" office:value-type="float" office:value="-71.8333333333333" calcext:value-type="float">
            <text:p>-71,8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2" calcext:value-type="float">
            <text:p>372</text:p>
          </table:table-cell>
          <table:table-cell table:formula="of:=COM.MICROSOFT.STDEV.S([.B136:.B147])" office:value-type="float" office:value="26.6577636653258" calcext:value-type="float">
            <text:p>26,6577636653</text:p>
          </table:table-cell>
          <table:table-cell table:formula="of:=AVERAGE([.B136:.B147])" office:value-type="float" office:value="385.5" calcext:value-type="float">
            <text:p>385,5</text:p>
          </table:table-cell>
          <table:table-cell table:formula="of:=[.D147]-[.C147]" office:value-type="float" office:value="358.842236334674" calcext:value-type="float">
            <text:p>358,8422363347</text:p>
          </table:table-cell>
          <table:table-cell table:formula="of:=[.D147]-[.D135]" office:value-type="float" office:value="-70.1666666666667" calcext:value-type="float">
            <text:p>-70,16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1" calcext:value-type="float">
            <text:p>421</text:p>
          </table:table-cell>
          <table:table-cell table:formula="of:=COM.MICROSOFT.STDEV.S([.B137:.B148])" office:value-type="float" office:value="24.1278162118231" calcext:value-type="float">
            <text:p>24,1278162118</text:p>
          </table:table-cell>
          <table:table-cell table:formula="of:=AVERAGE([.B137:.B148])" office:value-type="float" office:value="384.166666666667" calcext:value-type="float">
            <text:p>384,1666666667</text:p>
          </table:table-cell>
          <table:table-cell table:formula="of:=[.D148]-[.C148]" office:value-type="float" office:value="360.038850454844" calcext:value-type="float">
            <text:p>360,0388504548</text:p>
          </table:table-cell>
          <table:table-cell table:formula="of:=[.D148]-[.D136]" office:value-type="float" office:value="-65.9166666666666" calcext:value-type="float">
            <text:p>-65,91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2" calcext:value-type="float">
            <text:p>392</text:p>
          </table:table-cell>
          <table:table-cell table:formula="of:=COM.MICROSOFT.STDEV.S([.B138:.B149])" office:value-type="float" office:value="23.8759419931572" calcext:value-type="float">
            <text:p>23,8759419932</text:p>
          </table:table-cell>
          <table:table-cell table:formula="of:=AVERAGE([.B138:.B149])" office:value-type="float" office:value="383.666666666667" calcext:value-type="float">
            <text:p>383,6666666667</text:p>
          </table:table-cell>
          <table:table-cell table:formula="of:=[.D149]-[.C149]" office:value-type="float" office:value="359.79072467351" calcext:value-type="float">
            <text:p>359,7907246735</text:p>
          </table:table-cell>
          <table:table-cell table:formula="of:=[.D149]-[.D137]" office:value-type="float" office:value="-57" calcext:value-type="float">
            <text:p>-5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0" calcext:value-type="float">
            <text:p>370</text:p>
          </table:table-cell>
          <table:table-cell table:formula="of:=COM.MICROSOFT.STDEV.S([.B139:.B150])" office:value-type="float" office:value="22.8532870124349" calcext:value-type="float">
            <text:p>22,8532870124</text:p>
          </table:table-cell>
          <table:table-cell table:formula="of:=AVERAGE([.B139:.B150])" office:value-type="float" office:value="380.5" calcext:value-type="float">
            <text:p>380,5</text:p>
          </table:table-cell>
          <table:table-cell table:formula="of:=[.D150]-[.C150]" office:value-type="float" office:value="357.646712987565" calcext:value-type="float">
            <text:p>357,6467129876</text:p>
          </table:table-cell>
          <table:table-cell table:formula="of:=[.D150]-[.D138]" office:value-type="float" office:value="-48.6666666666667" calcext:value-type="float">
            <text:p>-48,6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5" calcext:value-type="float">
            <text:p>355</text:p>
          </table:table-cell>
          <table:table-cell table:formula="of:=COM.MICROSOFT.STDEV.S([.B140:.B151])" office:value-type="float" office:value="23.9917915255627" calcext:value-type="float">
            <text:p>23,9917915256</text:p>
          </table:table-cell>
          <table:table-cell table:formula="of:=AVERAGE([.B140:.B151])" office:value-type="float" office:value="378.833333333333" calcext:value-type="float">
            <text:p>378,8333333333</text:p>
          </table:table-cell>
          <table:table-cell table:formula="of:=[.D151]-[.C151]" office:value-type="float" office:value="354.841541807771" calcext:value-type="float">
            <text:p>354,8415418078</text:p>
          </table:table-cell>
          <table:table-cell table:formula="of:=[.D151]-[.D139]" office:value-type="float" office:value="-46.8333333333334" calcext:value-type="float">
            <text:p>-46,83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29" calcext:value-type="float">
            <text:p>329</text:p>
          </table:table-cell>
          <table:table-cell table:formula="of:=COM.MICROSOFT.STDEV.S([.B141:.B152])" office:value-type="float" office:value="27.1354626519124" calcext:value-type="float">
            <text:p>27,1354626519</text:p>
          </table:table-cell>
          <table:table-cell table:formula="of:=AVERAGE([.B141:.B152])" office:value-type="float" office:value="376.833333333333" calcext:value-type="float">
            <text:p>376,8333333333</text:p>
          </table:table-cell>
          <table:table-cell table:formula="of:=[.D152]-[.C152]" office:value-type="float" office:value="349.697870681421" calcext:value-type="float">
            <text:p>349,6978706814</text:p>
          </table:table-cell>
          <table:table-cell table:formula="of:=[.D152]-[.D140]" office:value-type="float" office:value="-44.3333333333334" calcext:value-type="float">
            <text:p>-44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48" calcext:value-type="float">
            <text:p>348</text:p>
          </table:table-cell>
          <table:table-cell table:formula="of:=COM.MICROSOFT.STDEV.S([.B142:.B153])" office:value-type="float" office:value="28.2628356466204" calcext:value-type="float">
            <text:p>28,2628356466</text:p>
          </table:table-cell>
          <table:table-cell table:formula="of:=AVERAGE([.B142:.B153])" office:value-type="float" office:value="375.333333333333" calcext:value-type="float">
            <text:p>375,3333333333</text:p>
          </table:table-cell>
          <table:table-cell table:formula="of:=[.D153]-[.C153]" office:value-type="float" office:value="347.070497686713" calcext:value-type="float">
            <text:p>347,0704976867</text:p>
          </table:table-cell>
          <table:table-cell table:formula="of:=[.D153]-[.D141]" office:value-type="float" office:value="-40" calcext:value-type="float">
            <text:p>-4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43:.B154])" office:value-type="float" office:value="28.2628356466204" calcext:value-type="float">
            <text:p>28,2628356466</text:p>
          </table:table-cell>
          <table:table-cell table:formula="of:=AVERAGE([.B143:.B154])" office:value-type="float" office:value="375.333333333333" calcext:value-type="float">
            <text:p>375,3333333333</text:p>
          </table:table-cell>
          <table:table-cell table:formula="of:=[.D154]-[.C154]" office:value-type="float" office:value="347.070497686713" calcext:value-type="float">
            <text:p>347,0704976867</text:p>
          </table:table-cell>
          <table:table-cell table:formula="of:=[.D154]-[.D142]" office:value-type="float" office:value="-37.5833333333334" calcext:value-type="float">
            <text:p>-37,5833333333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4" calcext:value-type="float">
            <text:p>434</text:p>
          </table:table-cell>
          <table:table-cell table:formula="of:=COM.MICROSOFT.STDEV.S([.B144:.B155])" office:value-type="float" office:value="32.0959735037203" calcext:value-type="float">
            <text:p>32,0959735037</text:p>
          </table:table-cell>
          <table:table-cell table:formula="of:=AVERAGE([.B144:.B155])" office:value-type="float" office:value="377.833333333333" calcext:value-type="float">
            <text:p>377,8333333333</text:p>
          </table:table-cell>
          <table:table-cell table:formula="of:=[.D155]-[.C155]" office:value-type="float" office:value="345.737359829613" calcext:value-type="float">
            <text:p>345,7373598296</text:p>
          </table:table-cell>
          <table:table-cell table:formula="of:=[.D155]-[.D143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87" calcext:value-type="float">
            <text:p>387</text:p>
          </table:table-cell>
          <table:table-cell table:formula="of:=COM.MICROSOFT.STDEV.S([.B145:.B156])" office:value-type="float" office:value="32.2051896815442" calcext:value-type="float">
            <text:p>32,2051896815</text:p>
          </table:table-cell>
          <table:table-cell table:formula="of:=AVERAGE([.B145:.B156])" office:value-type="float" office:value="378.583333333333" calcext:value-type="float">
            <text:p>378,5833333333</text:p>
          </table:table-cell>
          <table:table-cell table:formula="of:=[.D156]-[.C156]" office:value-type="float" office:value="346.378143651789" calcext:value-type="float">
            <text:p>346,3781436518</text:p>
          </table:table-cell>
          <table:table-cell table:formula="of:=[.D156]-[.D144]" office:value-type="float" office:value="-23.8333333333334" calcext:value-type="float">
            <text:p>-23,8333333333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58" calcext:value-type="float">
            <text:p>358</text:p>
          </table:table-cell>
          <table:table-cell table:formula="of:=COM.MICROSOFT.STDEV.S([.B146:.B157])" office:value-type="float" office:value="31.4627003792032" calcext:value-type="float">
            <text:p>31,4627003792</text:p>
          </table:table-cell>
          <table:table-cell table:formula="of:=AVERAGE([.B146:.B157])" office:value-type="float" office:value="379.416666666667" calcext:value-type="float">
            <text:p>379,4166666667</text:p>
          </table:table-cell>
          <table:table-cell table:formula="of:=[.D157]-[.C157]" office:value-type="float" office:value="347.953966287463" calcext:value-type="float">
            <text:p>347,9539662875</text:p>
          </table:table-cell>
          <table:table-cell table:formula="of:=[.D157]-[.D145]" office:value-type="float" office:value="-17.9166666666666" calcext:value-type="float">
            <text:p>-17,9166666667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47:.B158])" office:value-type="float" office:value="31.7728681663326" calcext:value-type="float">
            <text:p>31,7728681663</text:p>
          </table:table-cell>
          <table:table-cell table:formula="of:=AVERAGE([.B147:.B158])" office:value-type="float" office:value="379.666666666667" calcext:value-type="float">
            <text:p>379,6666666667</text:p>
          </table:table-cell>
          <table:table-cell table:formula="of:=[.D158]-[.C158]" office:value-type="float" office:value="347.893798500334" calcext:value-type="float">
            <text:p>347,8937985003</text:p>
          </table:table-cell>
          <table:table-cell table:formula="of:=[.D158]-[.D146]" office:value-type="float" office:value="-9.25" calcext:value-type="float">
            <text:p>-9,25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399" calcext:value-type="float">
            <text:p>399</text:p>
          </table:table-cell>
          <table:table-cell table:formula="of:=COM.MICROSOFT.STDEV.S([.B148:.B159])" office:value-type="float" office:value="32.1345419740003" calcext:value-type="float">
            <text:p>32,134541974</text:p>
          </table:table-cell>
          <table:table-cell table:formula="of:=AVERAGE([.B148:.B159])" office:value-type="float" office:value="381.916666666667" calcext:value-type="float">
            <text:p>381,9166666667</text:p>
          </table:table-cell>
          <table:table-cell table:formula="of:=[.D159]-[.C159]" office:value-type="float" office:value="349.782124692666" calcext:value-type="float">
            <text:p>349,7821246927</text:p>
          </table:table-cell>
          <table:table-cell table:formula="of:=[.D159]-[.D147]" office:value-type="float" office:value="-3.58333333333331" calcext:value-type="float">
            <text:p>-3,58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85" calcext:value-type="float">
            <text:p>385</text:p>
          </table:table-cell>
          <table:table-cell table:formula="of:=COM.MICROSOFT.STDEV.S([.B149:.B160])" office:value-type="float" office:value="29.7457661871502" calcext:value-type="float">
            <text:p>29,7457661872</text:p>
          </table:table-cell>
          <table:table-cell table:formula="of:=AVERAGE([.B149:.B160])" office:value-type="float" office:value="378.916666666667" calcext:value-type="float">
            <text:p>378,9166666667</text:p>
          </table:table-cell>
          <table:table-cell table:formula="of:=[.D160]-[.C160]" office:value-type="float" office:value="349.170900479517" calcext:value-type="float">
            <text:p>349,1709004795</text:p>
          </table:table-cell>
          <table:table-cell table:formula="of:=[.D160]-[.D148]" office:value-type="float" office:value="-5.25" calcext:value-type="float">
            <text:p>-5,25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50:.B161])" office:value-type="float" office:value="29.4906251153984" calcext:value-type="float">
            <text:p>29,4906251154</text:p>
          </table:table-cell>
          <table:table-cell table:formula="of:=AVERAGE([.B150:.B161])" office:value-type="float" office:value="377.333333333333" calcext:value-type="float">
            <text:p>377,3333333333</text:p>
          </table:table-cell>
          <table:table-cell table:formula="of:=[.D161]-[.C161]" office:value-type="float" office:value="347.842708217935" calcext:value-type="float">
            <text:p>347,8427082179</text:p>
          </table:table-cell>
          <table:table-cell table:formula="of:=[.D161]-[.D149]" office:value-type="float" office:value="-6.33333333333337" calcext:value-type="float">
            <text:p>-6,3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380" calcext:value-type="float">
            <text:p>380</text:p>
          </table:table-cell>
          <table:table-cell table:formula="of:=COM.MICROSOFT.STDEV.S([.B151:.B162])" office:value-type="float" office:value="29.4057302187341" calcext:value-type="float">
            <text:p>29,4057302187</text:p>
          </table:table-cell>
          <table:table-cell table:formula="of:=AVERAGE([.B151:.B162])" office:value-type="float" office:value="378.166666666667" calcext:value-type="float">
            <text:p>378,1666666667</text:p>
          </table:table-cell>
          <table:table-cell table:formula="of:=[.D162]-[.C162]" office:value-type="float" office:value="348.760936447933" calcext:value-type="float">
            <text:p>348,7609364479</text:p>
          </table:table-cell>
          <table:table-cell table:formula="of:=[.D162]-[.D150]" office:value-type="float" office:value="-2.33333333333331" calcext:value-type="float">
            <text:p>-2,3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320" calcext:value-type="float">
            <text:p>320</text:p>
          </table:table-cell>
          <table:table-cell table:formula="of:=COM.MICROSOFT.STDEV.S([.B152:.B163])" office:value-type="float" office:value="33.3797025968559" calcext:value-type="float">
            <text:p>33,3797025969</text:p>
          </table:table-cell>
          <table:table-cell table:formula="of:=AVERAGE([.B152:.B163])" office:value-type="float" office:value="375.25" calcext:value-type="float">
            <text:p>375,25</text:p>
          </table:table-cell>
          <table:table-cell table:formula="of:=[.D163]-[.C163]" office:value-type="float" office:value="341.870297403144" calcext:value-type="float">
            <text:p>341,8702974031</text:p>
          </table:table-cell>
          <table:table-cell table:formula="of:=[.D163]-[.D151]" office:value-type="float" office:value="-3.58333333333331" calcext:value-type="float">
            <text:p>-3,58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79" calcext:value-type="float">
            <text:p>279</text:p>
          </table:table-cell>
          <table:table-cell table:formula="of:=COM.MICROSOFT.STDEV.S([.B153:.B164])" office:value-type="float" office:value="41.7491607609354" calcext:value-type="float">
            <text:p>41,7491607609</text:p>
          </table:table-cell>
          <table:table-cell table:formula="of:=AVERAGE([.B153:.B164])" office:value-type="float" office:value="371.083333333333" calcext:value-type="float">
            <text:p>371,0833333333</text:p>
          </table:table-cell>
          <table:table-cell table:formula="of:=[.D164]-[.C164]" office:value-type="float" office:value="329.334172572398" calcext:value-type="float">
            <text:p>329,3341725724</text:p>
          </table:table-cell>
          <table:table-cell table:formula="of:=[.D164]-[.D152]" office:value-type="float" office:value="-5.75" calcext:value-type="float">
            <text:p>-5,7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345" calcext:value-type="float">
            <text:p>345</text:p>
          </table:table-cell>
          <table:table-cell table:formula="of:=COM.MICROSOFT.STDEV.S([.B154:.B165])" office:value-type="float" office:value="41.9086307737837" calcext:value-type="float">
            <text:p>41,9086307738</text:p>
          </table:table-cell>
          <table:table-cell table:formula="of:=AVERAGE([.B154:.B165])" office:value-type="float" office:value="370.833333333333" calcext:value-type="float">
            <text:p>370,8333333333</text:p>
          </table:table-cell>
          <table:table-cell table:formula="of:=[.D165]-[.C165]" office:value-type="float" office:value="328.92470255955" calcext:value-type="float">
            <text:p>328,9247025596</text:p>
          </table:table-cell>
          <table:table-cell table:formula="of:=[.D165]-[.D153]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368" calcext:value-type="float">
            <text:p>368</text:p>
          </table:table-cell>
          <table:table-cell table:formula="of:=COM.MICROSOFT.STDEV.S([.B155:.B166])" office:value-type="float" office:value="41.9099865151132" calcext:value-type="float">
            <text:p>41,9099865151</text:p>
          </table:table-cell>
          <table:table-cell table:formula="of:=AVERAGE([.B155:.B166])" office:value-type="float" office:value="370.416666666667" calcext:value-type="float">
            <text:p>370,4166666667</text:p>
          </table:table-cell>
          <table:table-cell table:formula="of:=[.D166]-[.C166]" office:value-type="float" office:value="328.506680151553" calcext:value-type="float">
            <text:p>328,5066801516</text:p>
          </table:table-cell>
          <table:table-cell table:formula="of:=[.D166]-[.D154]" office:value-type="float" office:value="-4.91666666666663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33" calcext:value-type="float">
            <text:p>333</text:p>
          </table:table-cell>
          <table:table-cell table:formula="of:=COM.MICROSOFT.STDEV.S([.B156:.B167])" office:value-type="float" office:value="37.932955209278" calcext:value-type="float">
            <text:p>37,9329552093</text:p>
          </table:table-cell>
          <table:table-cell table:formula="of:=AVERAGE([.B156:.B167])" office:value-type="float" office:value="362" calcext:value-type="float">
            <text:p>362</text:p>
          </table:table-cell>
          <table:table-cell table:formula="of:=[.D167]-[.C167]" office:value-type="float" office:value="324.067044790722" calcext:value-type="float">
            <text:p>324,0670447907</text:p>
          </table:table-cell>
          <table:table-cell table:formula="of:=[.D167]-[.D155]" office:value-type="float" office:value="-15.8333333333333" calcext:value-type="float">
            <text:p>-15,8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54" calcext:value-type="float">
            <text:p>354</text:p>
          </table:table-cell>
          <table:table-cell table:formula="of:=COM.MICROSOFT.STDEV.S([.B157:.B168])" office:value-type="float" office:value="37.143762476479" calcext:value-type="float">
            <text:p>37,1437624765</text:p>
          </table:table-cell>
          <table:table-cell table:formula="of:=AVERAGE([.B157:.B168])" office:value-type="float" office:value="359.25" calcext:value-type="float">
            <text:p>359,25</text:p>
          </table:table-cell>
          <table:table-cell table:formula="of:=[.D168]-[.C168]" office:value-type="float" office:value="322.106237523521" calcext:value-type="float">
            <text:p>322,1062375235</text:p>
          </table:table-cell>
          <table:table-cell table:formula="of:=[.D168]-[.D156]" office:value-type="float" office:value="-19.3333333333333" calcext:value-type="float">
            <text:p>-19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12" calcext:value-type="float">
            <text:p>312</text:p>
          </table:table-cell>
          <table:table-cell table:formula="of:=COM.MICROSOFT.STDEV.S([.B158:.B169])" office:value-type="float" office:value="39.5783649194477" calcext:value-type="float">
            <text:p>39,5783649194</text:p>
          </table:table-cell>
          <table:table-cell table:formula="of:=AVERAGE([.B158:.B169])" office:value-type="float" office:value="355.416666666667" calcext:value-type="float">
            <text:p>355,4166666667</text:p>
          </table:table-cell>
          <table:table-cell table:formula="of:=[.D169]-[.C169]" office:value-type="float" office:value="315.838301747219" calcext:value-type="float">
            <text:p>315,8383017472</text:p>
          </table:table-cell>
          <table:table-cell table:formula="of:=[.D169]-[.D157]" office:value-type="float" office:value="-24" calcext:value-type="float">
            <text:p>-24</text:p>
          </table:table-cell>
          <table:table-cell table:number-columns-repeated="1018"/>
        </table:table-row>
      </table:table>
      <table:table table:name="Editors &gt;100" table:style-name="ta1">
        <table:shapes>
          <draw:frame draw:z-index="0" draw:style-name="gr1" draw:text-style-name="P1" svg:width="159.99mm" svg:height="89.99mm" svg:x="181.63mm" svg:y="1mm">
            <loext:p draw:notify-on-update-of-ranges="'Editors &gt;100'.A1:'Editors &gt;100'.A12 'Editors &gt;100'.A13:'Editors &gt;100'.A169 'Editors &gt;100'.B1:'Editors &gt;100'.B12 'Editors &gt;100'.B13:'Editors &gt;100'.B169 'Editors &gt;100'.D1:'Editors &gt;100'.D12 'Editors &gt;100'.D13:'Editors &gt;100'.D169 'Editors &gt;100'.E1:'Editors &gt;100'.E12 'Editors &gt;100'.E13:'Editors &gt;100'.E169 'Editors &gt;100'.F1:'Editors &gt;100'.F12 'Editors &gt;100'.F13:'Editors &gt;100'.F1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100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06"/>
          <table:table-cell table:style-name="ce7" table:number-columns-repeated="12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:.B13])" office:value-type="float" office:value="3" calcext:value-type="float">
            <text:p>3</text:p>
          </table:table-cell>
          <table:table-cell table:formula="of:=[.D13]-[.C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" calcext:value-type="float">
            <text:p>4</text:p>
          </table:table-cell>
          <table:table-cell table:formula="of:=COM.MICROSOFT.STDEV.S([.B3:.B14])" office:value-type="float" office:value="0.707106781186548" calcext:value-type="float">
            <text:p>0,7071067812</text:p>
          </table:table-cell>
          <table:table-cell table:formula="of:=AVERAGE([.B3:.B14])" office:value-type="float" office:value="3.5" calcext:value-type="float">
            <text:p>3,5</text:p>
          </table:table-cell>
          <table:table-cell table:formula="of:=[.D14]-[.C14]" office:value-type="float" office:value="2.79289321881345" calcext:value-type="float">
            <text:p>2,7928932188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4" calcext:value-type="float">
            <text:p>4</text:p>
          </table:table-cell>
          <table:table-cell table:formula="of:=COM.MICROSOFT.STDEV.S([.B4:.B15])" office:value-type="float" office:value="0.577350269189626" calcext:value-type="float">
            <text:p>0,5773502692</text:p>
          </table:table-cell>
          <table:table-cell table:formula="of:=AVERAGE([.B4:.B15])" office:value-type="float" office:value="3.66666666666667" calcext:value-type="float">
            <text:p>3,6666666667</text:p>
          </table:table-cell>
          <table:table-cell table:formula="of:=[.D15]-[.C15]" office:value-type="float" office:value="3.08931639747704" calcext:value-type="float">
            <text:p>3,089316397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4" calcext:value-type="float">
            <text:p>4</text:p>
          </table:table-cell>
          <table:table-cell table:formula="of:=COM.MICROSOFT.STDEV.S([.B5:.B16])" office:value-type="float" office:value="0.5" calcext:value-type="float">
            <text:p>0,5</text:p>
          </table:table-cell>
          <table:table-cell table:formula="of:=AVERAGE([.B5:.B16])" office:value-type="float" office:value="3.75" calcext:value-type="float">
            <text:p>3,75</text:p>
          </table:table-cell>
          <table:table-cell table:formula="of:=[.D16]-[.C16]" office:value-type="float" office:value="3.25" calcext:value-type="float">
            <text:p>3,25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" calcext:value-type="float">
            <text:p>3</text:p>
          </table:table-cell>
          <table:table-cell table:formula="of:=COM.MICROSOFT.STDEV.S([.B6:.B17])" office:value-type="float" office:value="0.547722557505166" calcext:value-type="float">
            <text:p>0,5477225575</text:p>
          </table:table-cell>
          <table:table-cell table:formula="of:=AVERAGE([.B6:.B17])" office:value-type="float" office:value="3.6" calcext:value-type="float">
            <text:p>3,6</text:p>
          </table:table-cell>
          <table:table-cell table:formula="of:=[.D17]-[.C17]" office:value-type="float" office:value="3.05227744249483" calcext:value-type="float">
            <text:p>3,0522774425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formula="of:=COM.MICROSOFT.STDEV.S([.B7:.B18])" office:value-type="float" office:value="0.547722557505166" calcext:value-type="float">
            <text:p>0,5477225575</text:p>
          </table:table-cell>
          <table:table-cell table:formula="of:=AVERAGE([.B7:.B18])" office:value-type="float" office:value="3.5" calcext:value-type="float">
            <text:p>3,5</text:p>
          </table:table-cell>
          <table:table-cell table:formula="of:=[.D18]-[.C18]" office:value-type="float" office:value="2.95227744249483" calcext:value-type="float">
            <text:p>2,9522774425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formula="of:=COM.MICROSOFT.STDEV.S([.B8:.B19])" office:value-type="float" office:value="2.1380899352994" calcext:value-type="float">
            <text:p>2,1380899353</text:p>
          </table:table-cell>
          <table:table-cell table:formula="of:=AVERAGE([.B8:.B19])" office:value-type="float" office:value="4.28571428571429" calcext:value-type="float">
            <text:p>4,2857142857</text:p>
          </table:table-cell>
          <table:table-cell table:formula="of:=[.D19]-[.C19]" office:value-type="float" office:value="2.14762435041489" calcext:value-type="float">
            <text:p>2,1476243504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1" calcext:value-type="float">
            <text:p>11</text:p>
          </table:table-cell>
          <table:table-cell table:formula="of:=COM.MICROSOFT.STDEV.S([.B9:.B20])" office:value-type="float" office:value="3.09088521763126" calcext:value-type="float">
            <text:p>3,0908852176</text:p>
          </table:table-cell>
          <table:table-cell table:formula="of:=AVERAGE([.B9:.B20])" office:value-type="float" office:value="5.125" calcext:value-type="float">
            <text:p>5,125</text:p>
          </table:table-cell>
          <table:table-cell table:formula="of:=[.D20]-[.C20]" office:value-type="float" office:value="2.03411478236874" calcext:value-type="float">
            <text:p>2,0341147824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" calcext:value-type="float">
            <text:p>9</text:p>
          </table:table-cell>
          <table:table-cell table:formula="of:=COM.MICROSOFT.STDEV.S([.B10:.B21])" office:value-type="float" office:value="3.16666666666667" calcext:value-type="float">
            <text:p>3,1666666667</text:p>
          </table:table-cell>
          <table:table-cell table:formula="of:=AVERAGE([.B10:.B21])" office:value-type="float" office:value="5.55555555555556" calcext:value-type="float">
            <text:p>5,5555555556</text:p>
          </table:table-cell>
          <table:table-cell table:formula="of:=[.D21]-[.C21]" office:value-type="float" office:value="2.38888888888889" calcext:value-type="float">
            <text:p>2,3888888889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11:.B22])" office:value-type="float" office:value="3.29983164553722" calcext:value-type="float">
            <text:p>3,2998316455</text:p>
          </table:table-cell>
          <table:table-cell table:formula="of:=AVERAGE([.B11:.B22])" office:value-type="float" office:value="6" calcext:value-type="float">
            <text:p>6</text:p>
          </table:table-cell>
          <table:table-cell table:formula="of:=[.D22]-[.C22]" office:value-type="float" office:value="2.70016835446278" calcext:value-type="float">
            <text:p>2,7001683545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" calcext:value-type="float">
            <text:p>15</text:p>
          </table:table-cell>
          <table:table-cell table:formula="of:=COM.MICROSOFT.STDEV.S([.B12:.B23])" office:value-type="float" office:value="4.14290192541851" calcext:value-type="float">
            <text:p>4,1429019254</text:p>
          </table:table-cell>
          <table:table-cell table:formula="of:=AVERAGE([.B12:.B23])" office:value-type="float" office:value="6.81818181818182" calcext:value-type="float">
            <text:p>6,8181818182</text:p>
          </table:table-cell>
          <table:table-cell table:formula="of:=[.D23]-[.C23]" office:value-type="float" office:value="2.67527989276331" calcext:value-type="float">
            <text:p>2,6752798928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" calcext:value-type="float">
            <text:p>18</text:p>
          </table:table-cell>
          <table:table-cell table:formula="of:=COM.MICROSOFT.STDEV.S([.B13:.B24])" office:value-type="float" office:value="5.1012476192327" calcext:value-type="float">
            <text:p>5,1012476192</text:p>
          </table:table-cell>
          <table:table-cell table:formula="of:=AVERAGE([.B13:.B24])" office:value-type="float" office:value="7.75" calcext:value-type="float">
            <text:p>7,75</text:p>
          </table:table-cell>
          <table:table-cell table:formula="of:=[.D24]-[.C24]" office:value-type="float" office:value="2.6487523807673" calcext:value-type="float">
            <text:p>2,6487523808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" calcext:value-type="float">
            <text:p>13</text:p>
          </table:table-cell>
          <table:table-cell table:formula="of:=COM.MICROSOFT.STDEV.S([.B14:.B25])" office:value-type="float" office:value="5.07145905728292" calcext:value-type="float">
            <text:p>5,0714590573</text:p>
          </table:table-cell>
          <table:table-cell table:formula="of:=AVERAGE([.B14:.B25])" office:value-type="float" office:value="8.58333333333333" calcext:value-type="float">
            <text:p>8,5833333333</text:p>
          </table:table-cell>
          <table:table-cell table:formula="of:=[.D25]-[.C25]" office:value-type="float" office:value="3.51187427605041" calcext:value-type="float">
            <text:p>3,5118742761</text:p>
          </table:table-cell>
          <table:table-cell table:formula="of:=[.D25]-[.D13]" office:value-type="float" office:value="5.58333333333333" calcext:value-type="float">
            <text:p>5,58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1" calcext:value-type="float">
            <text:p>21</text:p>
          </table:table-cell>
          <table:table-cell table:formula="of:=COM.MICROSOFT.STDEV.S([.B15:.B26])" office:value-type="float" office:value="5.96962005795709" calcext:value-type="float">
            <text:p>5,969620058</text:p>
          </table:table-cell>
          <table:table-cell table:formula="of:=AVERAGE([.B15:.B26])" office:value-type="float" office:value="10" calcext:value-type="float">
            <text:p>10</text:p>
          </table:table-cell>
          <table:table-cell table:formula="of:=[.D26]-[.C26]" office:value-type="float" office:value="4.03037994204291" calcext:value-type="float">
            <text:p>4,030379942</text:p>
          </table:table-cell>
          <table:table-cell table:formula="of:=[.D26]-[.D14]" office:value-type="float" office:value="6.5" calcext:value-type="float">
            <text:p>6,5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formula="of:=COM.MICROSOFT.STDEV.S([.B16:.B27])" office:value-type="float" office:value="6.86669608702141" calcext:value-type="float">
            <text:p>6,866696087</text:p>
          </table:table-cell>
          <table:table-cell table:formula="of:=AVERAGE([.B16:.B27])" office:value-type="float" office:value="11.6666666666667" calcext:value-type="float">
            <text:p>11,6666666667</text:p>
          </table:table-cell>
          <table:table-cell table:formula="of:=[.D27]-[.C27]" office:value-type="float" office:value="4.79997057964526" calcext:value-type="float">
            <text:p>4,7999705796</text:p>
          </table:table-cell>
          <table:table-cell table:formula="of:=[.D27]-[.D15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7" calcext:value-type="float">
            <text:p>27</text:p>
          </table:table-cell>
          <table:table-cell table:formula="of:=COM.MICROSOFT.STDEV.S([.B17:.B28])" office:value-type="float" office:value="7.69247960180867" calcext:value-type="float">
            <text:p>7,6924796018</text:p>
          </table:table-cell>
          <table:table-cell table:formula="of:=AVERAGE([.B17:.B28])" office:value-type="float" office:value="13.5833333333333" calcext:value-type="float">
            <text:p>13,5833333333</text:p>
          </table:table-cell>
          <table:table-cell table:formula="of:=[.D28]-[.C28]" office:value-type="float" office:value="5.89085373152467" calcext:value-type="float">
            <text:p>5,8908537315</text:p>
          </table:table-cell>
          <table:table-cell table:formula="of:=[.D28]-[.D16]" office:value-type="float" office:value="9.83333333333333" calcext:value-type="float">
            <text:p>9,8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7" calcext:value-type="float">
            <text:p>27</text:p>
          </table:table-cell>
          <table:table-cell table:formula="of:=COM.MICROSOFT.STDEV.S([.B18:.B29])" office:value-type="float" office:value="7.80976467266615" calcext:value-type="float">
            <text:p>7,8097646727</text:p>
          </table:table-cell>
          <table:table-cell table:formula="of:=AVERAGE([.B18:.B29])" office:value-type="float" office:value="15.5833333333333" calcext:value-type="float">
            <text:p>15,5833333333</text:p>
          </table:table-cell>
          <table:table-cell table:formula="of:=[.D29]-[.C29]" office:value-type="float" office:value="7.77356866066718" calcext:value-type="float">
            <text:p>7,7735686607</text:p>
          </table:table-cell>
          <table:table-cell table:formula="of:=[.D29]-[.D17]" office:value-type="float" office:value="11.9833333333333" calcext:value-type="float">
            <text:p>11,98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3" calcext:value-type="float">
            <text:p>33</text:p>
          </table:table-cell>
          <table:table-cell table:formula="of:=COM.MICROSOFT.STDEV.S([.B19:.B30])" office:value-type="float" office:value="8.20707381507323" calcext:value-type="float">
            <text:p>8,2070738151</text:p>
          </table:table-cell>
          <table:table-cell table:formula="of:=AVERAGE([.B19:.B30])" office:value-type="float" office:value="18.0833333333333" calcext:value-type="float">
            <text:p>18,0833333333</text:p>
          </table:table-cell>
          <table:table-cell table:formula="of:=[.D30]-[.C30]" office:value-type="float" office:value="9.87625951826011" calcext:value-type="float">
            <text:p>9,8762595183</text:p>
          </table:table-cell>
          <table:table-cell table:formula="of:=[.D30]-[.D18]" office:value-type="float" office:value="14.5833333333333" calcext:value-type="float">
            <text:p>14,58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8" calcext:value-type="float">
            <text:p>28</text:p>
          </table:table-cell>
          <table:table-cell table:formula="of:=COM.MICROSOFT.STDEV.S([.B20:.B31])" office:value-type="float" office:value="8.12776759390954" calcext:value-type="float">
            <text:p>8,1277675939</text:p>
          </table:table-cell>
          <table:table-cell table:formula="of:=AVERAGE([.B20:.B31])" office:value-type="float" office:value="19.6666666666667" calcext:value-type="float">
            <text:p>19,6666666667</text:p>
          </table:table-cell>
          <table:table-cell table:formula="of:=[.D31]-[.C31]" office:value-type="float" office:value="11.5388990727571" calcext:value-type="float">
            <text:p>11,5388990728</text:p>
          </table:table-cell>
          <table:table-cell table:formula="of:=[.D31]-[.D19]" office:value-type="float" office:value="15.3809523809524" calcext:value-type="float">
            <text:p>15,380952381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5" calcext:value-type="float">
            <text:p>35</text:p>
          </table:table-cell>
          <table:table-cell table:formula="of:=COM.MICROSOFT.STDEV.S([.B21:.B32])" office:value-type="float" office:value="8.73169080089442" calcext:value-type="float">
            <text:p>8,7316908009</text:p>
          </table:table-cell>
          <table:table-cell table:formula="of:=AVERAGE([.B21:.B32])" office:value-type="float" office:value="21.6666666666667" calcext:value-type="float">
            <text:p>21,6666666667</text:p>
          </table:table-cell>
          <table:table-cell table:formula="of:=[.D32]-[.C32]" office:value-type="float" office:value="12.9349758657722" calcext:value-type="float">
            <text:p>12,9349758658</text:p>
          </table:table-cell>
          <table:table-cell table:formula="of:=[.D32]-[.D20]" office:value-type="float" office:value="16.5416666666667" calcext:value-type="float">
            <text:p>16,541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6" calcext:value-type="float">
            <text:p>46</text:p>
          </table:table-cell>
          <table:table-cell table:formula="of:=COM.MICROSOFT.STDEV.S([.B22:.B33])" office:value-type="float" office:value="10.2524941533091" calcext:value-type="float">
            <text:p>10,2524941533</text:p>
          </table:table-cell>
          <table:table-cell table:formula="of:=AVERAGE([.B22:.B33])" office:value-type="float" office:value="24.75" calcext:value-type="float">
            <text:p>24,75</text:p>
          </table:table-cell>
          <table:table-cell table:formula="of:=[.D33]-[.C33]" office:value-type="float" office:value="14.4975058466909" calcext:value-type="float">
            <text:p>14,4975058467</text:p>
          </table:table-cell>
          <table:table-cell table:formula="of:=[.D33]-[.D21]" office:value-type="float" office:value="19.1944444444444" calcext:value-type="float">
            <text:p>19,1944444444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5" calcext:value-type="float">
            <text:p>45</text:p>
          </table:table-cell>
          <table:table-cell table:formula="of:=COM.MICROSOFT.STDEV.S([.B23:.B34])" office:value-type="float" office:value="10.6458129484475" calcext:value-type="float">
            <text:p>10,6458129484</text:p>
          </table:table-cell>
          <table:table-cell table:formula="of:=AVERAGE([.B23:.B34])" office:value-type="float" office:value="27.6666666666667" calcext:value-type="float">
            <text:p>27,6666666667</text:p>
          </table:table-cell>
          <table:table-cell table:formula="of:=[.D34]-[.C34]" office:value-type="float" office:value="17.0208537182191" calcext:value-type="float">
            <text:p>17,0208537182</text:p>
          </table:table-cell>
          <table:table-cell table:formula="of:=[.D34]-[.D22]" office:value-type="float" office:value="21.6666666666667" calcext:value-type="float">
            <text:p>21,66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9" calcext:value-type="float">
            <text:p>49</text:p>
          </table:table-cell>
          <table:table-cell table:formula="of:=COM.MICROSOFT.STDEV.S([.B24:.B35])" office:value-type="float" office:value="11.4613976618751" calcext:value-type="float">
            <text:p>11,4613976619</text:p>
          </table:table-cell>
          <table:table-cell table:formula="of:=AVERAGE([.B24:.B35])" office:value-type="float" office:value="30.5" calcext:value-type="float">
            <text:p>30,5</text:p>
          </table:table-cell>
          <table:table-cell table:formula="of:=[.D35]-[.C35]" office:value-type="float" office:value="19.0386023381249" calcext:value-type="float">
            <text:p>19,0386023381</text:p>
          </table:table-cell>
          <table:table-cell table:formula="of:=[.D35]-[.D23]" office:value-type="float" office:value="23.6818181818182" calcext:value-type="float">
            <text:p>23,6818181818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7" calcext:value-type="float">
            <text:p>47</text:p>
          </table:table-cell>
          <table:table-cell table:formula="of:=COM.MICROSOFT.STDEV.S([.B25:.B36])" office:value-type="float" office:value="11.6420736463861" calcext:value-type="float">
            <text:p>11,6420736464</text:p>
          </table:table-cell>
          <table:table-cell table:formula="of:=AVERAGE([.B25:.B36])" office:value-type="float" office:value="32.9166666666667" calcext:value-type="float">
            <text:p>32,9166666667</text:p>
          </table:table-cell>
          <table:table-cell table:formula="of:=[.D36]-[.C36]" office:value-type="float" office:value="21.2745930202805" calcext:value-type="float">
            <text:p>21,2745930203</text:p>
          </table:table-cell>
          <table:table-cell table:formula="of:=[.D36]-[.D24]" office:value-type="float" office:value="25.1666666666667" calcext:value-type="float">
            <text:p>25,1666666667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26:.B37])" office:value-type="float" office:value="12.2239209104216" calcext:value-type="float">
            <text:p>12,2239209104</text:p>
          </table:table-cell>
          <table:table-cell table:formula="of:=AVERAGE([.B26:.B37])" office:value-type="float" office:value="36.8333333333333" calcext:value-type="float">
            <text:p>36,8333333333</text:p>
          </table:table-cell>
          <table:table-cell table:formula="of:=[.D37]-[.C37]" office:value-type="float" office:value="24.6094124229117" calcext:value-type="float">
            <text:p>24,6094124229</text:p>
          </table:table-cell>
          <table:table-cell table:formula="of:=[.D37]-[.D25]" office:value-type="float" office:value="28.25" calcext:value-type="float">
            <text:p>28,25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4" calcext:value-type="float">
            <text:p>64</text:p>
          </table:table-cell>
          <table:table-cell table:formula="of:=COM.MICROSOFT.STDEV.S([.B27:.B38])" office:value-type="float" office:value="13.4059575178238" calcext:value-type="float">
            <text:p>13,4059575178</text:p>
          </table:table-cell>
          <table:table-cell table:formula="of:=AVERAGE([.B27:.B38])" office:value-type="float" office:value="40.4166666666667" calcext:value-type="float">
            <text:p>40,4166666667</text:p>
          </table:table-cell>
          <table:table-cell table:formula="of:=[.D38]-[.C38]" office:value-type="float" office:value="27.0107091488428" calcext:value-type="float">
            <text:p>27,0107091488</text:p>
          </table:table-cell>
          <table:table-cell table:formula="of:=[.D38]-[.D26]" office:value-type="float" office:value="30.4166666666667" calcext:value-type="float">
            <text:p>30,416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" calcext:value-type="float">
            <text:p>66</text:p>
          </table:table-cell>
          <table:table-cell table:formula="of:=COM.MICROSOFT.STDEV.S([.B28:.B39])" office:value-type="float" office:value="14.1899986119119" calcext:value-type="float">
            <text:p>14,1899986119</text:p>
          </table:table-cell>
          <table:table-cell table:formula="of:=AVERAGE([.B28:.B39])" office:value-type="float" office:value="43.9166666666667" calcext:value-type="float">
            <text:p>43,9166666667</text:p>
          </table:table-cell>
          <table:table-cell table:formula="of:=[.D39]-[.C39]" office:value-type="float" office:value="29.7266680547548" calcext:value-type="float">
            <text:p>29,7266680548</text:p>
          </table:table-cell>
          <table:table-cell table:formula="of:=[.D39]-[.D27]" office:value-type="float" office:value="32.25" calcext:value-type="float">
            <text:p>32,25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6" calcext:value-type="float">
            <text:p>66</text:p>
          </table:table-cell>
          <table:table-cell table:formula="of:=COM.MICROSOFT.STDEV.S([.B29:.B40])" office:value-type="float" office:value="14.4274569883786" calcext:value-type="float">
            <text:p>14,4274569884</text:p>
          </table:table-cell>
          <table:table-cell table:formula="of:=AVERAGE([.B29:.B40])" office:value-type="float" office:value="47.1666666666667" calcext:value-type="float">
            <text:p>47,1666666667</text:p>
          </table:table-cell>
          <table:table-cell table:formula="of:=[.D40]-[.C40]" office:value-type="float" office:value="32.739209678288" calcext:value-type="float">
            <text:p>32,7392096783</text:p>
          </table:table-cell>
          <table:table-cell table:formula="of:=[.D40]-[.D28]" office:value-type="float" office:value="33.5833333333333" calcext:value-type="float">
            <text:p>33,58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1" calcext:value-type="float">
            <text:p>71</text:p>
          </table:table-cell>
          <table:table-cell table:formula="of:=COM.MICROSOFT.STDEV.S([.B30:.B41])" office:value-type="float" office:value="14.4274569883786" calcext:value-type="float">
            <text:p>14,4274569884</text:p>
          </table:table-cell>
          <table:table-cell table:formula="of:=AVERAGE([.B30:.B41])" office:value-type="float" office:value="50.8333333333333" calcext:value-type="float">
            <text:p>50,8333333333</text:p>
          </table:table-cell>
          <table:table-cell table:formula="of:=[.D41]-[.C41]" office:value-type="float" office:value="36.4058763449547" calcext:value-type="float">
            <text:p>36,405876345</text:p>
          </table:table-cell>
          <table:table-cell table:formula="of:=[.D41]-[.D29]" office:value-type="float" office:value="35.25" calcext:value-type="float">
            <text:p>35,2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6" calcext:value-type="float">
            <text:p>86</text:p>
          </table:table-cell>
          <table:table-cell table:formula="of:=COM.MICROSOFT.STDEV.S([.B31:.B42])" office:value-type="float" office:value="16.4434291933393" calcext:value-type="float">
            <text:p>16,4434291933</text:p>
          </table:table-cell>
          <table:table-cell table:formula="of:=AVERAGE([.B31:.B42])" office:value-type="float" office:value="55.25" calcext:value-type="float">
            <text:p>55,25</text:p>
          </table:table-cell>
          <table:table-cell table:formula="of:=[.D42]-[.C42]" office:value-type="float" office:value="38.8065708066607" calcext:value-type="float">
            <text:p>38,8065708067</text:p>
          </table:table-cell>
          <table:table-cell table:formula="of:=[.D42]-[.D30]" office:value-type="float" office:value="37.1666666666667" calcext:value-type="float">
            <text:p>37,1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7" calcext:value-type="float">
            <text:p>87</text:p>
          </table:table-cell>
          <table:table-cell table:formula="of:=COM.MICROSOFT.STDEV.S([.B32:.B43])" office:value-type="float" office:value="16.3753325203342" calcext:value-type="float">
            <text:p>16,3753325203</text:p>
          </table:table-cell>
          <table:table-cell table:formula="of:=AVERAGE([.B32:.B43])" office:value-type="float" office:value="60.1666666666667" calcext:value-type="float">
            <text:p>60,1666666667</text:p>
          </table:table-cell>
          <table:table-cell table:formula="of:=[.D43]-[.C43]" office:value-type="float" office:value="43.7913341463325" calcext:value-type="float">
            <text:p>43,7913341463</text:p>
          </table:table-cell>
          <table:table-cell table:formula="of:=[.D43]-[.D31]" office:value-type="float" office:value="40.5" calcext:value-type="float">
            <text:p>40,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9" calcext:value-type="float">
            <text:p>79</text:p>
          </table:table-cell>
          <table:table-cell table:formula="of:=COM.MICROSOFT.STDEV.S([.B33:.B44])" office:value-type="float" office:value="15.1046852053101" calcext:value-type="float">
            <text:p>15,1046852053</text:p>
          </table:table-cell>
          <table:table-cell table:formula="of:=AVERAGE([.B33:.B44])" office:value-type="float" office:value="63.8333333333333" calcext:value-type="float">
            <text:p>63,8333333333</text:p>
          </table:table-cell>
          <table:table-cell table:formula="of:=[.D44]-[.C44]" office:value-type="float" office:value="48.7286481280232" calcext:value-type="float">
            <text:p>48,728648128</text:p>
          </table:table-cell>
          <table:table-cell table:formula="of:=[.D44]-[.D32]" office:value-type="float" office:value="42.1666666666667" calcext:value-type="float">
            <text:p>42,16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1" calcext:value-type="float">
            <text:p>81</text:p>
          </table:table-cell>
          <table:table-cell table:formula="of:=COM.MICROSOFT.STDEV.S([.B34:.B45])" office:value-type="float" office:value="14.7224318643355" calcext:value-type="float">
            <text:p>14,7224318643</text:p>
          </table:table-cell>
          <table:table-cell table:formula="of:=AVERAGE([.B34:.B45])" office:value-type="float" office:value="66.75" calcext:value-type="float">
            <text:p>66,75</text:p>
          </table:table-cell>
          <table:table-cell table:formula="of:=[.D45]-[.C45]" office:value-type="float" office:value="52.0275681356645" calcext:value-type="float">
            <text:p>52,0275681357</text:p>
          </table:table-cell>
          <table:table-cell table:formula="of:=[.D45]-[.D33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6" calcext:value-type="float">
            <text:p>86</text:p>
          </table:table-cell>
          <table:table-cell table:formula="of:=COM.MICROSOFT.STDEV.S([.B35:.B46])" office:value-type="float" office:value="13.9533855998095" calcext:value-type="float">
            <text:p>13,9533855998</text:p>
          </table:table-cell>
          <table:table-cell table:formula="of:=AVERAGE([.B35:.B46])" office:value-type="float" office:value="70.1666666666667" calcext:value-type="float">
            <text:p>70,1666666667</text:p>
          </table:table-cell>
          <table:table-cell table:formula="of:=[.D46]-[.C46]" office:value-type="float" office:value="56.2132810668572" calcext:value-type="float">
            <text:p>56,2132810669</text:p>
          </table:table-cell>
          <table:table-cell table:formula="of:=[.D46]-[.D34]" office:value-type="float" office:value="42.5" calcext:value-type="float">
            <text:p>42,5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3" calcext:value-type="float">
            <text:p>93</text:p>
          </table:table-cell>
          <table:table-cell table:formula="of:=COM.MICROSOFT.STDEV.S([.B36:.B47])" office:value-type="float" office:value="13.6637099536315" calcext:value-type="float">
            <text:p>13,6637099536</text:p>
          </table:table-cell>
          <table:table-cell table:formula="of:=AVERAGE([.B36:.B47])" office:value-type="float" office:value="73.8333333333333" calcext:value-type="float">
            <text:p>73,8333333333</text:p>
          </table:table-cell>
          <table:table-cell table:formula="of:=[.D47]-[.C47]" office:value-type="float" office:value="60.1696233797018" calcext:value-type="float">
            <text:p>60,1696233797</text:p>
          </table:table-cell>
          <table:table-cell table:formula="of:=[.D47]-[.D35]" office:value-type="float" office:value="43.3333333333333" calcext:value-type="float">
            <text:p>43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4" calcext:value-type="float">
            <text:p>94</text:p>
          </table:table-cell>
          <table:table-cell table:formula="of:=COM.MICROSOFT.STDEV.S([.B37:.B48])" office:value-type="float" office:value="11.8944219164814" calcext:value-type="float">
            <text:p>11,8944219165</text:p>
          </table:table-cell>
          <table:table-cell table:formula="of:=AVERAGE([.B37:.B48])" office:value-type="float" office:value="77.75" calcext:value-type="float">
            <text:p>77,75</text:p>
          </table:table-cell>
          <table:table-cell table:formula="of:=[.D48]-[.C48]" office:value-type="float" office:value="65.8555780835186" calcext:value-type="float">
            <text:p>65,8555780835</text:p>
          </table:table-cell>
          <table:table-cell table:formula="of:=[.D48]-[.D36]" office:value-type="float" office:value="44.8333333333333" calcext:value-type="float">
            <text:p>44,8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7" calcext:value-type="float">
            <text:p>97</text:p>
          </table:table-cell>
          <table:table-cell table:formula="of:=COM.MICROSOFT.STDEV.S([.B38:.B49])" office:value-type="float" office:value="11.6683981399126" calcext:value-type="float">
            <text:p>11,6683981399</text:p>
          </table:table-cell>
          <table:table-cell table:formula="of:=AVERAGE([.B38:.B49])" office:value-type="float" office:value="80.8333333333333" calcext:value-type="float">
            <text:p>80,8333333333</text:p>
          </table:table-cell>
          <table:table-cell table:formula="of:=[.D49]-[.C49]" office:value-type="float" office:value="69.1649351934208" calcext:value-type="float">
            <text:p>69,1649351934</text:p>
          </table:table-cell>
          <table:table-cell table:formula="of:=[.D49]-[.D37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8" calcext:value-type="float">
            <text:p>108</text:p>
          </table:table-cell>
          <table:table-cell table:formula="of:=COM.MICROSOFT.STDEV.S([.B39:.B50])" office:value-type="float" office:value="12.7600227984977" calcext:value-type="float">
            <text:p>12,7600227985</text:p>
          </table:table-cell>
          <table:table-cell table:formula="of:=AVERAGE([.B39:.B50])" office:value-type="float" office:value="84.5" calcext:value-type="float">
            <text:p>84,5</text:p>
          </table:table-cell>
          <table:table-cell table:formula="of:=[.D50]-[.C50]" office:value-type="float" office:value="71.7399772015023" calcext:value-type="float">
            <text:p>71,7399772015</text:p>
          </table:table-cell>
          <table:table-cell table:formula="of:=[.D50]-[.D38]" office:value-type="float" office:value="44.0833333333333" calcext:value-type="float">
            <text:p>44,0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6" calcext:value-type="float">
            <text:p>106</text:p>
          </table:table-cell>
          <table:table-cell table:formula="of:=COM.MICROSOFT.STDEV.S([.B40:.B51])" office:value-type="float" office:value="12.7124372409881" calcext:value-type="float">
            <text:p>12,712437241</text:p>
          </table:table-cell>
          <table:table-cell table:formula="of:=AVERAGE([.B40:.B51])" office:value-type="float" office:value="87.8333333333333" calcext:value-type="float">
            <text:p>87,8333333333</text:p>
          </table:table-cell>
          <table:table-cell table:formula="of:=[.D51]-[.C51]" office:value-type="float" office:value="75.1208960923452" calcext:value-type="float">
            <text:p>75,1208960923</text:p>
          </table:table-cell>
          <table:table-cell table:formula="of:=[.D51]-[.D39]" office:value-type="float" office:value="43.9166666666667" calcext:value-type="float">
            <text:p>43,91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2" calcext:value-type="float">
            <text:p>112</text:p>
          </table:table-cell>
          <table:table-cell table:formula="of:=COM.MICROSOFT.STDEV.S([.B41:.B52])" office:value-type="float" office:value="12.4632793972266" calcext:value-type="float">
            <text:p>12,4632793972</text:p>
          </table:table-cell>
          <table:table-cell table:formula="of:=AVERAGE([.B41:.B52])" office:value-type="float" office:value="91.6666666666667" calcext:value-type="float">
            <text:p>91,6666666667</text:p>
          </table:table-cell>
          <table:table-cell table:formula="of:=[.D52]-[.C52]" office:value-type="float" office:value="79.2033872694401" calcext:value-type="float">
            <text:p>79,2033872694</text:p>
          </table:table-cell>
          <table:table-cell table:formula="of:=[.D52]-[.D40]" office:value-type="float" office:value="44.5" calcext:value-type="float">
            <text:p>44,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0" calcext:value-type="float">
            <text:p>100</text:p>
          </table:table-cell>
          <table:table-cell table:formula="of:=COM.MICROSOFT.STDEV.S([.B42:.B53])" office:value-type="float" office:value="10.7910597114913" calcext:value-type="float">
            <text:p>10,7910597115</text:p>
          </table:table-cell>
          <table:table-cell table:formula="of:=AVERAGE([.B42:.B53])" office:value-type="float" office:value="94.0833333333333" calcext:value-type="float">
            <text:p>94,0833333333</text:p>
          </table:table-cell>
          <table:table-cell table:formula="of:=[.D53]-[.C53]" office:value-type="float" office:value="83.2922736218421" calcext:value-type="float">
            <text:p>83,2922736218</text:p>
          </table:table-cell>
          <table:table-cell table:formula="of:=[.D53]-[.D41]" office:value-type="float" office:value="43.25" calcext:value-type="float">
            <text:p>43,2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" calcext:value-type="float">
            <text:p>103</text:p>
          </table:table-cell>
          <table:table-cell table:formula="of:=COM.MICROSOFT.STDEV.S([.B43:.B54])" office:value-type="float" office:value="10.7492071589236" calcext:value-type="float">
            <text:p>10,7492071589</text:p>
          </table:table-cell>
          <table:table-cell table:formula="of:=AVERAGE([.B43:.B54])" office:value-type="float" office:value="95.5" calcext:value-type="float">
            <text:p>95,5</text:p>
          </table:table-cell>
          <table:table-cell table:formula="of:=[.D54]-[.C54]" office:value-type="float" office:value="84.7507928410764" calcext:value-type="float">
            <text:p>84,7507928411</text:p>
          </table:table-cell>
          <table:table-cell table:formula="of:=[.D54]-[.D42]" office:value-type="float" office:value="40.25" calcext:value-type="float">
            <text:p>40,2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7" calcext:value-type="float">
            <text:p>97</text:p>
          </table:table-cell>
          <table:table-cell table:formula="of:=COM.MICROSOFT.STDEV.S([.B44:.B55])" office:value-type="float" office:value="10.4126962130009" calcext:value-type="float">
            <text:p>10,412696213</text:p>
          </table:table-cell>
          <table:table-cell table:formula="of:=AVERAGE([.B44:.B55])" office:value-type="float" office:value="96.3333333333333" calcext:value-type="float">
            <text:p>96,3333333333</text:p>
          </table:table-cell>
          <table:table-cell table:formula="of:=[.D55]-[.C55]" office:value-type="float" office:value="85.9206371203325" calcext:value-type="float">
            <text:p>85,9206371203</text:p>
          </table:table-cell>
          <table:table-cell table:formula="of:=[.D55]-[.D43]" office:value-type="float" office:value="36.1666666666667" calcext:value-type="float">
            <text:p>36,1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3" calcext:value-type="float">
            <text:p>103</text:p>
          </table:table-cell>
          <table:table-cell table:formula="of:=COM.MICROSOFT.STDEV.S([.B45:.B56])" office:value-type="float" office:value="8.98820776283452" calcext:value-type="float">
            <text:p>8,9882077628</text:p>
          </table:table-cell>
          <table:table-cell table:formula="of:=AVERAGE([.B45:.B56])" office:value-type="float" office:value="98.3333333333333" calcext:value-type="float">
            <text:p>98,3333333333</text:p>
          </table:table-cell>
          <table:table-cell table:formula="of:=[.D56]-[.C56]" office:value-type="float" office:value="89.3451255704988" calcext:value-type="float">
            <text:p>89,3451255705</text:p>
          </table:table-cell>
          <table:table-cell table:formula="of:=[.D56]-[.D44]" office:value-type="float" office:value="34.5" calcext:value-type="float">
            <text:p>34,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7" calcext:value-type="float">
            <text:p>107</text:p>
          </table:table-cell>
          <table:table-cell table:formula="of:=COM.MICROSOFT.STDEV.S([.B46:.B57])" office:value-type="float" office:value="7.42844655239695" calcext:value-type="float">
            <text:p>7,4284465524</text:p>
          </table:table-cell>
          <table:table-cell table:formula="of:=AVERAGE([.B46:.B57])" office:value-type="float" office:value="100.5" calcext:value-type="float">
            <text:p>100,5</text:p>
          </table:table-cell>
          <table:table-cell table:formula="of:=[.D57]-[.C57]" office:value-type="float" office:value="93.0715534476031" calcext:value-type="float">
            <text:p>93,0715534476</text:p>
          </table:table-cell>
          <table:table-cell table:formula="of:=[.D57]-[.D45]" office:value-type="float" office:value="33.75" calcext:value-type="float">
            <text:p>33,75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6" calcext:value-type="float">
            <text:p>96</text:p>
          </table:table-cell>
          <table:table-cell table:formula="of:=COM.MICROSOFT.STDEV.S([.B47:.B58])" office:value-type="float" office:value="6.09520427479795" calcext:value-type="float">
            <text:p>6,0952042748</text:p>
          </table:table-cell>
          <table:table-cell table:formula="of:=AVERAGE([.B47:.B58])" office:value-type="float" office:value="101.333333333333" calcext:value-type="float">
            <text:p>101,3333333333</text:p>
          </table:table-cell>
          <table:table-cell table:formula="of:=[.D58]-[.C58]" office:value-type="float" office:value="95.2381290585354" calcext:value-type="float">
            <text:p>95,2381290585</text:p>
          </table:table-cell>
          <table:table-cell table:formula="of:=[.D58]-[.D46]" office:value-type="float" office:value="31.1666666666667" calcext:value-type="float">
            <text:p>31,16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4" calcext:value-type="float">
            <text:p>104</text:p>
          </table:table-cell>
          <table:table-cell table:formula="of:=COM.MICROSOFT.STDEV.S([.B48:.B59])" office:value-type="float" office:value="5.52884995439213" calcext:value-type="float">
            <text:p>5,5288499544</text:p>
          </table:table-cell>
          <table:table-cell table:formula="of:=AVERAGE([.B48:.B59])" office:value-type="float" office:value="102.25" calcext:value-type="float">
            <text:p>102,25</text:p>
          </table:table-cell>
          <table:table-cell table:formula="of:=[.D59]-[.C59]" office:value-type="float" office:value="96.7211500456079" calcext:value-type="float">
            <text:p>96,7211500456</text:p>
          </table:table-cell>
          <table:table-cell table:formula="of:=[.D59]-[.D47]" office:value-type="float" office:value="28.4166666666667" calcext:value-type="float">
            <text:p>28,41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88" calcext:value-type="float">
            <text:p>88</text:p>
          </table:table-cell>
          <table:table-cell table:formula="of:=COM.MICROSOFT.STDEV.S([.B49:.B60])" office:value-type="float" office:value="6.52442961630991" calcext:value-type="float">
            <text:p>6,5244296163</text:p>
          </table:table-cell>
          <table:table-cell table:formula="of:=AVERAGE([.B49:.B60])" office:value-type="float" office:value="101.75" calcext:value-type="float">
            <text:p>101,75</text:p>
          </table:table-cell>
          <table:table-cell table:formula="of:=[.D60]-[.C60]" office:value-type="float" office:value="95.2255703836901" calcext:value-type="float">
            <text:p>95,2255703837</text:p>
          </table:table-cell>
          <table:table-cell table:formula="of:=[.D60]-[.D48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6" calcext:value-type="float">
            <text:p>86</text:p>
          </table:table-cell>
          <table:table-cell table:formula="of:=COM.MICROSOFT.STDEV.S([.B50:.B61])" office:value-type="float" office:value="7.88362322485766" calcext:value-type="float">
            <text:p>7,8836232249</text:p>
          </table:table-cell>
          <table:table-cell table:formula="of:=AVERAGE([.B50:.B61])" office:value-type="float" office:value="100.833333333333" calcext:value-type="float">
            <text:p>100,8333333333</text:p>
          </table:table-cell>
          <table:table-cell table:formula="of:=[.D61]-[.C61]" office:value-type="float" office:value="92.9497101084757" calcext:value-type="float">
            <text:p>92,9497101085</text:p>
          </table:table-cell>
          <table:table-cell table:formula="of:=[.D61]-[.D49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51:.B62])" office:value-type="float" office:value="7.73813852801744" calcext:value-type="float">
            <text:p>7,738138528</text:p>
          </table:table-cell>
          <table:table-cell table:formula="of:=AVERAGE([.B51:.B62])" office:value-type="float" office:value="100.666666666667" calcext:value-type="float">
            <text:p>100,6666666667</text:p>
          </table:table-cell>
          <table:table-cell table:formula="of:=[.D62]-[.C62]" office:value-type="float" office:value="92.9285281386492" calcext:value-type="float">
            <text:p>92,9285281386</text:p>
          </table:table-cell>
          <table:table-cell table:formula="of:=[.D62]-[.D50]" office:value-type="float" office:value="16.1666666666667" calcext:value-type="float">
            <text:p>16,1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52:.B63])" office:value-type="float" office:value="7.68065259222315" calcext:value-type="float">
            <text:p>7,6806525922</text:p>
          </table:table-cell>
          <table:table-cell table:formula="of:=AVERAGE([.B52:.B63])" office:value-type="float" office:value="100.583333333333" calcext:value-type="float">
            <text:p>100,5833333333</text:p>
          </table:table-cell>
          <table:table-cell table:formula="of:=[.D63]-[.C63]" office:value-type="float" office:value="92.9026807411102" calcext:value-type="float">
            <text:p>92,9026807411</text:p>
          </table:table-cell>
          <table:table-cell table:formula="of:=[.D63]-[.D51]" office:value-type="float" office:value="12.75" calcext:value-type="float">
            <text:p>12,75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1" calcext:value-type="float">
            <text:p>111</text:p>
          </table:table-cell>
          <table:table-cell table:formula="of:=COM.MICROSOFT.STDEV.S([.B53:.B64])" office:value-type="float" office:value="7.54983443527075" calcext:value-type="float">
            <text:p>7,5498344353</text:p>
          </table:table-cell>
          <table:table-cell table:formula="of:=AVERAGE([.B53:.B64])" office:value-type="float" office:value="100.5" calcext:value-type="float">
            <text:p>100,5</text:p>
          </table:table-cell>
          <table:table-cell table:formula="of:=[.D64]-[.C64]" office:value-type="float" office:value="92.9501655647293" calcext:value-type="float">
            <text:p>92,9501655647</text:p>
          </table:table-cell>
          <table:table-cell table:formula="of:=[.D64]-[.D52]" office:value-type="float" office:value="8.83333333333333" calcext:value-type="float">
            <text:p>8,833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5" calcext:value-type="float">
            <text:p>95</text:p>
          </table:table-cell>
          <table:table-cell table:formula="of:=COM.MICROSOFT.STDEV.S([.B54:.B65])" office:value-type="float" office:value="7.71607923675482" calcext:value-type="float">
            <text:p>7,7160792368</text:p>
          </table:table-cell>
          <table:table-cell table:formula="of:=AVERAGE([.B54:.B65])" office:value-type="float" office:value="100.083333333333" calcext:value-type="float">
            <text:p>100,0833333333</text:p>
          </table:table-cell>
          <table:table-cell table:formula="of:=[.D65]-[.C65]" office:value-type="float" office:value="92.3672540965785" calcext:value-type="float">
            <text:p>92,3672540966</text:p>
          </table:table-cell>
          <table:table-cell table:formula="of:=[.D65]-[.D53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55:.B66])" office:value-type="float" office:value="8.27326838057183" calcext:value-type="float">
            <text:p>8,2732683806</text:p>
          </table:table-cell>
          <table:table-cell table:formula="of:=AVERAGE([.B55:.B66])" office:value-type="float" office:value="98.9166666666667" calcext:value-type="float">
            <text:p>98,9166666667</text:p>
          </table:table-cell>
          <table:table-cell table:formula="of:=[.D66]-[.C66]" office:value-type="float" office:value="90.6433982860948" calcext:value-type="float">
            <text:p>90,6433982861</text:p>
          </table:table-cell>
          <table:table-cell table:formula="of:=[.D66]-[.D54]" office:value-type="float" office:value="3.41666666666667" calcext:value-type="float">
            <text:p>3,4166666667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0" calcext:value-type="float">
            <text:p>90</text:p>
          </table:table-cell>
          <table:table-cell table:formula="of:=COM.MICROSOFT.STDEV.S([.B56:.B67])" office:value-type="float" office:value="8.65850431481656" calcext:value-type="float">
            <text:p>8,6585043148</text:p>
          </table:table-cell>
          <table:table-cell table:formula="of:=AVERAGE([.B56:.B67])" office:value-type="float" office:value="98.3333333333333" calcext:value-type="float">
            <text:p>98,3333333333</text:p>
          </table:table-cell>
          <table:table-cell table:formula="of:=[.D67]-[.C67]" office:value-type="float" office:value="89.6748290185168" calcext:value-type="float">
            <text:p>89,6748290185</text:p>
          </table:table-cell>
          <table:table-cell table:formula="of:=[.D67]-[.D55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0" calcext:value-type="float">
            <text:p>90</text:p>
          </table:table-cell>
          <table:table-cell table:formula="of:=COM.MICROSOFT.STDEV.S([.B57:.B68])" office:value-type="float" office:value="8.83304745106281" calcext:value-type="float">
            <text:p>8,8330474511</text:p>
          </table:table-cell>
          <table:table-cell table:formula="of:=AVERAGE([.B57:.B68])" office:value-type="float" office:value="97.25" calcext:value-type="float">
            <text:p>97,25</text:p>
          </table:table-cell>
          <table:table-cell table:formula="of:=[.D68]-[.C68]" office:value-type="float" office:value="88.4169525489372" calcext:value-type="float">
            <text:p>88,4169525489</text:p>
          </table:table-cell>
          <table:table-cell table:formula="of:=[.D68]-[.D56]" office:value-type="float" office:value="-1.08333333333333" calcext:value-type="float">
            <text:p>-1,0833333333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5" calcext:value-type="float">
            <text:p>95</text:p>
          </table:table-cell>
          <table:table-cell table:formula="of:=COM.MICROSOFT.STDEV.S([.B58:.B69])" office:value-type="float" office:value="8.2915619758885" calcext:value-type="float">
            <text:p>8,2915619759</text:p>
          </table:table-cell>
          <table:table-cell table:formula="of:=AVERAGE([.B58:.B69])" office:value-type="float" office:value="96.25" calcext:value-type="float">
            <text:p>96,25</text:p>
          </table:table-cell>
          <table:table-cell table:formula="of:=[.D69]-[.C69]" office:value-type="float" office:value="87.9584380241115" calcext:value-type="float">
            <text:p>87,9584380241</text:p>
          </table:table-cell>
          <table:table-cell table:formula="of:=[.D69]-[.D57]" office:value-type="float" office:value="-4.25" calcext:value-type="float">
            <text:p>-4,25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9" calcext:value-type="float">
            <text:p>89</text:p>
          </table:table-cell>
          <table:table-cell table:formula="of:=COM.MICROSOFT.STDEV.S([.B59:.B70])" office:value-type="float" office:value="8.55286590281381" calcext:value-type="float">
            <text:p>8,5528659028</text:p>
          </table:table-cell>
          <table:table-cell table:formula="of:=AVERAGE([.B59:.B70])" office:value-type="float" office:value="95.6666666666667" calcext:value-type="float">
            <text:p>95,6666666667</text:p>
          </table:table-cell>
          <table:table-cell table:formula="of:=[.D70]-[.C70]" office:value-type="float" office:value="87.1138007638529" calcext:value-type="float">
            <text:p>87,1138007639</text:p>
          </table:table-cell>
          <table:table-cell table:formula="of:=[.D70]-[.D58]" office:value-type="float" office:value="-5.66666666666666" calcext:value-type="float">
            <text:p>-5,6666666667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2" calcext:value-type="float">
            <text:p>102</text:p>
          </table:table-cell>
          <table:table-cell table:formula="of:=COM.MICROSOFT.STDEV.S([.B60:.B71])" office:value-type="float" office:value="8.39372059664518" calcext:value-type="float">
            <text:p>8,3937205966</text:p>
          </table:table-cell>
          <table:table-cell table:formula="of:=AVERAGE([.B60:.B71])" office:value-type="float" office:value="95.5" calcext:value-type="float">
            <text:p>95,5</text:p>
          </table:table-cell>
          <table:table-cell table:formula="of:=[.D71]-[.C71]" office:value-type="float" office:value="87.1062794033548" calcext:value-type="float">
            <text:p>87,1062794034</text:p>
          </table:table-cell>
          <table:table-cell table:formula="of:=[.D71]-[.D59]" office:value-type="float" office:value="-6.75" calcext:value-type="float">
            <text:p>-6,75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3" calcext:value-type="float">
            <text:p>93</text:p>
          </table:table-cell>
          <table:table-cell table:formula="of:=COM.MICROSOFT.STDEV.S([.B61:.B72])" office:value-type="float" office:value="8.10676858986964" calcext:value-type="float">
            <text:p>8,1067685899</text:p>
          </table:table-cell>
          <table:table-cell table:formula="of:=AVERAGE([.B61:.B72])" office:value-type="float" office:value="95.9166666666667" calcext:value-type="float">
            <text:p>95,9166666667</text:p>
          </table:table-cell>
          <table:table-cell table:formula="of:=[.D72]-[.C72]" office:value-type="float" office:value="87.809898076797" calcext:value-type="float">
            <text:p>87,8098980768</text:p>
          </table:table-cell>
          <table:table-cell table:formula="of:=[.D72]-[.D60]" office:value-type="float" office:value="-5.83333333333333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62:.B73])" office:value-type="float" office:value="8.03778953481992" calcext:value-type="float">
            <text:p>8,0377895348</text:p>
          </table:table-cell>
          <table:table-cell table:formula="of:=AVERAGE([.B62:.B73])" office:value-type="float" office:value="97.6666666666667" calcext:value-type="float">
            <text:p>97,6666666667</text:p>
          </table:table-cell>
          <table:table-cell table:formula="of:=[.D73]-[.C73]" office:value-type="float" office:value="89.6288771318467" calcext:value-type="float">
            <text:p>89,6288771318</text:p>
          </table:table-cell>
          <table:table-cell table:formula="of:=[.D73]-[.D61]" office:value-type="float" office:value="-3.16666666666666" calcext:value-type="float">
            <text:p>-3,166666666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05" calcext:value-type="float">
            <text:p>105</text:p>
          </table:table-cell>
          <table:table-cell table:formula="of:=COM.MICROSOFT.STDEV.S([.B63:.B74])" office:value-type="float" office:value="7.94822259528773" calcext:value-type="float">
            <text:p>7,9482225953</text:p>
          </table:table-cell>
          <table:table-cell table:formula="of:=AVERAGE([.B63:.B74])" office:value-type="float" office:value="97.5833333333333" calcext:value-type="float">
            <text:p>97,5833333333</text:p>
          </table:table-cell>
          <table:table-cell table:formula="of:=[.D74]-[.C74]" office:value-type="float" office:value="89.6351107380456" calcext:value-type="float">
            <text:p>89,635110738</text:p>
          </table:table-cell>
          <table:table-cell table:formula="of:=[.D74]-[.D62]" office:value-type="float" office:value="-3.08333333333334" calcext:value-type="float">
            <text:p>-3,0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2" calcext:value-type="float">
            <text:p>92</text:p>
          </table:table-cell>
          <table:table-cell table:formula="of:=COM.MICROSOFT.STDEV.S([.B64:.B75])" office:value-type="float" office:value="7.72834217198441" calcext:value-type="float">
            <text:p>7,728342172</text:p>
          </table:table-cell>
          <table:table-cell table:formula="of:=AVERAGE([.B64:.B75])" office:value-type="float" office:value="96.5" calcext:value-type="float">
            <text:p>96,5</text:p>
          </table:table-cell>
          <table:table-cell table:formula="of:=[.D75]-[.C75]" office:value-type="float" office:value="88.7716578280156" calcext:value-type="float">
            <text:p>88,771657828</text:p>
          </table:table-cell>
          <table:table-cell table:formula="of:=[.D75]-[.D63]" office:value-type="float" office:value="-4.08333333333333" calcext:value-type="float">
            <text:p>-4,08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65:.B76])" office:value-type="float" office:value="6.97343443926935" calcext:value-type="float">
            <text:p>6,9734344393</text:p>
          </table:table-cell>
          <table:table-cell table:formula="of:=AVERAGE([.B65:.B76])" office:value-type="float" office:value="96.0833333333333" calcext:value-type="float">
            <text:p>96,0833333333</text:p>
          </table:table-cell>
          <table:table-cell table:formula="of:=[.D76]-[.C76]" office:value-type="float" office:value="89.109898894064" calcext:value-type="float">
            <text:p>89,1098988941</text:p>
          </table:table-cell>
          <table:table-cell table:formula="of:=[.D76]-[.D64]" office:value-type="float" office:value="-4.41666666666667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87" calcext:value-type="float">
            <text:p>87</text:p>
          </table:table-cell>
          <table:table-cell table:formula="of:=COM.MICROSOFT.STDEV.S([.B66:.B77])" office:value-type="float" office:value="7.45237403703537" calcext:value-type="float">
            <text:p>7,452374037</text:p>
          </table:table-cell>
          <table:table-cell table:formula="of:=AVERAGE([.B66:.B77])" office:value-type="float" office:value="95.4166666666667" calcext:value-type="float">
            <text:p>95,4166666667</text:p>
          </table:table-cell>
          <table:table-cell table:formula="of:=[.D77]-[.C77]" office:value-type="float" office:value="87.9642926296313" calcext:value-type="float">
            <text:p>87,9642926296</text:p>
          </table:table-cell>
          <table:table-cell table:formula="of:=[.D77]-[.D65]" office:value-type="float" office:value="-4.66666666666666" calcext:value-type="float">
            <text:p>-4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1" calcext:value-type="float">
            <text:p>81</text:p>
          </table:table-cell>
          <table:table-cell table:formula="of:=COM.MICROSOFT.STDEV.S([.B67:.B78])" office:value-type="float" office:value="8.37881527750466" calcext:value-type="float">
            <text:p>8,3788152775</text:p>
          </table:table-cell>
          <table:table-cell table:formula="of:=AVERAGE([.B67:.B78])" office:value-type="float" office:value="94.75" calcext:value-type="float">
            <text:p>94,75</text:p>
          </table:table-cell>
          <table:table-cell table:formula="of:=[.D78]-[.C78]" office:value-type="float" office:value="86.3711847224953" calcext:value-type="float">
            <text:p>86,3711847225</text:p>
          </table:table-cell>
          <table:table-cell table:formula="of:=[.D78]-[.D66]" office:value-type="float" office:value="-4.16666666666667" calcext:value-type="float">
            <text:p>-4,1666666667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6" calcext:value-type="float">
            <text:p>76</text:p>
          </table:table-cell>
          <table:table-cell table:formula="of:=COM.MICROSOFT.STDEV.S([.B68:.B79])" office:value-type="float" office:value="9.93120274079569" calcext:value-type="float">
            <text:p>9,9312027408</text:p>
          </table:table-cell>
          <table:table-cell table:formula="of:=AVERAGE([.B68:.B79])" office:value-type="float" office:value="93.5833333333333" calcext:value-type="float">
            <text:p>93,5833333333</text:p>
          </table:table-cell>
          <table:table-cell table:formula="of:=[.D79]-[.C79]" office:value-type="float" office:value="83.6521305925376" calcext:value-type="float">
            <text:p>83,6521305925</text:p>
          </table:table-cell>
          <table:table-cell table:formula="of:=[.D79]-[.D67]" office:value-type="float" office:value="-4.75" calcext:value-type="float">
            <text:p>-4,7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2" calcext:value-type="float">
            <text:p>72</text:p>
          </table:table-cell>
          <table:table-cell table:formula="of:=COM.MICROSOFT.STDEV.S([.B69:.B80])" office:value-type="float" office:value="11.7199001960793" calcext:value-type="float">
            <text:p>11,7199001961</text:p>
          </table:table-cell>
          <table:table-cell table:formula="of:=AVERAGE([.B69:.B80])" office:value-type="float" office:value="92.0833333333333" calcext:value-type="float">
            <text:p>92,0833333333</text:p>
          </table:table-cell>
          <table:table-cell table:formula="of:=[.D80]-[.C80]" office:value-type="float" office:value="80.363433137254" calcext:value-type="float">
            <text:p>80,3634331373</text:p>
          </table:table-cell>
          <table:table-cell table:formula="of:=[.D80]-[.D68]" office:value-type="float" office:value="-5.16666666666667" calcext:value-type="float">
            <text:p>-5,16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70:.B81])" office:value-type="float" office:value="11.6839698525438" calcext:value-type="float">
            <text:p>11,6839698525</text:p>
          </table:table-cell>
          <table:table-cell table:formula="of:=AVERAGE([.B70:.B81])" office:value-type="float" office:value="91.8333333333333" calcext:value-type="float">
            <text:p>91,8333333333</text:p>
          </table:table-cell>
          <table:table-cell table:formula="of:=[.D81]-[.C81]" office:value-type="float" office:value="80.1493634807896" calcext:value-type="float">
            <text:p>80,1493634808</text:p>
          </table:table-cell>
          <table:table-cell table:formula="of:=[.D81]-[.D69]" office:value-type="float" office:value="-4.41666666666667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9" calcext:value-type="float">
            <text:p>89</text:p>
          </table:table-cell>
          <table:table-cell table:formula="of:=COM.MICROSOFT.STDEV.S([.B71:.B82])" office:value-type="float" office:value="11.6839698525438" calcext:value-type="float">
            <text:p>11,6839698525</text:p>
          </table:table-cell>
          <table:table-cell table:formula="of:=AVERAGE([.B71:.B82])" office:value-type="float" office:value="91.8333333333333" calcext:value-type="float">
            <text:p>91,8333333333</text:p>
          </table:table-cell>
          <table:table-cell table:formula="of:=[.D82]-[.C82]" office:value-type="float" office:value="80.1493634807896" calcext:value-type="float">
            <text:p>80,1493634808</text:p>
          </table:table-cell>
          <table:table-cell table:formula="of:=[.D82]-[.D70]" office:value-type="float" office:value="-3.83333333333334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2" calcext:value-type="float">
            <text:p>92</text:p>
          </table:table-cell>
          <table:table-cell table:formula="of:=COM.MICROSOFT.STDEV.S([.B72:.B83])" office:value-type="float" office:value="11.2411581415634" calcext:value-type="float">
            <text:p>11,2411581416</text:p>
          </table:table-cell>
          <table:table-cell table:formula="of:=AVERAGE([.B72:.B83])" office:value-type="float" office:value="91" calcext:value-type="float">
            <text:p>91</text:p>
          </table:table-cell>
          <table:table-cell table:formula="of:=[.D83]-[.C83]" office:value-type="float" office:value="79.7588418584366" calcext:value-type="float">
            <text:p>79,7588418584</text:p>
          </table:table-cell>
          <table:table-cell table:formula="of:=[.D83]-[.D71]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COM.MICROSOFT.STDEV.S([.B73:.B84])" office:value-type="float" office:value="11.5758369027902" calcext:value-type="float">
            <text:p>11,5758369028</text:p>
          </table:table-cell>
          <table:table-cell table:formula="of:=AVERAGE([.B73:.B84])" office:value-type="float" office:value="90" calcext:value-type="float">
            <text:p>90</text:p>
          </table:table-cell>
          <table:table-cell table:formula="of:=[.D84]-[.C84]" office:value-type="float" office:value="78.4241630972098" calcext:value-type="float">
            <text:p>78,4241630972</text:p>
          </table:table-cell>
          <table:table-cell table:formula="of:=[.D84]-[.D72]" office:value-type="float" office:value="-5.91666666666667" calcext:value-type="float">
            <text:p>-5,9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4" calcext:value-type="float">
            <text:p>84</text:p>
          </table:table-cell>
          <table:table-cell table:formula="of:=COM.MICROSOFT.STDEV.S([.B74:.B85])" office:value-type="float" office:value="10.3437142382427" calcext:value-type="float">
            <text:p>10,3437142382</text:p>
          </table:table-cell>
          <table:table-cell table:formula="of:=AVERAGE([.B74:.B85])" office:value-type="float" office:value="88.0833333333333" calcext:value-type="float">
            <text:p>88,0833333333</text:p>
          </table:table-cell>
          <table:table-cell table:formula="of:=[.D85]-[.C85]" office:value-type="float" office:value="77.7396190950907" calcext:value-type="float">
            <text:p>77,7396190951</text:p>
          </table:table-cell>
          <table:table-cell table:formula="of:=[.D85]-[.D73]" office:value-type="float" office:value="-9.58333333333334" calcext:value-type="float">
            <text:p>-9,58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2" calcext:value-type="float">
            <text:p>92</text:p>
          </table:table-cell>
          <table:table-cell table:formula="of:=COM.MICROSOFT.STDEV.S([.B75:.B86])" office:value-type="float" office:value="9.00504908875621" calcext:value-type="float">
            <text:p>9,0050490888</text:p>
          </table:table-cell>
          <table:table-cell table:formula="of:=AVERAGE([.B75:.B86])" office:value-type="float" office:value="87" calcext:value-type="float">
            <text:p>87</text:p>
          </table:table-cell>
          <table:table-cell table:formula="of:=[.D86]-[.C86]" office:value-type="float" office:value="77.9949509112438" calcext:value-type="float">
            <text:p>77,9949509112</text:p>
          </table:table-cell>
          <table:table-cell table:formula="of:=[.D86]-[.D74]" office:value-type="float" office:value="-10.5833333333333" calcext:value-type="float">
            <text:p>-10,5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98" calcext:value-type="float">
            <text:p>98</text:p>
          </table:table-cell>
          <table:table-cell table:formula="of:=COM.MICROSOFT.STDEV.S([.B76:.B87])" office:value-type="float" office:value="9.4628460066438" calcext:value-type="float">
            <text:p>9,4628460066</text:p>
          </table:table-cell>
          <table:table-cell table:formula="of:=AVERAGE([.B76:.B87])" office:value-type="float" office:value="87.5" calcext:value-type="float">
            <text:p>87,5</text:p>
          </table:table-cell>
          <table:table-cell table:formula="of:=[.D87]-[.C87]" office:value-type="float" office:value="78.0371539933562" calcext:value-type="float">
            <text:p>78,0371539934</text:p>
          </table:table-cell>
          <table:table-cell table:formula="of:=[.D87]-[.D75]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86" calcext:value-type="float">
            <text:p>86</text:p>
          </table:table-cell>
          <table:table-cell table:formula="of:=COM.MICROSOFT.STDEV.S([.B77:.B88])" office:value-type="float" office:value="7.45694713713733" calcext:value-type="float">
            <text:p>7,4569471371</text:p>
          </table:table-cell>
          <table:table-cell table:formula="of:=AVERAGE([.B77:.B88])" office:value-type="float" office:value="85.8333333333333" calcext:value-type="float">
            <text:p>85,8333333333</text:p>
          </table:table-cell>
          <table:table-cell table:formula="of:=[.D88]-[.C88]" office:value-type="float" office:value="78.376386196196" calcext:value-type="float">
            <text:p>78,3763861962</text:p>
          </table:table-cell>
          <table:table-cell table:formula="of:=[.D88]-[.D76]" office:value-type="float" office:value="-10.25" calcext:value-type="float">
            <text:p>-10,25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" calcext:value-type="float">
            <text:p>100</text:p>
          </table:table-cell>
          <table:table-cell table:formula="of:=COM.MICROSOFT.STDEV.S([.B78:.B89])" office:value-type="float" office:value="8.51157856669195" calcext:value-type="float">
            <text:p>8,5115785667</text:p>
          </table:table-cell>
          <table:table-cell table:formula="of:=AVERAGE([.B78:.B89])" office:value-type="float" office:value="86.9166666666667" calcext:value-type="float">
            <text:p>86,9166666667</text:p>
          </table:table-cell>
          <table:table-cell table:formula="of:=[.D89]-[.C89]" office:value-type="float" office:value="78.4050880999747" calcext:value-type="float">
            <text:p>78,4050881</text:p>
          </table:table-cell>
          <table:table-cell table:formula="of:=[.D89]-[.D77]" office:value-type="float" office:value="-8.5" calcext:value-type="float">
            <text:p>-8,5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8" calcext:value-type="float">
            <text:p>98</text:p>
          </table:table-cell>
          <table:table-cell table:formula="of:=COM.MICROSOFT.STDEV.S([.B79:.B90])" office:value-type="float" office:value="8.8454747889768" calcext:value-type="float">
            <text:p>8,845474789</text:p>
          </table:table-cell>
          <table:table-cell table:formula="of:=AVERAGE([.B79:.B90])" office:value-type="float" office:value="88.3333333333333" calcext:value-type="float">
            <text:p>88,3333333333</text:p>
          </table:table-cell>
          <table:table-cell table:formula="of:=[.D90]-[.C90]" office:value-type="float" office:value="79.4878585443565" calcext:value-type="float">
            <text:p>79,4878585444</text:p>
          </table:table-cell>
          <table:table-cell table:formula="of:=[.D90]-[.D78]" office:value-type="float" office:value="-6.41666666666667" calcext:value-type="float">
            <text:p>-6,41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6" calcext:value-type="float">
            <text:p>86</text:p>
          </table:table-cell>
          <table:table-cell table:formula="of:=COM.MICROSOFT.STDEV.S([.B80:.B91])" office:value-type="float" office:value="8.0094640988967" calcext:value-type="float">
            <text:p>8,0094640989</text:p>
          </table:table-cell>
          <table:table-cell table:formula="of:=AVERAGE([.B80:.B91])" office:value-type="float" office:value="89.1666666666667" calcext:value-type="float">
            <text:p>89,1666666667</text:p>
          </table:table-cell>
          <table:table-cell table:formula="of:=[.D91]-[.C91]" office:value-type="float" office:value="81.15720256777" calcext:value-type="float">
            <text:p>81,1572025678</text:p>
          </table:table-cell>
          <table:table-cell table:formula="of:=[.D91]-[.D79]" office:value-type="float" office:value="-4.41666666666666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9" calcext:value-type="float">
            <text:p>79</text:p>
          </table:table-cell>
          <table:table-cell table:formula="of:=COM.MICROSOFT.STDEV.S([.B81:.B92])" office:value-type="float" office:value="6.81075352926265" calcext:value-type="float">
            <text:p>6,8107535293</text:p>
          </table:table-cell>
          <table:table-cell table:formula="of:=AVERAGE([.B81:.B92])" office:value-type="float" office:value="89.75" calcext:value-type="float">
            <text:p>89,75</text:p>
          </table:table-cell>
          <table:table-cell table:formula="of:=[.D92]-[.C92]" office:value-type="float" office:value="82.9392464707373" calcext:value-type="float">
            <text:p>82,9392464707</text:p>
          </table:table-cell>
          <table:table-cell table:formula="of:=[.D92]-[.D80]" office:value-type="float" office:value="-2.33333333333333" calcext:value-type="float">
            <text:p>-2,3333333333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1" calcext:value-type="float">
            <text:p>71</text:p>
          </table:table-cell>
          <table:table-cell table:formula="of:=COM.MICROSOFT.STDEV.S([.B82:.B93])" office:value-type="float" office:value="8.63397096042456" calcext:value-type="float">
            <text:p>8,6339709604</text:p>
          </table:table-cell>
          <table:table-cell table:formula="of:=AVERAGE([.B82:.B93])" office:value-type="float" office:value="88" calcext:value-type="float">
            <text:p>88</text:p>
          </table:table-cell>
          <table:table-cell table:formula="of:=[.D93]-[.C93]" office:value-type="float" office:value="79.3660290395754" calcext:value-type="float">
            <text:p>79,3660290396</text:p>
          </table:table-cell>
          <table:table-cell table:formula="of:=[.D93]-[.D81]" office:value-type="float" office:value="-3.83333333333333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4" calcext:value-type="float">
            <text:p>74</text:p>
          </table:table-cell>
          <table:table-cell table:formula="of:=COM.MICROSOFT.STDEV.S([.B83:.B94])" office:value-type="float" office:value="9.51673167732399" calcext:value-type="float">
            <text:p>9,5167316773</text:p>
          </table:table-cell>
          <table:table-cell table:formula="of:=AVERAGE([.B83:.B94])" office:value-type="float" office:value="86.75" calcext:value-type="float">
            <text:p>86,75</text:p>
          </table:table-cell>
          <table:table-cell table:formula="of:=[.D94]-[.C94]" office:value-type="float" office:value="77.233268322676" calcext:value-type="float">
            <text:p>77,2332683227</text:p>
          </table:table-cell>
          <table:table-cell table:formula="of:=[.D94]-[.D82]" office:value-type="float" office:value="-5.08333333333333" calcext:value-type="float">
            <text:p>-5,08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2" calcext:value-type="float">
            <text:p>72</text:p>
          </table:table-cell>
          <table:table-cell table:formula="of:=COM.MICROSOFT.STDEV.S([.B84:.B95])" office:value-type="float" office:value="10.2377051169003" calcext:value-type="float">
            <text:p>10,2377051169</text:p>
          </table:table-cell>
          <table:table-cell table:formula="of:=AVERAGE([.B84:.B95])" office:value-type="float" office:value="85.0833333333333" calcext:value-type="float">
            <text:p>85,0833333333</text:p>
          </table:table-cell>
          <table:table-cell table:formula="of:=[.D95]-[.C95]" office:value-type="float" office:value="74.8456282164331" calcext:value-type="float">
            <text:p>74,8456282164</text:p>
          </table:table-cell>
          <table:table-cell table:formula="of:=[.D95]-[.D83]" office:value-type="float" office:value="-5.91666666666667" calcext:value-type="float">
            <text:p>-5,91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85:.B96])" office:value-type="float" office:value="10.3820941426997" calcext:value-type="float">
            <text:p>10,3820941427</text:p>
          </table:table-cell>
          <table:table-cell table:formula="of:=AVERAGE([.B85:.B96])" office:value-type="float" office:value="84.8333333333333" calcext:value-type="float">
            <text:p>84,8333333333</text:p>
          </table:table-cell>
          <table:table-cell table:formula="of:=[.D96]-[.C96]" office:value-type="float" office:value="74.4512391906337" calcext:value-type="float">
            <text:p>74,4512391906</text:p>
          </table:table-cell>
          <table:table-cell table:formula="of:=[.D96]-[.D84]" office:value-type="float" office:value="-5.16666666666667" calcext:value-type="float">
            <text:p>-5,1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2" calcext:value-type="float">
            <text:p>82</text:p>
          </table:table-cell>
          <table:table-cell table:formula="of:=COM.MICROSOFT.STDEV.S([.B86:.B97])" office:value-type="float" office:value="10.4126962130009" calcext:value-type="float">
            <text:p>10,412696213</text:p>
          </table:table-cell>
          <table:table-cell table:formula="of:=AVERAGE([.B86:.B97])" office:value-type="float" office:value="84.6666666666667" calcext:value-type="float">
            <text:p>84,6666666667</text:p>
          </table:table-cell>
          <table:table-cell table:formula="of:=[.D97]-[.C97]" office:value-type="float" office:value="74.2539704536658" calcext:value-type="float">
            <text:p>74,2539704537</text:p>
          </table:table-cell>
          <table:table-cell table:formula="of:=[.D97]-[.D85]" office:value-type="float" office:value="-3.41666666666666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0" calcext:value-type="float">
            <text:p>90</text:p>
          </table:table-cell>
          <table:table-cell table:formula="of:=COM.MICROSOFT.STDEV.S([.B87:.B98])" office:value-type="float" office:value="10.3000441305321" calcext:value-type="float">
            <text:p>10,3000441305</text:p>
          </table:table-cell>
          <table:table-cell table:formula="of:=AVERAGE([.B87:.B98])" office:value-type="float" office:value="84.5" calcext:value-type="float">
            <text:p>84,5</text:p>
          </table:table-cell>
          <table:table-cell table:formula="of:=[.D98]-[.C98]" office:value-type="float" office:value="74.1999558694679" calcext:value-type="float">
            <text:p>74,1999558695</text:p>
          </table:table-cell>
          <table:table-cell table:formula="of:=[.D98]-[.D86]" office:value-type="float" office:value="-2.5" calcext:value-type="float">
            <text:p>-2,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8" calcext:value-type="float">
            <text:p>88</text:p>
          </table:table-cell>
          <table:table-cell table:formula="of:=COM.MICROSOFT.STDEV.S([.B88:.B99])" office:value-type="float" office:value="9.48044238834812" calcext:value-type="float">
            <text:p>9,4804423883</text:p>
          </table:table-cell>
          <table:table-cell table:formula="of:=AVERAGE([.B88:.B99])" office:value-type="float" office:value="83.6666666666667" calcext:value-type="float">
            <text:p>83,6666666667</text:p>
          </table:table-cell>
          <table:table-cell table:formula="of:=[.D99]-[.C99]" office:value-type="float" office:value="74.1862242783185" calcext:value-type="float">
            <text:p>74,1862242783</text:p>
          </table:table-cell>
          <table:table-cell table:formula="of:=[.D99]-[.D87]" office:value-type="float" office:value="-3.83333333333333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4" calcext:value-type="float">
            <text:p>104</text:p>
          </table:table-cell>
          <table:table-cell table:formula="of:=COM.MICROSOFT.STDEV.S([.B89:.B100])" office:value-type="float" office:value="11.1586357371836" calcext:value-type="float">
            <text:p>11,1586357372</text:p>
          </table:table-cell>
          <table:table-cell table:formula="of:=AVERAGE([.B89:.B100])" office:value-type="float" office:value="85.1666666666667" calcext:value-type="float">
            <text:p>85,1666666667</text:p>
          </table:table-cell>
          <table:table-cell table:formula="of:=[.D100]-[.C100]" office:value-type="float" office:value="74.008030929483" calcext:value-type="float">
            <text:p>74,0080309295</text:p>
          </table:table-cell>
          <table:table-cell table:formula="of:=[.D100]-[.D88]" office:value-type="float" office:value="-0.666666666666657" calcext:value-type="float">
            <text:p>-0,66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8" calcext:value-type="float">
            <text:p>88</text:p>
          </table:table-cell>
          <table:table-cell table:formula="of:=COM.MICROSOFT.STDEV.S([.B90:.B101])" office:value-type="float" office:value="10.205464964984" calcext:value-type="float">
            <text:p>10,205464965</text:p>
          </table:table-cell>
          <table:table-cell table:formula="of:=AVERAGE([.B90:.B101])" office:value-type="float" office:value="84.1666666666667" calcext:value-type="float">
            <text:p>84,1666666667</text:p>
          </table:table-cell>
          <table:table-cell table:formula="of:=[.D101]-[.C101]" office:value-type="float" office:value="73.9612017016827" calcext:value-type="float">
            <text:p>73,9612017017</text:p>
          </table:table-cell>
          <table:table-cell table:formula="of:=[.D101]-[.D89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91:.B102])" office:value-type="float" office:value="9.394953513198" calcext:value-type="float">
            <text:p>9,3949535132</text:p>
          </table:table-cell>
          <table:table-cell table:formula="of:=AVERAGE([.B91:.B102])" office:value-type="float" office:value="83.4166666666667" calcext:value-type="float">
            <text:p>83,4166666667</text:p>
          </table:table-cell>
          <table:table-cell table:formula="of:=[.D102]-[.C102]" office:value-type="float" office:value="74.0217131534687" calcext:value-type="float">
            <text:p>74,0217131535</text:p>
          </table:table-cell>
          <table:table-cell table:formula="of:=[.D102]-[.D90]" office:value-type="float" office:value="-4.91666666666666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6" calcext:value-type="float">
            <text:p>86</text:p>
          </table:table-cell>
          <table:table-cell table:formula="of:=COM.MICROSOFT.STDEV.S([.B92:.B103])" office:value-type="float" office:value="9.394953513198" calcext:value-type="float">
            <text:p>9,3949535132</text:p>
          </table:table-cell>
          <table:table-cell table:formula="of:=AVERAGE([.B92:.B103])" office:value-type="float" office:value="83.4166666666667" calcext:value-type="float">
            <text:p>83,4166666667</text:p>
          </table:table-cell>
          <table:table-cell table:formula="of:=[.D103]-[.C103]" office:value-type="float" office:value="74.0217131534687" calcext:value-type="float">
            <text:p>74,0217131535</text:p>
          </table:table-cell>
          <table:table-cell table:formula="of:=[.D103]-[.D91]" office:value-type="float" office:value="-5.75" calcext:value-type="float">
            <text:p>-5,7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6" calcext:value-type="float">
            <text:p>76</text:p>
          </table:table-cell>
          <table:table-cell table:formula="of:=COM.MICROSOFT.STDEV.S([.B93:.B104])" office:value-type="float" office:value="9.56160250294073" calcext:value-type="float">
            <text:p>9,5616025029</text:p>
          </table:table-cell>
          <table:table-cell table:formula="of:=AVERAGE([.B93:.B104])" office:value-type="float" office:value="83.1666666666667" calcext:value-type="float">
            <text:p>83,1666666667</text:p>
          </table:table-cell>
          <table:table-cell table:formula="of:=[.D104]-[.C104]" office:value-type="float" office:value="73.6050641637259" calcext:value-type="float">
            <text:p>73,6050641637</text:p>
          </table:table-cell>
          <table:table-cell table:formula="of:=[.D104]-[.D92]" office:value-type="float" office:value="-6.58333333333333" calcext:value-type="float">
            <text:p>-6,58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7" calcext:value-type="float">
            <text:p>77</text:p>
          </table:table-cell>
          <table:table-cell table:formula="of:=COM.MICROSOFT.STDEV.S([.B94:.B105])" office:value-type="float" office:value="9.00841357573658" calcext:value-type="float">
            <text:p>9,0084135757</text:p>
          </table:table-cell>
          <table:table-cell table:formula="of:=AVERAGE([.B94:.B105])" office:value-type="float" office:value="83.6666666666667" calcext:value-type="float">
            <text:p>83,6666666667</text:p>
          </table:table-cell>
          <table:table-cell table:formula="of:=[.D105]-[.C105]" office:value-type="float" office:value="74.6582530909301" calcext:value-type="float">
            <text:p>74,6582530909</text:p>
          </table:table-cell>
          <table:table-cell table:formula="of:=[.D105]-[.D93]" office:value-type="float" office:value="-4.33333333333333" calcext:value-type="float">
            <text:p>-4,33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0" calcext:value-type="float">
            <text:p>80</text:p>
          </table:table-cell>
          <table:table-cell table:formula="of:=COM.MICROSOFT.STDEV.S([.B95:.B106])" office:value-type="float" office:value="8.57939745005794" calcext:value-type="float">
            <text:p>8,5793974501</text:p>
          </table:table-cell>
          <table:table-cell table:formula="of:=AVERAGE([.B95:.B106])" office:value-type="float" office:value="84.1666666666667" calcext:value-type="float">
            <text:p>84,1666666667</text:p>
          </table:table-cell>
          <table:table-cell table:formula="of:=[.D106]-[.C106]" office:value-type="float" office:value="75.5872692166087" calcext:value-type="float">
            <text:p>75,5872692166</text:p>
          </table:table-cell>
          <table:table-cell table:formula="of:=[.D106]-[.D94]" office:value-type="float" office:value="-2.58333333333333" calcext:value-type="float">
            <text:p>-2,5833333333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6" calcext:value-type="float">
            <text:p>76</text:p>
          </table:table-cell>
          <table:table-cell table:formula="of:=COM.MICROSOFT.STDEV.S([.B96:.B107])" office:value-type="float" office:value="8.12963154705729" calcext:value-type="float">
            <text:p>8,1296315471</text:p>
          </table:table-cell>
          <table:table-cell table:formula="of:=AVERAGE([.B96:.B107])" office:value-type="float" office:value="84.5" calcext:value-type="float">
            <text:p>84,5</text:p>
          </table:table-cell>
          <table:table-cell table:formula="of:=[.D107]-[.C107]" office:value-type="float" office:value="76.3703684529427" calcext:value-type="float">
            <text:p>76,3703684529</text:p>
          </table:table-cell>
          <table:table-cell table:formula="of:=[.D107]-[.D95]" office:value-type="float" office:value="-0.583333333333329" calcext:value-type="float">
            <text:p>-0,58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COM.MICROSOFT.STDEV.S([.B97:.B108])" office:value-type="float" office:value="8.061787906068" calcext:value-type="float">
            <text:p>8,0617879061</text:p>
          </table:table-cell>
          <table:table-cell table:formula="of:=AVERAGE([.B97:.B108])" office:value-type="float" office:value="84.5833333333333" calcext:value-type="float">
            <text:p>84,5833333333</text:p>
          </table:table-cell>
          <table:table-cell table:formula="of:=[.D108]-[.C108]" office:value-type="float" office:value="76.5215454272653" calcext:value-type="float">
            <text:p>76,5215454273</text:p>
          </table:table-cell>
          <table:table-cell table:formula="of:=[.D108]-[.D96]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5" calcext:value-type="float">
            <text:p>75</text:p>
          </table:table-cell>
          <table:table-cell table:formula="of:=COM.MICROSOFT.STDEV.S([.B98:.B109])" office:value-type="float" office:value="8.50668186566515" calcext:value-type="float">
            <text:p>8,5066818657</text:p>
          </table:table-cell>
          <table:table-cell table:formula="of:=AVERAGE([.B98:.B109])" office:value-type="float" office:value="84" calcext:value-type="float">
            <text:p>84</text:p>
          </table:table-cell>
          <table:table-cell table:formula="of:=[.D109]-[.C109]" office:value-type="float" office:value="75.4933181343348" calcext:value-type="float">
            <text:p>75,4933181343</text:p>
          </table:table-cell>
          <table:table-cell table:formula="of:=[.D109]-[.D97]" office:value-type="float" office:value="-0.666666666666671" calcext:value-type="float">
            <text:p>-0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5" calcext:value-type="float">
            <text:p>85</text:p>
          </table:table-cell>
          <table:table-cell table:formula="of:=COM.MICROSOFT.STDEV.S([.B99:.B110])" office:value-type="float" office:value="8.30616784338146" calcext:value-type="float">
            <text:p>8,3061678434</text:p>
          </table:table-cell>
          <table:table-cell table:formula="of:=AVERAGE([.B99:.B110])" office:value-type="float" office:value="83.5833333333333" calcext:value-type="float">
            <text:p>83,5833333333</text:p>
          </table:table-cell>
          <table:table-cell table:formula="of:=[.D110]-[.C110]" office:value-type="float" office:value="75.2771654899519" calcext:value-type="float">
            <text:p>75,27716549</text:p>
          </table:table-cell>
          <table:table-cell table:formula="of:=[.D110]-[.D98]" office:value-type="float" office:value="-0.916666666666671" calcext:value-type="float">
            <text:p>-0,91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0" calcext:value-type="float">
            <text:p>70</text:p>
          </table:table-cell>
          <table:table-cell table:formula="of:=COM.MICROSOFT.STDEV.S([.B100:.B111])" office:value-type="float" office:value="9.02983271095754" calcext:value-type="float">
            <text:p>9,029832711</text:p>
          </table:table-cell>
          <table:table-cell table:formula="of:=AVERAGE([.B100:.B111])" office:value-type="float" office:value="82.0833333333333" calcext:value-type="float">
            <text:p>82,0833333333</text:p>
          </table:table-cell>
          <table:table-cell table:formula="of:=[.D111]-[.C111]" office:value-type="float" office:value="73.0535006223758" calcext:value-type="float">
            <text:p>73,0535006224</text:p>
          </table:table-cell>
          <table:table-cell table:formula="of:=[.D111]-[.D99]" office:value-type="float" office:value="-1.58333333333334" calcext:value-type="float">
            <text:p>-1,5833333333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7" calcext:value-type="float">
            <text:p>77</text:p>
          </table:table-cell>
          <table:table-cell table:formula="of:=COM.MICROSOFT.STDEV.S([.B101:.B112])" office:value-type="float" office:value="5.89041337233387" calcext:value-type="float">
            <text:p>5,8904133723</text:p>
          </table:table-cell>
          <table:table-cell table:formula="of:=AVERAGE([.B101:.B112])" office:value-type="float" office:value="79.8333333333333" calcext:value-type="float">
            <text:p>79,8333333333</text:p>
          </table:table-cell>
          <table:table-cell table:formula="of:=[.D112]-[.C112]" office:value-type="float" office:value="73.9429199609995" calcext:value-type="float">
            <text:p>73,942919961</text:p>
          </table:table-cell>
          <table:table-cell table:formula="of:=[.D112]-[.D100]" office:value-type="float" office:value="-5.33333333333334" calcext:value-type="float">
            <text:p>-5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9" calcext:value-type="float">
            <text:p>79</text:p>
          </table:table-cell>
          <table:table-cell table:formula="of:=COM.MICROSOFT.STDEV.S([.B102:.B113])" office:value-type="float" office:value="5.29937103186155" calcext:value-type="float">
            <text:p>5,2993710319</text:p>
          </table:table-cell>
          <table:table-cell table:formula="of:=AVERAGE([.B102:.B113])" office:value-type="float" office:value="79.0833333333333" calcext:value-type="float">
            <text:p>79,0833333333</text:p>
          </table:table-cell>
          <table:table-cell table:formula="of:=[.D113]-[.C113]" office:value-type="float" office:value="73.7839623014718" calcext:value-type="float">
            <text:p>73,7839623015</text:p>
          </table:table-cell>
          <table:table-cell table:formula="of:=[.D113]-[.D101]" office:value-type="float" office:value="-5.08333333333334" calcext:value-type="float">
            <text:p>-5,08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7" calcext:value-type="float">
            <text:p>77</text:p>
          </table:table-cell>
          <table:table-cell table:formula="of:=COM.MICROSOFT.STDEV.S([.B103:.B114])" office:value-type="float" office:value="4.29499356192413" calcext:value-type="float">
            <text:p>4,2949935619</text:p>
          </table:table-cell>
          <table:table-cell table:formula="of:=AVERAGE([.B103:.B114])" office:value-type="float" office:value="78.0833333333333" calcext:value-type="float">
            <text:p>78,0833333333</text:p>
          </table:table-cell>
          <table:table-cell table:formula="of:=[.D114]-[.C114]" office:value-type="float" office:value="73.7883397714092" calcext:value-type="float">
            <text:p>73,7883397714</text:p>
          </table:table-cell>
          <table:table-cell table:formula="of:=[.D114]-[.D102]" office:value-type="float" office:value="-5.33333333333334" calcext:value-type="float">
            <text:p>-5,33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104:.B115])" office:value-type="float" office:value="3.57919069911147" calcext:value-type="float">
            <text:p>3,5791906991</text:p>
          </table:table-cell>
          <table:table-cell table:formula="of:=AVERAGE([.B104:.B115])" office:value-type="float" office:value="77.5833333333333" calcext:value-type="float">
            <text:p>77,5833333333</text:p>
          </table:table-cell>
          <table:table-cell table:formula="of:=[.D115]-[.C115]" office:value-type="float" office:value="74.0041426342219" calcext:value-type="float">
            <text:p>74,0041426342</text:p>
          </table:table-cell>
          <table:table-cell table:formula="of:=[.D115]-[.D103]" office:value-type="float" office:value="-5.83333333333334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2" calcext:value-type="float">
            <text:p>62</text:p>
          </table:table-cell>
          <table:table-cell table:formula="of:=COM.MICROSOFT.STDEV.S([.B105:.B116])" office:value-type="float" office:value="5.75970853639682" calcext:value-type="float">
            <text:p>5,7597085364</text:p>
          </table:table-cell>
          <table:table-cell table:formula="of:=AVERAGE([.B105:.B116])" office:value-type="float" office:value="76.4166666666667" calcext:value-type="float">
            <text:p>76,4166666667</text:p>
          </table:table-cell>
          <table:table-cell table:formula="of:=[.D116]-[.C116]" office:value-type="float" office:value="70.6569581302699" calcext:value-type="float">
            <text:p>70,6569581303</text:p>
          </table:table-cell>
          <table:table-cell table:formula="of:=[.D116]-[.D104]" office:value-type="float" office:value="-6.75" calcext:value-type="float">
            <text:p>-6,75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COM.MICROSOFT.STDEV.S([.B106:.B117])" office:value-type="float" office:value="5.83809329604567" calcext:value-type="float">
            <text:p>5,838093296</text:p>
          </table:table-cell>
          <table:table-cell table:formula="of:=AVERAGE([.B106:.B117])" office:value-type="float" office:value="76.0833333333333" calcext:value-type="float">
            <text:p>76,0833333333</text:p>
          </table:table-cell>
          <table:table-cell table:formula="of:=[.D117]-[.C117]" office:value-type="float" office:value="70.2452400372877" calcext:value-type="float">
            <text:p>70,2452400373</text:p>
          </table:table-cell>
          <table:table-cell table:formula="of:=[.D117]-[.D105]" office:value-type="float" office:value="-7.58333333333334" calcext:value-type="float">
            <text:p>-7,58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7" calcext:value-type="float">
            <text:p>67</text:p>
          </table:table-cell>
          <table:table-cell table:formula="of:=COM.MICROSOFT.STDEV.S([.B107:.B118])" office:value-type="float" office:value="6.23771519942125" calcext:value-type="float">
            <text:p>6,2377151994</text:p>
          </table:table-cell>
          <table:table-cell table:formula="of:=AVERAGE([.B107:.B118])" office:value-type="float" office:value="75" calcext:value-type="float">
            <text:p>75</text:p>
          </table:table-cell>
          <table:table-cell table:formula="of:=[.D118]-[.C118]" office:value-type="float" office:value="68.7622848005788" calcext:value-type="float">
            <text:p>68,7622848006</text:p>
          </table:table-cell>
          <table:table-cell table:formula="of:=[.D118]-[.D106]" office:value-type="float" office:value="-9.16666666666667" calcext:value-type="float">
            <text:p>-9,16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8" calcext:value-type="float">
            <text:p>68</text:p>
          </table:table-cell>
          <table:table-cell table:formula="of:=COM.MICROSOFT.STDEV.S([.B108:.B119])" office:value-type="float" office:value="6.54124443725189" calcext:value-type="float">
            <text:p>6,5412444373</text:p>
          </table:table-cell>
          <table:table-cell table:formula="of:=AVERAGE([.B108:.B119])" office:value-type="float" office:value="74.3333333333333" calcext:value-type="float">
            <text:p>74,3333333333</text:p>
          </table:table-cell>
          <table:table-cell table:formula="of:=[.D119]-[.C119]" office:value-type="float" office:value="67.7920888960814" calcext:value-type="float">
            <text:p>67,7920888961</text:p>
          </table:table-cell>
          <table:table-cell table:formula="of:=[.D119]-[.D107]" office:value-type="float" office:value="-10.1666666666667" calcext:value-type="float">
            <text:p>-10,1666666667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COM.MICROSOFT.STDEV.S([.B109:.B120])" office:value-type="float" office:value="6.98645876396663" calcext:value-type="float">
            <text:p>6,986458764</text:p>
          </table:table-cell>
          <table:table-cell table:formula="of:=AVERAGE([.B109:.B120])" office:value-type="float" office:value="73.0833333333333" calcext:value-type="float">
            <text:p>73,0833333333</text:p>
          </table:table-cell>
          <table:table-cell table:formula="of:=[.D120]-[.C120]" office:value-type="float" office:value="66.0968745693667" calcext:value-type="float">
            <text:p>66,0968745694</text:p>
          </table:table-cell>
          <table:table-cell table:formula="of:=[.D120]-[.D108]" office:value-type="float" office:value="-11.5" calcext:value-type="float">
            <text:p>-11,5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3" calcext:value-type="float">
            <text:p>73</text:p>
          </table:table-cell>
          <table:table-cell table:formula="of:=COM.MICROSOFT.STDEV.S([.B110:.B121])" office:value-type="float" office:value="6.96038574340314" calcext:value-type="float">
            <text:p>6,9603857434</text:p>
          </table:table-cell>
          <table:table-cell table:formula="of:=AVERAGE([.B110:.B121])" office:value-type="float" office:value="72.9166666666667" calcext:value-type="float">
            <text:p>72,9166666667</text:p>
          </table:table-cell>
          <table:table-cell table:formula="of:=[.D121]-[.C121]" office:value-type="float" office:value="65.9562809232635" calcext:value-type="float">
            <text:p>65,9562809233</text:p>
          </table:table-cell>
          <table:table-cell table:formula="of:=[.D121]-[.D109]" office:value-type="float" office:value="-11.0833333333333" calcext:value-type="float">
            <text:p>-11,08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7" calcext:value-type="float">
            <text:p>77</text:p>
          </table:table-cell>
          <table:table-cell table:formula="of:=COM.MICROSOFT.STDEV.S([.B111:.B122])" office:value-type="float" office:value="6.01702131079369" calcext:value-type="float">
            <text:p>6,0170213108</text:p>
          </table:table-cell>
          <table:table-cell table:formula="of:=AVERAGE([.B111:.B122])" office:value-type="float" office:value="72.25" calcext:value-type="float">
            <text:p>72,25</text:p>
          </table:table-cell>
          <table:table-cell table:formula="of:=[.D122]-[.C122]" office:value-type="float" office:value="66.2329786892063" calcext:value-type="float">
            <text:p>66,2329786892</text:p>
          </table:table-cell>
          <table:table-cell table:formula="of:=[.D122]-[.D110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9" calcext:value-type="float">
            <text:p>59</text:p>
          </table:table-cell>
          <table:table-cell table:formula="of:=COM.MICROSOFT.STDEV.S([.B112:.B123])" office:value-type="float" office:value="7.12656149821769" calcext:value-type="float">
            <text:p>7,1265614982</text:p>
          </table:table-cell>
          <table:table-cell table:formula="of:=AVERAGE([.B112:.B123])" office:value-type="float" office:value="71.3333333333333" calcext:value-type="float">
            <text:p>71,3333333333</text:p>
          </table:table-cell>
          <table:table-cell table:formula="of:=[.D123]-[.C123]" office:value-type="float" office:value="64.2067718351156" calcext:value-type="float">
            <text:p>64,2067718351</text:p>
          </table:table-cell>
          <table:table-cell table:formula="of:=[.D123]-[.D111]" office:value-type="float" office:value="-10.75" calcext:value-type="float">
            <text:p>-10,7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COM.MICROSOFT.STDEV.S([.B113:.B124])" office:value-type="float" office:value="7.25926784854848" calcext:value-type="float">
            <text:p>7,2592678485</text:p>
          </table:table-cell>
          <table:table-cell table:formula="of:=AVERAGE([.B113:.B124])" office:value-type="float" office:value="70.1666666666667" calcext:value-type="float">
            <text:p>70,1666666667</text:p>
          </table:table-cell>
          <table:table-cell table:formula="of:=[.D124]-[.C124]" office:value-type="float" office:value="62.9073988181182" calcext:value-type="float">
            <text:p>62,9073988181</text:p>
          </table:table-cell>
          <table:table-cell table:formula="of:=[.D124]-[.D112]" office:value-type="float" office:value="-9.66666666666666" calcext:value-type="float">
            <text:p>-9,66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7" calcext:value-type="float">
            <text:p>67</text:p>
          </table:table-cell>
          <table:table-cell table:formula="of:=COM.MICROSOFT.STDEV.S([.B114:.B125])" office:value-type="float" office:value="6.73975091707716" calcext:value-type="float">
            <text:p>6,7397509171</text:p>
          </table:table-cell>
          <table:table-cell table:formula="of:=AVERAGE([.B114:.B125])" office:value-type="float" office:value="69.1666666666667" calcext:value-type="float">
            <text:p>69,1666666667</text:p>
          </table:table-cell>
          <table:table-cell table:formula="of:=[.D125]-[.C125]" office:value-type="float" office:value="62.4269157495895" calcext:value-type="float">
            <text:p>62,4269157496</text:p>
          </table:table-cell>
          <table:table-cell table:formula="of:=[.D125]-[.D113]" office:value-type="float" office:value="-9.91666666666666" calcext:value-type="float">
            <text:p>-9,91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8" calcext:value-type="float">
            <text:p>78</text:p>
          </table:table-cell>
          <table:table-cell table:formula="of:=COM.MICROSOFT.STDEV.S([.B115:.B126])" office:value-type="float" office:value="6.85068012549252" calcext:value-type="float">
            <text:p>6,8506801255</text:p>
          </table:table-cell>
          <table:table-cell table:formula="of:=AVERAGE([.B115:.B126])" office:value-type="float" office:value="69.25" calcext:value-type="float">
            <text:p>69,25</text:p>
          </table:table-cell>
          <table:table-cell table:formula="of:=[.D126]-[.C126]" office:value-type="float" office:value="62.3993198745075" calcext:value-type="float">
            <text:p>62,3993198745</text:p>
          </table:table-cell>
          <table:table-cell table:formula="of:=[.D126]-[.D114]" office:value-type="float" office:value="-8.83333333333333" calcext:value-type="float">
            <text:p>-8,8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5" calcext:value-type="float">
            <text:p>65</text:p>
          </table:table-cell>
          <table:table-cell table:formula="of:=COM.MICROSOFT.STDEV.S([.B116:.B127])" office:value-type="float" office:value="6.03022689155527" calcext:value-type="float">
            <text:p>6,0302268916</text:p>
          </table:table-cell>
          <table:table-cell table:formula="of:=AVERAGE([.B116:.B127])" office:value-type="float" office:value="68" calcext:value-type="float">
            <text:p>68</text:p>
          </table:table-cell>
          <table:table-cell table:formula="of:=[.D127]-[.C127]" office:value-type="float" office:value="61.9697731084447" calcext:value-type="float">
            <text:p>61,9697731084</text:p>
          </table:table-cell>
          <table:table-cell table:formula="of:=[.D127]-[.D115]" office:value-type="float" office:value="-9.58333333333333" calcext:value-type="float">
            <text:p>-9,58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table:formula="of:=COM.MICROSOFT.STDEV.S([.B117:.B128])" office:value-type="float" office:value="5.74390322362975" calcext:value-type="float">
            <text:p>5,7439032236</text:p>
          </table:table-cell>
          <table:table-cell table:formula="of:=AVERAGE([.B117:.B128])" office:value-type="float" office:value="68.4166666666667" calcext:value-type="float">
            <text:p>68,4166666667</text:p>
          </table:table-cell>
          <table:table-cell table:formula="of:=[.D128]-[.C128]" office:value-type="float" office:value="62.6727634430369" calcext:value-type="float">
            <text:p>62,672763443</text:p>
          </table:table-cell>
          <table:table-cell table:formula="of:=[.D128]-[.D116]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1" calcext:value-type="float">
            <text:p>61</text:p>
          </table:table-cell>
          <table:table-cell table:formula="of:=COM.MICROSOFT.STDEV.S([.B118:.B129])" office:value-type="float" office:value="5.91543948007452" calcext:value-type="float">
            <text:p>5,9154394801</text:p>
          </table:table-cell>
          <table:table-cell table:formula="of:=AVERAGE([.B118:.B129])" office:value-type="float" office:value="67.4166666666667" calcext:value-type="float">
            <text:p>67,4166666667</text:p>
          </table:table-cell>
          <table:table-cell table:formula="of:=[.D129]-[.C129]" office:value-type="float" office:value="61.5012271865922" calcext:value-type="float">
            <text:p>61,5012271866</text:p>
          </table:table-cell>
          <table:table-cell table:formula="of:=[.D129]-[.D117]" office:value-type="float" office:value="-8.66666666666666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7" calcext:value-type="float">
            <text:p>67</text:p>
          </table:table-cell>
          <table:table-cell table:formula="of:=COM.MICROSOFT.STDEV.S([.B119:.B130])" office:value-type="float" office:value="5.91543948007451" calcext:value-type="float">
            <text:p>5,9154394801</text:p>
          </table:table-cell>
          <table:table-cell table:formula="of:=AVERAGE([.B119:.B130])" office:value-type="float" office:value="67.4166666666667" calcext:value-type="float">
            <text:p>67,4166666667</text:p>
          </table:table-cell>
          <table:table-cell table:formula="of:=[.D130]-[.C130]" office:value-type="float" office:value="61.5012271865922" calcext:value-type="float">
            <text:p>61,5012271866</text:p>
          </table:table-cell>
          <table:table-cell table:formula="of:=[.D130]-[.D118]" office:value-type="float" office:value="-7.58333333333333" calcext:value-type="float">
            <text:p>-7,58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" calcext:value-type="float">
            <text:p>66</text:p>
          </table:table-cell>
          <table:table-cell table:formula="of:=COM.MICROSOFT.STDEV.S([.B120:.B131])" office:value-type="float" office:value="5.92567602587556" calcext:value-type="float">
            <text:p>5,9256760259</text:p>
          </table:table-cell>
          <table:table-cell table:formula="of:=AVERAGE([.B120:.B131])" office:value-type="float" office:value="67.25" calcext:value-type="float">
            <text:p>67,25</text:p>
          </table:table-cell>
          <table:table-cell table:formula="of:=[.D131]-[.C131]" office:value-type="float" office:value="61.3243239741244" calcext:value-type="float">
            <text:p>61,3243239741</text:p>
          </table:table-cell>
          <table:table-cell table:formula="of:=[.D131]-[.D119]" office:value-type="float" office:value="-7.08333333333333" calcext:value-type="float">
            <text:p>-7,0833333333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8" calcext:value-type="float">
            <text:p>68</text:p>
          </table:table-cell>
          <table:table-cell table:formula="of:=COM.MICROSOFT.STDEV.S([.B121:.B132])" office:value-type="float" office:value="5.83809329604567" calcext:value-type="float">
            <text:p>5,838093296</text:p>
          </table:table-cell>
          <table:table-cell table:formula="of:=AVERAGE([.B121:.B132])" office:value-type="float" office:value="67.5833333333333" calcext:value-type="float">
            <text:p>67,5833333333</text:p>
          </table:table-cell>
          <table:table-cell table:formula="of:=[.D132]-[.C132]" office:value-type="float" office:value="61.7452400372877" calcext:value-type="float">
            <text:p>61,7452400373</text:p>
          </table:table-cell>
          <table:table-cell table:formula="of:=[.D132]-[.D120]" office:value-type="float" office:value="-5.5" calcext:value-type="float">
            <text:p>-5,5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8" calcext:value-type="float">
            <text:p>58</text:p>
          </table:table-cell>
          <table:table-cell table:formula="of:=COM.MICROSOFT.STDEV.S([.B122:.B133])" office:value-type="float" office:value="6.16932784512268" calcext:value-type="float">
            <text:p>6,1693278451</text:p>
          </table:table-cell>
          <table:table-cell table:formula="of:=AVERAGE([.B122:.B133])" office:value-type="float" office:value="66.3333333333333" calcext:value-type="float">
            <text:p>66,3333333333</text:p>
          </table:table-cell>
          <table:table-cell table:formula="of:=[.D133]-[.C133]" office:value-type="float" office:value="60.1640054882107" calcext:value-type="float">
            <text:p>60,1640054882</text:p>
          </table:table-cell>
          <table:table-cell table:formula="of:=[.D133]-[.D121]" office:value-type="float" office:value="-6.58333333333334" calcext:value-type="float">
            <text:p>-6,5833333333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8" calcext:value-type="float">
            <text:p>78</text:p>
          </table:table-cell>
          <table:table-cell table:formula="of:=COM.MICROSOFT.STDEV.S([.B123:.B134])" office:value-type="float" office:value="6.33113997107419" calcext:value-type="float">
            <text:p>6,3311399711</text:p>
          </table:table-cell>
          <table:table-cell table:formula="of:=AVERAGE([.B123:.B134])" office:value-type="float" office:value="66.4166666666667" calcext:value-type="float">
            <text:p>66,4166666667</text:p>
          </table:table-cell>
          <table:table-cell table:formula="of:=[.D134]-[.C134]" office:value-type="float" office:value="60.0855266955925" calcext:value-type="float">
            <text:p>60,0855266956</text:p>
          </table:table-cell>
          <table:table-cell table:formula="of:=[.D134]-[.D122]" office:value-type="float" office:value="-5.83333333333333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124:.B135])" office:value-type="float" office:value="5.99178730860126" calcext:value-type="float">
            <text:p>5,9917873086</text:p>
          </table:table-cell>
          <table:table-cell table:formula="of:=AVERAGE([.B124:.B135])" office:value-type="float" office:value="67.4166666666667" calcext:value-type="float">
            <text:p>67,4166666667</text:p>
          </table:table-cell>
          <table:table-cell table:formula="of:=[.D135]-[.C135]" office:value-type="float" office:value="61.4248793580654" calcext:value-type="float">
            <text:p>61,4248793581</text:p>
          </table:table-cell>
          <table:table-cell table:formula="of:=[.D135]-[.D123]" office:value-type="float" office:value="-3.91666666666666" calcext:value-type="float">
            <text:p>-3,91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COM.MICROSOFT.STDEV.S([.B125:.B136])" office:value-type="float" office:value="5.90005136084476" calcext:value-type="float">
            <text:p>5,9000513608</text:p>
          </table:table-cell>
          <table:table-cell table:formula="of:=AVERAGE([.B125:.B136])" office:value-type="float" office:value="68.0833333333333" calcext:value-type="float">
            <text:p>68,0833333333</text:p>
          </table:table-cell>
          <table:table-cell table:formula="of:=[.D136]-[.C136]" office:value-type="float" office:value="62.1832819724886" calcext:value-type="float">
            <text:p>62,1832819725</text:p>
          </table:table-cell>
          <table:table-cell table:formula="of:=[.D136]-[.D124]" office:value-type="float" office:value="-2.08333333333334" calcext:value-type="float">
            <text:p>-2,08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" calcext:value-type="float">
            <text:p>72</text:p>
          </table:table-cell>
          <table:table-cell table:formula="of:=COM.MICROSOFT.STDEV.S([.B126:.B137])" office:value-type="float" office:value="5.99241945370073" calcext:value-type="float">
            <text:p>5,9924194537</text:p>
          </table:table-cell>
          <table:table-cell table:formula="of:=AVERAGE([.B126:.B137])" office:value-type="float" office:value="68.5" calcext:value-type="float">
            <text:p>68,5</text:p>
          </table:table-cell>
          <table:table-cell table:formula="of:=[.D137]-[.C137]" office:value-type="float" office:value="62.5075805462993" calcext:value-type="float">
            <text:p>62,5075805463</text:p>
          </table:table-cell>
          <table:table-cell table:formula="of:=[.D137]-[.D125]" office:value-type="float" office:value="-0.666666666666671" calcext:value-type="float">
            <text:p>-0,6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27:.B138])" office:value-type="float" office:value="5.21361853052352" calcext:value-type="float">
            <text:p>5,2136185305</text:p>
          </table:table-cell>
          <table:table-cell table:formula="of:=AVERAGE([.B127:.B138])" office:value-type="float" office:value="67.5" calcext:value-type="float">
            <text:p>67,5</text:p>
          </table:table-cell>
          <table:table-cell table:formula="of:=[.D138]-[.C138]" office:value-type="float" office:value="62.2863814694765" calcext:value-type="float">
            <text:p>62,2863814695</text:p>
          </table:table-cell>
          <table:table-cell table:formula="of:=[.D138]-[.D126]" office:value-type="float" office:value="-1.75" calcext:value-type="float">
            <text:p>-1,7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58" calcext:value-type="float">
            <text:p>58</text:p>
          </table:table-cell>
          <table:table-cell table:formula="of:=COM.MICROSOFT.STDEV.S([.B128:.B139])" office:value-type="float" office:value="5.86915408700178" calcext:value-type="float">
            <text:p>5,869154087</text:p>
          </table:table-cell>
          <table:table-cell table:formula="of:=AVERAGE([.B128:.B139])" office:value-type="float" office:value="66.9166666666667" calcext:value-type="float">
            <text:p>66,9166666667</text:p>
          </table:table-cell>
          <table:table-cell table:formula="of:=[.D139]-[.C139]" office:value-type="float" office:value="61.0475125796649" calcext:value-type="float">
            <text:p>61,0475125797</text:p>
          </table:table-cell>
          <table:table-cell table:formula="of:=[.D139]-[.D127]" office:value-type="float" office:value="-1.08333333333333" calcext:value-type="float">
            <text:p>-1,08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8" calcext:value-type="float">
            <text:p>58</text:p>
          </table:table-cell>
          <table:table-cell table:formula="of:=COM.MICROSOFT.STDEV.S([.B129:.B140])" office:value-type="float" office:value="6.40785502805783" calcext:value-type="float">
            <text:p>6,4078550281</text:p>
          </table:table-cell>
          <table:table-cell table:formula="of:=AVERAGE([.B129:.B140])" office:value-type="float" office:value="66.1666666666667" calcext:value-type="float">
            <text:p>66,1666666667</text:p>
          </table:table-cell>
          <table:table-cell table:formula="of:=[.D140]-[.C140]" office:value-type="float" office:value="59.7588116386088" calcext:value-type="float">
            <text:p>59,7588116386</text:p>
          </table:table-cell>
          <table:table-cell table:formula="of:=[.D140]-[.D128]" office:value-type="float" office:value="-2.25" calcext:value-type="float">
            <text:p>-2,25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" calcext:value-type="float">
            <text:p>72</text:p>
          </table:table-cell>
          <table:table-cell table:formula="of:=COM.MICROSOFT.STDEV.S([.B130:.B141])" office:value-type="float" office:value="6.38831793671903" calcext:value-type="float">
            <text:p>6,3883179367</text:p>
          </table:table-cell>
          <table:table-cell table:formula="of:=AVERAGE([.B130:.B141])" office:value-type="float" office:value="67.0833333333333" calcext:value-type="float">
            <text:p>67,0833333333</text:p>
          </table:table-cell>
          <table:table-cell table:formula="of:=[.D141]-[.C141]" office:value-type="float" office:value="60.6950153966143" calcext:value-type="float">
            <text:p>60,6950153966</text:p>
          </table:table-cell>
          <table:table-cell table:formula="of:=[.D141]-[.D129]" office:value-type="float" office:value="-0.333333333333343" calcext:value-type="float">
            <text:p>-0,3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0" calcext:value-type="float">
            <text:p>60</text:p>
          </table:table-cell>
          <table:table-cell table:formula="of:=COM.MICROSOFT.STDEV.S([.B131:.B142])" office:value-type="float" office:value="6.70820393249937" calcext:value-type="float">
            <text:p>6,7082039325</text:p>
          </table:table-cell>
          <table:table-cell table:formula="of:=AVERAGE([.B131:.B142])" office:value-type="float" office:value="66.5" calcext:value-type="float">
            <text:p>66,5</text:p>
          </table:table-cell>
          <table:table-cell table:formula="of:=[.D142]-[.C142]" office:value-type="float" office:value="59.7917960675006" calcext:value-type="float">
            <text:p>59,7917960675</text:p>
          </table:table-cell>
          <table:table-cell table:formula="of:=[.D142]-[.D130]" office:value-type="float" office:value="-0.916666666666671" calcext:value-type="float">
            <text:p>-0,91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7" calcext:value-type="float">
            <text:p>57</text:p>
          </table:table-cell>
          <table:table-cell table:formula="of:=COM.MICROSOFT.STDEV.S([.B132:.B143])" office:value-type="float" office:value="7.25039183894097" calcext:value-type="float">
            <text:p>7,2503918389</text:p>
          </table:table-cell>
          <table:table-cell table:formula="of:=AVERAGE([.B132:.B143])" office:value-type="float" office:value="65.75" calcext:value-type="float">
            <text:p>65,75</text:p>
          </table:table-cell>
          <table:table-cell table:formula="of:=[.D143]-[.C143]" office:value-type="float" office:value="58.499608161059" calcext:value-type="float">
            <text:p>58,4996081611</text:p>
          </table:table-cell>
          <table:table-cell table:formula="of:=[.D143]-[.D131]" office:value-type="float" office:value="-1.5" calcext:value-type="float">
            <text:p>-1,5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COM.MICROSOFT.STDEV.S([.B133:.B144])" office:value-type="float" office:value="7.62571407485982" calcext:value-type="float">
            <text:p>7,6257140749</text:p>
          </table:table-cell>
          <table:table-cell table:formula="of:=AVERAGE([.B133:.B144])" office:value-type="float" office:value="64.8333333333333" calcext:value-type="float">
            <text:p>64,8333333333</text:p>
          </table:table-cell>
          <table:table-cell table:formula="of:=[.D144]-[.C144]" office:value-type="float" office:value="57.2076192584735" calcext:value-type="float">
            <text:p>57,2076192585</text:p>
          </table:table-cell>
          <table:table-cell table:formula="of:=[.D144]-[.D132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34:.B145])" office:value-type="float" office:value="7.48331477354788" calcext:value-type="float">
            <text:p>7,4833147735</text:p>
          </table:table-cell>
          <table:table-cell table:formula="of:=AVERAGE([.B134:.B145])" office:value-type="float" office:value="65" calcext:value-type="float">
            <text:p>65</text:p>
          </table:table-cell>
          <table:table-cell table:formula="of:=[.D145]-[.C145]" office:value-type="float" office:value="57.5166852264521" calcext:value-type="float">
            <text:p>57,5166852265</text:p>
          </table:table-cell>
          <table:table-cell table:formula="of:=[.D145]-[.D133]" office:value-type="float" office:value="-1.33333333333333" calcext:value-type="float">
            <text:p>-1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COM.MICROSOFT.STDEV.S([.B135:.B146])" office:value-type="float" office:value="6.69463828882351" calcext:value-type="float">
            <text:p>6,6946382888</text:p>
          </table:table-cell>
          <table:table-cell table:formula="of:=AVERAGE([.B135:.B146])" office:value-type="float" office:value="64.5" calcext:value-type="float">
            <text:p>64,5</text:p>
          </table:table-cell>
          <table:table-cell table:formula="of:=[.D146]-[.C146]" office:value-type="float" office:value="57.8053617111765" calcext:value-type="float">
            <text:p>57,8053617112</text:p>
          </table:table-cell>
          <table:table-cell table:formula="of:=[.D146]-[.D134]" office:value-type="float" office:value="-1.91666666666667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5" calcext:value-type="float">
            <text:p>65</text:p>
          </table:table-cell>
          <table:table-cell table:formula="of:=COM.MICROSOFT.STDEV.S([.B136:.B147])" office:value-type="float" office:value="6.38179228173973" calcext:value-type="float">
            <text:p>6,3817922817</text:p>
          </table:table-cell>
          <table:table-cell table:formula="of:=AVERAGE([.B136:.B147])" office:value-type="float" office:value="64" calcext:value-type="float">
            <text:p>64</text:p>
          </table:table-cell>
          <table:table-cell table:formula="of:=[.D147]-[.C147]" office:value-type="float" office:value="57.6182077182603" calcext:value-type="float">
            <text:p>57,6182077183</text:p>
          </table:table-cell>
          <table:table-cell table:formula="of:=[.D147]-[.D135]" office:value-type="float" office:value="-3.41666666666667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" calcext:value-type="float">
            <text:p>76</text:p>
          </table:table-cell>
          <table:table-cell table:formula="of:=COM.MICROSOFT.STDEV.S([.B137:.B148])" office:value-type="float" office:value="7.01243484278053" calcext:value-type="float">
            <text:p>7,0124348428</text:p>
          </table:table-cell>
          <table:table-cell table:formula="of:=AVERAGE([.B137:.B148])" office:value-type="float" office:value="64.4166666666667" calcext:value-type="float">
            <text:p>64,4166666667</text:p>
          </table:table-cell>
          <table:table-cell table:formula="of:=[.D148]-[.C148]" office:value-type="float" office:value="57.4042318238861" calcext:value-type="float">
            <text:p>57,4042318239</text:p>
          </table:table-cell>
          <table:table-cell table:formula="of:=[.D148]-[.D136]" office:value-type="float" office:value="-3.66666666666666" calcext:value-type="float">
            <text:p>-3,66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COM.MICROSOFT.STDEV.S([.B138:.B149])" office:value-type="float" office:value="6.83739716558867" calcext:value-type="float">
            <text:p>6,8373971656</text:p>
          </table:table-cell>
          <table:table-cell table:formula="of:=AVERAGE([.B138:.B149])" office:value-type="float" office:value="64.25" calcext:value-type="float">
            <text:p>64,25</text:p>
          </table:table-cell>
          <table:table-cell table:formula="of:=[.D149]-[.C149]" office:value-type="float" office:value="57.4126028344113" calcext:value-type="float">
            <text:p>57,4126028344</text:p>
          </table:table-cell>
          <table:table-cell table:formula="of:=[.D149]-[.D137]" office:value-type="float" office:value="-4.25" calcext:value-type="float">
            <text:p>-4,2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COM.MICROSOFT.STDEV.S([.B139:.B150])" office:value-type="float" office:value="6.96092992742676" calcext:value-type="float">
            <text:p>6,9609299274</text:p>
          </table:table-cell>
          <table:table-cell table:formula="of:=AVERAGE([.B139:.B150])" office:value-type="float" office:value="64.5" calcext:value-type="float">
            <text:p>64,5</text:p>
          </table:table-cell>
          <table:table-cell table:formula="of:=[.D150]-[.C150]" office:value-type="float" office:value="57.5390700725732" calcext:value-type="float">
            <text:p>57,5390700726</text:p>
          </table:table-cell>
          <table:table-cell table:formula="of:=[.D150]-[.D138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40:.B151])" office:value-type="float" office:value="6.70594489760369" calcext:value-type="float">
            <text:p>6,7059448976</text:p>
          </table:table-cell>
          <table:table-cell table:formula="of:=AVERAGE([.B140:.B151])" office:value-type="float" office:value="65.3333333333333" calcext:value-type="float">
            <text:p>65,3333333333</text:p>
          </table:table-cell>
          <table:table-cell table:formula="of:=[.D151]-[.C151]" office:value-type="float" office:value="58.6273884357296" calcext:value-type="float">
            <text:p>58,6273884357</text:p>
          </table:table-cell>
          <table:table-cell table:formula="of:=[.D151]-[.D139]" office:value-type="float" office:value="-1.58333333333334" calcext:value-type="float">
            <text:p>-1,58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1" calcext:value-type="float">
            <text:p>61</text:p>
          </table:table-cell>
          <table:table-cell table:formula="of:=COM.MICROSOFT.STDEV.S([.B141:.B152])" office:value-type="float" office:value="6.4590786471212" calcext:value-type="float">
            <text:p>6,4590786471</text:p>
          </table:table-cell>
          <table:table-cell table:formula="of:=AVERAGE([.B141:.B152])" office:value-type="float" office:value="65.5833333333333" calcext:value-type="float">
            <text:p>65,5833333333</text:p>
          </table:table-cell>
          <table:table-cell table:formula="of:=[.D152]-[.C152]" office:value-type="float" office:value="59.1242546862121" calcext:value-type="float">
            <text:p>59,1242546862</text:p>
          </table:table-cell>
          <table:table-cell table:formula="of:=[.D152]-[.D140]" office:value-type="float" office:value="-0.583333333333343" calcext:value-type="float">
            <text:p>-0,58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142:.B153])" office:value-type="float" office:value="6.16195561244131" calcext:value-type="float">
            <text:p>6,1619556124</text:p>
          </table:table-cell>
          <table:table-cell table:formula="of:=AVERAGE([.B142:.B153])" office:value-type="float" office:value="65.1666666666667" calcext:value-type="float">
            <text:p>65,1666666667</text:p>
          </table:table-cell>
          <table:table-cell table:formula="of:=[.D153]-[.C153]" office:value-type="float" office:value="59.0047110542254" calcext:value-type="float">
            <text:p>59,0047110542</text:p>
          </table:table-cell>
          <table:table-cell table:formula="of:=[.D153]-[.D141]" office:value-type="float" office:value="-1.91666666666666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143:.B154])" office:value-type="float" office:value="6.07528525331041" calcext:value-type="float">
            <text:p>6,0752852533</text:p>
          </table:table-cell>
          <table:table-cell table:formula="of:=AVERAGE([.B143:.B154])" office:value-type="float" office:value="66" calcext:value-type="float">
            <text:p>66</text:p>
          </table:table-cell>
          <table:table-cell table:formula="of:=[.D154]-[.C154]" office:value-type="float" office:value="59.9247147466896" calcext:value-type="float">
            <text:p>59,9247147467</text:p>
          </table:table-cell>
          <table:table-cell table:formula="of:=[.D154]-[.D142]" office:value-type="float" office:value="-0.5" calcext:value-type="float">
            <text:p>-0,5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6" calcext:value-type="float">
            <text:p>76</text:p>
          </table:table-cell>
          <table:table-cell table:formula="of:=COM.MICROSOFT.STDEV.S([.B144:.B155])" office:value-type="float" office:value="5.99178730860126" calcext:value-type="float">
            <text:p>5,9917873086</text:p>
          </table:table-cell>
          <table:table-cell table:formula="of:=AVERAGE([.B144:.B155])" office:value-type="float" office:value="67.5833333333333" calcext:value-type="float">
            <text:p>67,5833333333</text:p>
          </table:table-cell>
          <table:table-cell table:formula="of:=[.D155]-[.C155]" office:value-type="float" office:value="61.5915460247321" calcext:value-type="float">
            <text:p>61,5915460247</text:p>
          </table:table-cell>
          <table:table-cell table:formula="of:=[.D155]-[.D143]" office:value-type="float" office:value="1.83333333333333" calcext:value-type="float">
            <text:p>1,8333333333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1" calcext:value-type="float">
            <text:p>71</text:p>
          </table:table-cell>
          <table:table-cell table:formula="of:=COM.MICROSOFT.STDEV.S([.B145:.B156])" office:value-type="float" office:value="5.02945867320277" calcext:value-type="float">
            <text:p>5,0294586732</text:p>
          </table:table-cell>
          <table:table-cell table:formula="of:=AVERAGE([.B145:.B156])" office:value-type="float" office:value="68.75" calcext:value-type="float">
            <text:p>68,75</text:p>
          </table:table-cell>
          <table:table-cell table:formula="of:=[.D156]-[.C156]" office:value-type="float" office:value="63.7205413267972" calcext:value-type="float">
            <text:p>63,7205413268</text:p>
          </table:table-cell>
          <table:table-cell table:formula="of:=[.D156]-[.D144]" office:value-type="float" office:value="3.91666666666667" calcext:value-type="float">
            <text:p>3,9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" calcext:value-type="float">
            <text:p>78</text:p>
          </table:table-cell>
          <table:table-cell table:formula="of:=COM.MICROSOFT.STDEV.S([.B146:.B157])" office:value-type="float" office:value="4.86406115392178" calcext:value-type="float">
            <text:p>4,8640611539</text:p>
          </table:table-cell>
          <table:table-cell table:formula="of:=AVERAGE([.B146:.B157])" office:value-type="float" office:value="70.25" calcext:value-type="float">
            <text:p>70,25</text:p>
          </table:table-cell>
          <table:table-cell table:formula="of:=[.D157]-[.C157]" office:value-type="float" office:value="65.3859388460782" calcext:value-type="float">
            <text:p>65,3859388461</text:p>
          </table:table-cell>
          <table:table-cell table:formula="of:=[.D157]-[.D145]" office:value-type="float" office:value="5.25" calcext:value-type="float">
            <text:p>5,25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3" calcext:value-type="float">
            <text:p>83</text:p>
          </table:table-cell>
          <table:table-cell table:formula="of:=COM.MICROSOFT.STDEV.S([.B147:.B158])" office:value-type="float" office:value="6.10265714606549" calcext:value-type="float">
            <text:p>6,1026571461</text:p>
          </table:table-cell>
          <table:table-cell table:formula="of:=AVERAGE([.B147:.B158])" office:value-type="float" office:value="71.1666666666667" calcext:value-type="float">
            <text:p>71,1666666667</text:p>
          </table:table-cell>
          <table:table-cell table:formula="of:=[.D158]-[.C158]" office:value-type="float" office:value="65.0640095206012" calcext:value-type="float">
            <text:p>65,0640095206</text:p>
          </table:table-cell>
          <table:table-cell table:formula="of:=[.D158]-[.D146]" office:value-type="float" office:value="6.66666666666667" calcext:value-type="float">
            <text:p>6,66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" calcext:value-type="float">
            <text:p>73</text:p>
          </table:table-cell>
          <table:table-cell table:formula="of:=COM.MICROSOFT.STDEV.S([.B148:.B159])" office:value-type="float" office:value="5.7970734518428" calcext:value-type="float">
            <text:p>5,7970734518</text:p>
          </table:table-cell>
          <table:table-cell table:formula="of:=AVERAGE([.B148:.B159])" office:value-type="float" office:value="71.8333333333333" calcext:value-type="float">
            <text:p>71,8333333333</text:p>
          </table:table-cell>
          <table:table-cell table:formula="of:=[.D159]-[.C159]" office:value-type="float" office:value="66.0362598814905" calcext:value-type="float">
            <text:p>66,0362598815</text:p>
          </table:table-cell>
          <table:table-cell table:formula="of:=[.D159]-[.D147]" office:value-type="float" office:value="7.83333333333333" calcext:value-type="float">
            <text:p>7,83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5" calcext:value-type="float">
            <text:p>75</text:p>
          </table:table-cell>
          <table:table-cell table:formula="of:=COM.MICROSOFT.STDEV.S([.B149:.B160])" office:value-type="float" office:value="5.73862511250022" calcext:value-type="float">
            <text:p>5,7386251125</text:p>
          </table:table-cell>
          <table:table-cell table:formula="of:=AVERAGE([.B149:.B160])" office:value-type="float" office:value="71.75" calcext:value-type="float">
            <text:p>71,75</text:p>
          </table:table-cell>
          <table:table-cell table:formula="of:=[.D160]-[.C160]" office:value-type="float" office:value="66.0113748874998" calcext:value-type="float">
            <text:p>66,0113748875</text:p>
          </table:table-cell>
          <table:table-cell table:formula="of:=[.D160]-[.D148]" office:value-type="float" office:value="7.33333333333333" calcext:value-type="float">
            <text:p>7,33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0" calcext:value-type="float">
            <text:p>70</text:p>
          </table:table-cell>
          <table:table-cell table:formula="of:=COM.MICROSOFT.STDEV.S([.B150:.B161])" office:value-type="float" office:value="5.73862511250022" calcext:value-type="float">
            <text:p>5,7386251125</text:p>
          </table:table-cell>
          <table:table-cell table:formula="of:=AVERAGE([.B150:.B161])" office:value-type="float" office:value="71.75" calcext:value-type="float">
            <text:p>71,75</text:p>
          </table:table-cell>
          <table:table-cell table:formula="of:=[.D161]-[.C161]" office:value-type="float" office:value="66.0113748874998" calcext:value-type="float">
            <text:p>66,0113748875</text:p>
          </table:table-cell>
          <table:table-cell table:formula="of:=[.D161]-[.D149]"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5" calcext:value-type="float">
            <text:p>75</text:p>
          </table:table-cell>
          <table:table-cell table:formula="of:=COM.MICROSOFT.STDEV.S([.B151:.B162])" office:value-type="float" office:value="5.73862511250022" calcext:value-type="float">
            <text:p>5,7386251125</text:p>
          </table:table-cell>
          <table:table-cell table:formula="of:=AVERAGE([.B151:.B162])" office:value-type="float" office:value="72.25" calcext:value-type="float">
            <text:p>72,25</text:p>
          </table:table-cell>
          <table:table-cell table:formula="of:=[.D162]-[.C162]" office:value-type="float" office:value="66.5113748874998" calcext:value-type="float">
            <text:p>66,5113748875</text:p>
          </table:table-cell>
          <table:table-cell table:formula="of:=[.D162]-[.D150]" office:value-type="float" office:value="7.75" calcext:value-type="float">
            <text:p>7,75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6" calcext:value-type="float">
            <text:p>66</text:p>
          </table:table-cell>
          <table:table-cell table:formula="of:=COM.MICROSOFT.STDEV.S([.B152:.B163])" office:value-type="float" office:value="5.90005136084476" calcext:value-type="float">
            <text:p>5,9000513608</text:p>
          </table:table-cell>
          <table:table-cell table:formula="of:=AVERAGE([.B152:.B163])" office:value-type="float" office:value="72.0833333333333" calcext:value-type="float">
            <text:p>72,0833333333</text:p>
          </table:table-cell>
          <table:table-cell table:formula="of:=[.D163]-[.C163]" office:value-type="float" office:value="66.1832819724886" calcext:value-type="float">
            <text:p>66,1832819725</text:p>
          </table:table-cell>
          <table:table-cell table:formula="of:=[.D163]-[.D151]" office:value-type="float" office:value="6.75" calcext:value-type="float">
            <text:p>6,75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3" calcext:value-type="float">
            <text:p>73</text:p>
          </table:table-cell>
          <table:table-cell table:formula="of:=COM.MICROSOFT.STDEV.S([.B153:.B164])" office:value-type="float" office:value="4.75697255392417" calcext:value-type="float">
            <text:p>4,7569725539</text:p>
          </table:table-cell>
          <table:table-cell table:formula="of:=AVERAGE([.B153:.B164])" office:value-type="float" office:value="73.0833333333333" calcext:value-type="float">
            <text:p>73,0833333333</text:p>
          </table:table-cell>
          <table:table-cell table:formula="of:=[.D164]-[.C164]" office:value-type="float" office:value="68.3263607794092" calcext:value-type="float">
            <text:p>68,3263607794</text:p>
          </table:table-cell>
          <table:table-cell table:formula="of:=[.D164]-[.D152]"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7" calcext:value-type="float">
            <text:p>77</text:p>
          </table:table-cell>
          <table:table-cell table:formula="of:=COM.MICROSOFT.STDEV.S([.B154:.B165])" office:value-type="float" office:value="4.46111142558838" calcext:value-type="float">
            <text:p>4,4611114256</text:p>
          </table:table-cell>
          <table:table-cell table:formula="of:=AVERAGE([.B154:.B165])" office:value-type="float" office:value="73.9166666666667" calcext:value-type="float">
            <text:p>73,9166666667</text:p>
          </table:table-cell>
          <table:table-cell table:formula="of:=[.D165]-[.C165]" office:value-type="float" office:value="69.4555552410783" calcext:value-type="float">
            <text:p>69,4555552411</text:p>
          </table:table-cell>
          <table:table-cell table:formula="of:=[.D165]-[.D153]" office:value-type="float" office:value="8.75" calcext:value-type="float">
            <text:p>8,7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3" calcext:value-type="float">
            <text:p>73</text:p>
          </table:table-cell>
          <table:table-cell table:formula="of:=COM.MICROSOFT.STDEV.S([.B155:.B166])" office:value-type="float" office:value="4.30292360089643" calcext:value-type="float">
            <text:p>4,3029236009</text:p>
          </table:table-cell>
          <table:table-cell table:formula="of:=AVERAGE([.B155:.B166])" office:value-type="float" office:value="74.1666666666667" calcext:value-type="float">
            <text:p>74,1666666667</text:p>
          </table:table-cell>
          <table:table-cell table:formula="of:=[.D166]-[.C166]" office:value-type="float" office:value="69.8637430657702" calcext:value-type="float">
            <text:p>69,8637430658</text:p>
          </table:table-cell>
          <table:table-cell table:formula="of:=[.D166]-[.D154]" office:value-type="float" office:value="8.16666666666667" calcext:value-type="float">
            <text:p>8,16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79" calcext:value-type="float">
            <text:p>79</text:p>
          </table:table-cell>
          <table:table-cell table:formula="of:=COM.MICROSOFT.STDEV.S([.B156:.B167])" office:value-type="float" office:value="4.5016831868926" calcext:value-type="float">
            <text:p>4,5016831869</text:p>
          </table:table-cell>
          <table:table-cell table:formula="of:=AVERAGE([.B156:.B167])" office:value-type="float" office:value="74.4166666666667" calcext:value-type="float">
            <text:p>74,4166666667</text:p>
          </table:table-cell>
          <table:table-cell table:formula="of:=[.D167]-[.C167]" office:value-type="float" office:value="69.9149834797741" calcext:value-type="float">
            <text:p>69,9149834798</text:p>
          </table:table-cell>
          <table:table-cell table:formula="of:=[.D167]-[.D155]" office:value-type="float" office:value="6.83333333333334" calcext:value-type="float">
            <text:p>6,8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64" calcext:value-type="float">
            <text:p>64</text:p>
          </table:table-cell>
          <table:table-cell table:formula="of:=COM.MICROSOFT.STDEV.S([.B157:.B168])" office:value-type="float" office:value="5.35695526367075" calcext:value-type="float">
            <text:p>5,3569552637</text:p>
          </table:table-cell>
          <table:table-cell table:formula="of:=AVERAGE([.B157:.B168])" office:value-type="float" office:value="73.8333333333333" calcext:value-type="float">
            <text:p>73,8333333333</text:p>
          </table:table-cell>
          <table:table-cell table:formula="of:=[.D168]-[.C168]" office:value-type="float" office:value="68.4763780696626" calcext:value-type="float">
            <text:p>68,4763780697</text:p>
          </table:table-cell>
          <table:table-cell table:formula="of:=[.D168]-[.D156]" office:value-type="float" office:value="5.08333333333333" calcext:value-type="float">
            <text:p>5,08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6" calcext:value-type="float">
            <text:p>66</text:p>
          </table:table-cell>
          <table:table-cell table:formula="of:=COM.MICROSOFT.STDEV.S([.B158:.B169])" office:value-type="float" office:value="5.62192676989487" calcext:value-type="float">
            <text:p>5,6219267699</text:p>
          </table:table-cell>
          <table:table-cell table:formula="of:=AVERAGE([.B158:.B169])" office:value-type="float" office:value="72.8333333333333" calcext:value-type="float">
            <text:p>72,8333333333</text:p>
          </table:table-cell>
          <table:table-cell table:formula="of:=[.D169]-[.C169]" office:value-type="float" office:value="67.2114065634385" calcext:value-type="float">
            <text:p>67,2114065634</text:p>
          </table:table-cell>
          <table:table-cell table:formula="of:=[.D169]-[.D157]" office:value-type="float" office:value="2.58333333333333" calcext:value-type="float">
            <text:p>2,5833333333</text:p>
          </table:table-cell>
          <table:table-cell table:number-columns-repeated="1018"/>
        </table:table-row>
      </table:table>
      <table:table table:name="Num articles" table:style-name="ta1">
        <table:shapes>
          <draw:frame draw:z-index="0" draw:style-name="gr1" draw:text-style-name="P1" svg:width="159.99mm" svg:height="89.99mm" svg:x="136.47mm" svg:y="1mm">
            <loext:p draw:notify-on-update-of-ranges="'Num articles'.A1:'Num articles'.A1 'Num articles'.A2:'Num articles'.A169 'Num articles'.B1:'Num articles'.B1 'Num articles'.B2:'Num articles'.B169 'Num articles'.C1:'Num articles'.C1 'Num articles'.C2:'Num articles'.C169 'Num articles'.D1:'Num articles'.D1 'Num articles'.D2:'Num articles'.D169 'Num articles'.E1:'Num articles'.E1 'Num articles'.E2:'Num articles'.E169 'Num articles'.F1:'Num articles'.F1 'Num articles'.F2:'Num articles'.F1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articles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551" calcext:value-type="float">
            <text:p>55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606" calcext:value-type="float">
            <text:p>60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619" calcext:value-type="float">
            <text:p>61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678" calcext:value-type="float">
            <text:p>67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702" calcext:value-type="float">
            <text:p>70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730" calcext:value-type="float">
            <text:p>73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749" calcext:value-type="float">
            <text:p>74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819" calcext:value-type="float">
            <text:p>81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837" calcext:value-type="float">
            <text:p>83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885" calcext:value-type="float">
            <text:p>88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.4" calcext:value-type="float">
            <text:p>1,4</text:p>
          </table:table-cell>
          <table:table-cell table:formula="of:=COM.MICROSOFT.STDEV.S([.B2:.B13])" office:value-type="float" office:value="295.546655292435" calcext:value-type="float">
            <text:p>295,5466552924</text:p>
          </table:table-cell>
          <table:table-cell table:formula="of:=AVERAGE([.B2:.B13])" office:value-type="float" office:value="598.2" calcext:value-type="float">
            <text:p>598,2</text:p>
          </table:table-cell>
          <table:table-cell table:formula="of:=[.D13]-[.C13]" office:value-type="float" office:value="302.653344707565" calcext:value-type="float">
            <text:p>302,6533447076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.9" calcext:value-type="float">
            <text:p>1,9</text:p>
          </table:table-cell>
          <table:table-cell table:formula="of:=COM.MICROSOFT.STDEV.S([.B3:.B14])" office:value-type="float" office:value="342.324411416298" calcext:value-type="float">
            <text:p>342,3244114163</text:p>
          </table:table-cell>
          <table:table-cell table:formula="of:=AVERAGE([.B3:.B14])" office:value-type="float" office:value="552.441666666667" calcext:value-type="float">
            <text:p>552,4416666667</text:p>
          </table:table-cell>
          <table:table-cell table:formula="of:=[.D14]-[.C14]" office:value-type="float" office:value="210.117255250368" calcext:value-type="float">
            <text:p>210,1172552504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.8" calcext:value-type="float">
            <text:p>2,8</text:p>
          </table:table-cell>
          <table:table-cell table:formula="of:=COM.MICROSOFT.STDEV.S([.B4:.B15])" office:value-type="float" office:value="376.341556966541" calcext:value-type="float">
            <text:p>376,3415569665</text:p>
          </table:table-cell>
          <table:table-cell table:formula="of:=AVERAGE([.B4:.B15])" office:value-type="float" office:value="502.175" calcext:value-type="float">
            <text:p>502,175</text:p>
          </table:table-cell>
          <table:table-cell table:formula="of:=[.D15]-[.C15]" office:value-type="float" office:value="125.833443033459" calcext:value-type="float">
            <text:p>125,833443033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4" calcext:value-type="float">
            <text:p>3,4</text:p>
          </table:table-cell>
          <table:table-cell table:formula="of:=COM.MICROSOFT.STDEV.S([.B5:.B16])" office:value-type="float" office:value="400.171643002895" calcext:value-type="float">
            <text:p>400,1716430029</text:p>
          </table:table-cell>
          <table:table-cell table:formula="of:=AVERAGE([.B5:.B16])" office:value-type="float" office:value="450.875" calcext:value-type="float">
            <text:p>450,875</text:p>
          </table:table-cell>
          <table:table-cell table:formula="of:=[.D16]-[.C16]" office:value-type="float" office:value="50.703356997105" calcext:value-type="float">
            <text:p>50,7033569971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4.2" calcext:value-type="float">
            <text:p>4,2</text:p>
          </table:table-cell>
          <table:table-cell table:formula="of:=COM.MICROSOFT.STDEV.S([.B6:.B17])" office:value-type="float" office:value="412.487983571533" calcext:value-type="float">
            <text:p>412,4879835715</text:p>
          </table:table-cell>
          <table:table-cell table:formula="of:=AVERAGE([.B6:.B17])" office:value-type="float" office:value="394.725" calcext:value-type="float">
            <text:p>394,725</text:p>
          </table:table-cell>
          <table:table-cell table:formula="of:=[.D17]-[.C17]" office:value-type="float" office:value="-17.7629835715327" calcext:value-type="float">
            <text:p>-17,7629835715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5.2" calcext:value-type="float">
            <text:p>5,2</text:p>
          </table:table-cell>
          <table:table-cell table:formula="of:=COM.MICROSOFT.STDEV.S([.B7:.B18])" office:value-type="float" office:value="414.340730357677" calcext:value-type="float">
            <text:p>414,3407303577</text:p>
          </table:table-cell>
          <table:table-cell table:formula="of:=AVERAGE([.B7:.B18])" office:value-type="float" office:value="336.658333333333" calcext:value-type="float">
            <text:p>336,6583333333</text:p>
          </table:table-cell>
          <table:table-cell table:formula="of:=[.D18]-[.C18]" office:value-type="float" office:value="-77.6823970243438" calcext:value-type="float">
            <text:p>-77,6823970243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6.2" calcext:value-type="float">
            <text:p>6,2</text:p>
          </table:table-cell>
          <table:table-cell table:formula="of:=COM.MICROSOFT.STDEV.S([.B8:.B19])" office:value-type="float" office:value="404.439959491311" calcext:value-type="float">
            <text:p>404,4399594913</text:p>
          </table:table-cell>
          <table:table-cell table:formula="of:=AVERAGE([.B8:.B19])" office:value-type="float" office:value="276.341666666667" calcext:value-type="float">
            <text:p>276,3416666667</text:p>
          </table:table-cell>
          <table:table-cell table:formula="of:=[.D19]-[.C19]" office:value-type="float" office:value="-128.098292824644" calcext:value-type="float">
            <text:p>-128,098292824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7.6" calcext:value-type="float">
            <text:p>7,6</text:p>
          </table:table-cell>
          <table:table-cell table:formula="of:=COM.MICROSOFT.STDEV.S([.B9:.B20])" office:value-type="float" office:value="381.658880197138" calcext:value-type="float">
            <text:p>381,6588801971</text:p>
          </table:table-cell>
          <table:table-cell table:formula="of:=AVERAGE([.B9:.B20])" office:value-type="float" office:value="214.558333333333" calcext:value-type="float">
            <text:p>214,5583333333</text:p>
          </table:table-cell>
          <table:table-cell table:formula="of:=[.D20]-[.C20]" office:value-type="float" office:value="-167.100546863805" calcext:value-type="float">
            <text:p>-167,1005468638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8.2" calcext:value-type="float">
            <text:p>8,2</text:p>
          </table:table-cell>
          <table:table-cell table:formula="of:=COM.MICROSOFT.STDEV.S([.B10:.B21])" office:value-type="float" office:value="333.677782675915" calcext:value-type="float">
            <text:p>333,6777826759</text:p>
          </table:table-cell>
          <table:table-cell table:formula="of:=AVERAGE([.B10:.B21])" office:value-type="float" office:value="146.991666666667" calcext:value-type="float">
            <text:p>146,9916666667</text:p>
          </table:table-cell>
          <table:table-cell table:formula="of:=[.D21]-[.C21]" office:value-type="float" office:value="-186.686116009248" calcext:value-type="float">
            <text:p>-186,6861160092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9.1" calcext:value-type="float">
            <text:p>9,1</text:p>
          </table:table-cell>
          <table:table-cell table:formula="of:=COM.MICROSOFT.STDEV.S([.B11:.B22])" office:value-type="float" office:value="254.153479041879" calcext:value-type="float">
            <text:p>254,1534790419</text:p>
          </table:table-cell>
          <table:table-cell table:formula="of:=AVERAGE([.B11:.B22])" office:value-type="float" office:value="78" calcext:value-type="float">
            <text:p>78</text:p>
          </table:table-cell>
          <table:table-cell table:formula="of:=[.D22]-[.C22]" office:value-type="float" office:value="-176.153479041879" calcext:value-type="float">
            <text:p>-176,1534790419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12:.B23])" office:value-type="float" office:value="3174.08922966554" calcext:value-type="float">
            <text:p>3174,0892296656</text:p>
          </table:table-cell>
          <table:table-cell table:formula="of:=AVERAGE([.B12:.B23])" office:value-type="float" office:value="920.916666666667" calcext:value-type="float">
            <text:p>920,9166666667</text:p>
          </table:table-cell>
          <table:table-cell table:formula="of:=[.D23]-[.C23]" office:value-type="float" office:value="-2253.17256299887" calcext:value-type="float">
            <text:p>-2253,1725629989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3:.B24])" office:value-type="float" office:value="4688.47821372842" calcext:value-type="float">
            <text:p>4688,4782137284</text:p>
          </table:table-cell>
          <table:table-cell table:formula="of:=AVERAGE([.B13:.B24])" office:value-type="float" office:value="2004.16666666667" calcext:value-type="float">
            <text:p>2004,1666666667</text:p>
          </table:table-cell>
          <table:table-cell table:formula="of:=[.D24]-[.C24]" office:value-type="float" office:value="-2684.31154706176" calcext:value-type="float">
            <text:p>-2684,3115470618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4:.B25])" office:value-type="float" office:value="5938.58122871111" calcext:value-type="float">
            <text:p>5938,5812287111</text:p>
          </table:table-cell>
          <table:table-cell table:formula="of:=AVERAGE([.B14:.B25])" office:value-type="float" office:value="3254.05" calcext:value-type="float">
            <text:p>3254,05</text:p>
          </table:table-cell>
          <table:table-cell table:formula="of:=[.D25]-[.C25]" office:value-type="float" office:value="-2684.53122871111" calcext:value-type="float">
            <text:p>-2684,5312287111</text:p>
          </table:table-cell>
          <table:table-cell table:formula="of:=[.D25]-[.D13]" office:value-type="float" office:value="2655.85" calcext:value-type="float">
            <text:p>2655,85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15:.B26])" office:value-type="float" office:value="7020.94870945753" calcext:value-type="float">
            <text:p>7020,9487094575</text:p>
          </table:table-cell>
          <table:table-cell table:formula="of:=AVERAGE([.B15:.B26])" office:value-type="float" office:value="4670.55833333333" calcext:value-type="float">
            <text:p>4670,5583333333</text:p>
          </table:table-cell>
          <table:table-cell table:formula="of:=[.D26]-[.C26]" office:value-type="float" office:value="-2350.39037612419" calcext:value-type="float">
            <text:p>-2350,3903761242</text:p>
          </table:table-cell>
          <table:table-cell table:formula="of:=[.D26]-[.D14]" office:value-type="float" office:value="4118.11666666667" calcext:value-type="float">
            <text:p>4118,11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16:.B27])" office:value-type="float" office:value="7952.70904037318" calcext:value-type="float">
            <text:p>7952,7090403732</text:p>
          </table:table-cell>
          <table:table-cell table:formula="of:=AVERAGE([.B16:.B27])" office:value-type="float" office:value="6253.65833333333" calcext:value-type="float">
            <text:p>6253,6583333333</text:p>
          </table:table-cell>
          <table:table-cell table:formula="of:=[.D27]-[.C27]" office:value-type="float" office:value="-1699.05070703985" calcext:value-type="float">
            <text:p>-1699,0507070399</text:p>
          </table:table-cell>
          <table:table-cell table:formula="of:=[.D27]-[.D15]" office:value-type="float" office:value="5751.48333333333" calcext:value-type="float">
            <text:p>5751,483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17:.B28])" office:value-type="float" office:value="8724.84516269226" calcext:value-type="float">
            <text:p>8724,8451626923</text:p>
          </table:table-cell>
          <table:table-cell table:formula="of:=AVERAGE([.B17:.B28])" office:value-type="float" office:value="8003.375" calcext:value-type="float">
            <text:p>8003,375</text:p>
          </table:table-cell>
          <table:table-cell table:formula="of:=[.D28]-[.C28]" office:value-type="float" office:value="-721.470162692262" calcext:value-type="float">
            <text:p>-721,4701626923</text:p>
          </table:table-cell>
          <table:table-cell table:formula="of:=[.D28]-[.D16]" office:value-type="float" office:value="7552.5" calcext:value-type="float">
            <text:p>7552,5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18:.B29])" office:value-type="float" office:value="9444.93208735631" calcext:value-type="float">
            <text:p>9444,9320873563</text:p>
          </table:table-cell>
          <table:table-cell table:formula="of:=AVERAGE([.B18:.B29])" office:value-type="float" office:value="10003.025" calcext:value-type="float">
            <text:p>10003,025</text:p>
          </table:table-cell>
          <table:table-cell table:formula="of:=[.D29]-[.C29]" office:value-type="float" office:value="558.092912643695" calcext:value-type="float">
            <text:p>558,0929126437</text:p>
          </table:table-cell>
          <table:table-cell table:formula="of:=[.D29]-[.D17]" office:value-type="float" office:value="9608.3" calcext:value-type="float">
            <text:p>9608,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19:.B30])" office:value-type="float" office:value="10043.035649594" calcext:value-type="float">
            <text:p>10043,035649594</text:p>
          </table:table-cell>
          <table:table-cell table:formula="of:=AVERAGE([.B19:.B30])" office:value-type="float" office:value="12252.5916666667" calcext:value-type="float">
            <text:p>12252,5916666667</text:p>
          </table:table-cell>
          <table:table-cell table:formula="of:=[.D30]-[.C30]" office:value-type="float" office:value="2209.55601707271" calcext:value-type="float">
            <text:p>2209,5560170727</text:p>
          </table:table-cell>
          <table:table-cell table:formula="of:=[.D30]-[.D18]" office:value-type="float" office:value="11915.9333333333" calcext:value-type="float">
            <text:p>11915,93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20:.B31])" office:value-type="float" office:value="10312.9945514877" calcext:value-type="float">
            <text:p>10312,9945514877</text:p>
          </table:table-cell>
          <table:table-cell table:formula="of:=AVERAGE([.B20:.B31])" office:value-type="float" office:value="14668.7416666667" calcext:value-type="float">
            <text:p>14668,7416666667</text:p>
          </table:table-cell>
          <table:table-cell table:formula="of:=[.D31]-[.C31]" office:value-type="float" office:value="4355.74711517896" calcext:value-type="float">
            <text:p>4355,747115179</text:p>
          </table:table-cell>
          <table:table-cell table:formula="of:=[.D31]-[.D19]" office:value-type="float" office:value="14392.4" calcext:value-type="float">
            <text:p>14392,4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21:.B32])" office:value-type="float" office:value="10313.5703122479" calcext:value-type="float">
            <text:p>10313,5703122479</text:p>
          </table:table-cell>
          <table:table-cell table:formula="of:=AVERAGE([.B21:.B32])" office:value-type="float" office:value="17334.775" calcext:value-type="float">
            <text:p>17334,775</text:p>
          </table:table-cell>
          <table:table-cell table:formula="of:=[.D32]-[.C32]" office:value-type="float" office:value="7021.20468775207" calcext:value-type="float">
            <text:p>7021,2046877521</text:p>
          </table:table-cell>
          <table:table-cell table:formula="of:=[.D32]-[.D20]" office:value-type="float" office:value="17120.2166666667" calcext:value-type="float">
            <text:p>17120,21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22:.B33])" office:value-type="float" office:value="9776.12913377413" calcext:value-type="float">
            <text:p>9776,1291337741</text:p>
          </table:table-cell>
          <table:table-cell table:formula="of:=AVERAGE([.B22:.B33])" office:value-type="float" office:value="20167.425" calcext:value-type="float">
            <text:p>20167,425</text:p>
          </table:table-cell>
          <table:table-cell table:formula="of:=[.D33]-[.C33]" office:value-type="float" office:value="10391.2958662259" calcext:value-type="float">
            <text:p>10391,2958662259</text:p>
          </table:table-cell>
          <table:table-cell table:formula="of:=[.D33]-[.D21]" office:value-type="float" office:value="20020.4333333333" calcext:value-type="float">
            <text:p>20020,4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23:.B34])" office:value-type="float" office:value="8603.6461615252" calcext:value-type="float">
            <text:p>8603,6461615252</text:p>
          </table:table-cell>
          <table:table-cell table:formula="of:=AVERAGE([.B23:.B34])" office:value-type="float" office:value="23250" calcext:value-type="float">
            <text:p>23250</text:p>
          </table:table-cell>
          <table:table-cell table:formula="of:=[.D34]-[.C34]" office:value-type="float" office:value="14646.3538384748" calcext:value-type="float">
            <text:p>14646,3538384748</text:p>
          </table:table-cell>
          <table:table-cell table:formula="of:=[.D34]-[.D22]" office:value-type="float" office:value="23172" calcext:value-type="float">
            <text:p>23172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24:.B35])" office:value-type="float" office:value="9066.67223707494" calcext:value-type="float">
            <text:p>9066,6722370749</text:p>
          </table:table-cell>
          <table:table-cell table:formula="of:=AVERAGE([.B24:.B35])" office:value-type="float" office:value="25750" calcext:value-type="float">
            <text:p>25750</text:p>
          </table:table-cell>
          <table:table-cell table:formula="of:=[.D35]-[.C35]" office:value-type="float" office:value="16683.3277629251" calcext:value-type="float">
            <text:p>16683,3277629251</text:p>
          </table:table-cell>
          <table:table-cell table:formula="of:=[.D35]-[.D23]" office:value-type="float" office:value="24829.0833333333" calcext:value-type="float">
            <text:p>24829,08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25:.B36])" office:value-type="float" office:value="9362.6433718844" calcext:value-type="float">
            <text:p>9362,6433718844</text:p>
          </table:table-cell>
          <table:table-cell table:formula="of:=AVERAGE([.B25:.B36])" office:value-type="float" office:value="28250" calcext:value-type="float">
            <text:p>28250</text:p>
          </table:table-cell>
          <table:table-cell table:formula="of:=[.D36]-[.C36]" office:value-type="float" office:value="18887.3566281156" calcext:value-type="float">
            <text:p>18887,3566281156</text:p>
          </table:table-cell>
          <table:table-cell table:formula="of:=[.D36]-[.D24]" office:value-type="float" office:value="26245.8333333333" calcext:value-type="float">
            <text:p>26245,8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26:.B37])" office:value-type="float" office:value="9646.79252708412" calcext:value-type="float">
            <text:p>9646,7925270841</text:p>
          </table:table-cell>
          <table:table-cell table:formula="of:=AVERAGE([.B26:.B37])" office:value-type="float" office:value="30833.3333333333" calcext:value-type="float">
            <text:p>30833,3333333333</text:p>
          </table:table-cell>
          <table:table-cell table:formula="of:=[.D37]-[.C37]" office:value-type="float" office:value="21186.5408062492" calcext:value-type="float">
            <text:p>21186,5408062492</text:p>
          </table:table-cell>
          <table:table-cell table:formula="of:=[.D37]-[.D25]" office:value-type="float" office:value="27579.2833333333" calcext:value-type="float">
            <text:p>27579,28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27:.B38])" office:value-type="float" office:value="9894.90226879937" calcext:value-type="float">
            <text:p>9894,9022687994</text:p>
          </table:table-cell>
          <table:table-cell table:formula="of:=AVERAGE([.B27:.B38])" office:value-type="float" office:value="33500" calcext:value-type="float">
            <text:p>33500</text:p>
          </table:table-cell>
          <table:table-cell table:formula="of:=[.D38]-[.C38]" office:value-type="float" office:value="23605.0977312006" calcext:value-type="float">
            <text:p>23605,0977312006</text:p>
          </table:table-cell>
          <table:table-cell table:formula="of:=[.D38]-[.D26]" office:value-type="float" office:value="28829.4416666667" calcext:value-type="float">
            <text:p>28829,441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28:.B39])" office:value-type="float" office:value="10082.6132976075" calcext:value-type="float">
            <text:p>10082,6132976075</text:p>
          </table:table-cell>
          <table:table-cell table:formula="of:=AVERAGE([.B28:.B39])" office:value-type="float" office:value="36250" calcext:value-type="float">
            <text:p>36250</text:p>
          </table:table-cell>
          <table:table-cell table:formula="of:=[.D39]-[.C39]" office:value-type="float" office:value="26167.3867023925" calcext:value-type="float">
            <text:p>26167,3867023925</text:p>
          </table:table-cell>
          <table:table-cell table:formula="of:=[.D39]-[.D27]" office:value-type="float" office:value="29996.3416666667" calcext:value-type="float">
            <text:p>29996,3416666667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29:.B40])" office:value-type="float" office:value="10329.4225248544" calcext:value-type="float">
            <text:p>10329,4225248544</text:p>
          </table:table-cell>
          <table:table-cell table:formula="of:=AVERAGE([.B29:.B40])" office:value-type="float" office:value="39166.6666666667" calcext:value-type="float">
            <text:p>39166,6666666667</text:p>
          </table:table-cell>
          <table:table-cell table:formula="of:=[.D40]-[.C40]" office:value-type="float" office:value="28837.2441418123" calcext:value-type="float">
            <text:p>28837,2441418123</text:p>
          </table:table-cell>
          <table:table-cell table:formula="of:=[.D40]-[.D28]" office:value-type="float" office:value="31163.2916666667" calcext:value-type="float">
            <text:p>31163,291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30:.B41])" office:value-type="float" office:value="10595.5250702904" calcext:value-type="float">
            <text:p>10595,5250702904</text:p>
          </table:table-cell>
          <table:table-cell table:formula="of:=AVERAGE([.B30:.B41])" office:value-type="float" office:value="42083.3333333333" calcext:value-type="float">
            <text:p>42083,3333333333</text:p>
          </table:table-cell>
          <table:table-cell table:formula="of:=[.D41]-[.C41]" office:value-type="float" office:value="31487.808263043" calcext:value-type="float">
            <text:p>31487,808263043</text:p>
          </table:table-cell>
          <table:table-cell table:formula="of:=[.D41]-[.D29]" office:value-type="float" office:value="32080.3083333333" calcext:value-type="float">
            <text:p>32080,308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31:.B42])" office:value-type="float" office:value="11024.4219253383" calcext:value-type="float">
            <text:p>11024,4219253383</text:p>
          </table:table-cell>
          <table:table-cell table:formula="of:=AVERAGE([.B31:.B42])" office:value-type="float" office:value="45083.3333333333" calcext:value-type="float">
            <text:p>45083,3333333333</text:p>
          </table:table-cell>
          <table:table-cell table:formula="of:=[.D42]-[.C42]" office:value-type="float" office:value="34058.9114079951" calcext:value-type="float">
            <text:p>34058,9114079951</text:p>
          </table:table-cell>
          <table:table-cell table:formula="of:=[.D42]-[.D30]" office:value-type="float" office:value="32830.7416666667" calcext:value-type="float">
            <text:p>32830,741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32:.B43])" office:value-type="float" office:value="11434.5966260293" calcext:value-type="float">
            <text:p>11434,5966260293</text:p>
          </table:table-cell>
          <table:table-cell table:formula="of:=AVERAGE([.B32:.B43])" office:value-type="float" office:value="48250" calcext:value-type="float">
            <text:p>48250</text:p>
          </table:table-cell>
          <table:table-cell table:formula="of:=[.D43]-[.C43]" office:value-type="float" office:value="36815.4033739707" calcext:value-type="float">
            <text:p>36815,4033739707</text:p>
          </table:table-cell>
          <table:table-cell table:formula="of:=[.D43]-[.D31]" office:value-type="float" office:value="33581.2583333333" calcext:value-type="float">
            <text:p>33581,2583333333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33:.B44])" office:value-type="float" office:value="11641.0975219329" calcext:value-type="float">
            <text:p>11641,0975219329</text:p>
          </table:table-cell>
          <table:table-cell table:formula="of:=AVERAGE([.B33:.B44])" office:value-type="float" office:value="51333.3333333333" calcext:value-type="float">
            <text:p>51333,3333333333</text:p>
          </table:table-cell>
          <table:table-cell table:formula="of:=[.D44]-[.C44]" office:value-type="float" office:value="39692.2358114005" calcext:value-type="float">
            <text:p>39692,2358114005</text:p>
          </table:table-cell>
          <table:table-cell table:formula="of:=[.D44]-[.D32]" office:value-type="float" office:value="33998.5583333333" calcext:value-type="float">
            <text:p>33998,558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34:.B45])" office:value-type="float" office:value="11804.9167979305" calcext:value-type="float">
            <text:p>11804,9167979305</text:p>
          </table:table-cell>
          <table:table-cell table:formula="of:=AVERAGE([.B34:.B45])" office:value-type="float" office:value="54583.3333333333" calcext:value-type="float">
            <text:p>54583,3333333333</text:p>
          </table:table-cell>
          <table:table-cell table:formula="of:=[.D45]-[.C45]" office:value-type="float" office:value="42778.4165354029" calcext:value-type="float">
            <text:p>42778,4165354029</text:p>
          </table:table-cell>
          <table:table-cell table:formula="of:=[.D45]-[.D33]" office:value-type="float" office:value="34415.9083333333" calcext:value-type="float">
            <text:p>34415,908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7000" calcext:value-type="float">
            <text:p>77000</text:p>
          </table:table-cell>
          <table:table-cell table:formula="of:=COM.MICROSOFT.STDEV.S([.B35:.B46])" office:value-type="float" office:value="12033.7278538534" calcext:value-type="float">
            <text:p>12033,7278538534</text:p>
          </table:table-cell>
          <table:table-cell table:formula="of:=AVERAGE([.B35:.B46])" office:value-type="float" office:value="57916.6666666667" calcext:value-type="float">
            <text:p>57916,6666666667</text:p>
          </table:table-cell>
          <table:table-cell table:formula="of:=[.D46]-[.C46]" office:value-type="float" office:value="45882.9388128133" calcext:value-type="float">
            <text:p>45882,9388128133</text:p>
          </table:table-cell>
          <table:table-cell table:formula="of:=[.D46]-[.D34]" office:value-type="float" office:value="34666.6666666667" calcext:value-type="float">
            <text:p>34666,66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36:.B47])" office:value-type="float" office:value="12454.4625080184" calcext:value-type="float">
            <text:p>12454,4625080184</text:p>
          </table:table-cell>
          <table:table-cell table:formula="of:=AVERAGE([.B36:.B47])" office:value-type="float" office:value="61250" calcext:value-type="float">
            <text:p>61250</text:p>
          </table:table-cell>
          <table:table-cell table:formula="of:=[.D47]-[.C47]" office:value-type="float" office:value="48795.5374919816" calcext:value-type="float">
            <text:p>48795,5374919816</text:p>
          </table:table-cell>
          <table:table-cell table:formula="of:=[.D47]-[.D35]" office:value-type="float" office:value="35500" calcext:value-type="float">
            <text:p>35500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37:.B48])" office:value-type="float" office:value="13055.534064027" calcext:value-type="float">
            <text:p>13055,534064027</text:p>
          </table:table-cell>
          <table:table-cell table:formula="of:=AVERAGE([.B37:.B48])" office:value-type="float" office:value="64916.6666666667" calcext:value-type="float">
            <text:p>64916,6666666667</text:p>
          </table:table-cell>
          <table:table-cell table:formula="of:=[.D48]-[.C48]" office:value-type="float" office:value="51861.1326026397" calcext:value-type="float">
            <text:p>51861,1326026397</text:p>
          </table:table-cell>
          <table:table-cell table:formula="of:=[.D48]-[.D36]" office:value-type="float" office:value="36666.6666666667" calcext:value-type="float">
            <text:p>36666,666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38:.B49])" office:value-type="float" office:value="13732.0130286197" calcext:value-type="float">
            <text:p>13732,0130286197</text:p>
          </table:table-cell>
          <table:table-cell table:formula="of:=AVERAGE([.B38:.B49])" office:value-type="float" office:value="68750" calcext:value-type="float">
            <text:p>68750</text:p>
          </table:table-cell>
          <table:table-cell table:formula="of:=[.D49]-[.C49]" office:value-type="float" office:value="55017.9869713803" calcext:value-type="float">
            <text:p>55017,9869713803</text:p>
          </table:table-cell>
          <table:table-cell table:formula="of:=[.D49]-[.D37]" office:value-type="float" office:value="37916.6666666667" calcext:value-type="float">
            <text:p>37916,6666666667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39:.B50])" office:value-type="float" office:value="14278.6129536026" calcext:value-type="float">
            <text:p>14278,6129536026</text:p>
          </table:table-cell>
          <table:table-cell table:formula="of:=AVERAGE([.B39:.B50])" office:value-type="float" office:value="72666.6666666667" calcext:value-type="float">
            <text:p>72666,6666666667</text:p>
          </table:table-cell>
          <table:table-cell table:formula="of:=[.D50]-[.C50]" office:value-type="float" office:value="58388.0537130641" calcext:value-type="float">
            <text:p>58388,0537130641</text:p>
          </table:table-cell>
          <table:table-cell table:formula="of:=[.D50]-[.D38]" office:value-type="float" office:value="39166.6666666667" calcext:value-type="float">
            <text:p>39166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1000" calcext:value-type="float">
            <text:p>101000</text:p>
          </table:table-cell>
          <table:table-cell table:formula="of:=COM.MICROSOFT.STDEV.S([.B40:.B51])" office:value-type="float" office:value="14827.033050847" calcext:value-type="float">
            <text:p>14827,033050847</text:p>
          </table:table-cell>
          <table:table-cell table:formula="of:=AVERAGE([.B40:.B51])" office:value-type="float" office:value="76750" calcext:value-type="float">
            <text:p>76750</text:p>
          </table:table-cell>
          <table:table-cell table:formula="of:=[.D51]-[.C51]" office:value-type="float" office:value="61922.966949153" calcext:value-type="float">
            <text:p>61922,966949153</text:p>
          </table:table-cell>
          <table:table-cell table:formula="of:=[.D51]-[.D39]" office:value-type="float" office:value="40500" calcext:value-type="float">
            <text:p>40500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41:.B52])" office:value-type="float" office:value="15477.0113002439" calcext:value-type="float">
            <text:p>15477,0113002439</text:p>
          </table:table-cell>
          <table:table-cell table:formula="of:=AVERAGE([.B41:.B52])" office:value-type="float" office:value="80916.6666666667" calcext:value-type="float">
            <text:p>80916,6666666667</text:p>
          </table:table-cell>
          <table:table-cell table:formula="of:=[.D52]-[.C52]" office:value-type="float" office:value="65439.6553664227" calcext:value-type="float">
            <text:p>65439,6553664227</text:p>
          </table:table-cell>
          <table:table-cell table:formula="of:=[.D52]-[.D40]" office:value-type="float" office:value="41750" calcext:value-type="float">
            <text:p>41750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42:.B53])" office:value-type="float" office:value="15907.8787416992" calcext:value-type="float">
            <text:p>15907,8787416992</text:p>
          </table:table-cell>
          <table:table-cell table:formula="of:=AVERAGE([.B42:.B53])" office:value-type="float" office:value="85166.6666666667" calcext:value-type="float">
            <text:p>85166,6666666667</text:p>
          </table:table-cell>
          <table:table-cell table:formula="of:=[.D53]-[.C53]" office:value-type="float" office:value="69258.7879249674" calcext:value-type="float">
            <text:p>69258,7879249674</text:p>
          </table:table-cell>
          <table:table-cell table:formula="of:=[.D53]-[.D41]" office:value-type="float" office:value="43083.3333333333" calcext:value-type="float">
            <text:p>43083,3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43:.B54])" office:value-type="float" office:value="16120.7564301055" calcext:value-type="float">
            <text:p>16120,7564301055</text:p>
          </table:table-cell>
          <table:table-cell table:formula="of:=AVERAGE([.B43:.B54])" office:value-type="float" office:value="89333.3333333333" calcext:value-type="float">
            <text:p>89333,3333333333</text:p>
          </table:table-cell>
          <table:table-cell table:formula="of:=[.D54]-[.C54]" office:value-type="float" office:value="73212.5769032278" calcext:value-type="float">
            <text:p>73212,5769032278</text:p>
          </table:table-cell>
          <table:table-cell table:formula="of:=[.D54]-[.D42]" office:value-type="float" office:value="44250" calcext:value-type="float">
            <text:p>44250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44:.B55])" office:value-type="float" office:value="16284.4041395999" calcext:value-type="float">
            <text:p>16284,4041395999</text:p>
          </table:table-cell>
          <table:table-cell table:formula="of:=AVERAGE([.B44:.B55])" office:value-type="float" office:value="93500" calcext:value-type="float">
            <text:p>93500</text:p>
          </table:table-cell>
          <table:table-cell table:formula="of:=[.D55]-[.C55]" office:value-type="float" office:value="77215.5958604001" calcext:value-type="float">
            <text:p>77215,5958604001</text:p>
          </table:table-cell>
          <table:table-cell table:formula="of:=[.D55]-[.D43]" office:value-type="float" office:value="45250" calcext:value-type="float">
            <text:p>45250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45:.B56])" office:value-type="float" office:value="16089.7106213502" calcext:value-type="float">
            <text:p>16089,7106213502</text:p>
          </table:table-cell>
          <table:table-cell table:formula="of:=AVERAGE([.B45:.B56])" office:value-type="float" office:value="97833.3333333333" calcext:value-type="float">
            <text:p>97833,3333333333</text:p>
          </table:table-cell>
          <table:table-cell table:formula="of:=[.D56]-[.C56]" office:value-type="float" office:value="81743.6227119832" calcext:value-type="float">
            <text:p>81743,6227119832</text:p>
          </table:table-cell>
          <table:table-cell table:formula="of:=[.D56]-[.D44]" office:value-type="float" office:value="46500" calcext:value-type="float">
            <text:p>46500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46:.B57])" office:value-type="float" office:value="16351.2579443796" calcext:value-type="float">
            <text:p>16351,2579443796</text:p>
          </table:table-cell>
          <table:table-cell table:formula="of:=AVERAGE([.B46:.B57])" office:value-type="float" office:value="102500" calcext:value-type="float">
            <text:p>102500</text:p>
          </table:table-cell>
          <table:table-cell table:formula="of:=[.D57]-[.C57]" office:value-type="float" office:value="86148.7420556204" calcext:value-type="float">
            <text:p>86148,7420556204</text:p>
          </table:table-cell>
          <table:table-cell table:formula="of:=[.D57]-[.D45]" office:value-type="float" office:value="47916.6666666667" calcext:value-type="float">
            <text:p>47916,6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47:.B58])" office:value-type="float" office:value="16548.1391428435" calcext:value-type="float">
            <text:p>16548,1391428435</text:p>
          </table:table-cell>
          <table:table-cell table:formula="of:=AVERAGE([.B47:.B58])" office:value-type="float" office:value="107250" calcext:value-type="float">
            <text:p>107250</text:p>
          </table:table-cell>
          <table:table-cell table:formula="of:=[.D58]-[.C58]" office:value-type="float" office:value="90701.8608571565" calcext:value-type="float">
            <text:p>90701,8608571565</text:p>
          </table:table-cell>
          <table:table-cell table:formula="of:=[.D58]-[.D46]" office:value-type="float" office:value="49333.3333333333" calcext:value-type="float">
            <text:p>49333,3333333333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48:.B59])" office:value-type="float" office:value="16367.697307548" calcext:value-type="float">
            <text:p>16367,697307548</text:p>
          </table:table-cell>
          <table:table-cell table:formula="of:=AVERAGE([.B48:.B59])" office:value-type="float" office:value="111916.666666667" calcext:value-type="float">
            <text:p>111916,666666667</text:p>
          </table:table-cell>
          <table:table-cell table:formula="of:=[.D59]-[.C59]" office:value-type="float" office:value="95548.9693591186" calcext:value-type="float">
            <text:p>95548,9693591186</text:p>
          </table:table-cell>
          <table:table-cell table:formula="of:=[.D59]-[.D47]" office:value-type="float" office:value="50666.6666666667" calcext:value-type="float">
            <text:p>50666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49:.B60])" office:value-type="float" office:value="16456.5543725952" calcext:value-type="float">
            <text:p>16456,5543725952</text:p>
          </table:table-cell>
          <table:table-cell table:formula="of:=AVERAGE([.B49:.B60])" office:value-type="float" office:value="116500" calcext:value-type="float">
            <text:p>116500</text:p>
          </table:table-cell>
          <table:table-cell table:formula="of:=[.D60]-[.C60]" office:value-type="float" office:value="100043.445627405" calcext:value-type="float">
            <text:p>100043,445627405</text:p>
          </table:table-cell>
          <table:table-cell table:formula="of:=[.D60]-[.D48]" office:value-type="float" office:value="51583.3333333333" calcext:value-type="float">
            <text:p>51583,33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50:.B61])" office:value-type="float" office:value="16395.4446740735" calcext:value-type="float">
            <text:p>16395,4446740735</text:p>
          </table:table-cell>
          <table:table-cell table:formula="of:=AVERAGE([.B50:.B61])" office:value-type="float" office:value="120916.666666667" calcext:value-type="float">
            <text:p>120916,666666667</text:p>
          </table:table-cell>
          <table:table-cell table:formula="of:=[.D61]-[.C61]" office:value-type="float" office:value="104521.221992593" calcext:value-type="float">
            <text:p>104521,221992593</text:p>
          </table:table-cell>
          <table:table-cell table:formula="of:=[.D61]-[.D49]" office:value-type="float" office:value="52166.6666666667" calcext:value-type="float">
            <text:p>5216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51:.B62])" office:value-type="float" office:value="16345.465500384" calcext:value-type="float">
            <text:p>16345,465500384</text:p>
          </table:table-cell>
          <table:table-cell table:formula="of:=AVERAGE([.B51:.B62])" office:value-type="float" office:value="125416.666666667" calcext:value-type="float">
            <text:p>125416,666666667</text:p>
          </table:table-cell>
          <table:table-cell table:formula="of:=[.D62]-[.C62]" office:value-type="float" office:value="109071.201166283" calcext:value-type="float">
            <text:p>109071,201166283</text:p>
          </table:table-cell>
          <table:table-cell table:formula="of:=[.D62]-[.D50]" office:value-type="float" office:value="52750" calcext:value-type="float">
            <text:p>52750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55000" calcext:value-type="float">
            <text:p>155000</text:p>
          </table:table-cell>
          <table:table-cell table:formula="of:=COM.MICROSOFT.STDEV.S([.B52:.B63])" office:value-type="float" office:value="16445.2719557011" calcext:value-type="float">
            <text:p>16445,2719557011</text:p>
          </table:table-cell>
          <table:table-cell table:formula="of:=AVERAGE([.B52:.B63])" office:value-type="float" office:value="129916.666666667" calcext:value-type="float">
            <text:p>129916,666666667</text:p>
          </table:table-cell>
          <table:table-cell table:formula="of:=[.D63]-[.C63]" office:value-type="float" office:value="113471.394710966" calcext:value-type="float">
            <text:p>113471,394710966</text:p>
          </table:table-cell>
          <table:table-cell table:formula="of:=[.D63]-[.D51]" office:value-type="float" office:value="53166.6666666667" calcext:value-type="float">
            <text:p>53166,66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53:.B64])" office:value-type="float" office:value="16554.7759290365" calcext:value-type="float">
            <text:p>16554,7759290365</text:p>
          </table:table-cell>
          <table:table-cell table:formula="of:=AVERAGE([.B53:.B64])" office:value-type="float" office:value="134333.333333333" calcext:value-type="float">
            <text:p>134333,333333333</text:p>
          </table:table-cell>
          <table:table-cell table:formula="of:=[.D64]-[.C64]" office:value-type="float" office:value="117778.557404297" calcext:value-type="float">
            <text:p>117778,557404297</text:p>
          </table:table-cell>
          <table:table-cell table:formula="of:=[.D64]-[.D52]" office:value-type="float" office:value="53416.6666666667" calcext:value-type="float">
            <text:p>53416,66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54:.B65])" office:value-type="float" office:value="16542.6446165385" calcext:value-type="float">
            <text:p>16542,6446165385</text:p>
          </table:table-cell>
          <table:table-cell table:formula="of:=AVERAGE([.B54:.B65])" office:value-type="float" office:value="138750" calcext:value-type="float">
            <text:p>138750</text:p>
          </table:table-cell>
          <table:table-cell table:formula="of:=[.D65]-[.C65]" office:value-type="float" office:value="122207.355383461" calcext:value-type="float">
            <text:p>122207,355383461</text:p>
          </table:table-cell>
          <table:table-cell table:formula="of:=[.D65]-[.D53]" office:value-type="float" office:value="53583.3333333333" calcext:value-type="float">
            <text:p>53583,3333333333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55:.B66])" office:value-type="float" office:value="16378.1080788479" calcext:value-type="float">
            <text:p>16378,1080788479</text:p>
          </table:table-cell>
          <table:table-cell table:formula="of:=AVERAGE([.B55:.B66])" office:value-type="float" office:value="143333.333333333" calcext:value-type="float">
            <text:p>143333,333333333</text:p>
          </table:table-cell>
          <table:table-cell table:formula="of:=[.D66]-[.C66]" office:value-type="float" office:value="126955.225254485" calcext:value-type="float">
            <text:p>126955,225254485</text:p>
          </table:table-cell>
          <table:table-cell table:formula="of:=[.D66]-[.D54]" office:value-type="float" office:value="54000" calcext:value-type="float">
            <text:p>5400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2000" calcext:value-type="float">
            <text:p>172000</text:p>
          </table:table-cell>
          <table:table-cell table:formula="of:=COM.MICROSOFT.STDEV.S([.B56:.B67])" office:value-type="float" office:value="16030.9832587532" calcext:value-type="float">
            <text:p>16030,9832587532</text:p>
          </table:table-cell>
          <table:table-cell table:formula="of:=AVERAGE([.B56:.B67])" office:value-type="float" office:value="147916.666666667" calcext:value-type="float">
            <text:p>147916,666666667</text:p>
          </table:table-cell>
          <table:table-cell table:formula="of:=[.D67]-[.C67]" office:value-type="float" office:value="131885.683407914" calcext:value-type="float">
            <text:p>131885,683407914</text:p>
          </table:table-cell>
          <table:table-cell table:formula="of:=[.D67]-[.D55]" office:value-type="float" office:value="54416.6666666667" calcext:value-type="float">
            <text:p>54416,6666666667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57:.B68])" office:value-type="float" office:value="15488.9990286361" calcext:value-type="float">
            <text:p>15488,9990286361</text:p>
          </table:table-cell>
          <table:table-cell table:formula="of:=AVERAGE([.B57:.B68])" office:value-type="float" office:value="152500" calcext:value-type="float">
            <text:p>152500</text:p>
          </table:table-cell>
          <table:table-cell table:formula="of:=[.D68]-[.C68]" office:value-type="float" office:value="137011.000971364" calcext:value-type="float">
            <text:p>137011,000971364</text:p>
          </table:table-cell>
          <table:table-cell table:formula="of:=[.D68]-[.D56]" office:value-type="float" office:value="54666.6666666667" calcext:value-type="float">
            <text:p>54666,6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58:.B69])" office:value-type="float" office:value="15316.8554411818" calcext:value-type="float">
            <text:p>15316,8554411818</text:p>
          </table:table-cell>
          <table:table-cell table:formula="of:=AVERAGE([.B58:.B69])" office:value-type="float" office:value="156666.666666667" calcext:value-type="float">
            <text:p>156666,666666667</text:p>
          </table:table-cell>
          <table:table-cell table:formula="of:=[.D69]-[.C69]" office:value-type="float" office:value="141349.811225485" calcext:value-type="float">
            <text:p>141349,811225485</text:p>
          </table:table-cell>
          <table:table-cell table:formula="of:=[.D69]-[.D57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3000" calcext:value-type="float">
            <text:p>183000</text:p>
          </table:table-cell>
          <table:table-cell table:formula="of:=COM.MICROSOFT.STDEV.S([.B59:.B70])" office:value-type="float" office:value="15256.1463023924" calcext:value-type="float">
            <text:p>15256,1463023924</text:p>
          </table:table-cell>
          <table:table-cell table:formula="of:=AVERAGE([.B59:.B70])" office:value-type="float" office:value="160750" calcext:value-type="float">
            <text:p>160750</text:p>
          </table:table-cell>
          <table:table-cell table:formula="of:=[.D70]-[.C70]" office:value-type="float" office:value="145493.853697608" calcext:value-type="float">
            <text:p>145493,853697608</text:p>
          </table:table-cell>
          <table:table-cell table:formula="of:=[.D70]-[.D58]" office:value-type="float" office:value="53500" calcext:value-type="float">
            <text:p>5350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60:.B71])" office:value-type="float" office:value="15426.2664624237" calcext:value-type="float">
            <text:p>15426,2664624237</text:p>
          </table:table-cell>
          <table:table-cell table:formula="of:=AVERAGE([.B60:.B71])" office:value-type="float" office:value="165166.666666667" calcext:value-type="float">
            <text:p>165166,666666667</text:p>
          </table:table-cell>
          <table:table-cell table:formula="of:=[.D71]-[.C71]" office:value-type="float" office:value="149740.400204243" calcext:value-type="float">
            <text:p>149740,400204243</text:p>
          </table:table-cell>
          <table:table-cell table:formula="of:=[.D71]-[.D59]" office:value-type="float" office:value="53250" calcext:value-type="float">
            <text:p>53250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98000" calcext:value-type="float">
            <text:p>198000</text:p>
          </table:table-cell>
          <table:table-cell table:formula="of:=COM.MICROSOFT.STDEV.S([.B61:.B72])" office:value-type="float" office:value="16230.3494239724" calcext:value-type="float">
            <text:p>16230,3494239724</text:p>
          </table:table-cell>
          <table:table-cell table:formula="of:=AVERAGE([.B61:.B72])" office:value-type="float" office:value="169833.333333333" calcext:value-type="float">
            <text:p>169833,333333333</text:p>
          </table:table-cell>
          <table:table-cell table:formula="of:=[.D72]-[.C72]" office:value-type="float" office:value="153602.983909361" calcext:value-type="float">
            <text:p>153602,983909361</text:p>
          </table:table-cell>
          <table:table-cell table:formula="of:=[.D72]-[.D60]" office:value-type="float" office:value="53333.3333333333" calcext:value-type="float">
            <text:p>53333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03000" calcext:value-type="float">
            <text:p>203000</text:p>
          </table:table-cell>
          <table:table-cell table:formula="of:=COM.MICROSOFT.STDEV.S([.B62:.B73])" office:value-type="float" office:value="16789.2461974559" calcext:value-type="float">
            <text:p>16789,2461974559</text:p>
          </table:table-cell>
          <table:table-cell table:formula="of:=AVERAGE([.B62:.B73])" office:value-type="float" office:value="174666.666666667" calcext:value-type="float">
            <text:p>174666,666666667</text:p>
          </table:table-cell>
          <table:table-cell table:formula="of:=[.D73]-[.C73]" office:value-type="float" office:value="157877.420469211" calcext:value-type="float">
            <text:p>157877,420469211</text:p>
          </table:table-cell>
          <table:table-cell table:formula="of:=[.D73]-[.D61]" office:value-type="float" office:value="53750" calcext:value-type="float">
            <text:p>53750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63:.B74])" office:value-type="float" office:value="17233.4681431923" calcext:value-type="float">
            <text:p>17233,4681431923</text:p>
          </table:table-cell>
          <table:table-cell table:formula="of:=AVERAGE([.B63:.B74])" office:value-type="float" office:value="179416.666666667" calcext:value-type="float">
            <text:p>179416,666666667</text:p>
          </table:table-cell>
          <table:table-cell table:formula="of:=[.D74]-[.C74]" office:value-type="float" office:value="162183.198523474" calcext:value-type="float">
            <text:p>162183,198523474</text:p>
          </table:table-cell>
          <table:table-cell table:formula="of:=[.D74]-[.D62]" office:value-type="float" office:value="54000" calcext:value-type="float">
            <text:p>54000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64:.B75])" office:value-type="float" office:value="17461.6462828993" calcext:value-type="float">
            <text:p>17461,6462828993</text:p>
          </table:table-cell>
          <table:table-cell table:formula="of:=AVERAGE([.B64:.B75])" office:value-type="float" office:value="184000" calcext:value-type="float">
            <text:p>184000</text:p>
          </table:table-cell>
          <table:table-cell table:formula="of:=[.D75]-[.C75]" office:value-type="float" office:value="166538.353717101" calcext:value-type="float">
            <text:p>166538,353717101</text:p>
          </table:table-cell>
          <table:table-cell table:formula="of:=[.D75]-[.D63]" office:value-type="float" office:value="54083.3333333333" calcext:value-type="float">
            <text:p>54083,33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65:.B76])" office:value-type="float" office:value="17391.2203555284" calcext:value-type="float">
            <text:p>17391,2203555284</text:p>
          </table:table-cell>
          <table:table-cell table:formula="of:=AVERAGE([.B65:.B76])" office:value-type="float" office:value="188500" calcext:value-type="float">
            <text:p>188500</text:p>
          </table:table-cell>
          <table:table-cell table:formula="of:=[.D76]-[.C76]" office:value-type="float" office:value="171108.779644472" calcext:value-type="float">
            <text:p>171108,779644472</text:p>
          </table:table-cell>
          <table:table-cell table:formula="of:=[.D76]-[.D64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66:.B77])" office:value-type="float" office:value="17053.1699710232" calcext:value-type="float">
            <text:p>17053,1699710232</text:p>
          </table:table-cell>
          <table:table-cell table:formula="of:=AVERAGE([.B66:.B77])" office:value-type="float" office:value="192916.666666667" calcext:value-type="float">
            <text:p>192916,666666667</text:p>
          </table:table-cell>
          <table:table-cell table:formula="of:=[.D77]-[.C77]" office:value-type="float" office:value="175863.496695644" calcext:value-type="float">
            <text:p>175863,496695644</text:p>
          </table:table-cell>
          <table:table-cell table:formula="of:=[.D77]-[.D65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19000" calcext:value-type="float">
            <text:p>219000</text:p>
          </table:table-cell>
          <table:table-cell table:formula="of:=COM.MICROSOFT.STDEV.S([.B67:.B78])" office:value-type="float" office:value="16628.7447366045" calcext:value-type="float">
            <text:p>16628,7447366045</text:p>
          </table:table-cell>
          <table:table-cell table:formula="of:=AVERAGE([.B67:.B78])" office:value-type="float" office:value="197166.666666667" calcext:value-type="float">
            <text:p>197166,666666667</text:p>
          </table:table-cell>
          <table:table-cell table:formula="of:=[.D78]-[.C78]" office:value-type="float" office:value="180537.921930062" calcext:value-type="float">
            <text:p>180537,921930062</text:p>
          </table:table-cell>
          <table:table-cell table:formula="of:=[.D78]-[.D66]" office:value-type="float" office:value="53833.3333333333" calcext:value-type="float">
            <text:p>53833,333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68:.B79])" office:value-type="float" office:value="15886.6725161805" calcext:value-type="float">
            <text:p>15886,6725161805</text:p>
          </table:table-cell>
          <table:table-cell table:formula="of:=AVERAGE([.B68:.B79])" office:value-type="float" office:value="201250" calcext:value-type="float">
            <text:p>201250</text:p>
          </table:table-cell>
          <table:table-cell table:formula="of:=[.D79]-[.C79]" office:value-type="float" office:value="185363.32748382" calcext:value-type="float">
            <text:p>185363,32748382</text:p>
          </table:table-cell>
          <table:table-cell table:formula="of:=[.D79]-[.D67]" office:value-type="float" office:value="53333.3333333333" calcext:value-type="float">
            <text:p>53333,33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69:.B80])" office:value-type="float" office:value="14855.8732391257" calcext:value-type="float">
            <text:p>14855,8732391257</text:p>
          </table:table-cell>
          <table:table-cell table:formula="of:=AVERAGE([.B69:.B80])" office:value-type="float" office:value="205166.666666667" calcext:value-type="float">
            <text:p>205166,666666667</text:p>
          </table:table-cell>
          <table:table-cell table:formula="of:=[.D80]-[.C80]" office:value-type="float" office:value="190310.793427541" calcext:value-type="float">
            <text:p>190310,793427541</text:p>
          </table:table-cell>
          <table:table-cell table:formula="of:=[.D80]-[.D68]" office:value-type="float" office:value="52666.6666666667" calcext:value-type="float">
            <text:p>52666,66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70:.B81])" office:value-type="float" office:value="13576.9412362775" calcext:value-type="float">
            <text:p>13576,9412362775</text:p>
          </table:table-cell>
          <table:table-cell table:formula="of:=AVERAGE([.B70:.B81])" office:value-type="float" office:value="209166.666666667" calcext:value-type="float">
            <text:p>209166,666666667</text:p>
          </table:table-cell>
          <table:table-cell table:formula="of:=[.D81]-[.C81]" office:value-type="float" office:value="195589.725430389" calcext:value-type="float">
            <text:p>195589,725430389</text:p>
          </table:table-cell>
          <table:table-cell table:formula="of:=[.D81]-[.D69]" office:value-type="float" office:value="52500" calcext:value-type="float">
            <text:p>52500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71:.B82])" office:value-type="float" office:value="12033.7278538534" calcext:value-type="float">
            <text:p>12033,7278538534</text:p>
          </table:table-cell>
          <table:table-cell table:formula="of:=AVERAGE([.B71:.B82])" office:value-type="float" office:value="213083.333333333" calcext:value-type="float">
            <text:p>213083,333333333</text:p>
          </table:table-cell>
          <table:table-cell table:formula="of:=[.D82]-[.C82]" office:value-type="float" office:value="201049.60547948" calcext:value-type="float">
            <text:p>201049,60547948</text:p>
          </table:table-cell>
          <table:table-cell table:formula="of:=[.D82]-[.D70]" office:value-type="float" office:value="52333.3333333333" calcext:value-type="float">
            <text:p>52333,3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34000" calcext:value-type="float">
            <text:p>234000</text:p>
          </table:table-cell>
          <table:table-cell table:formula="of:=COM.MICROSOFT.STDEV.S([.B72:.B83])" office:value-type="float" office:value="11021.672864283" calcext:value-type="float">
            <text:p>11021,672864283</text:p>
          </table:table-cell>
          <table:table-cell table:formula="of:=AVERAGE([.B72:.B83])" office:value-type="float" office:value="216750" calcext:value-type="float">
            <text:p>216750</text:p>
          </table:table-cell>
          <table:table-cell table:formula="of:=[.D83]-[.C83]" office:value-type="float" office:value="205728.327135717" calcext:value-type="float">
            <text:p>205728,327135717</text:p>
          </table:table-cell>
          <table:table-cell table:formula="of:=[.D83]-[.D71]" office:value-type="float" office:value="51583.3333333333" calcext:value-type="float">
            <text:p>51583,3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73:.B84])" office:value-type="float" office:value="10883.3344934799" calcext:value-type="float">
            <text:p>10883,3344934799</text:p>
          </table:table-cell>
          <table:table-cell table:formula="of:=AVERAGE([.B73:.B84])" office:value-type="float" office:value="220083.333333333" calcext:value-type="float">
            <text:p>220083,333333333</text:p>
          </table:table-cell>
          <table:table-cell table:formula="of:=[.D84]-[.C84]" office:value-type="float" office:value="209199.998839853" calcext:value-type="float">
            <text:p>209199,998839853</text:p>
          </table:table-cell>
          <table:table-cell table:formula="of:=[.D84]-[.D72]" office:value-type="float" office:value="50250" calcext:value-type="float">
            <text:p>50250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74:.B85])" office:value-type="float" office:value="11138.2496856825" calcext:value-type="float">
            <text:p>11138,2496856825</text:p>
          </table:table-cell>
          <table:table-cell table:formula="of:=AVERAGE([.B74:.B85])" office:value-type="float" office:value="223333.333333333" calcext:value-type="float">
            <text:p>223333,333333333</text:p>
          </table:table-cell>
          <table:table-cell table:formula="of:=[.D85]-[.C85]" office:value-type="float" office:value="212195.083647651" calcext:value-type="float">
            <text:p>212195,083647651</text:p>
          </table:table-cell>
          <table:table-cell table:formula="of:=[.D85]-[.D73]" office:value-type="float" office:value="48666.6666666667" calcext:value-type="float">
            <text:p>48666,6666666667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75:.B86])" office:value-type="float" office:value="11618.6240253493" calcext:value-type="float">
            <text:p>11618,6240253493</text:p>
          </table:table-cell>
          <table:table-cell table:formula="of:=AVERAGE([.B75:.B86])" office:value-type="float" office:value="226583.333333333" calcext:value-type="float">
            <text:p>226583,333333333</text:p>
          </table:table-cell>
          <table:table-cell table:formula="of:=[.D86]-[.C86]" office:value-type="float" office:value="214964.709307984" calcext:value-type="float">
            <text:p>214964,709307984</text:p>
          </table:table-cell>
          <table:table-cell table:formula="of:=[.D86]-[.D74]" office:value-type="float" office:value="47166.6666666667" calcext:value-type="float">
            <text:p>47166,6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50000" calcext:value-type="float">
            <text:p>250000</text:p>
          </table:table-cell>
          <table:table-cell table:formula="of:=COM.MICROSOFT.STDEV.S([.B76:.B87])" office:value-type="float" office:value="12153.9992171177" calcext:value-type="float">
            <text:p>12153,9992171177</text:p>
          </table:table-cell>
          <table:table-cell table:formula="of:=AVERAGE([.B76:.B87])" office:value-type="float" office:value="229916.666666667" calcext:value-type="float">
            <text:p>229916,666666667</text:p>
          </table:table-cell>
          <table:table-cell table:formula="of:=[.D87]-[.C87]" office:value-type="float" office:value="217762.667449549" calcext:value-type="float">
            <text:p>217762,667449549</text:p>
          </table:table-cell>
          <table:table-cell table:formula="of:=[.D87]-[.D75]" office:value-type="float" office:value="45916.6666666667" calcext:value-type="float">
            <text:p>45916,66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77:.B88])" office:value-type="float" office:value="12716.0123347286" calcext:value-type="float">
            <text:p>12716,0123347286</text:p>
          </table:table-cell>
          <table:table-cell table:formula="of:=AVERAGE([.B77:.B88])" office:value-type="float" office:value="233333.333333333" calcext:value-type="float">
            <text:p>233333,333333333</text:p>
          </table:table-cell>
          <table:table-cell table:formula="of:=[.D88]-[.C88]" office:value-type="float" office:value="220617.320998605" calcext:value-type="float">
            <text:p>220617,320998605</text:p>
          </table:table-cell>
          <table:table-cell table:formula="of:=[.D88]-[.D76]" office:value-type="float" office:value="44833.3333333333" calcext:value-type="float">
            <text:p>44833,33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78:.B89])" office:value-type="float" office:value="13136.5209175863" calcext:value-type="float">
            <text:p>13136,5209175863</text:p>
          </table:table-cell>
          <table:table-cell table:formula="of:=AVERAGE([.B78:.B89])" office:value-type="float" office:value="236750" calcext:value-type="float">
            <text:p>236750</text:p>
          </table:table-cell>
          <table:table-cell table:formula="of:=[.D89]-[.C89]" office:value-type="float" office:value="223613.479082414" calcext:value-type="float">
            <text:p>223613,479082414</text:p>
          </table:table-cell>
          <table:table-cell table:formula="of:=[.D89]-[.D77]" office:value-type="float" office:value="43833.3333333333" calcext:value-type="float">
            <text:p>43833,33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79:.B90])" office:value-type="float" office:value="13565.4976787705" calcext:value-type="float">
            <text:p>13565,4976787705</text:p>
          </table:table-cell>
          <table:table-cell table:formula="of:=AVERAGE([.B79:.B90])" office:value-type="float" office:value="240250" calcext:value-type="float">
            <text:p>240250</text:p>
          </table:table-cell>
          <table:table-cell table:formula="of:=[.D90]-[.C90]" office:value-type="float" office:value="226684.50232123" calcext:value-type="float">
            <text:p>226684,50232123</text:p>
          </table:table-cell>
          <table:table-cell table:formula="of:=[.D90]-[.D78]" office:value-type="float" office:value="43083.3333333333" calcext:value-type="float">
            <text:p>43083,3333333333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65000" calcext:value-type="float">
            <text:p>265000</text:p>
          </table:table-cell>
          <table:table-cell table:formula="of:=COM.MICROSOFT.STDEV.S([.B80:.B91])" office:value-type="float" office:value="13833.1507837535" calcext:value-type="float">
            <text:p>13833,1507837535</text:p>
          </table:table-cell>
          <table:table-cell table:formula="of:=AVERAGE([.B80:.B91])" office:value-type="float" office:value="243916.666666667" calcext:value-type="float">
            <text:p>243916,666666667</text:p>
          </table:table-cell>
          <table:table-cell table:formula="of:=[.D91]-[.C91]" office:value-type="float" office:value="230083.515882913" calcext:value-type="float">
            <text:p>230083,515882913</text:p>
          </table:table-cell>
          <table:table-cell table:formula="of:=[.D91]-[.D79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69000" calcext:value-type="float">
            <text:p>269000</text:p>
          </table:table-cell>
          <table:table-cell table:formula="of:=COM.MICROSOFT.STDEV.S([.B81:.B92])" office:value-type="float" office:value="13883.4433769148" calcext:value-type="float">
            <text:p>13883,4433769148</text:p>
          </table:table-cell>
          <table:table-cell table:formula="of:=AVERAGE([.B81:.B92])" office:value-type="float" office:value="247750" calcext:value-type="float">
            <text:p>247750</text:p>
          </table:table-cell>
          <table:table-cell table:formula="of:=[.D92]-[.C92]" office:value-type="float" office:value="233866.556623085" calcext:value-type="float">
            <text:p>233866,556623085</text:p>
          </table:table-cell>
          <table:table-cell table:formula="of:=[.D92]-[.D80]" office:value-type="float" office:value="42583.3333333333" calcext:value-type="float">
            <text:p>42583,3333333333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73000" calcext:value-type="float">
            <text:p>273000</text:p>
          </table:table-cell>
          <table:table-cell table:formula="of:=COM.MICROSOFT.STDEV.S([.B82:.B93])" office:value-type="float" office:value="13983.4859311932" calcext:value-type="float">
            <text:p>13983,4859311932</text:p>
          </table:table-cell>
          <table:table-cell table:formula="of:=AVERAGE([.B82:.B93])" office:value-type="float" office:value="251583.333333333" calcext:value-type="float">
            <text:p>251583,333333333</text:p>
          </table:table-cell>
          <table:table-cell table:formula="of:=[.D93]-[.C93]" office:value-type="float" office:value="237599.84740214" calcext:value-type="float">
            <text:p>237599,84740214</text:p>
          </table:table-cell>
          <table:table-cell table:formula="of:=[.D93]-[.D81]" office:value-type="float" office:value="42416.6666666667" calcext:value-type="float">
            <text:p>42416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76000" calcext:value-type="float">
            <text:p>276000</text:p>
          </table:table-cell>
          <table:table-cell table:formula="of:=COM.MICROSOFT.STDEV.S([.B83:.B94])" office:value-type="float" office:value="13833.1507837535" calcext:value-type="float">
            <text:p>13833,1507837535</text:p>
          </table:table-cell>
          <table:table-cell table:formula="of:=AVERAGE([.B83:.B94])" office:value-type="float" office:value="255416.666666667" calcext:value-type="float">
            <text:p>255416,666666667</text:p>
          </table:table-cell>
          <table:table-cell table:formula="of:=[.D94]-[.C94]" office:value-type="float" office:value="241583.515882913" calcext:value-type="float">
            <text:p>241583,515882913</text:p>
          </table:table-cell>
          <table:table-cell table:formula="of:=[.D94]-[.D82]" office:value-type="float" office:value="42333.3333333333" calcext:value-type="float">
            <text:p>4233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79000" calcext:value-type="float">
            <text:p>279000</text:p>
          </table:table-cell>
          <table:table-cell table:formula="of:=COM.MICROSOFT.STDEV.S([.B84:.B95])" office:value-type="float" office:value="13597.0139324334" calcext:value-type="float">
            <text:p>13597,0139324334</text:p>
          </table:table-cell>
          <table:table-cell table:formula="of:=AVERAGE([.B84:.B95])" office:value-type="float" office:value="259166.666666667" calcext:value-type="float">
            <text:p>259166,666666667</text:p>
          </table:table-cell>
          <table:table-cell table:formula="of:=[.D95]-[.C95]" office:value-type="float" office:value="245569.652734233" calcext:value-type="float">
            <text:p>245569,652734233</text:p>
          </table:table-cell>
          <table:table-cell table:formula="of:=[.D95]-[.D83]" office:value-type="float" office:value="42416.6666666667" calcext:value-type="float">
            <text:p>42416,66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83000" calcext:value-type="float">
            <text:p>283000</text:p>
          </table:table-cell>
          <table:table-cell table:formula="of:=COM.MICROSOFT.STDEV.S([.B85:.B96])" office:value-type="float" office:value="13433.055114045" calcext:value-type="float">
            <text:p>13433,055114045</text:p>
          </table:table-cell>
          <table:table-cell table:formula="of:=AVERAGE([.B85:.B96])" office:value-type="float" office:value="262916.666666667" calcext:value-type="float">
            <text:p>262916,666666667</text:p>
          </table:table-cell>
          <table:table-cell table:formula="of:=[.D96]-[.C96]" office:value-type="float" office:value="249483.611552622" calcext:value-type="float">
            <text:p>249483,611552622</text:p>
          </table:table-cell>
          <table:table-cell table:formula="of:=[.D96]-[.D84]" office:value-type="float" office:value="42833.3333333333" calcext:value-type="float">
            <text:p>42833,333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86000" calcext:value-type="float">
            <text:p>286000</text:p>
          </table:table-cell>
          <table:table-cell table:formula="of:=COM.MICROSOFT.STDEV.S([.B86:.B97])" office:value-type="float" office:value="13207.8374345299" calcext:value-type="float">
            <text:p>13207,8374345299</text:p>
          </table:table-cell>
          <table:table-cell table:formula="of:=AVERAGE([.B86:.B97])" office:value-type="float" office:value="266583.333333333" calcext:value-type="float">
            <text:p>266583,333333333</text:p>
          </table:table-cell>
          <table:table-cell table:formula="of:=[.D97]-[.C97]" office:value-type="float" office:value="253375.495898803" calcext:value-type="float">
            <text:p>253375,495898803</text:p>
          </table:table-cell>
          <table:table-cell table:formula="of:=[.D97]-[.D85]" office:value-type="float" office:value="43250" calcext:value-type="float">
            <text:p>4325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00" calcext:value-type="float">
            <text:p>290000</text:p>
          </table:table-cell>
          <table:table-cell table:formula="of:=COM.MICROSOFT.STDEV.S([.B87:.B98])" office:value-type="float" office:value="13081.0411039656" calcext:value-type="float">
            <text:p>13081,0411039656</text:p>
          </table:table-cell>
          <table:table-cell table:formula="of:=AVERAGE([.B87:.B98])" office:value-type="float" office:value="270250" calcext:value-type="float">
            <text:p>270250</text:p>
          </table:table-cell>
          <table:table-cell table:formula="of:=[.D98]-[.C98]" office:value-type="float" office:value="257168.958896034" calcext:value-type="float">
            <text:p>257168,958896034</text:p>
          </table:table-cell>
          <table:table-cell table:formula="of:=[.D98]-[.D86]" office:value-type="float" office:value="43666.6666666667" calcext:value-type="float">
            <text:p>43666,6666666667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93000" calcext:value-type="float">
            <text:p>293000</text:p>
          </table:table-cell>
          <table:table-cell table:formula="of:=COM.MICROSOFT.STDEV.S([.B88:.B99])" office:value-type="float" office:value="12918.1572942424" calcext:value-type="float">
            <text:p>12918,1572942424</text:p>
          </table:table-cell>
          <table:table-cell table:formula="of:=AVERAGE([.B88:.B99])" office:value-type="float" office:value="273833.333333333" calcext:value-type="float">
            <text:p>273833,333333333</text:p>
          </table:table-cell>
          <table:table-cell table:formula="of:=[.D99]-[.C99]" office:value-type="float" office:value="260915.176039091" calcext:value-type="float">
            <text:p>260915,176039091</text:p>
          </table:table-cell>
          <table:table-cell table:formula="of:=[.D99]-[.D87]" office:value-type="float" office:value="43916.6666666667" calcext:value-type="float">
            <text:p>43916,6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89:.B100])" office:value-type="float" office:value="12744.5769809846" calcext:value-type="float">
            <text:p>12744,5769809846</text:p>
          </table:table-cell>
          <table:table-cell table:formula="of:=AVERAGE([.B89:.B100])" office:value-type="float" office:value="277333.333333333" calcext:value-type="float">
            <text:p>277333,333333333</text:p>
          </table:table-cell>
          <table:table-cell table:formula="of:=[.D100]-[.C100]" office:value-type="float" office:value="264588.756352349" calcext:value-type="float">
            <text:p>264588,756352349</text:p>
          </table:table-cell>
          <table:table-cell table:formula="of:=[.D100]-[.D88]" office:value-type="float" office:value="44000" calcext:value-type="float">
            <text:p>44000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99000" calcext:value-type="float">
            <text:p>299000</text:p>
          </table:table-cell>
          <table:table-cell table:formula="of:=COM.MICROSOFT.STDEV.S([.B90:.B101])" office:value-type="float" office:value="12415.7768645991" calcext:value-type="float">
            <text:p>12415,7768645991</text:p>
          </table:table-cell>
          <table:table-cell table:formula="of:=AVERAGE([.B90:.B101])" office:value-type="float" office:value="280833.333333333" calcext:value-type="float">
            <text:p>280833,333333333</text:p>
          </table:table-cell>
          <table:table-cell table:formula="of:=[.D101]-[.C101]" office:value-type="float" office:value="268417.556468734" calcext:value-type="float">
            <text:p>268417,556468734</text:p>
          </table:table-cell>
          <table:table-cell table:formula="of:=[.D101]-[.D89]" office:value-type="float" office:value="44083.3333333333" calcext:value-type="float">
            <text:p>44083,3333333333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03000" calcext:value-type="float">
            <text:p>303000</text:p>
          </table:table-cell>
          <table:table-cell table:formula="of:=COM.MICROSOFT.STDEV.S([.B91:.B102])" office:value-type="float" office:value="12235.0712992189" calcext:value-type="float">
            <text:p>12235,0712992189</text:p>
          </table:table-cell>
          <table:table-cell table:formula="of:=AVERAGE([.B91:.B102])" office:value-type="float" office:value="284333.333333333" calcext:value-type="float">
            <text:p>284333,333333333</text:p>
          </table:table-cell>
          <table:table-cell table:formula="of:=[.D102]-[.C102]" office:value-type="float" office:value="272098.262034114" calcext:value-type="float">
            <text:p>272098,262034114</text:p>
          </table:table-cell>
          <table:table-cell table:formula="of:=[.D102]-[.D90]" office:value-type="float" office:value="44083.3333333333" calcext:value-type="float">
            <text:p>44083,3333333333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07000" calcext:value-type="float">
            <text:p>307000</text:p>
          </table:table-cell>
          <table:table-cell table:formula="of:=COM.MICROSOFT.STDEV.S([.B92:.B103])" office:value-type="float" office:value="12209.0378843137" calcext:value-type="float">
            <text:p>12209,0378843137</text:p>
          </table:table-cell>
          <table:table-cell table:formula="of:=AVERAGE([.B92:.B103])" office:value-type="float" office:value="287833.333333333" calcext:value-type="float">
            <text:p>287833,333333333</text:p>
          </table:table-cell>
          <table:table-cell table:formula="of:=[.D103]-[.C103]" office:value-type="float" office:value="275624.29544902" calcext:value-type="float">
            <text:p>275624,29544902</text:p>
          </table:table-cell>
          <table:table-cell table:formula="of:=[.D103]-[.D91]" office:value-type="float" office:value="43916.6666666667" calcext:value-type="float">
            <text:p>43916,666666666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09000" calcext:value-type="float">
            <text:p>309000</text:p>
          </table:table-cell>
          <table:table-cell table:formula="of:=COM.MICROSOFT.STDEV.S([.B93:.B104])" office:value-type="float" office:value="12059.1974204025" calcext:value-type="float">
            <text:p>12059,1974204025</text:p>
          </table:table-cell>
          <table:table-cell table:formula="of:=AVERAGE([.B93:.B104])" office:value-type="float" office:value="291166.666666667" calcext:value-type="float">
            <text:p>291166,666666667</text:p>
          </table:table-cell>
          <table:table-cell table:formula="of:=[.D104]-[.C104]" office:value-type="float" office:value="279107.469246264" calcext:value-type="float">
            <text:p>279107,469246264</text:p>
          </table:table-cell>
          <table:table-cell table:formula="of:=[.D104]-[.D92]" office:value-type="float" office:value="43416.6666666667" calcext:value-type="float">
            <text:p>43416,6666666667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2000" calcext:value-type="float">
            <text:p>312000</text:p>
          </table:table-cell>
          <table:table-cell table:formula="of:=COM.MICROSOFT.STDEV.S([.B94:.B105])" office:value-type="float" office:value="11973.1391291533" calcext:value-type="float">
            <text:p>11973,1391291533</text:p>
          </table:table-cell>
          <table:table-cell table:formula="of:=AVERAGE([.B94:.B105])" office:value-type="float" office:value="294416.666666667" calcext:value-type="float">
            <text:p>294416,666666667</text:p>
          </table:table-cell>
          <table:table-cell table:formula="of:=[.D105]-[.C105]" office:value-type="float" office:value="282443.527537513" calcext:value-type="float">
            <text:p>282443,527537513</text:p>
          </table:table-cell>
          <table:table-cell table:formula="of:=[.D105]-[.D93]" office:value-type="float" office:value="42833.3333333333" calcext:value-type="float">
            <text:p>42833,33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4000" calcext:value-type="float">
            <text:p>314000</text:p>
          </table:table-cell>
          <table:table-cell table:formula="of:=COM.MICROSOFT.STDEV.S([.B95:.B106])" office:value-type="float" office:value="11681.0517376206" calcext:value-type="float">
            <text:p>11681,0517376206</text:p>
          </table:table-cell>
          <table:table-cell table:formula="of:=AVERAGE([.B95:.B106])" office:value-type="float" office:value="297583.333333333" calcext:value-type="float">
            <text:p>297583,333333333</text:p>
          </table:table-cell>
          <table:table-cell table:formula="of:=[.D106]-[.C106]" office:value-type="float" office:value="285902.281595713" calcext:value-type="float">
            <text:p>285902,281595713</text:p>
          </table:table-cell>
          <table:table-cell table:formula="of:=[.D106]-[.D94]" office:value-type="float" office:value="42166.6666666667" calcext:value-type="float">
            <text:p>42166,66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17000" calcext:value-type="float">
            <text:p>317000</text:p>
          </table:table-cell>
          <table:table-cell table:formula="of:=COM.MICROSOFT.STDEV.S([.B96:.B107])" office:value-type="float" office:value="11330.7706550068" calcext:value-type="float">
            <text:p>11330,7706550068</text:p>
          </table:table-cell>
          <table:table-cell table:formula="of:=AVERAGE([.B96:.B107])" office:value-type="float" office:value="300750" calcext:value-type="float">
            <text:p>300750</text:p>
          </table:table-cell>
          <table:table-cell table:formula="of:=[.D107]-[.C107]" office:value-type="float" office:value="289419.229344993" calcext:value-type="float">
            <text:p>289419,229344993</text:p>
          </table:table-cell>
          <table:table-cell table:formula="of:=[.D107]-[.D95]" office:value-type="float" office:value="41583.3333333333" calcext:value-type="float">
            <text:p>41583,33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19000" calcext:value-type="float">
            <text:p>319000</text:p>
          </table:table-cell>
          <table:table-cell table:formula="of:=COM.MICROSOFT.STDEV.S([.B97:.B108])" office:value-type="float" office:value="10963.7833549622" calcext:value-type="float">
            <text:p>10963,7833549622</text:p>
          </table:table-cell>
          <table:table-cell table:formula="of:=AVERAGE([.B97:.B108])" office:value-type="float" office:value="303750" calcext:value-type="float">
            <text:p>303750</text:p>
          </table:table-cell>
          <table:table-cell table:formula="of:=[.D108]-[.C108]" office:value-type="float" office:value="292786.216645038" calcext:value-type="float">
            <text:p>292786,216645038</text:p>
          </table:table-cell>
          <table:table-cell table:formula="of:=[.D108]-[.D96]" office:value-type="float" office:value="40833.3333333333" calcext:value-type="float">
            <text:p>40833,33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2000" calcext:value-type="float">
            <text:p>322000</text:p>
          </table:table-cell>
          <table:table-cell table:formula="of:=COM.MICROSOFT.STDEV.S([.B98:.B109])" office:value-type="float" office:value="10584.0789524988" calcext:value-type="float">
            <text:p>10584,0789524988</text:p>
          </table:table-cell>
          <table:table-cell table:formula="of:=AVERAGE([.B98:.B109])" office:value-type="float" office:value="306750" calcext:value-type="float">
            <text:p>306750</text:p>
          </table:table-cell>
          <table:table-cell table:formula="of:=[.D109]-[.C109]" office:value-type="float" office:value="296165.921047501" calcext:value-type="float">
            <text:p>296165,921047501</text:p>
          </table:table-cell>
          <table:table-cell table:formula="of:=[.D109]-[.D97]" office:value-type="float" office:value="40166.6666666667" calcext:value-type="float">
            <text:p>40166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26000" calcext:value-type="float">
            <text:p>326000</text:p>
          </table:table-cell>
          <table:table-cell table:formula="of:=COM.MICROSOFT.STDEV.S([.B99:.B110])" office:value-type="float" office:value="10506.4914998473" calcext:value-type="float">
            <text:p>10506,4914998473</text:p>
          </table:table-cell>
          <table:table-cell table:formula="of:=AVERAGE([.B99:.B110])" office:value-type="float" office:value="309750" calcext:value-type="float">
            <text:p>309750</text:p>
          </table:table-cell>
          <table:table-cell table:formula="of:=[.D110]-[.C110]" office:value-type="float" office:value="299243.508500153" calcext:value-type="float">
            <text:p>299243,508500153</text:p>
          </table:table-cell>
          <table:table-cell table:formula="of:=[.D110]-[.D98]" office:value-type="float" office:value="39500" calcext:value-type="float">
            <text:p>3950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28000" calcext:value-type="float">
            <text:p>328000</text:p>
          </table:table-cell>
          <table:table-cell table:formula="of:=COM.MICROSOFT.STDEV.S([.B100:.B111])" office:value-type="float" office:value="10289.7418761982" calcext:value-type="float">
            <text:p>10289,7418761982</text:p>
          </table:table-cell>
          <table:table-cell table:formula="of:=AVERAGE([.B100:.B111])" office:value-type="float" office:value="312666.666666667" calcext:value-type="float">
            <text:p>312666,666666667</text:p>
          </table:table-cell>
          <table:table-cell table:formula="of:=[.D111]-[.C111]" office:value-type="float" office:value="302376.924790468" calcext:value-type="float">
            <text:p>302376,924790468</text:p>
          </table:table-cell>
          <table:table-cell table:formula="of:=[.D111]-[.D99]" office:value-type="float" office:value="38833.3333333334" calcext:value-type="float">
            <text:p>38833,3333333334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30000" calcext:value-type="float">
            <text:p>330000</text:p>
          </table:table-cell>
          <table:table-cell table:formula="of:=COM.MICROSOFT.STDEV.S([.B101:.B112])" office:value-type="float" office:value="9959.00688732658" calcext:value-type="float">
            <text:p>9959,0068873266</text:p>
          </table:table-cell>
          <table:table-cell table:formula="of:=AVERAGE([.B101:.B112])" office:value-type="float" office:value="315500" calcext:value-type="float">
            <text:p>315500</text:p>
          </table:table-cell>
          <table:table-cell table:formula="of:=[.D112]-[.C112]" office:value-type="float" office:value="305540.993112673" calcext:value-type="float">
            <text:p>305540,993112673</text:p>
          </table:table-cell>
          <table:table-cell table:formula="of:=[.D112]-[.D100]" office:value-type="float" office:value="38166.6666666667" calcext:value-type="float">
            <text:p>38166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33000" calcext:value-type="float">
            <text:p>333000</text:p>
          </table:table-cell>
          <table:table-cell table:formula="of:=COM.MICROSOFT.STDEV.S([.B102:.B113])" office:value-type="float" office:value="9670.32323736655" calcext:value-type="float">
            <text:p>9670,3232373666</text:p>
          </table:table-cell>
          <table:table-cell table:formula="of:=AVERAGE([.B102:.B113])" office:value-type="float" office:value="318333.333333333" calcext:value-type="float">
            <text:p>318333,333333333</text:p>
          </table:table-cell>
          <table:table-cell table:formula="of:=[.D113]-[.C113]" office:value-type="float" office:value="308663.010095967" calcext:value-type="float">
            <text:p>308663,010095967</text:p>
          </table:table-cell>
          <table:table-cell table:formula="of:=[.D113]-[.D101]" office:value-type="float" office:value="37500" calcext:value-type="float">
            <text:p>3750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35000" calcext:value-type="float">
            <text:p>335000</text:p>
          </table:table-cell>
          <table:table-cell table:formula="of:=COM.MICROSOFT.STDEV.S([.B103:.B114])" office:value-type="float" office:value="9467.64826323642" calcext:value-type="float">
            <text:p>9467,6482632364</text:p>
          </table:table-cell>
          <table:table-cell table:formula="of:=AVERAGE([.B103:.B114])" office:value-type="float" office:value="321000" calcext:value-type="float">
            <text:p>321000</text:p>
          </table:table-cell>
          <table:table-cell table:formula="of:=[.D114]-[.C114]" office:value-type="float" office:value="311532.351736764" calcext:value-type="float">
            <text:p>311532,351736764</text:p>
          </table:table-cell>
          <table:table-cell table:formula="of:=[.D114]-[.D102]" office:value-type="float" office:value="36666.6666666667" calcext:value-type="float">
            <text:p>36666,6666666667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8000" calcext:value-type="float">
            <text:p>338000</text:p>
          </table:table-cell>
          <table:table-cell table:formula="of:=COM.MICROSOFT.STDEV.S([.B104:.B115])" office:value-type="float" office:value="9529.45990392982" calcext:value-type="float">
            <text:p>9529,4599039298</text:p>
          </table:table-cell>
          <table:table-cell table:formula="of:=AVERAGE([.B104:.B115])" office:value-type="float" office:value="323583.333333333" calcext:value-type="float">
            <text:p>323583,333333333</text:p>
          </table:table-cell>
          <table:table-cell table:formula="of:=[.D115]-[.C115]" office:value-type="float" office:value="314053.873429404" calcext:value-type="float">
            <text:p>314053,873429404</text:p>
          </table:table-cell>
          <table:table-cell table:formula="of:=[.D115]-[.D103]" office:value-type="float" office:value="35750" calcext:value-type="float">
            <text:p>35750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340000" calcext:value-type="float">
            <text:p>340000</text:p>
          </table:table-cell>
          <table:table-cell table:formula="of:=COM.MICROSOFT.STDEV.S([.B105:.B116])" office:value-type="float" office:value="9417.90686389336" calcext:value-type="float">
            <text:p>9417,9068638934</text:p>
          </table:table-cell>
          <table:table-cell table:formula="of:=AVERAGE([.B105:.B116])" office:value-type="float" office:value="326166.666666667" calcext:value-type="float">
            <text:p>326166,666666667</text:p>
          </table:table-cell>
          <table:table-cell table:formula="of:=[.D116]-[.C116]" office:value-type="float" office:value="316748.759802773" calcext:value-type="float">
            <text:p>316748,759802773</text:p>
          </table:table-cell>
          <table:table-cell table:formula="of:=[.D116]-[.D104]" office:value-type="float" office:value="35000" calcext:value-type="float">
            <text:p>35000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42000" calcext:value-type="float">
            <text:p>342000</text:p>
          </table:table-cell>
          <table:table-cell table:formula="of:=COM.MICROSOFT.STDEV.S([.B106:.B117])" office:value-type="float" office:value="9296.46397423463" calcext:value-type="float">
            <text:p>9296,4639742346</text:p>
          </table:table-cell>
          <table:table-cell table:formula="of:=AVERAGE([.B106:.B117])" office:value-type="float" office:value="328666.666666667" calcext:value-type="float">
            <text:p>328666,666666667</text:p>
          </table:table-cell>
          <table:table-cell table:formula="of:=[.D117]-[.C117]" office:value-type="float" office:value="319370.202692432" calcext:value-type="float">
            <text:p>319370,202692432</text:p>
          </table:table-cell>
          <table:table-cell table:formula="of:=[.D117]-[.D105]" office:value-type="float" office:value="34250" calcext:value-type="float">
            <text:p>34250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07:.B118])" office:value-type="float" office:value="9023.5382430753" calcext:value-type="float">
            <text:p>9023,5382430753</text:p>
          </table:table-cell>
          <table:table-cell table:formula="of:=AVERAGE([.B107:.B118])" office:value-type="float" office:value="331166.666666667" calcext:value-type="float">
            <text:p>331166,666666667</text:p>
          </table:table-cell>
          <table:table-cell table:formula="of:=[.D118]-[.C118]" office:value-type="float" office:value="322143.128423591" calcext:value-type="float">
            <text:p>322143,128423591</text:p>
          </table:table-cell>
          <table:table-cell table:formula="of:=[.D118]-[.D106]" office:value-type="float" office:value="33583.3333333334" calcext:value-type="float">
            <text:p>33583,3333333334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347000" calcext:value-type="float">
            <text:p>347000</text:p>
          </table:table-cell>
          <table:table-cell table:formula="of:=COM.MICROSOFT.STDEV.S([.B108:.B119])" office:value-type="float" office:value="8896.71372763647" calcext:value-type="float">
            <text:p>8896,7137276365</text:p>
          </table:table-cell>
          <table:table-cell table:formula="of:=AVERAGE([.B108:.B119])" office:value-type="float" office:value="333666.666666667" calcext:value-type="float">
            <text:p>333666,666666667</text:p>
          </table:table-cell>
          <table:table-cell table:formula="of:=[.D119]-[.C119]" office:value-type="float" office:value="324769.95293903" calcext:value-type="float">
            <text:p>324769,95293903</text:p>
          </table:table-cell>
          <table:table-cell table:formula="of:=[.D119]-[.D107]" office:value-type="float" office:value="32916.6666666667" calcext:value-type="float">
            <text:p>32916,6666666667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349000" calcext:value-type="float">
            <text:p>349000</text:p>
          </table:table-cell>
          <table:table-cell table:formula="of:=COM.MICROSOFT.STDEV.S([.B109:.B120])" office:value-type="float" office:value="8611.12740304748" calcext:value-type="float">
            <text:p>8611,1274030475</text:p>
          </table:table-cell>
          <table:table-cell table:formula="of:=AVERAGE([.B109:.B120])" office:value-type="float" office:value="336166.666666667" calcext:value-type="float">
            <text:p>336166,666666667</text:p>
          </table:table-cell>
          <table:table-cell table:formula="of:=[.D120]-[.C120]" office:value-type="float" office:value="327555.539263619" calcext:value-type="float">
            <text:p>327555,539263619</text:p>
          </table:table-cell>
          <table:table-cell table:formula="of:=[.D120]-[.D108]" office:value-type="float" office:value="32416.6666666667" calcext:value-type="float">
            <text:p>32416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351000" calcext:value-type="float">
            <text:p>351000</text:p>
          </table:table-cell>
          <table:table-cell table:formula="of:=COM.MICROSOFT.STDEV.S([.B110:.B121])" office:value-type="float" office:value="8338.93750953194" calcext:value-type="float">
            <text:p>8338,937509532</text:p>
          </table:table-cell>
          <table:table-cell table:formula="of:=AVERAGE([.B110:.B121])" office:value-type="float" office:value="338583.333333333" calcext:value-type="float">
            <text:p>338583,333333333</text:p>
          </table:table-cell>
          <table:table-cell table:formula="of:=[.D121]-[.C121]" office:value-type="float" office:value="330244.395823801" calcext:value-type="float">
            <text:p>330244,395823801</text:p>
          </table:table-cell>
          <table:table-cell table:formula="of:=[.D121]-[.D109]" office:value-type="float" office:value="31833.3333333333" calcext:value-type="float">
            <text:p>31833,33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53000" calcext:value-type="float">
            <text:p>353000</text:p>
          </table:table-cell>
          <table:table-cell table:formula="of:=COM.MICROSOFT.STDEV.S([.B111:.B122])" office:value-type="float" office:value="8277.38796451825" calcext:value-type="float">
            <text:p>8277,3879645183</text:p>
          </table:table-cell>
          <table:table-cell table:formula="of:=AVERAGE([.B111:.B122])" office:value-type="float" office:value="340833.333333333" calcext:value-type="float">
            <text:p>340833,333333333</text:p>
          </table:table-cell>
          <table:table-cell table:formula="of:=[.D122]-[.C122]" office:value-type="float" office:value="332555.945368815" calcext:value-type="float">
            <text:p>332555,945368815</text:p>
          </table:table-cell>
          <table:table-cell table:formula="of:=[.D122]-[.D110]" office:value-type="float" office:value="31083.3333333333" calcext:value-type="float">
            <text:p>3108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355000" calcext:value-type="float">
            <text:p>355000</text:p>
          </table:table-cell>
          <table:table-cell table:formula="of:=COM.MICROSOFT.STDEV.S([.B112:.B123])" office:value-type="float" office:value="8140.34099501682" calcext:value-type="float">
            <text:p>8140,3409950168</text:p>
          </table:table-cell>
          <table:table-cell table:formula="of:=AVERAGE([.B112:.B123])" office:value-type="float" office:value="343083.333333333" calcext:value-type="float">
            <text:p>343083,333333333</text:p>
          </table:table-cell>
          <table:table-cell table:formula="of:=[.D123]-[.C123]" office:value-type="float" office:value="334942.992338317" calcext:value-type="float">
            <text:p>334942,992338317</text:p>
          </table:table-cell>
          <table:table-cell table:formula="of:=[.D123]-[.D111]" office:value-type="float" office:value="30416.6666666666" calcext:value-type="float">
            <text:p>30416,6666666666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57000" calcext:value-type="float">
            <text:p>357000</text:p>
          </table:table-cell>
          <table:table-cell table:formula="of:=COM.MICROSOFT.STDEV.S([.B113:.B124])" office:value-type="float" office:value="7923.88028606432" calcext:value-type="float">
            <text:p>7923,8802860643</text:p>
          </table:table-cell>
          <table:table-cell table:formula="of:=AVERAGE([.B113:.B124])" office:value-type="float" office:value="345333.333333333" calcext:value-type="float">
            <text:p>345333,333333333</text:p>
          </table:table-cell>
          <table:table-cell table:formula="of:=[.D124]-[.C124]" office:value-type="float" office:value="337409.453047269" calcext:value-type="float">
            <text:p>337409,453047269</text:p>
          </table:table-cell>
          <table:table-cell table:formula="of:=[.D124]-[.D112]" office:value-type="float" office:value="29833.3333333333" calcext:value-type="float">
            <text:p>29833,3333333333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359000" calcext:value-type="float">
            <text:p>359000</text:p>
          </table:table-cell>
          <table:table-cell table:formula="of:=COM.MICROSOFT.STDEV.S([.B114:.B125])" office:value-type="float" office:value="7798.60127318879" calcext:value-type="float">
            <text:p>7798,6012731888</text:p>
          </table:table-cell>
          <table:table-cell table:formula="of:=AVERAGE([.B114:.B125])" office:value-type="float" office:value="347500" calcext:value-type="float">
            <text:p>347500</text:p>
          </table:table-cell>
          <table:table-cell table:formula="of:=[.D125]-[.C125]" office:value-type="float" office:value="339701.398726811" calcext:value-type="float">
            <text:p>339701,398726811</text:p>
          </table:table-cell>
          <table:table-cell table:formula="of:=[.D125]-[.D113]" office:value-type="float" office:value="29166.6666666667" calcext:value-type="float">
            <text:p>29166,6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361000" calcext:value-type="float">
            <text:p>361000</text:p>
          </table:table-cell>
          <table:table-cell table:formula="of:=COM.MICROSOFT.STDEV.S([.B115:.B126])" office:value-type="float" office:value="7619.75104977886" calcext:value-type="float">
            <text:p>7619,7510497789</text:p>
          </table:table-cell>
          <table:table-cell table:formula="of:=AVERAGE([.B115:.B126])" office:value-type="float" office:value="349666.666666667" calcext:value-type="float">
            <text:p>349666,666666667</text:p>
          </table:table-cell>
          <table:table-cell table:formula="of:=[.D126]-[.C126]" office:value-type="float" office:value="342046.915616888" calcext:value-type="float">
            <text:p>342046,915616888</text:p>
          </table:table-cell>
          <table:table-cell table:formula="of:=[.D126]-[.D114]" office:value-type="float" office:value="28666.6666666667" calcext:value-type="float">
            <text:p>28666,66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64000" calcext:value-type="float">
            <text:p>364000</text:p>
          </table:table-cell>
          <table:table-cell table:formula="of:=COM.MICROSOFT.STDEV.S([.B116:.B127])" office:value-type="float" office:value="7696.91004510409" calcext:value-type="float">
            <text:p>7696,9100451041</text:p>
          </table:table-cell>
          <table:table-cell table:formula="of:=AVERAGE([.B116:.B127])" office:value-type="float" office:value="351833.333333333" calcext:value-type="float">
            <text:p>351833,333333333</text:p>
          </table:table-cell>
          <table:table-cell table:formula="of:=[.D127]-[.C127]" office:value-type="float" office:value="344136.423288229" calcext:value-type="float">
            <text:p>344136,423288229</text:p>
          </table:table-cell>
          <table:table-cell table:formula="of:=[.D127]-[.D115]" office:value-type="float" office:value="28250" calcext:value-type="float">
            <text:p>28250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366000" calcext:value-type="float">
            <text:p>366000</text:p>
          </table:table-cell>
          <table:table-cell table:formula="of:=COM.MICROSOFT.STDEV.S([.B117:.B128])" office:value-type="float" office:value="7722.45839330738" calcext:value-type="float">
            <text:p>7722,4583933074</text:p>
          </table:table-cell>
          <table:table-cell table:formula="of:=AVERAGE([.B117:.B128])" office:value-type="float" office:value="354000" calcext:value-type="float">
            <text:p>354000</text:p>
          </table:table-cell>
          <table:table-cell table:formula="of:=[.D128]-[.C128]" office:value-type="float" office:value="346277.541606693" calcext:value-type="float">
            <text:p>346277,541606693</text:p>
          </table:table-cell>
          <table:table-cell table:formula="of:=[.D128]-[.D116]" office:value-type="float" office:value="27833.3333333333" calcext:value-type="float">
            <text:p>27833,33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368000" calcext:value-type="float">
            <text:p>368000</text:p>
          </table:table-cell>
          <table:table-cell table:formula="of:=COM.MICROSOFT.STDEV.S([.B118:.B129])" office:value-type="float" office:value="7696.91004510409" calcext:value-type="float">
            <text:p>7696,9100451041</text:p>
          </table:table-cell>
          <table:table-cell table:formula="of:=AVERAGE([.B118:.B129])" office:value-type="float" office:value="356166.666666667" calcext:value-type="float">
            <text:p>356166,666666667</text:p>
          </table:table-cell>
          <table:table-cell table:formula="of:=[.D129]-[.C129]" office:value-type="float" office:value="348469.756621563" calcext:value-type="float">
            <text:p>348469,756621563</text:p>
          </table:table-cell>
          <table:table-cell table:formula="of:=[.D129]-[.D117]" office:value-type="float" office:value="27500" calcext:value-type="float">
            <text:p>27500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70000" calcext:value-type="float">
            <text:p>370000</text:p>
          </table:table-cell>
          <table:table-cell table:formula="of:=COM.MICROSOFT.STDEV.S([.B119:.B130])" office:value-type="float" office:value="7619.75104977886" calcext:value-type="float">
            <text:p>7619,7510497789</text:p>
          </table:table-cell>
          <table:table-cell table:formula="of:=AVERAGE([.B119:.B130])" office:value-type="float" office:value="358333.333333333" calcext:value-type="float">
            <text:p>358333,333333333</text:p>
          </table:table-cell>
          <table:table-cell table:formula="of:=[.D130]-[.C130]" office:value-type="float" office:value="350713.582283554" calcext:value-type="float">
            <text:p>350713,582283554</text:p>
          </table:table-cell>
          <table:table-cell table:formula="of:=[.D130]-[.D118]" office:value-type="float" office:value="27166.6666666666" calcext:value-type="float">
            <text:p>27166,6666666666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72000" calcext:value-type="float">
            <text:p>372000</text:p>
          </table:table-cell>
          <table:table-cell table:formula="of:=COM.MICROSOFT.STDEV.S([.B120:.B131])" office:value-type="float" office:value="7656.94376881454" calcext:value-type="float">
            <text:p>7656,9437688146</text:p>
          </table:table-cell>
          <table:table-cell table:formula="of:=AVERAGE([.B120:.B131])" office:value-type="float" office:value="360416.666666667" calcext:value-type="float">
            <text:p>360416,666666667</text:p>
          </table:table-cell>
          <table:table-cell table:formula="of:=[.D131]-[.C131]" office:value-type="float" office:value="352759.722897852" calcext:value-type="float">
            <text:p>352759,722897852</text:p>
          </table:table-cell>
          <table:table-cell table:formula="of:=[.D131]-[.D119]" office:value-type="float" office:value="26750" calcext:value-type="float">
            <text:p>26750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74000" calcext:value-type="float">
            <text:p>374000</text:p>
          </table:table-cell>
          <table:table-cell table:formula="of:=COM.MICROSOFT.STDEV.S([.B121:.B132])" office:value-type="float" office:value="7669.30126010068" calcext:value-type="float">
            <text:p>7669,3012601007</text:p>
          </table:table-cell>
          <table:table-cell table:formula="of:=AVERAGE([.B121:.B132])" office:value-type="float" office:value="362500" calcext:value-type="float">
            <text:p>362500</text:p>
          </table:table-cell>
          <table:table-cell table:formula="of:=[.D132]-[.C132]" office:value-type="float" office:value="354830.698739899" calcext:value-type="float">
            <text:p>354830,698739899</text:p>
          </table:table-cell>
          <table:table-cell table:formula="of:=[.D132]-[.D120]" office:value-type="float" office:value="26333.3333333333" calcext:value-type="float">
            <text:p>26333,33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76000" calcext:value-type="float">
            <text:p>376000</text:p>
          </table:table-cell>
          <table:table-cell table:formula="of:=COM.MICROSOFT.STDEV.S([.B122:.B133])" office:value-type="float" office:value="7656.94376881454" calcext:value-type="float">
            <text:p>7656,9437688146</text:p>
          </table:table-cell>
          <table:table-cell table:formula="of:=AVERAGE([.B122:.B133])" office:value-type="float" office:value="364583.333333333" calcext:value-type="float">
            <text:p>364583,333333333</text:p>
          </table:table-cell>
          <table:table-cell table:formula="of:=[.D133]-[.C133]" office:value-type="float" office:value="356926.389564519" calcext:value-type="float">
            <text:p>356926,389564519</text:p>
          </table:table-cell>
          <table:table-cell table:formula="of:=[.D133]-[.D121]" office:value-type="float" office:value="26000" calcext:value-type="float">
            <text:p>2600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381000" calcext:value-type="float">
            <text:p>381000</text:p>
          </table:table-cell>
          <table:table-cell table:formula="of:=COM.MICROSOFT.STDEV.S([.B123:.B134])" office:value-type="float" office:value="8061.787906068" calcext:value-type="float">
            <text:p>8061,787906068</text:p>
          </table:table-cell>
          <table:table-cell table:formula="of:=AVERAGE([.B123:.B134])" office:value-type="float" office:value="366916.666666667" calcext:value-type="float">
            <text:p>366916,666666667</text:p>
          </table:table-cell>
          <table:table-cell table:formula="of:=[.D134]-[.C134]" office:value-type="float" office:value="358854.878760599" calcext:value-type="float">
            <text:p>358854,878760599</text:p>
          </table:table-cell>
          <table:table-cell table:formula="of:=[.D134]-[.D122]" office:value-type="float" office:value="26083.3333333334" calcext:value-type="float">
            <text:p>26083,3333333334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384000" calcext:value-type="float">
            <text:p>384000</text:p>
          </table:table-cell>
          <table:table-cell table:formula="of:=COM.MICROSOFT.STDEV.S([.B124:.B135])" office:value-type="float" office:value="8499.55435551913" calcext:value-type="float">
            <text:p>8499,5543555191</text:p>
          </table:table-cell>
          <table:table-cell table:formula="of:=AVERAGE([.B124:.B135])" office:value-type="float" office:value="369333.333333333" calcext:value-type="float">
            <text:p>369333,333333333</text:p>
          </table:table-cell>
          <table:table-cell table:formula="of:=[.D135]-[.C135]" office:value-type="float" office:value="360833.778977814" calcext:value-type="float">
            <text:p>360833,778977814</text:p>
          </table:table-cell>
          <table:table-cell table:formula="of:=[.D135]-[.D123]" office:value-type="float" office:value="26250" calcext:value-type="float">
            <text:p>26250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87000" calcext:value-type="float">
            <text:p>387000</text:p>
          </table:table-cell>
          <table:table-cell table:formula="of:=COM.MICROSOFT.STDEV.S([.B125:.B136])" office:value-type="float" office:value="8942.57775866092" calcext:value-type="float">
            <text:p>8942,5777586609</text:p>
          </table:table-cell>
          <table:table-cell table:formula="of:=AVERAGE([.B125:.B136])" office:value-type="float" office:value="371833.333333333" calcext:value-type="float">
            <text:p>371833,333333333</text:p>
          </table:table-cell>
          <table:table-cell table:formula="of:=[.D136]-[.C136]" office:value-type="float" office:value="362890.755574672" calcext:value-type="float">
            <text:p>362890,755574672</text:p>
          </table:table-cell>
          <table:table-cell table:formula="of:=[.D136]-[.D124]" office:value-type="float" office:value="26500" calcext:value-type="float">
            <text:p>26500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88000" calcext:value-type="float">
            <text:p>388000</text:p>
          </table:table-cell>
          <table:table-cell table:formula="of:=COM.MICROSOFT.STDEV.S([.B126:.B137])" office:value-type="float" office:value="9076.69343077994" calcext:value-type="float">
            <text:p>9076,6934307799</text:p>
          </table:table-cell>
          <table:table-cell table:formula="of:=AVERAGE([.B126:.B137])" office:value-type="float" office:value="374250" calcext:value-type="float">
            <text:p>374250</text:p>
          </table:table-cell>
          <table:table-cell table:formula="of:=[.D137]-[.C137]" office:value-type="float" office:value="365173.30656922" calcext:value-type="float">
            <text:p>365173,30656922</text:p>
          </table:table-cell>
          <table:table-cell table:formula="of:=[.D137]-[.D125]" office:value-type="float" office:value="26750" calcext:value-type="float">
            <text:p>26750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90000" calcext:value-type="float">
            <text:p>390000</text:p>
          </table:table-cell>
          <table:table-cell table:formula="of:=COM.MICROSOFT.STDEV.S([.B127:.B138])" office:value-type="float" office:value="9088.78763125537" calcext:value-type="float">
            <text:p>9088,7876312554</text:p>
          </table:table-cell>
          <table:table-cell table:formula="of:=AVERAGE([.B127:.B138])" office:value-type="float" office:value="376666.666666667" calcext:value-type="float">
            <text:p>376666,666666667</text:p>
          </table:table-cell>
          <table:table-cell table:formula="of:=[.D138]-[.C138]" office:value-type="float" office:value="367577.879035411" calcext:value-type="float">
            <text:p>367577,879035411</text:p>
          </table:table-cell>
          <table:table-cell table:formula="of:=[.D138]-[.D126]" office:value-type="float" office:value="27000" calcext:value-type="float">
            <text:p>27000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92000" calcext:value-type="float">
            <text:p>392000</text:p>
          </table:table-cell>
          <table:table-cell table:formula="of:=COM.MICROSOFT.STDEV.S([.B128:.B139])" office:value-type="float" office:value="9135.34594060594" calcext:value-type="float">
            <text:p>9135,3459406059</text:p>
          </table:table-cell>
          <table:table-cell table:formula="of:=AVERAGE([.B128:.B139])" office:value-type="float" office:value="379000" calcext:value-type="float">
            <text:p>379000</text:p>
          </table:table-cell>
          <table:table-cell table:formula="of:=[.D139]-[.C139]" office:value-type="float" office:value="369864.654059394" calcext:value-type="float">
            <text:p>369864,654059394</text:p>
          </table:table-cell>
          <table:table-cell table:formula="of:=[.D139]-[.D127]" office:value-type="float" office:value="27166.6666666667" calcext:value-type="float">
            <text:p>27166,6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93000" calcext:value-type="float">
            <text:p>393000</text:p>
          </table:table-cell>
          <table:table-cell table:formula="of:=COM.MICROSOFT.STDEV.S([.B129:.B140])" office:value-type="float" office:value="8965.8442790606" calcext:value-type="float">
            <text:p>8965,8442790606</text:p>
          </table:table-cell>
          <table:table-cell table:formula="of:=AVERAGE([.B129:.B140])" office:value-type="float" office:value="381250" calcext:value-type="float">
            <text:p>381250</text:p>
          </table:table-cell>
          <table:table-cell table:formula="of:=[.D140]-[.C140]" office:value-type="float" office:value="372284.155720939" calcext:value-type="float">
            <text:p>372284,155720939</text:p>
          </table:table-cell>
          <table:table-cell table:formula="of:=[.D140]-[.D128]" office:value-type="float" office:value="27250" calcext:value-type="float">
            <text:p>2725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95000" calcext:value-type="float">
            <text:p>395000</text:p>
          </table:table-cell>
          <table:table-cell table:formula="of:=COM.MICROSOFT.STDEV.S([.B130:.B141])" office:value-type="float" office:value="8723.01032275608" calcext:value-type="float">
            <text:p>8723,0103227561</text:p>
          </table:table-cell>
          <table:table-cell table:formula="of:=AVERAGE([.B130:.B141])" office:value-type="float" office:value="383500" calcext:value-type="float">
            <text:p>383500</text:p>
          </table:table-cell>
          <table:table-cell table:formula="of:=[.D141]-[.C141]" office:value-type="float" office:value="374776.989677244" calcext:value-type="float">
            <text:p>374776,989677244</text:p>
          </table:table-cell>
          <table:table-cell table:formula="of:=[.D141]-[.D129]" office:value-type="float" office:value="27333.3333333333" calcext:value-type="float">
            <text:p>27333,3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98000" calcext:value-type="float">
            <text:p>398000</text:p>
          </table:table-cell>
          <table:table-cell table:formula="of:=COM.MICROSOFT.STDEV.S([.B131:.B142])" office:value-type="float" office:value="8526.25179647949" calcext:value-type="float">
            <text:p>8526,2517964795</text:p>
          </table:table-cell>
          <table:table-cell table:formula="of:=AVERAGE([.B131:.B142])" office:value-type="float" office:value="385833.333333333" calcext:value-type="float">
            <text:p>385833,333333333</text:p>
          </table:table-cell>
          <table:table-cell table:formula="of:=[.D142]-[.C142]" office:value-type="float" office:value="377307.081536854" calcext:value-type="float">
            <text:p>377307,081536854</text:p>
          </table:table-cell>
          <table:table-cell table:formula="of:=[.D142]-[.D130]" office:value-type="float" office:value="27500" calcext:value-type="float">
            <text:p>27500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99000" calcext:value-type="float">
            <text:p>399000</text:p>
          </table:table-cell>
          <table:table-cell table:formula="of:=COM.MICROSOFT.STDEV.S([.B132:.B143])" office:value-type="float" office:value="8095.54684921771" calcext:value-type="float">
            <text:p>8095,5468492177</text:p>
          </table:table-cell>
          <table:table-cell table:formula="of:=AVERAGE([.B132:.B143])" office:value-type="float" office:value="388083.333333333" calcext:value-type="float">
            <text:p>388083,333333333</text:p>
          </table:table-cell>
          <table:table-cell table:formula="of:=[.D143]-[.C143]" office:value-type="float" office:value="379987.786484116" calcext:value-type="float">
            <text:p>379987,786484116</text:p>
          </table:table-cell>
          <table:table-cell table:formula="of:=[.D143]-[.D131]" office:value-type="float" office:value="27666.6666666666" calcext:value-type="float">
            <text:p>27666,6666666666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401000" calcext:value-type="float">
            <text:p>401000</text:p>
          </table:table-cell>
          <table:table-cell table:formula="of:=COM.MICROSOFT.STDEV.S([.B133:.B144])" office:value-type="float" office:value="7559.86211193797" calcext:value-type="float">
            <text:p>7559,862111938</text:p>
          </table:table-cell>
          <table:table-cell table:formula="of:=AVERAGE([.B133:.B144])" office:value-type="float" office:value="390333.333333333" calcext:value-type="float">
            <text:p>390333,333333333</text:p>
          </table:table-cell>
          <table:table-cell table:formula="of:=[.D144]-[.C144]" office:value-type="float" office:value="382773.471221395" calcext:value-type="float">
            <text:p>382773,471221395</text:p>
          </table:table-cell>
          <table:table-cell table:formula="of:=[.D144]-[.D132]" office:value-type="float" office:value="27833.3333333333" calcext:value-type="float">
            <text:p>27833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403000" calcext:value-type="float">
            <text:p>403000</text:p>
          </table:table-cell>
          <table:table-cell table:formula="of:=COM.MICROSOFT.STDEV.S([.B134:.B145])" office:value-type="float" office:value="6894.77184451224" calcext:value-type="float">
            <text:p>6894,7718445123</text:p>
          </table:table-cell>
          <table:table-cell table:formula="of:=AVERAGE([.B134:.B145])" office:value-type="float" office:value="392583.333333333" calcext:value-type="float">
            <text:p>392583,333333333</text:p>
          </table:table-cell>
          <table:table-cell table:formula="of:=[.D145]-[.C145]" office:value-type="float" office:value="385688.561488821" calcext:value-type="float">
            <text:p>385688,561488821</text:p>
          </table:table-cell>
          <table:table-cell table:formula="of:=[.D145]-[.D133]" office:value-type="float" office:value="28000" calcext:value-type="float">
            <text:p>28000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05000" calcext:value-type="float">
            <text:p>405000</text:p>
          </table:table-cell>
          <table:table-cell table:formula="of:=COM.MICROSOFT.STDEV.S([.B135:.B146])" office:value-type="float" office:value="6707.63924510138" calcext:value-type="float">
            <text:p>6707,6392451014</text:p>
          </table:table-cell>
          <table:table-cell table:formula="of:=AVERAGE([.B135:.B146])" office:value-type="float" office:value="394583.333333333" calcext:value-type="float">
            <text:p>394583,333333333</text:p>
          </table:table-cell>
          <table:table-cell table:formula="of:=[.D146]-[.C146]" office:value-type="float" office:value="387875.694088232" calcext:value-type="float">
            <text:p>387875,694088232</text:p>
          </table:table-cell>
          <table:table-cell table:formula="of:=[.D146]-[.D134]" office:value-type="float" office:value="27666.6666666666" calcext:value-type="float">
            <text:p>27666,6666666666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06000" calcext:value-type="float">
            <text:p>406000</text:p>
          </table:table-cell>
          <table:table-cell table:formula="of:=COM.MICROSOFT.STDEV.S([.B136:.B147])" office:value-type="float" office:value="6556.86085275753" calcext:value-type="float">
            <text:p>6556,8608527575</text:p>
          </table:table-cell>
          <table:table-cell table:formula="of:=AVERAGE([.B136:.B147])" office:value-type="float" office:value="396416.666666667" calcext:value-type="float">
            <text:p>396416,666666667</text:p>
          </table:table-cell>
          <table:table-cell table:formula="of:=[.D147]-[.C147]" office:value-type="float" office:value="389859.805813909" calcext:value-type="float">
            <text:p>389859,805813909</text:p>
          </table:table-cell>
          <table:table-cell table:formula="of:=[.D147]-[.D135]" office:value-type="float" office:value="27083.3333333334" calcext:value-type="float">
            <text:p>27083,3333333334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09000" calcext:value-type="float">
            <text:p>409000</text:p>
          </table:table-cell>
          <table:table-cell table:formula="of:=COM.MICROSOFT.STDEV.S([.B137:.B148])" office:value-type="float" office:value="6757.15109414396" calcext:value-type="float">
            <text:p>6757,151094144</text:p>
          </table:table-cell>
          <table:table-cell table:formula="of:=AVERAGE([.B137:.B148])" office:value-type="float" office:value="398250" calcext:value-type="float">
            <text:p>398250</text:p>
          </table:table-cell>
          <table:table-cell table:formula="of:=[.D148]-[.C148]" office:value-type="float" office:value="391492.848905856" calcext:value-type="float">
            <text:p>391492,848905856</text:p>
          </table:table-cell>
          <table:table-cell table:formula="of:=[.D148]-[.D136]" office:value-type="float" office:value="26416.6666666667" calcext:value-type="float">
            <text:p>26416,66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410000" calcext:value-type="float">
            <text:p>410000</text:p>
          </table:table-cell>
          <table:table-cell table:formula="of:=COM.MICROSOFT.STDEV.S([.B138:.B149])" office:value-type="float" office:value="6707.63924510138" calcext:value-type="float">
            <text:p>6707,6392451014</text:p>
          </table:table-cell>
          <table:table-cell table:formula="of:=AVERAGE([.B138:.B149])" office:value-type="float" office:value="400083.333333333" calcext:value-type="float">
            <text:p>400083,333333333</text:p>
          </table:table-cell>
          <table:table-cell table:formula="of:=[.D149]-[.C149]" office:value-type="float" office:value="393375.694088232" calcext:value-type="float">
            <text:p>393375,694088232</text:p>
          </table:table-cell>
          <table:table-cell table:formula="of:=[.D149]-[.D137]" office:value-type="float" office:value="25833.3333333333" calcext:value-type="float">
            <text:p>25833,3333333333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12000" calcext:value-type="float">
            <text:p>412000</text:p>
          </table:table-cell>
          <table:table-cell table:formula="of:=COM.MICROSOFT.STDEV.S([.B139:.B150])" office:value-type="float" office:value="6707.63924510138" calcext:value-type="float">
            <text:p>6707,6392451014</text:p>
          </table:table-cell>
          <table:table-cell table:formula="of:=AVERAGE([.B139:.B150])" office:value-type="float" office:value="401916.666666667" calcext:value-type="float">
            <text:p>401916,666666667</text:p>
          </table:table-cell>
          <table:table-cell table:formula="of:=[.D150]-[.C150]" office:value-type="float" office:value="395209.027421565" calcext:value-type="float">
            <text:p>395209,027421565</text:p>
          </table:table-cell>
          <table:table-cell table:formula="of:=[.D150]-[.D138]" office:value-type="float" office:value="25250" calcext:value-type="float">
            <text:p>25250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14000" calcext:value-type="float">
            <text:p>414000</text:p>
          </table:table-cell>
          <table:table-cell table:formula="of:=COM.MICROSOFT.STDEV.S([.B140:.B151])" office:value-type="float" office:value="6757.15109414396" calcext:value-type="float">
            <text:p>6757,151094144</text:p>
          </table:table-cell>
          <table:table-cell table:formula="of:=AVERAGE([.B140:.B151])" office:value-type="float" office:value="403750" calcext:value-type="float">
            <text:p>403750</text:p>
          </table:table-cell>
          <table:table-cell table:formula="of:=[.D151]-[.C151]" office:value-type="float" office:value="396992.848905856" calcext:value-type="float">
            <text:p>396992,848905856</text:p>
          </table:table-cell>
          <table:table-cell table:formula="of:=[.D151]-[.D139]" office:value-type="float" office:value="24750" calcext:value-type="float">
            <text:p>24750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415000" calcext:value-type="float">
            <text:p>415000</text:p>
          </table:table-cell>
          <table:table-cell table:formula="of:=COM.MICROSOFT.STDEV.S([.B141:.B152])" office:value-type="float" office:value="6556.86085275753" calcext:value-type="float">
            <text:p>6556,8608527575</text:p>
          </table:table-cell>
          <table:table-cell table:formula="of:=AVERAGE([.B141:.B152])" office:value-type="float" office:value="405583.333333333" calcext:value-type="float">
            <text:p>405583,333333333</text:p>
          </table:table-cell>
          <table:table-cell table:formula="of:=[.D152]-[.C152]" office:value-type="float" office:value="399026.472480576" calcext:value-type="float">
            <text:p>399026,472480576</text:p>
          </table:table-cell>
          <table:table-cell table:formula="of:=[.D152]-[.D140]" office:value-type="float" office:value="24333.3333333333" calcext:value-type="float">
            <text:p>24333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418000" calcext:value-type="float">
            <text:p>418000</text:p>
          </table:table-cell>
          <table:table-cell table:formula="of:=COM.MICROSOFT.STDEV.S([.B142:.B153])" office:value-type="float" office:value="6543.56033197386" calcext:value-type="float">
            <text:p>6543,5603319739</text:p>
          </table:table-cell>
          <table:table-cell table:formula="of:=AVERAGE([.B142:.B153])" office:value-type="float" office:value="407500" calcext:value-type="float">
            <text:p>407500</text:p>
          </table:table-cell>
          <table:table-cell table:formula="of:=[.D153]-[.C153]" office:value-type="float" office:value="400956.439668026" calcext:value-type="float">
            <text:p>400956,439668026</text:p>
          </table:table-cell>
          <table:table-cell table:formula="of:=[.D153]-[.D141]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21000" calcext:value-type="float">
            <text:p>421000</text:p>
          </table:table-cell>
          <table:table-cell table:formula="of:=COM.MICROSOFT.STDEV.S([.B143:.B154])" office:value-type="float" office:value="6868.35077906206" calcext:value-type="float">
            <text:p>6868,3507790621</text:p>
          </table:table-cell>
          <table:table-cell table:formula="of:=AVERAGE([.B143:.B154])" office:value-type="float" office:value="409416.666666667" calcext:value-type="float">
            <text:p>409416,666666667</text:p>
          </table:table-cell>
          <table:table-cell table:formula="of:=[.D154]-[.C154]" office:value-type="float" office:value="402548.315887605" calcext:value-type="float">
            <text:p>402548,315887605</text:p>
          </table:table-cell>
          <table:table-cell table:formula="of:=[.D154]-[.D142]" office:value-type="float" office:value="23583.3333333334" calcext:value-type="float">
            <text:p>23583,3333333334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23000" calcext:value-type="float">
            <text:p>423000</text:p>
          </table:table-cell>
          <table:table-cell table:formula="of:=COM.MICROSOFT.STDEV.S([.B144:.B155])" office:value-type="float" office:value="7051.21953776061" calcext:value-type="float">
            <text:p>7051,2195377606</text:p>
          </table:table-cell>
          <table:table-cell table:formula="of:=AVERAGE([.B144:.B155])" office:value-type="float" office:value="411416.666666667" calcext:value-type="float">
            <text:p>411416,666666667</text:p>
          </table:table-cell>
          <table:table-cell table:formula="of:=[.D155]-[.C155]" office:value-type="float" office:value="404365.447128906" calcext:value-type="float">
            <text:p>404365,447128906</text:p>
          </table:table-cell>
          <table:table-cell table:formula="of:=[.D155]-[.D143]" office:value-type="float" office:value="23333.3333333334" calcext:value-type="float">
            <text:p>23333,3333333334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425000" calcext:value-type="float">
            <text:p>425000</text:p>
          </table:table-cell>
          <table:table-cell table:formula="of:=COM.MICROSOFT.STDEV.S([.B145:.B156])" office:value-type="float" office:value="7229.46412365063" calcext:value-type="float">
            <text:p>7229,4641236506</text:p>
          </table:table-cell>
          <table:table-cell table:formula="of:=AVERAGE([.B145:.B156])" office:value-type="float" office:value="413416.666666667" calcext:value-type="float">
            <text:p>413416,666666667</text:p>
          </table:table-cell>
          <table:table-cell table:formula="of:=[.D156]-[.C156]" office:value-type="float" office:value="406187.202543016" calcext:value-type="float">
            <text:p>406187,202543016</text:p>
          </table:table-cell>
          <table:table-cell table:formula="of:=[.D156]-[.D144]" office:value-type="float" office:value="23083.3333333334" calcext:value-type="float">
            <text:p>23083,3333333334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429000" calcext:value-type="float">
            <text:p>429000</text:p>
          </table:table-cell>
          <table:table-cell table:formula="of:=COM.MICROSOFT.STDEV.S([.B146:.B157])" office:value-type="float" office:value="7704.2884555331" calcext:value-type="float">
            <text:p>7704,2884555331</text:p>
          </table:table-cell>
          <table:table-cell table:formula="of:=AVERAGE([.B146:.B157])" office:value-type="float" office:value="415583.333333333" calcext:value-type="float">
            <text:p>415583,333333333</text:p>
          </table:table-cell>
          <table:table-cell table:formula="of:=[.D157]-[.C157]" office:value-type="float" office:value="407879.0448778" calcext:value-type="float">
            <text:p>407879,0448778</text:p>
          </table:table-cell>
          <table:table-cell table:formula="of:=[.D157]-[.D145]" office:value-type="float" office:value="23000" calcext:value-type="float">
            <text:p>23000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31000" calcext:value-type="float">
            <text:p>431000</text:p>
          </table:table-cell>
          <table:table-cell table:formula="of:=COM.MICROSOFT.STDEV.S([.B147:.B158])" office:value-type="float" office:value="8103.02973640668" calcext:value-type="float">
            <text:p>8103,0297364067</text:p>
          </table:table-cell>
          <table:table-cell table:formula="of:=AVERAGE([.B147:.B158])" office:value-type="float" office:value="417750" calcext:value-type="float">
            <text:p>417750</text:p>
          </table:table-cell>
          <table:table-cell table:formula="of:=[.D158]-[.C158]" office:value-type="float" office:value="409646.970263593" calcext:value-type="float">
            <text:p>409646,970263593</text:p>
          </table:table-cell>
          <table:table-cell table:formula="of:=[.D158]-[.D146]" office:value-type="float" office:value="23166.6666666667" calcext:value-type="float">
            <text:p>23166,66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33000" calcext:value-type="float">
            <text:p>433000</text:p>
          </table:table-cell>
          <table:table-cell table:formula="of:=COM.MICROSOFT.STDEV.S([.B148:.B159])" office:value-type="float" office:value="8290.19135649309" calcext:value-type="float">
            <text:p>8290,1913564931</text:p>
          </table:table-cell>
          <table:table-cell table:formula="of:=AVERAGE([.B148:.B159])" office:value-type="float" office:value="420000" calcext:value-type="float">
            <text:p>420000</text:p>
          </table:table-cell>
          <table:table-cell table:formula="of:=[.D159]-[.C159]" office:value-type="float" office:value="411709.808643507" calcext:value-type="float">
            <text:p>411709,808643507</text:p>
          </table:table-cell>
          <table:table-cell table:formula="of:=[.D159]-[.D147]" office:value-type="float" office:value="23583.3333333333" calcext:value-type="float">
            <text:p>23583,33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36000" calcext:value-type="float">
            <text:p>436000</text:p>
          </table:table-cell>
          <table:table-cell table:formula="of:=COM.MICROSOFT.STDEV.S([.B149:.B160])" office:value-type="float" office:value="8687.76569247081" calcext:value-type="float">
            <text:p>8687,7656924708</text:p>
          </table:table-cell>
          <table:table-cell table:formula="of:=AVERAGE([.B149:.B160])" office:value-type="float" office:value="422250" calcext:value-type="float">
            <text:p>422250</text:p>
          </table:table-cell>
          <table:table-cell table:formula="of:=[.D160]-[.C160]" office:value-type="float" office:value="413562.234307529" calcext:value-type="float">
            <text:p>413562,234307529</text:p>
          </table:table-cell>
          <table:table-cell table:formula="of:=[.D160]-[.D148]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437000" calcext:value-type="float">
            <text:p>437000</text:p>
          </table:table-cell>
          <table:table-cell table:formula="of:=COM.MICROSOFT.STDEV.S([.B150:.B161])" office:value-type="float" office:value="8723.01032275608" calcext:value-type="float">
            <text:p>8723,0103227561</text:p>
          </table:table-cell>
          <table:table-cell table:formula="of:=AVERAGE([.B150:.B161])" office:value-type="float" office:value="424500" calcext:value-type="float">
            <text:p>424500</text:p>
          </table:table-cell>
          <table:table-cell table:formula="of:=[.D161]-[.C161]" office:value-type="float" office:value="415776.989677244" calcext:value-type="float">
            <text:p>415776,989677244</text:p>
          </table:table-cell>
          <table:table-cell table:formula="of:=[.D161]-[.D149]" office:value-type="float" office:value="24416.6666666667" calcext:value-type="float">
            <text:p>24416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439000" calcext:value-type="float">
            <text:p>439000</text:p>
          </table:table-cell>
          <table:table-cell table:formula="of:=COM.MICROSOFT.STDEV.S([.B151:.B162])" office:value-type="float" office:value="8687.76569247081" calcext:value-type="float">
            <text:p>8687,7656924708</text:p>
          </table:table-cell>
          <table:table-cell table:formula="of:=AVERAGE([.B151:.B162])" office:value-type="float" office:value="426750" calcext:value-type="float">
            <text:p>426750</text:p>
          </table:table-cell>
          <table:table-cell table:formula="of:=[.D162]-[.C162]" office:value-type="float" office:value="418062.234307529" calcext:value-type="float">
            <text:p>418062,234307529</text:p>
          </table:table-cell>
          <table:table-cell table:formula="of:=[.D162]-[.D150]" office:value-type="float" office:value="24833.3333333333" calcext:value-type="float">
            <text:p>24833,3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41000" calcext:value-type="float">
            <text:p>441000</text:p>
          </table:table-cell>
          <table:table-cell table:formula="of:=COM.MICROSOFT.STDEV.S([.B152:.B163])" office:value-type="float" office:value="8581.16330321033" calcext:value-type="float">
            <text:p>8581,1633032103</text:p>
          </table:table-cell>
          <table:table-cell table:formula="of:=AVERAGE([.B152:.B163])" office:value-type="float" office:value="429000" calcext:value-type="float">
            <text:p>429000</text:p>
          </table:table-cell>
          <table:table-cell table:formula="of:=[.D163]-[.C163]" office:value-type="float" office:value="420418.83669679" calcext:value-type="float">
            <text:p>420418,83669679</text:p>
          </table:table-cell>
          <table:table-cell table:formula="of:=[.D163]-[.D151]" office:value-type="float" office:value="25250" calcext:value-type="float">
            <text:p>25250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43000" calcext:value-type="float">
            <text:p>443000</text:p>
          </table:table-cell>
          <table:table-cell table:formula="of:=COM.MICROSOFT.STDEV.S([.B153:.B164])" office:value-type="float" office:value="8227.81682446624" calcext:value-type="float">
            <text:p>8227,8168244662</text:p>
          </table:table-cell>
          <table:table-cell table:formula="of:=AVERAGE([.B153:.B164])" office:value-type="float" office:value="431333.333333333" calcext:value-type="float">
            <text:p>431333,333333333</text:p>
          </table:table-cell>
          <table:table-cell table:formula="of:=[.D164]-[.C164]" office:value-type="float" office:value="423105.516508867" calcext:value-type="float">
            <text:p>423105,516508867</text:p>
          </table:table-cell>
          <table:table-cell table:formula="of:=[.D164]-[.D152]" office:value-type="float" office:value="25750" calcext:value-type="float">
            <text:p>25750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446000" calcext:value-type="float">
            <text:p>446000</text:p>
          </table:table-cell>
          <table:table-cell table:formula="of:=COM.MICROSOFT.STDEV.S([.B154:.B165])" office:value-type="float" office:value="8071.64884961649" calcext:value-type="float">
            <text:p>8071,6488496165</text:p>
          </table:table-cell>
          <table:table-cell table:formula="of:=AVERAGE([.B154:.B165])" office:value-type="float" office:value="433666.666666667" calcext:value-type="float">
            <text:p>433666,666666667</text:p>
          </table:table-cell>
          <table:table-cell table:formula="of:=[.D165]-[.C165]" office:value-type="float" office:value="425595.01781705" calcext:value-type="float">
            <text:p>425595,01781705</text:p>
          </table:table-cell>
          <table:table-cell table:formula="of:=[.D165]-[.D153]" office:value-type="float" office:value="26166.6666666667" calcext:value-type="float">
            <text:p>26166,666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449000" calcext:value-type="float">
            <text:p>449000</text:p>
          </table:table-cell>
          <table:table-cell table:formula="of:=COM.MICROSOFT.STDEV.S([.B155:.B166])" office:value-type="float" office:value="8124.03840463596" calcext:value-type="float">
            <text:p>8124,038404636</text:p>
          </table:table-cell>
          <table:table-cell table:formula="of:=AVERAGE([.B155:.B166])" office:value-type="float" office:value="436000" calcext:value-type="float">
            <text:p>436000</text:p>
          </table:table-cell>
          <table:table-cell table:formula="of:=[.D166]-[.C166]" office:value-type="float" office:value="427875.961595364" calcext:value-type="float">
            <text:p>427875,961595364</text:p>
          </table:table-cell>
          <table:table-cell table:formula="of:=[.D166]-[.D154]" office:value-type="float" office:value="26583.3333333333" calcext:value-type="float">
            <text:p>2658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52000" calcext:value-type="float">
            <text:p>452000</text:p>
          </table:table-cell>
          <table:table-cell table:formula="of:=COM.MICROSOFT.STDEV.S([.B156:.B167])" office:value-type="float" office:value="8218.1432688825" calcext:value-type="float">
            <text:p>8218,1432688825</text:p>
          </table:table-cell>
          <table:table-cell table:formula="of:=AVERAGE([.B156:.B167])" office:value-type="float" office:value="438416.666666667" calcext:value-type="float">
            <text:p>438416,666666667</text:p>
          </table:table-cell>
          <table:table-cell table:formula="of:=[.D167]-[.C167]" office:value-type="float" office:value="430198.523397784" calcext:value-type="float">
            <text:p>430198,523397784</text:p>
          </table:table-cell>
          <table:table-cell table:formula="of:=[.D167]-[.D155]" office:value-type="float" office:value="27000" calcext:value-type="float">
            <text:p>27000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57000" calcext:value-type="float">
            <text:p>457000</text:p>
          </table:table-cell>
          <table:table-cell table:formula="of:=COM.MICROSOFT.STDEV.S([.B157:.B168])" office:value-type="float" office:value="8649.31246172816" calcext:value-type="float">
            <text:p>8649,3124617282</text:p>
          </table:table-cell>
          <table:table-cell table:formula="of:=AVERAGE([.B157:.B168])" office:value-type="float" office:value="441083.333333333" calcext:value-type="float">
            <text:p>441083,333333333</text:p>
          </table:table-cell>
          <table:table-cell table:formula="of:=[.D168]-[.C168]" office:value-type="float" office:value="432434.020871605" calcext:value-type="float">
            <text:p>432434,020871605</text:p>
          </table:table-cell>
          <table:table-cell table:formula="of:=[.D168]-[.D156]" office:value-type="float" office:value="27666.6666666666" calcext:value-type="float">
            <text:p>27666,6666666666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59000" calcext:value-type="float">
            <text:p>459000</text:p>
          </table:table-cell>
          <table:table-cell table:formula="of:=COM.MICROSOFT.STDEV.S([.B158:.B169])" office:value-type="float" office:value="9159.77702520728" calcext:value-type="float">
            <text:p>9159,7770252073</text:p>
          </table:table-cell>
          <table:table-cell table:formula="of:=AVERAGE([.B158:.B169])" office:value-type="float" office:value="443583.333333333" calcext:value-type="float">
            <text:p>443583,333333333</text:p>
          </table:table-cell>
          <table:table-cell table:formula="of:=[.D169]-[.C169]" office:value-type="float" office:value="434423.556308126" calcext:value-type="float">
            <text:p>434423,556308126</text:p>
          </table:table-cell>
          <table:table-cell table:formula="of:=[.D169]-[.D157]" office:value-type="float" office:value="28000" calcext:value-type="float">
            <text:p>28000</text:p>
          </table:table-cell>
          <table:table-cell table:number-columns-repeated="1018"/>
        </table:table-row>
      </table:table>
      <table:table table:name="Articles per day" table:style-name="ta1">
        <table:shapes>
          <draw:frame draw:z-index="0" draw:style-name="gr1" draw:text-style-name="P1" svg:width="159.99mm" svg:height="89.99mm" svg:x="136.47mm" svg:y="1mm">
            <loext:p draw:notify-on-update-of-ranges="'Articles per day'.A1:'Articles per day'.A1 'Articles per day'.A2:'Articles per day'.A169 'Articles per day'.B1:'Articles per day'.B1 'Articles per day'.B2:'Articles per day'.B169 'Articles per day'.C1:'Articles per day'.C1 'Articles per day'.C2:'Articles per day'.C169 'Articles per day'.D1:'Articles per day'.D1 'Articles per day'.D2:'Articles per day'.D169 'Articles per day'.E1:'Articles per day'.E1 'Articles per day'.E2:'Articles per day'.E169 'Articles per day'.F1:'Articles per day'.F1 'Articles per day'.F2:'Articles per day'.F1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rticles per day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3" calcext:value-type="float">
            <text:p>13</text:p>
          </table:table-cell>
          <table:table-cell table:formula="of:=COM.MICROSOFT.STDEV.S([.B2:.B13])" office:value-type="float" office:value="3.48764051525331" calcext:value-type="float">
            <text:p>3,4876405153</text:p>
          </table:table-cell>
          <table:table-cell table:formula="of:=AVERAGE([.B2:.B13])" office:value-type="float" office:value="2.81818181818182" calcext:value-type="float">
            <text:p>2,8181818182</text:p>
          </table:table-cell>
          <table:table-cell table:formula="of:=[.D13]-[.C13]" office:value-type="float" office:value="-0.66945869707149" calcext:value-type="float">
            <text:p>-0,6694586971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formula="of:=COM.MICROSOFT.STDEV.S([.B3:.B14])" office:value-type="float" office:value="5.03984126734166" calcext:value-type="float">
            <text:p>5,0398412673</text:p>
          </table:table-cell>
          <table:table-cell table:formula="of:=AVERAGE([.B3:.B14])" office:value-type="float" office:value="4" calcext:value-type="float">
            <text:p>4</text:p>
          </table:table-cell>
          <table:table-cell table:formula="of:=[.D14]-[.C14]" office:value-type="float" office:value="-1.03984126734166" calcext:value-type="float">
            <text:p>-1,0398412673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formula="of:=COM.MICROSOFT.STDEV.S([.B4:.B15])" office:value-type="float" office:value="9.50023923143757" calcext:value-type="float">
            <text:p>9,5002392314</text:p>
          </table:table-cell>
          <table:table-cell table:formula="of:=AVERAGE([.B4:.B15])" office:value-type="float" office:value="6.63636363636364" calcext:value-type="float">
            <text:p>6,6363636364</text:p>
          </table:table-cell>
          <table:table-cell table:formula="of:=[.D15]-[.C15]" office:value-type="float" office:value="-2.86387559507393" calcext:value-type="float">
            <text:p>-2,8638755951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formula="of:=COM.MICROSOFT.STDEV.S([.B5:.B16])" office:value-type="float" office:value="9.7359066751833" calcext:value-type="float">
            <text:p>9,7359066752</text:p>
          </table:table-cell>
          <table:table-cell table:formula="of:=AVERAGE([.B5:.B16])" office:value-type="float" office:value="7.66666666666667" calcext:value-type="float">
            <text:p>7,6666666667</text:p>
          </table:table-cell>
          <table:table-cell table:formula="of:=[.D16]-[.C16]" office:value-type="float" office:value="-2.06924000851663" calcext:value-type="float">
            <text:p>-2,0692400085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6:.B17])" office:value-type="float" office:value="11.1504857891185" calcext:value-type="float">
            <text:p>11,1504857891</text:p>
          </table:table-cell>
          <table:table-cell table:formula="of:=AVERAGE([.B6:.B17])" office:value-type="float" office:value="9.83333333333333" calcext:value-type="float">
            <text:p>9,8333333333</text:p>
          </table:table-cell>
          <table:table-cell table:formula="of:=[.D17]-[.C17]" office:value-type="float" office:value="-1.31715245578515" calcext:value-type="float">
            <text:p>-1,3171524558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formula="of:=COM.MICROSOFT.STDEV.S([.B7:.B18])" office:value-type="float" office:value="12.4349824237426" calcext:value-type="float">
            <text:p>12,4349824237</text:p>
          </table:table-cell>
          <table:table-cell table:formula="of:=AVERAGE([.B7:.B18])" office:value-type="float" office:value="12.4166666666667" calcext:value-type="float">
            <text:p>12,4166666667</text:p>
          </table:table-cell>
          <table:table-cell table:formula="of:=[.D18]-[.C18]" office:value-type="float" office:value="-0.0183157570759551" calcext:value-type="float">
            <text:p>-0,0183157571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formula="of:=COM.MICROSOFT.STDEV.S([.B8:.B19])" office:value-type="float" office:value="13.1733776529742" calcext:value-type="float">
            <text:p>13,173377653</text:p>
          </table:table-cell>
          <table:table-cell table:formula="of:=AVERAGE([.B8:.B19])" office:value-type="float" office:value="15.0833333333333" calcext:value-type="float">
            <text:p>15,0833333333</text:p>
          </table:table-cell>
          <table:table-cell table:formula="of:=[.D19]-[.C19]" office:value-type="float" office:value="1.90995568035918" calcext:value-type="float">
            <text:p>1,9099556804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formula="of:=COM.MICROSOFT.STDEV.S([.B9:.B20])" office:value-type="float" office:value="15.4036595415741" calcext:value-type="float">
            <text:p>15,4036595416</text:p>
          </table:table-cell>
          <table:table-cell table:formula="of:=AVERAGE([.B9:.B20])" office:value-type="float" office:value="19" calcext:value-type="float">
            <text:p>19</text:p>
          </table:table-cell>
          <table:table-cell table:formula="of:=[.D20]-[.C20]" office:value-type="float" office:value="3.59634045842589" calcext:value-type="float">
            <text:p>3,5963404584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formula="of:=COM.MICROSOFT.STDEV.S([.B10:.B21])" office:value-type="float" office:value="14.4796094874513" calcext:value-type="float">
            <text:p>14,4796094875</text:p>
          </table:table-cell>
          <table:table-cell table:formula="of:=AVERAGE([.B10:.B21])" office:value-type="float" office:value="20.25" calcext:value-type="float">
            <text:p>20,25</text:p>
          </table:table-cell>
          <table:table-cell table:formula="of:=[.D21]-[.C21]" office:value-type="float" office:value="5.77039051254866" calcext:value-type="float">
            <text:p>5,7703905125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formula="of:=COM.MICROSOFT.STDEV.S([.B11:.B22])" office:value-type="float" office:value="13.4036969120124" calcext:value-type="float">
            <text:p>13,403696912</text:p>
          </table:table-cell>
          <table:table-cell table:formula="of:=AVERAGE([.B11:.B22])" office:value-type="float" office:value="22.75" calcext:value-type="float">
            <text:p>22,75</text:p>
          </table:table-cell>
          <table:table-cell table:formula="of:=[.D22]-[.C22]" office:value-type="float" office:value="9.3463030879876" calcext:value-type="float">
            <text:p>9,346303088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formula="of:=COM.MICROSOFT.STDEV.S([.B12:.B23])" office:value-type="float" office:value="15.3415656425163" calcext:value-type="float">
            <text:p>15,3415656425</text:p>
          </table:table-cell>
          <table:table-cell table:formula="of:=AVERAGE([.B12:.B23])" office:value-type="float" office:value="27.5" calcext:value-type="float">
            <text:p>27,5</text:p>
          </table:table-cell>
          <table:table-cell table:formula="of:=[.D23]-[.C23]" office:value-type="float" office:value="12.1584343574837" calcext:value-type="float">
            <text:p>12,1584343575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13:.B24])" office:value-type="float" office:value="16.3670030206751" calcext:value-type="float">
            <text:p>16,3670030207</text:p>
          </table:table-cell>
          <table:table-cell table:formula="of:=AVERAGE([.B13:.B24])" office:value-type="float" office:value="32.3333333333333" calcext:value-type="float">
            <text:p>32,3333333333</text:p>
          </table:table-cell>
          <table:table-cell table:formula="of:=[.D24]-[.C24]" office:value-type="float" office:value="15.9663303126582" calcext:value-type="float">
            <text:p>15,9663303127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COM.MICROSOFT.STDEV.S([.B14:.B25])" office:value-type="float" office:value="18.2308429965165" calcext:value-type="float">
            <text:p>18,2308429965</text:p>
          </table:table-cell>
          <table:table-cell table:formula="of:=AVERAGE([.B14:.B25])" office:value-type="float" office:value="37" calcext:value-type="float">
            <text:p>37</text:p>
          </table:table-cell>
          <table:table-cell table:formula="of:=[.D25]-[.C25]" office:value-type="float" office:value="18.7691570034835" calcext:value-type="float">
            <text:p>18,7691570035</text:p>
          </table:table-cell>
          <table:table-cell table:formula="of:=[.D25]-[.D13]" office:value-type="float" office:value="34.1818181818182" calcext:value-type="float">
            <text:p>34,1818181818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COM.MICROSOFT.STDEV.S([.B15:.B26])" office:value-type="float" office:value="19.0904942234865" calcext:value-type="float">
            <text:p>19,0904942235</text:p>
          </table:table-cell>
          <table:table-cell table:formula="of:=AVERAGE([.B15:.B26])" office:value-type="float" office:value="41.5833333333333" calcext:value-type="float">
            <text:p>41,5833333333</text:p>
          </table:table-cell>
          <table:table-cell table:formula="of:=[.D26]-[.C26]" office:value-type="float" office:value="22.4928391098469" calcext:value-type="float">
            <text:p>22,4928391098</text:p>
          </table:table-cell>
          <table:table-cell table:formula="of:=[.D26]-[.D14]" office:value-type="float" office:value="37.5833333333333" calcext:value-type="float">
            <text:p>37,58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16:.B27])" office:value-type="float" office:value="19.0859300866562" calcext:value-type="float">
            <text:p>19,0859300867</text:p>
          </table:table-cell>
          <table:table-cell table:formula="of:=AVERAGE([.B16:.B27])" office:value-type="float" office:value="43.5" calcext:value-type="float">
            <text:p>43,5</text:p>
          </table:table-cell>
          <table:table-cell table:formula="of:=[.D27]-[.C27]" office:value-type="float" office:value="24.4140699133438" calcext:value-type="float">
            <text:p>24,4140699133</text:p>
          </table:table-cell>
          <table:table-cell table:formula="of:=[.D27]-[.D15]" office:value-type="float" office:value="36.8636363636364" calcext:value-type="float">
            <text:p>36,8636363636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COM.MICROSOFT.STDEV.S([.B17:.B28])" office:value-type="float" office:value="20.3564821036535" calcext:value-type="float">
            <text:p>20,3564821037</text:p>
          </table:table-cell>
          <table:table-cell table:formula="of:=AVERAGE([.B17:.B28])" office:value-type="float" office:value="48.75" calcext:value-type="float">
            <text:p>48,75</text:p>
          </table:table-cell>
          <table:table-cell table:formula="of:=[.D28]-[.C28]" office:value-type="float" office:value="28.3935178963465" calcext:value-type="float">
            <text:p>28,3935178963</text:p>
          </table:table-cell>
          <table:table-cell table:formula="of:=[.D28]-[.D16]" office:value-type="float" office:value="41.0833333333333" calcext:value-type="float">
            <text:p>41,08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COM.MICROSOFT.STDEV.S([.B18:.B29])" office:value-type="float" office:value="22.2336081942031" calcext:value-type="float">
            <text:p>22,2336081942</text:p>
          </table:table-cell>
          <table:table-cell table:formula="of:=AVERAGE([.B18:.B29])" office:value-type="float" office:value="53.8333333333333" calcext:value-type="float">
            <text:p>53,8333333333</text:p>
          </table:table-cell>
          <table:table-cell table:formula="of:=[.D29]-[.C29]" office:value-type="float" office:value="31.5997251391303" calcext:value-type="float">
            <text:p>31,5997251391</text:p>
          </table:table-cell>
          <table:table-cell table:formula="of:=[.D29]-[.D17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COM.MICROSOFT.STDEV.S([.B19:.B30])" office:value-type="float" office:value="23.4564393174784" calcext:value-type="float">
            <text:p>23,4564393175</text:p>
          </table:table-cell>
          <table:table-cell table:formula="of:=AVERAGE([.B19:.B30])" office:value-type="float" office:value="58.75" calcext:value-type="float">
            <text:p>58,75</text:p>
          </table:table-cell>
          <table:table-cell table:formula="of:=[.D30]-[.C30]" office:value-type="float" office:value="35.2935606825216" calcext:value-type="float">
            <text:p>35,2935606825</text:p>
          </table:table-cell>
          <table:table-cell table:formula="of:=[.D30]-[.D18]" office:value-type="float" office:value="46.3333333333333" calcext:value-type="float">
            <text:p>46,33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COM.MICROSOFT.STDEV.S([.B20:.B31])" office:value-type="float" office:value="23.7499601275582" calcext:value-type="float">
            <text:p>23,7499601276</text:p>
          </table:table-cell>
          <table:table-cell table:formula="of:=AVERAGE([.B20:.B31])" office:value-type="float" office:value="63.6666666666667" calcext:value-type="float">
            <text:p>63,6666666667</text:p>
          </table:table-cell>
          <table:table-cell table:formula="of:=[.D31]-[.C31]" office:value-type="float" office:value="39.9167065391084" calcext:value-type="float">
            <text:p>39,9167065391</text:p>
          </table:table-cell>
          <table:table-cell table:formula="of:=[.D31]-[.D19]" office:value-type="float" office:value="48.5833333333333" calcext:value-type="float">
            <text:p>48,58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21:.B32])" office:value-type="float" office:value="23.275035396907" calcext:value-type="float">
            <text:p>23,2750353969</text:p>
          </table:table-cell>
          <table:table-cell table:formula="of:=AVERAGE([.B21:.B32])" office:value-type="float" office:value="65.5" calcext:value-type="float">
            <text:p>65,5</text:p>
          </table:table-cell>
          <table:table-cell table:formula="of:=[.D32]-[.C32]" office:value-type="float" office:value="42.224964603093" calcext:value-type="float">
            <text:p>42,2249646031</text:p>
          </table:table-cell>
          <table:table-cell table:formula="of:=[.D32]-[.D20]" office:value-type="float" office:value="46.5" calcext:value-type="float">
            <text:p>46,5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COM.MICROSOFT.STDEV.S([.B22:.B33])" office:value-type="float" office:value="18.2424745796144" calcext:value-type="float">
            <text:p>18,2424745796</text:p>
          </table:table-cell>
          <table:table-cell table:formula="of:=AVERAGE([.B22:.B33])" office:value-type="float" office:value="71.3333333333333" calcext:value-type="float">
            <text:p>71,3333333333</text:p>
          </table:table-cell>
          <table:table-cell table:formula="of:=[.D33]-[.C33]" office:value-type="float" office:value="53.0908587537189" calcext:value-type="float">
            <text:p>53,0908587537</text:p>
          </table:table-cell>
          <table:table-cell table:formula="of:=[.D33]-[.D21]" office:value-type="float" office:value="51.0833333333333" calcext:value-type="float">
            <text:p>51,08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COM.MICROSOFT.STDEV.S([.B23:.B34])" office:value-type="float" office:value="14.68120835585" calcext:value-type="float">
            <text:p>14,6812083559</text:p>
          </table:table-cell>
          <table:table-cell table:formula="of:=AVERAGE([.B23:.B34])" office:value-type="float" office:value="76.9166666666667" calcext:value-type="float">
            <text:p>76,9166666667</text:p>
          </table:table-cell>
          <table:table-cell table:formula="of:=[.D34]-[.C34]" office:value-type="float" office:value="62.2354583108167" calcext:value-type="float">
            <text:p>62,2354583108</text:p>
          </table:table-cell>
          <table:table-cell table:formula="of:=[.D34]-[.D22]" office:value-type="float" office:value="54.1666666666667" calcext:value-type="float">
            <text:p>54,16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4" calcext:value-type="float">
            <text:p>114</text:p>
          </table:table-cell>
          <table:table-cell table:formula="of:=COM.MICROSOFT.STDEV.S([.B24:.B35])" office:value-type="float" office:value="16.9839496423696" calcext:value-type="float">
            <text:p>16,9839496424</text:p>
          </table:table-cell>
          <table:table-cell table:formula="of:=AVERAGE([.B24:.B35])" office:value-type="float" office:value="81.5" calcext:value-type="float">
            <text:p>81,5</text:p>
          </table:table-cell>
          <table:table-cell table:formula="of:=[.D35]-[.C35]" office:value-type="float" office:value="64.5160503576304" calcext:value-type="float">
            <text:p>64,5160503576</text:p>
          </table:table-cell>
          <table:table-cell table:formula="of:=[.D35]-[.D23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25:.B36])" office:value-type="float" office:value="15.9078787416992" calcext:value-type="float">
            <text:p>15,9078787417</text:p>
          </table:table-cell>
          <table:table-cell table:formula="of:=AVERAGE([.B25:.B36])" office:value-type="float" office:value="82.8333333333333" calcext:value-type="float">
            <text:p>82,8333333333</text:p>
          </table:table-cell>
          <table:table-cell table:formula="of:=[.D36]-[.C36]" office:value-type="float" office:value="66.9254545916341" calcext:value-type="float">
            <text:p>66,9254545916</text:p>
          </table:table-cell>
          <table:table-cell table:formula="of:=[.D36]-[.D24]" office:value-type="float" office:value="50.5" calcext:value-type="float">
            <text:p>50,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COM.MICROSOFT.STDEV.S([.B26:.B37])" office:value-type="float" office:value="15.3020101670178" calcext:value-type="float">
            <text:p>15,302010167</text:p>
          </table:table-cell>
          <table:table-cell table:formula="of:=AVERAGE([.B26:.B37])" office:value-type="float" office:value="84.1666666666667" calcext:value-type="float">
            <text:p>84,1666666667</text:p>
          </table:table-cell>
          <table:table-cell table:formula="of:=[.D37]-[.C37]" office:value-type="float" office:value="68.8646564996489" calcext:value-type="float">
            <text:p>68,8646564996</text:p>
          </table:table-cell>
          <table:table-cell table:formula="of:=[.D37]-[.D25]" office:value-type="float" office:value="47.1666666666667" calcext:value-type="float">
            <text:p>47,16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COM.MICROSOFT.STDEV.S([.B27:.B38])" office:value-type="float" office:value="17.3929627009073" calcext:value-type="float">
            <text:p>17,3929627009</text:p>
          </table:table-cell>
          <table:table-cell table:formula="of:=AVERAGE([.B27:.B38])" office:value-type="float" office:value="88.1666666666667" calcext:value-type="float">
            <text:p>88,1666666667</text:p>
          </table:table-cell>
          <table:table-cell table:formula="of:=[.D38]-[.C38]" office:value-type="float" office:value="70.7737039657594" calcext:value-type="float">
            <text:p>70,7737039658</text:p>
          </table:table-cell>
          <table:table-cell table:formula="of:=[.D38]-[.D26]" office:value-type="float" office:value="46.5833333333333" calcext:value-type="float">
            <text:p>46,58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28:.B39])" office:value-type="float" office:value="14.2283860538351" calcext:value-type="float">
            <text:p>14,2283860538</text:p>
          </table:table-cell>
          <table:table-cell table:formula="of:=AVERAGE([.B28:.B39])" office:value-type="float" office:value="92.4166666666667" calcext:value-type="float">
            <text:p>92,4166666667</text:p>
          </table:table-cell>
          <table:table-cell table:formula="of:=[.D39]-[.C39]" office:value-type="float" office:value="78.1882806128315" calcext:value-type="float">
            <text:p>78,1882806128</text:p>
          </table:table-cell>
          <table:table-cell table:formula="of:=[.D39]-[.D27]" office:value-type="float" office:value="48.9166666666667" calcext:value-type="float">
            <text:p>48,9166666667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COM.MICROSOFT.STDEV.S([.B29:.B40])" office:value-type="float" office:value="15.5648691454555" calcext:value-type="float">
            <text:p>15,5648691455</text:p>
          </table:table-cell>
          <table:table-cell table:formula="of:=AVERAGE([.B29:.B40])" office:value-type="float" office:value="95.4166666666667" calcext:value-type="float">
            <text:p>95,4166666667</text:p>
          </table:table-cell>
          <table:table-cell table:formula="of:=[.D40]-[.C40]" office:value-type="float" office:value="79.8517975212112" calcext:value-type="float">
            <text:p>79,8517975212</text:p>
          </table:table-cell>
          <table:table-cell table:formula="of:=[.D40]-[.D28]" office:value-type="float" office:value="46.6666666666667" calcext:value-type="float">
            <text:p>46,6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30:.B41])" office:value-type="float" office:value="15.8171368515866" calcext:value-type="float">
            <text:p>15,8171368516</text:p>
          </table:table-cell>
          <table:table-cell table:formula="of:=AVERAGE([.B30:.B41])" office:value-type="float" office:value="97" calcext:value-type="float">
            <text:p>97</text:p>
          </table:table-cell>
          <table:table-cell table:formula="of:=[.D41]-[.C41]" office:value-type="float" office:value="81.1828631484134" calcext:value-type="float">
            <text:p>81,1828631484</text:p>
          </table:table-cell>
          <table:table-cell table:formula="of:=[.D41]-[.D29]" office:value-type="float" office:value="43.1666666666667" calcext:value-type="float">
            <text:p>43,1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31:.B42])" office:value-type="float" office:value="16.4924225024706" calcext:value-type="float">
            <text:p>16,4924225025</text:p>
          </table:table-cell>
          <table:table-cell table:formula="of:=AVERAGE([.B31:.B42])" office:value-type="float" office:value="99" calcext:value-type="float">
            <text:p>99</text:p>
          </table:table-cell>
          <table:table-cell table:formula="of:=[.D42]-[.C42]" office:value-type="float" office:value="82.5075774975294" calcext:value-type="float">
            <text:p>82,5075774975</text:p>
          </table:table-cell>
          <table:table-cell table:formula="of:=[.D42]-[.D30]" office:value-type="float" office:value="40.25" calcext:value-type="float">
            <text:p>40,2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7" calcext:value-type="float">
            <text:p>127</text:p>
          </table:table-cell>
          <table:table-cell table:formula="of:=COM.MICROSOFT.STDEV.S([.B32:.B43])" office:value-type="float" office:value="18.1531782007416" calcext:value-type="float">
            <text:p>18,1531782007</text:p>
          </table:table-cell>
          <table:table-cell table:formula="of:=AVERAGE([.B32:.B43])" office:value-type="float" office:value="101.916666666667" calcext:value-type="float">
            <text:p>101,9166666667</text:p>
          </table:table-cell>
          <table:table-cell table:formula="of:=[.D43]-[.C43]" office:value-type="float" office:value="83.7634884659251" calcext:value-type="float">
            <text:p>83,7634884659</text:p>
          </table:table-cell>
          <table:table-cell table:formula="of:=[.D43]-[.D31]" office:value-type="float" office:value="38.25" calcext:value-type="float">
            <text:p>38,2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COM.MICROSOFT.STDEV.S([.B33:.B44])" office:value-type="float" office:value="15.7912518934895" calcext:value-type="float">
            <text:p>15,7912518935</text:p>
          </table:table-cell>
          <table:table-cell table:formula="of:=AVERAGE([.B33:.B44])" office:value-type="float" office:value="103.5" calcext:value-type="float">
            <text:p>103,5</text:p>
          </table:table-cell>
          <table:table-cell table:formula="of:=[.D44]-[.C44]" office:value-type="float" office:value="87.7087481065105" calcext:value-type="float">
            <text:p>87,7087481065</text:p>
          </table:table-cell>
          <table:table-cell table:formula="of:=[.D44]-[.D32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COM.MICROSOFT.STDEV.S([.B34:.B45])" office:value-type="float" office:value="14.914656204451" calcext:value-type="float">
            <text:p>14,9146562045</text:p>
          </table:table-cell>
          <table:table-cell table:formula="of:=AVERAGE([.B34:.B45])" office:value-type="float" office:value="105.083333333333" calcext:value-type="float">
            <text:p>105,0833333333</text:p>
          </table:table-cell>
          <table:table-cell table:formula="of:=[.D45]-[.C45]" office:value-type="float" office:value="90.1686771288823" calcext:value-type="float">
            <text:p>90,1686771289</text:p>
          </table:table-cell>
          <table:table-cell table:formula="of:=[.D45]-[.D33]" office:value-type="float" office:value="33.75" calcext:value-type="float">
            <text:p>33,75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COM.MICROSOFT.STDEV.S([.B35:.B46])" office:value-type="float" office:value="16.4528711687951" calcext:value-type="float">
            <text:p>16,4528711688</text:p>
          </table:table-cell>
          <table:table-cell table:formula="of:=AVERAGE([.B35:.B46])" office:value-type="float" office:value="107.833333333333" calcext:value-type="float">
            <text:p>107,8333333333</text:p>
          </table:table-cell>
          <table:table-cell table:formula="of:=[.D46]-[.C46]" office:value-type="float" office:value="91.3804621645382" calcext:value-type="float">
            <text:p>91,3804621645</text:p>
          </table:table-cell>
          <table:table-cell table:formula="of:=[.D46]-[.D34]" office:value-type="float" office:value="30.9166666666667" calcext:value-type="float">
            <text:p>30,91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COM.MICROSOFT.STDEV.S([.B36:.B47])" office:value-type="float" office:value="20.1283758696899" calcext:value-type="float">
            <text:p>20,1283758697</text:p>
          </table:table-cell>
          <table:table-cell table:formula="of:=AVERAGE([.B36:.B47])" office:value-type="float" office:value="110.666666666667" calcext:value-type="float">
            <text:p>110,6666666667</text:p>
          </table:table-cell>
          <table:table-cell table:formula="of:=[.D47]-[.C47]" office:value-type="float" office:value="90.5382907969767" calcext:value-type="float">
            <text:p>90,538290797</text:p>
          </table:table-cell>
          <table:table-cell table:formula="of:=[.D47]-[.D35]" office:value-type="float" office:value="29.1666666666667" calcext:value-type="float">
            <text:p>29,16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COM.MICROSOFT.STDEV.S([.B37:.B48])" office:value-type="float" office:value="32.7589913634641" calcext:value-type="float">
            <text:p>32,7589913635</text:p>
          </table:table-cell>
          <table:table-cell table:formula="of:=AVERAGE([.B37:.B48])" office:value-type="float" office:value="121.666666666667" calcext:value-type="float">
            <text:p>121,6666666667</text:p>
          </table:table-cell>
          <table:table-cell table:formula="of:=[.D48]-[.C48]" office:value-type="float" office:value="88.9076753032026" calcext:value-type="float">
            <text:p>88,9076753032</text:p>
          </table:table-cell>
          <table:table-cell table:formula="of:=[.D48]-[.D36]" office:value-type="float" office:value="38.8333333333333" calcext:value-type="float">
            <text:p>38,8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38:.B49])" office:value-type="float" office:value="30.9216997455107" calcext:value-type="float">
            <text:p>30,9216997455</text:p>
          </table:table-cell>
          <table:table-cell table:formula="of:=AVERAGE([.B38:.B49])" office:value-type="float" office:value="126.166666666667" calcext:value-type="float">
            <text:p>126,1666666667</text:p>
          </table:table-cell>
          <table:table-cell table:formula="of:=[.D49]-[.C49]" office:value-type="float" office:value="95.244966921156" calcext:value-type="float">
            <text:p>95,2449669212</text:p>
          </table:table-cell>
          <table:table-cell table:formula="of:=[.D49]-[.D37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COM.MICROSOFT.STDEV.S([.B39:.B50])" office:value-type="float" office:value="30.9519422213329" calcext:value-type="float">
            <text:p>30,9519422213</text:p>
          </table:table-cell>
          <table:table-cell table:formula="of:=AVERAGE([.B39:.B50])" office:value-type="float" office:value="127.75" calcext:value-type="float">
            <text:p>127,75</text:p>
          </table:table-cell>
          <table:table-cell table:formula="of:=[.D50]-[.C50]" office:value-type="float" office:value="96.7980577786672" calcext:value-type="float">
            <text:p>96,7980577787</text:p>
          </table:table-cell>
          <table:table-cell table:formula="of:=[.D50]-[.D38]" office:value-type="float" office:value="39.5833333333333" calcext:value-type="float">
            <text:p>39,5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2" calcext:value-type="float">
            <text:p>172</text:p>
          </table:table-cell>
          <table:table-cell table:formula="of:=COM.MICROSOFT.STDEV.S([.B40:.B51])" office:value-type="float" office:value="32.4802970579042" calcext:value-type="float">
            <text:p>32,4802970579</text:p>
          </table:table-cell>
          <table:table-cell table:formula="of:=AVERAGE([.B40:.B51])" office:value-type="float" office:value="133.333333333333" calcext:value-type="float">
            <text:p>133,3333333333</text:p>
          </table:table-cell>
          <table:table-cell table:formula="of:=[.D51]-[.C51]" office:value-type="float" office:value="100.853036275429" calcext:value-type="float">
            <text:p>100,8530362754</text:p>
          </table:table-cell>
          <table:table-cell table:formula="of:=[.D51]-[.D39]" office:value-type="float" office:value="40.9166666666667" calcext:value-type="float">
            <text:p>40,91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COM.MICROSOFT.STDEV.S([.B41:.B52])" office:value-type="float" office:value="33.1400837584209" calcext:value-type="float">
            <text:p>33,1400837584</text:p>
          </table:table-cell>
          <table:table-cell table:formula="of:=AVERAGE([.B41:.B52])" office:value-type="float" office:value="137.083333333333" calcext:value-type="float">
            <text:p>137,0833333333</text:p>
          </table:table-cell>
          <table:table-cell table:formula="of:=[.D52]-[.C52]" office:value-type="float" office:value="103.943249574912" calcext:value-type="float">
            <text:p>103,9432495749</text:p>
          </table:table-cell>
          <table:table-cell table:formula="of:=[.D52]-[.D40]" office:value-type="float" office:value="41.6666666666667" calcext:value-type="float">
            <text:p>41,6666666667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COM.MICROSOFT.STDEV.S([.B42:.B53])" office:value-type="float" office:value="32.2578390754586" calcext:value-type="float">
            <text:p>32,2578390755</text:p>
          </table:table-cell>
          <table:table-cell table:formula="of:=AVERAGE([.B42:.B53])" office:value-type="float" office:value="138.25" calcext:value-type="float">
            <text:p>138,25</text:p>
          </table:table-cell>
          <table:table-cell table:formula="of:=[.D53]-[.C53]" office:value-type="float" office:value="105.992160924541" calcext:value-type="float">
            <text:p>105,9921609245</text:p>
          </table:table-cell>
          <table:table-cell table:formula="of:=[.D53]-[.D41]" office:value-type="float" office:value="41.25" calcext:value-type="float">
            <text:p>41,2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43:.B54])" office:value-type="float" office:value="31.813257194656" calcext:value-type="float">
            <text:p>31,8132571947</text:p>
          </table:table-cell>
          <table:table-cell table:formula="of:=AVERAGE([.B43:.B54])" office:value-type="float" office:value="138.916666666667" calcext:value-type="float">
            <text:p>138,9166666667</text:p>
          </table:table-cell>
          <table:table-cell table:formula="of:=[.D54]-[.C54]" office:value-type="float" office:value="107.103409472011" calcext:value-type="float">
            <text:p>107,103409472</text:p>
          </table:table-cell>
          <table:table-cell table:formula="of:=[.D54]-[.D42]" office:value-type="float" office:value="39.9166666666667" calcext:value-type="float">
            <text:p>39,91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COM.MICROSOFT.STDEV.S([.B44:.B55])" office:value-type="float" office:value="32.5384388070479" calcext:value-type="float">
            <text:p>32,538438807</text:p>
          </table:table-cell>
          <table:table-cell table:formula="of:=AVERAGE([.B44:.B55])" office:value-type="float" office:value="137.75" calcext:value-type="float">
            <text:p>137,75</text:p>
          </table:table-cell>
          <table:table-cell table:formula="of:=[.D55]-[.C55]" office:value-type="float" office:value="105.211561192952" calcext:value-type="float">
            <text:p>105,211561193</text:p>
          </table:table-cell>
          <table:table-cell table:formula="of:=[.D55]-[.D43]" office:value-type="float" office:value="35.8333333333333" calcext:value-type="float">
            <text:p>35,83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COM.MICROSOFT.STDEV.S([.B45:.B56])" office:value-type="float" office:value="28.6958977112504" calcext:value-type="float">
            <text:p>28,6958977113</text:p>
          </table:table-cell>
          <table:table-cell table:formula="of:=AVERAGE([.B45:.B56])" office:value-type="float" office:value="142" calcext:value-type="float">
            <text:p>142</text:p>
          </table:table-cell>
          <table:table-cell table:formula="of:=[.D56]-[.C56]" office:value-type="float" office:value="113.30410228875" calcext:value-type="float">
            <text:p>113,3041022888</text:p>
          </table:table-cell>
          <table:table-cell table:formula="of:=[.D56]-[.D44]" office:value-type="float" office:value="38.5" calcext:value-type="float">
            <text:p>38,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COM.MICROSOFT.STDEV.S([.B46:.B57])" office:value-type="float" office:value="40.1112090432225" calcext:value-type="float">
            <text:p>40,1112090432</text:p>
          </table:table-cell>
          <table:table-cell table:formula="of:=AVERAGE([.B46:.B57])" office:value-type="float" office:value="154" calcext:value-type="float">
            <text:p>154</text:p>
          </table:table-cell>
          <table:table-cell table:formula="of:=[.D57]-[.C57]" office:value-type="float" office:value="113.888790956778" calcext:value-type="float">
            <text:p>113,8887909568</text:p>
          </table:table-cell>
          <table:table-cell table:formula="of:=[.D57]-[.D45]" office:value-type="float" office:value="48.9166666666667" calcext:value-type="float">
            <text:p>48,91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COM.MICROSOFT.STDEV.S([.B47:.B58])" office:value-type="float" office:value="39.4886826901843" calcext:value-type="float">
            <text:p>39,4886826902</text:p>
          </table:table-cell>
          <table:table-cell table:formula="of:=AVERAGE([.B47:.B58])" office:value-type="float" office:value="156.583333333333" calcext:value-type="float">
            <text:p>156,5833333333</text:p>
          </table:table-cell>
          <table:table-cell table:formula="of:=[.D58]-[.C58]" office:value-type="float" office:value="117.094650643149" calcext:value-type="float">
            <text:p>117,0946506431</text:p>
          </table:table-cell>
          <table:table-cell table:formula="of:=[.D58]-[.D46]" office:value-type="float" office:value="48.75" calcext:value-type="float">
            <text:p>48,75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COM.MICROSOFT.STDEV.S([.B48:.B59])" office:value-type="float" office:value="42.1965099806306" calcext:value-type="float">
            <text:p>42,1965099806</text:p>
          </table:table-cell>
          <table:table-cell table:formula="of:=AVERAGE([.B48:.B59])" office:value-type="float" office:value="153" calcext:value-type="float">
            <text:p>153</text:p>
          </table:table-cell>
          <table:table-cell table:formula="of:=[.D59]-[.C59]" office:value-type="float" office:value="110.803490019369" calcext:value-type="float">
            <text:p>110,8034900194</text:p>
          </table:table-cell>
          <table:table-cell table:formula="of:=[.D59]-[.D47]" office:value-type="float" office:value="42.3333333333333" calcext:value-type="float">
            <text:p>42,33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1" calcext:value-type="float">
            <text:p>151</text:p>
          </table:table-cell>
          <table:table-cell table:formula="of:=COM.MICROSOFT.STDEV.S([.B49:.B60])" office:value-type="float" office:value="38.19913928905" calcext:value-type="float">
            <text:p>38,1991392891</text:p>
          </table:table-cell>
          <table:table-cell table:formula="of:=AVERAGE([.B49:.B60])" office:value-type="float" office:value="148.083333333333" calcext:value-type="float">
            <text:p>148,0833333333</text:p>
          </table:table-cell>
          <table:table-cell table:formula="of:=[.D60]-[.C60]" office:value-type="float" office:value="109.884194044283" calcext:value-type="float">
            <text:p>109,8841940443</text:p>
          </table:table-cell>
          <table:table-cell table:formula="of:=[.D60]-[.D48]" office:value-type="float" office:value="26.4166666666667" calcext:value-type="float">
            <text:p>26,41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COM.MICROSOFT.STDEV.S([.B50:.B61])" office:value-type="float" office:value="39.0581346045594" calcext:value-type="float">
            <text:p>39,0581346046</text:p>
          </table:table-cell>
          <table:table-cell table:formula="of:=AVERAGE([.B50:.B61])" office:value-type="float" office:value="146.416666666667" calcext:value-type="float">
            <text:p>146,4166666667</text:p>
          </table:table-cell>
          <table:table-cell table:formula="of:=[.D61]-[.C61]" office:value-type="float" office:value="107.358532062107" calcext:value-type="float">
            <text:p>107,3585320621</text:p>
          </table:table-cell>
          <table:table-cell table:formula="of:=[.D61]-[.D49]" office:value-type="float" office:value="20.25" calcext:value-type="float">
            <text:p>20,2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COM.MICROSOFT.STDEV.S([.B51:.B62])" office:value-type="float" office:value="39.0092257930056" calcext:value-type="float">
            <text:p>39,009225793</text:p>
          </table:table-cell>
          <table:table-cell table:formula="of:=AVERAGE([.B51:.B62])" office:value-type="float" office:value="147.916666666667" calcext:value-type="float">
            <text:p>147,9166666667</text:p>
          </table:table-cell>
          <table:table-cell table:formula="of:=[.D62]-[.C62]" office:value-type="float" office:value="108.907440873661" calcext:value-type="float">
            <text:p>108,9074408737</text:p>
          </table:table-cell>
          <table:table-cell table:formula="of:=[.D62]-[.D50]" office:value-type="float" office:value="20.1666666666667" calcext:value-type="float">
            <text:p>20,1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COM.MICROSOFT.STDEV.S([.B52:.B63])" office:value-type="float" office:value="38.5180005145174" calcext:value-type="float">
            <text:p>38,5180005145</text:p>
          </table:table-cell>
          <table:table-cell table:formula="of:=AVERAGE([.B52:.B63])" office:value-type="float" office:value="147" calcext:value-type="float">
            <text:p>147</text:p>
          </table:table-cell>
          <table:table-cell table:formula="of:=[.D63]-[.C63]" office:value-type="float" office:value="108.481999485483" calcext:value-type="float">
            <text:p>108,4819994855</text:p>
          </table:table-cell>
          <table:table-cell table:formula="of:=[.D63]-[.D51]" office:value-type="float" office:value="13.6666666666667" calcext:value-type="float">
            <text:p>13,66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COM.MICROSOFT.STDEV.S([.B53:.B64])" office:value-type="float" office:value="38.20072583794" calcext:value-type="float">
            <text:p>38,2007258379</text:p>
          </table:table-cell>
          <table:table-cell table:formula="of:=AVERAGE([.B53:.B64])" office:value-type="float" office:value="145.25" calcext:value-type="float">
            <text:p>145,25</text:p>
          </table:table-cell>
          <table:table-cell table:formula="of:=[.D64]-[.C64]" office:value-type="float" office:value="107.04927416206" calcext:value-type="float">
            <text:p>107,0492741621</text:p>
          </table:table-cell>
          <table:table-cell table:formula="of:=[.D64]-[.D52]" office:value-type="float" office:value="8.16666666666666" calcext:value-type="float">
            <text:p>8,16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5" calcext:value-type="float">
            <text:p>145</text:p>
          </table:table-cell>
          <table:table-cell table:formula="of:=COM.MICROSOFT.STDEV.S([.B54:.B65])" office:value-type="float" office:value="37.4986868456952" calcext:value-type="float">
            <text:p>37,4986868457</text:p>
          </table:table-cell>
          <table:table-cell table:formula="of:=AVERAGE([.B54:.B65])" office:value-type="float" office:value="147.166666666667" calcext:value-type="float">
            <text:p>147,1666666667</text:p>
          </table:table-cell>
          <table:table-cell table:formula="of:=[.D65]-[.C65]" office:value-type="float" office:value="109.667979820971" calcext:value-type="float">
            <text:p>109,667979821</text:p>
          </table:table-cell>
          <table:table-cell table:formula="of:=[.D65]-[.D53]" office:value-type="float" office:value="8.91666666666666" calcext:value-type="float">
            <text:p>8,91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55:.B66])" office:value-type="float" office:value="36.7203807664948" calcext:value-type="float">
            <text:p>36,7203807665</text:p>
          </table:table-cell>
          <table:table-cell table:formula="of:=AVERAGE([.B55:.B66])" office:value-type="float" office:value="149.25" calcext:value-type="float">
            <text:p>149,25</text:p>
          </table:table-cell>
          <table:table-cell table:formula="of:=[.D66]-[.C66]" office:value-type="float" office:value="112.529619233505" calcext:value-type="float">
            <text:p>112,5296192335</text:p>
          </table:table-cell>
          <table:table-cell table:formula="of:=[.D66]-[.D54]" office:value-type="float" office:value="10.3333333333333" calcext:value-type="float">
            <text:p>10,3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COM.MICROSOFT.STDEV.S([.B56:.B67])" office:value-type="float" office:value="35.1881307468093" calcext:value-type="float">
            <text:p>35,1881307468</text:p>
          </table:table-cell>
          <table:table-cell table:formula="of:=AVERAGE([.B56:.B67])" office:value-type="float" office:value="151.25" calcext:value-type="float">
            <text:p>151,25</text:p>
          </table:table-cell>
          <table:table-cell table:formula="of:=[.D67]-[.C67]" office:value-type="float" office:value="116.061869253191" calcext:value-type="float">
            <text:p>116,0618692532</text:p>
          </table:table-cell>
          <table:table-cell table:formula="of:=[.D67]-[.D55]" office:value-type="float" office:value="13.5" calcext:value-type="float">
            <text:p>13,5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COM.MICROSOFT.STDEV.S([.B57:.B68])" office:value-type="float" office:value="36.6254589380699" calcext:value-type="float">
            <text:p>36,6254589381</text:p>
          </table:table-cell>
          <table:table-cell table:formula="of:=AVERAGE([.B57:.B68])" office:value-type="float" office:value="149.166666666667" calcext:value-type="float">
            <text:p>149,1666666667</text:p>
          </table:table-cell>
          <table:table-cell table:formula="of:=[.D68]-[.C68]" office:value-type="float" office:value="112.541207728597" calcext:value-type="float">
            <text:p>112,5412077286</text:p>
          </table:table-cell>
          <table:table-cell table:formula="of:=[.D68]-[.D56]" office:value-type="float" office:value="7.16666666666666" calcext:value-type="float">
            <text:p>7,1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" calcext:value-type="float">
            <text:p>100</text:p>
          </table:table-cell>
          <table:table-cell table:formula="of:=COM.MICROSOFT.STDEV.S([.B58:.B69])" office:value-type="float" office:value="21.5968572348905" calcext:value-type="float">
            <text:p>21,5968572349</text:p>
          </table:table-cell>
          <table:table-cell table:formula="of:=AVERAGE([.B58:.B69])" office:value-type="float" office:value="136.666666666667" calcext:value-type="float">
            <text:p>136,6666666667</text:p>
          </table:table-cell>
          <table:table-cell table:formula="of:=[.D69]-[.C69]" office:value-type="float" office:value="115.069809431776" calcext:value-type="float">
            <text:p>115,0698094318</text:p>
          </table:table-cell>
          <table:table-cell table:formula="of:=[.D69]-[.D57]" office:value-type="float" office:value="-17.3333333333333" calcext:value-type="float">
            <text:p>-17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COM.MICROSOFT.STDEV.S([.B59:.B70])" office:value-type="float" office:value="20.0748598998847" calcext:value-type="float">
            <text:p>20,0748598999</text:p>
          </table:table-cell>
          <table:table-cell table:formula="of:=AVERAGE([.B59:.B70])" office:value-type="float" office:value="134.5" calcext:value-type="float">
            <text:p>134,5</text:p>
          </table:table-cell>
          <table:table-cell table:formula="of:=[.D70]-[.C70]" office:value-type="float" office:value="114.425140100115" calcext:value-type="float">
            <text:p>114,4251401001</text:p>
          </table:table-cell>
          <table:table-cell table:formula="of:=[.D70]-[.D58]" office:value-type="float" office:value="-22.0833333333333" calcext:value-type="float">
            <text:p>-22,0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COM.MICROSOFT.STDEV.S([.B60:.B71])" office:value-type="float" office:value="30.5028562994393" calcext:value-type="float">
            <text:p>30,5028562994</text:p>
          </table:table-cell>
          <table:table-cell table:formula="of:=AVERAGE([.B60:.B71])" office:value-type="float" office:value="144.333333333333" calcext:value-type="float">
            <text:p>144,3333333333</text:p>
          </table:table-cell>
          <table:table-cell table:formula="of:=[.D71]-[.C71]" office:value-type="float" office:value="113.830477033894" calcext:value-type="float">
            <text:p>113,8304770339</text:p>
          </table:table-cell>
          <table:table-cell table:formula="of:=[.D71]-[.D59]" office:value-type="float" office:value="-8.66666666666666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COM.MICROSOFT.STDEV.S([.B61:.B72])" office:value-type="float" office:value="45.0924975282289" calcext:value-type="float">
            <text:p>45,0924975282</text:p>
          </table:table-cell>
          <table:table-cell table:formula="of:=AVERAGE([.B61:.B72])" office:value-type="float" office:value="153.333333333333" calcext:value-type="float">
            <text:p>153,3333333333</text:p>
          </table:table-cell>
          <table:table-cell table:formula="of:=[.D72]-[.C72]" office:value-type="float" office:value="108.240835805104" calcext:value-type="float">
            <text:p>108,2408358051</text:p>
          </table:table-cell>
          <table:table-cell table:formula="of:=[.D72]-[.D60]" office:value-type="float" office:value="5.25" calcext:value-type="float">
            <text:p>5,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62:.B73])" office:value-type="float" office:value="43.97795591044" calcext:value-type="float">
            <text:p>43,9779559104</text:p>
          </table:table-cell>
          <table:table-cell table:formula="of:=AVERAGE([.B62:.B73])" office:value-type="float" office:value="157.666666666667" calcext:value-type="float">
            <text:p>157,6666666667</text:p>
          </table:table-cell>
          <table:table-cell table:formula="of:=[.D73]-[.C73]" office:value-type="float" office:value="113.688710756227" calcext:value-type="float">
            <text:p>113,6887107562</text:p>
          </table:table-cell>
          <table:table-cell table:formula="of:=[.D73]-[.D61]" office:value-type="float" office:value="11.25" calcext:value-type="float">
            <text:p>11,25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63:.B74])" office:value-type="float" office:value="45.5282130312423" calcext:value-type="float">
            <text:p>45,5282130312</text:p>
          </table:table-cell>
          <table:table-cell table:formula="of:=AVERAGE([.B63:.B74])" office:value-type="float" office:value="154.5" calcext:value-type="float">
            <text:p>154,5</text:p>
          </table:table-cell>
          <table:table-cell table:formula="of:=[.D74]-[.C74]" office:value-type="float" office:value="108.971786968758" calcext:value-type="float">
            <text:p>108,9717869688</text:p>
          </table:table-cell>
          <table:table-cell table:formula="of:=[.D74]-[.D62]" office:value-type="float" office:value="6.58333333333334" calcext:value-type="float">
            <text:p>6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COM.MICROSOFT.STDEV.S([.B64:.B75])" office:value-type="float" office:value="47.2937307652607" calcext:value-type="float">
            <text:p>47,2937307653</text:p>
          </table:table-cell>
          <table:table-cell table:formula="of:=AVERAGE([.B64:.B75])" office:value-type="float" office:value="150.166666666667" calcext:value-type="float">
            <text:p>150,1666666667</text:p>
          </table:table-cell>
          <table:table-cell table:formula="of:=[.D75]-[.C75]" office:value-type="float" office:value="102.872935901406" calcext:value-type="float">
            <text:p>102,8729359014</text:p>
          </table:table-cell>
          <table:table-cell table:formula="of:=[.D75]-[.D63]" office:value-type="float" office:value="3.16666666666666" calcext:value-type="float">
            <text:p>3,1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8" calcext:value-type="float">
            <text:p>98</text:p>
          </table:table-cell>
          <table:table-cell table:formula="of:=COM.MICROSOFT.STDEV.S([.B65:.B76])" office:value-type="float" office:value="49.6322842146484" calcext:value-type="float">
            <text:p>49,6322842146</text:p>
          </table:table-cell>
          <table:table-cell table:formula="of:=AVERAGE([.B65:.B76])" office:value-type="float" office:value="146.5" calcext:value-type="float">
            <text:p>146,5</text:p>
          </table:table-cell>
          <table:table-cell table:formula="of:=[.D76]-[.C76]" office:value-type="float" office:value="96.8677157853516" calcext:value-type="float">
            <text:p>96,8677157854</text:p>
          </table:table-cell>
          <table:table-cell table:formula="of:=[.D76]-[.D64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COM.MICROSOFT.STDEV.S([.B66:.B77])" office:value-type="float" office:value="50.9319212877406" calcext:value-type="float">
            <text:p>50,9319212877</text:p>
          </table:table-cell>
          <table:table-cell table:formula="of:=AVERAGE([.B66:.B77])" office:value-type="float" office:value="143.333333333333" calcext:value-type="float">
            <text:p>143,3333333333</text:p>
          </table:table-cell>
          <table:table-cell table:formula="of:=[.D77]-[.C77]" office:value-type="float" office:value="92.4014120455927" calcext:value-type="float">
            <text:p>92,4014120456</text:p>
          </table:table-cell>
          <table:table-cell table:formula="of:=[.D77]-[.D65]" office:value-type="float" office:value="-3.83333333333331" calcext:value-type="float">
            <text:p>-3,8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7" calcext:value-type="float">
            <text:p>87</text:p>
          </table:table-cell>
          <table:table-cell table:formula="of:=COM.MICROSOFT.STDEV.S([.B67:.B78])" office:value-type="float" office:value="53.4077369267447" calcext:value-type="float">
            <text:p>53,4077369267</text:p>
          </table:table-cell>
          <table:table-cell table:formula="of:=AVERAGE([.B67:.B78])" office:value-type="float" office:value="138.25" calcext:value-type="float">
            <text:p>138,25</text:p>
          </table:table-cell>
          <table:table-cell table:formula="of:=[.D78]-[.C78]" office:value-type="float" office:value="84.8422630732554" calcext:value-type="float">
            <text:p>84,8422630733</text:p>
          </table:table-cell>
          <table:table-cell table:formula="of:=[.D78]-[.D66]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3" calcext:value-type="float">
            <text:p>83</text:p>
          </table:table-cell>
          <table:table-cell table:formula="of:=COM.MICROSOFT.STDEV.S([.B68:.B79])" office:value-type="float" office:value="55.7463818638402" calcext:value-type="float">
            <text:p>55,7463818638</text:p>
          </table:table-cell>
          <table:table-cell table:formula="of:=AVERAGE([.B68:.B79])" office:value-type="float" office:value="133.75" calcext:value-type="float">
            <text:p>133,75</text:p>
          </table:table-cell>
          <table:table-cell table:formula="of:=[.D79]-[.C79]" office:value-type="float" office:value="78.0036181361598" calcext:value-type="float">
            <text:p>78,0036181362</text:p>
          </table:table-cell>
          <table:table-cell table:formula="of:=[.D79]-[.D67]" office:value-type="float" office:value="-17.5" calcext:value-type="float">
            <text:p>-17,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COM.MICROSOFT.STDEV.S([.B69:.B80])" office:value-type="float" office:value="58.1150243965023" calcext:value-type="float">
            <text:p>58,1150243965</text:p>
          </table:table-cell>
          <table:table-cell table:formula="of:=AVERAGE([.B69:.B80])" office:value-type="float" office:value="130.416666666667" calcext:value-type="float">
            <text:p>130,4166666667</text:p>
          </table:table-cell>
          <table:table-cell table:formula="of:=[.D80]-[.C80]" office:value-type="float" office:value="72.3016422701643" calcext:value-type="float">
            <text:p>72,3016422702</text:p>
          </table:table-cell>
          <table:table-cell table:formula="of:=[.D80]-[.D68]" office:value-type="float" office:value="-18.75" calcext:value-type="float">
            <text:p>-18,75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COM.MICROSOFT.STDEV.S([.B70:.B81])" office:value-type="float" office:value="57.8946273741172" calcext:value-type="float">
            <text:p>57,8946273741</text:p>
          </table:table-cell>
          <table:table-cell table:formula="of:=AVERAGE([.B70:.B81])" office:value-type="float" office:value="130.833333333333" calcext:value-type="float">
            <text:p>130,8333333333</text:p>
          </table:table-cell>
          <table:table-cell table:formula="of:=[.D81]-[.C81]" office:value-type="float" office:value="72.9387059592162" calcext:value-type="float">
            <text:p>72,9387059592</text:p>
          </table:table-cell>
          <table:table-cell table:formula="of:=[.D81]-[.D69]" office:value-type="float" office:value="-5.83333333333331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5" calcext:value-type="float">
            <text:p>115</text:p>
          </table:table-cell>
          <table:table-cell table:formula="of:=COM.MICROSOFT.STDEV.S([.B71:.B82])" office:value-type="float" office:value="58.0414559264377" calcext:value-type="float">
            <text:p>58,0414559264</text:p>
          </table:table-cell>
          <table:table-cell table:formula="of:=AVERAGE([.B71:.B82])" office:value-type="float" office:value="129.083333333333" calcext:value-type="float">
            <text:p>129,0833333333</text:p>
          </table:table-cell>
          <table:table-cell table:formula="of:=[.D82]-[.C82]" office:value-type="float" office:value="71.0418774068957" calcext:value-type="float">
            <text:p>71,0418774069</text:p>
          </table:table-cell>
          <table:table-cell table:formula="of:=[.D82]-[.D70]" office:value-type="float" office:value="-5.41666666666666" calcext:value-type="float">
            <text:p>-5,41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COM.MICROSOFT.STDEV.S([.B72:.B83])" office:value-type="float" office:value="49.9571786330022" calcext:value-type="float">
            <text:p>49,957178633</text:p>
          </table:table-cell>
          <table:table-cell table:formula="of:=AVERAGE([.B72:.B83])" office:value-type="float" office:value="120.916666666667" calcext:value-type="float">
            <text:p>120,9166666667</text:p>
          </table:table-cell>
          <table:table-cell table:formula="of:=[.D83]-[.C83]" office:value-type="float" office:value="70.9594880336644" calcext:value-type="float">
            <text:p>70,9594880337</text:p>
          </table:table-cell>
          <table:table-cell table:formula="of:=[.D83]-[.D71]" office:value-type="float" office:value="-23.4166666666667" calcext:value-type="float">
            <text:p>-23,4166666667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COM.MICROSOFT.STDEV.S([.B73:.B84])" office:value-type="float" office:value="25.5999230585965" calcext:value-type="float">
            <text:p>25,5999230586</text:p>
          </table:table-cell>
          <table:table-cell table:formula="of:=AVERAGE([.B73:.B84])" office:value-type="float" office:value="110.416666666667" calcext:value-type="float">
            <text:p>110,4166666667</text:p>
          </table:table-cell>
          <table:table-cell table:formula="of:=[.D84]-[.C84]" office:value-type="float" office:value="84.8167436080702" calcext:value-type="float">
            <text:p>84,8167436081</text:p>
          </table:table-cell>
          <table:table-cell table:formula="of:=[.D84]-[.D72]" office:value-type="float" office:value="-42.9166666666667" calcext:value-type="float">
            <text:p>-42,9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COM.MICROSOFT.STDEV.S([.B74:.B85])" office:value-type="float" office:value="18.8974505254978" calcext:value-type="float">
            <text:p>18,8974505255</text:p>
          </table:table-cell>
          <table:table-cell table:formula="of:=AVERAGE([.B74:.B85])" office:value-type="float" office:value="107.25" calcext:value-type="float">
            <text:p>107,25</text:p>
          </table:table-cell>
          <table:table-cell table:formula="of:=[.D85]-[.C85]" office:value-type="float" office:value="88.3525494745022" calcext:value-type="float">
            <text:p>88,3525494745</text:p>
          </table:table-cell>
          <table:table-cell table:formula="of:=[.D85]-[.D73]" office:value-type="float" office:value="-50.4166666666667" calcext:value-type="float">
            <text:p>-50,4166666667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COM.MICROSOFT.STDEV.S([.B75:.B86])" office:value-type="float" office:value="19.4069262862203" calcext:value-type="float">
            <text:p>19,4069262862</text:p>
          </table:table-cell>
          <table:table-cell table:formula="of:=AVERAGE([.B75:.B86])" office:value-type="float" office:value="107.916666666667" calcext:value-type="float">
            <text:p>107,9166666667</text:p>
          </table:table-cell>
          <table:table-cell table:formula="of:=[.D86]-[.C86]" office:value-type="float" office:value="88.5097403804464" calcext:value-type="float">
            <text:p>88,5097403804</text:p>
          </table:table-cell>
          <table:table-cell table:formula="of:=[.D86]-[.D74]" office:value-type="float" office:value="-46.5833333333333" calcext:value-type="float">
            <text:p>-46,5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COM.MICROSOFT.STDEV.S([.B76:.B87])" office:value-type="float" office:value="21.0403652462824" calcext:value-type="float">
            <text:p>21,0403652463</text:p>
          </table:table-cell>
          <table:table-cell table:formula="of:=AVERAGE([.B76:.B87])" office:value-type="float" office:value="110.166666666667" calcext:value-type="float">
            <text:p>110,1666666667</text:p>
          </table:table-cell>
          <table:table-cell table:formula="of:=[.D87]-[.C87]" office:value-type="float" office:value="89.1263014203842" calcext:value-type="float">
            <text:p>89,1263014204</text:p>
          </table:table-cell>
          <table:table-cell table:formula="of:=[.D87]-[.D75]" office:value-type="float" office:value="-40" calcext:value-type="float">
            <text:p>-40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COM.MICROSOFT.STDEV.S([.B77:.B88])" office:value-type="float" office:value="21.2446071588376" calcext:value-type="float">
            <text:p>21,2446071588</text:p>
          </table:table-cell>
          <table:table-cell table:formula="of:=AVERAGE([.B77:.B88])" office:value-type="float" office:value="112.666666666667" calcext:value-type="float">
            <text:p>112,6666666667</text:p>
          </table:table-cell>
          <table:table-cell table:formula="of:=[.D88]-[.C88]" office:value-type="float" office:value="91.4220595078291" calcext:value-type="float">
            <text:p>91,4220595078</text:p>
          </table:table-cell>
          <table:table-cell table:formula="of:=[.D88]-[.D76]" office:value-type="float" office:value="-33.8333333333333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78:.B89])" office:value-type="float" office:value="21.2223081599614" calcext:value-type="float">
            <text:p>21,22230816</text:p>
          </table:table-cell>
          <table:table-cell table:formula="of:=AVERAGE([.B78:.B89])" office:value-type="float" office:value="112.75" calcext:value-type="float">
            <text:p>112,75</text:p>
          </table:table-cell>
          <table:table-cell table:formula="of:=[.D89]-[.C89]" office:value-type="float" office:value="91.5276918400386" calcext:value-type="float">
            <text:p>91,52769184</text:p>
          </table:table-cell>
          <table:table-cell table:formula="of:=[.D89]-[.D77]" office:value-type="float" office:value="-30.5833333333333" calcext:value-type="float">
            <text:p>-30,58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COM.MICROSOFT.STDEV.S([.B79:.B90])" office:value-type="float" office:value="20.7909872664852" calcext:value-type="float">
            <text:p>20,7909872665</text:p>
          </table:table-cell>
          <table:table-cell table:formula="of:=AVERAGE([.B79:.B90])" office:value-type="float" office:value="117.083333333333" calcext:value-type="float">
            <text:p>117,0833333333</text:p>
          </table:table-cell>
          <table:table-cell table:formula="of:=[.D90]-[.C90]" office:value-type="float" office:value="96.2923460668481" calcext:value-type="float">
            <text:p>96,2923460668</text:p>
          </table:table-cell>
          <table:table-cell table:formula="of:=[.D90]-[.D78]" office:value-type="float" office:value="-21.1666666666667" calcext:value-type="float">
            <text:p>-21,16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6" calcext:value-type="float">
            <text:p>126</text:p>
          </table:table-cell>
          <table:table-cell table:formula="of:=COM.MICROSOFT.STDEV.S([.B80:.B91])" office:value-type="float" office:value="17.8851555173218" calcext:value-type="float">
            <text:p>17,8851555173</text:p>
          </table:table-cell>
          <table:table-cell table:formula="of:=AVERAGE([.B80:.B91])" office:value-type="float" office:value="120.666666666667" calcext:value-type="float">
            <text:p>120,6666666667</text:p>
          </table:table-cell>
          <table:table-cell table:formula="of:=[.D91]-[.C91]" office:value-type="float" office:value="102.781511149345" calcext:value-type="float">
            <text:p>102,7815111493</text:p>
          </table:table-cell>
          <table:table-cell table:formula="of:=[.D91]-[.D79]" office:value-type="float" office:value="-13.0833333333333" calcext:value-type="float">
            <text:p>-13,0833333333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3" calcext:value-type="float">
            <text:p>133</text:p>
          </table:table-cell>
          <table:table-cell table:formula="of:=COM.MICROSOFT.STDEV.S([.B81:.B92])" office:value-type="float" office:value="10.8920321169359" calcext:value-type="float">
            <text:p>10,8920321169</text:p>
          </table:table-cell>
          <table:table-cell table:formula="of:=AVERAGE([.B81:.B92])" office:value-type="float" office:value="125.5" calcext:value-type="float">
            <text:p>125,5</text:p>
          </table:table-cell>
          <table:table-cell table:formula="of:=[.D92]-[.C92]" office:value-type="float" office:value="114.607967883064" calcext:value-type="float">
            <text:p>114,6079678831</text:p>
          </table:table-cell>
          <table:table-cell table:formula="of:=[.D92]-[.D80]" office:value-type="float" office:value="-4.91666666666666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COM.MICROSOFT.STDEV.S([.B82:.B93])" office:value-type="float" office:value="9.47084841484488" calcext:value-type="float">
            <text:p>9,4708484148</text:p>
          </table:table-cell>
          <table:table-cell table:formula="of:=AVERAGE([.B82:.B93])" office:value-type="float" office:value="126.333333333333" calcext:value-type="float">
            <text:p>126,3333333333</text:p>
          </table:table-cell>
          <table:table-cell table:formula="of:=[.D93]-[.C93]" office:value-type="float" office:value="116.862484918488" calcext:value-type="float">
            <text:p>116,8624849185</text:p>
          </table:table-cell>
          <table:table-cell table:formula="of:=[.D93]-[.D81]" office:value-type="float" office:value="-4.50000000000001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COM.MICROSOFT.STDEV.S([.B83:.B94])" office:value-type="float" office:value="10.7234520674279" calcext:value-type="float">
            <text:p>10,7234520674</text:p>
          </table:table-cell>
          <table:table-cell table:formula="of:=AVERAGE([.B83:.B94])" office:value-type="float" office:value="125.583333333333" calcext:value-type="float">
            <text:p>125,5833333333</text:p>
          </table:table-cell>
          <table:table-cell table:formula="of:=[.D94]-[.C94]" office:value-type="float" office:value="114.859881265905" calcext:value-type="float">
            <text:p>114,8598812659</text:p>
          </table:table-cell>
          <table:table-cell table:formula="of:=[.D94]-[.D82]" office:value-type="float" office:value="-3.50000000000001" calcext:value-type="float">
            <text:p>-3,5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84:.B95])" office:value-type="float" office:value="11.3254205888855" calcext:value-type="float">
            <text:p>11,3254205889</text:p>
          </table:table-cell>
          <table:table-cell table:formula="of:=AVERAGE([.B84:.B95])" office:value-type="float" office:value="124.583333333333" calcext:value-type="float">
            <text:p>124,5833333333</text:p>
          </table:table-cell>
          <table:table-cell table:formula="of:=[.D95]-[.C95]" office:value-type="float" office:value="113.257912744448" calcext:value-type="float">
            <text:p>113,2579127444</text:p>
          </table:table-cell>
          <table:table-cell table:formula="of:=[.D95]-[.D83]" office:value-type="float" office:value="3.66666666666666" calcext:value-type="float">
            <text:p>3,66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85:.B96])" office:value-type="float" office:value="11.6160155897717" calcext:value-type="float">
            <text:p>11,6160155898</text:p>
          </table:table-cell>
          <table:table-cell table:formula="of:=AVERAGE([.B85:.B96])" office:value-type="float" office:value="122.75" calcext:value-type="float">
            <text:p>122,75</text:p>
          </table:table-cell>
          <table:table-cell table:formula="of:=[.D96]-[.C96]" office:value-type="float" office:value="111.133984410228" calcext:value-type="float">
            <text:p>111,1339844102</text:p>
          </table:table-cell>
          <table:table-cell table:formula="of:=[.D96]-[.D84]" office:value-type="float" office:value="12.3333333333333" calcext:value-type="float">
            <text:p>12,333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COM.MICROSOFT.STDEV.S([.B86:.B97])" office:value-type="float" office:value="13.2605018415937" calcext:value-type="float">
            <text:p>13,2605018416</text:p>
          </table:table-cell>
          <table:table-cell table:formula="of:=AVERAGE([.B86:.B97])" office:value-type="float" office:value="119.75" calcext:value-type="float">
            <text:p>119,75</text:p>
          </table:table-cell>
          <table:table-cell table:formula="of:=[.D97]-[.C97]" office:value-type="float" office:value="106.489498158406" calcext:value-type="float">
            <text:p>106,4894981584</text:p>
          </table:table-cell>
          <table:table-cell table:formula="of:=[.D97]-[.D85]" office:value-type="float" office:value="12.5" calcext:value-type="float">
            <text:p>12,5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COM.MICROSOFT.STDEV.S([.B87:.B98])" office:value-type="float" office:value="13.2276111588486" calcext:value-type="float">
            <text:p>13,2276111588</text:p>
          </table:table-cell>
          <table:table-cell table:formula="of:=AVERAGE([.B87:.B98])" office:value-type="float" office:value="119.666666666667" calcext:value-type="float">
            <text:p>119,6666666667</text:p>
          </table:table-cell>
          <table:table-cell table:formula="of:=[.D98]-[.C98]" office:value-type="float" office:value="106.439055507818" calcext:value-type="float">
            <text:p>106,4390555078</text:p>
          </table:table-cell>
          <table:table-cell table:formula="of:=[.D98]-[.D86]" office:value-type="float" office:value="11.75" calcext:value-type="float">
            <text:p>11,7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COM.MICROSOFT.STDEV.S([.B88:.B99])" office:value-type="float" office:value="12.3017613914973" calcext:value-type="float">
            <text:p>12,3017613915</text:p>
          </table:table-cell>
          <table:table-cell table:formula="of:=AVERAGE([.B88:.B99])" office:value-type="float" office:value="118.666666666667" calcext:value-type="float">
            <text:p>118,6666666667</text:p>
          </table:table-cell>
          <table:table-cell table:formula="of:=[.D99]-[.C99]" office:value-type="float" office:value="106.364905275169" calcext:value-type="float">
            <text:p>106,3649052752</text:p>
          </table:table-cell>
          <table:table-cell table:formula="of:=[.D99]-[.D87]" office:value-type="float" office:value="8.5" calcext:value-type="float">
            <text:p>8,5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COM.MICROSOFT.STDEV.S([.B89:.B100])" office:value-type="float" office:value="12.213690778149" calcext:value-type="float">
            <text:p>12,2136907781</text:p>
          </table:table-cell>
          <table:table-cell table:formula="of:=AVERAGE([.B89:.B100])" office:value-type="float" office:value="117.083333333333" calcext:value-type="float">
            <text:p>117,0833333333</text:p>
          </table:table-cell>
          <table:table-cell table:formula="of:=[.D100]-[.C100]" office:value-type="float" office:value="104.869642555184" calcext:value-type="float">
            <text:p>104,8696425552</text:p>
          </table:table-cell>
          <table:table-cell table:formula="of:=[.D100]-[.D88]" office:value-type="float" office:value="4.41666666666666" calcext:value-type="float">
            <text:p>4,41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90:.B101])" office:value-type="float" office:value="12.8381533648022" calcext:value-type="float">
            <text:p>12,8381533648</text:p>
          </table:table-cell>
          <table:table-cell table:formula="of:=AVERAGE([.B90:.B101])" office:value-type="float" office:value="116.5" calcext:value-type="float">
            <text:p>116,5</text:p>
          </table:table-cell>
          <table:table-cell table:formula="of:=[.D101]-[.C101]" office:value-type="float" office:value="103.661846635198" calcext:value-type="float">
            <text:p>103,6618466352</text:p>
          </table:table-cell>
          <table:table-cell table:formula="of:=[.D101]-[.D89]" office:value-type="float" office:value="3.75" calcext:value-type="float">
            <text:p>3,75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91:.B102])" office:value-type="float" office:value="10.9862172605938" calcext:value-type="float">
            <text:p>10,9862172606</text:p>
          </table:table-cell>
          <table:table-cell table:formula="of:=AVERAGE([.B91:.B102])" office:value-type="float" office:value="115.166666666667" calcext:value-type="float">
            <text:p>115,1666666667</text:p>
          </table:table-cell>
          <table:table-cell table:formula="of:=[.D102]-[.C102]" office:value-type="float" office:value="104.180449406073" calcext:value-type="float">
            <text:p>104,1804494061</text:p>
          </table:table-cell>
          <table:table-cell table:formula="of:=[.D102]-[.D90]" office:value-type="float" office:value="-1.91666666666666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COM.MICROSOFT.STDEV.S([.B92:.B103])" office:value-type="float" office:value="10.5944525220714" calcext:value-type="float">
            <text:p>10,5944525221</text:p>
          </table:table-cell>
          <table:table-cell table:formula="of:=AVERAGE([.B92:.B103])" office:value-type="float" office:value="113.666666666667" calcext:value-type="float">
            <text:p>113,6666666667</text:p>
          </table:table-cell>
          <table:table-cell table:formula="of:=[.D103]-[.C103]" office:value-type="float" office:value="103.072214144595" calcext:value-type="float">
            <text:p>103,0722141446</text:p>
          </table:table-cell>
          <table:table-cell table:formula="of:=[.D103]-[.D91]" office:value-type="float" office:value="-7" calcext:value-type="float">
            <text:p>-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COM.MICROSOFT.STDEV.S([.B93:.B104])" office:value-type="float" office:value="11.0819946787844" calcext:value-type="float">
            <text:p>11,0819946788</text:p>
          </table:table-cell>
          <table:table-cell table:formula="of:=AVERAGE([.B93:.B104])" office:value-type="float" office:value="109.916666666667" calcext:value-type="float">
            <text:p>109,9166666667</text:p>
          </table:table-cell>
          <table:table-cell table:formula="of:=[.D104]-[.C104]" office:value-type="float" office:value="98.8346719878823" calcext:value-type="float">
            <text:p>98,8346719879</text:p>
          </table:table-cell>
          <table:table-cell table:formula="of:=[.D104]-[.D92]" office:value-type="float" office:value="-15.5833333333333" calcext:value-type="float">
            <text:p>-15,58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COM.MICROSOFT.STDEV.S([.B94:.B105])" office:value-type="float" office:value="13.0416001063264" calcext:value-type="float">
            <text:p>13,0416001063</text:p>
          </table:table-cell>
          <table:table-cell table:formula="of:=AVERAGE([.B94:.B105])" office:value-type="float" office:value="107.416666666667" calcext:value-type="float">
            <text:p>107,4166666667</text:p>
          </table:table-cell>
          <table:table-cell table:formula="of:=[.D105]-[.C105]" office:value-type="float" office:value="94.3750665603403" calcext:value-type="float">
            <text:p>94,3750665603</text:p>
          </table:table-cell>
          <table:table-cell table:formula="of:=[.D105]-[.D93]" office:value-type="float" office:value="-18.9166666666667" calcext:value-type="float">
            <text:p>-18,9166666667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COM.MICROSOFT.STDEV.S([.B95:.B106])" office:value-type="float" office:value="16.0670941726099" calcext:value-type="float">
            <text:p>16,0670941726</text:p>
          </table:table-cell>
          <table:table-cell table:formula="of:=AVERAGE([.B95:.B106])" office:value-type="float" office:value="104.833333333333" calcext:value-type="float">
            <text:p>104,8333333333</text:p>
          </table:table-cell>
          <table:table-cell table:formula="of:=[.D106]-[.C106]" office:value-type="float" office:value="88.7662391607234" calcext:value-type="float">
            <text:p>88,7662391607</text:p>
          </table:table-cell>
          <table:table-cell table:formula="of:=[.D106]-[.D94]" office:value-type="float" office:value="-20.75" calcext:value-type="float">
            <text:p>-20,7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COM.MICROSOFT.STDEV.S([.B96:.B107])" office:value-type="float" office:value="16.9884095961353" calcext:value-type="float">
            <text:p>16,9884095961</text:p>
          </table:table-cell>
          <table:table-cell table:formula="of:=AVERAGE([.B96:.B107])" office:value-type="float" office:value="102.333333333333" calcext:value-type="float">
            <text:p>102,3333333333</text:p>
          </table:table-cell>
          <table:table-cell table:formula="of:=[.D107]-[.C107]" office:value-type="float" office:value="85.3449237371981" calcext:value-type="float">
            <text:p>85,3449237372</text:p>
          </table:table-cell>
          <table:table-cell table:formula="of:=[.D107]-[.D95]" office:value-type="float" office:value="-22.25" calcext:value-type="float">
            <text:p>-22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COM.MICROSOFT.STDEV.S([.B97:.B108])" office:value-type="float" office:value="17.434726753514" calcext:value-type="float">
            <text:p>17,4347267535</text:p>
          </table:table-cell>
          <table:table-cell table:formula="of:=AVERAGE([.B97:.B108])" office:value-type="float" office:value="100.166666666667" calcext:value-type="float">
            <text:p>100,1666666667</text:p>
          </table:table-cell>
          <table:table-cell table:formula="of:=[.D108]-[.C108]" office:value-type="float" office:value="82.7319399131527" calcext:value-type="float">
            <text:p>82,7319399132</text:p>
          </table:table-cell>
          <table:table-cell table:formula="of:=[.D108]-[.D96]" office:value-type="float" office:value="-22.5833333333333" calcext:value-type="float">
            <text:p>-22,58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COM.MICROSOFT.STDEV.S([.B98:.B109])" office:value-type="float" office:value="17.4536181887535" calcext:value-type="float">
            <text:p>17,4536181888</text:p>
          </table:table-cell>
          <table:table-cell table:formula="of:=AVERAGE([.B98:.B109])" office:value-type="float" office:value="100.083333333333" calcext:value-type="float">
            <text:p>100,0833333333</text:p>
          </table:table-cell>
          <table:table-cell table:formula="of:=[.D109]-[.C109]" office:value-type="float" office:value="82.6297151445798" calcext:value-type="float">
            <text:p>82,6297151446</text:p>
          </table:table-cell>
          <table:table-cell table:formula="of:=[.D109]-[.D97]" office:value-type="float" office:value="-19.6666666666667" calcext:value-type="float">
            <text:p>-19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99:.B110])" office:value-type="float" office:value="15.9171624545979" calcext:value-type="float">
            <text:p>15,9171624546</text:p>
          </table:table-cell>
          <table:table-cell table:formula="of:=AVERAGE([.B99:.B110])" office:value-type="float" office:value="98.5833333333333" calcext:value-type="float">
            <text:p>98,5833333333</text:p>
          </table:table-cell>
          <table:table-cell table:formula="of:=[.D110]-[.C110]" office:value-type="float" office:value="82.6661708787355" calcext:value-type="float">
            <text:p>82,6661708787</text:p>
          </table:table-cell>
          <table:table-cell table:formula="of:=[.D110]-[.D98]" office:value-type="float" office:value="-21.0833333333333" calcext:value-type="float">
            <text:p>-21,0833333333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COM.MICROSOFT.STDEV.S([.B100:.B111])" office:value-type="float" office:value="14.2070725024865" calcext:value-type="float">
            <text:p>14,2070725025</text:p>
          </table:table-cell>
          <table:table-cell table:formula="of:=AVERAGE([.B100:.B111])" office:value-type="float" office:value="95.25" calcext:value-type="float">
            <text:p>95,25</text:p>
          </table:table-cell>
          <table:table-cell table:formula="of:=[.D111]-[.C111]" office:value-type="float" office:value="81.0429274975135" calcext:value-type="float">
            <text:p>81,0429274975</text:p>
          </table:table-cell>
          <table:table-cell table:formula="of:=[.D111]-[.D99]" office:value-type="float" office:value="-23.4166666666667" calcext:value-type="float">
            <text:p>-23,41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COM.MICROSOFT.STDEV.S([.B101:.B112])" office:value-type="float" office:value="14.6004877461077" calcext:value-type="float">
            <text:p>14,6004877461</text:p>
          </table:table-cell>
          <table:table-cell table:formula="of:=AVERAGE([.B101:.B112])" office:value-type="float" office:value="92.4166666666667" calcext:value-type="float">
            <text:p>92,4166666667</text:p>
          </table:table-cell>
          <table:table-cell table:formula="of:=[.D112]-[.C112]" office:value-type="float" office:value="77.8161789205589" calcext:value-type="float">
            <text:p>77,8161789206</text:p>
          </table:table-cell>
          <table:table-cell table:formula="of:=[.D112]-[.D100]" office:value-type="float" office:value="-24.6666666666667" calcext:value-type="float">
            <text:p>-24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COM.MICROSOFT.STDEV.S([.B102:.B113])" office:value-type="float" office:value="14.5164483510008" calcext:value-type="float">
            <text:p>14,516448351</text:p>
          </table:table-cell>
          <table:table-cell table:formula="of:=AVERAGE([.B102:.B113])" office:value-type="float" office:value="91" calcext:value-type="float">
            <text:p>91</text:p>
          </table:table-cell>
          <table:table-cell table:formula="of:=[.D113]-[.C113]" office:value-type="float" office:value="76.4835516489992" calcext:value-type="float">
            <text:p>76,483551649</text:p>
          </table:table-cell>
          <table:table-cell table:formula="of:=[.D113]-[.D101]" office:value-type="float" office:value="-25.5" calcext:value-type="float">
            <text:p>-25,5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COM.MICROSOFT.STDEV.S([.B103:.B114])" office:value-type="float" office:value="11.111010100551" calcext:value-type="float">
            <text:p>11,1110101006</text:p>
          </table:table-cell>
          <table:table-cell table:formula="of:=AVERAGE([.B103:.B114])" office:value-type="float" office:value="87" calcext:value-type="float">
            <text:p>87</text:p>
          </table:table-cell>
          <table:table-cell table:formula="of:=[.D114]-[.C114]" office:value-type="float" office:value="75.888989899449" calcext:value-type="float">
            <text:p>75,8889898994</text:p>
          </table:table-cell>
          <table:table-cell table:formula="of:=[.D114]-[.D102]" office:value-type="float" office:value="-28.1666666666667" calcext:value-type="float">
            <text:p>-28,1666666667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04:.B115])" office:value-type="float" office:value="9.91173164701427" calcext:value-type="float">
            <text:p>9,911731647</text:p>
          </table:table-cell>
          <table:table-cell table:formula="of:=AVERAGE([.B104:.B115])" office:value-type="float" office:value="86.3333333333333" calcext:value-type="float">
            <text:p>86,3333333333</text:p>
          </table:table-cell>
          <table:table-cell table:formula="of:=[.D115]-[.C115]" office:value-type="float" office:value="76.4216016863191" calcext:value-type="float">
            <text:p>76,4216016863</text:p>
          </table:table-cell>
          <table:table-cell table:formula="of:=[.D115]-[.D103]" office:value-type="float" office:value="-27.3333333333333" calcext:value-type="float">
            <text:p>-27,3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105:.B116])" office:value-type="float" office:value="10.9447649032713" calcext:value-type="float">
            <text:p>10,9447649033</text:p>
          </table:table-cell>
          <table:table-cell table:formula="of:=AVERAGE([.B105:.B116])" office:value-type="float" office:value="84.8333333333333" calcext:value-type="float">
            <text:p>84,8333333333</text:p>
          </table:table-cell>
          <table:table-cell table:formula="of:=[.D116]-[.C116]" office:value-type="float" office:value="73.8885684300621" calcext:value-type="float">
            <text:p>73,8885684301</text:p>
          </table:table-cell>
          <table:table-cell table:formula="of:=[.D116]-[.D104]" office:value-type="float" office:value="-25.0833333333333" calcext:value-type="float">
            <text:p>-25,08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COM.MICROSOFT.STDEV.S([.B106:.B117])" office:value-type="float" office:value="12.2186519119523" calcext:value-type="float">
            <text:p>12,218651912</text:p>
          </table:table-cell>
          <table:table-cell table:formula="of:=AVERAGE([.B106:.B117])" office:value-type="float" office:value="83.25" calcext:value-type="float">
            <text:p>83,25</text:p>
          </table:table-cell>
          <table:table-cell table:formula="of:=[.D117]-[.C117]" office:value-type="float" office:value="71.0313480880477" calcext:value-type="float">
            <text:p>71,031348088</text:p>
          </table:table-cell>
          <table:table-cell table:formula="of:=[.D117]-[.D105]" office:value-type="float" office:value="-24.1666666666667" calcext:value-type="float">
            <text:p>-24,1666666667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107:.B118])" office:value-type="float" office:value="12.6047129232993" calcext:value-type="float">
            <text:p>12,6047129233</text:p>
          </table:table-cell>
          <table:table-cell table:formula="of:=AVERAGE([.B107:.B118])" office:value-type="float" office:value="82.8333333333333" calcext:value-type="float">
            <text:p>82,8333333333</text:p>
          </table:table-cell>
          <table:table-cell table:formula="of:=[.D118]-[.C118]" office:value-type="float" office:value="70.228620410034" calcext:value-type="float">
            <text:p>70,22862041</text:p>
          </table:table-cell>
          <table:table-cell table:formula="of:=[.D118]-[.D106]" office:value-type="float" office:value="-22" calcext:value-type="float">
            <text:p>-22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COM.MICROSOFT.STDEV.S([.B108:.B119])" office:value-type="float" office:value="12.8590847499369" calcext:value-type="float">
            <text:p>12,8590847499</text:p>
          </table:table-cell>
          <table:table-cell table:formula="of:=AVERAGE([.B108:.B119])" office:value-type="float" office:value="82.0833333333333" calcext:value-type="float">
            <text:p>82,0833333333</text:p>
          </table:table-cell>
          <table:table-cell table:formula="of:=[.D119]-[.C119]" office:value-type="float" office:value="69.2242485833964" calcext:value-type="float">
            <text:p>69,2242485834</text:p>
          </table:table-cell>
          <table:table-cell table:formula="of:=[.D119]-[.D107]" office:value-type="float" office:value="-20.25" calcext:value-type="float">
            <text:p>-20,25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" calcext:value-type="float">
            <text:p>63</text:p>
          </table:table-cell>
          <table:table-cell table:formula="of:=COM.MICROSOFT.STDEV.S([.B109:.B120])" office:value-type="float" office:value="13.9292041148347" calcext:value-type="float">
            <text:p>13,9292041148</text:p>
          </table:table-cell>
          <table:table-cell table:formula="of:=AVERAGE([.B109:.B120])" office:value-type="float" office:value="80.25" calcext:value-type="float">
            <text:p>80,25</text:p>
          </table:table-cell>
          <table:table-cell table:formula="of:=[.D120]-[.C120]" office:value-type="float" office:value="66.3207958851653" calcext:value-type="float">
            <text:p>66,3207958852</text:p>
          </table:table-cell>
          <table:table-cell table:formula="of:=[.D120]-[.D108]" office:value-type="float" office:value="-19.9166666666667" calcext:value-type="float">
            <text:p>-19,91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COM.MICROSOFT.STDEV.S([.B110:.B121])" office:value-type="float" office:value="13.0267789455786" calcext:value-type="float">
            <text:p>13,0267789456</text:p>
          </table:table-cell>
          <table:table-cell table:formula="of:=AVERAGE([.B110:.B121])" office:value-type="float" office:value="78.6666666666667" calcext:value-type="float">
            <text:p>78,6666666667</text:p>
          </table:table-cell>
          <table:table-cell table:formula="of:=[.D121]-[.C121]" office:value-type="float" office:value="65.6398877210881" calcext:value-type="float">
            <text:p>65,6398877211</text:p>
          </table:table-cell>
          <table:table-cell table:formula="of:=[.D121]-[.D109]" office:value-type="float" office:value="-21.4166666666667" calcext:value-type="float">
            <text:p>-21,416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11:.B122])" office:value-type="float" office:value="9.79795897113271" calcext:value-type="float">
            <text:p>9,7979589711</text:p>
          </table:table-cell>
          <table:table-cell table:formula="of:=AVERAGE([.B111:.B122])" office:value-type="float" office:value="76" calcext:value-type="float">
            <text:p>76</text:p>
          </table:table-cell>
          <table:table-cell table:formula="of:=[.D122]-[.C122]" office:value-type="float" office:value="66.2020410288673" calcext:value-type="float">
            <text:p>66,2020410289</text:p>
          </table:table-cell>
          <table:table-cell table:formula="of:=[.D122]-[.D110]" office:value-type="float" office:value="-22.5833333333333" calcext:value-type="float">
            <text:p>-22,58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1" calcext:value-type="float">
            <text:p>51</text:p>
          </table:table-cell>
          <table:table-cell table:formula="of:=COM.MICROSOFT.STDEV.S([.B112:.B123])" office:value-type="float" office:value="11.7792189893897" calcext:value-type="float">
            <text:p>11,7792189894</text:p>
          </table:table-cell>
          <table:table-cell table:formula="of:=AVERAGE([.B112:.B123])" office:value-type="float" office:value="73.25" calcext:value-type="float">
            <text:p>73,25</text:p>
          </table:table-cell>
          <table:table-cell table:formula="of:=[.D123]-[.C123]" office:value-type="float" office:value="61.4707810106103" calcext:value-type="float">
            <text:p>61,4707810106</text:p>
          </table:table-cell>
          <table:table-cell table:formula="of:=[.D123]-[.D111]" office:value-type="float" office:value="-22" calcext:value-type="float">
            <text:p>-22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COM.MICROSOFT.STDEV.S([.B113:.B124])" office:value-type="float" office:value="12.1804612541413" calcext:value-type="float">
            <text:p>12,1804612541</text:p>
          </table:table-cell>
          <table:table-cell table:formula="of:=AVERAGE([.B113:.B124])" office:value-type="float" office:value="74" calcext:value-type="float">
            <text:p>74</text:p>
          </table:table-cell>
          <table:table-cell table:formula="of:=[.D124]-[.C124]" office:value-type="float" office:value="61.8195387458587" calcext:value-type="float">
            <text:p>61,8195387459</text:p>
          </table:table-cell>
          <table:table-cell table:formula="of:=[.D124]-[.D112]" office:value-type="float" office:value="-18.4166666666667" calcext:value-type="float">
            <text:p>-18,41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3" calcext:value-type="float">
            <text:p>53</text:p>
          </table:table-cell>
          <table:table-cell table:formula="of:=COM.MICROSOFT.STDEV.S([.B114:.B125])" office:value-type="float" office:value="13.1180537174283" calcext:value-type="float">
            <text:p>13,1180537174</text:p>
          </table:table-cell>
          <table:table-cell table:formula="of:=AVERAGE([.B114:.B125])" office:value-type="float" office:value="71.4166666666667" calcext:value-type="float">
            <text:p>71,4166666667</text:p>
          </table:table-cell>
          <table:table-cell table:formula="of:=[.D125]-[.C125]" office:value-type="float" office:value="58.2986129492384" calcext:value-type="float">
            <text:p>58,2986129492</text:p>
          </table:table-cell>
          <table:table-cell table:formula="of:=[.D125]-[.D113]" office:value-type="float" office:value="-19.5833333333333" calcext:value-type="float">
            <text:p>-19,58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15:.B126])" office:value-type="float" office:value="13.1517944391515" calcext:value-type="float">
            <text:p>13,1517944392</text:p>
          </table:table-cell>
          <table:table-cell table:formula="of:=AVERAGE([.B115:.B126])" office:value-type="float" office:value="70.6666666666667" calcext:value-type="float">
            <text:p>70,6666666667</text:p>
          </table:table-cell>
          <table:table-cell table:formula="of:=[.D126]-[.C126]" office:value-type="float" office:value="57.5148722275152" calcext:value-type="float">
            <text:p>57,5148722275</text:p>
          </table:table-cell>
          <table:table-cell table:formula="of:=[.D126]-[.D114]" office:value-type="float" office:value="-16.3333333333333" calcext:value-type="float">
            <text:p>-16,3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COM.MICROSOFT.STDEV.S([.B116:.B127])" office:value-type="float" office:value="10.5697538746036" calcext:value-type="float">
            <text:p>10,5697538746</text:p>
          </table:table-cell>
          <table:table-cell table:formula="of:=AVERAGE([.B116:.B127])" office:value-type="float" office:value="69.4166666666667" calcext:value-type="float">
            <text:p>69,4166666667</text:p>
          </table:table-cell>
          <table:table-cell table:formula="of:=[.D127]-[.C127]" office:value-type="float" office:value="58.8469127920631" calcext:value-type="float">
            <text:p>58,8469127921</text:p>
          </table:table-cell>
          <table:table-cell table:formula="of:=[.D127]-[.D115]" office:value-type="float" office:value="-16.9166666666667" calcext:value-type="float">
            <text:p>-16,9166666667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COM.MICROSOFT.STDEV.S([.B117:.B128])" office:value-type="float" office:value="10.5686787110296" calcext:value-type="float">
            <text:p>10,568678711</text:p>
          </table:table-cell>
          <table:table-cell table:formula="of:=AVERAGE([.B117:.B128])" office:value-type="float" office:value="69.3333333333333" calcext:value-type="float">
            <text:p>69,3333333333</text:p>
          </table:table-cell>
          <table:table-cell table:formula="of:=[.D128]-[.C128]" office:value-type="float" office:value="58.7646546223038" calcext:value-type="float">
            <text:p>58,7646546223</text:p>
          </table:table-cell>
          <table:table-cell table:formula="of:=[.D128]-[.D116]" office:value-type="float" office:value="-15.5" calcext:value-type="float">
            <text:p>-15,5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COM.MICROSOFT.STDEV.S([.B118:.B129])" office:value-type="float" office:value="11.5286205119733" calcext:value-type="float">
            <text:p>11,528620512</text:p>
          </table:table-cell>
          <table:table-cell table:formula="of:=AVERAGE([.B118:.B129])" office:value-type="float" office:value="71" calcext:value-type="float">
            <text:p>71</text:p>
          </table:table-cell>
          <table:table-cell table:formula="of:=[.D129]-[.C129]" office:value-type="float" office:value="59.4713794880267" calcext:value-type="float">
            <text:p>59,471379488</text:p>
          </table:table-cell>
          <table:table-cell table:formula="of:=[.D129]-[.D117]" office:value-type="float" office:value="-12.25" calcext:value-type="float">
            <text:p>-12,2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COM.MICROSOFT.STDEV.S([.B119:.B130])" office:value-type="float" office:value="11.7586203066155" calcext:value-type="float">
            <text:p>11,7586203066</text:p>
          </table:table-cell>
          <table:table-cell table:formula="of:=AVERAGE([.B119:.B130])" office:value-type="float" office:value="70.4166666666667" calcext:value-type="float">
            <text:p>70,4166666667</text:p>
          </table:table-cell>
          <table:table-cell table:formula="of:=[.D130]-[.C130]" office:value-type="float" office:value="58.6580463600511" calcext:value-type="float">
            <text:p>58,6580463601</text:p>
          </table:table-cell>
          <table:table-cell table:formula="of:=[.D130]-[.D118]" office:value-type="float" office:value="-12.4166666666667" calcext:value-type="float">
            <text:p>-12,4166666667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COM.MICROSOFT.STDEV.S([.B120:.B131])" office:value-type="float" office:value="12.488782845806" calcext:value-type="float">
            <text:p>12,4887828458</text:p>
          </table:table-cell>
          <table:table-cell table:formula="of:=AVERAGE([.B120:.B131])" office:value-type="float" office:value="68.8333333333333" calcext:value-type="float">
            <text:p>68,8333333333</text:p>
          </table:table-cell>
          <table:table-cell table:formula="of:=[.D131]-[.C131]" office:value-type="float" office:value="56.3445504875274" calcext:value-type="float">
            <text:p>56,3445504875</text:p>
          </table:table-cell>
          <table:table-cell table:formula="of:=[.D131]-[.D119]" office:value-type="float" office:value="-13.25" calcext:value-type="float">
            <text:p>-13,2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121:.B132])" office:value-type="float" office:value="12.534497850478" calcext:value-type="float">
            <text:p>12,5344978505</text:p>
          </table:table-cell>
          <table:table-cell table:formula="of:=AVERAGE([.B121:.B132])" office:value-type="float" office:value="68.75" calcext:value-type="float">
            <text:p>68,75</text:p>
          </table:table-cell>
          <table:table-cell table:formula="of:=[.D132]-[.C132]" office:value-type="float" office:value="56.2155021495221" calcext:value-type="float">
            <text:p>56,2155021495</text:p>
          </table:table-cell>
          <table:table-cell table:formula="of:=[.D132]-[.D120]" office:value-type="float" office:value="-11.5" calcext:value-type="float">
            <text:p>-11,5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COM.MICROSOFT.STDEV.S([.B122:.B133])" office:value-type="float" office:value="12.2622851199781" calcext:value-type="float">
            <text:p>12,26228512</text:p>
          </table:table-cell>
          <table:table-cell table:formula="of:=AVERAGE([.B122:.B133])" office:value-type="float" office:value="68" calcext:value-type="float">
            <text:p>68</text:p>
          </table:table-cell>
          <table:table-cell table:formula="of:=[.D133]-[.C133]" office:value-type="float" office:value="55.7377148800219" calcext:value-type="float">
            <text:p>55,73771488</text:p>
          </table:table-cell>
          <table:table-cell table:formula="of:=[.D133]-[.D121]" office:value-type="float" office:value="-10.6666666666667" calcext:value-type="float">
            <text:p>-10,66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7" calcext:value-type="float">
            <text:p>167</text:p>
          </table:table-cell>
          <table:table-cell table:formula="of:=COM.MICROSOFT.STDEV.S([.B123:.B134])" office:value-type="float" office:value="31.1860254251513" calcext:value-type="float">
            <text:p>31,1860254252</text:p>
          </table:table-cell>
          <table:table-cell table:formula="of:=AVERAGE([.B123:.B134])" office:value-type="float" office:value="75.75" calcext:value-type="float">
            <text:p>75,75</text:p>
          </table:table-cell>
          <table:table-cell table:formula="of:=[.D134]-[.C134]" office:value-type="float" office:value="44.5639745748487" calcext:value-type="float">
            <text:p>44,5639745748</text:p>
          </table:table-cell>
          <table:table-cell table:formula="of:=[.D134]-[.D122]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COM.MICROSOFT.STDEV.S([.B124:.B135])" office:value-type="float" office:value="30.4286298599118" calcext:value-type="float">
            <text:p>30,4286298599</text:p>
          </table:table-cell>
          <table:table-cell table:formula="of:=AVERAGE([.B124:.B135])" office:value-type="float" office:value="79.0833333333333" calcext:value-type="float">
            <text:p>79,0833333333</text:p>
          </table:table-cell>
          <table:table-cell table:formula="of:=[.D135]-[.C135]" office:value-type="float" office:value="48.6547034734215" calcext:value-type="float">
            <text:p>48,6547034734</text:p>
          </table:table-cell>
          <table:table-cell table:formula="of:=[.D135]-[.D123]" office:value-type="float" office:value="5.83333333333333" calcext:value-type="float">
            <text:p>5,83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COM.MICROSOFT.STDEV.S([.B125:.B136])" office:value-type="float" office:value="30.7111419915353" calcext:value-type="float">
            <text:p>30,7111419915</text:p>
          </table:table-cell>
          <table:table-cell table:formula="of:=AVERAGE([.B125:.B136])" office:value-type="float" office:value="79.9166666666667" calcext:value-type="float">
            <text:p>79,9166666667</text:p>
          </table:table-cell>
          <table:table-cell table:formula="of:=[.D136]-[.C136]" office:value-type="float" office:value="49.2055246751314" calcext:value-type="float">
            <text:p>49,2055246751</text:p>
          </table:table-cell>
          <table:table-cell table:formula="of:=[.D136]-[.D124]" office:value-type="float" office:value="5.91666666666667" calcext:value-type="float">
            <text:p>5,916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26:.B137])" office:value-type="float" office:value="30.7920690300524" calcext:value-type="float">
            <text:p>30,7920690301</text:p>
          </table:table-cell>
          <table:table-cell table:formula="of:=AVERAGE([.B126:.B137])" office:value-type="float" office:value="79.8333333333333" calcext:value-type="float">
            <text:p>79,8333333333</text:p>
          </table:table-cell>
          <table:table-cell table:formula="of:=[.D137]-[.C137]" office:value-type="float" office:value="49.0412643032809" calcext:value-type="float">
            <text:p>49,0412643033</text:p>
          </table:table-cell>
          <table:table-cell table:formula="of:=[.D137]-[.D125]" office:value-type="float" office:value="8.41666666666666" calcext:value-type="float">
            <text:p>8,41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COM.MICROSOFT.STDEV.S([.B127:.B138])" office:value-type="float" office:value="31.6179849088611" calcext:value-type="float">
            <text:p>31,6179849089</text:p>
          </table:table-cell>
          <table:table-cell table:formula="of:=AVERAGE([.B127:.B138])" office:value-type="float" office:value="78.6666666666667" calcext:value-type="float">
            <text:p>78,6666666667</text:p>
          </table:table-cell>
          <table:table-cell table:formula="of:=[.D138]-[.C138]" office:value-type="float" office:value="47.0486817578056" calcext:value-type="float">
            <text:p>47,0486817578</text:p>
          </table:table-cell>
          <table:table-cell table:formula="of:=[.D138]-[.D126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COM.MICROSOFT.STDEV.S([.B128:.B139])" office:value-type="float" office:value="31.8950694394205" calcext:value-type="float">
            <text:p>31,8950694394</text:p>
          </table:table-cell>
          <table:table-cell table:formula="of:=AVERAGE([.B128:.B139])" office:value-type="float" office:value="76.75" calcext:value-type="float">
            <text:p>76,75</text:p>
          </table:table-cell>
          <table:table-cell table:formula="of:=[.D139]-[.C139]" office:value-type="float" office:value="44.8549305605795" calcext:value-type="float">
            <text:p>44,8549305606</text:p>
          </table:table-cell>
          <table:table-cell table:formula="of:=[.D139]-[.D127]" office:value-type="float" office:value="7.33333333333333" calcext:value-type="float">
            <text:p>7,33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COM.MICROSOFT.STDEV.S([.B129:.B140])" office:value-type="float" office:value="32.2446847863287" calcext:value-type="float">
            <text:p>32,2446847863</text:p>
          </table:table-cell>
          <table:table-cell table:formula="of:=AVERAGE([.B129:.B140])" office:value-type="float" office:value="75.9166666666667" calcext:value-type="float">
            <text:p>75,9166666667</text:p>
          </table:table-cell>
          <table:table-cell table:formula="of:=[.D140]-[.C140]" office:value-type="float" office:value="43.671981880338" calcext:value-type="float">
            <text:p>43,6719818803</text:p>
          </table:table-cell>
          <table:table-cell table:formula="of:=[.D140]-[.D128]" office:value-type="float" office:value="6.58333333333334" calcext:value-type="float">
            <text:p>6,5833333333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130:.B141])" office:value-type="float" office:value="32.8273721707413" calcext:value-type="float">
            <text:p>32,8273721707</text:p>
          </table:table-cell>
          <table:table-cell table:formula="of:=AVERAGE([.B130:.B141])" office:value-type="float" office:value="73" calcext:value-type="float">
            <text:p>73</text:p>
          </table:table-cell>
          <table:table-cell table:formula="of:=[.D141]-[.C141]" office:value-type="float" office:value="40.1726278292587" calcext:value-type="float">
            <text:p>40,1726278293</text:p>
          </table:table-cell>
          <table:table-cell table:formula="of:=[.D141]-[.D129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COM.MICROSOFT.STDEV.S([.B131:.B142])" office:value-type="float" office:value="32.8618550168963" calcext:value-type="float">
            <text:p>32,8618550169</text:p>
          </table:table-cell>
          <table:table-cell table:formula="of:=AVERAGE([.B131:.B142])" office:value-type="float" office:value="74.9166666666667" calcext:value-type="float">
            <text:p>74,9166666667</text:p>
          </table:table-cell>
          <table:table-cell table:formula="of:=[.D142]-[.C142]" office:value-type="float" office:value="42.0548116497703" calcext:value-type="float">
            <text:p>42,0548116498</text:p>
          </table:table-cell>
          <table:table-cell table:formula="of:=[.D142]-[.D130]" office:value-type="float" office:value="4.5" calcext:value-type="float">
            <text:p>4,5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4" calcext:value-type="float">
            <text:p>54</text:p>
          </table:table-cell>
          <table:table-cell table:formula="of:=COM.MICROSOFT.STDEV.S([.B132:.B143])" office:value-type="float" office:value="32.9181721941857" calcext:value-type="float">
            <text:p>32,9181721942</text:p>
          </table:table-cell>
          <table:table-cell table:formula="of:=AVERAGE([.B132:.B143])" office:value-type="float" office:value="74.8333333333333" calcext:value-type="float">
            <text:p>74,8333333333</text:p>
          </table:table-cell>
          <table:table-cell table:formula="of:=[.D143]-[.C143]" office:value-type="float" office:value="41.9151611391476" calcext:value-type="float">
            <text:p>41,9151611391</text:p>
          </table:table-cell>
          <table:table-cell table:formula="of:=[.D143]-[.D131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COM.MICROSOFT.STDEV.S([.B133:.B144])" office:value-type="float" office:value="33.3956992331756" calcext:value-type="float">
            <text:p>33,3956992332</text:p>
          </table:table-cell>
          <table:table-cell table:formula="of:=AVERAGE([.B133:.B144])" office:value-type="float" office:value="74" calcext:value-type="float">
            <text:p>74</text:p>
          </table:table-cell>
          <table:table-cell table:formula="of:=[.D144]-[.C144]" office:value-type="float" office:value="40.6043007668244" calcext:value-type="float">
            <text:p>40,6043007668</text:p>
          </table:table-cell>
          <table:table-cell table:formula="of:=[.D144]-[.D132]" office:value-type="float" office:value="5.25" calcext:value-type="float">
            <text:p>5,25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34:.B145])" office:value-type="float" office:value="33.6055550963428" calcext:value-type="float">
            <text:p>33,6055550963</text:p>
          </table:table-cell>
          <table:table-cell table:formula="of:=AVERAGE([.B134:.B145])" office:value-type="float" office:value="73.3333333333333" calcext:value-type="float">
            <text:p>73,3333333333</text:p>
          </table:table-cell>
          <table:table-cell table:formula="of:=[.D145]-[.C145]" office:value-type="float" office:value="39.7277782369905" calcext:value-type="float">
            <text:p>39,727778237</text:p>
          </table:table-cell>
          <table:table-cell table:formula="of:=[.D145]-[.D133]" office:value-type="float" office:value="5.33333333333333" calcext:value-type="float">
            <text:p>5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COM.MICROSOFT.STDEV.S([.B135:.B146])" office:value-type="float" office:value="16.1608861893227" calcext:value-type="float">
            <text:p>16,1608861893</text:p>
          </table:table-cell>
          <table:table-cell table:formula="of:=AVERAGE([.B135:.B146])" office:value-type="float" office:value="64.4166666666667" calcext:value-type="float">
            <text:p>64,4166666667</text:p>
          </table:table-cell>
          <table:table-cell table:formula="of:=[.D146]-[.C146]" office:value-type="float" office:value="48.2557804773439" calcext:value-type="float">
            <text:p>48,2557804773</text:p>
          </table:table-cell>
          <table:table-cell table:formula="of:=[.D146]-[.D134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36:.B147])" office:value-type="float" office:value="13.8235635452986" calcext:value-type="float">
            <text:p>13,8235635453</text:p>
          </table:table-cell>
          <table:table-cell table:formula="of:=AVERAGE([.B136:.B147])" office:value-type="float" office:value="62" calcext:value-type="float">
            <text:p>62</text:p>
          </table:table-cell>
          <table:table-cell table:formula="of:=[.D147]-[.C147]" office:value-type="float" office:value="48.1764364547014" calcext:value-type="float">
            <text:p>48,1764364547</text:p>
          </table:table-cell>
          <table:table-cell table:formula="of:=[.D147]-[.D135]" office:value-type="float" office:value="-17.0833333333333" calcext:value-type="float">
            <text:p>-17,08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37:.B148])" office:value-type="float" office:value="10.9239797387826" calcext:value-type="float">
            <text:p>10,9239797388</text:p>
          </table:table-cell>
          <table:table-cell table:formula="of:=AVERAGE([.B137:.B148])" office:value-type="float" office:value="60.6666666666667" calcext:value-type="float">
            <text:p>60,6666666667</text:p>
          </table:table-cell>
          <table:table-cell table:formula="of:=[.D148]-[.C148]" office:value-type="float" office:value="49.742686927884" calcext:value-type="float">
            <text:p>49,7426869279</text:p>
          </table:table-cell>
          <table:table-cell table:formula="of:=[.D148]-[.D136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138:.B149])" office:value-type="float" office:value="10.9996556419928" calcext:value-type="float">
            <text:p>10,999655642</text:p>
          </table:table-cell>
          <table:table-cell table:formula="of:=AVERAGE([.B138:.B149])" office:value-type="float" office:value="60.5833333333333" calcext:value-type="float">
            <text:p>60,5833333333</text:p>
          </table:table-cell>
          <table:table-cell table:formula="of:=[.D149]-[.C149]" office:value-type="float" office:value="49.5836776913405" calcext:value-type="float">
            <text:p>49,5836776913</text:p>
          </table:table-cell>
          <table:table-cell table:formula="of:=[.D149]-[.D137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COM.MICROSOFT.STDEV.S([.B139:.B150])" office:value-type="float" office:value="10.6728201947325" calcext:value-type="float">
            <text:p>10,6728201947</text:p>
          </table:table-cell>
          <table:table-cell table:formula="of:=AVERAGE([.B139:.B150])" office:value-type="float" office:value="61.5" calcext:value-type="float">
            <text:p>61,5</text:p>
          </table:table-cell>
          <table:table-cell table:formula="of:=[.D150]-[.C150]" office:value-type="float" office:value="50.8271798052675" calcext:value-type="float">
            <text:p>50,8271798053</text:p>
          </table:table-cell>
          <table:table-cell table:formula="of:=[.D150]-[.D138]" office:value-type="float" office:value="-17.1666666666667" calcext:value-type="float">
            <text:p>-17,1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COM.MICROSOFT.STDEV.S([.B140:.B151])" office:value-type="float" office:value="10.8864664384341" calcext:value-type="float">
            <text:p>10,8864664384</text:p>
          </table:table-cell>
          <table:table-cell table:formula="of:=AVERAGE([.B140:.B151])" office:value-type="float" office:value="60.8333333333333" calcext:value-type="float">
            <text:p>60,8333333333</text:p>
          </table:table-cell>
          <table:table-cell table:formula="of:=[.D151]-[.C151]" office:value-type="float" office:value="49.9468668948993" calcext:value-type="float">
            <text:p>49,9468668949</text:p>
          </table:table-cell>
          <table:table-cell table:formula="of:=[.D151]-[.D139]" office:value-type="float" office:value="-15.9166666666667" calcext:value-type="float">
            <text:p>-15,916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41:.B152])" office:value-type="float" office:value="10.9665469275954" calcext:value-type="float">
            <text:p>10,9665469276</text:p>
          </table:table-cell>
          <table:table-cell table:formula="of:=AVERAGE([.B141:.B152])" office:value-type="float" office:value="60.5833333333333" calcext:value-type="float">
            <text:p>60,5833333333</text:p>
          </table:table-cell>
          <table:table-cell table:formula="of:=[.D152]-[.C152]" office:value-type="float" office:value="49.616786405738" calcext:value-type="float">
            <text:p>49,6167864057</text:p>
          </table:table-cell>
          <table:table-cell table:formula="of:=[.D152]-[.D140]" office:value-type="float" office:value="-15.3333333333333" calcext:value-type="float">
            <text:p>-15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142:.B153])" office:value-type="float" office:value="10.6639437812517" calcext:value-type="float">
            <text:p>10,6639437813</text:p>
          </table:table-cell>
          <table:table-cell table:formula="of:=AVERAGE([.B142:.B153])" office:value-type="float" office:value="61.9166666666667" calcext:value-type="float">
            <text:p>61,9166666667</text:p>
          </table:table-cell>
          <table:table-cell table:formula="of:=[.D153]-[.C153]" office:value-type="float" office:value="51.252722885415" calcext:value-type="float">
            <text:p>51,2527228854</text:p>
          </table:table-cell>
          <table:table-cell table:formula="of:=[.D153]-[.D141]" office:value-type="float" office:value="-11.0833333333333" calcext:value-type="float">
            <text:p>-11,08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43:.B154])" office:value-type="float" office:value="14.3217888674438" calcext:value-type="float">
            <text:p>14,3217888674</text:p>
          </table:table-cell>
          <table:table-cell table:formula="of:=AVERAGE([.B143:.B154])" office:value-type="float" office:value="63.25" calcext:value-type="float">
            <text:p>63,25</text:p>
          </table:table-cell>
          <table:table-cell table:formula="of:=[.D154]-[.C154]" office:value-type="float" office:value="48.9282111325562" calcext:value-type="float">
            <text:p>48,9282111326</text:p>
          </table:table-cell>
          <table:table-cell table:formula="of:=[.D154]-[.D142]" office:value-type="float" office:value="-11.6666666666667" calcext:value-type="float">
            <text:p>-11,6666666667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COM.MICROSOFT.STDEV.S([.B144:.B155])" office:value-type="float" office:value="14.0677473374921" calcext:value-type="float">
            <text:p>14,0677473375</text:p>
          </table:table-cell>
          <table:table-cell table:formula="of:=AVERAGE([.B144:.B155])" office:value-type="float" office:value="64.4166666666667" calcext:value-type="float">
            <text:p>64,4166666667</text:p>
          </table:table-cell>
          <table:table-cell table:formula="of:=[.D155]-[.C155]" office:value-type="float" office:value="50.3489193291746" calcext:value-type="float">
            <text:p>50,3489193292</text:p>
          </table:table-cell>
          <table:table-cell table:formula="of:=[.D155]-[.D143]" office:value-type="float" office:value="-10.4166666666667" calcext:value-type="float">
            <text:p>-10,41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145:.B156])" office:value-type="float" office:value="13.9834859311932" calcext:value-type="float">
            <text:p>13,9834859312</text:p>
          </table:table-cell>
          <table:table-cell table:formula="of:=AVERAGE([.B145:.B156])" office:value-type="float" office:value="66.5833333333333" calcext:value-type="float">
            <text:p>66,5833333333</text:p>
          </table:table-cell>
          <table:table-cell table:formula="of:=[.D156]-[.C156]" office:value-type="float" office:value="52.5998474021401" calcext:value-type="float">
            <text:p>52,5998474021</text:p>
          </table:table-cell>
          <table:table-cell table:formula="of:=[.D156]-[.D144]" office:value-type="float" office:value="-7.41666666666667" calcext:value-type="float">
            <text:p>-7,4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46:.B157])" office:value-type="float" office:value="19.9514562390971" calcext:value-type="float">
            <text:p>19,9514562391</text:p>
          </table:table-cell>
          <table:table-cell table:formula="of:=AVERAGE([.B146:.B157])" office:value-type="float" office:value="71.3333333333333" calcext:value-type="float">
            <text:p>71,3333333333</text:p>
          </table:table-cell>
          <table:table-cell table:formula="of:=[.D157]-[.C157]" office:value-type="float" office:value="51.3818770942362" calcext:value-type="float">
            <text:p>51,3818770942</text:p>
          </table:table-cell>
          <table:table-cell table:formula="of:=[.D157]-[.D145]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47:.B158])" office:value-type="float" office:value="19.6353114196199" calcext:value-type="float">
            <text:p>19,6353114196</text:p>
          </table:table-cell>
          <table:table-cell table:formula="of:=AVERAGE([.B147:.B158])" office:value-type="float" office:value="72.5" calcext:value-type="float">
            <text:p>72,5</text:p>
          </table:table-cell>
          <table:table-cell table:formula="of:=[.D158]-[.C158]" office:value-type="float" office:value="52.8646885803801" calcext:value-type="float">
            <text:p>52,8646885804</text:p>
          </table:table-cell>
          <table:table-cell table:formula="of:=[.D158]-[.D146]" office:value-type="float" office:value="8.08333333333333" calcext:value-type="float">
            <text:p>8,083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7" calcext:value-type="float">
            <text:p>67</text:p>
          </table:table-cell>
          <table:table-cell table:formula="of:=COM.MICROSOFT.STDEV.S([.B148:.B159])" office:value-type="float" office:value="19.4443650792031" calcext:value-type="float">
            <text:p>19,4443650792</text:p>
          </table:table-cell>
          <table:table-cell table:formula="of:=AVERAGE([.B148:.B159])" office:value-type="float" office:value="72.9166666666667" calcext:value-type="float">
            <text:p>72,9166666667</text:p>
          </table:table-cell>
          <table:table-cell table:formula="of:=[.D159]-[.C159]" office:value-type="float" office:value="53.4723015874636" calcext:value-type="float">
            <text:p>53,4723015875</text:p>
          </table:table-cell>
          <table:table-cell table:formula="of:=[.D159]-[.D147]" office:value-type="float" office:value="10.9166666666667" calcext:value-type="float">
            <text:p>10,91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3" calcext:value-type="float">
            <text:p>93</text:p>
          </table:table-cell>
          <table:table-cell table:formula="of:=COM.MICROSOFT.STDEV.S([.B149:.B160])" office:value-type="float" office:value="20.2656598633494" calcext:value-type="float">
            <text:p>20,2656598633</text:p>
          </table:table-cell>
          <table:table-cell table:formula="of:=AVERAGE([.B149:.B160])" office:value-type="float" office:value="74.1666666666667" calcext:value-type="float">
            <text:p>74,1666666667</text:p>
          </table:table-cell>
          <table:table-cell table:formula="of:=[.D160]-[.C160]" office:value-type="float" office:value="53.9010068033173" calcext:value-type="float">
            <text:p>53,9010068033</text:p>
          </table:table-cell>
          <table:table-cell table:formula="of:=[.D160]-[.D148]" office:value-type="float" office:value="13.5" calcext:value-type="float">
            <text:p>13,5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50:.B161])" office:value-type="float" office:value="20.1635359453193" calcext:value-type="float">
            <text:p>20,1635359453</text:p>
          </table:table-cell>
          <table:table-cell table:formula="of:=AVERAGE([.B150:.B161])" office:value-type="float" office:value="74.25" calcext:value-type="float">
            <text:p>74,25</text:p>
          </table:table-cell>
          <table:table-cell table:formula="of:=[.D161]-[.C161]" office:value-type="float" office:value="54.0864640546807" calcext:value-type="float">
            <text:p>54,0864640547</text:p>
          </table:table-cell>
          <table:table-cell table:formula="of:=[.D161]-[.D149]" office:value-type="float" office:value="13.6666666666667" calcext:value-type="float">
            <text:p>13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4" calcext:value-type="float">
            <text:p>64</text:p>
          </table:table-cell>
          <table:table-cell table:formula="of:=COM.MICROSOFT.STDEV.S([.B151:.B162])" office:value-type="float" office:value="20.1148219133568" calcext:value-type="float">
            <text:p>20,1148219134</text:p>
          </table:table-cell>
          <table:table-cell table:formula="of:=AVERAGE([.B151:.B162])" office:value-type="float" office:value="74.3333333333333" calcext:value-type="float">
            <text:p>74,3333333333</text:p>
          </table:table-cell>
          <table:table-cell table:formula="of:=[.D162]-[.C162]" office:value-type="float" office:value="54.2185114199765" calcext:value-type="float">
            <text:p>54,21851142</text:p>
          </table:table-cell>
          <table:table-cell table:formula="of:=[.D162]-[.D150]" office:value-type="float" office:value="12.8333333333333" calcext:value-type="float">
            <text:p>12,8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52:.B163])" office:value-type="float" office:value="19.2141046677127" calcext:value-type="float">
            <text:p>19,2141046677</text:p>
          </table:table-cell>
          <table:table-cell table:formula="of:=AVERAGE([.B152:.B163])" office:value-type="float" office:value="75.5" calcext:value-type="float">
            <text:p>75,5</text:p>
          </table:table-cell>
          <table:table-cell table:formula="of:=[.D163]-[.C163]" office:value-type="float" office:value="56.2858953322873" calcext:value-type="float">
            <text:p>56,2858953323</text:p>
          </table:table-cell>
          <table:table-cell table:formula="of:=[.D163]-[.D151]" office:value-type="float" office:value="14.6666666666667" calcext:value-type="float">
            <text:p>14,6666666667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53:.B164])" office:value-type="float" office:value="19.2141046677127" calcext:value-type="float">
            <text:p>19,2141046677</text:p>
          </table:table-cell>
          <table:table-cell table:formula="of:=AVERAGE([.B153:.B164])" office:value-type="float" office:value="75.5" calcext:value-type="float">
            <text:p>75,5</text:p>
          </table:table-cell>
          <table:table-cell table:formula="of:=[.D164]-[.C164]" office:value-type="float" office:value="56.2858953322873" calcext:value-type="float">
            <text:p>56,2858953323</text:p>
          </table:table-cell>
          <table:table-cell table:formula="of:=[.D164]-[.D152]" office:value-type="float" office:value="14.9166666666667" calcext:value-type="float">
            <text:p>14,9166666667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5" calcext:value-type="float">
            <text:p>75</text:p>
          </table:table-cell>
          <table:table-cell table:formula="of:=COM.MICROSOFT.STDEV.S([.B154:.B165])" office:value-type="float" office:value="19.0302789036713" calcext:value-type="float">
            <text:p>19,0302789037</text:p>
          </table:table-cell>
          <table:table-cell table:formula="of:=AVERAGE([.B154:.B165])" office:value-type="float" office:value="76.1666666666667" calcext:value-type="float">
            <text:p>76,1666666667</text:p>
          </table:table-cell>
          <table:table-cell table:formula="of:=[.D165]-[.C165]" office:value-type="float" office:value="57.1363877629954" calcext:value-type="float">
            <text:p>57,136387763</text:p>
          </table:table-cell>
          <table:table-cell table:formula="of:=[.D165]-[.D153]" office:value-type="float" office:value="14.25" calcext:value-type="float">
            <text:p>14,2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55:.B166])" office:value-type="float" office:value="20.1261175108516" calcext:value-type="float">
            <text:p>20,1261175109</text:p>
          </table:table-cell>
          <table:table-cell table:formula="of:=AVERAGE([.B155:.B166])" office:value-type="float" office:value="76.8333333333333" calcext:value-type="float">
            <text:p>76,8333333333</text:p>
          </table:table-cell>
          <table:table-cell table:formula="of:=[.D166]-[.C166]" office:value-type="float" office:value="56.7072158224818" calcext:value-type="float">
            <text:p>56,7072158225</text:p>
          </table:table-cell>
          <table:table-cell table:formula="of:=[.D166]-[.D154]" office:value-type="float" office:value="13.5833333333333" calcext:value-type="float">
            <text:p>13,58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56:.B167])" office:value-type="float" office:value="22.395041388394" calcext:value-type="float">
            <text:p>22,3950413884</text:p>
          </table:table-cell>
          <table:table-cell table:formula="of:=AVERAGE([.B156:.B167])" office:value-type="float" office:value="80.5833333333333" calcext:value-type="float">
            <text:p>80,5833333333</text:p>
          </table:table-cell>
          <table:table-cell table:formula="of:=[.D167]-[.C167]" office:value-type="float" office:value="58.1882919449394" calcext:value-type="float">
            <text:p>58,1882919449</text:p>
          </table:table-cell>
          <table:table-cell table:formula="of:=[.D167]-[.D155]" office:value-type="float" office:value="16.1666666666667" calcext:value-type="float">
            <text:p>16,166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46" calcext:value-type="float">
            <text:p>146</text:p>
          </table:table-cell>
          <table:table-cell table:formula="of:=COM.MICROSOFT.STDEV.S([.B157:.B168])" office:value-type="float" office:value="29.2392171266916" calcext:value-type="float">
            <text:p>29,2392171267</text:p>
          </table:table-cell>
          <table:table-cell table:formula="of:=AVERAGE([.B157:.B168])" office:value-type="float" office:value="86.25" calcext:value-type="float">
            <text:p>86,25</text:p>
          </table:table-cell>
          <table:table-cell table:formula="of:=[.D168]-[.C168]" office:value-type="float" office:value="57.0107828733084" calcext:value-type="float">
            <text:p>57,0107828733</text:p>
          </table:table-cell>
          <table:table-cell table:formula="of:=[.D168]-[.D156]" office:value-type="float" office:value="19.6666666666667" calcext:value-type="float">
            <text:p>19,6666666667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2" calcext:value-type="float">
            <text:p>82</text:p>
          </table:table-cell>
          <table:table-cell table:formula="of:=COM.MICROSOFT.STDEV.S([.B158:.B169])" office:value-type="float" office:value="27.5922694487665" calcext:value-type="float">
            <text:p>27,5922694488</text:p>
          </table:table-cell>
          <table:table-cell table:formula="of:=AVERAGE([.B158:.B169])" office:value-type="float" office:value="83.3333333333333" calcext:value-type="float">
            <text:p>83,3333333333</text:p>
          </table:table-cell>
          <table:table-cell table:formula="of:=[.D169]-[.C169]" office:value-type="float" office:value="55.7410638845668" calcext:value-type="float">
            <text:p>55,7410638846</text:p>
          </table:table-cell>
          <table:table-cell table:formula="of:=[.D169]-[.D157]" office:value-type="float" office:value="12" calcext:value-type="float">
            <text:p>12</text:p>
          </table:table-cell>
          <table:table-cell table:number-columns-repeated="1018"/>
        </table:table-row>
      </table:table>
      <table:table table:name="Edits per article" table:style-name="ta1">
        <table:shapes>
          <draw:frame draw:z-index="0" draw:style-name="gr1" draw:text-style-name="P1" svg:width="159.99mm" svg:height="89.99mm" svg:x="136.47mm" svg:y="1mm">
            <loext:p draw:notify-on-update-of-ranges="'Edits per article'.A1:'Edits per article'.A1 'Edits per article'.A2:'Edits per article'.A169 'Edits per article'.B1:'Edits per article'.B1 'Edits per article'.B2:'Edits per article'.B169 'Edits per article'.C1:'Edits per article'.C1 'Edits per article'.C2:'Edits per article'.C169 'Edits per article'.D1:'Edits per article'.D1 'Edits per article'.D2:'Edits per article'.D169 'Edits per article'.E1:'Edits per article'.E1 'Edits per article'.E2:'Edits per article'.E169 'Edits per article'.F1:'Edits per article'.F1 'Edits per article'.F2:'Edits per article'.F1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.8" calcext:value-type="float">
            <text:p>1,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.9" calcext:value-type="float">
            <text:p>1,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.9" calcext:value-type="float">
            <text:p>1,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.2" calcext:value-type="float">
            <text:p>2,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.3" calcext:value-type="float">
            <text:p>2,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2.9" calcext:value-type="float">
            <text:p>2,9</text:p>
          </table:table-cell>
          <table:table-cell table:formula="of:=COM.MICROSOFT.STDEV.S([.B2:.B13])" office:value-type="float" office:value="0.284312035153866" calcext:value-type="float">
            <text:p>0,2843120352</text:p>
          </table:table-cell>
          <table:table-cell table:formula="of:=AVERAGE([.B2:.B13])" office:value-type="float" office:value="2.10833333333333" calcext:value-type="float">
            <text:p>2,1083333333</text:p>
          </table:table-cell>
          <table:table-cell table:formula="of:=[.D13]-[.C13]" office:value-type="float" office:value="1.82402129817947" calcext:value-type="float">
            <text:p>1,8240212982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formula="of:=COM.MICROSOFT.STDEV.S([.B3:.B14])" office:value-type="float" office:value="0.452183255959016" calcext:value-type="float">
            <text:p>0,452183256</text:p>
          </table:table-cell>
          <table:table-cell table:formula="of:=AVERAGE([.B3:.B14])" office:value-type="float" office:value="2.24166666666667" calcext:value-type="float">
            <text:p>2,2416666667</text:p>
          </table:table-cell>
          <table:table-cell table:formula="of:=[.D14]-[.C14]" office:value-type="float" office:value="1.78948341070765" calcext:value-type="float">
            <text:p>1,789483410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formula="of:=COM.MICROSOFT.STDEV.S([.B4:.B15])" office:value-type="float" office:value="0.514339823993296" calcext:value-type="float">
            <text:p>0,514339824</text:p>
          </table:table-cell>
          <table:table-cell table:formula="of:=AVERAGE([.B4:.B15])" office:value-type="float" office:value="2.35" calcext:value-type="float">
            <text:p>2,35</text:p>
          </table:table-cell>
          <table:table-cell table:formula="of:=[.D15]-[.C15]" office:value-type="float" office:value="1.8356601760067" calcext:value-type="float">
            <text:p>1,835660176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formula="of:=COM.MICROSOFT.STDEV.S([.B5:.B16])" office:value-type="float" office:value="0.589041337233387" calcext:value-type="float">
            <text:p>0,5890413372</text:p>
          </table:table-cell>
          <table:table-cell table:formula="of:=AVERAGE([.B5:.B16])" office:value-type="float" office:value="2.48333333333333" calcext:value-type="float">
            <text:p>2,4833333333</text:p>
          </table:table-cell>
          <table:table-cell table:formula="of:=[.D16]-[.C16]" office:value-type="float" office:value="1.89429199609995" calcext:value-type="float">
            <text:p>1,8942919961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formula="of:=COM.MICROSOFT.STDEV.S([.B6:.B17])" office:value-type="float" office:value="0.61119604552108" calcext:value-type="float">
            <text:p>0,6111960455</text:p>
          </table:table-cell>
          <table:table-cell table:formula="of:=AVERAGE([.B6:.B17])" office:value-type="float" office:value="2.59166666666667" calcext:value-type="float">
            <text:p>2,5916666667</text:p>
          </table:table-cell>
          <table:table-cell table:formula="of:=[.D17]-[.C17]" office:value-type="float" office:value="1.98047062114559" calcext:value-type="float">
            <text:p>1,9804706211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formula="of:=COM.MICROSOFT.STDEV.S([.B7:.B18])" office:value-type="float" office:value="0.60371325724196" calcext:value-type="float">
            <text:p>0,6037132572</text:p>
          </table:table-cell>
          <table:table-cell table:formula="of:=AVERAGE([.B7:.B18])" office:value-type="float" office:value="2.69166666666667" calcext:value-type="float">
            <text:p>2,6916666667</text:p>
          </table:table-cell>
          <table:table-cell table:formula="of:=[.D18]-[.C18]" office:value-type="float" office:value="2.08795340942471" calcext:value-type="float">
            <text:p>2,0879534094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formula="of:=COM.MICROSOFT.STDEV.S([.B8:.B19])" office:value-type="float" office:value="0.613670032746352" calcext:value-type="float">
            <text:p>0,6136700327</text:p>
          </table:table-cell>
          <table:table-cell table:formula="of:=AVERAGE([.B8:.B19])" office:value-type="float" office:value="2.825" calcext:value-type="float">
            <text:p>2,825</text:p>
          </table:table-cell>
          <table:table-cell table:formula="of:=[.D19]-[.C19]" office:value-type="float" office:value="2.21132996725365" calcext:value-type="float">
            <text:p>2,2113299673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formula="of:=COM.MICROSOFT.STDEV.S([.B9:.B20])" office:value-type="float" office:value="0.627162924074226" calcext:value-type="float">
            <text:p>0,6271629241</text:p>
          </table:table-cell>
          <table:table-cell table:formula="of:=AVERAGE([.B9:.B20])" office:value-type="float" office:value="2.96666666666667" calcext:value-type="float">
            <text:p>2,9666666667</text:p>
          </table:table-cell>
          <table:table-cell table:formula="of:=[.D20]-[.C20]" office:value-type="float" office:value="2.33950374259244" calcext:value-type="float">
            <text:p>2,3395037426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formula="of:=COM.MICROSOFT.STDEV.S([.B10:.B21])" office:value-type="float" office:value="0.655686085275753" calcext:value-type="float">
            <text:p>0,6556860853</text:p>
          </table:table-cell>
          <table:table-cell table:formula="of:=AVERAGE([.B10:.B21])" office:value-type="float" office:value="3.14166666666667" calcext:value-type="float">
            <text:p>3,1416666667</text:p>
          </table:table-cell>
          <table:table-cell table:formula="of:=[.D21]-[.C21]" office:value-type="float" office:value="2.48598058139091" calcext:value-type="float">
            <text:p>2,4859805814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formula="of:=COM.MICROSOFT.STDEV.S([.B11:.B22])" office:value-type="float" office:value="0.743609134864914" calcext:value-type="float">
            <text:p>0,7436091349</text:p>
          </table:table-cell>
          <table:table-cell table:formula="of:=AVERAGE([.B11:.B22])" office:value-type="float" office:value="3.375" calcext:value-type="float">
            <text:p>3,375</text:p>
          </table:table-cell>
          <table:table-cell table:formula="of:=[.D22]-[.C22]" office:value-type="float" office:value="2.63139086513509" calcext:value-type="float">
            <text:p>2,6313908651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formula="of:=COM.MICROSOFT.STDEV.S([.B12:.B23])" office:value-type="float" office:value="0.813661756840921" calcext:value-type="float">
            <text:p>0,8136617568</text:p>
          </table:table-cell>
          <table:table-cell table:formula="of:=AVERAGE([.B12:.B23])" office:value-type="float" office:value="3.625" calcext:value-type="float">
            <text:p>3,625</text:p>
          </table:table-cell>
          <table:table-cell table:formula="of:=[.D23]-[.C23]" office:value-type="float" office:value="2.81133824315908" calcext:value-type="float">
            <text:p>2,8113382432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formula="of:=COM.MICROSOFT.STDEV.S([.B13:.B24])" office:value-type="float" office:value="0.862826574098003" calcext:value-type="float">
            <text:p>0,8628265741</text:p>
          </table:table-cell>
          <table:table-cell table:formula="of:=AVERAGE([.B13:.B24])" office:value-type="float" office:value="3.89166666666667" calcext:value-type="float">
            <text:p>3,8916666667</text:p>
          </table:table-cell>
          <table:table-cell table:formula="of:=[.D24]-[.C24]" office:value-type="float" office:value="3.02884009256866" calcext:value-type="float">
            <text:p>3,0288400926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COM.MICROSOFT.STDEV.S([.B14:.B25])" office:value-type="float" office:value="0.915977702520728" calcext:value-type="float">
            <text:p>0,9159777025</text:p>
          </table:table-cell>
          <table:table-cell table:formula="of:=AVERAGE([.B14:.B25])" office:value-type="float" office:value="4.10833333333333" calcext:value-type="float">
            <text:p>4,1083333333</text:p>
          </table:table-cell>
          <table:table-cell table:formula="of:=[.D25]-[.C25]" office:value-type="float" office:value="3.19235563081261" calcext:value-type="float">
            <text:p>3,1923556308</text:p>
          </table:table-cell>
          <table:table-cell table:formula="of:=[.D25]-[.D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COM.MICROSOFT.STDEV.S([.B15:.B26])" office:value-type="float" office:value="0.991784434056294" calcext:value-type="float">
            <text:p>0,9917844341</text:p>
          </table:table-cell>
          <table:table-cell table:formula="of:=AVERAGE([.B15:.B26])" office:value-type="float" office:value="4.3" calcext:value-type="float">
            <text:p>4,3</text:p>
          </table:table-cell>
          <table:table-cell table:formula="of:=[.D26]-[.C26]" office:value-type="float" office:value="3.30821556594371" calcext:value-type="float">
            <text:p>3,3082155659</text:p>
          </table:table-cell>
          <table:table-cell table:formula="of:=[.D26]-[.D14]" office:value-type="float" office:value="2.05833333333333" calcext:value-type="float">
            <text:p>2,058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COM.MICROSOFT.STDEV.S([.B16:.B27])" office:value-type="float" office:value="1.07910597114913" calcext:value-type="float">
            <text:p>1,0791059711</text:p>
          </table:table-cell>
          <table:table-cell table:formula="of:=AVERAGE([.B16:.B27])" office:value-type="float" office:value="4.55833333333333" calcext:value-type="float">
            <text:p>4,5583333333</text:p>
          </table:table-cell>
          <table:table-cell table:formula="of:=[.D27]-[.C27]" office:value-type="float" office:value="3.47922736218421" calcext:value-type="float">
            <text:p>3,4792273622</text:p>
          </table:table-cell>
          <table:table-cell table:formula="of:=[.D27]-[.D15]" office:value-type="float" office:value="2.20833333333333" calcext:value-type="float">
            <text:p>2,208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COM.MICROSOFT.STDEV.S([.B17:.B28])" office:value-type="float" office:value="1.15637233177596" calcext:value-type="float">
            <text:p>1,1563723318</text:p>
          </table:table-cell>
          <table:table-cell table:formula="of:=AVERAGE([.B17:.B28])" office:value-type="float" office:value="4.80833333333333" calcext:value-type="float">
            <text:p>4,8083333333</text:p>
          </table:table-cell>
          <table:table-cell table:formula="of:=[.D28]-[.C28]" office:value-type="float" office:value="3.65196100155737" calcext:value-type="float">
            <text:p>3,6519610016</text:p>
          </table:table-cell>
          <table:table-cell table:formula="of:=[.D28]-[.D16]" office:value-type="float" office:value="2.325" calcext:value-type="float">
            <text:p>2,325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COM.MICROSOFT.STDEV.S([.B18:.B29])" office:value-type="float" office:value="1.16966066045074" calcext:value-type="float">
            <text:p>1,1696606605</text:p>
          </table:table-cell>
          <table:table-cell table:formula="of:=AVERAGE([.B18:.B29])" office:value-type="float" office:value="5.09166666666667" calcext:value-type="float">
            <text:p>5,0916666667</text:p>
          </table:table-cell>
          <table:table-cell table:formula="of:=[.D29]-[.C29]" office:value-type="float" office:value="3.92200600621593" calcext:value-type="float">
            <text:p>3,9220060062</text:p>
          </table:table-cell>
          <table:table-cell table:formula="of:=[.D29]-[.D17]" office:value-type="float" office:value="2.5" calcext:value-type="float">
            <text:p>2,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COM.MICROSOFT.STDEV.S([.B19:.B30])" office:value-type="float" office:value="1.09996556419928" calcext:value-type="float">
            <text:p>1,0999655642</text:p>
          </table:table-cell>
          <table:table-cell table:formula="of:=AVERAGE([.B19:.B30])" office:value-type="float" office:value="5.39166666666667" calcext:value-type="float">
            <text:p>5,3916666667</text:p>
          </table:table-cell>
          <table:table-cell table:formula="of:=[.D30]-[.C30]" office:value-type="float" office:value="4.29170110246739" calcext:value-type="float">
            <text:p>4,2917011025</text:p>
          </table:table-cell>
          <table:table-cell table:formula="of:=[.D30]-[.D18]" office:value-type="float" office:value="2.7" calcext:value-type="float">
            <text:p>2,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COM.MICROSOFT.STDEV.S([.B20:.B31])" office:value-type="float" office:value="1.02099179351464" calcext:value-type="float">
            <text:p>1,0209917935</text:p>
          </table:table-cell>
          <table:table-cell table:formula="of:=AVERAGE([.B20:.B31])" office:value-type="float" office:value="5.66666666666667" calcext:value-type="float">
            <text:p>5,6666666667</text:p>
          </table:table-cell>
          <table:table-cell table:formula="of:=[.D31]-[.C31]" office:value-type="float" office:value="4.64567487315203" calcext:value-type="float">
            <text:p>4,6456748732</text:p>
          </table:table-cell>
          <table:table-cell table:formula="of:=[.D31]-[.D19]" office:value-type="float" office:value="2.84166666666667" calcext:value-type="float">
            <text:p>2,841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COM.MICROSOFT.STDEV.S([.B21:.B32])" office:value-type="float" office:value="0.935616795423633" calcext:value-type="float">
            <text:p>0,9356167954</text:p>
          </table:table-cell>
          <table:table-cell table:formula="of:=AVERAGE([.B21:.B32])" office:value-type="float" office:value="5.95833333333333" calcext:value-type="float">
            <text:p>5,9583333333</text:p>
          </table:table-cell>
          <table:table-cell table:formula="of:=[.D32]-[.C32]" office:value-type="float" office:value="5.0227165379097" calcext:value-type="float">
            <text:p>5,0227165379</text:p>
          </table:table-cell>
          <table:table-cell table:formula="of:=[.D32]-[.D20]" office:value-type="float" office:value="2.99166666666667" calcext:value-type="float">
            <text:p>2,991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COM.MICROSOFT.STDEV.S([.B22:.B33])" office:value-type="float" office:value="0.881630720467888" calcext:value-type="float">
            <text:p>0,8816307205</text:p>
          </table:table-cell>
          <table:table-cell table:formula="of:=AVERAGE([.B22:.B33])" office:value-type="float" office:value="6.25" calcext:value-type="float">
            <text:p>6,25</text:p>
          </table:table-cell>
          <table:table-cell table:formula="of:=[.D33]-[.C33]" office:value-type="float" office:value="5.36836927953211" calcext:value-type="float">
            <text:p>5,3683692795</text:p>
          </table:table-cell>
          <table:table-cell table:formula="of:=[.D33]-[.D21]" office:value-type="float" office:value="3.10833333333333" calcext:value-type="float">
            <text:p>3,108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COM.MICROSOFT.STDEV.S([.B23:.B34])" office:value-type="float" office:value="0.889330698283316" calcext:value-type="float">
            <text:p>0,8893306983</text:p>
          </table:table-cell>
          <table:table-cell table:formula="of:=AVERAGE([.B23:.B34])" office:value-type="float" office:value="6.5" calcext:value-type="float">
            <text:p>6,5</text:p>
          </table:table-cell>
          <table:table-cell table:formula="of:=[.D34]-[.C34]" office:value-type="float" office:value="5.61066930171668" calcext:value-type="float">
            <text:p>5,6106693017</text:p>
          </table:table-cell>
          <table:table-cell table:formula="of:=[.D34]-[.D22]" office:value-type="float" office:value="3.125" calcext:value-type="float">
            <text:p>3,125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COM.MICROSOFT.STDEV.S([.B24:.B35])" office:value-type="float" office:value="0.884547478897681" calcext:value-type="float">
            <text:p>0,8845474789</text:p>
          </table:table-cell>
          <table:table-cell table:formula="of:=AVERAGE([.B24:.B35])" office:value-type="float" office:value="6.73333333333333" calcext:value-type="float">
            <text:p>6,7333333333</text:p>
          </table:table-cell>
          <table:table-cell table:formula="of:=[.D35]-[.C35]" office:value-type="float" office:value="5.84878585443565" calcext:value-type="float">
            <text:p>5,8487858544</text:p>
          </table:table-cell>
          <table:table-cell table:formula="of:=[.D35]-[.D23]" office:value-type="float" office:value="3.10833333333333" calcext:value-type="float">
            <text:p>3,108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COM.MICROSOFT.STDEV.S([.B25:.B36])" office:value-type="float" office:value="0.898820776283452" calcext:value-type="float">
            <text:p>0,8988207763</text:p>
          </table:table-cell>
          <table:table-cell table:formula="of:=AVERAGE([.B25:.B36])" office:value-type="float" office:value="6.96666666666667" calcext:value-type="float">
            <text:p>6,9666666667</text:p>
          </table:table-cell>
          <table:table-cell table:formula="of:=[.D36]-[.C36]" office:value-type="float" office:value="6.06784589038321" calcext:value-type="float">
            <text:p>6,0678458904</text:p>
          </table:table-cell>
          <table:table-cell table:formula="of:=[.D36]-[.D24]" office:value-type="float" office:value="3.075" calcext:value-type="float">
            <text:p>3,07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COM.MICROSOFT.STDEV.S([.B26:.B37])" office:value-type="float" office:value="0.913990584130268" calcext:value-type="float">
            <text:p>0,9139905841</text:p>
          </table:table-cell>
          <table:table-cell table:formula="of:=AVERAGE([.B26:.B37])" office:value-type="float" office:value="7.24166666666667" calcext:value-type="float">
            <text:p>7,2416666667</text:p>
          </table:table-cell>
          <table:table-cell table:formula="of:=[.D37]-[.C37]" office:value-type="float" office:value="6.3276760825364" calcext:value-type="float">
            <text:p>6,3276760825</text:p>
          </table:table-cell>
          <table:table-cell table:formula="of:=[.D37]-[.D25]" office:value-type="float" office:value="3.13333333333333" calcext:value-type="float">
            <text:p>3,1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COM.MICROSOFT.STDEV.S([.B27:.B38])" office:value-type="float" office:value="0.951991532939175" calcext:value-type="float">
            <text:p>0,9519915329</text:p>
          </table:table-cell>
          <table:table-cell table:formula="of:=AVERAGE([.B27:.B38])" office:value-type="float" office:value="7.54166666666667" calcext:value-type="float">
            <text:p>7,5416666667</text:p>
          </table:table-cell>
          <table:table-cell table:formula="of:=[.D38]-[.C38]" office:value-type="float" office:value="6.58967513372749" calcext:value-type="float">
            <text:p>6,5896751337</text:p>
          </table:table-cell>
          <table:table-cell table:formula="of:=[.D38]-[.D26]" office:value-type="float" office:value="3.24166666666666" calcext:value-type="float">
            <text:p>3,2416666667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COM.MICROSOFT.STDEV.S([.B28:.B39])" office:value-type="float" office:value="1.03382197635177" calcext:value-type="float">
            <text:p>1,0338219764</text:p>
          </table:table-cell>
          <table:table-cell table:formula="of:=AVERAGE([.B28:.B39])" office:value-type="float" office:value="7.81666666666667" calcext:value-type="float">
            <text:p>7,8166666667</text:p>
          </table:table-cell>
          <table:table-cell table:formula="of:=[.D39]-[.C39]" office:value-type="float" office:value="6.7828446903149" calcext:value-type="float">
            <text:p>6,7828446903</text:p>
          </table:table-cell>
          <table:table-cell table:formula="of:=[.D39]-[.D27]" office:value-type="float" office:value="3.25833333333333" calcext:value-type="float">
            <text:p>3,258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COM.MICROSOFT.STDEV.S([.B29:.B40])" office:value-type="float" office:value="1.16722930156171" calcext:value-type="float">
            <text:p>1,1672293016</text:p>
          </table:table-cell>
          <table:table-cell table:formula="of:=AVERAGE([.B29:.B40])" office:value-type="float" office:value="8.13333333333333" calcext:value-type="float">
            <text:p>8,1333333333</text:p>
          </table:table-cell>
          <table:table-cell table:formula="of:=[.D40]-[.C40]" office:value-type="float" office:value="6.96610403177162" calcext:value-type="float">
            <text:p>6,9661040318</text:p>
          </table:table-cell>
          <table:table-cell table:formula="of:=[.D40]-[.D28]" office:value-type="float" office:value="3.325" calcext:value-type="float">
            <text:p>3,325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COM.MICROSOFT.STDEV.S([.B30:.B41])" office:value-type="float" office:value="1.30183437013805" calcext:value-type="float">
            <text:p>1,3018343701</text:p>
          </table:table-cell>
          <table:table-cell table:formula="of:=AVERAGE([.B30:.B41])" office:value-type="float" office:value="8.475" calcext:value-type="float">
            <text:p>8,475</text:p>
          </table:table-cell>
          <table:table-cell table:formula="of:=[.D41]-[.C41]" office:value-type="float" office:value="7.17316562986195" calcext:value-type="float">
            <text:p>7,1731656299</text:p>
          </table:table-cell>
          <table:table-cell table:formula="of:=[.D41]-[.D29]" office:value-type="float" office:value="3.38333333333333" calcext:value-type="float">
            <text:p>3,38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COM.MICROSOFT.STDEV.S([.B31:.B42])" office:value-type="float" office:value="1.43429319516512" calcext:value-type="float">
            <text:p>1,4342931952</text:p>
          </table:table-cell>
          <table:table-cell table:formula="of:=AVERAGE([.B31:.B42])" office:value-type="float" office:value="8.85833333333333" calcext:value-type="float">
            <text:p>8,8583333333</text:p>
          </table:table-cell>
          <table:table-cell table:formula="of:=[.D42]-[.C42]" office:value-type="float" office:value="7.42404013816821" calcext:value-type="float">
            <text:p>7,4240401382</text:p>
          </table:table-cell>
          <table:table-cell table:formula="of:=[.D42]-[.D30]" office:value-type="float" office:value="3.46666666666667" calcext:value-type="float">
            <text:p>3,4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32:.B43])" office:value-type="float" office:value="1.52096460620664" calcext:value-type="float">
            <text:p>1,5209646062</text:p>
          </table:table-cell>
          <table:table-cell table:formula="of:=AVERAGE([.B32:.B43])" office:value-type="float" office:value="9.26666666666667" calcext:value-type="float">
            <text:p>9,2666666667</text:p>
          </table:table-cell>
          <table:table-cell table:formula="of:=[.D43]-[.C43]" office:value-type="float" office:value="7.74570206046002" calcext:value-type="float">
            <text:p>7,7457020605</text:p>
          </table:table-cell>
          <table:table-cell table:formula="of:=[.D43]-[.D31]" office:value-type="float" office:value="3.6" calcext:value-type="float">
            <text:p>3,6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COM.MICROSOFT.STDEV.S([.B33:.B44])" office:value-type="float" office:value="1.61517425647757" calcext:value-type="float">
            <text:p>1,6151742565</text:p>
          </table:table-cell>
          <table:table-cell table:formula="of:=AVERAGE([.B33:.B44])" office:value-type="float" office:value="9.68333333333333" calcext:value-type="float">
            <text:p>9,6833333333</text:p>
          </table:table-cell>
          <table:table-cell table:formula="of:=[.D44]-[.C44]" office:value-type="float" office:value="8.06815907685576" calcext:value-type="float">
            <text:p>8,0681590769</text:p>
          </table:table-cell>
          <table:table-cell table:formula="of:=[.D44]-[.D32]" office:value-type="float" office:value="3.725" calcext:value-type="float">
            <text:p>3,725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COM.MICROSOFT.STDEV.S([.B34:.B45])" office:value-type="float" office:value="1.68601646348768" calcext:value-type="float">
            <text:p>1,6860164635</text:p>
          </table:table-cell>
          <table:table-cell table:formula="of:=AVERAGE([.B34:.B45])" office:value-type="float" office:value="10.0916666666667" calcext:value-type="float">
            <text:p>10,0916666667</text:p>
          </table:table-cell>
          <table:table-cell table:formula="of:=[.D45]-[.C45]" office:value-type="float" office:value="8.40565020317898" calcext:value-type="float">
            <text:p>8,4056502032</text:p>
          </table:table-cell>
          <table:table-cell table:formula="of:=[.D45]-[.D33]" office:value-type="float" office:value="3.84166666666667" calcext:value-type="float">
            <text:p>3,8416666667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COM.MICROSOFT.STDEV.S([.B35:.B46])" office:value-type="float" office:value="1.71276402521206" calcext:value-type="float">
            <text:p>1,7127640252</text:p>
          </table:table-cell>
          <table:table-cell table:formula="of:=AVERAGE([.B35:.B46])" office:value-type="float" office:value="10.5083333333333" calcext:value-type="float">
            <text:p>10,5083333333</text:p>
          </table:table-cell>
          <table:table-cell table:formula="of:=[.D46]-[.C46]" office:value-type="float" office:value="8.79556930812128" calcext:value-type="float">
            <text:p>8,7955693081</text:p>
          </table:table-cell>
          <table:table-cell table:formula="of:=[.D46]-[.D34]" office:value-type="float" office:value="4.00833333333333" calcext:value-type="float">
            <text:p>4,008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COM.MICROSOFT.STDEV.S([.B36:.B47])" office:value-type="float" office:value="1.66587860156481" calcext:value-type="float">
            <text:p>1,6658786016</text:p>
          </table:table-cell>
          <table:table-cell table:formula="of:=AVERAGE([.B36:.B47])" office:value-type="float" office:value="10.9333333333333" calcext:value-type="float">
            <text:p>10,9333333333</text:p>
          </table:table-cell>
          <table:table-cell table:formula="of:=[.D47]-[.C47]" office:value-type="float" office:value="9.26745473176853" calcext:value-type="float">
            <text:p>9,2674547318</text:p>
          </table:table-cell>
          <table:table-cell table:formula="of:=[.D47]-[.D35]"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COM.MICROSOFT.STDEV.S([.B37:.B48])" office:value-type="float" office:value="1.55882142736884" calcext:value-type="float">
            <text:p>1,5588214274</text:p>
          </table:table-cell>
          <table:table-cell table:formula="of:=AVERAGE([.B37:.B48])" office:value-type="float" office:value="11.3416666666667" calcext:value-type="float">
            <text:p>11,3416666667</text:p>
          </table:table-cell>
          <table:table-cell table:formula="of:=[.D48]-[.C48]" office:value-type="float" office:value="9.78284523929782" calcext:value-type="float">
            <text:p>9,7828452393</text:p>
          </table:table-cell>
          <table:table-cell table:formula="of:=[.D48]-[.D36]" office:value-type="float" office:value="4.375" calcext:value-type="float">
            <text:p>4,375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COM.MICROSOFT.STDEV.S([.B38:.B49])" office:value-type="float" office:value="1.44871939270097" calcext:value-type="float">
            <text:p>1,4487193927</text:p>
          </table:table-cell>
          <table:table-cell table:formula="of:=AVERAGE([.B38:.B49])" office:value-type="float" office:value="11.7333333333333" calcext:value-type="float">
            <text:p>11,7333333333</text:p>
          </table:table-cell>
          <table:table-cell table:formula="of:=[.D49]-[.C49]" office:value-type="float" office:value="10.2846139406324" calcext:value-type="float">
            <text:p>10,2846139406</text:p>
          </table:table-cell>
          <table:table-cell table:formula="of:=[.D49]-[.D37]" office:value-type="float" office:value="4.49166666666667" calcext:value-type="float">
            <text:p>4,4916666667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39:.B50])" office:value-type="float" office:value="1.36390148937791" calcext:value-type="float">
            <text:p>1,3639014894</text:p>
          </table:table-cell>
          <table:table-cell table:formula="of:=AVERAGE([.B39:.B50])" office:value-type="float" office:value="12.125" calcext:value-type="float">
            <text:p>12,125</text:p>
          </table:table-cell>
          <table:table-cell table:formula="of:=[.D50]-[.C50]" office:value-type="float" office:value="10.7610985106221" calcext:value-type="float">
            <text:p>10,7610985106</text:p>
          </table:table-cell>
          <table:table-cell table:formula="of:=[.D50]-[.D38]" office:value-type="float" office:value="4.58333333333333" calcext:value-type="float">
            <text:p>4,5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COM.MICROSOFT.STDEV.S([.B40:.B51])" office:value-type="float" office:value="1.22952935070393" calcext:value-type="float">
            <text:p>1,2295293507</text:p>
          </table:table-cell>
          <table:table-cell table:formula="of:=AVERAGE([.B40:.B51])" office:value-type="float" office:value="12.5083333333333" calcext:value-type="float">
            <text:p>12,5083333333</text:p>
          </table:table-cell>
          <table:table-cell table:formula="of:=[.D51]-[.C51]" office:value-type="float" office:value="11.2788039826294" calcext:value-type="float">
            <text:p>11,2788039826</text:p>
          </table:table-cell>
          <table:table-cell table:formula="of:=[.D51]-[.D39]" office:value-type="float" office:value="4.69166666666667" calcext:value-type="float">
            <text:p>4,691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COM.MICROSOFT.STDEV.S([.B41:.B52])" office:value-type="float" office:value="1.151547049" calcext:value-type="float">
            <text:p>1,151547049</text:p>
          </table:table-cell>
          <table:table-cell table:formula="of:=AVERAGE([.B41:.B52])" office:value-type="float" office:value="12.8666666666667" calcext:value-type="float">
            <text:p>12,8666666667</text:p>
          </table:table-cell>
          <table:table-cell table:formula="of:=[.D52]-[.C52]" office:value-type="float" office:value="11.7151196176667" calcext:value-type="float">
            <text:p>11,7151196177</text:p>
          </table:table-cell>
          <table:table-cell table:formula="of:=[.D52]-[.D40]" office:value-type="float" office:value="4.73333333333333" calcext:value-type="float">
            <text:p>4,7333333333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COM.MICROSOFT.STDEV.S([.B42:.B53])" office:value-type="float" office:value="1.08916843453521" calcext:value-type="float">
            <text:p>1,0891684345</text:p>
          </table:table-cell>
          <table:table-cell table:formula="of:=AVERAGE([.B42:.B53])" office:value-type="float" office:value="13.2083333333333" calcext:value-type="float">
            <text:p>13,2083333333</text:p>
          </table:table-cell>
          <table:table-cell table:formula="of:=[.D53]-[.C53]" office:value-type="float" office:value="12.1191648987981" calcext:value-type="float">
            <text:p>12,1191648988</text:p>
          </table:table-cell>
          <table:table-cell table:formula="of:=[.D53]-[.D41]" office:value-type="float" office:value="4.73333333333334" calcext:value-type="float">
            <text:p>4,7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COM.MICROSOFT.STDEV.S([.B43:.B54])" office:value-type="float" office:value="1.0823655350736" calcext:value-type="float">
            <text:p>1,0823655351</text:p>
          </table:table-cell>
          <table:table-cell table:formula="of:=AVERAGE([.B43:.B54])" office:value-type="float" office:value="13.5333333333333" calcext:value-type="float">
            <text:p>13,5333333333</text:p>
          </table:table-cell>
          <table:table-cell table:formula="of:=[.D54]-[.C54]" office:value-type="float" office:value="12.4509677982597" calcext:value-type="float">
            <text:p>12,4509677983</text:p>
          </table:table-cell>
          <table:table-cell table:formula="of:=[.D54]-[.D42]" office:value-type="float" office:value="4.675" calcext:value-type="float">
            <text:p>4,67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44:.B55])" office:value-type="float" office:value="1.08502199391198" calcext:value-type="float">
            <text:p>1,0850219939</text:p>
          </table:table-cell>
          <table:table-cell table:formula="of:=AVERAGE([.B44:.B55])" office:value-type="float" office:value="13.85" calcext:value-type="float">
            <text:p>13,85</text:p>
          </table:table-cell>
          <table:table-cell table:formula="of:=[.D55]-[.C55]" office:value-type="float" office:value="12.764978006088" calcext:value-type="float">
            <text:p>12,7649780061</text:p>
          </table:table-cell>
          <table:table-cell table:formula="of:=[.D55]-[.D43]" office:value-type="float" office:value="4.58333333333333" calcext:value-type="float">
            <text:p>4,58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COM.MICROSOFT.STDEV.S([.B45:.B56])" office:value-type="float" office:value="1.11477678156987" calcext:value-type="float">
            <text:p>1,1147767816</text:p>
          </table:table-cell>
          <table:table-cell table:formula="of:=AVERAGE([.B45:.B56])" office:value-type="float" office:value="14.15" calcext:value-type="float">
            <text:p>14,15</text:p>
          </table:table-cell>
          <table:table-cell table:formula="of:=[.D56]-[.C56]" office:value-type="float" office:value="13.0352232184301" calcext:value-type="float">
            <text:p>13,0352232184</text:p>
          </table:table-cell>
          <table:table-cell table:formula="of:=[.D56]-[.D44]" office:value-type="float" office:value="4.46666666666667" calcext:value-type="float">
            <text:p>4,4666666667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46:.B57])" office:value-type="float" office:value="1.07110817720374" calcext:value-type="float">
            <text:p>1,0711081772</text:p>
          </table:table-cell>
          <table:table-cell table:formula="of:=AVERAGE([.B46:.B57])" office:value-type="float" office:value="14.4" calcext:value-type="float">
            <text:p>14,4</text:p>
          </table:table-cell>
          <table:table-cell table:formula="of:=[.D57]-[.C57]" office:value-type="float" office:value="13.3288918227963" calcext:value-type="float">
            <text:p>13,3288918228</text:p>
          </table:table-cell>
          <table:table-cell table:formula="of:=[.D57]-[.D45]" office:value-type="float" office:value="4.30833333333333" calcext:value-type="float">
            <text:p>4,308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7" calcext:value-type="float">
            <text:p>15,7</text:p>
          </table:table-cell>
          <table:table-cell table:formula="of:=COM.MICROSOFT.STDEV.S([.B47:.B58])" office:value-type="float" office:value="1.01831709058117" calcext:value-type="float">
            <text:p>1,0183170906</text:p>
          </table:table-cell>
          <table:table-cell table:formula="of:=AVERAGE([.B47:.B58])" office:value-type="float" office:value="14.6333333333333" calcext:value-type="float">
            <text:p>14,6333333333</text:p>
          </table:table-cell>
          <table:table-cell table:formula="of:=[.D58]-[.C58]" office:value-type="float" office:value="13.6150162427522" calcext:value-type="float">
            <text:p>13,6150162428</text:p>
          </table:table-cell>
          <table:table-cell table:formula="of:=[.D58]-[.D46]" office:value-type="float" office:value="4.125" calcext:value-type="float">
            <text:p>4,125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1" calcext:value-type="float">
            <text:p>16,1</text:p>
          </table:table-cell>
          <table:table-cell table:formula="of:=COM.MICROSOFT.STDEV.S([.B48:.B59])" office:value-type="float" office:value="0.974990287441911" calcext:value-type="float">
            <text:p>0,9749902874</text:p>
          </table:table-cell>
          <table:table-cell table:formula="of:=AVERAGE([.B48:.B59])" office:value-type="float" office:value="14.8833333333333" calcext:value-type="float">
            <text:p>14,8833333333</text:p>
          </table:table-cell>
          <table:table-cell table:formula="of:=[.D59]-[.C59]" office:value-type="float" office:value="13.9083430458914" calcext:value-type="float">
            <text:p>13,9083430459</text:p>
          </table:table-cell>
          <table:table-cell table:formula="of:=[.D59]-[.D47]" office:value-type="float" office:value="3.95" calcext:value-type="float">
            <text:p>3,95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49:.B60])" office:value-type="float" office:value="0.895908206878091" calcext:value-type="float">
            <text:p>0,8959082069</text:p>
          </table:table-cell>
          <table:table-cell table:formula="of:=AVERAGE([.B49:.B60])" office:value-type="float" office:value="15.1416666666667" calcext:value-type="float">
            <text:p>15,1416666667</text:p>
          </table:table-cell>
          <table:table-cell table:formula="of:=[.D60]-[.C60]" office:value-type="float" office:value="14.2457584597886" calcext:value-type="float">
            <text:p>14,2457584598</text:p>
          </table:table-cell>
          <table:table-cell table:formula="of:=[.D60]-[.D48]" office:value-type="float" office:value="3.8" calcext:value-type="float">
            <text:p>3,8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50:.B61])" office:value-type="float" office:value="0.810676858986964" calcext:value-type="float">
            <text:p>0,810676859</text:p>
          </table:table-cell>
          <table:table-cell table:formula="of:=AVERAGE([.B50:.B61])" office:value-type="float" office:value="15.3916666666667" calcext:value-type="float">
            <text:p>15,3916666667</text:p>
          </table:table-cell>
          <table:table-cell table:formula="of:=[.D61]-[.C61]" office:value-type="float" office:value="14.5809898076797" calcext:value-type="float">
            <text:p>14,5809898077</text:p>
          </table:table-cell>
          <table:table-cell table:formula="of:=[.D61]-[.D49]" office:value-type="float" office:value="3.65833333333333" calcext:value-type="float">
            <text:p>3,6583333333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51:.B62])" office:value-type="float" office:value="0.762571407485982" calcext:value-type="float">
            <text:p>0,7625714075</text:p>
          </table:table-cell>
          <table:table-cell table:formula="of:=AVERAGE([.B51:.B62])" office:value-type="float" office:value="15.6166666666667" calcext:value-type="float">
            <text:p>15,6166666667</text:p>
          </table:table-cell>
          <table:table-cell table:formula="of:=[.D62]-[.C62]" office:value-type="float" office:value="14.8540952591807" calcext:value-type="float">
            <text:p>14,8540952592</text:p>
          </table:table-cell>
          <table:table-cell table:formula="of:=[.D62]-[.D50]" office:value-type="float" office:value="3.49166666666667" calcext:value-type="float">
            <text:p>3,491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52:.B63])" office:value-type="float" office:value="0.702538686522391" calcext:value-type="float">
            <text:p>0,7025386865</text:p>
          </table:table-cell>
          <table:table-cell table:formula="of:=AVERAGE([.B52:.B63])" office:value-type="float" office:value="15.8416666666667" calcext:value-type="float">
            <text:p>15,8416666667</text:p>
          </table:table-cell>
          <table:table-cell table:formula="of:=[.D63]-[.C63]" office:value-type="float" office:value="15.1391279801443" calcext:value-type="float">
            <text:p>15,1391279801</text:p>
          </table:table-cell>
          <table:table-cell table:formula="of:=[.D63]-[.D51]" office:value-type="float" office:value="3.33333333333333" calcext:value-type="float">
            <text:p>3,33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COM.MICROSOFT.STDEV.S([.B53:.B64])" office:value-type="float" office:value="0.670820393249937" calcext:value-type="float">
            <text:p>0,6708203932</text:p>
          </table:table-cell>
          <table:table-cell table:formula="of:=AVERAGE([.B53:.B64])" office:value-type="float" office:value="16.05" calcext:value-type="float">
            <text:p>16,05</text:p>
          </table:table-cell>
          <table:table-cell table:formula="of:=[.D64]-[.C64]" office:value-type="float" office:value="15.3791796067501" calcext:value-type="float">
            <text:p>15,3791796068</text:p>
          </table:table-cell>
          <table:table-cell table:formula="of:=[.D64]-[.D52]" office:value-type="float" office:value="3.18333333333333" calcext:value-type="float">
            <text:p>3,183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54:.B65])" office:value-type="float" office:value="0.654356033197386" calcext:value-type="float">
            <text:p>0,6543560332</text:p>
          </table:table-cell>
          <table:table-cell table:formula="of:=AVERAGE([.B54:.B65])" office:value-type="float" office:value="16.25" calcext:value-type="float">
            <text:p>16,25</text:p>
          </table:table-cell>
          <table:table-cell table:formula="of:=[.D65]-[.C65]" office:value-type="float" office:value="15.5956439668026" calcext:value-type="float">
            <text:p>15,5956439668</text:p>
          </table:table-cell>
          <table:table-cell table:formula="of:=[.D65]-[.D53]" office:value-type="float" office:value="3.04166666666667" calcext:value-type="float">
            <text:p>3,041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55:.B66])" office:value-type="float" office:value="0.671948771496125" calcext:value-type="float">
            <text:p>0,6719487715</text:p>
          </table:table-cell>
          <table:table-cell table:formula="of:=AVERAGE([.B55:.B66])" office:value-type="float" office:value="16.4333333333333" calcext:value-type="float">
            <text:p>16,4333333333</text:p>
          </table:table-cell>
          <table:table-cell table:formula="of:=[.D66]-[.C66]" office:value-type="float" office:value="15.7613845618372" calcext:value-type="float">
            <text:p>15,7613845618</text:p>
          </table:table-cell>
          <table:table-cell table:formula="of:=[.D66]-[.D54]" office:value-type="float" office:value="2.9" calcext:value-type="float">
            <text:p>2,9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56:.B67])" office:value-type="float" office:value="0.707695791518738" calcext:value-type="float">
            <text:p>0,7076957915</text:p>
          </table:table-cell>
          <table:table-cell table:formula="of:=AVERAGE([.B56:.B67])" office:value-type="float" office:value="16.6083333333333" calcext:value-type="float">
            <text:p>16,6083333333</text:p>
          </table:table-cell>
          <table:table-cell table:formula="of:=[.D67]-[.C67]" office:value-type="float" office:value="15.9006375418146" calcext:value-type="float">
            <text:p>15,9006375418</text:p>
          </table:table-cell>
          <table:table-cell table:formula="of:=[.D67]-[.D55]" office:value-type="float" office:value="2.75833333333333" calcext:value-type="float">
            <text:p>2,758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57:.B68])" office:value-type="float" office:value="0.759335834193875" calcext:value-type="float">
            <text:p>0,7593358342</text:p>
          </table:table-cell>
          <table:table-cell table:formula="of:=AVERAGE([.B57:.B68])" office:value-type="float" office:value="16.775" calcext:value-type="float">
            <text:p>16,775</text:p>
          </table:table-cell>
          <table:table-cell table:formula="of:=[.D68]-[.C68]" office:value-type="float" office:value="16.0156641658061" calcext:value-type="float">
            <text:p>16,0156641658</text:p>
          </table:table-cell>
          <table:table-cell table:formula="of:=[.D68]-[.D56]" office:value-type="float" office:value="2.625" calcext:value-type="float">
            <text:p>2,62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58:.B69])" office:value-type="float" office:value="0.764506178503285" calcext:value-type="float">
            <text:p>0,7645061785</text:p>
          </table:table-cell>
          <table:table-cell table:formula="of:=AVERAGE([.B58:.B69])" office:value-type="float" office:value="16.9916666666667" calcext:value-type="float">
            <text:p>16,9916666667</text:p>
          </table:table-cell>
          <table:table-cell table:formula="of:=[.D69]-[.C69]" office:value-type="float" office:value="16.2271604881634" calcext:value-type="float">
            <text:p>16,2271604882</text:p>
          </table:table-cell>
          <table:table-cell table:formula="of:=[.D69]-[.D57]" office:value-type="float" office:value="2.59166666666666" calcext:value-type="float">
            <text:p>2,591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59:.B70])" office:value-type="float" office:value="0.746912838207235" calcext:value-type="float">
            <text:p>0,7469128382</text:p>
          </table:table-cell>
          <table:table-cell table:formula="of:=AVERAGE([.B59:.B70])" office:value-type="float" office:value="17.2166666666667" calcext:value-type="float">
            <text:p>17,2166666667</text:p>
          </table:table-cell>
          <table:table-cell table:formula="of:=[.D70]-[.C70]" office:value-type="float" office:value="16.4697538284594" calcext:value-type="float">
            <text:p>16,4697538285</text:p>
          </table:table-cell>
          <table:table-cell table:formula="of:=[.D70]-[.D58]" office:value-type="float" office:value="2.58333333333333" calcext:value-type="float">
            <text:p>2,5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60:.B71])" office:value-type="float" office:value="0.729206708857251" calcext:value-type="float">
            <text:p>0,7292067089</text:p>
          </table:table-cell>
          <table:table-cell table:formula="of:=AVERAGE([.B60:.B71])" office:value-type="float" office:value="17.4083333333333" calcext:value-type="float">
            <text:p>17,4083333333</text:p>
          </table:table-cell>
          <table:table-cell table:formula="of:=[.D71]-[.C71]" office:value-type="float" office:value="16.6791266244761" calcext:value-type="float">
            <text:p>16,6791266245</text:p>
          </table:table-cell>
          <table:table-cell table:formula="of:=[.D71]-[.D59]" office:value-type="float" office:value="2.525" calcext:value-type="float">
            <text:p>2,525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61:.B72])" office:value-type="float" office:value="0.670594489760369" calcext:value-type="float">
            <text:p>0,6705944898</text:p>
          </table:table-cell>
          <table:table-cell table:formula="of:=AVERAGE([.B61:.B72])" office:value-type="float" office:value="17.5666666666667" calcext:value-type="float">
            <text:p>17,5666666667</text:p>
          </table:table-cell>
          <table:table-cell table:formula="of:=[.D72]-[.C72]" office:value-type="float" office:value="16.8960721769063" calcext:value-type="float">
            <text:p>16,8960721769</text:p>
          </table:table-cell>
          <table:table-cell table:formula="of:=[.D72]-[.D60]" office:value-type="float" office:value="2.425" calcext:value-type="float">
            <text:p>2,4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62:.B73])" office:value-type="float" office:value="0.618098256384415" calcext:value-type="float">
            <text:p>0,6180982564</text:p>
          </table:table-cell>
          <table:table-cell table:formula="of:=AVERAGE([.B62:.B73])" office:value-type="float" office:value="17.725" calcext:value-type="float">
            <text:p>17,725</text:p>
          </table:table-cell>
          <table:table-cell table:formula="of:=[.D73]-[.C73]" office:value-type="float" office:value="17.1069017436156" calcext:value-type="float">
            <text:p>17,1069017436</text:p>
          </table:table-cell>
          <table:table-cell table:formula="of:=[.D73]-[.D61]" office:value-type="float" office:value="2.33333333333333" calcext:value-type="float">
            <text:p>2,3333333333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COM.MICROSOFT.STDEV.S([.B63:.B74])" office:value-type="float" office:value="0.585364429352788" calcext:value-type="float">
            <text:p>0,5853644294</text:p>
          </table:table-cell>
          <table:table-cell table:formula="of:=AVERAGE([.B63:.B74])" office:value-type="float" office:value="17.8916666666667" calcext:value-type="float">
            <text:p>17,8916666667</text:p>
          </table:table-cell>
          <table:table-cell table:formula="of:=[.D74]-[.C74]" office:value-type="float" office:value="17.3063022373139" calcext:value-type="float">
            <text:p>17,3063022373</text:p>
          </table:table-cell>
          <table:table-cell table:formula="of:=[.D74]-[.D62]" office:value-type="float" office:value="2.275" calcext:value-type="float">
            <text:p>2,275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COM.MICROSOFT.STDEV.S([.B64:.B75])" office:value-type="float" office:value="0.561585957693733" calcext:value-type="float">
            <text:p>0,5615859577</text:p>
          </table:table-cell>
          <table:table-cell table:formula="of:=AVERAGE([.B64:.B75])" office:value-type="float" office:value="18.0583333333333" calcext:value-type="float">
            <text:p>18,0583333333</text:p>
          </table:table-cell>
          <table:table-cell table:formula="of:=[.D75]-[.C75]" office:value-type="float" office:value="17.4967473756396" calcext:value-type="float">
            <text:p>17,4967473756</text:p>
          </table:table-cell>
          <table:table-cell table:formula="of:=[.D75]-[.D63]" office:value-type="float" office:value="2.21666666666667" calcext:value-type="float">
            <text:p>2,21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COM.MICROSOFT.STDEV.S([.B65:.B76])" office:value-type="float" office:value="0.547929988892078" calcext:value-type="float">
            <text:p>0,5479299889</text:p>
          </table:table-cell>
          <table:table-cell table:formula="of:=AVERAGE([.B65:.B76])" office:value-type="float" office:value="18.225" calcext:value-type="float">
            <text:p>18,225</text:p>
          </table:table-cell>
          <table:table-cell table:formula="of:=[.D76]-[.C76]" office:value-type="float" office:value="17.6770700111079" calcext:value-type="float">
            <text:p>17,6770700111</text:p>
          </table:table-cell>
          <table:table-cell table:formula="of:=[.D76]-[.D64]" office:value-type="float" office:value="2.175" calcext:value-type="float">
            <text:p>2,17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COM.MICROSOFT.STDEV.S([.B66:.B77])" office:value-type="float" office:value="0.545157747534574" calcext:value-type="float">
            <text:p>0,5451577475</text:p>
          </table:table-cell>
          <table:table-cell table:formula="of:=AVERAGE([.B66:.B77])" office:value-type="float" office:value="18.3916666666667" calcext:value-type="float">
            <text:p>18,3916666667</text:p>
          </table:table-cell>
          <table:table-cell table:formula="of:=[.D77]-[.C77]" office:value-type="float" office:value="17.8465089191321" calcext:value-type="float">
            <text:p>17,8465089191</text:p>
          </table:table-cell>
          <table:table-cell table:formula="of:=[.D77]-[.D65]" office:value-type="float" office:value="2.14166666666666" calcext:value-type="float">
            <text:p>2,141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COM.MICROSOFT.STDEV.S([.B67:.B78])" office:value-type="float" office:value="0.553432813255484" calcext:value-type="float">
            <text:p>0,5534328133</text:p>
          </table:table-cell>
          <table:table-cell table:formula="of:=AVERAGE([.B67:.B78])" office:value-type="float" office:value="18.5583333333333" calcext:value-type="float">
            <text:p>18,5583333333</text:p>
          </table:table-cell>
          <table:table-cell table:formula="of:=[.D78]-[.C78]" office:value-type="float" office:value="18.0049005200779" calcext:value-type="float">
            <text:p>18,0049005201</text:p>
          </table:table-cell>
          <table:table-cell table:formula="of:=[.D78]-[.D66]" office:value-type="float" office:value="2.125" calcext:value-type="float">
            <text:p>2,125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COM.MICROSOFT.STDEV.S([.B68:.B79])" office:value-type="float" office:value="0.57227615711298" calcext:value-type="float">
            <text:p>0,5722761571</text:p>
          </table:table-cell>
          <table:table-cell table:formula="of:=AVERAGE([.B68:.B79])" office:value-type="float" office:value="18.725" calcext:value-type="float">
            <text:p>18,725</text:p>
          </table:table-cell>
          <table:table-cell table:formula="of:=[.D79]-[.C79]" office:value-type="float" office:value="18.152723842887" calcext:value-type="float">
            <text:p>18,1527238429</text:p>
          </table:table-cell>
          <table:table-cell table:formula="of:=[.D79]-[.D67]" office:value-type="float" office:value="2.11666666666666" calcext:value-type="float">
            <text:p>2,11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COM.MICROSOFT.STDEV.S([.B69:.B80])" office:value-type="float" office:value="0.600694043031337" calcext:value-type="float">
            <text:p>0,600694043</text:p>
          </table:table-cell>
          <table:table-cell table:formula="of:=AVERAGE([.B69:.B80])" office:value-type="float" office:value="18.8916666666667" calcext:value-type="float">
            <text:p>18,8916666667</text:p>
          </table:table-cell>
          <table:table-cell table:formula="of:=[.D80]-[.C80]" office:value-type="float" office:value="18.2909726236353" calcext:value-type="float">
            <text:p>18,2909726236</text:p>
          </table:table-cell>
          <table:table-cell table:formula="of:=[.D80]-[.D68]" office:value-type="float" office:value="2.11666666666667" calcext:value-type="float">
            <text:p>2,11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COM.MICROSOFT.STDEV.S([.B70:.B81])" office:value-type="float" office:value="0.6501748016705" calcext:value-type="float">
            <text:p>0,6501748017</text:p>
          </table:table-cell>
          <table:table-cell table:formula="of:=AVERAGE([.B70:.B81])" office:value-type="float" office:value="19.05" calcext:value-type="float">
            <text:p>19,05</text:p>
          </table:table-cell>
          <table:table-cell table:formula="of:=[.D81]-[.C81]" office:value-type="float" office:value="18.3998251983295" calcext:value-type="float">
            <text:p>18,3998251983</text:p>
          </table:table-cell>
          <table:table-cell table:formula="of:=[.D81]-[.D69]" office:value-type="float" office:value="2.05833333333334" calcext:value-type="float">
            <text:p>2,058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2" calcext:value-type="float">
            <text:p>20,2</text:p>
          </table:table-cell>
          <table:table-cell table:formula="of:=COM.MICROSOFT.STDEV.S([.B71:.B82])" office:value-type="float" office:value="0.692820323027551" calcext:value-type="float">
            <text:p>0,692820323</text:p>
          </table:table-cell>
          <table:table-cell table:formula="of:=AVERAGE([.B71:.B82])" office:value-type="float" office:value="19.2" calcext:value-type="float">
            <text:p>19,2</text:p>
          </table:table-cell>
          <table:table-cell table:formula="of:=[.D82]-[.C82]" office:value-type="float" office:value="18.5071796769724" calcext:value-type="float">
            <text:p>18,507179677</text:p>
          </table:table-cell>
          <table:table-cell table:formula="of:=[.D82]-[.D70]" office:value-type="float" office:value="1.98333333333333" calcext:value-type="float">
            <text:p>1,98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72:.B83])" office:value-type="float" office:value="0.710260302262274" calcext:value-type="float">
            <text:p>0,7102603023</text:p>
          </table:table-cell>
          <table:table-cell table:formula="of:=AVERAGE([.B72:.B83])" office:value-type="float" office:value="19.3583333333333" calcext:value-type="float">
            <text:p>19,3583333333</text:p>
          </table:table-cell>
          <table:table-cell table:formula="of:=[.D83]-[.C83]" office:value-type="float" office:value="18.6480730310711" calcext:value-type="float">
            <text:p>18,6480730311</text:p>
          </table:table-cell>
          <table:table-cell table:formula="of:=[.D83]-[.D71]" office:value-type="float" office:value="1.95" calcext:value-type="float">
            <text:p>1,9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73:.B84])" office:value-type="float" office:value="0.655512753267982" calcext:value-type="float">
            <text:p>0,6555127533</text:p>
          </table:table-cell>
          <table:table-cell table:formula="of:=AVERAGE([.B73:.B84])" office:value-type="float" office:value="19.5333333333333" calcext:value-type="float">
            <text:p>19,5333333333</text:p>
          </table:table-cell>
          <table:table-cell table:formula="of:=[.D84]-[.C84]" office:value-type="float" office:value="18.8778205800654" calcext:value-type="float">
            <text:p>18,8778205801</text:p>
          </table:table-cell>
          <table:table-cell table:formula="of:=[.D84]-[.D72]" office:value-type="float" office:value="1.96666666666667" calcext:value-type="float">
            <text:p>1,96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4" calcext:value-type="float">
            <text:p>20,4</text:p>
          </table:table-cell>
          <table:table-cell table:formula="of:=COM.MICROSOFT.STDEV.S([.B74:.B85])" office:value-type="float" office:value="0.592375802096179" calcext:value-type="float">
            <text:p>0,5923758021</text:p>
          </table:table-cell>
          <table:table-cell table:formula="of:=AVERAGE([.B74:.B85])" office:value-type="float" office:value="19.7" calcext:value-type="float">
            <text:p>19,7</text:p>
          </table:table-cell>
          <table:table-cell table:formula="of:=[.D85]-[.C85]" office:value-type="float" office:value="19.1076241979038" calcext:value-type="float">
            <text:p>19,1076241979</text:p>
          </table:table-cell>
          <table:table-cell table:formula="of:=[.D85]-[.D73]" office:value-type="float" office:value="1.975" calcext:value-type="float">
            <text:p>1,975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6" calcext:value-type="float">
            <text:p>20,6</text:p>
          </table:table-cell>
          <table:table-cell table:formula="of:=COM.MICROSOFT.STDEV.S([.B75:.B86])" office:value-type="float" office:value="0.553432813255484" calcext:value-type="float">
            <text:p>0,5534328133</text:p>
          </table:table-cell>
          <table:table-cell table:formula="of:=AVERAGE([.B75:.B86])" office:value-type="float" office:value="19.8583333333333" calcext:value-type="float">
            <text:p>19,8583333333</text:p>
          </table:table-cell>
          <table:table-cell table:formula="of:=[.D86]-[.C86]" office:value-type="float" office:value="19.3049005200779" calcext:value-type="float">
            <text:p>19,3049005201</text:p>
          </table:table-cell>
          <table:table-cell table:formula="of:=[.D86]-[.D74]" office:value-type="float" office:value="1.96666666666667" calcext:value-type="float">
            <text:p>1,9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7" calcext:value-type="float">
            <text:p>20,7</text:p>
          </table:table-cell>
          <table:table-cell table:formula="of:=COM.MICROSOFT.STDEV.S([.B76:.B87])" office:value-type="float" office:value="0.512495380614806" calcext:value-type="float">
            <text:p>0,5124953806</text:p>
          </table:table-cell>
          <table:table-cell table:formula="of:=AVERAGE([.B76:.B87])" office:value-type="float" office:value="20.0083333333333" calcext:value-type="float">
            <text:p>20,0083333333</text:p>
          </table:table-cell>
          <table:table-cell table:formula="of:=[.D87]-[.C87]" office:value-type="float" office:value="19.4958379527185" calcext:value-type="float">
            <text:p>19,4958379527</text:p>
          </table:table-cell>
          <table:table-cell table:formula="of:=[.D87]-[.D75]" office:value-type="float" office:value="1.95" calcext:value-type="float">
            <text:p>1,95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7" calcext:value-type="float">
            <text:p>20,7</text:p>
          </table:table-cell>
          <table:table-cell table:formula="of:=COM.MICROSOFT.STDEV.S([.B77:.B88])" office:value-type="float" office:value="0.460154782918122" calcext:value-type="float">
            <text:p>0,4601547829</text:p>
          </table:table-cell>
          <table:table-cell table:formula="of:=AVERAGE([.B77:.B88])" office:value-type="float" office:value="20.1416666666667" calcext:value-type="float">
            <text:p>20,1416666667</text:p>
          </table:table-cell>
          <table:table-cell table:formula="of:=[.D88]-[.C88]" office:value-type="float" office:value="19.6815118837485" calcext:value-type="float">
            <text:p>19,6815118837</text:p>
          </table:table-cell>
          <table:table-cell table:formula="of:=[.D88]-[.D76]" office:value-type="float" office:value="1.91666666666667" calcext:value-type="float">
            <text:p>1,9166666667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COM.MICROSOFT.STDEV.S([.B78:.B89])" office:value-type="float" office:value="0.424531827696432" calcext:value-type="float">
            <text:p>0,4245318277</text:p>
          </table:table-cell>
          <table:table-cell table:formula="of:=AVERAGE([.B78:.B89])" office:value-type="float" office:value="20.275" calcext:value-type="float">
            <text:p>20,275</text:p>
          </table:table-cell>
          <table:table-cell table:formula="of:=[.D89]-[.C89]" office:value-type="float" office:value="19.8504681723036" calcext:value-type="float">
            <text:p>19,8504681723</text:p>
          </table:table-cell>
          <table:table-cell table:formula="of:=[.D89]-[.D77]" office:value-type="float" office:value="1.88333333333333" calcext:value-type="float">
            <text:p>1,88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COM.MICROSOFT.STDEV.S([.B79:.B90])" office:value-type="float" office:value="0.395428421289664" calcext:value-type="float">
            <text:p>0,3954284213</text:p>
          </table:table-cell>
          <table:table-cell table:formula="of:=AVERAGE([.B79:.B90])" office:value-type="float" office:value="20.4" calcext:value-type="float">
            <text:p>20,4</text:p>
          </table:table-cell>
          <table:table-cell table:formula="of:=[.D90]-[.C90]" office:value-type="float" office:value="20.0045715787103" calcext:value-type="float">
            <text:p>20,0045715787</text:p>
          </table:table-cell>
          <table:table-cell table:formula="of:=[.D90]-[.D78]" office:value-type="float" office:value="1.84166666666666" calcext:value-type="float">
            <text:p>1,841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80:.B91])" office:value-type="float" office:value="0.37618499639825" calcext:value-type="float">
            <text:p>0,3761849964</text:p>
          </table:table-cell>
          <table:table-cell table:formula="of:=AVERAGE([.B80:.B91])" office:value-type="float" office:value="20.5166666666667" calcext:value-type="float">
            <text:p>20,5166666667</text:p>
          </table:table-cell>
          <table:table-cell table:formula="of:=[.D91]-[.C91]" office:value-type="float" office:value="20.1404816702684" calcext:value-type="float">
            <text:p>20,1404816703</text:p>
          </table:table-cell>
          <table:table-cell table:formula="of:=[.D91]-[.D79]" office:value-type="float" office:value="1.79166666666666" calcext:value-type="float">
            <text:p>1,791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81:.B92])" office:value-type="float" office:value="0.356328074910885" calcext:value-type="float">
            <text:p>0,3563280749</text:p>
          </table:table-cell>
          <table:table-cell table:formula="of:=AVERAGE([.B81:.B92])" office:value-type="float" office:value="20.6166666666667" calcext:value-type="float">
            <text:p>20,6166666667</text:p>
          </table:table-cell>
          <table:table-cell table:formula="of:=[.D92]-[.C92]" office:value-type="float" office:value="20.2603385917558" calcext:value-type="float">
            <text:p>20,2603385918</text:p>
          </table:table-cell>
          <table:table-cell table:formula="of:=[.D92]-[.D80]" office:value-type="float" office:value="1.725" calcext:value-type="float">
            <text:p>1,72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COM.MICROSOFT.STDEV.S([.B82:.B93])" office:value-type="float" office:value="0.352802631749959" calcext:value-type="float">
            <text:p>0,3528026317</text:p>
          </table:table-cell>
          <table:table-cell table:formula="of:=AVERAGE([.B82:.B93])" office:value-type="float" office:value="20.7083333333333" calcext:value-type="float">
            <text:p>20,7083333333</text:p>
          </table:table-cell>
          <table:table-cell table:formula="of:=[.D93]-[.C93]" office:value-type="float" office:value="20.3555307015834" calcext:value-type="float">
            <text:p>20,3555307016</text:p>
          </table:table-cell>
          <table:table-cell table:formula="of:=[.D93]-[.D81]" office:value-type="float" office:value="1.65833333333333" calcext:value-type="float">
            <text:p>1,6583333333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COM.MICROSOFT.STDEV.S([.B83:.B94])" office:value-type="float" office:value="0.351619629196613" calcext:value-type="float">
            <text:p>0,3516196292</text:p>
          </table:table-cell>
          <table:table-cell table:formula="of:=AVERAGE([.B83:.B94])" office:value-type="float" office:value="20.8" calcext:value-type="float">
            <text:p>20,8</text:p>
          </table:table-cell>
          <table:table-cell table:formula="of:=[.D94]-[.C94]" office:value-type="float" office:value="20.4483803708034" calcext:value-type="float">
            <text:p>20,4483803708</text:p>
          </table:table-cell>
          <table:table-cell table:formula="of:=[.D94]-[.D82]" office:value-type="float" office:value="1.60000000000001" calcext:value-type="float">
            <text:p>1,6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COM.MICROSOFT.STDEV.S([.B84:.B95])" office:value-type="float" office:value="0.352802631749959" calcext:value-type="float">
            <text:p>0,3528026317</text:p>
          </table:table-cell>
          <table:table-cell table:formula="of:=AVERAGE([.B84:.B95])" office:value-type="float" office:value="20.8916666666667" calcext:value-type="float">
            <text:p>20,8916666667</text:p>
          </table:table-cell>
          <table:table-cell table:formula="of:=[.D95]-[.C95]" office:value-type="float" office:value="20.5388640349167" calcext:value-type="float">
            <text:p>20,5388640349</text:p>
          </table:table-cell>
          <table:table-cell table:formula="of:=[.D95]-[.D83]" office:value-type="float" office:value="1.53333333333334" calcext:value-type="float">
            <text:p>1,53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COM.MICROSOFT.STDEV.S([.B85:.B96])" office:value-type="float" office:value="0.339674532278751" calcext:value-type="float">
            <text:p>0,3396745323</text:p>
          </table:table-cell>
          <table:table-cell table:formula="of:=AVERAGE([.B85:.B96])" office:value-type="float" office:value="20.9916666666667" calcext:value-type="float">
            <text:p>20,9916666667</text:p>
          </table:table-cell>
          <table:table-cell table:formula="of:=[.D96]-[.C96]" office:value-type="float" office:value="20.6519921343879" calcext:value-type="float">
            <text:p>20,6519921344</text:p>
          </table:table-cell>
          <table:table-cell table:formula="of:=[.D96]-[.D84]" office:value-type="float" office:value="1.45833333333333" calcext:value-type="float">
            <text:p>1,4583333333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86:.B97])" office:value-type="float" office:value="0.341121146168976" calcext:value-type="float">
            <text:p>0,3411211462</text:p>
          </table:table-cell>
          <table:table-cell table:formula="of:=AVERAGE([.B86:.B97])" office:value-type="float" office:value="21.1" calcext:value-type="float">
            <text:p>21,1</text:p>
          </table:table-cell>
          <table:table-cell table:formula="of:=[.D97]-[.C97]" office:value-type="float" office:value="20.758878853831" calcext:value-type="float">
            <text:p>20,7588788538</text:p>
          </table:table-cell>
          <table:table-cell table:formula="of:=[.D97]-[.D85]" office:value-type="float" office:value="1.4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87:.B98])" office:value-type="float" office:value="0.342340429539033" calcext:value-type="float">
            <text:p>0,3423404295</text:p>
          </table:table-cell>
          <table:table-cell table:formula="of:=AVERAGE([.B87:.B98])" office:value-type="float" office:value="21.1916666666667" calcext:value-type="float">
            <text:p>21,1916666667</text:p>
          </table:table-cell>
          <table:table-cell table:formula="of:=[.D98]-[.C98]" office:value-type="float" office:value="20.8493262371276" calcext:value-type="float">
            <text:p>20,8493262371</text:p>
          </table:table-cell>
          <table:table-cell table:formula="of:=[.D98]-[.D86]" office:value-type="float" office:value="1.33333333333333" calcext:value-type="float">
            <text:p>1,3333333333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COM.MICROSOFT.STDEV.S([.B88:.B99])" office:value-type="float" office:value="0.345972498469126" calcext:value-type="float">
            <text:p>0,3459724985</text:p>
          </table:table-cell>
          <table:table-cell table:formula="of:=AVERAGE([.B88:.B99])" office:value-type="float" office:value="21.2833333333333" calcext:value-type="float">
            <text:p>21,2833333333</text:p>
          </table:table-cell>
          <table:table-cell table:formula="of:=[.D99]-[.C99]" office:value-type="float" office:value="20.9373608348642" calcext:value-type="float">
            <text:p>20,9373608349</text:p>
          </table:table-cell>
          <table:table-cell table:formula="of:=[.D99]-[.D87]" office:value-type="float" office:value="1.275" calcext:value-type="float">
            <text:p>1,275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COM.MICROSOFT.STDEV.S([.B89:.B100])" office:value-type="float" office:value="0.350216383328243" calcext:value-type="float">
            <text:p>0,3502163833</text:p>
          </table:table-cell>
          <table:table-cell table:formula="of:=AVERAGE([.B89:.B100])" office:value-type="float" office:value="21.3916666666667" calcext:value-type="float">
            <text:p>21,3916666667</text:p>
          </table:table-cell>
          <table:table-cell table:formula="of:=[.D100]-[.C100]" office:value-type="float" office:value="21.0414502833384" calcext:value-type="float">
            <text:p>21,0414502833</text:p>
          </table:table-cell>
          <table:table-cell table:formula="of:=[.D100]-[.D88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COM.MICROSOFT.STDEV.S([.B90:.B101])" office:value-type="float" office:value="0.367938565359474" calcext:value-type="float">
            <text:p>0,3679385654</text:p>
          </table:table-cell>
          <table:table-cell table:formula="of:=AVERAGE([.B90:.B101])" office:value-type="float" office:value="21.4916666666667" calcext:value-type="float">
            <text:p>21,4916666667</text:p>
          </table:table-cell>
          <table:table-cell table:formula="of:=[.D101]-[.C101]" office:value-type="float" office:value="21.1237281013072" calcext:value-type="float">
            <text:p>21,1237281013</text:p>
          </table:table-cell>
          <table:table-cell table:formula="of:=[.D101]-[.D89]" office:value-type="float" office:value="1.21666666666667" calcext:value-type="float">
            <text:p>1,21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COM.MICROSOFT.STDEV.S([.B91:.B102])" office:value-type="float" office:value="0.384845502255204" calcext:value-type="float">
            <text:p>0,3848455023</text:p>
          </table:table-cell>
          <table:table-cell table:formula="of:=AVERAGE([.B91:.B102])" office:value-type="float" office:value="21.5916666666667" calcext:value-type="float">
            <text:p>21,5916666667</text:p>
          </table:table-cell>
          <table:table-cell table:formula="of:=[.D102]-[.C102]" office:value-type="float" office:value="21.2068211644115" calcext:value-type="float">
            <text:p>21,2068211644</text:p>
          </table:table-cell>
          <table:table-cell table:formula="of:=[.D102]-[.D90]" office:value-type="float" office:value="1.19166666666667" calcext:value-type="float">
            <text:p>1,191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COM.MICROSOFT.STDEV.S([.B92:.B103])" office:value-type="float" office:value="0.401040313850532" calcext:value-type="float">
            <text:p>0,4010403139</text:p>
          </table:table-cell>
          <table:table-cell table:formula="of:=AVERAGE([.B92:.B103])" office:value-type="float" office:value="21.6916666666667" calcext:value-type="float">
            <text:p>21,6916666667</text:p>
          </table:table-cell>
          <table:table-cell table:formula="of:=[.D103]-[.C103]" office:value-type="float" office:value="21.2906263528161" calcext:value-type="float">
            <text:p>21,2906263528</text:p>
          </table:table-cell>
          <table:table-cell table:formula="of:=[.D103]-[.D91]" office:value-type="float" office:value="1.175" calcext:value-type="float">
            <text:p>1,17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COM.MICROSOFT.STDEV.S([.B93:.B104])" office:value-type="float" office:value="0.402266307087956" calcext:value-type="float">
            <text:p>0,4022663071</text:p>
          </table:table-cell>
          <table:table-cell table:formula="of:=AVERAGE([.B93:.B104])" office:value-type="float" office:value="21.8" calcext:value-type="float">
            <text:p>21,8</text:p>
          </table:table-cell>
          <table:table-cell table:formula="of:=[.D104]-[.C104]" office:value-type="float" office:value="21.397733692912" calcext:value-type="float">
            <text:p>21,3977336929</text:p>
          </table:table-cell>
          <table:table-cell table:formula="of:=[.D104]-[.D92]" office:value-type="float" office:value="1.18333333333334" calcext:value-type="float">
            <text:p>1,18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COM.MICROSOFT.STDEV.S([.B94:.B105])" office:value-type="float" office:value="0.401040313850532" calcext:value-type="float">
            <text:p>0,4010403139</text:p>
          </table:table-cell>
          <table:table-cell table:formula="of:=AVERAGE([.B94:.B105])" office:value-type="float" office:value="21.9083333333333" calcext:value-type="float">
            <text:p>21,9083333333</text:p>
          </table:table-cell>
          <table:table-cell table:formula="of:=[.D105]-[.C105]" office:value-type="float" office:value="21.5072930194828" calcext:value-type="float">
            <text:p>21,5072930195</text:p>
          </table:table-cell>
          <table:table-cell table:formula="of:=[.D105]-[.D93]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COM.MICROSOFT.STDEV.S([.B95:.B106])" office:value-type="float" office:value="0.411482905863879" calcext:value-type="float">
            <text:p>0,4114829059</text:p>
          </table:table-cell>
          <table:table-cell table:formula="of:=AVERAGE([.B95:.B106])" office:value-type="float" office:value="22.025" calcext:value-type="float">
            <text:p>22,025</text:p>
          </table:table-cell>
          <table:table-cell table:formula="of:=[.D106]-[.C106]" office:value-type="float" office:value="21.6135170941361" calcext:value-type="float">
            <text:p>21,6135170941</text:p>
          </table:table-cell>
          <table:table-cell table:formula="of:=[.D106]-[.D94]" office:value-type="float" office:value="1.225" calcext:value-type="float">
            <text:p>1,22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COM.MICROSOFT.STDEV.S([.B96:.B107])" office:value-type="float" office:value="0.416606056197706" calcext:value-type="float">
            <text:p>0,4166060562</text:p>
          </table:table-cell>
          <table:table-cell table:formula="of:=AVERAGE([.B96:.B107])" office:value-type="float" office:value="22.1416666666667" calcext:value-type="float">
            <text:p>22,1416666667</text:p>
          </table:table-cell>
          <table:table-cell table:formula="of:=[.D107]-[.C107]" office:value-type="float" office:value="21.725060610469" calcext:value-type="float">
            <text:p>21,7250606105</text:p>
          </table:table-cell>
          <table:table-cell table:formula="of:=[.D107]-[.D95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COM.MICROSOFT.STDEV.S([.B97:.B108])" office:value-type="float" office:value="0.447467621987639" calcext:value-type="float">
            <text:p>0,447467622</text:p>
          </table:table-cell>
          <table:table-cell table:formula="of:=AVERAGE([.B97:.B108])" office:value-type="float" office:value="22.275" calcext:value-type="float">
            <text:p>22,275</text:p>
          </table:table-cell>
          <table:table-cell table:formula="of:=[.D108]-[.C108]" office:value-type="float" office:value="21.8275323780124" calcext:value-type="float">
            <text:p>21,827532378</text:p>
          </table:table-cell>
          <table:table-cell table:formula="of:=[.D108]-[.D96]" office:value-type="float" office:value="1.28333333333334" calcext:value-type="float">
            <text:p>1,28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COM.MICROSOFT.STDEV.S([.B98:.B109])" office:value-type="float" office:value="0.480530010414637" calcext:value-type="float">
            <text:p>0,4805300104</text:p>
          </table:table-cell>
          <table:table-cell table:formula="of:=AVERAGE([.B98:.B109])" office:value-type="float" office:value="22.4" calcext:value-type="float">
            <text:p>22,4</text:p>
          </table:table-cell>
          <table:table-cell table:formula="of:=[.D109]-[.C109]" office:value-type="float" office:value="21.9194699895854" calcext:value-type="float">
            <text:p>21,9194699896</text:p>
          </table:table-cell>
          <table:table-cell table:formula="of:=[.D109]-[.D97]" office:value-type="float" office:value="1.3" calcext:value-type="float">
            <text:p>1,3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COM.MICROSOFT.STDEV.S([.B99:.B110])" office:value-type="float" office:value="0.490516116560976" calcext:value-type="float">
            <text:p>0,4905161166</text:p>
          </table:table-cell>
          <table:table-cell table:formula="of:=AVERAGE([.B99:.B110])" office:value-type="float" office:value="22.5333333333333" calcext:value-type="float">
            <text:p>22,5333333333</text:p>
          </table:table-cell>
          <table:table-cell table:formula="of:=[.D110]-[.C110]" office:value-type="float" office:value="22.0428172167724" calcext:value-type="float">
            <text:p>22,0428172168</text:p>
          </table:table-cell>
          <table:table-cell table:formula="of:=[.D110]-[.D98]" office:value-type="float" office:value="1.34166666666667" calcext:value-type="float">
            <text:p>1,341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COM.MICROSOFT.STDEV.S([.B100:.B111])" office:value-type="float" office:value="0.490516116560976" calcext:value-type="float">
            <text:p>0,4905161166</text:p>
          </table:table-cell>
          <table:table-cell table:formula="of:=AVERAGE([.B100:.B111])" office:value-type="float" office:value="22.6666666666667" calcext:value-type="float">
            <text:p>22,6666666667</text:p>
          </table:table-cell>
          <table:table-cell table:formula="of:=[.D111]-[.C111]" office:value-type="float" office:value="22.1761505501057" calcext:value-type="float">
            <text:p>22,1761505501</text:p>
          </table:table-cell>
          <table:table-cell table:formula="of:=[.D111]-[.D99]" office:value-type="float" office:value="1.38333333333334" calcext:value-type="float">
            <text:p>1,3833333333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COM.MICROSOFT.STDEV.S([.B101:.B112])" office:value-type="float" office:value="0.496273995679684" calcext:value-type="float">
            <text:p>0,4962739957</text:p>
          </table:table-cell>
          <table:table-cell table:formula="of:=AVERAGE([.B101:.B112])" office:value-type="float" office:value="22.7916666666667" calcext:value-type="float">
            <text:p>22,7916666667</text:p>
          </table:table-cell>
          <table:table-cell table:formula="of:=[.D112]-[.C112]" office:value-type="float" office:value="22.295392670987" calcext:value-type="float">
            <text:p>22,295392671</text:p>
          </table:table-cell>
          <table:table-cell table:formula="of:=[.D112]-[.D100]" office:value-type="float" office:value="1.4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COM.MICROSOFT.STDEV.S([.B102:.B113])" office:value-type="float" office:value="0.508339542932764" calcext:value-type="float">
            <text:p>0,5083395429</text:p>
          </table:table-cell>
          <table:table-cell table:formula="of:=AVERAGE([.B102:.B113])" office:value-type="float" office:value="22.925" calcext:value-type="float">
            <text:p>22,925</text:p>
          </table:table-cell>
          <table:table-cell table:formula="of:=[.D113]-[.C113]" office:value-type="float" office:value="22.4166604570672" calcext:value-type="float">
            <text:p>22,4166604571</text:p>
          </table:table-cell>
          <table:table-cell table:formula="of:=[.D113]-[.D101]" office:value-type="float" office:value="1.43333333333334" calcext:value-type="float">
            <text:p>1,4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COM.MICROSOFT.STDEV.S([.B103:.B114])" office:value-type="float" office:value="0.539570536293786" calcext:value-type="float">
            <text:p>0,5395705363</text:p>
          </table:table-cell>
          <table:table-cell table:formula="of:=AVERAGE([.B103:.B114])" office:value-type="float" office:value="23.075" calcext:value-type="float">
            <text:p>23,075</text:p>
          </table:table-cell>
          <table:table-cell table:formula="of:=[.D114]-[.C114]" office:value-type="float" office:value="22.5354294637062" calcext:value-type="float">
            <text:p>22,5354294637</text:p>
          </table:table-cell>
          <table:table-cell table:formula="of:=[.D114]-[.D102]" office:value-type="float" office:value="1.48333333333333" calcext:value-type="float">
            <text:p>1,48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COM.MICROSOFT.STDEV.S([.B104:.B115])" office:value-type="float" office:value="0.569422887002643" calcext:value-type="float">
            <text:p>0,569422887</text:p>
          </table:table-cell>
          <table:table-cell table:formula="of:=AVERAGE([.B104:.B115])" office:value-type="float" office:value="23.2333333333333" calcext:value-type="float">
            <text:p>23,2333333333</text:p>
          </table:table-cell>
          <table:table-cell table:formula="of:=[.D115]-[.C115]" office:value-type="float" office:value="22.6639104463307" calcext:value-type="float">
            <text:p>22,6639104463</text:p>
          </table:table-cell>
          <table:table-cell table:formula="of:=[.D115]-[.D103]" office:value-type="float" office:value="1.54166666666666" calcext:value-type="float">
            <text:p>1,5416666667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COM.MICROSOFT.STDEV.S([.B105:.B116])" office:value-type="float" office:value="0.595437196138647" calcext:value-type="float">
            <text:p>0,5954371961</text:p>
          </table:table-cell>
          <table:table-cell table:formula="of:=AVERAGE([.B105:.B116])" office:value-type="float" office:value="23.4" calcext:value-type="float">
            <text:p>23,4</text:p>
          </table:table-cell>
          <table:table-cell table:formula="of:=[.D116]-[.C116]" office:value-type="float" office:value="22.8045628038613" calcext:value-type="float">
            <text:p>22,8045628039</text:p>
          </table:table-cell>
          <table:table-cell table:formula="of:=[.D116]-[.D104]" office:value-type="float" office:value="1.59999999999999" calcext:value-type="float">
            <text:p>1,6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COM.MICROSOFT.STDEV.S([.B106:.B117])" office:value-type="float" office:value="0.600504838120444" calcext:value-type="float">
            <text:p>0,6005048381</text:p>
          </table:table-cell>
          <table:table-cell table:formula="of:=AVERAGE([.B106:.B117])" office:value-type="float" office:value="23.5666666666667" calcext:value-type="float">
            <text:p>23,5666666667</text:p>
          </table:table-cell>
          <table:table-cell table:formula="of:=[.D117]-[.C117]" office:value-type="float" office:value="22.9661618285462" calcext:value-type="float">
            <text:p>22,9661618285</text:p>
          </table:table-cell>
          <table:table-cell table:formula="of:=[.D117]-[.D105]" office:value-type="float" office:value="1.65833333333334" calcext:value-type="float">
            <text:p>1,658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COM.MICROSOFT.STDEV.S([.B107:.B118])" office:value-type="float" office:value="0.601702131079369" calcext:value-type="float">
            <text:p>0,6017021311</text:p>
          </table:table-cell>
          <table:table-cell table:formula="of:=AVERAGE([.B107:.B118])" office:value-type="float" office:value="23.725" calcext:value-type="float">
            <text:p>23,725</text:p>
          </table:table-cell>
          <table:table-cell table:formula="of:=[.D118]-[.C118]" office:value-type="float" office:value="23.1232978689206" calcext:value-type="float">
            <text:p>23,1232978689</text:p>
          </table:table-cell>
          <table:table-cell table:formula="of:=[.D118]-[.D106]" office:value-type="float" office:value="1.7" calcext:value-type="float">
            <text:p>1,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6" calcext:value-type="float">
            <text:p>24,6</text:p>
          </table:table-cell>
          <table:table-cell table:formula="of:=COM.MICROSOFT.STDEV.S([.B108:.B119])" office:value-type="float" office:value="0.573862511250022" calcext:value-type="float">
            <text:p>0,5738625113</text:p>
          </table:table-cell>
          <table:table-cell table:formula="of:=AVERAGE([.B108:.B119])" office:value-type="float" office:value="23.875" calcext:value-type="float">
            <text:p>23,875</text:p>
          </table:table-cell>
          <table:table-cell table:formula="of:=[.D119]-[.C119]" office:value-type="float" office:value="23.30113748875" calcext:value-type="float">
            <text:p>23,3011374888</text:p>
          </table:table-cell>
          <table:table-cell table:formula="of:=[.D119]-[.D107]" office:value-type="float" office:value="1.73333333333333" calcext:value-type="float">
            <text:p>1,73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109:.B120])" office:value-type="float" office:value="0.563202423376329" calcext:value-type="float">
            <text:p>0,5632024234</text:p>
          </table:table-cell>
          <table:table-cell table:formula="of:=AVERAGE([.B109:.B120])" office:value-type="float" office:value="24.0083333333333" calcext:value-type="float">
            <text:p>24,0083333333</text:p>
          </table:table-cell>
          <table:table-cell table:formula="of:=[.D120]-[.C120]" office:value-type="float" office:value="23.445130909957" calcext:value-type="float">
            <text:p>23,44513091</text:p>
          </table:table-cell>
          <table:table-cell table:formula="of:=[.D120]-[.D108]" office:value-type="float" office:value="1.73333333333333" calcext:value-type="float">
            <text:p>1,73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COM.MICROSOFT.STDEV.S([.B110:.B121])" office:value-type="float" office:value="0.543487615202764" calcext:value-type="float">
            <text:p>0,5434876152</text:p>
          </table:table-cell>
          <table:table-cell table:formula="of:=AVERAGE([.B110:.B121])" office:value-type="float" office:value="24.1416666666667" calcext:value-type="float">
            <text:p>24,1416666667</text:p>
          </table:table-cell>
          <table:table-cell table:formula="of:=[.D121]-[.C121]" office:value-type="float" office:value="23.5981790514639" calcext:value-type="float">
            <text:p>23,5981790515</text:p>
          </table:table-cell>
          <table:table-cell table:formula="of:=[.D121]-[.D109]" office:value-type="float" office:value="1.74166666666666" calcext:value-type="float">
            <text:p>1,741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COM.MICROSOFT.STDEV.S([.B111:.B122])" office:value-type="float" office:value="0.513676587322837" calcext:value-type="float">
            <text:p>0,5136765873</text:p>
          </table:table-cell>
          <table:table-cell table:formula="of:=AVERAGE([.B111:.B122])" office:value-type="float" office:value="24.275" calcext:value-type="float">
            <text:p>24,275</text:p>
          </table:table-cell>
          <table:table-cell table:formula="of:=[.D122]-[.C122]" office:value-type="float" office:value="23.7613234126772" calcext:value-type="float">
            <text:p>23,7613234127</text:p>
          </table:table-cell>
          <table:table-cell table:formula="of:=[.D122]-[.D110]" office:value-type="float" office:value="1.74166666666666" calcext:value-type="float">
            <text:p>1,7416666667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COM.MICROSOFT.STDEV.S([.B112:.B123])" office:value-type="float" office:value="0.483985975253854" calcext:value-type="float">
            <text:p>0,4839859753</text:p>
          </table:table-cell>
          <table:table-cell table:formula="of:=AVERAGE([.B112:.B123])" office:value-type="float" office:value="24.4166666666667" calcext:value-type="float">
            <text:p>24,4166666667</text:p>
          </table:table-cell>
          <table:table-cell table:formula="of:=[.D123]-[.C123]" office:value-type="float" office:value="23.9326806914128" calcext:value-type="float">
            <text:p>23,9326806914</text:p>
          </table:table-cell>
          <table:table-cell table:formula="of:=[.D123]-[.D111]" office:value-type="float" office:value="1.75" calcext:value-type="float">
            <text:p>1,7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3:.B124])" office:value-type="float" office:value="0.467342584095534" calcext:value-type="float">
            <text:p>0,4673425841</text:p>
          </table:table-cell>
          <table:table-cell table:formula="of:=AVERAGE([.B113:.B124])" office:value-type="float" office:value="24.575" calcext:value-type="float">
            <text:p>24,575</text:p>
          </table:table-cell>
          <table:table-cell table:formula="of:=[.D124]-[.C124]" office:value-type="float" office:value="24.1076574159045" calcext:value-type="float">
            <text:p>24,1076574159</text:p>
          </table:table-cell>
          <table:table-cell table:formula="of:=[.D124]-[.D112]" office:value-type="float" office:value="1.78333333333333" calcext:value-type="float">
            <text:p>1,7833333333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14:.B125])" office:value-type="float" office:value="0.521289194442417" calcext:value-type="float">
            <text:p>0,5212891944</text:p>
          </table:table-cell>
          <table:table-cell table:formula="of:=AVERAGE([.B114:.B125])" office:value-type="float" office:value="24.7583333333333" calcext:value-type="float">
            <text:p>24,7583333333</text:p>
          </table:table-cell>
          <table:table-cell table:formula="of:=[.D125]-[.C125]" office:value-type="float" office:value="24.2370441388909" calcext:value-type="float">
            <text:p>24,2370441389</text:p>
          </table:table-cell>
          <table:table-cell table:formula="of:=[.D125]-[.D113]" office:value-type="float" office:value="1.83333333333333" calcext:value-type="float">
            <text:p>1,83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15:.B126])" office:value-type="float" office:value="0.557320429022712" calcext:value-type="float">
            <text:p>0,557320429</text:p>
          </table:table-cell>
          <table:table-cell table:formula="of:=AVERAGE([.B115:.B126])" office:value-type="float" office:value="24.9166666666667" calcext:value-type="float">
            <text:p>24,9166666667</text:p>
          </table:table-cell>
          <table:table-cell table:formula="of:=[.D126]-[.C126]" office:value-type="float" office:value="24.359346237644" calcext:value-type="float">
            <text:p>24,3593462376</text:p>
          </table:table-cell>
          <table:table-cell table:formula="of:=[.D126]-[.D114]" office:value-type="float" office:value="1.84166666666667" calcext:value-type="float">
            <text:p>1,841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16:.B127])" office:value-type="float" office:value="0.574390322362974" calcext:value-type="float">
            <text:p>0,5743903224</text:p>
          </table:table-cell>
          <table:table-cell table:formula="of:=AVERAGE([.B116:.B127])" office:value-type="float" office:value="25.0583333333333" calcext:value-type="float">
            <text:p>25,0583333333</text:p>
          </table:table-cell>
          <table:table-cell table:formula="of:=[.D127]-[.C127]" office:value-type="float" office:value="24.4839430109704" calcext:value-type="float">
            <text:p>24,483943011</text:p>
          </table:table-cell>
          <table:table-cell table:formula="of:=[.D127]-[.D115]" office:value-type="float" office:value="1.825" calcext:value-type="float">
            <text:p>1,825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17:.B128])" office:value-type="float" office:value="0.570685393348925" calcext:value-type="float">
            <text:p>0,5706853933</text:p>
          </table:table-cell>
          <table:table-cell table:formula="of:=AVERAGE([.B117:.B128])" office:value-type="float" office:value="25.175" calcext:value-type="float">
            <text:p>25,175</text:p>
          </table:table-cell>
          <table:table-cell table:formula="of:=[.D128]-[.C128]" office:value-type="float" office:value="24.6043146066511" calcext:value-type="float">
            <text:p>24,6043146067</text:p>
          </table:table-cell>
          <table:table-cell table:formula="of:=[.D128]-[.D116]" office:value-type="float" office:value="1.77500000000001" calcext:value-type="float">
            <text:p>1,775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18:.B129])" office:value-type="float" office:value="0.554048460849497" calcext:value-type="float">
            <text:p>0,5540484608</text:p>
          </table:table-cell>
          <table:table-cell table:formula="of:=AVERAGE([.B118:.B129])" office:value-type="float" office:value="25.2833333333333" calcext:value-type="float">
            <text:p>25,2833333333</text:p>
          </table:table-cell>
          <table:table-cell table:formula="of:=[.D129]-[.C129]" office:value-type="float" office:value="24.7292848724838" calcext:value-type="float">
            <text:p>24,7292848725</text:p>
          </table:table-cell>
          <table:table-cell table:formula="of:=[.D129]-[.D117]" office:value-type="float" office:value="1.71666666666667" calcext:value-type="float">
            <text:p>1,71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19:.B130])" office:value-type="float" office:value="0.520707560571539" calcext:value-type="float">
            <text:p>0,5207075606</text:p>
          </table:table-cell>
          <table:table-cell table:formula="of:=AVERAGE([.B119:.B130])" office:value-type="float" office:value="25.375" calcext:value-type="float">
            <text:p>25,375</text:p>
          </table:table-cell>
          <table:table-cell table:formula="of:=[.D130]-[.C130]" office:value-type="float" office:value="24.8542924394285" calcext:value-type="float">
            <text:p>24,8542924394</text:p>
          </table:table-cell>
          <table:table-cell table:formula="of:=[.D130]-[.D118]" office:value-type="float" office:value="1.65000000000001" calcext:value-type="float">
            <text:p>1,65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20:.B131])" office:value-type="float" office:value="0.465800061152526" calcext:value-type="float">
            <text:p>0,4658000612</text:p>
          </table:table-cell>
          <table:table-cell table:formula="of:=AVERAGE([.B120:.B131])" office:value-type="float" office:value="25.4666666666667" calcext:value-type="float">
            <text:p>25,4666666667</text:p>
          </table:table-cell>
          <table:table-cell table:formula="of:=[.D131]-[.C131]" office:value-type="float" office:value="25.0008666055141" calcext:value-type="float">
            <text:p>25,0008666055</text:p>
          </table:table-cell>
          <table:table-cell table:formula="of:=[.D131]-[.D119]" office:value-type="float" office:value="1.59166666666667" calcext:value-type="float">
            <text:p>1,591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21:.B132])" office:value-type="float" office:value="0.401134754052913" calcext:value-type="float">
            <text:p>0,4011347541</text:p>
          </table:table-cell>
          <table:table-cell table:formula="of:=AVERAGE([.B121:.B132])" office:value-type="float" office:value="25.55" calcext:value-type="float">
            <text:p>25,55</text:p>
          </table:table-cell>
          <table:table-cell table:formula="of:=[.D132]-[.C132]" office:value-type="float" office:value="25.1488652459471" calcext:value-type="float">
            <text:p>25,1488652459</text:p>
          </table:table-cell>
          <table:table-cell table:formula="of:=[.D132]-[.D120]" office:value-type="float" office:value="1.54166666666667" calcext:value-type="float">
            <text:p>1,541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22:.B133])" office:value-type="float" office:value="0.325087400835249" calcext:value-type="float">
            <text:p>0,3250874008</text:p>
          </table:table-cell>
          <table:table-cell table:formula="of:=AVERAGE([.B122:.B133])" office:value-type="float" office:value="25.625" calcext:value-type="float">
            <text:p>25,625</text:p>
          </table:table-cell>
          <table:table-cell table:formula="of:=[.D133]-[.C133]" office:value-type="float" office:value="25.2999125991647" calcext:value-type="float">
            <text:p>25,2999125992</text:p>
          </table:table-cell>
          <table:table-cell table:formula="of:=[.D133]-[.D121]" office:value-type="float" office:value="1.48333333333333" calcext:value-type="float">
            <text:p>1,4833333333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3:.B134])" office:value-type="float" office:value="0.237888438329627" calcext:value-type="float">
            <text:p>0,2378884383</text:p>
          </table:table-cell>
          <table:table-cell table:formula="of:=AVERAGE([.B123:.B134])" office:value-type="float" office:value="25.675" calcext:value-type="float">
            <text:p>25,675</text:p>
          </table:table-cell>
          <table:table-cell table:formula="of:=[.D134]-[.C134]" office:value-type="float" office:value="25.4371115616704" calcext:value-type="float">
            <text:p>25,4371115617</text:p>
          </table:table-cell>
          <table:table-cell table:formula="of:=[.D134]-[.D122]" office:value-type="float" office:value="1.40000000000001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4:.B135])" office:value-type="float" office:value="0.180906806746658" calcext:value-type="float">
            <text:p>0,1809068067</text:p>
          </table:table-cell>
          <table:table-cell table:formula="of:=AVERAGE([.B124:.B135])" office:value-type="float" office:value="25.7" calcext:value-type="float">
            <text:p>25,7</text:p>
          </table:table-cell>
          <table:table-cell table:formula="of:=[.D135]-[.C135]" office:value-type="float" office:value="25.5190931932533" calcext:value-type="float">
            <text:p>25,5190931933</text:p>
          </table:table-cell>
          <table:table-cell table:formula="of:=[.D135]-[.D123]" office:value-type="float" office:value="1.28333333333332" calcext:value-type="float">
            <text:p>1,28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5:.B136])" office:value-type="float" office:value="0.180906806746658" calcext:value-type="float">
            <text:p>0,1809068067</text:p>
          </table:table-cell>
          <table:table-cell table:formula="of:=AVERAGE([.B125:.B136])" office:value-type="float" office:value="25.7" calcext:value-type="float">
            <text:p>25,7</text:p>
          </table:table-cell>
          <table:table-cell table:formula="of:=[.D136]-[.C136]" office:value-type="float" office:value="25.5190931932533" calcext:value-type="float">
            <text:p>25,5190931933</text:p>
          </table:table-cell>
          <table:table-cell table:formula="of:=[.D136]-[.D124]" office:value-type="float" office:value="1.12499999999999" calcext:value-type="float">
            <text:p>1,125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6:.B137])" office:value-type="float" office:value="0.188092498199125" calcext:value-type="float">
            <text:p>0,1880924982</text:p>
          </table:table-cell>
          <table:table-cell table:formula="of:=AVERAGE([.B126:.B137])" office:value-type="float" office:value="25.6583333333333" calcext:value-type="float">
            <text:p>25,6583333333</text:p>
          </table:table-cell>
          <table:table-cell table:formula="of:=[.D137]-[.C137]" office:value-type="float" office:value="25.4702408351342" calcext:value-type="float">
            <text:p>25,4702408351</text:p>
          </table:table-cell>
          <table:table-cell table:formula="of:=[.D137]-[.D125]" office:value-type="float" office:value="0.899999999999999" calcext:value-type="float">
            <text:p>0,9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7:.B138])" office:value-type="float" office:value="0.185047086554813" calcext:value-type="float">
            <text:p>0,1850470866</text:p>
          </table:table-cell>
          <table:table-cell table:formula="of:=AVERAGE([.B127:.B138])" office:value-type="float" office:value="25.6166666666667" calcext:value-type="float">
            <text:p>25,6166666667</text:p>
          </table:table-cell>
          <table:table-cell table:formula="of:=[.D138]-[.C138]" office:value-type="float" office:value="25.4316195801118" calcext:value-type="float">
            <text:p>25,4316195801</text:p>
          </table:table-cell>
          <table:table-cell table:formula="of:=[.D138]-[.D126]" office:value-type="float" office:value="0.699999999999992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8:.B139])" office:value-type="float" office:value="0.171225529107613" calcext:value-type="float">
            <text:p>0,1712255291</text:p>
          </table:table-cell>
          <table:table-cell table:formula="of:=AVERAGE([.B128:.B139])" office:value-type="float" office:value="25.575" calcext:value-type="float">
            <text:p>25,575</text:p>
          </table:table-cell>
          <table:table-cell table:formula="of:=[.D139]-[.C139]" office:value-type="float" office:value="25.4037744708924" calcext:value-type="float">
            <text:p>25,4037744709</text:p>
          </table:table-cell>
          <table:table-cell table:formula="of:=[.D139]-[.D127]" office:value-type="float" office:value="0.516666666666669" calcext:value-type="float">
            <text:p>0,51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9:.B140])" office:value-type="float" office:value="0.162135371797393" calcext:value-type="float">
            <text:p>0,1621353718</text:p>
          </table:table-cell>
          <table:table-cell table:formula="of:=AVERAGE([.B129:.B140])" office:value-type="float" office:value="25.5416666666667" calcext:value-type="float">
            <text:p>25,5416666667</text:p>
          </table:table-cell>
          <table:table-cell table:formula="of:=[.D140]-[.C140]" office:value-type="float" office:value="25.3795312948693" calcext:value-type="float">
            <text:p>25,3795312949</text:p>
          </table:table-cell>
          <table:table-cell table:formula="of:=[.D140]-[.D128]" office:value-type="float" office:value="0.366666666666671" calcext:value-type="float">
            <text:p>0,3666666667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0:.B141])" office:value-type="float" office:value="0.144337567297407" calcext:value-type="float">
            <text:p>0,1443375673</text:p>
          </table:table-cell>
          <table:table-cell table:formula="of:=AVERAGE([.B130:.B141])" office:value-type="float" office:value="25.5083333333333" calcext:value-type="float">
            <text:p>25,5083333333</text:p>
          </table:table-cell>
          <table:table-cell table:formula="of:=[.D141]-[.C141]" office:value-type="float" office:value="25.3639957660359" calcext:value-type="float">
            <text:p>25,363995766</text:p>
          </table:table-cell>
          <table:table-cell table:formula="of:=[.D141]-[.D129]" office:value-type="float" office:value="0.225000000000001" calcext:value-type="float">
            <text:p>0,225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1:.B142])" office:value-type="float" office:value="0.133711584684305" calcext:value-type="float">
            <text:p>0,1337115847</text:p>
          </table:table-cell>
          <table:table-cell table:formula="of:=AVERAGE([.B131:.B142])" office:value-type="float" office:value="25.4833333333333" calcext:value-type="float">
            <text:p>25,4833333333</text:p>
          </table:table-cell>
          <table:table-cell table:formula="of:=[.D142]-[.C142]" office:value-type="float" office:value="25.349621748649" calcext:value-type="float">
            <text:p>25,3496217486</text:p>
          </table:table-cell>
          <table:table-cell table:formula="of:=[.D142]-[.D130]" office:value-type="float" office:value="0.108333333333331" calcext:value-type="float">
            <text:p>0,108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2:.B143])" office:value-type="float" office:value="0.116450015288132" calcext:value-type="float">
            <text:p>0,1164500153</text:p>
          </table:table-cell>
          <table:table-cell table:formula="of:=AVERAGE([.B132:.B143])" office:value-type="float" office:value="25.4583333333333" calcext:value-type="float">
            <text:p>25,4583333333</text:p>
          </table:table-cell>
          <table:table-cell table:formula="of:=[.D143]-[.C143]" office:value-type="float" office:value="25.3418833180452" calcext:value-type="float">
            <text:p>25,341883318</text:p>
          </table:table-cell>
          <table:table-cell table:formula="of:=[.D143]-[.D131]" office:value-type="float" office:value="-0.00833333333333641" calcext:value-type="float">
            <text:p>-0,008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3:.B144])" office:value-type="float" office:value="0.0887625364598597" calcext:value-type="float">
            <text:p>0,0887625365</text:p>
          </table:table-cell>
          <table:table-cell table:formula="of:=AVERAGE([.B133:.B144])" office:value-type="float" office:value="25.4333333333333" calcext:value-type="float">
            <text:p>25,4333333333</text:p>
          </table:table-cell>
          <table:table-cell table:formula="of:=[.D144]-[.C144]" office:value-type="float" office:value="25.3445707968735" calcext:value-type="float">
            <text:p>25,3445707969</text:p>
          </table:table-cell>
          <table:table-cell table:formula="of:=[.D144]-[.D132]" office:value-type="float" office:value="-0.116666666666667" calcext:value-type="float">
            <text:p>-0,11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4:.B145])" office:value-type="float" office:value="0.0288675134594817" calcext:value-type="float">
            <text:p>0,0288675135</text:p>
          </table:table-cell>
          <table:table-cell table:formula="of:=AVERAGE([.B134:.B145])" office:value-type="float" office:value="25.4083333333333" calcext:value-type="float">
            <text:p>25,4083333333</text:p>
          </table:table-cell>
          <table:table-cell table:formula="of:=[.D145]-[.C145]" office:value-type="float" office:value="25.3794658198739" calcext:value-type="float">
            <text:p>25,3794658199</text:p>
          </table:table-cell>
          <table:table-cell table:formula="of:=[.D145]-[.D133]" office:value-type="float" office:value="-0.216666666666665" calcext:value-type="float">
            <text:p>-0,2166666667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5:.B146])" office:value-type="float" office:value="0" calcext:value-type="float">
            <text:p>0</text:p>
          </table:table-cell>
          <table:table-cell table:formula="of:=AVERAGE([.B135:.B146])" office:value-type="float" office:value="25.4" calcext:value-type="float">
            <text:p>25,4</text:p>
          </table:table-cell>
          <table:table-cell table:formula="of:=[.D146]-[.C146]" office:value-type="float" office:value="25.4" calcext:value-type="float">
            <text:p>25,4</text:p>
          </table:table-cell>
          <table:table-cell table:formula="of:=[.D146]-[.D134]" office:value-type="float" office:value="-0.274999999999999" calcext:value-type="float">
            <text:p>-0,275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136:.B147])" office:value-type="float" office:value="0.0288675134594807" calcext:value-type="float">
            <text:p>0,0288675135</text:p>
          </table:table-cell>
          <table:table-cell table:formula="of:=AVERAGE([.B136:.B147])" office:value-type="float" office:value="25.3916666666667" calcext:value-type="float">
            <text:p>25,3916666667</text:p>
          </table:table-cell>
          <table:table-cell table:formula="of:=[.D147]-[.C147]" office:value-type="float" office:value="25.3627991532072" calcext:value-type="float">
            <text:p>25,3627991532</text:p>
          </table:table-cell>
          <table:table-cell table:formula="of:=[.D147]-[.D135]" office:value-type="float" office:value="-0.308333333333323" calcext:value-type="float">
            <text:p>-0,308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137:.B148])" office:value-type="float" office:value="0.0389249472080753" calcext:value-type="float">
            <text:p>0,0389249472</text:p>
          </table:table-cell>
          <table:table-cell table:formula="of:=AVERAGE([.B137:.B148])" office:value-type="float" office:value="25.3833333333333" calcext:value-type="float">
            <text:p>25,3833333333</text:p>
          </table:table-cell>
          <table:table-cell table:formula="of:=[.D148]-[.C148]" office:value-type="float" office:value="25.3444083861253" calcext:value-type="float">
            <text:p>25,3444083861</text:p>
          </table:table-cell>
          <table:table-cell table:formula="of:=[.D148]-[.D136]" office:value-type="float" office:value="-0.316666666666656" calcext:value-type="float">
            <text:p>-0,31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8:.B149])" office:value-type="float" office:value="0.0389249472080753" calcext:value-type="float">
            <text:p>0,0389249472</text:p>
          </table:table-cell>
          <table:table-cell table:formula="of:=AVERAGE([.B138:.B149])" office:value-type="float" office:value="25.3833333333333" calcext:value-type="float">
            <text:p>25,3833333333</text:p>
          </table:table-cell>
          <table:table-cell table:formula="of:=[.D149]-[.C149]" office:value-type="float" office:value="25.3444083861253" calcext:value-type="float">
            <text:p>25,3444083861</text:p>
          </table:table-cell>
          <table:table-cell table:formula="of:=[.D149]-[.D137]" office:value-type="float" office:value="-0.274999999999991" calcext:value-type="float">
            <text:p>-0,27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9:.B150])" office:value-type="float" office:value="0.0389249472080753" calcext:value-type="float">
            <text:p>0,0389249472</text:p>
          </table:table-cell>
          <table:table-cell table:formula="of:=AVERAGE([.B139:.B150])" office:value-type="float" office:value="25.3833333333333" calcext:value-type="float">
            <text:p>25,3833333333</text:p>
          </table:table-cell>
          <table:table-cell table:formula="of:=[.D150]-[.C150]" office:value-type="float" office:value="25.3444083861253" calcext:value-type="float">
            <text:p>25,3444083861</text:p>
          </table:table-cell>
          <table:table-cell table:formula="of:=[.D150]-[.D138]" office:value-type="float" office:value="-0.233333333333324" calcext:value-type="float">
            <text:p>-0,23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0:.B151])" office:value-type="float" office:value="0.0389249472080753" calcext:value-type="float">
            <text:p>0,0389249472</text:p>
          </table:table-cell>
          <table:table-cell table:formula="of:=AVERAGE([.B140:.B151])" office:value-type="float" office:value="25.3833333333333" calcext:value-type="float">
            <text:p>25,3833333333</text:p>
          </table:table-cell>
          <table:table-cell table:formula="of:=[.D151]-[.C151]" office:value-type="float" office:value="25.3444083861253" calcext:value-type="float">
            <text:p>25,3444083861</text:p>
          </table:table-cell>
          <table:table-cell table:formula="of:=[.D151]-[.D139]" office:value-type="float" office:value="-0.191666666666666" calcext:value-type="float">
            <text:p>-0,191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41:.B152])" office:value-type="float" office:value="0.0514928650544433" calcext:value-type="float">
            <text:p>0,0514928651</text:p>
          </table:table-cell>
          <table:table-cell table:formula="of:=AVERAGE([.B141:.B152])" office:value-type="float" office:value="25.3916666666667" calcext:value-type="float">
            <text:p>25,3916666667</text:p>
          </table:table-cell>
          <table:table-cell table:formula="of:=[.D152]-[.C152]" office:value-type="float" office:value="25.3401738016122" calcext:value-type="float">
            <text:p>25,3401738016</text:p>
          </table:table-cell>
          <table:table-cell table:formula="of:=[.D152]-[.D140]" office:value-type="float" office:value="-0.150000000000002" calcext:value-type="float">
            <text:p>-0,15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42:.B153])" office:value-type="float" office:value="0.0603022689155525" calcext:value-type="float">
            <text:p>0,0603022689</text:p>
          </table:table-cell>
          <table:table-cell table:formula="of:=AVERAGE([.B142:.B153])" office:value-type="float" office:value="25.4" calcext:value-type="float">
            <text:p>25,4</text:p>
          </table:table-cell>
          <table:table-cell table:formula="of:=[.D153]-[.C153]" office:value-type="float" office:value="25.3396977310844" calcext:value-type="float">
            <text:p>25,3396977311</text:p>
          </table:table-cell>
          <table:table-cell table:formula="of:=[.D153]-[.D141]" office:value-type="float" office:value="-0.108333333333341" calcext:value-type="float">
            <text:p>-0,108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COM.MICROSOFT.STDEV.S([.B143:.B154])" office:value-type="float" office:value="0.183402190925746" calcext:value-type="float">
            <text:p>0,1834021909</text:p>
          </table:table-cell>
          <table:table-cell table:formula="of:=AVERAGE([.B143:.B154])" office:value-type="float" office:value="25.45" calcext:value-type="float">
            <text:p>25,45</text:p>
          </table:table-cell>
          <table:table-cell table:formula="of:=[.D154]-[.C154]" office:value-type="float" office:value="25.2665978090743" calcext:value-type="float">
            <text:p>25,2665978091</text:p>
          </table:table-cell>
          <table:table-cell table:formula="of:=[.D154]-[.D142]" office:value-type="float" office:value="-0.033333333333335" calcext:value-type="float">
            <text:p>-0,0333333333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44:.B155])" office:value-type="float" office:value="0.377792631912367" calcext:value-type="float">
            <text:p>0,3777926319</text:p>
          </table:table-cell>
          <table:table-cell table:formula="of:=AVERAGE([.B144:.B155])" office:value-type="float" office:value="25.55" calcext:value-type="float">
            <text:p>25,55</text:p>
          </table:table-cell>
          <table:table-cell table:formula="of:=[.D155]-[.C155]" office:value-type="float" office:value="25.1722073680876" calcext:value-type="float">
            <text:p>25,1722073681</text:p>
          </table:table-cell>
          <table:table-cell table:formula="of:=[.D155]-[.D143]" office:value-type="float" office:value="0.091666666666665" calcext:value-type="float">
            <text:p>0,091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45:.B156])" office:value-type="float" office:value="0.479583152331273" calcext:value-type="float">
            <text:p>0,4795831523</text:p>
          </table:table-cell>
          <table:table-cell table:formula="of:=AVERAGE([.B145:.B156])" office:value-type="float" office:value="25.65" calcext:value-type="float">
            <text:p>25,65</text:p>
          </table:table-cell>
          <table:table-cell table:formula="of:=[.D156]-[.C156]" office:value-type="float" office:value="25.1704168476687" calcext:value-type="float">
            <text:p>25,1704168477</text:p>
          </table:table-cell>
          <table:table-cell table:formula="of:=[.D156]-[.D144]" office:value-type="float" office:value="0.216666666666669" calcext:value-type="float">
            <text:p>0,2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46:.B157])" office:value-type="float" office:value="0.627344089045722" calcext:value-type="float">
            <text:p>0,627344089</text:p>
          </table:table-cell>
          <table:table-cell table:formula="of:=AVERAGE([.B146:.B157])" office:value-type="float" office:value="25.7916666666667" calcext:value-type="float">
            <text:p>25,7916666667</text:p>
          </table:table-cell>
          <table:table-cell table:formula="of:=[.D157]-[.C157]" office:value-type="float" office:value="25.1643225776209" calcext:value-type="float">
            <text:p>25,1643225776</text:p>
          </table:table-cell>
          <table:table-cell table:formula="of:=[.D157]-[.D145]" office:value-type="float" office:value="0.383333333333333" calcext:value-type="float">
            <text:p>0,38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47:.B158])" office:value-type="float" office:value="0.858116330321033" calcext:value-type="float">
            <text:p>0,8581163303</text:p>
          </table:table-cell>
          <table:table-cell table:formula="of:=AVERAGE([.B147:.B158])" office:value-type="float" office:value="26" calcext:value-type="float">
            <text:p>26</text:p>
          </table:table-cell>
          <table:table-cell table:formula="of:=[.D158]-[.C158]" office:value-type="float" office:value="25.141883669679" calcext:value-type="float">
            <text:p>25,1418836697</text:p>
          </table:table-cell>
          <table:table-cell table:formula="of:=[.D158]-[.D146]" office:value-type="float" office:value="0.599999999999998" calcext:value-type="float">
            <text:p>0,6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48:.B159])" office:value-type="float" office:value="0.984270226506867" calcext:value-type="float">
            <text:p>0,9842702265</text:p>
          </table:table-cell>
          <table:table-cell table:formula="of:=AVERAGE([.B148:.B159])" office:value-type="float" office:value="26.2166666666667" calcext:value-type="float">
            <text:p>26,2166666667</text:p>
          </table:table-cell>
          <table:table-cell table:formula="of:=[.D159]-[.C159]" office:value-type="float" office:value="25.2323964401598" calcext:value-type="float">
            <text:p>25,2323964402</text:p>
          </table:table-cell>
          <table:table-cell table:formula="of:=[.D159]-[.D147]" office:value-type="float" office:value="0.824999999999999" calcext:value-type="float">
            <text:p>0,825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8.5" calcext:value-type="float">
            <text:p>28,5</text:p>
          </table:table-cell>
          <table:table-cell table:formula="of:=COM.MICROSOFT.STDEV.S([.B149:.B160])" office:value-type="float" office:value="1.1352479371432" calcext:value-type="float">
            <text:p>1,1352479371</text:p>
          </table:table-cell>
          <table:table-cell table:formula="of:=AVERAGE([.B149:.B160])" office:value-type="float" office:value="26.4833333333333" calcext:value-type="float">
            <text:p>26,4833333333</text:p>
          </table:table-cell>
          <table:table-cell table:formula="of:=[.D160]-[.C160]" office:value-type="float" office:value="25.3480853961901" calcext:value-type="float">
            <text:p>25,3480853962</text:p>
          </table:table-cell>
          <table:table-cell table:formula="of:=[.D160]-[.D148]" office:value-type="float" office:value="1.09999999999999" calcext:value-type="float">
            <text:p>1,1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0:.B161])" office:value-type="float" office:value="1.24349824237426" calcext:value-type="float">
            <text:p>1,2434982424</text:p>
          </table:table-cell>
          <table:table-cell table:formula="of:=AVERAGE([.B150:.B161])" office:value-type="float" office:value="26.7583333333333" calcext:value-type="float">
            <text:p>26,7583333333</text:p>
          </table:table-cell>
          <table:table-cell table:formula="of:=[.D161]-[.C161]" office:value-type="float" office:value="25.5148350909591" calcext:value-type="float">
            <text:p>25,514835091</text:p>
          </table:table-cell>
          <table:table-cell table:formula="of:=[.D161]-[.D149]" office:value-type="float" office:value="1.37499999999999" calcext:value-type="float">
            <text:p>1,37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1:.B162])" office:value-type="float" office:value="1.28015150618506" calcext:value-type="float">
            <text:p>1,2801515062</text:p>
          </table:table-cell>
          <table:table-cell table:formula="of:=AVERAGE([.B151:.B162])" office:value-type="float" office:value="27.0333333333333" calcext:value-type="float">
            <text:p>27,0333333333</text:p>
          </table:table-cell>
          <table:table-cell table:formula="of:=[.D162]-[.C162]" office:value-type="float" office:value="25.7531818271483" calcext:value-type="float">
            <text:p>25,7531818271</text:p>
          </table:table-cell>
          <table:table-cell table:formula="of:=[.D162]-[.D150]" office:value-type="float" office:value="1.65" calcext:value-type="float">
            <text:p>1,65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2:.B163])" office:value-type="float" office:value="1.25151423435288" calcext:value-type="float">
            <text:p>1,2515142344</text:p>
          </table:table-cell>
          <table:table-cell table:formula="of:=AVERAGE([.B152:.B163])" office:value-type="float" office:value="27.3083333333333" calcext:value-type="float">
            <text:p>27,3083333333</text:p>
          </table:table-cell>
          <table:table-cell table:formula="of:=[.D163]-[.C163]" office:value-type="float" office:value="26.0568190989804" calcext:value-type="float">
            <text:p>26,056819099</text:p>
          </table:table-cell>
          <table:table-cell table:formula="of:=[.D163]-[.D151]" office:value-type="float" office:value="1.925" calcext:value-type="float">
            <text:p>1,925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3:.B164])" office:value-type="float" office:value="1.16940155635265" calcext:value-type="float">
            <text:p>1,1694015564</text:p>
          </table:table-cell>
          <table:table-cell table:formula="of:=AVERAGE([.B153:.B164])" office:value-type="float" office:value="27.575" calcext:value-type="float">
            <text:p>27,575</text:p>
          </table:table-cell>
          <table:table-cell table:formula="of:=[.D164]-[.C164]" office:value-type="float" office:value="26.4055984436474" calcext:value-type="float">
            <text:p>26,4055984436</text:p>
          </table:table-cell>
          <table:table-cell table:formula="of:=[.D164]-[.D152]" office:value-type="float" office:value="2.18333333333333" calcext:value-type="float">
            <text:p>2,18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4:.B165])" office:value-type="float" office:value="1.00675747132098" calcext:value-type="float">
            <text:p>1,0067574713</text:p>
          </table:table-cell>
          <table:table-cell table:formula="of:=AVERAGE([.B154:.B165])" office:value-type="float" office:value="27.8416666666667" calcext:value-type="float">
            <text:p>27,8416666667</text:p>
          </table:table-cell>
          <table:table-cell table:formula="of:=[.D165]-[.C165]" office:value-type="float" office:value="26.8349091953457" calcext:value-type="float">
            <text:p>26,8349091953</text:p>
          </table:table-cell>
          <table:table-cell table:formula="of:=[.D165]-[.D153]" office:value-type="float" office:value="2.44166666666667" calcext:value-type="float">
            <text:p>2,441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5:.B166])" office:value-type="float" office:value="0.846740631462608" calcext:value-type="float">
            <text:p>0,8467406315</text:p>
          </table:table-cell>
          <table:table-cell table:formula="of:=AVERAGE([.B155:.B166])" office:value-type="float" office:value="28.0666666666667" calcext:value-type="float">
            <text:p>28,0666666667</text:p>
          </table:table-cell>
          <table:table-cell table:formula="of:=[.D166]-[.C166]" office:value-type="float" office:value="27.2199260352041" calcext:value-type="float">
            <text:p>27,2199260352</text:p>
          </table:table-cell>
          <table:table-cell table:formula="of:=[.D166]-[.D154]" office:value-type="float" office:value="2.61666666666666" calcext:value-type="float">
            <text:p>2,61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56:.B167])" office:value-type="float" office:value="0.724202800995478" calcext:value-type="float">
            <text:p>0,724202801</text:p>
          </table:table-cell>
          <table:table-cell table:formula="of:=AVERAGE([.B156:.B167])" office:value-type="float" office:value="28.2416666666667" calcext:value-type="float">
            <text:p>28,2416666667</text:p>
          </table:table-cell>
          <table:table-cell table:formula="of:=[.D167]-[.C167]" office:value-type="float" office:value="27.5174638656712" calcext:value-type="float">
            <text:p>27,5174638657</text:p>
          </table:table-cell>
          <table:table-cell table:formula="of:=[.D167]-[.D155]" office:value-type="float" office:value="2.69166666666667" calcext:value-type="float">
            <text:p>2,691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57:.B168])" office:value-type="float" office:value="0.510718448201485" calcext:value-type="float">
            <text:p>0,5107184482</text:p>
          </table:table-cell>
          <table:table-cell table:formula="of:=AVERAGE([.B157:.B168])" office:value-type="float" office:value="28.4083333333333" calcext:value-type="float">
            <text:p>28,4083333333</text:p>
          </table:table-cell>
          <table:table-cell table:formula="of:=[.D168]-[.C168]" office:value-type="float" office:value="27.8976148851318" calcext:value-type="float">
            <text:p>27,8976148851</text:p>
          </table:table-cell>
          <table:table-cell table:formula="of:=[.D168]-[.D156]" office:value-type="float" office:value="2.75833333333333" calcext:value-type="float">
            <text:p>2,758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58:.B169])" office:value-type="float" office:value="0.302514712890384" calcext:value-type="float">
            <text:p>0,3025147129</text:p>
          </table:table-cell>
          <table:table-cell table:formula="of:=AVERAGE([.B158:.B169])" office:value-type="float" office:value="28.5333333333333" calcext:value-type="float">
            <text:p>28,5333333333</text:p>
          </table:table-cell>
          <table:table-cell table:formula="of:=[.D169]-[.C169]" office:value-type="float" office:value="28.2308186204429" calcext:value-type="float">
            <text:p>28,2308186204</text:p>
          </table:table-cell>
          <table:table-cell table:formula="of:=[.D169]-[.D157]" office:value-type="float" office:value="2.74166666666666" calcext:value-type="float">
            <text:p>2,7416666667</text:p>
          </table:table-cell>
          <table:table-cell table:number-columns-repeated="1018"/>
        </table:table-row>
      </table:table>
      <table:table table:name="Edits in database" table:style-name="ta1">
        <table:shapes>
          <draw:frame draw:z-index="0" draw:style-name="gr1" draw:text-style-name="P1" svg:width="159.99mm" svg:height="89.99mm" svg:x="136.47mm" svg:y="1mm">
            <loext:p draw:notify-on-update-of-ranges="'Edits in database'.A1:'Edits in database'.A1 'Edits in database'.A2:'Edits in database'.A169 'Edits in database'.B1:'Edits in database'.B1 'Edits in database'.B2:'Edits in database'.B169 'Edits in database'.C1:'Edits in database'.C1 'Edits in database'.C2:'Edits in database'.C169 'Edits in database'.D1:'Edits in database'.D1 'Edits in database'.D2:'Edits in database'.D169 'Edits in database'.E1:'Edits in database'.E1 'Edits in database'.E2:'Edits in database'.E169 'Edits in database'.F1:'Edits in database'.F1 'Edits in database'.F2:'Edits in database'.F1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in database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25" calcext:value-type="float">
            <text:p>12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31" calcext:value-type="float">
            <text:p>13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7" calcext:value-type="float">
            <text:p>3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48" calcext:value-type="float">
            <text:p>14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61" calcext:value-type="float">
            <text:p>6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68" calcext:value-type="float">
            <text:p>6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85" calcext:value-type="float">
            <text:p>18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7" calcext:value-type="float">
            <text:p>3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72" calcext:value-type="float">
            <text:p>17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40" calcext:value-type="float">
            <text:p>34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.8" calcext:value-type="float">
            <text:p>1,8</text:p>
          </table:table-cell>
          <table:table-cell table:formula="of:=COM.MICROSOFT.STDEV.S([.B2:.B13])" office:value-type="float" office:value="90.6407678027872" calcext:value-type="float">
            <text:p>90,6407678028</text:p>
          </table:table-cell>
          <table:table-cell table:formula="of:=AVERAGE([.B2:.B13])" office:value-type="float" office:value="117.483333333333" calcext:value-type="float">
            <text:p>117,4833333333</text:p>
          </table:table-cell>
          <table:table-cell table:formula="of:=[.D13]-[.C13]" office:value-type="float" office:value="26.8425655305461" calcext:value-type="float">
            <text:p>26,8425655305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.3" calcext:value-type="float">
            <text:p>2,3</text:p>
          </table:table-cell>
          <table:table-cell table:formula="of:=COM.MICROSOFT.STDEV.S([.B3:.B14])" office:value-type="float" office:value="96.4503306779131" calcext:value-type="float">
            <text:p>96,4503306779</text:p>
          </table:table-cell>
          <table:table-cell table:formula="of:=AVERAGE([.B3:.B14])" office:value-type="float" office:value="107.258333333333" calcext:value-type="float">
            <text:p>107,2583333333</text:p>
          </table:table-cell>
          <table:table-cell table:formula="of:=[.D14]-[.C14]" office:value-type="float" office:value="10.8080026554202" calcext:value-type="float">
            <text:p>10,8080026554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.4" calcext:value-type="float">
            <text:p>2,4</text:p>
          </table:table-cell>
          <table:table-cell table:formula="of:=COM.MICROSOFT.STDEV.S([.B4:.B15])" office:value-type="float" office:value="100.626568498974" calcext:value-type="float">
            <text:p>100,626568499</text:p>
          </table:table-cell>
          <table:table-cell table:formula="of:=AVERAGE([.B4:.B15])" office:value-type="float" office:value="96.5416666666667" calcext:value-type="float">
            <text:p>96,5416666667</text:p>
          </table:table-cell>
          <table:table-cell table:formula="of:=[.D15]-[.C15]" office:value-type="float" office:value="-4.08490183230774" calcext:value-type="float">
            <text:p>-4,0849018323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.9" calcext:value-type="float">
            <text:p>2,9</text:p>
          </table:table-cell>
          <table:table-cell table:formula="of:=COM.MICROSOFT.STDEV.S([.B5:.B16])" office:value-type="float" office:value="102.916303152345" calcext:value-type="float">
            <text:p>102,9163031523</text:p>
          </table:table-cell>
          <table:table-cell table:formula="of:=AVERAGE([.B5:.B16])" office:value-type="float" office:value="93.7" calcext:value-type="float">
            <text:p>93,7</text:p>
          </table:table-cell>
          <table:table-cell table:formula="of:=[.D16]-[.C16]" office:value-type="float" office:value="-9.21630315234539" calcext:value-type="float">
            <text:p>-9,2163031523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.1" calcext:value-type="float">
            <text:p>2,1</text:p>
          </table:table-cell>
          <table:table-cell table:formula="of:=COM.MICROSOFT.STDEV.S([.B6:.B17])" office:value-type="float" office:value="104.52385076521" calcext:value-type="float">
            <text:p>104,5238507652</text:p>
          </table:table-cell>
          <table:table-cell table:formula="of:=AVERAGE([.B6:.B17])" office:value-type="float" office:value="81.5416666666667" calcext:value-type="float">
            <text:p>81,5416666667</text:p>
          </table:table-cell>
          <table:table-cell table:formula="of:=[.D17]-[.C17]" office:value-type="float" office:value="-22.9821840985433" calcext:value-type="float">
            <text:p>-22,9821840985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.7" calcext:value-type="float">
            <text:p>2,7</text:p>
          </table:table-cell>
          <table:table-cell table:formula="of:=COM.MICROSOFT.STDEV.S([.B7:.B18])" office:value-type="float" office:value="106.893488477025" calcext:value-type="float">
            <text:p>106,893488477</text:p>
          </table:table-cell>
          <table:table-cell table:formula="of:=AVERAGE([.B7:.B18])" office:value-type="float" office:value="76.6833333333333" calcext:value-type="float">
            <text:p>76,6833333333</text:p>
          </table:table-cell>
          <table:table-cell table:formula="of:=[.D18]-[.C18]" office:value-type="float" office:value="-30.2101551436917" calcext:value-type="float">
            <text:p>-30,210155143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.7" calcext:value-type="float">
            <text:p>5,7</text:p>
          </table:table-cell>
          <table:table-cell table:formula="of:=COM.MICROSOFT.STDEV.S([.B8:.B19])" office:value-type="float" office:value="108.366209580237" calcext:value-type="float">
            <text:p>108,3662095802</text:p>
          </table:table-cell>
          <table:table-cell table:formula="of:=AVERAGE([.B8:.B19])" office:value-type="float" office:value="68.4916666666667" calcext:value-type="float">
            <text:p>68,4916666667</text:p>
          </table:table-cell>
          <table:table-cell table:formula="of:=[.D19]-[.C19]" office:value-type="float" office:value="-39.8745429135705" calcext:value-type="float">
            <text:p>-39,874542913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.5" calcext:value-type="float">
            <text:p>6,5</text:p>
          </table:table-cell>
          <table:table-cell table:formula="of:=COM.MICROSOFT.STDEV.S([.B9:.B20])" office:value-type="float" office:value="109.835880321781" calcext:value-type="float">
            <text:p>109,8358803218</text:p>
          </table:table-cell>
          <table:table-cell table:formula="of:=AVERAGE([.B9:.B20])" office:value-type="float" office:value="63.3666666666667" calcext:value-type="float">
            <text:p>63,3666666667</text:p>
          </table:table-cell>
          <table:table-cell table:formula="of:=[.D20]-[.C20]" office:value-type="float" office:value="-46.4692136551144" calcext:value-type="float">
            <text:p>-46,4692136551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.8" calcext:value-type="float">
            <text:p>5,8</text:p>
          </table:table-cell>
          <table:table-cell table:formula="of:=COM.MICROSOFT.STDEV.S([.B10:.B21])" office:value-type="float" office:value="103.812035852683" calcext:value-type="float">
            <text:p>103,8120358527</text:p>
          </table:table-cell>
          <table:table-cell table:formula="of:=AVERAGE([.B10:.B21])" office:value-type="float" office:value="48.4333333333333" calcext:value-type="float">
            <text:p>48,4333333333</text:p>
          </table:table-cell>
          <table:table-cell table:formula="of:=[.D21]-[.C21]" office:value-type="float" office:value="-55.3787025193499" calcext:value-type="float">
            <text:p>-55,3787025193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11:.B22])" office:value-type="float" office:value="2874.34283361458" calcext:value-type="float">
            <text:p>2874,3428336146</text:p>
          </table:table-cell>
          <table:table-cell table:formula="of:=AVERAGE([.B11:.B22])" office:value-type="float" office:value="878.683333333333" calcext:value-type="float">
            <text:p>878,6833333333</text:p>
          </table:table-cell>
          <table:table-cell table:formula="of:=[.D22]-[.C22]" office:value-type="float" office:value="-1995.65950028125" calcext:value-type="float">
            <text:p>-1995,6595002813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12:.B23])" office:value-type="float" office:value="4289.58709297082" calcext:value-type="float">
            <text:p>4289,5870929708</text:p>
          </table:table-cell>
          <table:table-cell table:formula="of:=AVERAGE([.B12:.B23])" office:value-type="float" office:value="1864.35" calcext:value-type="float">
            <text:p>1864,35</text:p>
          </table:table-cell>
          <table:table-cell table:formula="of:=[.D23]-[.C23]" office:value-type="float" office:value="-2425.23709297082" calcext:value-type="float">
            <text:p>-2425,2370929708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3:.B24])" office:value-type="float" office:value="5314.89236793439" calcext:value-type="float">
            <text:p>5314,8923679344</text:p>
          </table:table-cell>
          <table:table-cell table:formula="of:=AVERAGE([.B13:.B24])" office:value-type="float" office:value="2919.35" calcext:value-type="float">
            <text:p>2919,35</text:p>
          </table:table-cell>
          <table:table-cell table:formula="of:=[.D24]-[.C24]" office:value-type="float" office:value="-2395.54236793439" calcext:value-type="float">
            <text:p>-2395,5423679344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4:.B25])" office:value-type="float" office:value="5952.51560668923" calcext:value-type="float">
            <text:p>5952,5156066892</text:p>
          </table:table-cell>
          <table:table-cell table:formula="of:=AVERAGE([.B14:.B25])" office:value-type="float" office:value="4002.53333333333" calcext:value-type="float">
            <text:p>4002,5333333333</text:p>
          </table:table-cell>
          <table:table-cell table:formula="of:=[.D25]-[.C25]" office:value-type="float" office:value="-1949.98227335589" calcext:value-type="float">
            <text:p>-1949,9822733559</text:p>
          </table:table-cell>
          <table:table-cell table:formula="of:=[.D25]-[.D13]" office:value-type="float" office:value="3885.05" calcext:value-type="float">
            <text:p>3885,05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5:.B26])" office:value-type="float" office:value="6577.89009035826" calcext:value-type="float">
            <text:p>6577,8900903583</text:p>
          </table:table-cell>
          <table:table-cell table:formula="of:=AVERAGE([.B15:.B26])" office:value-type="float" office:value="5252.34166666667" calcext:value-type="float">
            <text:p>5252,3416666667</text:p>
          </table:table-cell>
          <table:table-cell table:formula="of:=[.D26]-[.C26]" office:value-type="float" office:value="-1325.54842369159" calcext:value-type="float">
            <text:p>-1325,5484236916</text:p>
          </table:table-cell>
          <table:table-cell table:formula="of:=[.D26]-[.D14]" office:value-type="float" office:value="5145.08333333333" calcext:value-type="float">
            <text:p>5145,08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16:.B27])" office:value-type="float" office:value="7583.24243105191" calcext:value-type="float">
            <text:p>7583,2424310519</text:p>
          </table:table-cell>
          <table:table-cell table:formula="of:=AVERAGE([.B16:.B27])" office:value-type="float" office:value="6918.80833333333" calcext:value-type="float">
            <text:p>6918,8083333333</text:p>
          </table:table-cell>
          <table:table-cell table:formula="of:=[.D27]-[.C27]" office:value-type="float" office:value="-664.434097718575" calcext:value-type="float">
            <text:p>-664,4340977186</text:p>
          </table:table-cell>
          <table:table-cell table:formula="of:=[.D27]-[.D15]" office:value-type="float" office:value="6822.26666666667" calcext:value-type="float">
            <text:p>6822,26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17:.B28])" office:value-type="float" office:value="8104.57414857172" calcext:value-type="float">
            <text:p>8104,5741485717</text:p>
          </table:table-cell>
          <table:table-cell table:formula="of:=AVERAGE([.B17:.B28])" office:value-type="float" office:value="8585.23333333333" calcext:value-type="float">
            <text:p>8585,2333333333</text:p>
          </table:table-cell>
          <table:table-cell table:formula="of:=[.D28]-[.C28]" office:value-type="float" office:value="480.659184761616" calcext:value-type="float">
            <text:p>480,6591847616</text:p>
          </table:table-cell>
          <table:table-cell table:formula="of:=[.D28]-[.D16]" office:value-type="float" office:value="8491.53333333333" calcext:value-type="float">
            <text:p>8491,5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18:.B29])" office:value-type="float" office:value="8594.74141534176" calcext:value-type="float">
            <text:p>8594,7414153418</text:p>
          </table:table-cell>
          <table:table-cell table:formula="of:=AVERAGE([.B18:.B29])" office:value-type="float" office:value="10501.725" calcext:value-type="float">
            <text:p>10501,725</text:p>
          </table:table-cell>
          <table:table-cell table:formula="of:=[.D29]-[.C29]" office:value-type="float" office:value="1906.98358465824" calcext:value-type="float">
            <text:p>1906,9835846582</text:p>
          </table:table-cell>
          <table:table-cell table:formula="of:=[.D29]-[.D17]" office:value-type="float" office:value="10420.1833333333" calcext:value-type="float">
            <text:p>10420,18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19:.B30])" office:value-type="float" office:value="8398.10087503554" calcext:value-type="float">
            <text:p>8398,1008750356</text:p>
          </table:table-cell>
          <table:table-cell table:formula="of:=AVERAGE([.B19:.B30])" office:value-type="float" office:value="12251.5" calcext:value-type="float">
            <text:p>12251,5</text:p>
          </table:table-cell>
          <table:table-cell table:formula="of:=[.D30]-[.C30]" office:value-type="float" office:value="3853.39912496446" calcext:value-type="float">
            <text:p>3853,3991249645</text:p>
          </table:table-cell>
          <table:table-cell table:formula="of:=[.D30]-[.D18]" office:value-type="float" office:value="12174.8166666667" calcext:value-type="float">
            <text:p>12174,816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20:.B31])" office:value-type="float" office:value="7961.94488545451" calcext:value-type="float">
            <text:p>7961,9448854545</text:p>
          </table:table-cell>
          <table:table-cell table:formula="of:=AVERAGE([.B20:.B31])" office:value-type="float" office:value="14167.6916666667" calcext:value-type="float">
            <text:p>14167,6916666667</text:p>
          </table:table-cell>
          <table:table-cell table:formula="of:=[.D31]-[.C31]" office:value-type="float" office:value="6205.74678121216" calcext:value-type="float">
            <text:p>6205,7467812122</text:p>
          </table:table-cell>
          <table:table-cell table:formula="of:=[.D31]-[.D19]" office:value-type="float" office:value="14099.2" calcext:value-type="float">
            <text:p>14099,2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21:.B32])" office:value-type="float" office:value="7524.557557737" calcext:value-type="float">
            <text:p>7524,557557737</text:p>
          </table:table-cell>
          <table:table-cell table:formula="of:=AVERAGE([.B21:.B32])" office:value-type="float" office:value="16500.4833333333" calcext:value-type="float">
            <text:p>16500,4833333333</text:p>
          </table:table-cell>
          <table:table-cell table:formula="of:=[.D32]-[.C32]" office:value-type="float" office:value="8975.92577559634" calcext:value-type="float">
            <text:p>8975,9257755963</text:p>
          </table:table-cell>
          <table:table-cell table:formula="of:=[.D32]-[.D20]" office:value-type="float" office:value="16437.1166666667" calcext:value-type="float">
            <text:p>16437,11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22:.B33])" office:value-type="float" office:value="6780.09564605817" calcext:value-type="float">
            <text:p>6780,0956460582</text:p>
          </table:table-cell>
          <table:table-cell table:formula="of:=AVERAGE([.B22:.B33])" office:value-type="float" office:value="19166.6666666667" calcext:value-type="float">
            <text:p>19166,6666666667</text:p>
          </table:table-cell>
          <table:table-cell table:formula="of:=[.D33]-[.C33]" office:value-type="float" office:value="12386.5710206085" calcext:value-type="float">
            <text:p>12386,5710206085</text:p>
          </table:table-cell>
          <table:table-cell table:formula="of:=[.D33]-[.D21]" office:value-type="float" office:value="19118.2333333333" calcext:value-type="float">
            <text:p>19118,2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23:.B34])" office:value-type="float" office:value="7191.64077034559" calcext:value-type="float">
            <text:p>7191,6407703456</text:p>
          </table:table-cell>
          <table:table-cell table:formula="of:=AVERAGE([.B23:.B34])" office:value-type="float" office:value="21083.3333333333" calcext:value-type="float">
            <text:p>21083,3333333333</text:p>
          </table:table-cell>
          <table:table-cell table:formula="of:=[.D34]-[.C34]" office:value-type="float" office:value="13891.6925629877" calcext:value-type="float">
            <text:p>13891,6925629877</text:p>
          </table:table-cell>
          <table:table-cell table:formula="of:=[.D34]-[.D22]" office:value-type="float" office:value="20204.65" calcext:value-type="float">
            <text:p>20204,65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24:.B35])" office:value-type="float" office:value="7212.67823160907" calcext:value-type="float">
            <text:p>7212,6782316091</text:p>
          </table:table-cell>
          <table:table-cell table:formula="of:=AVERAGE([.B24:.B35])" office:value-type="float" office:value="22750" calcext:value-type="float">
            <text:p>22750</text:p>
          </table:table-cell>
          <table:table-cell table:formula="of:=[.D35]-[.C35]" office:value-type="float" office:value="15537.3217683909" calcext:value-type="float">
            <text:p>15537,3217683909</text:p>
          </table:table-cell>
          <table:table-cell table:formula="of:=[.D35]-[.D23]" office:value-type="float" office:value="20885.65" calcext:value-type="float">
            <text:p>20885,65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25:.B36])" office:value-type="float" office:value="6707.63924510138" calcext:value-type="float">
            <text:p>6707,6392451014</text:p>
          </table:table-cell>
          <table:table-cell table:formula="of:=AVERAGE([.B25:.B36])" office:value-type="float" office:value="24083.3333333333" calcext:value-type="float">
            <text:p>24083,3333333333</text:p>
          </table:table-cell>
          <table:table-cell table:formula="of:=[.D36]-[.C36]" office:value-type="float" office:value="17375.694088232" calcext:value-type="float">
            <text:p>17375,694088232</text:p>
          </table:table-cell>
          <table:table-cell table:formula="of:=[.D36]-[.D24]" office:value-type="float" office:value="21163.9833333333" calcext:value-type="float">
            <text:p>21163,98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26:.B37])" office:value-type="float" office:value="8321.20329293933" calcext:value-type="float">
            <text:p>8321,2032929393</text:p>
          </table:table-cell>
          <table:table-cell table:formula="of:=AVERAGE([.B26:.B37])" office:value-type="float" office:value="26833.3333333333" calcext:value-type="float">
            <text:p>26833,3333333333</text:p>
          </table:table-cell>
          <table:table-cell table:formula="of:=[.D37]-[.C37]" office:value-type="float" office:value="18512.130040394" calcext:value-type="float">
            <text:p>18512,130040394</text:p>
          </table:table-cell>
          <table:table-cell table:formula="of:=[.D37]-[.D25]" office:value-type="float" office:value="22830.8" calcext:value-type="float">
            <text:p>22830,8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27:.B38])" office:value-type="float" office:value="11005.1640770884" calcext:value-type="float">
            <text:p>11005,1640770884</text:p>
          </table:table-cell>
          <table:table-cell table:formula="of:=AVERAGE([.B27:.B38])" office:value-type="float" office:value="30250" calcext:value-type="float">
            <text:p>30250</text:p>
          </table:table-cell>
          <table:table-cell table:formula="of:=[.D38]-[.C38]" office:value-type="float" office:value="19244.8359229116" calcext:value-type="float">
            <text:p>19244,8359229116</text:p>
          </table:table-cell>
          <table:table-cell table:formula="of:=[.D38]-[.D26]" office:value-type="float" office:value="24997.6583333333" calcext:value-type="float">
            <text:p>24997,658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28:.B39])" office:value-type="float" office:value="11357.4831825728" calcext:value-type="float">
            <text:p>11357,4831825728</text:p>
          </table:table-cell>
          <table:table-cell table:formula="of:=AVERAGE([.B28:.B39])" office:value-type="float" office:value="32416.6666666667" calcext:value-type="float">
            <text:p>32416,6666666667</text:p>
          </table:table-cell>
          <table:table-cell table:formula="of:=[.D39]-[.C39]" office:value-type="float" office:value="21059.1834840939" calcext:value-type="float">
            <text:p>21059,1834840939</text:p>
          </table:table-cell>
          <table:table-cell table:formula="of:=[.D39]-[.D27]" office:value-type="float" office:value="25497.8583333333" calcext:value-type="float">
            <text:p>25497,858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29:.B40])" office:value-type="float" office:value="15392.5897165428" calcext:value-type="float">
            <text:p>15392,5897165428</text:p>
          </table:table-cell>
          <table:table-cell table:formula="of:=AVERAGE([.B29:.B40])" office:value-type="float" office:value="36750" calcext:value-type="float">
            <text:p>36750</text:p>
          </table:table-cell>
          <table:table-cell table:formula="of:=[.D40]-[.C40]" office:value-type="float" office:value="21357.4102834572" calcext:value-type="float">
            <text:p>21357,4102834572</text:p>
          </table:table-cell>
          <table:table-cell table:formula="of:=[.D40]-[.D28]" office:value-type="float" office:value="28164.7666666667" calcext:value-type="float">
            <text:p>28164,7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30:.B41])" office:value-type="float" office:value="16978.3730526559" calcext:value-type="float">
            <text:p>16978,3730526559</text:p>
          </table:table-cell>
          <table:table-cell table:formula="of:=AVERAGE([.B30:.B41])" office:value-type="float" office:value="40416.6666666667" calcext:value-type="float">
            <text:p>40416,6666666667</text:p>
          </table:table-cell>
          <table:table-cell table:formula="of:=[.D41]-[.C41]" office:value-type="float" office:value="23438.2936140108" calcext:value-type="float">
            <text:p>23438,2936140108</text:p>
          </table:table-cell>
          <table:table-cell table:formula="of:=[.D41]-[.D29]" office:value-type="float" office:value="29914.9416666667" calcext:value-type="float">
            <text:p>29914,941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31:.B42])" office:value-type="float" office:value="18605.9618988597" calcext:value-type="float">
            <text:p>18605,9618988597</text:p>
          </table:table-cell>
          <table:table-cell table:formula="of:=AVERAGE([.B31:.B42])" office:value-type="float" office:value="45000" calcext:value-type="float">
            <text:p>45000</text:p>
          </table:table-cell>
          <table:table-cell table:formula="of:=[.D42]-[.C42]" office:value-type="float" office:value="26394.0381011403" calcext:value-type="float">
            <text:p>26394,0381011403</text:p>
          </table:table-cell>
          <table:table-cell table:formula="of:=[.D42]-[.D30]" office:value-type="float" office:value="32748.5" calcext:value-type="float">
            <text:p>32748,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32:.B43])" office:value-type="float" office:value="18398.7812508098" calcext:value-type="float">
            <text:p>18398,7812508098</text:p>
          </table:table-cell>
          <table:table-cell table:formula="of:=AVERAGE([.B32:.B43])" office:value-type="float" office:value="48833.3333333333" calcext:value-type="float">
            <text:p>48833,3333333333</text:p>
          </table:table-cell>
          <table:table-cell table:formula="of:=[.D43]-[.C43]" office:value-type="float" office:value="30434.5520825235" calcext:value-type="float">
            <text:p>30434,5520825235</text:p>
          </table:table-cell>
          <table:table-cell table:formula="of:=[.D43]-[.D31]" office:value-type="float" office:value="34665.6416666667" calcext:value-type="float">
            <text:p>34665,641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33:.B44])" office:value-type="float" office:value="17611.1190772056" calcext:value-type="float">
            <text:p>17611,1190772056</text:p>
          </table:table-cell>
          <table:table-cell table:formula="of:=AVERAGE([.B33:.B44])" office:value-type="float" office:value="51833.3333333333" calcext:value-type="float">
            <text:p>51833,3333333333</text:p>
          </table:table-cell>
          <table:table-cell table:formula="of:=[.D44]-[.C44]" office:value-type="float" office:value="34222.2142561277" calcext:value-type="float">
            <text:p>34222,2142561277</text:p>
          </table:table-cell>
          <table:table-cell table:formula="of:=[.D44]-[.D32]" office:value-type="float" office:value="35332.85" calcext:value-type="float">
            <text:p>35332,85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34:.B45])" office:value-type="float" office:value="16848.7028544867" calcext:value-type="float">
            <text:p>16848,7028544867</text:p>
          </table:table-cell>
          <table:table-cell table:formula="of:=AVERAGE([.B34:.B45])" office:value-type="float" office:value="54666.6666666667" calcext:value-type="float">
            <text:p>54666,6666666667</text:p>
          </table:table-cell>
          <table:table-cell table:formula="of:=[.D45]-[.C45]" office:value-type="float" office:value="37817.96381218" calcext:value-type="float">
            <text:p>37817,96381218</text:p>
          </table:table-cell>
          <table:table-cell table:formula="of:=[.D45]-[.D33]" office:value-type="float" office:value="35500" calcext:value-type="float">
            <text:p>35500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35:.B46])" office:value-type="float" office:value="16030.9832587532" calcext:value-type="float">
            <text:p>16030,9832587532</text:p>
          </table:table-cell>
          <table:table-cell table:formula="of:=AVERAGE([.B35:.B46])" office:value-type="float" office:value="57916.6666666667" calcext:value-type="float">
            <text:p>57916,6666666667</text:p>
          </table:table-cell>
          <table:table-cell table:formula="of:=[.D46]-[.C46]" office:value-type="float" office:value="41885.6834079135" calcext:value-type="float">
            <text:p>41885,6834079135</text:p>
          </table:table-cell>
          <table:table-cell table:formula="of:=[.D46]-[.D34]" office:value-type="float" office:value="36833.3333333333" calcext:value-type="float">
            <text:p>36833,333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36:.B47])" office:value-type="float" office:value="14525.5782756634" calcext:value-type="float">
            <text:p>14525,5782756634</text:p>
          </table:table-cell>
          <table:table-cell table:formula="of:=AVERAGE([.B36:.B47])" office:value-type="float" office:value="61583.3333333333" calcext:value-type="float">
            <text:p>61583,3333333333</text:p>
          </table:table-cell>
          <table:table-cell table:formula="of:=[.D47]-[.C47]" office:value-type="float" office:value="47057.7550576699" calcext:value-type="float">
            <text:p>47057,7550576699</text:p>
          </table:table-cell>
          <table:table-cell table:formula="of:=[.D47]-[.D35]" office:value-type="float" office:value="38833.3333333333" calcext:value-type="float">
            <text:p>38833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37:.B48])" office:value-type="float" office:value="12807.1357950452" calcext:value-type="float">
            <text:p>12807,1357950452</text:p>
          </table:table-cell>
          <table:table-cell table:formula="of:=AVERAGE([.B37:.B48])" office:value-type="float" office:value="66750" calcext:value-type="float">
            <text:p>66750</text:p>
          </table:table-cell>
          <table:table-cell table:formula="of:=[.D48]-[.C48]" office:value-type="float" office:value="53942.8642049548" calcext:value-type="float">
            <text:p>53942,8642049548</text:p>
          </table:table-cell>
          <table:table-cell table:formula="of:=[.D48]-[.D36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38:.B49])" office:value-type="float" office:value="11874.0230858132" calcext:value-type="float">
            <text:p>11874,0230858132</text:p>
          </table:table-cell>
          <table:table-cell table:formula="of:=AVERAGE([.B38:.B49])" office:value-type="float" office:value="69916.6666666667" calcext:value-type="float">
            <text:p>69916,6666666667</text:p>
          </table:table-cell>
          <table:table-cell table:formula="of:=[.D49]-[.C49]" office:value-type="float" office:value="58042.6435808535" calcext:value-type="float">
            <text:p>58042,6435808535</text:p>
          </table:table-cell>
          <table:table-cell table:formula="of:=[.D49]-[.D37]" office:value-type="float" office:value="43083.3333333333" calcext:value-type="float">
            <text:p>43083,33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39:.B50])" office:value-type="float" office:value="14357.9774046178" calcext:value-type="float">
            <text:p>14357,9774046178</text:p>
          </table:table-cell>
          <table:table-cell table:formula="of:=AVERAGE([.B39:.B50])" office:value-type="float" office:value="73833.3333333333" calcext:value-type="float">
            <text:p>73833,3333333333</text:p>
          </table:table-cell>
          <table:table-cell table:formula="of:=[.D50]-[.C50]" office:value-type="float" office:value="59475.3559287155" calcext:value-type="float">
            <text:p>59475,3559287155</text:p>
          </table:table-cell>
          <table:table-cell table:formula="of:=[.D50]-[.D38]" office:value-type="float" office:value="43583.3333333333" calcext:value-type="float">
            <text:p>43583,33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40:.B51])" office:value-type="float" office:value="11779.2189893897" calcext:value-type="float">
            <text:p>11779,2189893897</text:p>
          </table:table-cell>
          <table:table-cell table:formula="of:=AVERAGE([.B40:.B51])" office:value-type="float" office:value="77250" calcext:value-type="float">
            <text:p>77250</text:p>
          </table:table-cell>
          <table:table-cell table:formula="of:=[.D51]-[.C51]" office:value-type="float" office:value="65470.7810106103" calcext:value-type="float">
            <text:p>65470,7810106103</text:p>
          </table:table-cell>
          <table:table-cell table:formula="of:=[.D51]-[.D39]" office:value-type="float" office:value="44833.3333333333" calcext:value-type="float">
            <text:p>44833,33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41:.B52])" office:value-type="float" office:value="15108.6970739613" calcext:value-type="float">
            <text:p>15108,6970739613</text:p>
          </table:table-cell>
          <table:table-cell table:formula="of:=AVERAGE([.B41:.B52])" office:value-type="float" office:value="80500" calcext:value-type="float">
            <text:p>80500</text:p>
          </table:table-cell>
          <table:table-cell table:formula="of:=[.D52]-[.C52]" office:value-type="float" office:value="65391.3029260387" calcext:value-type="float">
            <text:p>65391,3029260387</text:p>
          </table:table-cell>
          <table:table-cell table:formula="of:=[.D52]-[.D40]" office:value-type="float" office:value="43750" calcext:value-type="float">
            <text:p>43750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42:.B53])" office:value-type="float" office:value="14858.9326261303" calcext:value-type="float">
            <text:p>14858,9326261303</text:p>
          </table:table-cell>
          <table:table-cell table:formula="of:=AVERAGE([.B42:.B53])" office:value-type="float" office:value="82666.6666666667" calcext:value-type="float">
            <text:p>82666,6666666667</text:p>
          </table:table-cell>
          <table:table-cell table:formula="of:=[.D53]-[.C53]" office:value-type="float" office:value="67807.7340405364" calcext:value-type="float">
            <text:p>67807,7340405364</text:p>
          </table:table-cell>
          <table:table-cell table:formula="of:=[.D53]-[.D41]" office:value-type="float" office:value="42250" calcext:value-type="float">
            <text:p>42250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43:.B54])" office:value-type="float" office:value="15773.7315198594" calcext:value-type="float">
            <text:p>15773,7315198594</text:p>
          </table:table-cell>
          <table:table-cell table:formula="of:=AVERAGE([.B43:.B54])" office:value-type="float" office:value="84916.6666666667" calcext:value-type="float">
            <text:p>84916,6666666667</text:p>
          </table:table-cell>
          <table:table-cell table:formula="of:=[.D54]-[.C54]" office:value-type="float" office:value="69142.9351468073" calcext:value-type="float">
            <text:p>69142,9351468073</text:p>
          </table:table-cell>
          <table:table-cell table:formula="of:=[.D54]-[.D42]" office:value-type="float" office:value="39916.6666666667" calcext:value-type="float">
            <text:p>39916,66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44:.B55])" office:value-type="float" office:value="14961.3137488293" calcext:value-type="float">
            <text:p>14961,3137488293</text:p>
          </table:table-cell>
          <table:table-cell table:formula="of:=AVERAGE([.B44:.B55])" office:value-type="float" office:value="86250" calcext:value-type="float">
            <text:p>86250</text:p>
          </table:table-cell>
          <table:table-cell table:formula="of:=[.D55]-[.C55]" office:value-type="float" office:value="71288.6862511707" calcext:value-type="float">
            <text:p>71288,6862511707</text:p>
          </table:table-cell>
          <table:table-cell table:formula="of:=[.D55]-[.D43]" office:value-type="float" office:value="37416.6666666667" calcext:value-type="float">
            <text:p>37416,6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45:.B56])" office:value-type="float" office:value="13514.0218987091" calcext:value-type="float">
            <text:p>13514,0218987091</text:p>
          </table:table-cell>
          <table:table-cell table:formula="of:=AVERAGE([.B45:.B56])" office:value-type="float" office:value="89083.3333333333" calcext:value-type="float">
            <text:p>89083,3333333333</text:p>
          </table:table-cell>
          <table:table-cell table:formula="of:=[.D56]-[.C56]" office:value-type="float" office:value="75569.3114346243" calcext:value-type="float">
            <text:p>75569,3114346243</text:p>
          </table:table-cell>
          <table:table-cell table:formula="of:=[.D56]-[.D44]" office:value-type="float" office:value="37250" calcext:value-type="float">
            <text:p>37250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46:.B57])" office:value-type="float" office:value="11421.3383496405" calcext:value-type="float">
            <text:p>11421,3383496405</text:p>
          </table:table-cell>
          <table:table-cell table:formula="of:=AVERAGE([.B46:.B57])" office:value-type="float" office:value="91416.6666666667" calcext:value-type="float">
            <text:p>91416,6666666667</text:p>
          </table:table-cell>
          <table:table-cell table:formula="of:=[.D57]-[.C57]" office:value-type="float" office:value="79995.3283170261" calcext:value-type="float">
            <text:p>79995,3283170261</text:p>
          </table:table-cell>
          <table:table-cell table:formula="of:=[.D57]-[.D45]" office:value-type="float" office:value="36750" calcext:value-type="float">
            <text:p>36750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COM.MICROSOFT.STDEV.S([.B47:.B58])" office:value-type="float" office:value="9690.27941555429" calcext:value-type="float">
            <text:p>9690,2794155543</text:p>
          </table:table-cell>
          <table:table-cell table:formula="of:=AVERAGE([.B47:.B58])" office:value-type="float" office:value="92916.6666666667" calcext:value-type="float">
            <text:p>92916,6666666667</text:p>
          </table:table-cell>
          <table:table-cell table:formula="of:=[.D58]-[.C58]" office:value-type="float" office:value="83226.3872511124" calcext:value-type="float">
            <text:p>83226,3872511124</text:p>
          </table:table-cell>
          <table:table-cell table:formula="of:=[.D58]-[.D46]" office:value-type="float" office:value="35000" calcext:value-type="float">
            <text:p>35000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48:.B59])" office:value-type="float" office:value="8753.78705925543" calcext:value-type="float">
            <text:p>8753,7870592554</text:p>
          </table:table-cell>
          <table:table-cell table:formula="of:=AVERAGE([.B48:.B59])" office:value-type="float" office:value="95416.6666666667" calcext:value-type="float">
            <text:p>95416,6666666667</text:p>
          </table:table-cell>
          <table:table-cell table:formula="of:=[.D59]-[.C59]" office:value-type="float" office:value="86662.8796074112" calcext:value-type="float">
            <text:p>86662,8796074112</text:p>
          </table:table-cell>
          <table:table-cell table:formula="of:=[.D59]-[.D47]" office:value-type="float" office:value="33833.3333333333" calcext:value-type="float">
            <text:p>33833,33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49:.B60])" office:value-type="float" office:value="8645.80823289529" calcext:value-type="float">
            <text:p>8645,8082328953</text:p>
          </table:table-cell>
          <table:table-cell table:formula="of:=AVERAGE([.B49:.B60])" office:value-type="float" office:value="95750" calcext:value-type="float">
            <text:p>95750</text:p>
          </table:table-cell>
          <table:table-cell table:formula="of:=[.D60]-[.C60]" office:value-type="float" office:value="87104.1917671047" calcext:value-type="float">
            <text:p>87104,1917671047</text:p>
          </table:table-cell>
          <table:table-cell table:formula="of:=[.D60]-[.D48]" office:value-type="float" office:value="29000" calcext:value-type="float">
            <text:p>29000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50:.B61])" office:value-type="float" office:value="8645.80823289529" calcext:value-type="float">
            <text:p>8645,8082328953</text:p>
          </table:table-cell>
          <table:table-cell table:formula="of:=AVERAGE([.B50:.B61])" office:value-type="float" office:value="95750" calcext:value-type="float">
            <text:p>95750</text:p>
          </table:table-cell>
          <table:table-cell table:formula="of:=[.D61]-[.C61]" office:value-type="float" office:value="87104.1917671047" calcext:value-type="float">
            <text:p>87104,1917671047</text:p>
          </table:table-cell>
          <table:table-cell table:formula="of:=[.D61]-[.D49]" office:value-type="float" office:value="25833.3333333333" calcext:value-type="float">
            <text:p>25833,3333333333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51:.B62])" office:value-type="float" office:value="10127.5950658674" calcext:value-type="float">
            <text:p>10127,5950658674</text:p>
          </table:table-cell>
          <table:table-cell table:formula="of:=AVERAGE([.B51:.B62])" office:value-type="float" office:value="96750" calcext:value-type="float">
            <text:p>96750</text:p>
          </table:table-cell>
          <table:table-cell table:formula="of:=[.D62]-[.C62]" office:value-type="float" office:value="86622.4049341326" calcext:value-type="float">
            <text:p>86622,4049341326</text:p>
          </table:table-cell>
          <table:table-cell table:formula="of:=[.D62]-[.D50]" office:value-type="float" office:value="22916.6666666667" calcext:value-type="float">
            <text:p>22916,6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52:.B63])" office:value-type="float" office:value="9732.79367536746" calcext:value-type="float">
            <text:p>9732,7936753675</text:p>
          </table:table-cell>
          <table:table-cell table:formula="of:=AVERAGE([.B52:.B63])" office:value-type="float" office:value="98000" calcext:value-type="float">
            <text:p>98000</text:p>
          </table:table-cell>
          <table:table-cell table:formula="of:=[.D63]-[.C63]" office:value-type="float" office:value="88267.2063246326" calcext:value-type="float">
            <text:p>88267,2063246326</text:p>
          </table:table-cell>
          <table:table-cell table:formula="of:=[.D63]-[.D51]" office:value-type="float" office:value="20750" calcext:value-type="float">
            <text:p>20750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53:.B64])" office:value-type="float" office:value="9614.93472140969" calcext:value-type="float">
            <text:p>9614,9347214097</text:p>
          </table:table-cell>
          <table:table-cell table:formula="of:=AVERAGE([.B53:.B64])" office:value-type="float" office:value="97916.6666666667" calcext:value-type="float">
            <text:p>97916,6666666667</text:p>
          </table:table-cell>
          <table:table-cell table:formula="of:=[.D64]-[.C64]" office:value-type="float" office:value="88301.731945257" calcext:value-type="float">
            <text:p>88301,731945257</text:p>
          </table:table-cell>
          <table:table-cell table:formula="of:=[.D64]-[.D52]" office:value-type="float" office:value="17416.6666666667" calcext:value-type="float">
            <text:p>17416,66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54:.B65])" office:value-type="float" office:value="10066.4459136943" calcext:value-type="float">
            <text:p>10066,4459136943</text:p>
          </table:table-cell>
          <table:table-cell table:formula="of:=AVERAGE([.B54:.B65])" office:value-type="float" office:value="99333.3333333333" calcext:value-type="float">
            <text:p>99333,3333333333</text:p>
          </table:table-cell>
          <table:table-cell table:formula="of:=[.D65]-[.C65]" office:value-type="float" office:value="89266.887419639" calcext:value-type="float">
            <text:p>89266,887419639</text:p>
          </table:table-cell>
          <table:table-cell table:formula="of:=[.D65]-[.D53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55:.B66])" office:value-type="float" office:value="10785.793124909" calcext:value-type="float">
            <text:p>10785,793124909</text:p>
          </table:table-cell>
          <table:table-cell table:formula="of:=AVERAGE([.B55:.B66])" office:value-type="float" office:value="100166.666666667" calcext:value-type="float">
            <text:p>100166,666666667</text:p>
          </table:table-cell>
          <table:table-cell table:formula="of:=[.D66]-[.C66]" office:value-type="float" office:value="89380.8735417577" calcext:value-type="float">
            <text:p>89380,8735417577</text:p>
          </table:table-cell>
          <table:table-cell table:formula="of:=[.D66]-[.D54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56:.B67])" office:value-type="float" office:value="9698.48473013213" calcext:value-type="float">
            <text:p>9698,4847301321</text:p>
          </table:table-cell>
          <table:table-cell table:formula="of:=AVERAGE([.B56:.B67])" office:value-type="float" office:value="101333.333333333" calcext:value-type="float">
            <text:p>101333,333333333</text:p>
          </table:table-cell>
          <table:table-cell table:formula="of:=[.D67]-[.C67]" office:value-type="float" office:value="91634.8486032012" calcext:value-type="float">
            <text:p>91634,8486032012</text:p>
          </table:table-cell>
          <table:table-cell table:formula="of:=[.D67]-[.D55]" office:value-type="float" office:value="15083.3333333333" calcext:value-type="float">
            <text:p>15083,3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57:.B68])" office:value-type="float" office:value="9698.48473013213" calcext:value-type="float">
            <text:p>9698,4847301321</text:p>
          </table:table-cell>
          <table:table-cell table:formula="of:=AVERAGE([.B57:.B68])" office:value-type="float" office:value="101333.333333333" calcext:value-type="float">
            <text:p>101333,333333333</text:p>
          </table:table-cell>
          <table:table-cell table:formula="of:=[.D68]-[.C68]" office:value-type="float" office:value="91634.8486032012" calcext:value-type="float">
            <text:p>91634,8486032012</text:p>
          </table:table-cell>
          <table:table-cell table:formula="of:=[.D68]-[.D56]" office:value-type="float" office:value="12250" calcext:value-type="float">
            <text:p>12250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58:.B69])" office:value-type="float" office:value="10036.2977599946" calcext:value-type="float">
            <text:p>10036,2977599946</text:p>
          </table:table-cell>
          <table:table-cell table:formula="of:=AVERAGE([.B58:.B69])" office:value-type="float" office:value="103000" calcext:value-type="float">
            <text:p>103000</text:p>
          </table:table-cell>
          <table:table-cell table:formula="of:=[.D69]-[.C69]" office:value-type="float" office:value="92963.7022400054" calcext:value-type="float">
            <text:p>92963,7022400054</text:p>
          </table:table-cell>
          <table:table-cell table:formula="of:=[.D69]-[.D57]" office:value-type="float" office:value="11583.3333333333" calcext:value-type="float">
            <text:p>11583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59:.B70])" office:value-type="float" office:value="9777.83516971219" calcext:value-type="float">
            <text:p>9777,8351697122</text:p>
          </table:table-cell>
          <table:table-cell table:formula="of:=AVERAGE([.B59:.B70])" office:value-type="float" office:value="105166.666666667" calcext:value-type="float">
            <text:p>105166,666666667</text:p>
          </table:table-cell>
          <table:table-cell table:formula="of:=[.D70]-[.C70]" office:value-type="float" office:value="95388.8314969545" calcext:value-type="float">
            <text:p>95388,8314969545</text:p>
          </table:table-cell>
          <table:table-cell table:formula="of:=[.D70]-[.D58]" office:value-type="float" office:value="12250" calcext:value-type="float">
            <text:p>1225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60:.B71])" office:value-type="float" office:value="10269.1063610494" calcext:value-type="float">
            <text:p>10269,1063610494</text:p>
          </table:table-cell>
          <table:table-cell table:formula="of:=AVERAGE([.B60:.B71])" office:value-type="float" office:value="106000" calcext:value-type="float">
            <text:p>106000</text:p>
          </table:table-cell>
          <table:table-cell table:formula="of:=[.D71]-[.C71]" office:value-type="float" office:value="95730.8936389506" calcext:value-type="float">
            <text:p>95730,8936389506</text:p>
          </table:table-cell>
          <table:table-cell table:formula="of:=[.D71]-[.D59]" office:value-type="float" office:value="10583.3333333333" calcext:value-type="float">
            <text:p>10583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61:.B72])" office:value-type="float" office:value="9735.9066751833" calcext:value-type="float">
            <text:p>9735,9066751833</text:p>
          </table:table-cell>
          <table:table-cell table:formula="of:=AVERAGE([.B61:.B72])" office:value-type="float" office:value="106666.666666667" calcext:value-type="float">
            <text:p>106666,666666667</text:p>
          </table:table-cell>
          <table:table-cell table:formula="of:=[.D72]-[.C72]" office:value-type="float" office:value="96930.7599914834" calcext:value-type="float">
            <text:p>96930,7599914834</text:p>
          </table:table-cell>
          <table:table-cell table:formula="of:=[.D72]-[.D60]" office:value-type="float" office:value="10916.6666666667" calcext:value-type="float">
            <text:p>10916,6666666667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62:.B73])" office:value-type="float" office:value="13883.4433769148" calcext:value-type="float">
            <text:p>13883,4433769148</text:p>
          </table:table-cell>
          <table:table-cell table:formula="of:=AVERAGE([.B62:.B73])" office:value-type="float" office:value="112250" calcext:value-type="float">
            <text:p>112250</text:p>
          </table:table-cell>
          <table:table-cell table:formula="of:=[.D73]-[.C73]" office:value-type="float" office:value="98366.5566230852" calcext:value-type="float">
            <text:p>98366,5566230852</text:p>
          </table:table-cell>
          <table:table-cell table:formula="of:=[.D73]-[.D61]" office:value-type="float" office:value="16500" calcext:value-type="float">
            <text:p>16500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63:.B74])" office:value-type="float" office:value="14097.8721798717" calcext:value-type="float">
            <text:p>14097,8721798717</text:p>
          </table:table-cell>
          <table:table-cell table:formula="of:=AVERAGE([.B63:.B74])" office:value-type="float" office:value="112750" calcext:value-type="float">
            <text:p>112750</text:p>
          </table:table-cell>
          <table:table-cell table:formula="of:=[.D74]-[.C74]" office:value-type="float" office:value="98652.1278201283" calcext:value-type="float">
            <text:p>98652,1278201283</text:p>
          </table:table-cell>
          <table:table-cell table:formula="of:=[.D74]-[.D62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64:.B75])" office:value-type="float" office:value="14610.861464242" calcext:value-type="float">
            <text:p>14610,861464242</text:p>
          </table:table-cell>
          <table:table-cell table:formula="of:=AVERAGE([.B64:.B75])" office:value-type="float" office:value="112250" calcext:value-type="float">
            <text:p>112250</text:p>
          </table:table-cell>
          <table:table-cell table:formula="of:=[.D75]-[.C75]" office:value-type="float" office:value="97639.138535758" calcext:value-type="float">
            <text:p>97639,138535758</text:p>
          </table:table-cell>
          <table:table-cell table:formula="of:=[.D75]-[.D63]" office:value-type="float" office:value="14250" calcext:value-type="float">
            <text:p>14250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65:.B76])" office:value-type="float" office:value="14610.861464242" calcext:value-type="float">
            <text:p>14610,861464242</text:p>
          </table:table-cell>
          <table:table-cell table:formula="of:=AVERAGE([.B65:.B76])" office:value-type="float" office:value="112250" calcext:value-type="float">
            <text:p>112250</text:p>
          </table:table-cell>
          <table:table-cell table:formula="of:=[.D76]-[.C76]" office:value-type="float" office:value="97639.138535758" calcext:value-type="float">
            <text:p>97639,138535758</text:p>
          </table:table-cell>
          <table:table-cell table:formula="of:=[.D76]-[.D64]" office:value-type="float" office:value="14333.3333333333" calcext:value-type="float">
            <text:p>14333,3333333333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66:.B77])" office:value-type="float" office:value="15535.6384035565" calcext:value-type="float">
            <text:p>15535,6384035565</text:p>
          </table:table-cell>
          <table:table-cell table:formula="of:=AVERAGE([.B66:.B77])" office:value-type="float" office:value="110916.666666667" calcext:value-type="float">
            <text:p>110916,666666667</text:p>
          </table:table-cell>
          <table:table-cell table:formula="of:=[.D77]-[.C77]" office:value-type="float" office:value="95381.0282631101" calcext:value-type="float">
            <text:p>95381,0282631101</text:p>
          </table:table-cell>
          <table:table-cell table:formula="of:=[.D77]-[.D65]" office:value-type="float" office:value="11583.3333333333" calcext:value-type="float">
            <text:p>11583,3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67:.B78])" office:value-type="float" office:value="15642.7928995103" calcext:value-type="float">
            <text:p>15642,7928995103</text:p>
          </table:table-cell>
          <table:table-cell table:formula="of:=AVERAGE([.B67:.B78])" office:value-type="float" office:value="110166.666666667" calcext:value-type="float">
            <text:p>110166,666666667</text:p>
          </table:table-cell>
          <table:table-cell table:formula="of:=[.D78]-[.C78]" office:value-type="float" office:value="94523.8737671564" calcext:value-type="float">
            <text:p>94523,8737671564</text:p>
          </table:table-cell>
          <table:table-cell table:formula="of:=[.D78]-[.D66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68:.B79])" office:value-type="float" office:value="15942.1301949117" calcext:value-type="float">
            <text:p>15942,1301949117</text:p>
          </table:table-cell>
          <table:table-cell table:formula="of:=AVERAGE([.B68:.B79])" office:value-type="float" office:value="109833.333333333" calcext:value-type="float">
            <text:p>109833,333333333</text:p>
          </table:table-cell>
          <table:table-cell table:formula="of:=[.D79]-[.C79]" office:value-type="float" office:value="93891.2031384216" calcext:value-type="float">
            <text:p>93891,2031384216</text:p>
          </table:table-cell>
          <table:table-cell table:formula="of:=[.D79]-[.D67]"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69:.B80])" office:value-type="float" office:value="16166.5104647249" calcext:value-type="float">
            <text:p>16166,5104647249</text:p>
          </table:table-cell>
          <table:table-cell table:formula="of:=AVERAGE([.B69:.B80])" office:value-type="float" office:value="109583.333333333" calcext:value-type="float">
            <text:p>109583,333333333</text:p>
          </table:table-cell>
          <table:table-cell table:formula="of:=[.D80]-[.C80]" office:value-type="float" office:value="93416.8228686084" calcext:value-type="float">
            <text:p>93416,8228686084</text:p>
          </table:table-cell>
          <table:table-cell table:formula="of:=[.D80]-[.D68]" office:value-type="float" office:value="8250" calcext:value-type="float">
            <text:p>8250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70:.B81])" office:value-type="float" office:value="16692.1774457016" calcext:value-type="float">
            <text:p>16692,1774457016</text:p>
          </table:table-cell>
          <table:table-cell table:formula="of:=AVERAGE([.B70:.B81])" office:value-type="float" office:value="107916.666666667" calcext:value-type="float">
            <text:p>107916,666666667</text:p>
          </table:table-cell>
          <table:table-cell table:formula="of:=[.D81]-[.C81]" office:value-type="float" office:value="91224.4892209651" calcext:value-type="float">
            <text:p>91224,4892209651</text:p>
          </table:table-cell>
          <table:table-cell table:formula="of:=[.D81]-[.D69]" office:value-type="float" office:value="4916.66666666667" calcext:value-type="float">
            <text:p>4916,6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71:.B82])" office:value-type="float" office:value="17145.5445224028" calcext:value-type="float">
            <text:p>17145,5445224028</text:p>
          </table:table-cell>
          <table:table-cell table:formula="of:=AVERAGE([.B71:.B82])" office:value-type="float" office:value="105833.333333333" calcext:value-type="float">
            <text:p>105833,333333333</text:p>
          </table:table-cell>
          <table:table-cell table:formula="of:=[.D82]-[.C82]" office:value-type="float" office:value="88687.7888109305" calcext:value-type="float">
            <text:p>88687,7888109305</text:p>
          </table:table-cell>
          <table:table-cell table:formula="of:=[.D82]-[.D70]" office:value-type="float" office:value="666.666666666657" calcext:value-type="float">
            <text:p>666,66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72:.B83])" office:value-type="float" office:value="16864.8819273733" calcext:value-type="float">
            <text:p>16864,8819273733</text:p>
          </table:table-cell>
          <table:table-cell table:formula="of:=AVERAGE([.B72:.B83])" office:value-type="float" office:value="104666.666666667" calcext:value-type="float">
            <text:p>104666,666666667</text:p>
          </table:table-cell>
          <table:table-cell table:formula="of:=[.D83]-[.C83]" office:value-type="float" office:value="87801.7847392934" calcext:value-type="float">
            <text:p>87801,7847392934</text:p>
          </table:table-cell>
          <table:table-cell table:formula="of:=[.D83]-[.D71]" office:value-type="float" office:value="-1333.33333333333" calcext:value-type="float">
            <text:p>-1333,3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73:.B84])" office:value-type="float" office:value="17007.1286301487" calcext:value-type="float">
            <text:p>17007,1286301487</text:p>
          </table:table-cell>
          <table:table-cell table:formula="of:=AVERAGE([.B73:.B84])" office:value-type="float" office:value="104166.666666667" calcext:value-type="float">
            <text:p>104166,666666667</text:p>
          </table:table-cell>
          <table:table-cell table:formula="of:=[.D84]-[.C84]" office:value-type="float" office:value="87159.538036518" calcext:value-type="float">
            <text:p>87159,538036518</text:p>
          </table:table-cell>
          <table:table-cell table:formula="of:=[.D84]-[.D72]" office:value-type="float" office:value="-2500" calcext:value-type="float">
            <text:p>-2500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74:.B85])" office:value-type="float" office:value="8850.61203156784" calcext:value-type="float">
            <text:p>8850,6120315678</text:p>
          </table:table-cell>
          <table:table-cell table:formula="of:=AVERAGE([.B74:.B85])" office:value-type="float" office:value="99166.6666666667" calcext:value-type="float">
            <text:p>99166,6666666667</text:p>
          </table:table-cell>
          <table:table-cell table:formula="of:=[.D85]-[.C85]" office:value-type="float" office:value="90316.0546350988" calcext:value-type="float">
            <text:p>90316,0546350988</text:p>
          </table:table-cell>
          <table:table-cell table:formula="of:=[.D85]-[.D73]" office:value-type="float" office:value="-13083.3333333333" calcext:value-type="float">
            <text:p>-13083,33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75:.B86])" office:value-type="float" office:value="10497.8352746909" calcext:value-type="float">
            <text:p>10497,8352746909</text:p>
          </table:table-cell>
          <table:table-cell table:formula="of:=AVERAGE([.B75:.B86])" office:value-type="float" office:value="99750" calcext:value-type="float">
            <text:p>99750</text:p>
          </table:table-cell>
          <table:table-cell table:formula="of:=[.D86]-[.C86]" office:value-type="float" office:value="89252.1647253091" calcext:value-type="float">
            <text:p>89252,1647253091</text:p>
          </table:table-cell>
          <table:table-cell table:formula="of:=[.D86]-[.D74]" office:value-type="float" office:value="-13000" calcext:value-type="float">
            <text:p>-13000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76:.B87])" office:value-type="float" office:value="10492.0604903581" calcext:value-type="float">
            <text:p>10492,0604903581</text:p>
          </table:table-cell>
          <table:table-cell table:formula="of:=AVERAGE([.B76:.B87])" office:value-type="float" office:value="100416.666666667" calcext:value-type="float">
            <text:p>100416,666666667</text:p>
          </table:table-cell>
          <table:table-cell table:formula="of:=[.D87]-[.C87]" office:value-type="float" office:value="89924.6061763086" calcext:value-type="float">
            <text:p>89924,6061763086</text:p>
          </table:table-cell>
          <table:table-cell table:formula="of:=[.D87]-[.D75]" office:value-type="float" office:value="-11833.3333333333" calcext:value-type="float">
            <text:p>-11833,3333333333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77:.B88])" office:value-type="float" office:value="10171.2607603259" calcext:value-type="float">
            <text:p>10171,2607603259</text:p>
          </table:table-cell>
          <table:table-cell table:formula="of:=AVERAGE([.B77:.B88])" office:value-type="float" office:value="100000" calcext:value-type="float">
            <text:p>100000</text:p>
          </table:table-cell>
          <table:table-cell table:formula="of:=[.D88]-[.C88]" office:value-type="float" office:value="89828.7392396741" calcext:value-type="float">
            <text:p>89828,7392396741</text:p>
          </table:table-cell>
          <table:table-cell table:formula="of:=[.D88]-[.D76]" office:value-type="float" office:value="-12250" calcext:value-type="float">
            <text:p>-1225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78:.B89])" office:value-type="float" office:value="9995.45351192685" calcext:value-type="float">
            <text:p>9995,4535119269</text:p>
          </table:table-cell>
          <table:table-cell table:formula="of:=AVERAGE([.B78:.B89])" office:value-type="float" office:value="100500" calcext:value-type="float">
            <text:p>100500</text:p>
          </table:table-cell>
          <table:table-cell table:formula="of:=[.D89]-[.C89]" office:value-type="float" office:value="90504.5464880731" calcext:value-type="float">
            <text:p>90504,5464880731</text:p>
          </table:table-cell>
          <table:table-cell table:formula="of:=[.D89]-[.D77]" office:value-type="float" office:value="-10416.6666666667" calcext:value-type="float">
            <text:p>-10416,6666666667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79:.B90])" office:value-type="float" office:value="11610.7969606141" calcext:value-type="float">
            <text:p>11610,7969606141</text:p>
          </table:table-cell>
          <table:table-cell table:formula="of:=AVERAGE([.B79:.B90])" office:value-type="float" office:value="101916.666666667" calcext:value-type="float">
            <text:p>101916,666666667</text:p>
          </table:table-cell>
          <table:table-cell table:formula="of:=[.D90]-[.C90]" office:value-type="float" office:value="90305.8697060526" calcext:value-type="float">
            <text:p>90305,8697060526</text:p>
          </table:table-cell>
          <table:table-cell table:formula="of:=[.D90]-[.D78]" office:value-type="float" office:value="-8250" calcext:value-type="float">
            <text:p>-8250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80:.B91])" office:value-type="float" office:value="11412.3803057217" calcext:value-type="float">
            <text:p>11412,3803057217</text:p>
          </table:table-cell>
          <table:table-cell table:formula="of:=AVERAGE([.B80:.B91])" office:value-type="float" office:value="102666.666666667" calcext:value-type="float">
            <text:p>102666,666666667</text:p>
          </table:table-cell>
          <table:table-cell table:formula="of:=[.D91]-[.C91]" office:value-type="float" office:value="91254.286360945" calcext:value-type="float">
            <text:p>91254,286360945</text:p>
          </table:table-cell>
          <table:table-cell table:formula="of:=[.D91]-[.D79]" office:value-type="float" office:value="-7166.66666666666" calcext:value-type="float">
            <text:p>-7166,6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81:.B92])" office:value-type="float" office:value="11304.3300901857" calcext:value-type="float">
            <text:p>11304,3300901857</text:p>
          </table:table-cell>
          <table:table-cell table:formula="of:=AVERAGE([.B81:.B92])" office:value-type="float" office:value="102833.333333333" calcext:value-type="float">
            <text:p>102833,333333333</text:p>
          </table:table-cell>
          <table:table-cell table:formula="of:=[.D92]-[.C92]" office:value-type="float" office:value="91529.0032431476" calcext:value-type="float">
            <text:p>91529,0032431476</text:p>
          </table:table-cell>
          <table:table-cell table:formula="of:=[.D92]-[.D80]" office:value-type="float" office:value="-6750" calcext:value-type="float">
            <text:p>-6750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82:.B93])" office:value-type="float" office:value="10963.7833549622" calcext:value-type="float">
            <text:p>10963,7833549622</text:p>
          </table:table-cell>
          <table:table-cell table:formula="of:=AVERAGE([.B82:.B93])" office:value-type="float" office:value="103750" calcext:value-type="float">
            <text:p>103750</text:p>
          </table:table-cell>
          <table:table-cell table:formula="of:=[.D93]-[.C93]" office:value-type="float" office:value="92786.2166450378" calcext:value-type="float">
            <text:p>92786,2166450378</text:p>
          </table:table-cell>
          <table:table-cell table:formula="of:=[.D93]-[.D81]" office:value-type="float" office:value="-4166.66666666667" calcext:value-type="float">
            <text:p>-4166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83:.B94])" office:value-type="float" office:value="10677.0782520313" calcext:value-type="float">
            <text:p>10677,0782520313</text:p>
          </table:table-cell>
          <table:table-cell table:formula="of:=AVERAGE([.B83:.B94])" office:value-type="float" office:value="104000" calcext:value-type="float">
            <text:p>104000</text:p>
          </table:table-cell>
          <table:table-cell table:formula="of:=[.D94]-[.C94]" office:value-type="float" office:value="93322.9217479687" calcext:value-type="float">
            <text:p>93322,9217479687</text:p>
          </table:table-cell>
          <table:table-cell table:formula="of:=[.D94]-[.D82]" office:value-type="float" office:value="-1833.33333333333" calcext:value-type="float">
            <text:p>-183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84:.B95])" office:value-type="float" office:value="12011.0428987308" calcext:value-type="float">
            <text:p>12011,0428987308</text:p>
          </table:table-cell>
          <table:table-cell table:formula="of:=AVERAGE([.B84:.B95])" office:value-type="float" office:value="102583.333333333" calcext:value-type="float">
            <text:p>102583,333333333</text:p>
          </table:table-cell>
          <table:table-cell table:formula="of:=[.D95]-[.C95]" office:value-type="float" office:value="90572.2904346025" calcext:value-type="float">
            <text:p>90572,2904346025</text:p>
          </table:table-cell>
          <table:table-cell table:formula="of:=[.D95]-[.D83]" office:value-type="float" office:value="-2083.33333333334" calcext:value-type="float">
            <text:p>-2083,3333333334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85:.B96])" office:value-type="float" office:value="11972.1899973786" calcext:value-type="float">
            <text:p>11972,1899973786</text:p>
          </table:table-cell>
          <table:table-cell table:formula="of:=AVERAGE([.B85:.B96])" office:value-type="float" office:value="102666.666666667" calcext:value-type="float">
            <text:p>102666,666666667</text:p>
          </table:table-cell>
          <table:table-cell table:formula="of:=[.D96]-[.C96]" office:value-type="float" office:value="90694.476669288" calcext:value-type="float">
            <text:p>90694,476669288</text:p>
          </table:table-cell>
          <table:table-cell table:formula="of:=[.D96]-[.D84]" office:value-type="float" office:value="-1500" calcext:value-type="float">
            <text:p>-1500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86:.B97])" office:value-type="float" office:value="12437.7236541487" calcext:value-type="float">
            <text:p>12437,7236541487</text:p>
          </table:table-cell>
          <table:table-cell table:formula="of:=AVERAGE([.B86:.B97])" office:value-type="float" office:value="105166.666666667" calcext:value-type="float">
            <text:p>105166,666666667</text:p>
          </table:table-cell>
          <table:table-cell table:formula="of:=[.D97]-[.C97]" office:value-type="float" office:value="92728.943012518" calcext:value-type="float">
            <text:p>92728,943012518</text:p>
          </table:table-cell>
          <table:table-cell table:formula="of:=[.D97]-[.D85]"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87:.B98])" office:value-type="float" office:value="10402.1413879328" calcext:value-type="float">
            <text:p>10402,1413879328</text:p>
          </table:table-cell>
          <table:table-cell table:formula="of:=AVERAGE([.B87:.B98])" office:value-type="float" office:value="103750" calcext:value-type="float">
            <text:p>103750</text:p>
          </table:table-cell>
          <table:table-cell table:formula="of:=[.D98]-[.C98]" office:value-type="float" office:value="93347.8586120672" calcext:value-type="float">
            <text:p>93347,8586120672</text:p>
          </table:table-cell>
          <table:table-cell table:formula="of:=[.D98]-[.D86]"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88:.B99])" office:value-type="float" office:value="10402.1413879328" calcext:value-type="float">
            <text:p>10402,1413879328</text:p>
          </table:table-cell>
          <table:table-cell table:formula="of:=AVERAGE([.B88:.B99])" office:value-type="float" office:value="103750" calcext:value-type="float">
            <text:p>103750</text:p>
          </table:table-cell>
          <table:table-cell table:formula="of:=[.D99]-[.C99]" office:value-type="float" office:value="93347.8586120672" calcext:value-type="float">
            <text:p>93347,8586120672</text:p>
          </table:table-cell>
          <table:table-cell table:formula="of:=[.D99]-[.D87]" office:value-type="float" office:value="3333.33333333333" calcext:value-type="float">
            <text:p>3333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89:.B100])" office:value-type="float" office:value="11417.6896245973" calcext:value-type="float">
            <text:p>11417,6896245973</text:p>
          </table:table-cell>
          <table:table-cell table:formula="of:=AVERAGE([.B89:.B100])" office:value-type="float" office:value="105000" calcext:value-type="float">
            <text:p>105000</text:p>
          </table:table-cell>
          <table:table-cell table:formula="of:=[.D100]-[.C100]" office:value-type="float" office:value="93582.3103754027" calcext:value-type="float">
            <text:p>93582,3103754027</text:p>
          </table:table-cell>
          <table:table-cell table:formula="of:=[.D100]-[.D88]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90:.B101])" office:value-type="float" office:value="11956.9936426218" calcext:value-type="float">
            <text:p>11956,9936426218</text:p>
          </table:table-cell>
          <table:table-cell table:formula="of:=AVERAGE([.B90:.B101])" office:value-type="float" office:value="104333.333333333" calcext:value-type="float">
            <text:p>104333,333333333</text:p>
          </table:table-cell>
          <table:table-cell table:formula="of:=[.D101]-[.C101]" office:value-type="float" office:value="92376.3396907116" calcext:value-type="float">
            <text:p>92376,3396907116</text:p>
          </table:table-cell>
          <table:table-cell table:formula="of:=[.D101]-[.D89]" office:value-type="float" office:value="3833.33333333333" calcext:value-type="float">
            <text:p>3833,3333333333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91:.B102])" office:value-type="float" office:value="11304.3300901857" calcext:value-type="float">
            <text:p>11304,3300901857</text:p>
          </table:table-cell>
          <table:table-cell table:formula="of:=AVERAGE([.B91:.B102])" office:value-type="float" office:value="103833.333333333" calcext:value-type="float">
            <text:p>103833,333333333</text:p>
          </table:table-cell>
          <table:table-cell table:formula="of:=[.D102]-[.C102]" office:value-type="float" office:value="92529.0032431476" calcext:value-type="float">
            <text:p>92529,0032431476</text:p>
          </table:table-cell>
          <table:table-cell table:formula="of:=[.D102]-[.D90]" office:value-type="float" office:value="1916.66666666666" calcext:value-type="float">
            <text:p>1916,66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92:.B103])" office:value-type="float" office:value="11444.1992716702" calcext:value-type="float">
            <text:p>11444,1992716702</text:p>
          </table:table-cell>
          <table:table-cell table:formula="of:=AVERAGE([.B92:.B103])" office:value-type="float" office:value="104333.333333333" calcext:value-type="float">
            <text:p>104333,333333333</text:p>
          </table:table-cell>
          <table:table-cell table:formula="of:=[.D103]-[.C103]" office:value-type="float" office:value="92889.1340616631" calcext:value-type="float">
            <text:p>92889,1340616631</text:p>
          </table:table-cell>
          <table:table-cell table:formula="of:=[.D103]-[.D91]" office:value-type="float" office:value="1666.66666666666" calcext:value-type="float">
            <text:p>1666,666666666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93:.B104])" office:value-type="float" office:value="11301.3139488157" calcext:value-type="float">
            <text:p>11301,3139488157</text:p>
          </table:table-cell>
          <table:table-cell table:formula="of:=AVERAGE([.B93:.B104])" office:value-type="float" office:value="104583.333333333" calcext:value-type="float">
            <text:p>104583,333333333</text:p>
          </table:table-cell>
          <table:table-cell table:formula="of:=[.D104]-[.C104]" office:value-type="float" office:value="93282.0193845176" calcext:value-type="float">
            <text:p>93282,0193845176</text:p>
          </table:table-cell>
          <table:table-cell table:formula="of:=[.D104]-[.D92]" office:value-type="float" office:value="1750" calcext:value-type="float">
            <text:p>1750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94:.B105])" office:value-type="float" office:value="11866.6836908288" calcext:value-type="float">
            <text:p>11866,6836908288</text:p>
          </table:table-cell>
          <table:table-cell table:formula="of:=AVERAGE([.B94:.B105])" office:value-type="float" office:value="103500" calcext:value-type="float">
            <text:p>103500</text:p>
          </table:table-cell>
          <table:table-cell table:formula="of:=[.D105]-[.C105]" office:value-type="float" office:value="91633.3163091712" calcext:value-type="float">
            <text:p>91633,3163091712</text:p>
          </table:table-cell>
          <table:table-cell table:formula="of:=[.D105]-[.D93]" office:value-type="float" office:value="-250" calcext:value-type="float">
            <text:p>-250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95:.B106])" office:value-type="float" office:value="11797.213332997" calcext:value-type="float">
            <text:p>11797,213332997</text:p>
          </table:table-cell>
          <table:table-cell table:formula="of:=AVERAGE([.B95:.B106])" office:value-type="float" office:value="103583.333333333" calcext:value-type="float">
            <text:p>103583,333333333</text:p>
          </table:table-cell>
          <table:table-cell table:formula="of:=[.D106]-[.C106]" office:value-type="float" office:value="91786.1200003363" calcext:value-type="float">
            <text:p>91786,1200003363</text:p>
          </table:table-cell>
          <table:table-cell table:formula="of:=[.D106]-[.D94]" office:value-type="float" office:value="-416.666666666672" calcext:value-type="float">
            <text:p>-416,66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96:.B107])" office:value-type="float" office:value="10273.5317464567" calcext:value-type="float">
            <text:p>10273,5317464567</text:p>
          </table:table-cell>
          <table:table-cell table:formula="of:=AVERAGE([.B96:.B107])" office:value-type="float" office:value="105500" calcext:value-type="float">
            <text:p>105500</text:p>
          </table:table-cell>
          <table:table-cell table:formula="of:=[.D107]-[.C107]" office:value-type="float" office:value="95226.4682535433" calcext:value-type="float">
            <text:p>95226,4682535433</text:p>
          </table:table-cell>
          <table:table-cell table:formula="of:=[.D107]-[.D95]" office:value-type="float" office:value="2916.66666666667" calcext:value-type="float">
            <text:p>2916,66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97:.B108])" office:value-type="float" office:value="14803.766924385" calcext:value-type="float">
            <text:p>14803,766924385</text:p>
          </table:table-cell>
          <table:table-cell table:formula="of:=AVERAGE([.B97:.B108])" office:value-type="float" office:value="109333.333333333" calcext:value-type="float">
            <text:p>109333,333333333</text:p>
          </table:table-cell>
          <table:table-cell table:formula="of:=[.D108]-[.C108]" office:value-type="float" office:value="94529.5664089483" calcext:value-type="float">
            <text:p>94529,5664089483</text:p>
          </table:table-cell>
          <table:table-cell table:formula="of:=[.D108]-[.D96]" office:value-type="float" office:value="6666.66666666666" calcext:value-type="float">
            <text:p>6666,6666666667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98:.B109])" office:value-type="float" office:value="14355.6028550992" calcext:value-type="float">
            <text:p>14355,6028550992</text:p>
          </table:table-cell>
          <table:table-cell table:formula="of:=AVERAGE([.B98:.B109])" office:value-type="float" office:value="108083.333333333" calcext:value-type="float">
            <text:p>108083,333333333</text:p>
          </table:table-cell>
          <table:table-cell table:formula="of:=[.D109]-[.C109]" office:value-type="float" office:value="93727.7304782341" calcext:value-type="float">
            <text:p>93727,7304782341</text:p>
          </table:table-cell>
          <table:table-cell table:formula="of:=[.D109]-[.D97]" office:value-type="float" office:value="2916.66666666666" calcext:value-type="float">
            <text:p>2916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99:.B110])" office:value-type="float" office:value="14404.0713941327" calcext:value-type="float">
            <text:p>14404,0713941327</text:p>
          </table:table-cell>
          <table:table-cell table:formula="of:=AVERAGE([.B99:.B110])" office:value-type="float" office:value="108250" calcext:value-type="float">
            <text:p>108250</text:p>
          </table:table-cell>
          <table:table-cell table:formula="of:=[.D110]-[.C110]" office:value-type="float" office:value="93845.9286058673" calcext:value-type="float">
            <text:p>93845,9286058673</text:p>
          </table:table-cell>
          <table:table-cell table:formula="of:=[.D110]-[.D98]" office:value-type="float" office:value="4500" calcext:value-type="float">
            <text:p>450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100:.B111])" office:value-type="float" office:value="15760.2780316961" calcext:value-type="float">
            <text:p>15760,2780316961</text:p>
          </table:table-cell>
          <table:table-cell table:formula="of:=AVERAGE([.B100:.B111])" office:value-type="float" office:value="106750" calcext:value-type="float">
            <text:p>106750</text:p>
          </table:table-cell>
          <table:table-cell table:formula="of:=[.D111]-[.C111]" office:value-type="float" office:value="90989.7219683039" calcext:value-type="float">
            <text:p>90989,7219683039</text:p>
          </table:table-cell>
          <table:table-cell table:formula="of:=[.D111]-[.D99]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101:.B112])" office:value-type="float" office:value="15767.2464497153" calcext:value-type="float">
            <text:p>15767,2464497153</text:p>
          </table:table-cell>
          <table:table-cell table:formula="of:=AVERAGE([.B101:.B112])" office:value-type="float" office:value="104333.333333333" calcext:value-type="float">
            <text:p>104333,333333333</text:p>
          </table:table-cell>
          <table:table-cell table:formula="of:=[.D112]-[.C112]" office:value-type="float" office:value="88566.086883618" calcext:value-type="float">
            <text:p>88566,086883618</text:p>
          </table:table-cell>
          <table:table-cell table:formula="of:=[.D112]-[.D100]" office:value-type="float" office:value="-666.666666666672" calcext:value-type="float">
            <text:p>-666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102:.B113])" office:value-type="float" office:value="15287.8938042393" calcext:value-type="float">
            <text:p>15287,8938042393</text:p>
          </table:table-cell>
          <table:table-cell table:formula="of:=AVERAGE([.B102:.B113])" office:value-type="float" office:value="105583.333333333" calcext:value-type="float">
            <text:p>105583,333333333</text:p>
          </table:table-cell>
          <table:table-cell table:formula="of:=[.D113]-[.C113]" office:value-type="float" office:value="90295.4395290941" calcext:value-type="float">
            <text:p>90295,4395290941</text:p>
          </table:table-cell>
          <table:table-cell table:formula="of:=[.D113]-[.D101]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103:.B114])" office:value-type="float" office:value="21275.0743330966" calcext:value-type="float">
            <text:p>21275,0743330966</text:p>
          </table:table-cell>
          <table:table-cell table:formula="of:=AVERAGE([.B103:.B114])" office:value-type="float" office:value="109083.333333333" calcext:value-type="float">
            <text:p>109083,333333333</text:p>
          </table:table-cell>
          <table:table-cell table:formula="of:=[.D114]-[.C114]" office:value-type="float" office:value="87808.2590002367" calcext:value-type="float">
            <text:p>87808,2590002367</text:p>
          </table:table-cell>
          <table:table-cell table:formula="of:=[.D114]-[.D10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104:.B115])" office:value-type="float" office:value="23550.5581224477" calcext:value-type="float">
            <text:p>23550,5581224477</text:p>
          </table:table-cell>
          <table:table-cell table:formula="of:=AVERAGE([.B104:.B115])" office:value-type="float" office:value="111916.666666667" calcext:value-type="float">
            <text:p>111916,666666667</text:p>
          </table:table-cell>
          <table:table-cell table:formula="of:=[.D115]-[.C115]" office:value-type="float" office:value="88366.108544219" calcext:value-type="float">
            <text:p>88366,108544219</text:p>
          </table:table-cell>
          <table:table-cell table:formula="of:=[.D115]-[.D103]" office:value-type="float" office:value="7583.33333333334" calcext:value-type="float">
            <text:p>7583,3333333334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105:.B116])" office:value-type="float" office:value="23394.3466364302" calcext:value-type="float">
            <text:p>23394,3466364302</text:p>
          </table:table-cell>
          <table:table-cell table:formula="of:=AVERAGE([.B105:.B116])" office:value-type="float" office:value="112250" calcext:value-type="float">
            <text:p>112250</text:p>
          </table:table-cell>
          <table:table-cell table:formula="of:=[.D116]-[.C116]" office:value-type="float" office:value="88855.6533635698" calcext:value-type="float">
            <text:p>88855,6533635698</text:p>
          </table:table-cell>
          <table:table-cell table:formula="of:=[.D116]-[.D104]" office:value-type="float" office:value="7666.66666666667" calcext:value-type="float">
            <text:p>7666,66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106:.B117])" office:value-type="float" office:value="23106.3089902199" calcext:value-type="float">
            <text:p>23106,3089902199</text:p>
          </table:table-cell>
          <table:table-cell table:formula="of:=AVERAGE([.B106:.B117])" office:value-type="float" office:value="112583.333333333" calcext:value-type="float">
            <text:p>112583,333333333</text:p>
          </table:table-cell>
          <table:table-cell table:formula="of:=[.D117]-[.C117]" office:value-type="float" office:value="89477.0243431135" calcext:value-type="float">
            <text:p>89477,0243431135</text:p>
          </table:table-cell>
          <table:table-cell table:formula="of:=[.D117]-[.D105]" office:value-type="float" office:value="9083.33333333333" calcext:value-type="float">
            <text:p>9083,33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107:.B118])" office:value-type="float" office:value="24392.4665469162" calcext:value-type="float">
            <text:p>24392,4665469162</text:p>
          </table:table-cell>
          <table:table-cell table:formula="of:=AVERAGE([.B107:.B118])" office:value-type="float" office:value="111416.666666667" calcext:value-type="float">
            <text:p>111416,666666667</text:p>
          </table:table-cell>
          <table:table-cell table:formula="of:=[.D118]-[.C118]" office:value-type="float" office:value="87024.2001197505" calcext:value-type="float">
            <text:p>87024,2001197505</text:p>
          </table:table-cell>
          <table:table-cell table:formula="of:=[.D118]-[.D106]" office:value-type="float" office:value="7833.33333333334" calcext:value-type="float">
            <text:p>7833,3333333334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108:.B119])" office:value-type="float" office:value="25835.581524852" calcext:value-type="float">
            <text:p>25835,581524852</text:p>
          </table:table-cell>
          <table:table-cell table:formula="of:=AVERAGE([.B108:.B119])" office:value-type="float" office:value="109250" calcext:value-type="float">
            <text:p>109250</text:p>
          </table:table-cell>
          <table:table-cell table:formula="of:=[.D119]-[.C119]" office:value-type="float" office:value="83414.418475148" calcext:value-type="float">
            <text:p>83414,418475148</text:p>
          </table:table-cell>
          <table:table-cell table:formula="of:=[.D119]-[.D107]" office:value-type="float" office:value="3750" calcext:value-type="float">
            <text:p>3750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COM.MICROSOFT.STDEV.S([.B109:.B120])" office:value-type="float" office:value="24585.5032427032" calcext:value-type="float">
            <text:p>24585,5032427032</text:p>
          </table:table-cell>
          <table:table-cell table:formula="of:=AVERAGE([.B109:.B120])" office:value-type="float" office:value="103916.666666667" calcext:value-type="float">
            <text:p>103916,666666667</text:p>
          </table:table-cell>
          <table:table-cell table:formula="of:=[.D120]-[.C120]" office:value-type="float" office:value="79331.1634239635" calcext:value-type="float">
            <text:p>79331,1634239635</text:p>
          </table:table-cell>
          <table:table-cell table:formula="of:=[.D120]-[.D108]" office:value-type="float" office:value="-5416.66666666666" calcext:value-type="float">
            <text:p>-5416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110:.B121])" office:value-type="float" office:value="25164.3085389292" calcext:value-type="float">
            <text:p>25164,3085389292</text:p>
          </table:table-cell>
          <table:table-cell table:formula="of:=AVERAGE([.B110:.B121])" office:value-type="float" office:value="102166.666666667" calcext:value-type="float">
            <text:p>102166,666666667</text:p>
          </table:table-cell>
          <table:table-cell table:formula="of:=[.D121]-[.C121]" office:value-type="float" office:value="77002.3581277375" calcext:value-type="float">
            <text:p>77002,3581277375</text:p>
          </table:table-cell>
          <table:table-cell table:formula="of:=[.D121]-[.D109]" office:value-type="float" office:value="-5916.66666666666" calcext:value-type="float">
            <text:p>-5916,666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11:.B122])" office:value-type="float" office:value="25178.7548732994" calcext:value-type="float">
            <text:p>25178,7548732994</text:p>
          </table:table-cell>
          <table:table-cell table:formula="of:=AVERAGE([.B111:.B122])" office:value-type="float" office:value="100166.666666667" calcext:value-type="float">
            <text:p>100166,666666667</text:p>
          </table:table-cell>
          <table:table-cell table:formula="of:=[.D122]-[.C122]" office:value-type="float" office:value="74987.9117933673" calcext:value-type="float">
            <text:p>74987,9117933673</text:p>
          </table:table-cell>
          <table:table-cell table:formula="of:=[.D122]-[.D110]" office:value-type="float" office:value="-8083.33333333333" calcext:value-type="float">
            <text:p>-808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12:.B123])" office:value-type="float" office:value="25039.8167773333" calcext:value-type="float">
            <text:p>25039,8167773333</text:p>
          </table:table-cell>
          <table:table-cell table:formula="of:=AVERAGE([.B112:.B123])" office:value-type="float" office:value="100416.666666667" calcext:value-type="float">
            <text:p>100416,666666667</text:p>
          </table:table-cell>
          <table:table-cell table:formula="of:=[.D123]-[.C123]" office:value-type="float" office:value="75376.8498893333" calcext:value-type="float">
            <text:p>75376,8498893333</text:p>
          </table:table-cell>
          <table:table-cell table:formula="of:=[.D123]-[.D111]" office:value-type="float" office:value="-6333.33333333333" calcext:value-type="float">
            <text:p>-6333,3333333333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13:.B124])" office:value-type="float" office:value="35080.3190960229" calcext:value-type="float">
            <text:p>35080,3190960229</text:p>
          </table:table-cell>
          <table:table-cell table:formula="of:=AVERAGE([.B113:.B124])" office:value-type="float" office:value="108416.666666667" calcext:value-type="float">
            <text:p>108416,666666667</text:p>
          </table:table-cell>
          <table:table-cell table:formula="of:=[.D124]-[.C124]" office:value-type="float" office:value="73336.3475706438" calcext:value-type="float">
            <text:p>73336,3475706438</text:p>
          </table:table-cell>
          <table:table-cell table:formula="of:=[.D124]-[.D112]" office:value-type="float" office:value="4083.33333333334" calcext:value-type="float">
            <text:p>4083,3333333334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COM.MICROSOFT.STDEV.S([.B114:.B125])" office:value-type="float" office:value="44606.3591063794" calcext:value-type="float">
            <text:p>44606,3591063794</text:p>
          </table:table-cell>
          <table:table-cell table:formula="of:=AVERAGE([.B114:.B125])" office:value-type="float" office:value="116500" calcext:value-type="float">
            <text:p>116500</text:p>
          </table:table-cell>
          <table:table-cell table:formula="of:=[.D125]-[.C125]" office:value-type="float" office:value="71893.6408936206" calcext:value-type="float">
            <text:p>71893,6408936206</text:p>
          </table:table-cell>
          <table:table-cell table:formula="of:=[.D125]-[.D113]" office:value-type="float" office:value="10916.6666666667" calcext:value-type="float">
            <text:p>10916,6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15:.B126])" office:value-type="float" office:value="44262.645856092" calcext:value-type="float">
            <text:p>44262,645856092</text:p>
          </table:table-cell>
          <table:table-cell table:formula="of:=AVERAGE([.B115:.B126])" office:value-type="float" office:value="109500" calcext:value-type="float">
            <text:p>109500</text:p>
          </table:table-cell>
          <table:table-cell table:formula="of:=[.D126]-[.C126]" office:value-type="float" office:value="65237.354143908" calcext:value-type="float">
            <text:p>65237,354143908</text:p>
          </table:table-cell>
          <table:table-cell table:formula="of:=[.D126]-[.D114]" office:value-type="float" office:value="416.666666666672" calcext:value-type="float">
            <text:p>416,66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16:.B127])" office:value-type="float" office:value="46421.243177901" calcext:value-type="float">
            <text:p>46421,243177901</text:p>
          </table:table-cell>
          <table:table-cell table:formula="of:=AVERAGE([.B116:.B127])" office:value-type="float" office:value="101250" calcext:value-type="float">
            <text:p>101250</text:p>
          </table:table-cell>
          <table:table-cell table:formula="of:=[.D127]-[.C127]" office:value-type="float" office:value="54828.756822099" calcext:value-type="float">
            <text:p>54828,756822099</text:p>
          </table:table-cell>
          <table:table-cell table:formula="of:=[.D127]-[.D115]" office:value-type="float" office:value="-10666.6666666667" calcext:value-type="float">
            <text:p>-10666,6666666667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117:.B128])" office:value-type="float" office:value="48961.0234592969" calcext:value-type="float">
            <text:p>48961,0234592969</text:p>
          </table:table-cell>
          <table:table-cell table:formula="of:=AVERAGE([.B117:.B128])" office:value-type="float" office:value="96500" calcext:value-type="float">
            <text:p>96500</text:p>
          </table:table-cell>
          <table:table-cell table:formula="of:=[.D128]-[.C128]" office:value-type="float" office:value="47538.9765407031" calcext:value-type="float">
            <text:p>47538,9765407031</text:p>
          </table:table-cell>
          <table:table-cell table:formula="of:=[.D128]-[.D116]" office:value-type="float" office:value="-15750" calcext:value-type="float">
            <text:p>-15750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18:.B129])" office:value-type="float" office:value="51519.5608629883" calcext:value-type="float">
            <text:p>51519,5608629883</text:p>
          </table:table-cell>
          <table:table-cell table:formula="of:=AVERAGE([.B118:.B129])" office:value-type="float" office:value="91916.6666666667" calcext:value-type="float">
            <text:p>91916,6666666667</text:p>
          </table:table-cell>
          <table:table-cell table:formula="of:=[.D129]-[.C129]" office:value-type="float" office:value="40397.1058036784" calcext:value-type="float">
            <text:p>40397,1058036784</text:p>
          </table:table-cell>
          <table:table-cell table:formula="of:=[.D129]-[.D117]" office:value-type="float" office:value="-20666.6666666667" calcext:value-type="float">
            <text:p>-20666,6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19:.B130])" office:value-type="float" office:value="53793.0940706795" calcext:value-type="float">
            <text:p>53793,0940706795</text:p>
          </table:table-cell>
          <table:table-cell table:formula="of:=AVERAGE([.B119:.B130])" office:value-type="float" office:value="88333.3333333333" calcext:value-type="float">
            <text:p>88333,3333333333</text:p>
          </table:table-cell>
          <table:table-cell table:formula="of:=[.D130]-[.C130]" office:value-type="float" office:value="34540.2392626539" calcext:value-type="float">
            <text:p>34540,2392626539</text:p>
          </table:table-cell>
          <table:table-cell table:formula="of:=[.D130]-[.D118]" office:value-type="float" office:value="-23083.3333333333" calcext:value-type="float">
            <text:p>-23083,3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120:.B131])" office:value-type="float" office:value="55365.657772721" calcext:value-type="float">
            <text:p>55365,657772721</text:p>
          </table:table-cell>
          <table:table-cell table:formula="of:=AVERAGE([.B120:.B131])" office:value-type="float" office:value="85083.3333333333" calcext:value-type="float">
            <text:p>85083,3333333333</text:p>
          </table:table-cell>
          <table:table-cell table:formula="of:=[.D131]-[.C131]" office:value-type="float" office:value="29717.6755606123" calcext:value-type="float">
            <text:p>29717,6755606123</text:p>
          </table:table-cell>
          <table:table-cell table:formula="of:=[.D131]-[.D119]" office:value-type="float" office:value="-24166.6666666667" calcext:value-type="float">
            <text:p>-24166,6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21:.B132])" office:value-type="float" office:value="56882.8541030519" calcext:value-type="float">
            <text:p>56882,8541030519</text:p>
          </table:table-cell>
          <table:table-cell table:formula="of:=AVERAGE([.B121:.B132])" office:value-type="float" office:value="81750" calcext:value-type="float">
            <text:p>81750</text:p>
          </table:table-cell>
          <table:table-cell table:formula="of:=[.D132]-[.C132]" office:value-type="float" office:value="24867.1458969481" calcext:value-type="float">
            <text:p>24867,1458969481</text:p>
          </table:table-cell>
          <table:table-cell table:formula="of:=[.D132]-[.D120]" office:value-type="float" office:value="-22166.6666666667" calcext:value-type="float">
            <text:p>-22166,66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22:.B133])" office:value-type="float" office:value="58002.8734920377" calcext:value-type="float">
            <text:p>58002,8734920377</text:p>
          </table:table-cell>
          <table:table-cell table:formula="of:=AVERAGE([.B122:.B133])" office:value-type="float" office:value="78166.6666666667" calcext:value-type="float">
            <text:p>78166,6666666667</text:p>
          </table:table-cell>
          <table:table-cell table:formula="of:=[.D133]-[.C133]" office:value-type="float" office:value="20163.7931746289" calcext:value-type="float">
            <text:p>20163,7931746289</text:p>
          </table:table-cell>
          <table:table-cell table:formula="of:=[.D133]-[.D121]" office:value-type="float" office:value="-24000" calcext:value-type="float">
            <text:p>-2400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23:.B134])" office:value-type="float" office:value="58114.5029622164" calcext:value-type="float">
            <text:p>58114,5029622164</text:p>
          </table:table-cell>
          <table:table-cell table:formula="of:=AVERAGE([.B123:.B134])" office:value-type="float" office:value="75750" calcext:value-type="float">
            <text:p>75750</text:p>
          </table:table-cell>
          <table:table-cell table:formula="of:=[.D134]-[.C134]" office:value-type="float" office:value="17635.4970377836" calcext:value-type="float">
            <text:p>17635,4970377836</text:p>
          </table:table-cell>
          <table:table-cell table:formula="of:=[.D134]-[.D122]" office:value-type="float" office:value="-24416.6666666667" calcext:value-type="float">
            <text:p>-24416,6666666667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24:.B135])" office:value-type="float" office:value="58631.3598992584" calcext:value-type="float">
            <text:p>58631,3598992584</text:p>
          </table:table-cell>
          <table:table-cell table:formula="of:=AVERAGE([.B124:.B135])" office:value-type="float" office:value="72000" calcext:value-type="float">
            <text:p>72000</text:p>
          </table:table-cell>
          <table:table-cell table:formula="of:=[.D135]-[.C135]" office:value-type="float" office:value="13368.6401007416" calcext:value-type="float">
            <text:p>13368,6401007416</text:p>
          </table:table-cell>
          <table:table-cell table:formula="of:=[.D135]-[.D123]" office:value-type="float" office:value="-28416.6666666667" calcext:value-type="float">
            <text:p>-28416,66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25:.B136])" office:value-type="float" office:value="46251.2899083022" calcext:value-type="float">
            <text:p>46251,2899083022</text:p>
          </table:table-cell>
          <table:table-cell table:formula="of:=AVERAGE([.B125:.B136])" office:value-type="float" office:value="60500" calcext:value-type="float">
            <text:p>60500</text:p>
          </table:table-cell>
          <table:table-cell table:formula="of:=[.D136]-[.C136]" office:value-type="float" office:value="14248.7100916978" calcext:value-type="float">
            <text:p>14248,7100916978</text:p>
          </table:table-cell>
          <table:table-cell table:formula="of:=[.D136]-[.D124]" office:value-type="float" office:value="-47916.6666666667" calcext:value-type="float">
            <text:p>-47916,666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26:.B137])" office:value-type="float" office:value="9856.54681678706" calcext:value-type="float">
            <text:p>9856,5468167871</text:p>
          </table:table-cell>
          <table:table-cell table:formula="of:=AVERAGE([.B126:.B137])" office:value-type="float" office:value="47333.3333333333" calcext:value-type="float">
            <text:p>47333,3333333333</text:p>
          </table:table-cell>
          <table:table-cell table:formula="of:=[.D137]-[.C137]" office:value-type="float" office:value="37476.7865165463" calcext:value-type="float">
            <text:p>37476,7865165463</text:p>
          </table:table-cell>
          <table:table-cell table:formula="of:=[.D137]-[.D125]" office:value-type="float" office:value="-69166.6666666667" calcext:value-type="float">
            <text:p>-69166,6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27:.B138])" office:value-type="float" office:value="5822.50076440658" calcext:value-type="float">
            <text:p>5822,5007644066</text:p>
          </table:table-cell>
          <table:table-cell table:formula="of:=AVERAGE([.B127:.B138])" office:value-type="float" office:value="45416.6666666667" calcext:value-type="float">
            <text:p>45416,6666666667</text:p>
          </table:table-cell>
          <table:table-cell table:formula="of:=[.D138]-[.C138]" office:value-type="float" office:value="39594.1659022601" calcext:value-type="float">
            <text:p>39594,1659022601</text:p>
          </table:table-cell>
          <table:table-cell table:formula="of:=[.D138]-[.D126]" office:value-type="float" office:value="-64083.3333333333" calcext:value-type="float">
            <text:p>-64083,3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28:.B139])" office:value-type="float" office:value="5961.36551369557" calcext:value-type="float">
            <text:p>5961,3655136956</text:p>
          </table:table-cell>
          <table:table-cell table:formula="of:=AVERAGE([.B128:.B139])" office:value-type="float" office:value="45083.3333333333" calcext:value-type="float">
            <text:p>45083,3333333333</text:p>
          </table:table-cell>
          <table:table-cell table:formula="of:=[.D139]-[.C139]" office:value-type="float" office:value="39121.9678196378" calcext:value-type="float">
            <text:p>39121,9678196378</text:p>
          </table:table-cell>
          <table:table-cell table:formula="of:=[.D139]-[.D127]" office:value-type="float" office:value="-56166.6666666667" calcext:value-type="float">
            <text:p>-56166,6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29:.B140])" office:value-type="float" office:value="6097.68957735782" calcext:value-type="float">
            <text:p>6097,6895773578</text:p>
          </table:table-cell>
          <table:table-cell table:formula="of:=AVERAGE([.B129:.B140])" office:value-type="float" office:value="44500" calcext:value-type="float">
            <text:p>44500</text:p>
          </table:table-cell>
          <table:table-cell table:formula="of:=[.D140]-[.C140]" office:value-type="float" office:value="38402.3104226422" calcext:value-type="float">
            <text:p>38402,3104226422</text:p>
          </table:table-cell>
          <table:table-cell table:formula="of:=[.D140]-[.D128]" office:value-type="float" office:value="-52000" calcext:value-type="float">
            <text:p>-5200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COM.MICROSOFT.STDEV.S([.B130:.B141])" office:value-type="float" office:value="8986.10037780571" calcext:value-type="float">
            <text:p>8986,1003778057</text:p>
          </table:table-cell>
          <table:table-cell table:formula="of:=AVERAGE([.B130:.B141])" office:value-type="float" office:value="46750" calcext:value-type="float">
            <text:p>46750</text:p>
          </table:table-cell>
          <table:table-cell table:formula="of:=[.D141]-[.C141]" office:value-type="float" office:value="37763.8996221943" calcext:value-type="float">
            <text:p>37763,8996221943</text:p>
          </table:table-cell>
          <table:table-cell table:formula="of:=[.D141]-[.D129]" office:value-type="float" office:value="-45166.6666666667" calcext:value-type="float">
            <text:p>-45166,6666666667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31:.B142])" office:value-type="float" office:value="8759.41052396066" calcext:value-type="float">
            <text:p>8759,4105239607</text:p>
          </table:table-cell>
          <table:table-cell table:formula="of:=AVERAGE([.B131:.B142])" office:value-type="float" office:value="47000" calcext:value-type="float">
            <text:p>47000</text:p>
          </table:table-cell>
          <table:table-cell table:formula="of:=[.D142]-[.C142]" office:value-type="float" office:value="38240.5894760393" calcext:value-type="float">
            <text:p>38240,5894760393</text:p>
          </table:table-cell>
          <table:table-cell table:formula="of:=[.D142]-[.D130]" office:value-type="float" office:value="-41333.3333333333" calcext:value-type="float">
            <text:p>-41333,333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32:.B143])" office:value-type="float" office:value="8722.57607208635" calcext:value-type="float">
            <text:p>8722,5760720864</text:p>
          </table:table-cell>
          <table:table-cell table:formula="of:=AVERAGE([.B132:.B143])" office:value-type="float" office:value="47083.3333333333" calcext:value-type="float">
            <text:p>47083,3333333333</text:p>
          </table:table-cell>
          <table:table-cell table:formula="of:=[.D143]-[.C143]" office:value-type="float" office:value="38360.757261247" calcext:value-type="float">
            <text:p>38360,757261247</text:p>
          </table:table-cell>
          <table:table-cell table:formula="of:=[.D143]-[.D131]" office:value-type="float" office:value="-38000" calcext:value-type="float">
            <text:p>-38000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33:.B144])" office:value-type="float" office:value="8887.7682374387" calcext:value-type="float">
            <text:p>8887,7682374387</text:p>
          </table:table-cell>
          <table:table-cell table:formula="of:=AVERAGE([.B133:.B144])" office:value-type="float" office:value="46916.6666666667" calcext:value-type="float">
            <text:p>46916,6666666667</text:p>
          </table:table-cell>
          <table:table-cell table:formula="of:=[.D144]-[.C144]" office:value-type="float" office:value="38028.898429228" calcext:value-type="float">
            <text:p>38028,898429228</text:p>
          </table:table-cell>
          <table:table-cell table:formula="of:=[.D144]-[.D132]" office:value-type="float" office:value="-34833.3333333333" calcext:value-type="float">
            <text:p>-34833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134:.B145])" office:value-type="float" office:value="9078.7797871874" calcext:value-type="float">
            <text:p>9078,7797871874</text:p>
          </table:table-cell>
          <table:table-cell table:formula="of:=AVERAGE([.B134:.B145])" office:value-type="float" office:value="46666.6666666667" calcext:value-type="float">
            <text:p>46666,6666666667</text:p>
          </table:table-cell>
          <table:table-cell table:formula="of:=[.D145]-[.C145]" office:value-type="float" office:value="37587.8868794793" calcext:value-type="float">
            <text:p>37587,8868794793</text:p>
          </table:table-cell>
          <table:table-cell table:formula="of:=[.D145]-[.D133]" office:value-type="float" office:value="-31500" calcext:value-type="float">
            <text:p>-31500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35:.B146])" office:value-type="float" office:value="8050.97396705404" calcext:value-type="float">
            <text:p>8050,973967054</text:p>
          </table:table-cell>
          <table:table-cell table:formula="of:=AVERAGE([.B135:.B146])" office:value-type="float" office:value="45500" calcext:value-type="float">
            <text:p>45500</text:p>
          </table:table-cell>
          <table:table-cell table:formula="of:=[.D146]-[.C146]" office:value-type="float" office:value="37449.026032946" calcext:value-type="float">
            <text:p>37449,026032946</text:p>
          </table:table-cell>
          <table:table-cell table:formula="of:=[.D146]-[.D134]" office:value-type="float" office:value="-30250" calcext:value-type="float">
            <text:p>-30250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36:.B147])" office:value-type="float" office:value="8105.36672192997" calcext:value-type="float">
            <text:p>8105,36672193</text:p>
          </table:table-cell>
          <table:table-cell table:formula="of:=AVERAGE([.B136:.B147])" office:value-type="float" office:value="45333.3333333333" calcext:value-type="float">
            <text:p>45333,3333333333</text:p>
          </table:table-cell>
          <table:table-cell table:formula="of:=[.D147]-[.C147]" office:value-type="float" office:value="37227.9666114034" calcext:value-type="float">
            <text:p>37227,9666114034</text:p>
          </table:table-cell>
          <table:table-cell table:formula="of:=[.D147]-[.D135]" office:value-type="float" office:value="-26666.6666666667" calcext:value-type="float">
            <text:p>-26666,66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COM.MICROSOFT.STDEV.S([.B137:.B148])" office:value-type="float" office:value="8207.53534038303" calcext:value-type="float">
            <text:p>8207,535340383</text:p>
          </table:table-cell>
          <table:table-cell table:formula="of:=AVERAGE([.B137:.B148])" office:value-type="float" office:value="45500" calcext:value-type="float">
            <text:p>45500</text:p>
          </table:table-cell>
          <table:table-cell table:formula="of:=[.D148]-[.C148]" office:value-type="float" office:value="37292.464659617" calcext:value-type="float">
            <text:p>37292,464659617</text:p>
          </table:table-cell>
          <table:table-cell table:formula="of:=[.D148]-[.D136]" office:value-type="float" office:value="-15000" calcext:value-type="float">
            <text:p>-15000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38:.B149])" office:value-type="float" office:value="8752.48882353246" calcext:value-type="float">
            <text:p>8752,4888235325</text:p>
          </table:table-cell>
          <table:table-cell table:formula="of:=AVERAGE([.B138:.B149])" office:value-type="float" office:value="46333.3333333333" calcext:value-type="float">
            <text:p>46333,3333333333</text:p>
          </table:table-cell>
          <table:table-cell table:formula="of:=[.D149]-[.C149]" office:value-type="float" office:value="37580.8445098009" calcext:value-type="float">
            <text:p>37580,8445098009</text:p>
          </table:table-cell>
          <table:table-cell table:formula="of:=[.D149]-[.D137]" office:value-type="float" office:value="-1000" calcext:value-type="float">
            <text:p>-1000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39:.B150])" office:value-type="float" office:value="8752.48882353246" calcext:value-type="float">
            <text:p>8752,4888235325</text:p>
          </table:table-cell>
          <table:table-cell table:formula="of:=AVERAGE([.B139:.B150])" office:value-type="float" office:value="46333.3333333333" calcext:value-type="float">
            <text:p>46333,3333333333</text:p>
          </table:table-cell>
          <table:table-cell table:formula="of:=[.D150]-[.C150]" office:value-type="float" office:value="37580.8445098009" calcext:value-type="float">
            <text:p>37580,8445098009</text:p>
          </table:table-cell>
          <table:table-cell table:formula="of:=[.D150]-[.D138]" office:value-type="float" office:value="916.666666666672" calcext:value-type="float">
            <text:p>916,6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40:.B151])" office:value-type="float" office:value="8605.84720179286" calcext:value-type="float">
            <text:p>8605,8472017929</text:p>
          </table:table-cell>
          <table:table-cell table:formula="of:=AVERAGE([.B140:.B151])" office:value-type="float" office:value="46666.6666666667" calcext:value-type="float">
            <text:p>46666,6666666667</text:p>
          </table:table-cell>
          <table:table-cell table:formula="of:=[.D151]-[.C151]" office:value-type="float" office:value="38060.8194648738" calcext:value-type="float">
            <text:p>38060,8194648738</text:p>
          </table:table-cell>
          <table:table-cell table:formula="of:=[.D151]-[.D139]" office:value-type="float" office:value="1583.33333333333" calcext:value-type="float">
            <text:p>1583,33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41:.B152])" office:value-type="float" office:value="11765.3832247081" calcext:value-type="float">
            <text:p>11765,3832247081</text:p>
          </table:table-cell>
          <table:table-cell table:formula="of:=AVERAGE([.B141:.B152])" office:value-type="float" office:value="49666.6666666667" calcext:value-type="float">
            <text:p>49666,6666666667</text:p>
          </table:table-cell>
          <table:table-cell table:formula="of:=[.D152]-[.C152]" office:value-type="float" office:value="37901.2834419586" calcext:value-type="float">
            <text:p>37901,2834419586</text:p>
          </table:table-cell>
          <table:table-cell table:formula="of:=[.D152]-[.D140]" office:value-type="float" office:value="5166.66666666666" calcext:value-type="float">
            <text:p>5166,6666666667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142:.B153])" office:value-type="float" office:value="10316.2126007679" calcext:value-type="float">
            <text:p>10316,2126007679</text:p>
          </table:table-cell>
          <table:table-cell table:formula="of:=AVERAGE([.B142:.B153])" office:value-type="float" office:value="48333.3333333333" calcext:value-type="float">
            <text:p>48333,3333333333</text:p>
          </table:table-cell>
          <table:table-cell table:formula="of:=[.D153]-[.C153]" office:value-type="float" office:value="38017.1207325654" calcext:value-type="float">
            <text:p>38017,1207325654</text:p>
          </table:table-cell>
          <table:table-cell table:formula="of:=[.D153]-[.D141]" office:value-type="float" office:value="1583.33333333334" calcext:value-type="float">
            <text:p>1583,33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43:.B154])" office:value-type="float" office:value="74295.6318304845" calcext:value-type="float">
            <text:p>74295,6318304845</text:p>
          </table:table-cell>
          <table:table-cell table:formula="of:=AVERAGE([.B143:.B154])" office:value-type="float" office:value="70250" calcext:value-type="float">
            <text:p>70250</text:p>
          </table:table-cell>
          <table:table-cell table:formula="of:=[.D154]-[.C154]" office:value-type="float" office:value="-4045.63183048455" calcext:value-type="float">
            <text:p>-4045,6318304846</text:p>
          </table:table-cell>
          <table:table-cell table:formula="of:=[.D154]-[.D142]" office:value-type="float" office:value="23250" calcext:value-type="float">
            <text:p>23250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144:.B155])" office:value-type="float" office:value="98026.0865094779" calcext:value-type="float">
            <text:p>98026,0865094779</text:p>
          </table:table-cell>
          <table:table-cell table:formula="of:=AVERAGE([.B144:.B155])" office:value-type="float" office:value="91250" calcext:value-type="float">
            <text:p>91250</text:p>
          </table:table-cell>
          <table:table-cell table:formula="of:=[.D155]-[.C155]" office:value-type="float" office:value="-6776.08650947786" calcext:value-type="float">
            <text:p>-6776,0865094779</text:p>
          </table:table-cell>
          <table:table-cell table:formula="of:=[.D155]-[.D143]" office:value-type="float" office:value="44166.6666666667" calcext:value-type="float">
            <text:p>44166,66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45:.B156])" office:value-type="float" office:value="97141.3761982862" calcext:value-type="float">
            <text:p>97141,3761982862</text:p>
          </table:table-cell>
          <table:table-cell table:formula="of:=AVERAGE([.B145:.B156])" office:value-type="float" office:value="93083.3333333333" calcext:value-type="float">
            <text:p>93083,3333333333</text:p>
          </table:table-cell>
          <table:table-cell table:formula="of:=[.D156]-[.C156]" office:value-type="float" office:value="-4058.04286495291" calcext:value-type="float">
            <text:p>-4058,0428649529</text:p>
          </table:table-cell>
          <table:table-cell table:formula="of:=[.D156]-[.D144]" office:value-type="float" office:value="46166.6666666667" calcext:value-type="float">
            <text:p>46166,66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46:.B157])" office:value-type="float" office:value="119119.115327321" calcext:value-type="float">
            <text:p>119119,115327321</text:p>
          </table:table-cell>
          <table:table-cell table:formula="of:=AVERAGE([.B146:.B157])" office:value-type="float" office:value="118500" calcext:value-type="float">
            <text:p>118500</text:p>
          </table:table-cell>
          <table:table-cell table:formula="of:=[.D157]-[.C157]" office:value-type="float" office:value="-619.115327321153" calcext:value-type="float">
            <text:p>-619,1153273212</text:p>
          </table:table-cell>
          <table:table-cell table:formula="of:=[.D157]-[.D145]" office:value-type="float" office:value="71833.3333333333" calcext:value-type="float">
            <text:p>71833,33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89000" calcext:value-type="float">
            <text:p>389000</text:p>
          </table:table-cell>
          <table:table-cell table:formula="of:=COM.MICROSOFT.STDEV.S([.B147:.B158])" office:value-type="float" office:value="139542.406935431" calcext:value-type="float">
            <text:p>139542,406935431</text:p>
          </table:table-cell>
          <table:table-cell table:formula="of:=AVERAGE([.B147:.B158])" office:value-type="float" office:value="147083.333333333" calcext:value-type="float">
            <text:p>147083,333333333</text:p>
          </table:table-cell>
          <table:table-cell table:formula="of:=[.D158]-[.C158]" office:value-type="float" office:value="7540.92639790266" calcext:value-type="float">
            <text:p>7540,9263979027</text:p>
          </table:table-cell>
          <table:table-cell table:formula="of:=[.D158]-[.D146]" office:value-type="float" office:value="101583.333333333" calcext:value-type="float">
            <text:p>101583,33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148:.B159])" office:value-type="float" office:value="137644.552116212" calcext:value-type="float">
            <text:p>137644,552116212</text:p>
          </table:table-cell>
          <table:table-cell table:formula="of:=AVERAGE([.B148:.B159])" office:value-type="float" office:value="149750" calcext:value-type="float">
            <text:p>149750</text:p>
          </table:table-cell>
          <table:table-cell table:formula="of:=[.D159]-[.C159]" office:value-type="float" office:value="12105.4478837875" calcext:value-type="float">
            <text:p>12105,4478837875</text:p>
          </table:table-cell>
          <table:table-cell table:formula="of:=[.D159]-[.D147]" office:value-type="float" office:value="104416.666666667" calcext:value-type="float">
            <text:p>104416,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49:.B160])" office:value-type="float" office:value="140490.590647937" calcext:value-type="float">
            <text:p>140490,590647937</text:p>
          </table:table-cell>
          <table:table-cell table:formula="of:=AVERAGE([.B149:.B160])" office:value-type="float" office:value="170833.333333333" calcext:value-type="float">
            <text:p>170833,333333333</text:p>
          </table:table-cell>
          <table:table-cell table:formula="of:=[.D160]-[.C160]" office:value-type="float" office:value="30342.7426853968" calcext:value-type="float">
            <text:p>30342,7426853968</text:p>
          </table:table-cell>
          <table:table-cell table:formula="of:=[.D160]-[.D148]" office:value-type="float" office:value="125333.333333333" calcext:value-type="float">
            <text:p>125333,3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150:.B161])" office:value-type="float" office:value="136330.036264496" calcext:value-type="float">
            <text:p>136330,036264496</text:p>
          </table:table-cell>
          <table:table-cell table:formula="of:=AVERAGE([.B150:.B161])" office:value-type="float" office:value="177666.666666667" calcext:value-type="float">
            <text:p>177666,666666667</text:p>
          </table:table-cell>
          <table:table-cell table:formula="of:=[.D161]-[.C161]" office:value-type="float" office:value="41336.6304021707" calcext:value-type="float">
            <text:p>41336,6304021707</text:p>
          </table:table-cell>
          <table:table-cell table:formula="of:=[.D161]-[.D149]" office:value-type="float" office:value="131333.333333333" calcext:value-type="float">
            <text:p>131333,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51:.B162])" office:value-type="float" office:value="134814.434754524" calcext:value-type="float">
            <text:p>134814,434754524</text:p>
          </table:table-cell>
          <table:table-cell table:formula="of:=AVERAGE([.B151:.B162])" office:value-type="float" office:value="179250" calcext:value-type="float">
            <text:p>179250</text:p>
          </table:table-cell>
          <table:table-cell table:formula="of:=[.D162]-[.C162]" office:value-type="float" office:value="44435.565245476" calcext:value-type="float">
            <text:p>44435,565245476</text:p>
          </table:table-cell>
          <table:table-cell table:formula="of:=[.D162]-[.D150]" office:value-type="float" office:value="132916.666666667" calcext:value-type="float">
            <text:p>132916,666666667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152:.B163])" office:value-type="float" office:value="133037.930339775" calcext:value-type="float">
            <text:p>133037,930339775</text:p>
          </table:table-cell>
          <table:table-cell table:formula="of:=AVERAGE([.B152:.B163])" office:value-type="float" office:value="181000" calcext:value-type="float">
            <text:p>181000</text:p>
          </table:table-cell>
          <table:table-cell table:formula="of:=[.D163]-[.C163]" office:value-type="float" office:value="47962.0696602247" calcext:value-type="float">
            <text:p>47962,0696602247</text:p>
          </table:table-cell>
          <table:table-cell table:formula="of:=[.D163]-[.D151]" office:value-type="float" office:value="134333.333333333" calcext:value-type="float">
            <text:p>134333,3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53:.B164])" office:value-type="float" office:value="135186.151119652" calcext:value-type="float">
            <text:p>135186,151119652</text:p>
          </table:table-cell>
          <table:table-cell table:formula="of:=AVERAGE([.B153:.B164])" office:value-type="float" office:value="178750" calcext:value-type="float">
            <text:p>178750</text:p>
          </table:table-cell>
          <table:table-cell table:formula="of:=[.D164]-[.C164]" office:value-type="float" office:value="43563.8488803477" calcext:value-type="float">
            <text:p>43563,8488803477</text:p>
          </table:table-cell>
          <table:table-cell table:formula="of:=[.D164]-[.D152]" office:value-type="float" office:value="129083.333333333" calcext:value-type="float">
            <text:p>129083,3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7000" calcext:value-type="float">
            <text:p>57000</text:p>
          </table:table-cell>
          <table:table-cell table:formula="of:=COM.MICROSOFT.STDEV.S([.B154:.B165])" office:value-type="float" office:value="134767.026809793" calcext:value-type="float">
            <text:p>134767,026809793</text:p>
          </table:table-cell>
          <table:table-cell table:formula="of:=AVERAGE([.B154:.B165])" office:value-type="float" office:value="179166.666666667" calcext:value-type="float">
            <text:p>179166,666666667</text:p>
          </table:table-cell>
          <table:table-cell table:formula="of:=[.D165]-[.C165]" office:value-type="float" office:value="44399.6398568735" calcext:value-type="float">
            <text:p>44399,6398568735</text:p>
          </table:table-cell>
          <table:table-cell table:formula="of:=[.D165]-[.D153]" office:value-type="float" office:value="130833.333333333" calcext:value-type="float">
            <text:p>130833,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155:.B166])" office:value-type="float" office:value="130702.617580614" calcext:value-type="float">
            <text:p>130702,617580614</text:p>
          </table:table-cell>
          <table:table-cell table:formula="of:=AVERAGE([.B155:.B166])" office:value-type="float" office:value="161583.333333333" calcext:value-type="float">
            <text:p>161583,333333333</text:p>
          </table:table-cell>
          <table:table-cell table:formula="of:=[.D166]-[.C166]" office:value-type="float" office:value="30880.7157527193" calcext:value-type="float">
            <text:p>30880,7157527193</text:p>
          </table:table-cell>
          <table:table-cell table:formula="of:=[.D166]-[.D154]" office:value-type="float" office:value="91333.3333333333" calcext:value-type="float">
            <text:p>9133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56:.B167])" office:value-type="float" office:value="124290.074934698" calcext:value-type="float">
            <text:p>124290,074934698</text:p>
          </table:table-cell>
          <table:table-cell table:formula="of:=AVERAGE([.B156:.B167])" office:value-type="float" office:value="145750" calcext:value-type="float">
            <text:p>145750</text:p>
          </table:table-cell>
          <table:table-cell table:formula="of:=[.D167]-[.C167]" office:value-type="float" office:value="21459.9250653025" calcext:value-type="float">
            <text:p>21459,9250653025</text:p>
          </table:table-cell>
          <table:table-cell table:formula="of:=[.D167]-[.D155]" office:value-type="float" office:value="54500" calcext:value-type="float">
            <text:p>54500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57:.B168])" office:value-type="float" office:value="123639.015123083" calcext:value-type="float">
            <text:p>123639,015123083</text:p>
          </table:table-cell>
          <table:table-cell table:formula="of:=AVERAGE([.B157:.B168])" office:value-type="float" office:value="146666.666666667" calcext:value-type="float">
            <text:p>146666,666666667</text:p>
          </table:table-cell>
          <table:table-cell table:formula="of:=[.D168]-[.C168]" office:value-type="float" office:value="23027.6515435832" calcext:value-type="float">
            <text:p>23027,6515435832</text:p>
          </table:table-cell>
          <table:table-cell table:formula="of:=[.D168]-[.D156]" office:value-type="float" office:value="53583.3333333333" calcext:value-type="float">
            <text:p>53583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58:.B169])" office:value-type="float" office:value="108507.505675316" calcext:value-type="float">
            <text:p>108507,505675316</text:p>
          </table:table-cell>
          <table:table-cell table:formula="of:=AVERAGE([.B158:.B169])" office:value-type="float" office:value="123333.333333333" calcext:value-type="float">
            <text:p>123333,333333333</text:p>
          </table:table-cell>
          <table:table-cell table:formula="of:=[.D169]-[.C169]" office:value-type="float" office:value="14825.8276580171" calcext:value-type="float">
            <text:p>14825,8276580171</text:p>
          </table:table-cell>
          <table:table-cell table:formula="of:=[.D169]-[.D157]" office:value-type="float" office:value="4833.33333333333" calcext:value-type="float">
            <text:p>4833,3333333333</text:p>
          </table:table-cell>
          <table:table-cell table:number-columns-repeated="1018"/>
        </table:table-row>
      </table:table>
      <table:table table:name="Num redirects" table:style-name="ta1">
        <table:shapes>
          <draw:frame draw:z-index="0" draw:style-name="gr1" draw:text-style-name="P1" svg:width="159.99mm" svg:height="89.99mm" svg:x="136.47mm" svg:y="1mm">
            <loext:p draw:notify-on-update-of-ranges="'Num redirects'.A1:'Num redirects'.A1 'Num redirects'.A2:'Num redirects'.A169 'Num redirects'.B1:'Num redirects'.B1 'Num redirects'.B2:'Num redirects'.B169 'Num redirects'.C1:'Num redirects'.C1 'Num redirects'.C2:'Num redirects'.C169 'Num redirects'.D1:'Num redirects'.D1 'Num redirects'.D2:'Num redirects'.D169 'Num redirects'.E1:'Num redirects'.E1 'Num redirects'.E2:'Num redirects'.E169 'Num redirects'.F1:'Num redirects'.F1 'Num redirects'.F2:'Num redirects'.F16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redirects</text:p>
          </table:table-cell>
          <table:table-cell table:style-name="ce3" office:value-type="string" calcext:value-type="string">
            <text:p>StdDev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Mean – 1*StdDev</text:p>
          </table:table-cell>
          <table:table-cell table:style-name="ce6" office:value-type="string" calcext:value-type="string">
            <text:p>Diff</text:p>
          </table:table-cell>
          <table:table-cell table:style-name="ce6" table:number-columns-repeated="1011"/>
          <table:table-cell table:style-name="ce7" table:number-columns-repeated="7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57" calcext:value-type="float">
            <text:p>5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2:.B13])" office:value-type="float" office:value="38.4694881061799" calcext:value-type="float">
            <text:p>38,4694881062</text:p>
          </table:table-cell>
          <table:table-cell table:formula="of:=AVERAGE([.B2:.B13])" office:value-type="float" office:value="56.0833333333333" calcext:value-type="float">
            <text:p>56,0833333333</text:p>
          </table:table-cell>
          <table:table-cell table:formula="of:=[.D13]-[.C13]" office:value-type="float" office:value="17.6138452271535" calcext:value-type="float">
            <text:p>17,6138452272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48" calcext:value-type="float">
            <text:p>248</text:p>
          </table:table-cell>
          <table:table-cell table:formula="of:=COM.MICROSOFT.STDEV.S([.B3:.B14])" office:value-type="float" office:value="66.4404495268758" calcext:value-type="float">
            <text:p>66,4404495269</text:p>
          </table:table-cell>
          <table:table-cell table:formula="of:=AVERAGE([.B3:.B14])" office:value-type="float" office:value="74.1666666666667" calcext:value-type="float">
            <text:p>74,1666666667</text:p>
          </table:table-cell>
          <table:table-cell table:formula="of:=[.D14]-[.C14]" office:value-type="float" office:value="7.72621713979086" calcext:value-type="float">
            <text:p>7,7262171398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8" calcext:value-type="float">
            <text:p>288</text:p>
          </table:table-cell>
          <table:table-cell table:formula="of:=COM.MICROSOFT.STDEV.S([.B4:.B15])" office:value-type="float" office:value="89.0825289812597" calcext:value-type="float">
            <text:p>89,0825289813</text:p>
          </table:table-cell>
          <table:table-cell table:formula="of:=AVERAGE([.B4:.B15])" office:value-type="float" office:value="95.3333333333333" calcext:value-type="float">
            <text:p>95,3333333333</text:p>
          </table:table-cell>
          <table:table-cell table:formula="of:=[.D15]-[.C15]" office:value-type="float" office:value="6.25080435207366" calcext:value-type="float">
            <text:p>6,2508043521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69" calcext:value-type="float">
            <text:p>369</text:p>
          </table:table-cell>
          <table:table-cell table:formula="of:=COM.MICROSOFT.STDEV.S([.B5:.B16])" office:value-type="float" office:value="116.413155301593" calcext:value-type="float">
            <text:p>116,4131553016</text:p>
          </table:table-cell>
          <table:table-cell table:formula="of:=AVERAGE([.B5:.B16])" office:value-type="float" office:value="123.25" calcext:value-type="float">
            <text:p>123,25</text:p>
          </table:table-cell>
          <table:table-cell table:formula="of:=[.D16]-[.C16]" office:value-type="float" office:value="6.83684469840735" calcext:value-type="float">
            <text:p>6,8368446984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97" calcext:value-type="float">
            <text:p>397</text:p>
          </table:table-cell>
          <table:table-cell table:formula="of:=COM.MICROSOFT.STDEV.S([.B6:.B17])" office:value-type="float" office:value="137.074935268224" calcext:value-type="float">
            <text:p>137,0749352682</text:p>
          </table:table-cell>
          <table:table-cell table:formula="of:=AVERAGE([.B6:.B17])" office:value-type="float" office:value="152.916666666667" calcext:value-type="float">
            <text:p>152,9166666667</text:p>
          </table:table-cell>
          <table:table-cell table:formula="of:=[.D17]-[.C17]" office:value-type="float" office:value="15.8417313984424" calcext:value-type="float">
            <text:p>15,8417313984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470" calcext:value-type="float">
            <text:p>470</text:p>
          </table:table-cell>
          <table:table-cell table:formula="of:=COM.MICROSOFT.STDEV.S([.B7:.B18])" office:value-type="float" office:value="159.447602298648" calcext:value-type="float">
            <text:p>159,4476022986</text:p>
          </table:table-cell>
          <table:table-cell table:formula="of:=AVERAGE([.B7:.B18])" office:value-type="float" office:value="188.583333333333" calcext:value-type="float">
            <text:p>188,5833333333</text:p>
          </table:table-cell>
          <table:table-cell table:formula="of:=[.D18]-[.C18]" office:value-type="float" office:value="29.1357310346852" calcext:value-type="float">
            <text:p>29,135731034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777" calcext:value-type="float">
            <text:p>777</text:p>
          </table:table-cell>
          <table:table-cell table:formula="of:=COM.MICROSOFT.STDEV.S([.B8:.B19])" office:value-type="float" office:value="225.507038121705" calcext:value-type="float">
            <text:p>225,5070381217</text:p>
          </table:table-cell>
          <table:table-cell table:formula="of:=AVERAGE([.B8:.B19])" office:value-type="float" office:value="249.833333333333" calcext:value-type="float">
            <text:p>249,8333333333</text:p>
          </table:table-cell>
          <table:table-cell table:formula="of:=[.D19]-[.C19]" office:value-type="float" office:value="24.3262952116281" calcext:value-type="float">
            <text:p>24,326295211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formula="of:=COM.MICROSOFT.STDEV.S([.B9:.B20])" office:value-type="float" office:value="229.303028300716" calcext:value-type="float">
            <text:p>229,3030283007</text:p>
          </table:table-cell>
          <table:table-cell table:formula="of:=AVERAGE([.B9:.B20])" office:value-type="float" office:value="246.333333333333" calcext:value-type="float">
            <text:p>246,3333333333</text:p>
          </table:table-cell>
          <table:table-cell table:formula="of:=[.D20]-[.C20]" office:value-type="float" office:value="17.0303050326177" calcext:value-type="float">
            <text:p>17,0303050326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.4" calcext:value-type="float">
            <text:p>1,4</text:p>
          </table:table-cell>
          <table:table-cell table:formula="of:=COM.MICROSOFT.STDEV.S([.B10:.B21])" office:value-type="float" office:value="233.402061739485" calcext:value-type="float">
            <text:p>233,4020617395</text:p>
          </table:table-cell>
          <table:table-cell table:formula="of:=AVERAGE([.B10:.B21])" office:value-type="float" office:value="242.366666666667" calcext:value-type="float">
            <text:p>242,3666666667</text:p>
          </table:table-cell>
          <table:table-cell table:formula="of:=[.D21]-[.C21]" office:value-type="float" office:value="8.96460492718154" calcext:value-type="float">
            <text:p>8,9646049272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.8" calcext:value-type="float">
            <text:p>1,8</text:p>
          </table:table-cell>
          <table:table-cell table:formula="of:=COM.MICROSOFT.STDEV.S([.B11:.B22])" office:value-type="float" office:value="237.321750653692" calcext:value-type="float">
            <text:p>237,3217506537</text:p>
          </table:table-cell>
          <table:table-cell table:formula="of:=AVERAGE([.B11:.B22])" office:value-type="float" office:value="238.433333333333" calcext:value-type="float">
            <text:p>238,4333333333</text:p>
          </table:table-cell>
          <table:table-cell table:formula="of:=[.D22]-[.C22]" office:value-type="float" office:value="1.111582679641" calcext:value-type="float">
            <text:p>1,1115826796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.5" calcext:value-type="float">
            <text:p>2,5</text:p>
          </table:table-cell>
          <table:table-cell table:formula="of:=COM.MICROSOFT.STDEV.S([.B12:.B23])" office:value-type="float" office:value="241.592577619028" calcext:value-type="float">
            <text:p>241,592577619</text:p>
          </table:table-cell>
          <table:table-cell table:formula="of:=AVERAGE([.B12:.B23])" office:value-type="float" office:value="233.891666666667" calcext:value-type="float">
            <text:p>233,8916666667</text:p>
          </table:table-cell>
          <table:table-cell table:formula="of:=[.D23]-[.C23]" office:value-type="float" office:value="-7.70091095236134" calcext:value-type="float">
            <text:p>-7,7009109524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.1" calcext:value-type="float">
            <text:p>3,1</text:p>
          </table:table-cell>
          <table:table-cell table:formula="of:=COM.MICROSOFT.STDEV.S([.B13:.B24])" office:value-type="float" office:value="247.004979093478" calcext:value-type="float">
            <text:p>247,0049790935</text:p>
          </table:table-cell>
          <table:table-cell table:formula="of:=AVERAGE([.B13:.B24])" office:value-type="float" office:value="227.483333333333" calcext:value-type="float">
            <text:p>227,4833333333</text:p>
          </table:table-cell>
          <table:table-cell table:formula="of:=[.D24]-[.C24]" office:value-type="float" office:value="-19.521645760145" calcext:value-type="float">
            <text:p>-19,5216457601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.8" calcext:value-type="float">
            <text:p>3,8</text:p>
          </table:table-cell>
          <table:table-cell table:formula="of:=COM.MICROSOFT.STDEV.S([.B14:.B25])" office:value-type="float" office:value="255.065102206547" calcext:value-type="float">
            <text:p>255,0651022065</text:p>
          </table:table-cell>
          <table:table-cell table:formula="of:=AVERAGE([.B14:.B25])" office:value-type="float" office:value="213.55" calcext:value-type="float">
            <text:p>213,55</text:p>
          </table:table-cell>
          <table:table-cell table:formula="of:=[.D25]-[.C25]" office:value-type="float" office:value="-41.5151022065471" calcext:value-type="float">
            <text:p>-41,5151022065</text:p>
          </table:table-cell>
          <table:table-cell table:formula="of:=[.D25]-[.D13]" office:value-type="float" office:value="157.466666666667" calcext:value-type="float">
            <text:p>157,466666666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.5" calcext:value-type="float">
            <text:p>4,5</text:p>
          </table:table-cell>
          <table:table-cell table:formula="of:=COM.MICROSOFT.STDEV.S([.B15:.B26])" office:value-type="float" office:value="261.675432057395" calcext:value-type="float">
            <text:p>261,6754320574</text:p>
          </table:table-cell>
          <table:table-cell table:formula="of:=AVERAGE([.B15:.B26])" office:value-type="float" office:value="193.258333333333" calcext:value-type="float">
            <text:p>193,2583333333</text:p>
          </table:table-cell>
          <table:table-cell table:formula="of:=[.D26]-[.C26]" office:value-type="float" office:value="-68.4170987240615" calcext:value-type="float">
            <text:p>-68,4170987241</text:p>
          </table:table-cell>
          <table:table-cell table:formula="of:=[.D26]-[.D14]" office:value-type="float" office:value="119.091666666667" calcext:value-type="float">
            <text:p>119,091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.1" calcext:value-type="float">
            <text:p>5,1</text:p>
          </table:table-cell>
          <table:table-cell table:formula="of:=COM.MICROSOFT.STDEV.S([.B16:.B27])" office:value-type="float" office:value="265.085330458406" calcext:value-type="float">
            <text:p>265,0853304584</text:p>
          </table:table-cell>
          <table:table-cell table:formula="of:=AVERAGE([.B16:.B27])" office:value-type="float" office:value="169.683333333333" calcext:value-type="float">
            <text:p>169,6833333333</text:p>
          </table:table-cell>
          <table:table-cell table:formula="of:=[.D27]-[.C27]" office:value-type="float" office:value="-95.4019971250729" calcext:value-type="float">
            <text:p>-95,4019971251</text:p>
          </table:table-cell>
          <table:table-cell table:formula="of:=[.D27]-[.D15]" office:value-type="float" office:value="74.35" calcext:value-type="float">
            <text:p>74,35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" calcext:value-type="float">
            <text:p>6</text:p>
          </table:table-cell>
          <table:table-cell table:formula="of:=COM.MICROSOFT.STDEV.S([.B17:.B28])" office:value-type="float" office:value="260.952260814584" calcext:value-type="float">
            <text:p>260,9522608146</text:p>
          </table:table-cell>
          <table:table-cell table:formula="of:=AVERAGE([.B17:.B28])" office:value-type="float" office:value="139.433333333333" calcext:value-type="float">
            <text:p>139,4333333333</text:p>
          </table:table-cell>
          <table:table-cell table:formula="of:=[.D28]-[.C28]" office:value-type="float" office:value="-121.51892748125" calcext:value-type="float">
            <text:p>-121,5189274813</text:p>
          </table:table-cell>
          <table:table-cell table:formula="of:=[.D28]-[.D16]" office:value-type="float" office:value="16.1833333333333" calcext:value-type="float">
            <text:p>16,18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.1" calcext:value-type="float">
            <text:p>7,1</text:p>
          </table:table-cell>
          <table:table-cell table:formula="of:=COM.MICROSOFT.STDEV.S([.B18:.B29])" office:value-type="float" office:value="250.010895974677" calcext:value-type="float">
            <text:p>250,0108959747</text:p>
          </table:table-cell>
          <table:table-cell table:formula="of:=AVERAGE([.B18:.B29])" office:value-type="float" office:value="106.941666666667" calcext:value-type="float">
            <text:p>106,9416666667</text:p>
          </table:table-cell>
          <table:table-cell table:formula="of:=[.D29]-[.C29]" office:value-type="float" office:value="-143.06922930801" calcext:value-type="float">
            <text:p>-143,069229308</text:p>
          </table:table-cell>
          <table:table-cell table:formula="of:=[.D29]-[.D17]" office:value-type="float" office:value="-45.975" calcext:value-type="float">
            <text:p>-45,97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" calcext:value-type="float">
            <text:p>8</text:p>
          </table:table-cell>
          <table:table-cell table:formula="of:=COM.MICROSOFT.STDEV.S([.B19:.B30])" office:value-type="float" office:value="223.1491611144" calcext:value-type="float">
            <text:p>223,1491611144</text:p>
          </table:table-cell>
          <table:table-cell table:formula="of:=AVERAGE([.B19:.B30])" office:value-type="float" office:value="68.4416666666667" calcext:value-type="float">
            <text:p>68,4416666667</text:p>
          </table:table-cell>
          <table:table-cell table:formula="of:=[.D30]-[.C30]" office:value-type="float" office:value="-154.707494447734" calcext:value-type="float">
            <text:p>-154,7074944477</text:p>
          </table:table-cell>
          <table:table-cell table:formula="of:=[.D30]-[.D18]" office:value-type="float" office:value="-120.141666666667" calcext:value-type="float">
            <text:p>-120,141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.9" calcext:value-type="float">
            <text:p>8,9</text:p>
          </table:table-cell>
          <table:table-cell table:formula="of:=COM.MICROSOFT.STDEV.S([.B20:.B31])" office:value-type="float" office:value="2.63760681242859" calcext:value-type="float">
            <text:p>2,6376068124</text:p>
          </table:table-cell>
          <table:table-cell table:formula="of:=AVERAGE([.B20:.B31])" office:value-type="float" office:value="4.43333333333333" calcext:value-type="float">
            <text:p>4,4333333333</text:p>
          </table:table-cell>
          <table:table-cell table:formula="of:=[.D31]-[.C31]" office:value-type="float" office:value="1.79572652090475" calcext:value-type="float">
            <text:p>1,7957265209</text:p>
          </table:table-cell>
          <table:table-cell table:formula="of:=[.D31]-[.D19]" office:value-type="float" office:value="-245.4" calcext:value-type="float">
            <text:p>-245,4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.8" calcext:value-type="float">
            <text:p>9,8</text:p>
          </table:table-cell>
          <table:table-cell table:formula="of:=COM.MICROSOFT.STDEV.S([.B21:.B32])" office:value-type="float" office:value="2.81371101873837" calcext:value-type="float">
            <text:p>2,8137110187</text:p>
          </table:table-cell>
          <table:table-cell table:formula="of:=AVERAGE([.B21:.B32])" office:value-type="float" office:value="5.16666666666667" calcext:value-type="float">
            <text:p>5,1666666667</text:p>
          </table:table-cell>
          <table:table-cell table:formula="of:=[.D32]-[.C32]" office:value-type="float" office:value="2.3529556479283" calcext:value-type="float">
            <text:p>2,3529556479</text:p>
          </table:table-cell>
          <table:table-cell table:formula="of:=[.D32]-[.D20]" office:value-type="float" office:value="-241.166666666667" calcext:value-type="float">
            <text:p>-241,16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22:.B33])" office:value-type="float" office:value="3173.83716854287" calcext:value-type="float">
            <text:p>3173,8371685429</text:p>
          </table:table-cell>
          <table:table-cell table:formula="of:=AVERAGE([.B22:.B33])" office:value-type="float" office:value="921.716666666667" calcext:value-type="float">
            <text:p>921,7166666667</text:p>
          </table:table-cell>
          <table:table-cell table:formula="of:=[.D33]-[.C33]" office:value-type="float" office:value="-2252.12050187621" calcext:value-type="float">
            <text:p>-2252,1205018762</text:p>
          </table:table-cell>
          <table:table-cell table:formula="of:=[.D33]-[.D21]" office:value-type="float" office:value="679.35" calcext:value-type="float">
            <text:p>679,35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23:.B34])" office:value-type="float" office:value="4479.1575990324" calcext:value-type="float">
            <text:p>4479,1575990324</text:p>
          </table:table-cell>
          <table:table-cell table:formula="of:=AVERAGE([.B23:.B34])" office:value-type="float" office:value="1921.56666666667" calcext:value-type="float">
            <text:p>1921,5666666667</text:p>
          </table:table-cell>
          <table:table-cell table:formula="of:=[.D34]-[.C34]" office:value-type="float" office:value="-2557.59093236573" calcext:value-type="float">
            <text:p>-2557,5909323657</text:p>
          </table:table-cell>
          <table:table-cell table:formula="of:=[.D34]-[.D22]" office:value-type="float" office:value="1683.13333333333" calcext:value-type="float">
            <text:p>1683,1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4:.B35])" office:value-type="float" office:value="5613.04985289961" calcext:value-type="float">
            <text:p>5613,0498528996</text:p>
          </table:table-cell>
          <table:table-cell table:formula="of:=AVERAGE([.B24:.B35])" office:value-type="float" office:value="3088.025" calcext:value-type="float">
            <text:p>3088,025</text:p>
          </table:table-cell>
          <table:table-cell table:formula="of:=[.D35]-[.C35]" office:value-type="float" office:value="-2525.02485289961" calcext:value-type="float">
            <text:p>-2525,0248528996</text:p>
          </table:table-cell>
          <table:table-cell table:formula="of:=[.D35]-[.D23]" office:value-type="float" office:value="2854.13333333333" calcext:value-type="float">
            <text:p>2854,1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25:.B36])" office:value-type="float" office:value="6468.14396946272" calcext:value-type="float">
            <text:p>6468,1439694627</text:p>
          </table:table-cell>
          <table:table-cell table:formula="of:=AVERAGE([.B25:.B36])" office:value-type="float" office:value="4337.76666666667" calcext:value-type="float">
            <text:p>4337,7666666667</text:p>
          </table:table-cell>
          <table:table-cell table:formula="of:=[.D36]-[.C36]" office:value-type="float" office:value="-2130.37730279605" calcext:value-type="float">
            <text:p>-2130,3773027961</text:p>
          </table:table-cell>
          <table:table-cell table:formula="of:=[.D36]-[.D24]" office:value-type="float" office:value="4110.28333333333" calcext:value-type="float">
            <text:p>4110,28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26:.B37])" office:value-type="float" office:value="7246.83045799815" calcext:value-type="float">
            <text:p>7246,8304579982</text:p>
          </table:table-cell>
          <table:table-cell table:formula="of:=AVERAGE([.B26:.B37])" office:value-type="float" office:value="5754.11666666667" calcext:value-type="float">
            <text:p>5754,1166666667</text:p>
          </table:table-cell>
          <table:table-cell table:formula="of:=[.D37]-[.C37]" office:value-type="float" office:value="-1492.71379133149" calcext:value-type="float">
            <text:p>-1492,7137913315</text:p>
          </table:table-cell>
          <table:table-cell table:formula="of:=[.D37]-[.D25]" office:value-type="float" office:value="5540.56666666667" calcext:value-type="float">
            <text:p>5540,56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27:.B38])" office:value-type="float" office:value="7790.43197348906" calcext:value-type="float">
            <text:p>7790,4319734891</text:p>
          </table:table-cell>
          <table:table-cell table:formula="of:=AVERAGE([.B27:.B38])" office:value-type="float" office:value="7253.74166666667" calcext:value-type="float">
            <text:p>7253,7416666667</text:p>
          </table:table-cell>
          <table:table-cell table:formula="of:=[.D38]-[.C38]" office:value-type="float" office:value="-536.690306822389" calcext:value-type="float">
            <text:p>-536,6903068224</text:p>
          </table:table-cell>
          <table:table-cell table:formula="of:=[.D38]-[.D26]" office:value-type="float" office:value="7060.48333333334" calcext:value-type="float">
            <text:p>7060,48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28:.B39])" office:value-type="float" office:value="8225.27752312493" calcext:value-type="float">
            <text:p>8225,2775231249</text:p>
          </table:table-cell>
          <table:table-cell table:formula="of:=AVERAGE([.B28:.B39])" office:value-type="float" office:value="8919.98333333333" calcext:value-type="float">
            <text:p>8919,9833333333</text:p>
          </table:table-cell>
          <table:table-cell table:formula="of:=[.D39]-[.C39]" office:value-type="float" office:value="694.705810208401" calcext:value-type="float">
            <text:p>694,7058102084</text:p>
          </table:table-cell>
          <table:table-cell table:formula="of:=[.D39]-[.D27]" office:value-type="float" office:value="8750.3" calcext:value-type="float">
            <text:p>8750,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29:.B40])" office:value-type="float" office:value="8504.13532805533" calcext:value-type="float">
            <text:p>8504,1353280553</text:p>
          </table:table-cell>
          <table:table-cell table:formula="of:=AVERAGE([.B29:.B40])" office:value-type="float" office:value="10752.8166666667" calcext:value-type="float">
            <text:p>10752,8166666667</text:p>
          </table:table-cell>
          <table:table-cell table:formula="of:=[.D40]-[.C40]" office:value-type="float" office:value="2248.68133861133" calcext:value-type="float">
            <text:p>2248,6813386113</text:p>
          </table:table-cell>
          <table:table-cell table:formula="of:=[.D40]-[.D28]" office:value-type="float" office:value="10613.3833333333" calcext:value-type="float">
            <text:p>10613,38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30:.B41])" office:value-type="float" office:value="8568.27833476746" calcext:value-type="float">
            <text:p>8568,2783347675</text:p>
          </table:table-cell>
          <table:table-cell table:formula="of:=AVERAGE([.B30:.B41])" office:value-type="float" office:value="12752.225" calcext:value-type="float">
            <text:p>12752,225</text:p>
          </table:table-cell>
          <table:table-cell table:formula="of:=[.D41]-[.C41]" office:value-type="float" office:value="4183.94666523254" calcext:value-type="float">
            <text:p>4183,9466652325</text:p>
          </table:table-cell>
          <table:table-cell table:formula="of:=[.D41]-[.D29]" office:value-type="float" office:value="12645.2833333333" calcext:value-type="float">
            <text:p>12645,28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31:.B42])" office:value-type="float" office:value="8219.22384142072" calcext:value-type="float">
            <text:p>8219,2238414207</text:p>
          </table:table-cell>
          <table:table-cell table:formula="of:=AVERAGE([.B31:.B42])" office:value-type="float" office:value="14834.8916666667" calcext:value-type="float">
            <text:p>14834,8916666667</text:p>
          </table:table-cell>
          <table:table-cell table:formula="of:=[.D42]-[.C42]" office:value-type="float" office:value="6615.66782524594" calcext:value-type="float">
            <text:p>6615,667825246</text:p>
          </table:table-cell>
          <table:table-cell table:formula="of:=[.D42]-[.D30]" office:value-type="float" office:value="14766.45" calcext:value-type="float">
            <text:p>14766,4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32:.B43])" office:value-type="float" office:value="7450.33203268638" calcext:value-type="float">
            <text:p>7450,3320326864</text:p>
          </table:table-cell>
          <table:table-cell table:formula="of:=AVERAGE([.B32:.B43])" office:value-type="float" office:value="17084.15" calcext:value-type="float">
            <text:p>17084,15</text:p>
          </table:table-cell>
          <table:table-cell table:formula="of:=[.D43]-[.C43]" office:value-type="float" office:value="9633.81796731362" calcext:value-type="float">
            <text:p>9633,8179673136</text:p>
          </table:table-cell>
          <table:table-cell table:formula="of:=[.D43]-[.D31]" office:value-type="float" office:value="17079.7166666667" calcext:value-type="float">
            <text:p>17079,71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33:.B44])" office:value-type="float" office:value="5962.00088438894" calcext:value-type="float">
            <text:p>5962,000884389</text:p>
          </table:table-cell>
          <table:table-cell table:formula="of:=AVERAGE([.B33:.B44])" office:value-type="float" office:value="19500" calcext:value-type="float">
            <text:p>19500</text:p>
          </table:table-cell>
          <table:table-cell table:formula="of:=[.D44]-[.C44]" office:value-type="float" office:value="13537.9991156111" calcext:value-type="float">
            <text:p>13537,9991156111</text:p>
          </table:table-cell>
          <table:table-cell table:formula="of:=[.D44]-[.D32]" office:value-type="float" office:value="19494.8333333333" calcext:value-type="float">
            <text:p>19494,833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34:.B45])" office:value-type="float" office:value="6161.95561244131" calcext:value-type="float">
            <text:p>6161,9556124413</text:p>
          </table:table-cell>
          <table:table-cell table:formula="of:=AVERAGE([.B34:.B45])" office:value-type="float" office:value="21166.6666666667" calcext:value-type="float">
            <text:p>21166,6666666667</text:p>
          </table:table-cell>
          <table:table-cell table:formula="of:=[.D45]-[.C45]" office:value-type="float" office:value="15004.7110542254" calcext:value-type="float">
            <text:p>15004,7110542254</text:p>
          </table:table-cell>
          <table:table-cell table:formula="of:=[.D45]-[.D33]" office:value-type="float" office:value="20244.95" calcext:value-type="float">
            <text:p>20244,95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35:.B46])" office:value-type="float" office:value="6452.62455411468" calcext:value-type="float">
            <text:p>6452,6245541147</text:p>
          </table:table-cell>
          <table:table-cell table:formula="of:=AVERAGE([.B35:.B46])" office:value-type="float" office:value="23000" calcext:value-type="float">
            <text:p>23000</text:p>
          </table:table-cell>
          <table:table-cell table:formula="of:=[.D46]-[.C46]" office:value-type="float" office:value="16547.3754458853" calcext:value-type="float">
            <text:p>16547,3754458853</text:p>
          </table:table-cell>
          <table:table-cell table:formula="of:=[.D46]-[.D34]" office:value-type="float" office:value="21078.4333333333" calcext:value-type="float">
            <text:p>21078,433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36:.B47])" office:value-type="float" office:value="6934.21468757157" calcext:value-type="float">
            <text:p>6934,2146875716</text:p>
          </table:table-cell>
          <table:table-cell table:formula="of:=AVERAGE([.B36:.B47])" office:value-type="float" office:value="24916.6666666667" calcext:value-type="float">
            <text:p>24916,6666666667</text:p>
          </table:table-cell>
          <table:table-cell table:formula="of:=[.D47]-[.C47]" office:value-type="float" office:value="17982.4519790951" calcext:value-type="float">
            <text:p>17982,4519790951</text:p>
          </table:table-cell>
          <table:table-cell table:formula="of:=[.D47]-[.D35]" office:value-type="float" office:value="21828.6416666667" calcext:value-type="float">
            <text:p>21828,641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37:.B48])" office:value-type="float" office:value="7422.32504616371" calcext:value-type="float">
            <text:p>7422,3250461637</text:p>
          </table:table-cell>
          <table:table-cell table:formula="of:=AVERAGE([.B37:.B48])" office:value-type="float" office:value="27000" calcext:value-type="float">
            <text:p>27000</text:p>
          </table:table-cell>
          <table:table-cell table:formula="of:=[.D48]-[.C48]" office:value-type="float" office:value="19577.6749538363" calcext:value-type="float">
            <text:p>19577,6749538363</text:p>
          </table:table-cell>
          <table:table-cell table:formula="of:=[.D48]-[.D36]" office:value-type="float" office:value="22662.2333333333" calcext:value-type="float">
            <text:p>22662,2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38:.B49])" office:value-type="float" office:value="7856.18845049538" calcext:value-type="float">
            <text:p>7856,1884504954</text:p>
          </table:table-cell>
          <table:table-cell table:formula="of:=AVERAGE([.B38:.B49])" office:value-type="float" office:value="29083.3333333333" calcext:value-type="float">
            <text:p>29083,3333333333</text:p>
          </table:table-cell>
          <table:table-cell table:formula="of:=[.D49]-[.C49]" office:value-type="float" office:value="21227.144882838" calcext:value-type="float">
            <text:p>21227,144882838</text:p>
          </table:table-cell>
          <table:table-cell table:formula="of:=[.D49]-[.D37]" office:value-type="float" office:value="23329.2166666667" calcext:value-type="float">
            <text:p>23329,2166666667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39:.B50])" office:value-type="float" office:value="8249.88521499579" calcext:value-type="float">
            <text:p>8249,8852149958</text:p>
          </table:table-cell>
          <table:table-cell table:formula="of:=AVERAGE([.B39:.B50])" office:value-type="float" office:value="31333.3333333333" calcext:value-type="float">
            <text:p>31333,3333333333</text:p>
          </table:table-cell>
          <table:table-cell table:formula="of:=[.D50]-[.C50]" office:value-type="float" office:value="23083.4481183375" calcext:value-type="float">
            <text:p>23083,4481183375</text:p>
          </table:table-cell>
          <table:table-cell table:formula="of:=[.D50]-[.D38]" office:value-type="float" office:value="24079.5916666667" calcext:value-type="float">
            <text:p>24079,591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40:.B51])" office:value-type="float" office:value="8554.19443455913" calcext:value-type="float">
            <text:p>8554,1944345591</text:p>
          </table:table-cell>
          <table:table-cell table:formula="of:=AVERAGE([.B40:.B51])" office:value-type="float" office:value="33583.3333333333" calcext:value-type="float">
            <text:p>33583,3333333333</text:p>
          </table:table-cell>
          <table:table-cell table:formula="of:=[.D51]-[.C51]" office:value-type="float" office:value="25029.1388987742" calcext:value-type="float">
            <text:p>25029,1388987742</text:p>
          </table:table-cell>
          <table:table-cell table:formula="of:=[.D51]-[.D39]" office:value-type="float" office:value="24663.35" calcext:value-type="float">
            <text:p>24663,35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41:.B52])" office:value-type="float" office:value="8918.40113405305" calcext:value-type="float">
            <text:p>8918,4011340531</text:p>
          </table:table-cell>
          <table:table-cell table:formula="of:=AVERAGE([.B41:.B52])" office:value-type="float" office:value="35916.6666666667" calcext:value-type="float">
            <text:p>35916,6666666667</text:p>
          </table:table-cell>
          <table:table-cell table:formula="of:=[.D52]-[.C52]" office:value-type="float" office:value="26998.2655326136" calcext:value-type="float">
            <text:p>26998,2655326136</text:p>
          </table:table-cell>
          <table:table-cell table:formula="of:=[.D52]-[.D40]" office:value-type="float" office:value="25163.85" calcext:value-type="float">
            <text:p>25163,8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42:.B53])" office:value-type="float" office:value="9462.44570858289" calcext:value-type="float">
            <text:p>9462,4457085829</text:p>
          </table:table-cell>
          <table:table-cell table:formula="of:=AVERAGE([.B42:.B53])" office:value-type="float" office:value="38416.6666666667" calcext:value-type="float">
            <text:p>38416,6666666667</text:p>
          </table:table-cell>
          <table:table-cell table:formula="of:=[.D53]-[.C53]" office:value-type="float" office:value="28954.2209580838" calcext:value-type="float">
            <text:p>28954,2209580838</text:p>
          </table:table-cell>
          <table:table-cell table:formula="of:=[.D53]-[.D41]" office:value-type="float" office:value="25664.4416666667" calcext:value-type="float">
            <text:p>25664,4416666667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43:.B54])" office:value-type="float" office:value="10145.5319319303" calcext:value-type="float">
            <text:p>10145,5319319303</text:p>
          </table:table-cell>
          <table:table-cell table:formula="of:=AVERAGE([.B43:.B54])" office:value-type="float" office:value="41250" calcext:value-type="float">
            <text:p>41250</text:p>
          </table:table-cell>
          <table:table-cell table:formula="of:=[.D54]-[.C54]" office:value-type="float" office:value="31104.4680680697" calcext:value-type="float">
            <text:p>31104,4680680697</text:p>
          </table:table-cell>
          <table:table-cell table:formula="of:=[.D54]-[.D42]" office:value-type="float" office:value="26415.1083333333" calcext:value-type="float">
            <text:p>26415,1083333333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44:.B55])" office:value-type="float" office:value="10692.6766215636" calcext:value-type="float">
            <text:p>10692,6766215636</text:p>
          </table:table-cell>
          <table:table-cell table:formula="of:=AVERAGE([.B44:.B55])" office:value-type="float" office:value="44166.6666666667" calcext:value-type="float">
            <text:p>44166,6666666667</text:p>
          </table:table-cell>
          <table:table-cell table:formula="of:=[.D55]-[.C55]" office:value-type="float" office:value="33473.990045103" calcext:value-type="float">
            <text:p>33473,990045103</text:p>
          </table:table-cell>
          <table:table-cell table:formula="of:=[.D55]-[.D43]" office:value-type="float" office:value="27082.5166666667" calcext:value-type="float">
            <text:p>27082,51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45:.B56])" office:value-type="float" office:value="10949.9550296572" calcext:value-type="float">
            <text:p>10949,9550296572</text:p>
          </table:table-cell>
          <table:table-cell table:formula="of:=AVERAGE([.B45:.B56])" office:value-type="float" office:value="47083.3333333333" calcext:value-type="float">
            <text:p>47083,3333333333</text:p>
          </table:table-cell>
          <table:table-cell table:formula="of:=[.D56]-[.C56]" office:value-type="float" office:value="36133.3783036761" calcext:value-type="float">
            <text:p>36133,3783036761</text:p>
          </table:table-cell>
          <table:table-cell table:formula="of:=[.D56]-[.D44]" office:value-type="float" office:value="27583.3333333333" calcext:value-type="float">
            <text:p>27583,3333333333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46:.B57])" office:value-type="float" office:value="11073.7883255365" calcext:value-type="float">
            <text:p>11073,7883255365</text:p>
          </table:table-cell>
          <table:table-cell table:formula="of:=AVERAGE([.B46:.B57])" office:value-type="float" office:value="50083.3333333333" calcext:value-type="float">
            <text:p>50083,3333333333</text:p>
          </table:table-cell>
          <table:table-cell table:formula="of:=[.D57]-[.C57]" office:value-type="float" office:value="39009.5450077969" calcext:value-type="float">
            <text:p>39009,5450077969</text:p>
          </table:table-cell>
          <table:table-cell table:formula="of:=[.D57]-[.D45]" office:value-type="float" office:value="28916.6666666667" calcext:value-type="float">
            <text:p>28916,6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47:.B58])" office:value-type="float" office:value="11061.8098141143" calcext:value-type="float">
            <text:p>11061,8098141143</text:p>
          </table:table-cell>
          <table:table-cell table:formula="of:=AVERAGE([.B47:.B58])" office:value-type="float" office:value="53000" calcext:value-type="float">
            <text:p>53000</text:p>
          </table:table-cell>
          <table:table-cell table:formula="of:=[.D58]-[.C58]" office:value-type="float" office:value="41938.1901858857" calcext:value-type="float">
            <text:p>41938,1901858857</text:p>
          </table:table-cell>
          <table:table-cell table:formula="of:=[.D58]-[.D46]" office:value-type="float" office:value="30000" calcext:value-type="float">
            <text:p>30000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48:.B59])" office:value-type="float" office:value="10944.7649032713" calcext:value-type="float">
            <text:p>10944,7649032713</text:p>
          </table:table-cell>
          <table:table-cell table:formula="of:=AVERAGE([.B48:.B59])" office:value-type="float" office:value="55833.3333333333" calcext:value-type="float">
            <text:p>55833,3333333333</text:p>
          </table:table-cell>
          <table:table-cell table:formula="of:=[.D59]-[.C59]" office:value-type="float" office:value="44888.5684300621" calcext:value-type="float">
            <text:p>44888,5684300621</text:p>
          </table:table-cell>
          <table:table-cell table:formula="of:=[.D59]-[.D47]" office:value-type="float" office:value="30916.6666666667" calcext:value-type="float">
            <text:p>30916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49:.B60])" office:value-type="float" office:value="10873.9332461821" calcext:value-type="float">
            <text:p>10873,9332461821</text:p>
          </table:table-cell>
          <table:table-cell table:formula="of:=AVERAGE([.B49:.B60])" office:value-type="float" office:value="58666.6666666667" calcext:value-type="float">
            <text:p>58666,6666666667</text:p>
          </table:table-cell>
          <table:table-cell table:formula="of:=[.D60]-[.C60]" office:value-type="float" office:value="47792.7334204846" calcext:value-type="float">
            <text:p>47792,7334204846</text:p>
          </table:table-cell>
          <table:table-cell table:formula="of:=[.D60]-[.D48]" office:value-type="float" office:value="31666.6666666667" calcext:value-type="float">
            <text:p>31666,66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50:.B61])" office:value-type="float" office:value="10561.5081567669" calcext:value-type="float">
            <text:p>10561,5081567669</text:p>
          </table:table-cell>
          <table:table-cell table:formula="of:=AVERAGE([.B50:.B61])" office:value-type="float" office:value="61500" calcext:value-type="float">
            <text:p>61500</text:p>
          </table:table-cell>
          <table:table-cell table:formula="of:=[.D61]-[.C61]" office:value-type="float" office:value="50938.4918432331" calcext:value-type="float">
            <text:p>50938,4918432331</text:p>
          </table:table-cell>
          <table:table-cell table:formula="of:=[.D61]-[.D49]" office:value-type="float" office:value="32416.6666666667" calcext:value-type="float">
            <text:p>3241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51:.B62])" office:value-type="float" office:value="10289.7418761982" calcext:value-type="float">
            <text:p>10289,7418761982</text:p>
          </table:table-cell>
          <table:table-cell table:formula="of:=AVERAGE([.B51:.B62])" office:value-type="float" office:value="64333.3333333333" calcext:value-type="float">
            <text:p>64333,3333333333</text:p>
          </table:table-cell>
          <table:table-cell table:formula="of:=[.D62]-[.C62]" office:value-type="float" office:value="54043.5914571351" calcext:value-type="float">
            <text:p>54043,5914571351</text:p>
          </table:table-cell>
          <table:table-cell table:formula="of:=[.D62]-[.D50]" office:value-type="float" office:value="33000" calcext:value-type="float">
            <text:p>33000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52:.B63])" office:value-type="float" office:value="9882.26142687446" calcext:value-type="float">
            <text:p>9882,2614268745</text:p>
          </table:table-cell>
          <table:table-cell table:formula="of:=AVERAGE([.B52:.B63])" office:value-type="float" office:value="67250" calcext:value-type="float">
            <text:p>67250</text:p>
          </table:table-cell>
          <table:table-cell table:formula="of:=[.D63]-[.C63]" office:value-type="float" office:value="57367.7385731255" calcext:value-type="float">
            <text:p>57367,7385731255</text:p>
          </table:table-cell>
          <table:table-cell table:formula="of:=[.D63]-[.D51]" office:value-type="float" office:value="33666.6666666667" calcext:value-type="float">
            <text:p>33666,6666666667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53:.B64])" office:value-type="float" office:value="9485.23573611626" calcext:value-type="float">
            <text:p>9485,2357361163</text:p>
          </table:table-cell>
          <table:table-cell table:formula="of:=AVERAGE([.B53:.B64])" office:value-type="float" office:value="70166.6666666667" calcext:value-type="float">
            <text:p>70166,6666666667</text:p>
          </table:table-cell>
          <table:table-cell table:formula="of:=[.D64]-[.C64]" office:value-type="float" office:value="60681.4309305504" calcext:value-type="float">
            <text:p>60681,4309305504</text:p>
          </table:table-cell>
          <table:table-cell table:formula="of:=[.D64]-[.D52]" office:value-type="float" office:value="34250" calcext:value-type="float">
            <text:p>34250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88000" calcext:value-type="float">
            <text:p>88000</text:p>
          </table:table-cell>
          <table:table-cell table:formula="of:=COM.MICROSOFT.STDEV.S([.B54:.B65])" office:value-type="float" office:value="9293.20377284585" calcext:value-type="float">
            <text:p>9293,2037728459</text:p>
          </table:table-cell>
          <table:table-cell table:formula="of:=AVERAGE([.B54:.B65])" office:value-type="float" office:value="73000" calcext:value-type="float">
            <text:p>73000</text:p>
          </table:table-cell>
          <table:table-cell table:formula="of:=[.D65]-[.C65]" office:value-type="float" office:value="63706.7962271541" calcext:value-type="float">
            <text:p>63706,7962271541</text:p>
          </table:table-cell>
          <table:table-cell table:formula="of:=[.D65]-[.D53]" office:value-type="float" office:value="34583.3333333333" calcext:value-type="float">
            <text:p>34583,3333333333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55:.B66])" office:value-type="float" office:value="9649.54073330106" calcext:value-type="float">
            <text:p>9649,5407333011</text:p>
          </table:table-cell>
          <table:table-cell table:formula="of:=AVERAGE([.B55:.B66])" office:value-type="float" office:value="75750" calcext:value-type="float">
            <text:p>75750</text:p>
          </table:table-cell>
          <table:table-cell table:formula="of:=[.D66]-[.C66]" office:value-type="float" office:value="66100.4592666989" calcext:value-type="float">
            <text:p>66100,4592666989</text:p>
          </table:table-cell>
          <table:table-cell table:formula="of:=[.D66]-[.D54]" office:value-type="float" office:value="34500" calcext:value-type="float">
            <text:p>3450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56:.B67])" office:value-type="float" office:value="10067.9509515907" calcext:value-type="float">
            <text:p>10067,9509515907</text:p>
          </table:table-cell>
          <table:table-cell table:formula="of:=AVERAGE([.B56:.B67])" office:value-type="float" office:value="78500" calcext:value-type="float">
            <text:p>78500</text:p>
          </table:table-cell>
          <table:table-cell table:formula="of:=[.D67]-[.C67]" office:value-type="float" office:value="68432.0490484093" calcext:value-type="float">
            <text:p>68432,0490484093</text:p>
          </table:table-cell>
          <table:table-cell table:formula="of:=[.D67]-[.D55]" office:value-type="float" office:value="34333.3333333333" calcext:value-type="float">
            <text:p>34333,3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57:.B68])" office:value-type="float" office:value="10252.4941533091" calcext:value-type="float">
            <text:p>10252,4941533091</text:p>
          </table:table-cell>
          <table:table-cell table:formula="of:=AVERAGE([.B57:.B68])" office:value-type="float" office:value="81250" calcext:value-type="float">
            <text:p>81250</text:p>
          </table:table-cell>
          <table:table-cell table:formula="of:=[.D68]-[.C68]" office:value-type="float" office:value="70997.5058466909" calcext:value-type="float">
            <text:p>70997,5058466909</text:p>
          </table:table-cell>
          <table:table-cell table:formula="of:=[.D68]-[.D56]" office:value-type="float" office:value="34166.6666666667" calcext:value-type="float">
            <text:p>34166,6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58:.B69])" office:value-type="float" office:value="10370.0471931365" calcext:value-type="float">
            <text:p>10370,0471931365</text:p>
          </table:table-cell>
          <table:table-cell table:formula="of:=AVERAGE([.B58:.B69])" office:value-type="float" office:value="83916.6666666667" calcext:value-type="float">
            <text:p>83916,6666666667</text:p>
          </table:table-cell>
          <table:table-cell table:formula="of:=[.D69]-[.C69]" office:value-type="float" office:value="73546.6194735301" calcext:value-type="float">
            <text:p>73546,6194735301</text:p>
          </table:table-cell>
          <table:table-cell table:formula="of:=[.D69]-[.D57]" office:value-type="float" office:value="33833.3333333333" calcext:value-type="float">
            <text:p>33833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59:.B70])" office:value-type="float" office:value="10175.7286984989" calcext:value-type="float">
            <text:p>10175,7286984989</text:p>
          </table:table-cell>
          <table:table-cell table:formula="of:=AVERAGE([.B59:.B70])" office:value-type="float" office:value="86500" calcext:value-type="float">
            <text:p>86500</text:p>
          </table:table-cell>
          <table:table-cell table:formula="of:=[.D70]-[.C70]" office:value-type="float" office:value="76324.2713015011" calcext:value-type="float">
            <text:p>76324,2713015011</text:p>
          </table:table-cell>
          <table:table-cell table:formula="of:=[.D70]-[.D58]" office:value-type="float" office:value="33500" calcext:value-type="float">
            <text:p>3350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60:.B71])" office:value-type="float" office:value="9934.63485473773" calcext:value-type="float">
            <text:p>9934,6348547377</text:p>
          </table:table-cell>
          <table:table-cell table:formula="of:=AVERAGE([.B60:.B71])" office:value-type="float" office:value="89166.6666666667" calcext:value-type="float">
            <text:p>89166,6666666667</text:p>
          </table:table-cell>
          <table:table-cell table:formula="of:=[.D71]-[.C71]" office:value-type="float" office:value="79232.0318119289" calcext:value-type="float">
            <text:p>79232,0318119289</text:p>
          </table:table-cell>
          <table:table-cell table:formula="of:=[.D71]-[.D59]" office:value-type="float" office:value="33333.3333333333" calcext:value-type="float">
            <text:p>33333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61:.B72])" office:value-type="float" office:value="9787.12821965048" calcext:value-type="float">
            <text:p>9787,1282196505</text:p>
          </table:table-cell>
          <table:table-cell table:formula="of:=AVERAGE([.B61:.B72])" office:value-type="float" office:value="91833.3333333333" calcext:value-type="float">
            <text:p>91833,3333333333</text:p>
          </table:table-cell>
          <table:table-cell table:formula="of:=[.D72]-[.C72]" office:value-type="float" office:value="82046.2051136829" calcext:value-type="float">
            <text:p>82046,2051136829</text:p>
          </table:table-cell>
          <table:table-cell table:formula="of:=[.D72]-[.D60]" office:value-type="float" office:value="33166.6666666667" calcext:value-type="float">
            <text:p>33166,6666666667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62:.B73])" office:value-type="float" office:value="9433.98113205661" calcext:value-type="float">
            <text:p>9433,9811320566</text:p>
          </table:table-cell>
          <table:table-cell table:formula="of:=AVERAGE([.B62:.B73])" office:value-type="float" office:value="94500" calcext:value-type="float">
            <text:p>94500</text:p>
          </table:table-cell>
          <table:table-cell table:formula="of:=[.D73]-[.C73]" office:value-type="float" office:value="85066.0188679434" calcext:value-type="float">
            <text:p>85066,0188679434</text:p>
          </table:table-cell>
          <table:table-cell table:formula="of:=[.D73]-[.D61]" office:value-type="float" office:value="33000" calcext:value-type="float">
            <text:p>33000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63:.B74])" office:value-type="float" office:value="9173.41349506906" calcext:value-type="float">
            <text:p>9173,4134950691</text:p>
          </table:table-cell>
          <table:table-cell table:formula="of:=AVERAGE([.B63:.B74])" office:value-type="float" office:value="97166.6666666667" calcext:value-type="float">
            <text:p>97166,6666666667</text:p>
          </table:table-cell>
          <table:table-cell table:formula="of:=[.D74]-[.C74]" office:value-type="float" office:value="87993.2531715976" calcext:value-type="float">
            <text:p>87993,2531715976</text:p>
          </table:table-cell>
          <table:table-cell table:formula="of:=[.D74]-[.D62]" office:value-type="float" office:value="32833.3333333333" calcext:value-type="float">
            <text:p>32833,33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2000" calcext:value-type="float">
            <text:p>112000</text:p>
          </table:table-cell>
          <table:table-cell table:formula="of:=COM.MICROSOFT.STDEV.S([.B64:.B75])" office:value-type="float" office:value="8742.09599719898" calcext:value-type="float">
            <text:p>8742,095997199</text:p>
          </table:table-cell>
          <table:table-cell table:formula="of:=AVERAGE([.B64:.B75])" office:value-type="float" office:value="99666.6666666667" calcext:value-type="float">
            <text:p>99666,6666666667</text:p>
          </table:table-cell>
          <table:table-cell table:formula="of:=[.D75]-[.C75]" office:value-type="float" office:value="90924.5706694677" calcext:value-type="float">
            <text:p>90924,5706694677</text:p>
          </table:table-cell>
          <table:table-cell table:formula="of:=[.D75]-[.D63]" office:value-type="float" office:value="32416.6666666667" calcext:value-type="float">
            <text:p>32416,6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65:.B76])" office:value-type="float" office:value="8317.10541139418" calcext:value-type="float">
            <text:p>8317,1054113942</text:p>
          </table:table-cell>
          <table:table-cell table:formula="of:=AVERAGE([.B65:.B76])" office:value-type="float" office:value="102083.333333333" calcext:value-type="float">
            <text:p>102083,333333333</text:p>
          </table:table-cell>
          <table:table-cell table:formula="of:=[.D76]-[.C76]" office:value-type="float" office:value="93766.2279219392" calcext:value-type="float">
            <text:p>93766,2279219392</text:p>
          </table:table-cell>
          <table:table-cell table:formula="of:=[.D76]-[.D64]" office:value-type="float" office:value="31916.6666666667" calcext:value-type="float">
            <text:p>31916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66:.B77])" office:value-type="float" office:value="7925.31425626808" calcext:value-type="float">
            <text:p>7925,3142562681</text:p>
          </table:table-cell>
          <table:table-cell table:formula="of:=AVERAGE([.B66:.B77])" office:value-type="float" office:value="104416.666666667" calcext:value-type="float">
            <text:p>104416,666666667</text:p>
          </table:table-cell>
          <table:table-cell table:formula="of:=[.D77]-[.C77]" office:value-type="float" office:value="96491.3524103986" calcext:value-type="float">
            <text:p>96491,3524103986</text:p>
          </table:table-cell>
          <table:table-cell table:formula="of:=[.D77]-[.D65]" office:value-type="float" office:value="31416.6666666667" calcext:value-type="float">
            <text:p>31416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67:.B78])" office:value-type="float" office:value="7774.76492872741" calcext:value-type="float">
            <text:p>7774,7649287274</text:p>
          </table:table-cell>
          <table:table-cell table:formula="of:=AVERAGE([.B67:.B78])" office:value-type="float" office:value="106583.333333333" calcext:value-type="float">
            <text:p>106583,333333333</text:p>
          </table:table-cell>
          <table:table-cell table:formula="of:=[.D78]-[.C78]" office:value-type="float" office:value="98808.5684046059" calcext:value-type="float">
            <text:p>98808,5684046059</text:p>
          </table:table-cell>
          <table:table-cell table:formula="of:=[.D78]-[.D66]" office:value-type="float" office:value="30833.3333333333" calcext:value-type="float">
            <text:p>30833,333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19000" calcext:value-type="float">
            <text:p>119000</text:p>
          </table:table-cell>
          <table:table-cell table:formula="of:=COM.MICROSOFT.STDEV.S([.B68:.B79])" office:value-type="float" office:value="7609.30451168273" calcext:value-type="float">
            <text:p>7609,3045116827</text:p>
          </table:table-cell>
          <table:table-cell table:formula="of:=AVERAGE([.B68:.B79])" office:value-type="float" office:value="108583.333333333" calcext:value-type="float">
            <text:p>108583,333333333</text:p>
          </table:table-cell>
          <table:table-cell table:formula="of:=[.D79]-[.C79]" office:value-type="float" office:value="100974.028821651" calcext:value-type="float">
            <text:p>100974,028821651</text:p>
          </table:table-cell>
          <table:table-cell table:formula="of:=[.D79]-[.D67]" office:value-type="float" office:value="30083.3333333333" calcext:value-type="float">
            <text:p>30083,33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69:.B80])" office:value-type="float" office:value="7440.16536147286" calcext:value-type="float">
            <text:p>7440,1653614729</text:p>
          </table:table-cell>
          <table:table-cell table:formula="of:=AVERAGE([.B69:.B80])" office:value-type="float" office:value="110583.333333333" calcext:value-type="float">
            <text:p>110583,333333333</text:p>
          </table:table-cell>
          <table:table-cell table:formula="of:=[.D80]-[.C80]" office:value-type="float" office:value="103143.16797186" calcext:value-type="float">
            <text:p>103143,16797186</text:p>
          </table:table-cell>
          <table:table-cell table:formula="of:=[.D80]-[.D68]" office:value-type="float" office:value="29333.3333333333" calcext:value-type="float">
            <text:p>29333,3333333333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70:.B81])" office:value-type="float" office:value="7267.09061871435" calcext:value-type="float">
            <text:p>7267,0906187144</text:p>
          </table:table-cell>
          <table:table-cell table:formula="of:=AVERAGE([.B70:.B81])" office:value-type="float" office:value="112583.333333333" calcext:value-type="float">
            <text:p>112583,333333333</text:p>
          </table:table-cell>
          <table:table-cell table:formula="of:=[.D81]-[.C81]" office:value-type="float" office:value="105316.242714619" calcext:value-type="float">
            <text:p>105316,242714619</text:p>
          </table:table-cell>
          <table:table-cell table:formula="of:=[.D81]-[.D69]" office:value-type="float" office:value="28666.6666666667" calcext:value-type="float">
            <text:p>28666,6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71:.B82])" office:value-type="float" office:value="6906.29927652789" calcext:value-type="float">
            <text:p>6906,2992765279</text:p>
          </table:table-cell>
          <table:table-cell table:formula="of:=AVERAGE([.B71:.B82])" office:value-type="float" office:value="114666.666666667" calcext:value-type="float">
            <text:p>114666,666666667</text:p>
          </table:table-cell>
          <table:table-cell table:formula="of:=[.D82]-[.C82]" office:value-type="float" office:value="107760.367390139" calcext:value-type="float">
            <text:p>107760,367390139</text:p>
          </table:table-cell>
          <table:table-cell table:formula="of:=[.D82]-[.D70]" office:value-type="float" office:value="28166.6666666667" calcext:value-type="float">
            <text:p>28166,6666666667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7000" calcext:value-type="float">
            <text:p>127000</text:p>
          </table:table-cell>
          <table:table-cell table:formula="of:=COM.MICROSOFT.STDEV.S([.B72:.B83])" office:value-type="float" office:value="6692.37467479809" calcext:value-type="float">
            <text:p>6692,3746747981</text:p>
          </table:table-cell>
          <table:table-cell table:formula="of:=AVERAGE([.B72:.B83])" office:value-type="float" office:value="116666.666666667" calcext:value-type="float">
            <text:p>116666,666666667</text:p>
          </table:table-cell>
          <table:table-cell table:formula="of:=[.D83]-[.C83]" office:value-type="float" office:value="109974.291991869" calcext:value-type="float">
            <text:p>109974,291991869</text:p>
          </table:table-cell>
          <table:table-cell table:formula="of:=[.D83]-[.D71]" office:value-type="float" office:value="27500" calcext:value-type="float">
            <text:p>27500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73:.B84])" office:value-type="float" office:value="6653.20610797167" calcext:value-type="float">
            <text:p>6653,2061079717</text:p>
          </table:table-cell>
          <table:table-cell table:formula="of:=AVERAGE([.B73:.B84])" office:value-type="float" office:value="118583.333333333" calcext:value-type="float">
            <text:p>118583,333333333</text:p>
          </table:table-cell>
          <table:table-cell table:formula="of:=[.D84]-[.C84]" office:value-type="float" office:value="111930.127225362" calcext:value-type="float">
            <text:p>111930,127225362</text:p>
          </table:table-cell>
          <table:table-cell table:formula="of:=[.D84]-[.D72]" office:value-type="float" office:value="26750" calcext:value-type="float">
            <text:p>26750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1000" calcext:value-type="float">
            <text:p>131000</text:p>
          </table:table-cell>
          <table:table-cell table:formula="of:=COM.MICROSOFT.STDEV.S([.B74:.B85])" office:value-type="float" office:value="6640.09857539096" calcext:value-type="float">
            <text:p>6640,098575391</text:p>
          </table:table-cell>
          <table:table-cell table:formula="of:=AVERAGE([.B74:.B85])" office:value-type="float" office:value="120500" calcext:value-type="float">
            <text:p>120500</text:p>
          </table:table-cell>
          <table:table-cell table:formula="of:=[.D85]-[.C85]" office:value-type="float" office:value="113859.901424609" calcext:value-type="float">
            <text:p>113859,901424609</text:p>
          </table:table-cell>
          <table:table-cell table:formula="of:=[.D85]-[.D73]" office:value-type="float" office:value="26000" calcext:value-type="float">
            <text:p>26000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3000" calcext:value-type="float">
            <text:p>133000</text:p>
          </table:table-cell>
          <table:table-cell table:formula="of:=COM.MICROSOFT.STDEV.S([.B75:.B86])" office:value-type="float" office:value="6813.53376921568" calcext:value-type="float">
            <text:p>6813,5337692157</text:p>
          </table:table-cell>
          <table:table-cell table:formula="of:=AVERAGE([.B75:.B86])" office:value-type="float" office:value="122333.333333333" calcext:value-type="float">
            <text:p>122333,333333333</text:p>
          </table:table-cell>
          <table:table-cell table:formula="of:=[.D86]-[.C86]" office:value-type="float" office:value="115519.799564118" calcext:value-type="float">
            <text:p>115519,799564118</text:p>
          </table:table-cell>
          <table:table-cell table:formula="of:=[.D86]-[.D74]" office:value-type="float" office:value="25166.6666666667" calcext:value-type="float">
            <text:p>25166,6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76:.B87])" office:value-type="float" office:value="6877.16907931269" calcext:value-type="float">
            <text:p>6877,1690793127</text:p>
          </table:table-cell>
          <table:table-cell table:formula="of:=AVERAGE([.B76:.B87])" office:value-type="float" office:value="124250" calcext:value-type="float">
            <text:p>124250</text:p>
          </table:table-cell>
          <table:table-cell table:formula="of:=[.D87]-[.C87]" office:value-type="float" office:value="117372.830920687" calcext:value-type="float">
            <text:p>117372,830920687</text:p>
          </table:table-cell>
          <table:table-cell table:formula="of:=[.D87]-[.D75]" office:value-type="float" office:value="24583.3333333333" calcext:value-type="float">
            <text:p>24583,3333333333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6000" calcext:value-type="float">
            <text:p>136000</text:p>
          </table:table-cell>
          <table:table-cell table:formula="of:=COM.MICROSOFT.STDEV.S([.B77:.B88])" office:value-type="float" office:value="6828.52750443226" calcext:value-type="float">
            <text:p>6828,5275044323</text:p>
          </table:table-cell>
          <table:table-cell table:formula="of:=AVERAGE([.B77:.B88])" office:value-type="float" office:value="126083.333333333" calcext:value-type="float">
            <text:p>126083,333333333</text:p>
          </table:table-cell>
          <table:table-cell table:formula="of:=[.D88]-[.C88]" office:value-type="float" office:value="119254.805828901" calcext:value-type="float">
            <text:p>119254,805828901</text:p>
          </table:table-cell>
          <table:table-cell table:formula="of:=[.D88]-[.D76]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78:.B89])" office:value-type="float" office:value="6828.52750443226" calcext:value-type="float">
            <text:p>6828,5275044323</text:p>
          </table:table-cell>
          <table:table-cell table:formula="of:=AVERAGE([.B78:.B89])" office:value-type="float" office:value="127916.666666667" calcext:value-type="float">
            <text:p>127916,666666667</text:p>
          </table:table-cell>
          <table:table-cell table:formula="of:=[.D89]-[.C89]" office:value-type="float" office:value="121088.139162234" calcext:value-type="float">
            <text:p>121088,139162234</text:p>
          </table:table-cell>
          <table:table-cell table:formula="of:=[.D89]-[.D77]" office:value-type="float" office:value="23500" calcext:value-type="float">
            <text:p>23500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40000" calcext:value-type="float">
            <text:p>140000</text:p>
          </table:table-cell>
          <table:table-cell table:formula="of:=COM.MICROSOFT.STDEV.S([.B79:.B90])" office:value-type="float" office:value="6877.16907931269" calcext:value-type="float">
            <text:p>6877,1690793127</text:p>
          </table:table-cell>
          <table:table-cell table:formula="of:=AVERAGE([.B79:.B90])" office:value-type="float" office:value="129750" calcext:value-type="float">
            <text:p>129750</text:p>
          </table:table-cell>
          <table:table-cell table:formula="of:=[.D90]-[.C90]" office:value-type="float" office:value="122872.830920687" calcext:value-type="float">
            <text:p>122872,830920687</text:p>
          </table:table-cell>
          <table:table-cell table:formula="of:=[.D90]-[.D78]" office:value-type="float" office:value="23166.6666666667" calcext:value-type="float">
            <text:p>23166,66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80:.B91])" office:value-type="float" office:value="6813.53376921568" calcext:value-type="float">
            <text:p>6813,5337692157</text:p>
          </table:table-cell>
          <table:table-cell table:formula="of:=AVERAGE([.B80:.B91])" office:value-type="float" office:value="131666.666666667" calcext:value-type="float">
            <text:p>131666,666666667</text:p>
          </table:table-cell>
          <table:table-cell table:formula="of:=[.D91]-[.C91]" office:value-type="float" office:value="124853.132897451" calcext:value-type="float">
            <text:p>124853,132897451</text:p>
          </table:table-cell>
          <table:table-cell table:formula="of:=[.D91]-[.D79]" office:value-type="float" office:value="23083.3333333333" calcext:value-type="float">
            <text:p>23083,3333333333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81:.B92])" office:value-type="float" office:value="6775.06569352026" calcext:value-type="float">
            <text:p>6775,0656935203</text:p>
          </table:table-cell>
          <table:table-cell table:formula="of:=AVERAGE([.B81:.B92])" office:value-type="float" office:value="133583.333333333" calcext:value-type="float">
            <text:p>133583,333333333</text:p>
          </table:table-cell>
          <table:table-cell table:formula="of:=[.D92]-[.C92]" office:value-type="float" office:value="126808.267639813" calcext:value-type="float">
            <text:p>126808,267639813</text:p>
          </table:table-cell>
          <table:table-cell table:formula="of:=[.D92]-[.D80]" office:value-type="float" office:value="23000" calcext:value-type="float">
            <text:p>23000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6000" calcext:value-type="float">
            <text:p>146000</text:p>
          </table:table-cell>
          <table:table-cell table:formula="of:=COM.MICROSOFT.STDEV.S([.B82:.B93])" office:value-type="float" office:value="6762.1943721896" calcext:value-type="float">
            <text:p>6762,1943721896</text:p>
          </table:table-cell>
          <table:table-cell table:formula="of:=AVERAGE([.B82:.B93])" office:value-type="float" office:value="135500" calcext:value-type="float">
            <text:p>135500</text:p>
          </table:table-cell>
          <table:table-cell table:formula="of:=[.D93]-[.C93]" office:value-type="float" office:value="128737.80562781" calcext:value-type="float">
            <text:p>128737,80562781</text:p>
          </table:table-cell>
          <table:table-cell table:formula="of:=[.D93]-[.D81]" office:value-type="float" office:value="22916.6666666667" calcext:value-type="float">
            <text:p>22916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7000" calcext:value-type="float">
            <text:p>147000</text:p>
          </table:table-cell>
          <table:table-cell table:formula="of:=COM.MICROSOFT.STDEV.S([.B83:.B94])" office:value-type="float" office:value="6637.81636237446" calcext:value-type="float">
            <text:p>6637,8163623745</text:p>
          </table:table-cell>
          <table:table-cell table:formula="of:=AVERAGE([.B83:.B94])" office:value-type="float" office:value="137333.333333333" calcext:value-type="float">
            <text:p>137333,333333333</text:p>
          </table:table-cell>
          <table:table-cell table:formula="of:=[.D94]-[.C94]" office:value-type="float" office:value="130695.516970959" calcext:value-type="float">
            <text:p>130695,516970959</text:p>
          </table:table-cell>
          <table:table-cell table:formula="of:=[.D94]-[.D82]" office:value-type="float" office:value="22666.6666666667" calcext:value-type="float">
            <text:p>22666,6666666667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84:.B95])" office:value-type="float" office:value="6562.05806592765" calcext:value-type="float">
            <text:p>6562,0580659277</text:p>
          </table:table-cell>
          <table:table-cell table:formula="of:=AVERAGE([.B84:.B95])" office:value-type="float" office:value="139166.666666667" calcext:value-type="float">
            <text:p>139166,666666667</text:p>
          </table:table-cell>
          <table:table-cell table:formula="of:=[.D95]-[.C95]" office:value-type="float" office:value="132604.608600739" calcext:value-type="float">
            <text:p>132604,608600739</text:p>
          </table:table-cell>
          <table:table-cell table:formula="of:=[.D95]-[.D83]"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85:.B96])" office:value-type="float" office:value="6536.61018627184" calcext:value-type="float">
            <text:p>6536,6101862718</text:p>
          </table:table-cell>
          <table:table-cell table:formula="of:=AVERAGE([.B85:.B96])" office:value-type="float" office:value="141000" calcext:value-type="float">
            <text:p>141000</text:p>
          </table:table-cell>
          <table:table-cell table:formula="of:=[.D96]-[.C96]" office:value-type="float" office:value="134463.389813728" calcext:value-type="float">
            <text:p>134463,389813728</text:p>
          </table:table-cell>
          <table:table-cell table:formula="of:=[.D96]-[.D84]" office:value-type="float" office:value="22416.6666666667" calcext:value-type="float">
            <text:p>22416,6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2000" calcext:value-type="float">
            <text:p>152000</text:p>
          </table:table-cell>
          <table:table-cell table:formula="of:=COM.MICROSOFT.STDEV.S([.B86:.B97])" office:value-type="float" office:value="6426.15394660403" calcext:value-type="float">
            <text:p>6426,153946604</text:p>
          </table:table-cell>
          <table:table-cell table:formula="of:=AVERAGE([.B86:.B97])" office:value-type="float" office:value="142750" calcext:value-type="float">
            <text:p>142750</text:p>
          </table:table-cell>
          <table:table-cell table:formula="of:=[.D97]-[.C97]" office:value-type="float" office:value="136323.846053396" calcext:value-type="float">
            <text:p>136323,846053396</text:p>
          </table:table-cell>
          <table:table-cell table:formula="of:=[.D97]-[.D85]" office:value-type="float" office:value="22250" calcext:value-type="float">
            <text:p>2225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87:.B98])" office:value-type="float" office:value="6388.91084756876" calcext:value-type="float">
            <text:p>6388,9108475688</text:p>
          </table:table-cell>
          <table:table-cell table:formula="of:=AVERAGE([.B87:.B98])" office:value-type="float" office:value="144500" calcext:value-type="float">
            <text:p>144500</text:p>
          </table:table-cell>
          <table:table-cell table:formula="of:=[.D98]-[.C98]" office:value-type="float" office:value="138111.089152431" calcext:value-type="float">
            <text:p>138111,089152431</text:p>
          </table:table-cell>
          <table:table-cell table:formula="of:=[.D98]-[.D86]" office:value-type="float" office:value="22166.6666666667" calcext:value-type="float">
            <text:p>22166,6666666667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88:.B99])" office:value-type="float" office:value="6568.98128719478" calcext:value-type="float">
            <text:p>6568,9812871948</text:p>
          </table:table-cell>
          <table:table-cell table:formula="of:=AVERAGE([.B88:.B99])" office:value-type="float" office:value="146333.333333333" calcext:value-type="float">
            <text:p>146333,333333333</text:p>
          </table:table-cell>
          <table:table-cell table:formula="of:=[.D99]-[.C99]" office:value-type="float" office:value="139764.352046139" calcext:value-type="float">
            <text:p>139764,352046139</text:p>
          </table:table-cell>
          <table:table-cell table:formula="of:=[.D99]-[.D87]" office:value-type="float" office:value="22083.3333333333" calcext:value-type="float">
            <text:p>22083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89:.B100])" office:value-type="float" office:value="6492.41982249416" calcext:value-type="float">
            <text:p>6492,4198224942</text:p>
          </table:table-cell>
          <table:table-cell table:formula="of:=AVERAGE([.B89:.B100])" office:value-type="float" office:value="148166.666666667" calcext:value-type="float">
            <text:p>148166,666666667</text:p>
          </table:table-cell>
          <table:table-cell table:formula="of:=[.D100]-[.C100]" office:value-type="float" office:value="141674.246844173" calcext:value-type="float">
            <text:p>141674,246844173</text:p>
          </table:table-cell>
          <table:table-cell table:formula="of:=[.D100]-[.D88]" office:value-type="float" office:value="22083.3333333333" calcext:value-type="float">
            <text:p>22083,333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90:.B101])" office:value-type="float" office:value="6331.13997107419" calcext:value-type="float">
            <text:p>6331,1399710742</text:p>
          </table:table-cell>
          <table:table-cell table:formula="of:=AVERAGE([.B90:.B101])" office:value-type="float" office:value="149916.666666667" calcext:value-type="float">
            <text:p>149916,666666667</text:p>
          </table:table-cell>
          <table:table-cell table:formula="of:=[.D101]-[.C101]" office:value-type="float" office:value="143585.526695592" calcext:value-type="float">
            <text:p>143585,526695592</text:p>
          </table:table-cell>
          <table:table-cell table:formula="of:=[.D101]-[.D89]" office:value-type="float" office:value="22000" calcext:value-type="float">
            <text:p>22000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1000" calcext:value-type="float">
            <text:p>161000</text:p>
          </table:table-cell>
          <table:table-cell table:formula="of:=COM.MICROSOFT.STDEV.S([.B91:.B102])" office:value-type="float" office:value="6242.57134277991" calcext:value-type="float">
            <text:p>6242,5713427799</text:p>
          </table:table-cell>
          <table:table-cell table:formula="of:=AVERAGE([.B91:.B102])" office:value-type="float" office:value="151666.666666667" calcext:value-type="float">
            <text:p>151666,666666667</text:p>
          </table:table-cell>
          <table:table-cell table:formula="of:=[.D102]-[.C102]" office:value-type="float" office:value="145424.095323887" calcext:value-type="float">
            <text:p>145424,095323887</text:p>
          </table:table-cell>
          <table:table-cell table:formula="of:=[.D102]-[.D90]" office:value-type="float" office:value="21916.6666666667" calcext:value-type="float">
            <text:p>21916,66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92:.B103])" office:value-type="float" office:value="6229.81589299444" calcext:value-type="float">
            <text:p>6229,8158929944</text:p>
          </table:table-cell>
          <table:table-cell table:formula="of:=AVERAGE([.B92:.B103])" office:value-type="float" office:value="153416.666666667" calcext:value-type="float">
            <text:p>153416,666666667</text:p>
          </table:table-cell>
          <table:table-cell table:formula="of:=[.D103]-[.C103]" office:value-type="float" office:value="147186.850773672" calcext:value-type="float">
            <text:p>147186,850773672</text:p>
          </table:table-cell>
          <table:table-cell table:formula="of:=[.D103]-[.D91]" office:value-type="float" office:value="21750" calcext:value-type="float">
            <text:p>21750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5000" calcext:value-type="float">
            <text:p>165000</text:p>
          </table:table-cell>
          <table:table-cell table:formula="of:=COM.MICROSOFT.STDEV.S([.B93:.B104])" office:value-type="float" office:value="6293.33461735991" calcext:value-type="float">
            <text:p>6293,3346173599</text:p>
          </table:table-cell>
          <table:table-cell table:formula="of:=AVERAGE([.B93:.B104])" office:value-type="float" office:value="155166.666666667" calcext:value-type="float">
            <text:p>155166,666666667</text:p>
          </table:table-cell>
          <table:table-cell table:formula="of:=[.D104]-[.C104]" office:value-type="float" office:value="148873.332049307" calcext:value-type="float">
            <text:p>148873,332049307</text:p>
          </table:table-cell>
          <table:table-cell table:formula="of:=[.D104]-[.D92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94:.B105])" office:value-type="float" office:value="6578.20091459111" calcext:value-type="float">
            <text:p>6578,2009145911</text:p>
          </table:table-cell>
          <table:table-cell table:formula="of:=AVERAGE([.B94:.B105])" office:value-type="float" office:value="157000" calcext:value-type="float">
            <text:p>157000</text:p>
          </table:table-cell>
          <table:table-cell table:formula="of:=[.D105]-[.C105]" office:value-type="float" office:value="150421.799085409" calcext:value-type="float">
            <text:p>150421,799085409</text:p>
          </table:table-cell>
          <table:table-cell table:formula="of:=[.D105]-[.D93]" office:value-type="float" office:value="21500" calcext:value-type="float">
            <text:p>21500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0000" calcext:value-type="float">
            <text:p>170000</text:p>
          </table:table-cell>
          <table:table-cell table:formula="of:=COM.MICROSOFT.STDEV.S([.B95:.B106])" office:value-type="float" office:value="6748.17596005608" calcext:value-type="float">
            <text:p>6748,1759600561</text:p>
          </table:table-cell>
          <table:table-cell table:formula="of:=AVERAGE([.B95:.B106])" office:value-type="float" office:value="158916.666666667" calcext:value-type="float">
            <text:p>158916,666666667</text:p>
          </table:table-cell>
          <table:table-cell table:formula="of:=[.D106]-[.C106]" office:value-type="float" office:value="152168.490706611" calcext:value-type="float">
            <text:p>152168,490706611</text:p>
          </table:table-cell>
          <table:table-cell table:formula="of:=[.D106]-[.D94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1000" calcext:value-type="float">
            <text:p>171000</text:p>
          </table:table-cell>
          <table:table-cell table:formula="of:=COM.MICROSOFT.STDEV.S([.B96:.B107])" office:value-type="float" office:value="6797.39254821622" calcext:value-type="float">
            <text:p>6797,3925482162</text:p>
          </table:table-cell>
          <table:table-cell table:formula="of:=AVERAGE([.B96:.B107])" office:value-type="float" office:value="160750" calcext:value-type="float">
            <text:p>160750</text:p>
          </table:table-cell>
          <table:table-cell table:formula="of:=[.D107]-[.C107]" office:value-type="float" office:value="153952.607451784" calcext:value-type="float">
            <text:p>153952,607451784</text:p>
          </table:table-cell>
          <table:table-cell table:formula="of:=[.D107]-[.D95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3000" calcext:value-type="float">
            <text:p>173000</text:p>
          </table:table-cell>
          <table:table-cell table:formula="of:=COM.MICROSOFT.STDEV.S([.B97:.B108])" office:value-type="float" office:value="6894.77184451225" calcext:value-type="float">
            <text:p>6894,7718445123</text:p>
          </table:table-cell>
          <table:table-cell table:formula="of:=AVERAGE([.B97:.B108])" office:value-type="float" office:value="162583.333333333" calcext:value-type="float">
            <text:p>162583,333333333</text:p>
          </table:table-cell>
          <table:table-cell table:formula="of:=[.D108]-[.C108]" office:value-type="float" office:value="155688.561488821" calcext:value-type="float">
            <text:p>155688,561488821</text:p>
          </table:table-cell>
          <table:table-cell table:formula="of:=[.D108]-[.D96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4000" calcext:value-type="float">
            <text:p>174000</text:p>
          </table:table-cell>
          <table:table-cell table:formula="of:=COM.MICROSOFT.STDEV.S([.B98:.B109])" office:value-type="float" office:value="6748.17596005608" calcext:value-type="float">
            <text:p>6748,1759600561</text:p>
          </table:table-cell>
          <table:table-cell table:formula="of:=AVERAGE([.B98:.B109])" office:value-type="float" office:value="164416.666666667" calcext:value-type="float">
            <text:p>164416,666666667</text:p>
          </table:table-cell>
          <table:table-cell table:formula="of:=[.D109]-[.C109]" office:value-type="float" office:value="157668.490706611" calcext:value-type="float">
            <text:p>157668,490706611</text:p>
          </table:table-cell>
          <table:table-cell table:formula="of:=[.D109]-[.D97]" office:value-type="float" office:value="21666.6666666667" calcext:value-type="float">
            <text:p>21666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99:.B110])" office:value-type="float" office:value="6648.64989712539" calcext:value-type="float">
            <text:p>6648,6498971254</text:p>
          </table:table-cell>
          <table:table-cell table:formula="of:=AVERAGE([.B99:.B110])" office:value-type="float" office:value="166250" calcext:value-type="float">
            <text:p>166250</text:p>
          </table:table-cell>
          <table:table-cell table:formula="of:=[.D110]-[.C110]" office:value-type="float" office:value="159601.350102875" calcext:value-type="float">
            <text:p>159601,350102875</text:p>
          </table:table-cell>
          <table:table-cell table:formula="of:=[.D110]-[.D98]" office:value-type="float" office:value="21750" calcext:value-type="float">
            <text:p>2175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8000" calcext:value-type="float">
            <text:p>178000</text:p>
          </table:table-cell>
          <table:table-cell table:formula="of:=COM.MICROSOFT.STDEV.S([.B100:.B111])" office:value-type="float" office:value="6755.4691647852" calcext:value-type="float">
            <text:p>6755,4691647852</text:p>
          </table:table-cell>
          <table:table-cell table:formula="of:=AVERAGE([.B100:.B111])" office:value-type="float" office:value="168000" calcext:value-type="float">
            <text:p>168000</text:p>
          </table:table-cell>
          <table:table-cell table:formula="of:=[.D111]-[.C111]" office:value-type="float" office:value="161244.530835215" calcext:value-type="float">
            <text:p>161244,530835215</text:p>
          </table:table-cell>
          <table:table-cell table:formula="of:=[.D111]-[.D99]" office:value-type="float" office:value="21666.6666666667" calcext:value-type="float">
            <text:p>21666,66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101:.B112])" office:value-type="float" office:value="6648.64989712539" calcext:value-type="float">
            <text:p>6648,6498971254</text:p>
          </table:table-cell>
          <table:table-cell table:formula="of:=AVERAGE([.B101:.B112])" office:value-type="float" office:value="169750" calcext:value-type="float">
            <text:p>169750</text:p>
          </table:table-cell>
          <table:table-cell table:formula="of:=[.D112]-[.C112]" office:value-type="float" office:value="163101.350102875" calcext:value-type="float">
            <text:p>163101,350102875</text:p>
          </table:table-cell>
          <table:table-cell table:formula="of:=[.D112]-[.D100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0000" calcext:value-type="float">
            <text:p>180000</text:p>
          </table:table-cell>
          <table:table-cell table:formula="of:=COM.MICROSOFT.STDEV.S([.B102:.B113])" office:value-type="float" office:value="6317.36423748789" calcext:value-type="float">
            <text:p>6317,3642374879</text:p>
          </table:table-cell>
          <table:table-cell table:formula="of:=AVERAGE([.B102:.B113])" office:value-type="float" office:value="171500" calcext:value-type="float">
            <text:p>171500</text:p>
          </table:table-cell>
          <table:table-cell table:formula="of:=[.D113]-[.C113]" office:value-type="float" office:value="165182.635762512" calcext:value-type="float">
            <text:p>165182,635762512</text:p>
          </table:table-cell>
          <table:table-cell table:formula="of:=[.D113]-[.D101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82000" calcext:value-type="float">
            <text:p>182000</text:p>
          </table:table-cell>
          <table:table-cell table:formula="of:=COM.MICROSOFT.STDEV.S([.B103:.B114])" office:value-type="float" office:value="6047.16312151258" calcext:value-type="float">
            <text:p>6047,1631215126</text:p>
          </table:table-cell>
          <table:table-cell table:formula="of:=AVERAGE([.B103:.B114])" office:value-type="float" office:value="173250" calcext:value-type="float">
            <text:p>173250</text:p>
          </table:table-cell>
          <table:table-cell table:formula="of:=[.D114]-[.C114]" office:value-type="float" office:value="167202.836878487" calcext:value-type="float">
            <text:p>167202,836878487</text:p>
          </table:table-cell>
          <table:table-cell table:formula="of:=[.D114]-[.D102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84000" calcext:value-type="float">
            <text:p>184000</text:p>
          </table:table-cell>
          <table:table-cell table:formula="of:=COM.MICROSOFT.STDEV.S([.B104:.B115])" office:value-type="float" office:value="5846.52188756856" calcext:value-type="float">
            <text:p>5846,5218875686</text:p>
          </table:table-cell>
          <table:table-cell table:formula="of:=AVERAGE([.B104:.B115])" office:value-type="float" office:value="175000" calcext:value-type="float">
            <text:p>175000</text:p>
          </table:table-cell>
          <table:table-cell table:formula="of:=[.D115]-[.C115]" office:value-type="float" office:value="169153.478112431" calcext:value-type="float">
            <text:p>169153,478112431</text:p>
          </table:table-cell>
          <table:table-cell table:formula="of:=[.D115]-[.D103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86000" calcext:value-type="float">
            <text:p>186000</text:p>
          </table:table-cell>
          <table:table-cell table:formula="of:=COM.MICROSOFT.STDEV.S([.B105:.B116])" office:value-type="float" office:value="5722.7615711298" calcext:value-type="float">
            <text:p>5722,7615711298</text:p>
          </table:table-cell>
          <table:table-cell table:formula="of:=AVERAGE([.B105:.B116])" office:value-type="float" office:value="176750" calcext:value-type="float">
            <text:p>176750</text:p>
          </table:table-cell>
          <table:table-cell table:formula="of:=[.D116]-[.C116]" office:value-type="float" office:value="171027.23842887" calcext:value-type="float">
            <text:p>171027,23842887</text:p>
          </table:table-cell>
          <table:table-cell table:formula="of:=[.D116]-[.D104]" office:value-type="float" office:value="21583.3333333333" calcext:value-type="float">
            <text:p>21583,33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06:.B117])" office:value-type="float" office:value="5710.17167921076" calcext:value-type="float">
            <text:p>5710,1716792108</text:p>
          </table:table-cell>
          <table:table-cell table:formula="of:=AVERAGE([.B106:.B117])" office:value-type="float" office:value="178333.333333333" calcext:value-type="float">
            <text:p>178333,333333333</text:p>
          </table:table-cell>
          <table:table-cell table:formula="of:=[.D117]-[.C117]" office:value-type="float" office:value="172623.161654123" calcext:value-type="float">
            <text:p>172623,161654123</text:p>
          </table:table-cell>
          <table:table-cell table:formula="of:=[.D117]-[.D105]" office:value-type="float" office:value="21333.3333333333" calcext:value-type="float">
            <text:p>21333,3333333333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8000" calcext:value-type="float">
            <text:p>188000</text:p>
          </table:table-cell>
          <table:table-cell table:formula="of:=COM.MICROSOFT.STDEV.S([.B107:.B118])" office:value-type="float" office:value="5686.24070307733" calcext:value-type="float">
            <text:p>5686,2407030773</text:p>
          </table:table-cell>
          <table:table-cell table:formula="of:=AVERAGE([.B107:.B118])" office:value-type="float" office:value="179833.333333333" calcext:value-type="float">
            <text:p>179833,333333333</text:p>
          </table:table-cell>
          <table:table-cell table:formula="of:=[.D118]-[.C118]" office:value-type="float" office:value="174147.092630256" calcext:value-type="float">
            <text:p>174147,092630256</text:p>
          </table:table-cell>
          <table:table-cell table:formula="of:=[.D118]-[.D106]" office:value-type="float" office:value="20916.6666666667" calcext:value-type="float">
            <text:p>20916,66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89000" calcext:value-type="float">
            <text:p>189000</text:p>
          </table:table-cell>
          <table:table-cell table:formula="of:=COM.MICROSOFT.STDEV.S([.B108:.B119])" office:value-type="float" office:value="5515.8174756098" calcext:value-type="float">
            <text:p>5515,8174756098</text:p>
          </table:table-cell>
          <table:table-cell table:formula="of:=AVERAGE([.B108:.B119])" office:value-type="float" office:value="181333.333333333" calcext:value-type="float">
            <text:p>181333,333333333</text:p>
          </table:table-cell>
          <table:table-cell table:formula="of:=[.D119]-[.C119]" office:value-type="float" office:value="175817.515857724" calcext:value-type="float">
            <text:p>175817,515857724</text:p>
          </table:table-cell>
          <table:table-cell table:formula="of:=[.D119]-[.D107]" office:value-type="float" office:value="20583.3333333333" calcext:value-type="float">
            <text:p>20583,33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109:.B120])" office:value-type="float" office:value="5361.9026473818" calcext:value-type="float">
            <text:p>5361,9026473818</text:p>
          </table:table-cell>
          <table:table-cell table:formula="of:=AVERAGE([.B109:.B120])" office:value-type="float" office:value="182750" calcext:value-type="float">
            <text:p>182750</text:p>
          </table:table-cell>
          <table:table-cell table:formula="of:=[.D120]-[.C120]" office:value-type="float" office:value="177388.097352618" calcext:value-type="float">
            <text:p>177388,097352618</text:p>
          </table:table-cell>
          <table:table-cell table:formula="of:=[.D120]-[.D108]" office:value-type="float" office:value="20166.6666666667" calcext:value-type="float">
            <text:p>20166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91000" calcext:value-type="float">
            <text:p>191000</text:p>
          </table:table-cell>
          <table:table-cell table:formula="of:=COM.MICROSOFT.STDEV.S([.B110:.B121])" office:value-type="float" office:value="5078.17671885085" calcext:value-type="float">
            <text:p>5078,1767188509</text:p>
          </table:table-cell>
          <table:table-cell table:formula="of:=AVERAGE([.B110:.B121])" office:value-type="float" office:value="184166.666666667" calcext:value-type="float">
            <text:p>184166,666666667</text:p>
          </table:table-cell>
          <table:table-cell table:formula="of:=[.D121]-[.C121]" office:value-type="float" office:value="179088.489947816" calcext:value-type="float">
            <text:p>179088,489947816</text:p>
          </table:table-cell>
          <table:table-cell table:formula="of:=[.D121]-[.D109]" office:value-type="float" office:value="19750" calcext:value-type="float">
            <text:p>19750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93000" calcext:value-type="float">
            <text:p>193000</text:p>
          </table:table-cell>
          <table:table-cell table:formula="of:=COM.MICROSOFT.STDEV.S([.B111:.B122])" office:value-type="float" office:value="4962.73995679684" calcext:value-type="float">
            <text:p>4962,7399567968</text:p>
          </table:table-cell>
          <table:table-cell table:formula="of:=AVERAGE([.B111:.B122])" office:value-type="float" office:value="185583.333333333" calcext:value-type="float">
            <text:p>185583,333333333</text:p>
          </table:table-cell>
          <table:table-cell table:formula="of:=[.D122]-[.C122]" office:value-type="float" office:value="180620.593376537" calcext:value-type="float">
            <text:p>180620,593376537</text:p>
          </table:table-cell>
          <table:table-cell table:formula="of:=[.D122]-[.D110]" office:value-type="float" office:value="19333.3333333333" calcext:value-type="float">
            <text:p>1933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112:.B123])" office:value-type="float" office:value="4888.9175848561" calcext:value-type="float">
            <text:p>4888,9175848561</text:p>
          </table:table-cell>
          <table:table-cell table:formula="of:=AVERAGE([.B112:.B123])" office:value-type="float" office:value="186916.666666667" calcext:value-type="float">
            <text:p>186916,666666667</text:p>
          </table:table-cell>
          <table:table-cell table:formula="of:=[.D123]-[.C123]" office:value-type="float" office:value="182027.749081811" calcext:value-type="float">
            <text:p>182027,749081811</text:p>
          </table:table-cell>
          <table:table-cell table:formula="of:=[.D123]-[.D111]" office:value-type="float" office:value="18916.6666666667" calcext:value-type="float">
            <text:p>18916,66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95000" calcext:value-type="float">
            <text:p>195000</text:p>
          </table:table-cell>
          <table:table-cell table:formula="of:=COM.MICROSOFT.STDEV.S([.B113:.B124])" office:value-type="float" office:value="4712.1699305676" calcext:value-type="float">
            <text:p>4712,1699305676</text:p>
          </table:table-cell>
          <table:table-cell table:formula="of:=AVERAGE([.B113:.B124])" office:value-type="float" office:value="188250" calcext:value-type="float">
            <text:p>188250</text:p>
          </table:table-cell>
          <table:table-cell table:formula="of:=[.D124]-[.C124]" office:value-type="float" office:value="183537.830069432" calcext:value-type="float">
            <text:p>183537,830069432</text:p>
          </table:table-cell>
          <table:table-cell table:formula="of:=[.D124]-[.D112]" office:value-type="float" office:value="18500" calcext:value-type="float">
            <text:p>18500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6000" calcext:value-type="float">
            <text:p>196000</text:p>
          </table:table-cell>
          <table:table-cell table:formula="of:=COM.MICROSOFT.STDEV.S([.B114:.B125])" office:value-type="float" office:value="4420.16728053122" calcext:value-type="float">
            <text:p>4420,1672805312</text:p>
          </table:table-cell>
          <table:table-cell table:formula="of:=AVERAGE([.B114:.B125])" office:value-type="float" office:value="189583.333333333" calcext:value-type="float">
            <text:p>189583,333333333</text:p>
          </table:table-cell>
          <table:table-cell table:formula="of:=[.D125]-[.C125]" office:value-type="float" office:value="185163.166052802" calcext:value-type="float">
            <text:p>185163,166052802</text:p>
          </table:table-cell>
          <table:table-cell table:formula="of:=[.D125]-[.D113]" office:value-type="float" office:value="18083.3333333333" calcext:value-type="float">
            <text:p>18083,33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97000" calcext:value-type="float">
            <text:p>197000</text:p>
          </table:table-cell>
          <table:table-cell table:formula="of:=COM.MICROSOFT.STDEV.S([.B115:.B126])" office:value-type="float" office:value="4195.95765065147" calcext:value-type="float">
            <text:p>4195,9576506515</text:p>
          </table:table-cell>
          <table:table-cell table:formula="of:=AVERAGE([.B115:.B126])" office:value-type="float" office:value="190833.333333333" calcext:value-type="float">
            <text:p>190833,333333333</text:p>
          </table:table-cell>
          <table:table-cell table:formula="of:=[.D126]-[.C126]" office:value-type="float" office:value="186637.375682682" calcext:value-type="float">
            <text:p>186637,375682682</text:p>
          </table:table-cell>
          <table:table-cell table:formula="of:=[.D126]-[.D114]" office:value-type="float" office:value="17583.3333333333" calcext:value-type="float">
            <text:p>17583,3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99000" calcext:value-type="float">
            <text:p>199000</text:p>
          </table:table-cell>
          <table:table-cell table:formula="of:=COM.MICROSOFT.STDEV.S([.B116:.B127])" office:value-type="float" office:value="4209.47704230549" calcext:value-type="float">
            <text:p>4209,4770423055</text:p>
          </table:table-cell>
          <table:table-cell table:formula="of:=AVERAGE([.B116:.B127])" office:value-type="float" office:value="192083.333333333" calcext:value-type="float">
            <text:p>192083,333333333</text:p>
          </table:table-cell>
          <table:table-cell table:formula="of:=[.D127]-[.C127]" office:value-type="float" office:value="187873.856291028" calcext:value-type="float">
            <text:p>187873,856291028</text:p>
          </table:table-cell>
          <table:table-cell table:formula="of:=[.D127]-[.D115]" office:value-type="float" office:value="17083.3333333333" calcext:value-type="float">
            <text:p>17083,3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02000" calcext:value-type="float">
            <text:p>202000</text:p>
          </table:table-cell>
          <table:table-cell table:formula="of:=COM.MICROSOFT.STDEV.S([.B117:.B128])" office:value-type="float" office:value="4621.26179804397" calcext:value-type="float">
            <text:p>4621,261798044</text:p>
          </table:table-cell>
          <table:table-cell table:formula="of:=AVERAGE([.B117:.B128])" office:value-type="float" office:value="193416.666666667" calcext:value-type="float">
            <text:p>193416,666666667</text:p>
          </table:table-cell>
          <table:table-cell table:formula="of:=[.D128]-[.C128]" office:value-type="float" office:value="188795.404868623" calcext:value-type="float">
            <text:p>188795,404868623</text:p>
          </table:table-cell>
          <table:table-cell table:formula="of:=[.D128]-[.D116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06000" calcext:value-type="float">
            <text:p>206000</text:p>
          </table:table-cell>
          <table:table-cell table:formula="of:=COM.MICROSOFT.STDEV.S([.B118:.B129])" office:value-type="float" office:value="5410.4276423151" calcext:value-type="float">
            <text:p>5410,4276423151</text:p>
          </table:table-cell>
          <table:table-cell table:formula="of:=AVERAGE([.B118:.B129])" office:value-type="float" office:value="195000" calcext:value-type="float">
            <text:p>195000</text:p>
          </table:table-cell>
          <table:table-cell table:formula="of:=[.D129]-[.C129]" office:value-type="float" office:value="189589.572357685" calcext:value-type="float">
            <text:p>189589,572357685</text:p>
          </table:table-cell>
          <table:table-cell table:formula="of:=[.D129]-[.D117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119:.B130])" office:value-type="float" office:value="5930.78767317145" calcext:value-type="float">
            <text:p>5930,7876731715</text:p>
          </table:table-cell>
          <table:table-cell table:formula="of:=AVERAGE([.B119:.B130])" office:value-type="float" office:value="196583.333333333" calcext:value-type="float">
            <text:p>196583,333333333</text:p>
          </table:table-cell>
          <table:table-cell table:formula="of:=[.D130]-[.C130]" office:value-type="float" office:value="190652.545660162" calcext:value-type="float">
            <text:p>190652,545660162</text:p>
          </table:table-cell>
          <table:table-cell table:formula="of:=[.D130]-[.D118]" office:value-type="float" office:value="16750" calcext:value-type="float">
            <text:p>16750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09000" calcext:value-type="float">
            <text:p>209000</text:p>
          </table:table-cell>
          <table:table-cell table:formula="of:=COM.MICROSOFT.STDEV.S([.B120:.B131])" office:value-type="float" office:value="6397.79791661304" calcext:value-type="float">
            <text:p>6397,7979166131</text:p>
          </table:table-cell>
          <table:table-cell table:formula="of:=AVERAGE([.B120:.B131])" office:value-type="float" office:value="198250" calcext:value-type="float">
            <text:p>198250</text:p>
          </table:table-cell>
          <table:table-cell table:formula="of:=[.D131]-[.C131]" office:value-type="float" office:value="191852.202083387" calcext:value-type="float">
            <text:p>191852,202083387</text:p>
          </table:table-cell>
          <table:table-cell table:formula="of:=[.D131]-[.D119]" office:value-type="float" office:value="16916.6666666667" calcext:value-type="float">
            <text:p>16916,6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121:.B132])" office:value-type="float" office:value="6653.20610797167" calcext:value-type="float">
            <text:p>6653,2061079717</text:p>
          </table:table-cell>
          <table:table-cell table:formula="of:=AVERAGE([.B121:.B132])" office:value-type="float" office:value="199916.666666667" calcext:value-type="float">
            <text:p>199916,666666667</text:p>
          </table:table-cell>
          <table:table-cell table:formula="of:=[.D132]-[.C132]" office:value-type="float" office:value="193263.460558695" calcext:value-type="float">
            <text:p>193263,460558695</text:p>
          </table:table-cell>
          <table:table-cell table:formula="of:=[.D132]-[.D120]" office:value-type="float" office:value="17166.6666666667" calcext:value-type="float">
            <text:p>17166,66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12000" calcext:value-type="float">
            <text:p>212000</text:p>
          </table:table-cell>
          <table:table-cell table:formula="of:=COM.MICROSOFT.STDEV.S([.B122:.B133])" office:value-type="float" office:value="6853.44416842342" calcext:value-type="float">
            <text:p>6853,4441684234</text:p>
          </table:table-cell>
          <table:table-cell table:formula="of:=AVERAGE([.B122:.B133])" office:value-type="float" office:value="201666.666666667" calcext:value-type="float">
            <text:p>201666,666666667</text:p>
          </table:table-cell>
          <table:table-cell table:formula="of:=[.D133]-[.C133]" office:value-type="float" office:value="194813.222498243" calcext:value-type="float">
            <text:p>194813,222498243</text:p>
          </table:table-cell>
          <table:table-cell table:formula="of:=[.D133]-[.D121]" office:value-type="float" office:value="17500" calcext:value-type="float">
            <text:p>1750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123:.B134])" office:value-type="float" office:value="6984.83205151554" calcext:value-type="float">
            <text:p>6984,8320515155</text:p>
          </table:table-cell>
          <table:table-cell table:formula="of:=AVERAGE([.B123:.B134])" office:value-type="float" office:value="203333.333333333" calcext:value-type="float">
            <text:p>203333,333333333</text:p>
          </table:table-cell>
          <table:table-cell table:formula="of:=[.D134]-[.C134]" office:value-type="float" office:value="196348.501281818" calcext:value-type="float">
            <text:p>196348,501281818</text:p>
          </table:table-cell>
          <table:table-cell table:formula="of:=[.D134]-[.D122]" office:value-type="float" office:value="17750" calcext:value-type="float">
            <text:p>17750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15000" calcext:value-type="float">
            <text:p>215000</text:p>
          </table:table-cell>
          <table:table-cell table:formula="of:=COM.MICROSOFT.STDEV.S([.B124:.B135])" office:value-type="float" office:value="7064.10044885512" calcext:value-type="float">
            <text:p>7064,1004488551</text:p>
          </table:table-cell>
          <table:table-cell table:formula="of:=AVERAGE([.B124:.B135])" office:value-type="float" office:value="205083.333333333" calcext:value-type="float">
            <text:p>205083,333333333</text:p>
          </table:table-cell>
          <table:table-cell table:formula="of:=[.D135]-[.C135]" office:value-type="float" office:value="198019.232884478" calcext:value-type="float">
            <text:p>198019,232884478</text:p>
          </table:table-cell>
          <table:table-cell table:formula="of:=[.D135]-[.D123]" office:value-type="float" office:value="18166.6666666667" calcext:value-type="float">
            <text:p>18166,66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125:.B136])" office:value-type="float" office:value="6939.12927906053" calcext:value-type="float">
            <text:p>6939,1292790605</text:p>
          </table:table-cell>
          <table:table-cell table:formula="of:=AVERAGE([.B125:.B136])" office:value-type="float" office:value="206833.333333333" calcext:value-type="float">
            <text:p>206833,333333333</text:p>
          </table:table-cell>
          <table:table-cell table:formula="of:=[.D136]-[.C136]" office:value-type="float" office:value="199894.204054273" calcext:value-type="float">
            <text:p>199894,204054273</text:p>
          </table:table-cell>
          <table:table-cell table:formula="of:=[.D136]-[.D124]" office:value-type="float" office:value="18583.3333333333" calcext:value-type="float">
            <text:p>18583,33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17000" calcext:value-type="float">
            <text:p>217000</text:p>
          </table:table-cell>
          <table:table-cell table:formula="of:=COM.MICROSOFT.STDEV.S([.B126:.B137])" office:value-type="float" office:value="6598.32393777987" calcext:value-type="float">
            <text:p>6598,3239377799</text:p>
          </table:table-cell>
          <table:table-cell table:formula="of:=AVERAGE([.B126:.B137])" office:value-type="float" office:value="208583.333333333" calcext:value-type="float">
            <text:p>208583,333333333</text:p>
          </table:table-cell>
          <table:table-cell table:formula="of:=[.D137]-[.C137]" office:value-type="float" office:value="201985.009395553" calcext:value-type="float">
            <text:p>201985,009395553</text:p>
          </table:table-cell>
          <table:table-cell table:formula="of:=[.D137]-[.D125]" office:value-type="float" office:value="19000" calcext:value-type="float">
            <text:p>19000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18000" calcext:value-type="float">
            <text:p>218000</text:p>
          </table:table-cell>
          <table:table-cell table:formula="of:=COM.MICROSOFT.STDEV.S([.B127:.B138])" office:value-type="float" office:value="6005.04838120444" calcext:value-type="float">
            <text:p>6005,0483812044</text:p>
          </table:table-cell>
          <table:table-cell table:formula="of:=AVERAGE([.B127:.B138])" office:value-type="float" office:value="210333.333333333" calcext:value-type="float">
            <text:p>210333,333333333</text:p>
          </table:table-cell>
          <table:table-cell table:formula="of:=[.D138]-[.C138]" office:value-type="float" office:value="204328.284952129" calcext:value-type="float">
            <text:p>204328,284952129</text:p>
          </table:table-cell>
          <table:table-cell table:formula="of:=[.D138]-[.D126]" office:value-type="float" office:value="19500" calcext:value-type="float">
            <text:p>19500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20000" calcext:value-type="float">
            <text:p>220000</text:p>
          </table:table-cell>
          <table:table-cell table:formula="of:=COM.MICROSOFT.STDEV.S([.B128:.B139])" office:value-type="float" office:value="5434.87615202764" calcext:value-type="float">
            <text:p>5434,8761520277</text:p>
          </table:table-cell>
          <table:table-cell table:formula="of:=AVERAGE([.B128:.B139])" office:value-type="float" office:value="212083.333333333" calcext:value-type="float">
            <text:p>212083,333333333</text:p>
          </table:table-cell>
          <table:table-cell table:formula="of:=[.D139]-[.C139]" office:value-type="float" office:value="206648.457181306" calcext:value-type="float">
            <text:p>206648,457181306</text:p>
          </table:table-cell>
          <table:table-cell table:formula="of:=[.D139]-[.D127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129:.B140])" office:value-type="float" office:value="4978.74269147129" calcext:value-type="float">
            <text:p>4978,7426914713</text:p>
          </table:table-cell>
          <table:table-cell table:formula="of:=AVERAGE([.B129:.B140])" office:value-type="float" office:value="213666.666666667" calcext:value-type="float">
            <text:p>213666,666666667</text:p>
          </table:table-cell>
          <table:table-cell table:formula="of:=[.D140]-[.C140]" office:value-type="float" office:value="208687.923975195" calcext:value-type="float">
            <text:p>208687,923975195</text:p>
          </table:table-cell>
          <table:table-cell table:formula="of:=[.D140]-[.D128]" office:value-type="float" office:value="20250" calcext:value-type="float">
            <text:p>2025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22000" calcext:value-type="float">
            <text:p>222000</text:p>
          </table:table-cell>
          <table:table-cell table:formula="of:=COM.MICROSOFT.STDEV.S([.B130:.B141])" office:value-type="float" office:value="4880.38746598893" calcext:value-type="float">
            <text:p>4880,3874659889</text:p>
          </table:table-cell>
          <table:table-cell table:formula="of:=AVERAGE([.B130:.B141])" office:value-type="float" office:value="215000" calcext:value-type="float">
            <text:p>215000</text:p>
          </table:table-cell>
          <table:table-cell table:formula="of:=[.D141]-[.C141]" office:value-type="float" office:value="210119.612534011" calcext:value-type="float">
            <text:p>210119,612534011</text:p>
          </table:table-cell>
          <table:table-cell table:formula="of:=[.D141]-[.D129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131:.B142])" office:value-type="float" office:value="4677.47665721464" calcext:value-type="float">
            <text:p>4677,4766572147</text:p>
          </table:table-cell>
          <table:table-cell table:formula="of:=AVERAGE([.B131:.B142])" office:value-type="float" office:value="216333.333333333" calcext:value-type="float">
            <text:p>216333,333333333</text:p>
          </table:table-cell>
          <table:table-cell table:formula="of:=[.D142]-[.C142]" office:value-type="float" office:value="211655.856676119" calcext:value-type="float">
            <text:p>211655,856676119</text:p>
          </table:table-cell>
          <table:table-cell table:formula="of:=[.D142]-[.D130]" office:value-type="float" office:value="19750" calcext:value-type="float">
            <text:p>19750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25000" calcext:value-type="float">
            <text:p>225000</text:p>
          </table:table-cell>
          <table:table-cell table:formula="of:=COM.MICROSOFT.STDEV.S([.B132:.B143])" office:value-type="float" office:value="4677.47665721464" calcext:value-type="float">
            <text:p>4677,4766572147</text:p>
          </table:table-cell>
          <table:table-cell table:formula="of:=AVERAGE([.B132:.B143])" office:value-type="float" office:value="217666.666666667" calcext:value-type="float">
            <text:p>217666,666666667</text:p>
          </table:table-cell>
          <table:table-cell table:formula="of:=[.D143]-[.C143]" office:value-type="float" office:value="212989.190009452" calcext:value-type="float">
            <text:p>212989,190009452</text:p>
          </table:table-cell>
          <table:table-cell table:formula="of:=[.D143]-[.D131]" office:value-type="float" office:value="19416.6666666667" calcext:value-type="float">
            <text:p>19416,66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26000" calcext:value-type="float">
            <text:p>226000</text:p>
          </table:table-cell>
          <table:table-cell table:formula="of:=COM.MICROSOFT.STDEV.S([.B133:.B144])" office:value-type="float" office:value="4572.64594180338" calcext:value-type="float">
            <text:p>4572,6459418034</text:p>
          </table:table-cell>
          <table:table-cell table:formula="of:=AVERAGE([.B133:.B144])" office:value-type="float" office:value="219000" calcext:value-type="float">
            <text:p>219000</text:p>
          </table:table-cell>
          <table:table-cell table:formula="of:=[.D144]-[.C144]" office:value-type="float" office:value="214427.354058197" calcext:value-type="float">
            <text:p>214427,354058197</text:p>
          </table:table-cell>
          <table:table-cell table:formula="of:=[.D144]-[.D132]" office:value-type="float" office:value="19083.3333333333" calcext:value-type="float">
            <text:p>19083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134:.B145])" office:value-type="float" office:value="4535.21574108463" calcext:value-type="float">
            <text:p>4535,2157410846</text:p>
          </table:table-cell>
          <table:table-cell table:formula="of:=AVERAGE([.B134:.B145])" office:value-type="float" office:value="220250" calcext:value-type="float">
            <text:p>220250</text:p>
          </table:table-cell>
          <table:table-cell table:formula="of:=[.D145]-[.C145]" office:value-type="float" office:value="215714.784258915" calcext:value-type="float">
            <text:p>215714,784258915</text:p>
          </table:table-cell>
          <table:table-cell table:formula="of:=[.D145]-[.D133]" office:value-type="float" office:value="18583.3333333333" calcext:value-type="float">
            <text:p>18583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28000" calcext:value-type="float">
            <text:p>228000</text:p>
          </table:table-cell>
          <table:table-cell table:formula="of:=COM.MICROSOFT.STDEV.S([.B135:.B146])" office:value-type="float" office:value="4421.02415119557" calcext:value-type="float">
            <text:p>4421,0241511956</text:p>
          </table:table-cell>
          <table:table-cell table:formula="of:=AVERAGE([.B135:.B146])" office:value-type="float" office:value="221500" calcext:value-type="float">
            <text:p>221500</text:p>
          </table:table-cell>
          <table:table-cell table:formula="of:=[.D146]-[.C146]" office:value-type="float" office:value="217078.975848804" calcext:value-type="float">
            <text:p>217078,975848804</text:p>
          </table:table-cell>
          <table:table-cell table:formula="of:=[.D146]-[.D134]" office:value-type="float" office:value="18166.6666666667" calcext:value-type="float">
            <text:p>18166,66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29000" calcext:value-type="float">
            <text:p>229000</text:p>
          </table:table-cell>
          <table:table-cell table:formula="of:=COM.MICROSOFT.STDEV.S([.B136:.B147])" office:value-type="float" office:value="4396.96865275764" calcext:value-type="float">
            <text:p>4396,9686527576</text:p>
          </table:table-cell>
          <table:table-cell table:formula="of:=AVERAGE([.B136:.B147])" office:value-type="float" office:value="222666.666666667" calcext:value-type="float">
            <text:p>222666,666666667</text:p>
          </table:table-cell>
          <table:table-cell table:formula="of:=[.D147]-[.C147]" office:value-type="float" office:value="218269.698013909" calcext:value-type="float">
            <text:p>218269,698013909</text:p>
          </table:table-cell>
          <table:table-cell table:formula="of:=[.D147]-[.D135]" office:value-type="float" office:value="17583.3333333333" calcext:value-type="float">
            <text:p>17583,33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137:.B148])" office:value-type="float" office:value="4323.9992711574" calcext:value-type="float">
            <text:p>4323,9992711574</text:p>
          </table:table-cell>
          <table:table-cell table:formula="of:=AVERAGE([.B137:.B148])" office:value-type="float" office:value="223833.333333333" calcext:value-type="float">
            <text:p>223833,333333333</text:p>
          </table:table-cell>
          <table:table-cell table:formula="of:=[.D148]-[.C148]" office:value-type="float" office:value="219509.334062176" calcext:value-type="float">
            <text:p>219509,334062176</text:p>
          </table:table-cell>
          <table:table-cell table:formula="of:=[.D148]-[.D136]" office:value-type="float" office:value="17000" calcext:value-type="float">
            <text:p>17000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32000" calcext:value-type="float">
            <text:p>232000</text:p>
          </table:table-cell>
          <table:table-cell table:formula="of:=COM.MICROSOFT.STDEV.S([.B138:.B149])" office:value-type="float" office:value="4337.11955802536" calcext:value-type="float">
            <text:p>4337,1195580254</text:p>
          </table:table-cell>
          <table:table-cell table:formula="of:=AVERAGE([.B138:.B149])" office:value-type="float" office:value="225083.333333333" calcext:value-type="float">
            <text:p>225083,333333333</text:p>
          </table:table-cell>
          <table:table-cell table:formula="of:=[.D149]-[.C149]" office:value-type="float" office:value="220746.213775308" calcext:value-type="float">
            <text:p>220746,213775308</text:p>
          </table:table-cell>
          <table:table-cell table:formula="of:=[.D149]-[.D137]" office:value-type="float" office:value="16500" calcext:value-type="float">
            <text:p>16500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33000" calcext:value-type="float">
            <text:p>233000</text:p>
          </table:table-cell>
          <table:table-cell table:formula="of:=COM.MICROSOFT.STDEV.S([.B139:.B150])" office:value-type="float" office:value="4271.11510526516" calcext:value-type="float">
            <text:p>4271,1151052652</text:p>
          </table:table-cell>
          <table:table-cell table:formula="of:=AVERAGE([.B139:.B150])" office:value-type="float" office:value="226333.333333333" calcext:value-type="float">
            <text:p>226333,333333333</text:p>
          </table:table-cell>
          <table:table-cell table:formula="of:=[.D150]-[.C150]" office:value-type="float" office:value="222062.218228068" calcext:value-type="float">
            <text:p>222062,218228068</text:p>
          </table:table-cell>
          <table:table-cell table:formula="of:=[.D150]-[.D138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35000" calcext:value-type="float">
            <text:p>235000</text:p>
          </table:table-cell>
          <table:table-cell table:formula="of:=COM.MICROSOFT.STDEV.S([.B140:.B151])" office:value-type="float" office:value="4440.68654260768" calcext:value-type="float">
            <text:p>4440,6865426077</text:p>
          </table:table-cell>
          <table:table-cell table:formula="of:=AVERAGE([.B140:.B151])" office:value-type="float" office:value="227583.333333333" calcext:value-type="float">
            <text:p>227583,333333333</text:p>
          </table:table-cell>
          <table:table-cell table:formula="of:=[.D151]-[.C151]" office:value-type="float" office:value="223142.646790726" calcext:value-type="float">
            <text:p>223142,646790726</text:p>
          </table:table-cell>
          <table:table-cell table:formula="of:=[.D151]-[.D139]" office:value-type="float" office:value="15500" calcext:value-type="float">
            <text:p>15500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37000" calcext:value-type="float">
            <text:p>237000</text:p>
          </table:table-cell>
          <table:table-cell table:formula="of:=COM.MICROSOFT.STDEV.S([.B141:.B152])" office:value-type="float" office:value="4679.90546395065" calcext:value-type="float">
            <text:p>4679,9054639507</text:p>
          </table:table-cell>
          <table:table-cell table:formula="of:=AVERAGE([.B141:.B152])" office:value-type="float" office:value="228916.666666667" calcext:value-type="float">
            <text:p>228916,666666667</text:p>
          </table:table-cell>
          <table:table-cell table:formula="of:=[.D152]-[.C152]" office:value-type="float" office:value="224236.761202716" calcext:value-type="float">
            <text:p>224236,761202716</text:p>
          </table:table-cell>
          <table:table-cell table:formula="of:=[.D152]-[.D140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142:.B153])" office:value-type="float" office:value="4807.66433558296" calcext:value-type="float">
            <text:p>4807,664335583</text:p>
          </table:table-cell>
          <table:table-cell table:formula="of:=AVERAGE([.B142:.B153])" office:value-type="float" office:value="230250" calcext:value-type="float">
            <text:p>230250</text:p>
          </table:table-cell>
          <table:table-cell table:formula="of:=[.D153]-[.C153]" office:value-type="float" office:value="225442.335664417" calcext:value-type="float">
            <text:p>225442,335664417</text:p>
          </table:table-cell>
          <table:table-cell table:formula="of:=[.D153]-[.D141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39000" calcext:value-type="float">
            <text:p>239000</text:p>
          </table:table-cell>
          <table:table-cell table:formula="of:=COM.MICROSOFT.STDEV.S([.B143:.B154])" office:value-type="float" office:value="4832.81083905222" calcext:value-type="float">
            <text:p>4832,8108390522</text:p>
          </table:table-cell>
          <table:table-cell table:formula="of:=AVERAGE([.B143:.B154])" office:value-type="float" office:value="231583.333333333" calcext:value-type="float">
            <text:p>231583,333333333</text:p>
          </table:table-cell>
          <table:table-cell table:formula="of:=[.D154]-[.C154]" office:value-type="float" office:value="226750.522494281" calcext:value-type="float">
            <text:p>226750,522494281</text:p>
          </table:table-cell>
          <table:table-cell table:formula="of:=[.D154]-[.D142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41000" calcext:value-type="float">
            <text:p>241000</text:p>
          </table:table-cell>
          <table:table-cell table:formula="of:=COM.MICROSOFT.STDEV.S([.B144:.B155])" office:value-type="float" office:value="5053.50163627942" calcext:value-type="float">
            <text:p>5053,5016362794</text:p>
          </table:table-cell>
          <table:table-cell table:formula="of:=AVERAGE([.B144:.B155])" office:value-type="float" office:value="232916.666666667" calcext:value-type="float">
            <text:p>232916,666666667</text:p>
          </table:table-cell>
          <table:table-cell table:formula="of:=[.D155]-[.C155]" office:value-type="float" office:value="227863.165030387" calcext:value-type="float">
            <text:p>227863,165030387</text:p>
          </table:table-cell>
          <table:table-cell table:formula="of:=[.D155]-[.D143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145:.B156])" office:value-type="float" office:value="5172.0402163943" calcext:value-type="float">
            <text:p>5172,0402163943</text:p>
          </table:table-cell>
          <table:table-cell table:formula="of:=AVERAGE([.B145:.B156])" office:value-type="float" office:value="234250" calcext:value-type="float">
            <text:p>234250</text:p>
          </table:table-cell>
          <table:table-cell table:formula="of:=[.D156]-[.C156]" office:value-type="float" office:value="229077.959783606" calcext:value-type="float">
            <text:p>229077,959783606</text:p>
          </table:table-cell>
          <table:table-cell table:formula="of:=[.D156]-[.D144]" office:value-type="float" office:value="15250" calcext:value-type="float">
            <text:p>15250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3000" calcext:value-type="float">
            <text:p>243000</text:p>
          </table:table-cell>
          <table:table-cell table:formula="of:=COM.MICROSOFT.STDEV.S([.B146:.B157])" office:value-type="float" office:value="5195.42339395205" calcext:value-type="float">
            <text:p>5195,4233939521</text:p>
          </table:table-cell>
          <table:table-cell table:formula="of:=AVERAGE([.B146:.B157])" office:value-type="float" office:value="235583.333333333" calcext:value-type="float">
            <text:p>235583,333333333</text:p>
          </table:table-cell>
          <table:table-cell table:formula="of:=[.D157]-[.C157]" office:value-type="float" office:value="230387.909939381" calcext:value-type="float">
            <text:p>230387,909939381</text:p>
          </table:table-cell>
          <table:table-cell table:formula="of:=[.D157]-[.D145]" office:value-type="float" office:value="15333.3333333333" calcext:value-type="float">
            <text:p>15333,33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44000" calcext:value-type="float">
            <text:p>244000</text:p>
          </table:table-cell>
          <table:table-cell table:formula="of:=COM.MICROSOFT.STDEV.S([.B147:.B158])" office:value-type="float" office:value="5124.95380614806" calcext:value-type="float">
            <text:p>5124,9538061481</text:p>
          </table:table-cell>
          <table:table-cell table:formula="of:=AVERAGE([.B147:.B158])" office:value-type="float" office:value="236916.666666667" calcext:value-type="float">
            <text:p>236916,666666667</text:p>
          </table:table-cell>
          <table:table-cell table:formula="of:=[.D158]-[.C158]" office:value-type="float" office:value="231791.712860519" calcext:value-type="float">
            <text:p>231791,712860519</text:p>
          </table:table-cell>
          <table:table-cell table:formula="of:=[.D158]-[.D146]" office:value-type="float" office:value="15416.6666666667" calcext:value-type="float">
            <text:p>15416,66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148:.B159])" office:value-type="float" office:value="5087.11980189064" calcext:value-type="float">
            <text:p>5087,1198018906</text:p>
          </table:table-cell>
          <table:table-cell table:formula="of:=AVERAGE([.B148:.B159])" office:value-type="float" office:value="238333.333333333" calcext:value-type="float">
            <text:p>238333,333333333</text:p>
          </table:table-cell>
          <table:table-cell table:formula="of:=[.D159]-[.C159]" office:value-type="float" office:value="233246.213531443" calcext:value-type="float">
            <text:p>233246,213531443</text:p>
          </table:table-cell>
          <table:table-cell table:formula="of:=[.D159]-[.D147]" office:value-type="float" office:value="15666.6666666667" calcext:value-type="float">
            <text:p>15666,6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48000" calcext:value-type="float">
            <text:p>248000</text:p>
          </table:table-cell>
          <table:table-cell table:formula="of:=COM.MICROSOFT.STDEV.S([.B149:.B160])" office:value-type="float" office:value="5060.2431370499" calcext:value-type="float">
            <text:p>5060,2431370499</text:p>
          </table:table-cell>
          <table:table-cell table:formula="of:=AVERAGE([.B149:.B160])" office:value-type="float" office:value="239833.333333333" calcext:value-type="float">
            <text:p>239833,333333333</text:p>
          </table:table-cell>
          <table:table-cell table:formula="of:=[.D160]-[.C160]" office:value-type="float" office:value="234773.090196283" calcext:value-type="float">
            <text:p>234773,090196283</text:p>
          </table:table-cell>
          <table:table-cell table:formula="of:=[.D160]-[.D148]" office:value-type="float" office:value="16000" calcext:value-type="float">
            <text:p>1600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49000" calcext:value-type="float">
            <text:p>249000</text:p>
          </table:table-cell>
          <table:table-cell table:formula="of:=COM.MICROSOFT.STDEV.S([.B150:.B161])" office:value-type="float" office:value="5047.50163222091" calcext:value-type="float">
            <text:p>5047,5016322209</text:p>
          </table:table-cell>
          <table:table-cell table:formula="of:=AVERAGE([.B150:.B161])" office:value-type="float" office:value="241250" calcext:value-type="float">
            <text:p>241250</text:p>
          </table:table-cell>
          <table:table-cell table:formula="of:=[.D161]-[.C161]" office:value-type="float" office:value="236202.498367779" calcext:value-type="float">
            <text:p>236202,498367779</text:p>
          </table:table-cell>
          <table:table-cell table:formula="of:=[.D161]-[.D149]" office:value-type="float" office:value="16166.6666666667" calcext:value-type="float">
            <text:p>16166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151:.B162])" office:value-type="float" office:value="5047.50163222091" calcext:value-type="float">
            <text:p>5047,5016322209</text:p>
          </table:table-cell>
          <table:table-cell table:formula="of:=AVERAGE([.B151:.B162])" office:value-type="float" office:value="242750" calcext:value-type="float">
            <text:p>242750</text:p>
          </table:table-cell>
          <table:table-cell table:formula="of:=[.D162]-[.C162]" office:value-type="float" office:value="237702.498367779" calcext:value-type="float">
            <text:p>237702,498367779</text:p>
          </table:table-cell>
          <table:table-cell table:formula="of:=[.D162]-[.D150]" office:value-type="float" office:value="16416.6666666667" calcext:value-type="float">
            <text:p>16416,6666666667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52000" calcext:value-type="float">
            <text:p>252000</text:p>
          </table:table-cell>
          <table:table-cell table:formula="of:=COM.MICROSOFT.STDEV.S([.B152:.B163])" office:value-type="float" office:value="5060.2431370499" calcext:value-type="float">
            <text:p>5060,2431370499</text:p>
          </table:table-cell>
          <table:table-cell table:formula="of:=AVERAGE([.B152:.B163])" office:value-type="float" office:value="244166.666666667" calcext:value-type="float">
            <text:p>244166,666666667</text:p>
          </table:table-cell>
          <table:table-cell table:formula="of:=[.D163]-[.C163]" office:value-type="float" office:value="239106.423529617" calcext:value-type="float">
            <text:p>239106,423529617</text:p>
          </table:table-cell>
          <table:table-cell table:formula="of:=[.D163]-[.D151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53000" calcext:value-type="float">
            <text:p>253000</text:p>
          </table:table-cell>
          <table:table-cell table:formula="of:=COM.MICROSOFT.STDEV.S([.B153:.B164])" office:value-type="float" office:value="5107.92610468369" calcext:value-type="float">
            <text:p>5107,9261046837</text:p>
          </table:table-cell>
          <table:table-cell table:formula="of:=AVERAGE([.B153:.B164])" office:value-type="float" office:value="245500" calcext:value-type="float">
            <text:p>245500</text:p>
          </table:table-cell>
          <table:table-cell table:formula="of:=[.D164]-[.C164]" office:value-type="float" office:value="240392.073895316" calcext:value-type="float">
            <text:p>240392,073895316</text:p>
          </table:table-cell>
          <table:table-cell table:formula="of:=[.D164]-[.D152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154:.B165])" office:value-type="float" office:value="5060.2431370499" calcext:value-type="float">
            <text:p>5060,2431370499</text:p>
          </table:table-cell>
          <table:table-cell table:formula="of:=AVERAGE([.B154:.B165])" office:value-type="float" office:value="246833.333333333" calcext:value-type="float">
            <text:p>246833,333333333</text:p>
          </table:table-cell>
          <table:table-cell table:formula="of:=[.D165]-[.C165]" office:value-type="float" office:value="241773.090196283" calcext:value-type="float">
            <text:p>241773,090196283</text:p>
          </table:table-cell>
          <table:table-cell table:formula="of:=[.D165]-[.D153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55000" calcext:value-type="float">
            <text:p>255000</text:p>
          </table:table-cell>
          <table:table-cell table:formula="of:=COM.MICROSOFT.STDEV.S([.B155:.B166])" office:value-type="float" office:value="4914.41910621338" calcext:value-type="float">
            <text:p>4914,4191062134</text:p>
          </table:table-cell>
          <table:table-cell table:formula="of:=AVERAGE([.B155:.B166])" office:value-type="float" office:value="248166.666666667" calcext:value-type="float">
            <text:p>248166,666666667</text:p>
          </table:table-cell>
          <table:table-cell table:formula="of:=[.D166]-[.C166]" office:value-type="float" office:value="243252.247560453" calcext:value-type="float">
            <text:p>243252,247560453</text:p>
          </table:table-cell>
          <table:table-cell table:formula="of:=[.D166]-[.D154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156:.B167])" office:value-type="float" office:value="4963.50316171589" calcext:value-type="float">
            <text:p>4963,5031617159</text:p>
          </table:table-cell>
          <table:table-cell table:formula="of:=AVERAGE([.B156:.B167])" office:value-type="float" office:value="249500" calcext:value-type="float">
            <text:p>249500</text:p>
          </table:table-cell>
          <table:table-cell table:formula="of:=[.D167]-[.C167]" office:value-type="float" office:value="244536.496838284" calcext:value-type="float">
            <text:p>244536,496838284</text:p>
          </table:table-cell>
          <table:table-cell table:formula="of:=[.D167]-[.D155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58000" calcext:value-type="float">
            <text:p>258000</text:p>
          </table:table-cell>
          <table:table-cell table:formula="of:=COM.MICROSOFT.STDEV.S([.B157:.B168])" office:value-type="float" office:value="4914.41910621338" calcext:value-type="float">
            <text:p>4914,4191062134</text:p>
          </table:table-cell>
          <table:table-cell table:formula="of:=AVERAGE([.B157:.B168])" office:value-type="float" office:value="250833.333333333" calcext:value-type="float">
            <text:p>250833,333333333</text:p>
          </table:table-cell>
          <table:table-cell table:formula="of:=[.D168]-[.C168]" office:value-type="float" office:value="245918.91422712" calcext:value-type="float">
            <text:p>245918,91422712</text:p>
          </table:table-cell>
          <table:table-cell table:formula="of:=[.D168]-[.D156]" office:value-type="float" office:value="16583.3333333333" calcext:value-type="float">
            <text:p>16583,3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60000" calcext:value-type="float">
            <text:p>260000</text:p>
          </table:table-cell>
          <table:table-cell table:formula="of:=COM.MICROSOFT.STDEV.S([.B158:.B169])" office:value-type="float" office:value="4901.2985292397" calcext:value-type="float">
            <text:p>4901,2985292397</text:p>
          </table:table-cell>
          <table:table-cell table:formula="of:=AVERAGE([.B158:.B169])" office:value-type="float" office:value="252250" calcext:value-type="float">
            <text:p>252250</text:p>
          </table:table-cell>
          <table:table-cell table:formula="of:=[.D169]-[.C169]" office:value-type="float" office:value="247348.70147076" calcext:value-type="float">
            <text:p>247348,70147076</text:p>
          </table:table-cell>
          <table:table-cell table:formula="of:=[.D169]-[.D157]" office:value-type="float" office:value="16666.6666666667" calcext:value-type="float">
            <text:p>16666,6666666667</text:p>
          </table:table-cell>
          <table:table-cell table:number-columns-repeated="1018"/>
        </table:table-row>
      </table:table>
      <table:named-expressions>
        <table:named-range table:name="HTML_1" table:base-cell-address="$'New editors'.$A$1" table:cell-range-address=".$A$2:.$B$169"/>
        <table:named-range table:name="HTML_all" table:base-cell-address="$'New editors'.$A$1" table:cell-range-address=".$A$2:.$B$169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13:04:48.722782218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21:37:30.485632846</dc:date>
    <meta:editing-duration>PT30M55S</meta:editing-duration>
    <meta:editing-cycles>4</meta:editing-cycles>
    <meta:generator>LibreOffice/5.1.4.2$Linux_X86_64 LibreOffice_project/10m0$Build-2</meta:generator>
    <meta:document-statistic meta:table-count="8" meta:cell-count="764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898cm" svg:y="1.275cm" chart:style-name="ch3">
          <text:p>New editors</text:p>
        </chart:subtitle>
        <chart:legend chart:legend-position="end" svg:x="11.957cm" svg:y="3.454cm" style:legend-expansion="high" chart:style-name="ch4"/>
        <chart:plot-area chart:style-name="ch5" table:cell-range-address="'New editors'.A1:'New editors'.B169 'New editors'.D1:'New editors'.F169" chart:data-source-has-labels="both" svg:x="1.331cm" svg:y="2.138cm" svg:width="10.306cm" svg:height="5.701cm">
          <chartooo:coordinate-region svg:x="2.151cm" svg:y="2.337cm" svg:width="9.486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ew editors'.A2:'New editors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New editors'.B2:'New editors'.B169" chart:label-cell-address="'New editors'.B1:'New editors'.B1" chart:class="chart:line">
            <chart:data-point chart:repeated="168"/>
          </chart:series>
          <chart:series chart:style-name="ch12" chart:values-cell-range-address="'New editors'.D2:'New editors'.D169" chart:label-cell-address="'New editors'.D1:'New editors'.D1" chart:class="chart:line">
            <chart:data-point chart:repeated="168"/>
          </chart:series>
          <chart:series chart:style-name="ch13" chart:values-cell-range-address="'New editors'.E2:'New editors'.E169" chart:label-cell-address="'New editors'.E1:'New editors'.E1" chart:class="chart:line">
            <chart:data-point chart:repeated="168"/>
          </chart:series>
          <chart:series chart:style-name="ch14" chart:values-cell-range-address="'New editors'.F2:'New editors'.F169" chart:label-cell-address="'New editors'.F1:'New editors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'New editors'.B1:'New editors'.B1</svg:desc>
                </draw:g>
              </table:table-cell>
              <table:table-cell office:value-type="string">
                <text:p>Mean</text:p>
                <draw:g>
                  <svg:desc>'New editors'.D1:'New editors'.D1</svg:desc>
                </draw:g>
              </table:table-cell>
              <table:table-cell office:value-type="string">
                <text:p>Mean – 1*StdDev</text:p>
                <draw:g>
                  <svg:desc>'New editors'.E1:'New editors'.E1</svg:desc>
                </draw:g>
              </table:table-cell>
              <table:table-cell office:value-type="string">
                <text:p>Diff</text:p>
                <draw:g>
                  <svg:desc>'New editors'.F1:'New editor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ew editors'.A2:'New editors'.A169</svg:desc>
                </draw:g>
              </table:table-cell>
              <table:table-cell office:value-type="float" office:value="1">
                <text:p>1</text:p>
                <draw:g>
                  <svg:desc>'New editors'.B2:'New editors'.B169</svg:desc>
                </draw:g>
              </table:table-cell>
              <table:table-cell office:value-type="float" office:value="NaN">
                <text:p>NaN</text:p>
                <draw:g>
                  <svg:desc>'New editors'.D2:'New editors'.D169</svg:desc>
                </draw:g>
              </table:table-cell>
              <table:table-cell office:value-type="float" office:value="NaN">
                <text:p>NaN</text:p>
                <draw:g>
                  <svg:desc>'New editors'.E2:'New editors'.E169</svg:desc>
                </draw:g>
              </table:table-cell>
              <table:table-cell office:value-type="float" office:value="NaN">
                <text:p>NaN</text:p>
                <draw:g>
                  <svg:desc>'New editors'.F2:'New editor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4">
                <text:p>1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1.19359021833561">
                <text:p>-1.19359021833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0.861229196653691">
                <text:p>-0.86122919665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7">
                <text:p>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-0.696855774193043">
                <text:p>-0.69685577419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4">
                <text:p>2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-1.71627443568259">
                <text:p>-1.71627443568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6">
                <text:p>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-1.30513802122158">
                <text:p>-1.3051380212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">
                <text:p>1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0.27900999168882">
                <text:p>-0.2790099916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6">
                <text:p>1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74065484784851">
                <text:p>0.574065484784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8">
                <text:p>18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.45017202787466">
                <text:p>1.4501720278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.91917815761055">
                <text:p>2.9191781576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5">
                <text:p>15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4.83515737327725">
                <text:p>4.8351573732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4.12560695517541">
                <text:p>4.1256069551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6.01516109259855">
                <text:p>6.01516109259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8">
                <text:p>28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6.92788082868916">
                <text:p>6.92788082868916</text:p>
              </table:table-cell>
              <table:table-cell office:value-type="float" office:value="16.5833333333333">
                <text:p>16.58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6">
                <text:p>36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9.29857477787085">
                <text:p>9.29857477787085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5267108623393">
                <text:p>11.5267108623393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0">
                <text:p>50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11.285133260844">
                <text:p>11.285133260844</text:p>
              </table:table-cell>
              <table:table-cell office:value-type="float" office:value="19.8333333333333">
                <text:p>19.8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2">
                <text:p>42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14.9287505072999">
                <text:p>14.928750507299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2">
                <text:p>42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7.9363639970281">
                <text:p>17.9363639970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6">
                <text:p>46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20.6342843687711">
                <text:p>20.6342843687711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3.3069562248629">
                <text:p>23.3069562248629</text:p>
              </table:table-cell>
              <table:table-cell office:value-type="float" office:value="25.9166666666667">
                <text:p>25.91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67">
                <text:p>67</text:p>
              </table:table-cell>
              <table:table-cell office:value-type="float" office:value="39.25">
                <text:p>39.25</text:p>
              </table:table-cell>
              <table:table-cell office:value-type="float" office:value="25.9347660724471">
                <text:p>25.9347660724471</text:p>
              </table:table-cell>
              <table:table-cell office:value-type="float" office:value="28.9166666666667">
                <text:p>28.9166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29.979358210406">
                <text:p>29.979358210406</text:p>
              </table:table-cell>
              <table:table-cell office:value-type="float" office:value="29.4166666666667">
                <text:p>29.41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2">
                <text:p>52</text:p>
              </table:table-cell>
              <table:table-cell office:value-type="float" office:value="41.75">
                <text:p>41.75</text:p>
              </table:table-cell>
              <table:table-cell office:value-type="float" office:value="30.2836460578232">
                <text:p>30.2836460578232</text:p>
              </table:table-cell>
              <table:table-cell office:value-type="float" office:value="26.8333333333333">
                <text:p>26.83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67">
                <text:p>67</text:p>
              </table:table-cell>
              <table:table-cell office:value-type="float" office:value="44.0833333333333">
                <text:p>44.0833333333333</text:p>
              </table:table-cell>
              <table:table-cell office:value-type="float" office:value="30.5625860884283">
                <text:p>30.5625860884283</text:p>
              </table:table-cell>
              <table:table-cell office:value-type="float" office:value="26.0833333333333">
                <text:p>26.08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9">
                <text:p>89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31.4320916360901">
                <text:p>31.43209163609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80">
                <text:p>80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33.5845632033964">
                <text:p>33.5845632033964</text:p>
              </table:table-cell>
              <table:table-cell office:value-type="float" office:value="31.1666666666667">
                <text:p>31.16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7">
                <text:p>77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39.4278576176183">
                <text:p>39.4278576176183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39.4772841941136">
                <text:p>39.4772841941136</text:p>
              </table:table-cell>
              <table:table-cell office:value-type="float" office:value="36.8333333333333">
                <text:p>36.833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1">
                <text:p>101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42.7751959976994">
                <text:p>42.7751959976994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5">
                <text:p>135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44.9641007128232">
                <text:p>44.96410071282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0">
                <text:p>120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49.9645985377706">
                <text:p>49.9645985377706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5">
                <text:p>115</text:p>
              </table:table-cell>
              <table:table-cell office:value-type="float" office:value="87.0833333333333">
                <text:p>87.0833333333333</text:p>
              </table:table-cell>
              <table:table-cell office:value-type="float" office:value="57.6756709634576">
                <text:p>57.6756709634576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0">
                <text:p>130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61.2605936486008">
                <text:p>61.2605936486008</text:p>
              </table:table-cell>
              <table:table-cell office:value-type="float" office:value="53.0833333333333">
                <text:p>53.08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  <table:table-cell office:value-type="float" office:value="72.0212196257541">
                <text:p>72.02121962575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3">
                <text:p>143</text:p>
              </table:table-cell>
              <table:table-cell office:value-type="float" office:value="109.583333333333">
                <text:p>109.583333333333</text:p>
              </table:table-cell>
              <table:table-cell office:value-type="float" office:value="81.9873575617126">
                <text:p>81.9873575617126</text:p>
              </table:table-cell>
              <table:table-cell office:value-type="float" office:value="67.8333333333333">
                <text:p>67.8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97">
                <text:p>197</text:p>
              </table:table-cell>
              <table:table-cell office:value-type="float" office:value="120.416666666667">
                <text:p>120.416666666667</text:p>
              </table:table-cell>
              <table:table-cell office:value-type="float" office:value="86.308660852693">
                <text:p>86.308660852693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76">
                <text:p>176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91.6506769516593">
                <text:p>91.650676951659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19">
                <text:p>219</text:p>
              </table:table-cell>
              <table:table-cell office:value-type="float" office:value="139.25">
                <text:p>139.25</text:p>
              </table:table-cell>
              <table:table-cell office:value-type="float" office:value="97.9878117180126">
                <text:p>97.9878117180126</text:p>
              </table:table-cell>
              <table:table-cell office:value-type="float" office:value="86.4166666666667">
                <text:p>86.41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20">
                <text:p>220</text:p>
              </table:table-cell>
              <table:table-cell office:value-type="float" office:value="151.166666666667">
                <text:p>151.166666666667</text:p>
              </table:table-cell>
              <table:table-cell office:value-type="float" office:value="108.880126075699">
                <text:p>108.880126075699</text:p>
              </table:table-cell>
              <table:table-cell office:value-type="float" office:value="93.8333333333333">
                <text:p>93.83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27">
                <text:p>227</text:p>
              </table:table-cell>
              <table:table-cell office:value-type="float" office:value="161.25">
                <text:p>161.25</text:p>
              </table:table-cell>
              <table:table-cell office:value-type="float" office:value="116.366058753512">
                <text:p>116.366058753512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3">
                <text:p>203</text:p>
              </table:table-cell>
              <table:table-cell office:value-type="float" office:value="169.75">
                <text:p>169.75</text:p>
              </table:table-cell>
              <table:table-cell office:value-type="float" office:value="127.747565005651">
                <text:p>127.747565005651</text:p>
              </table:table-cell>
              <table:table-cell office:value-type="float" office:value="102.833333333333">
                <text:p>102.8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75">
                <text:p>175</text:p>
              </table:table-cell>
              <table:table-cell office:value-type="float" office:value="173.083333333333">
                <text:p>173.083333333333</text:p>
              </table:table-cell>
              <table:table-cell office:value-type="float" office:value="132.527068637721">
                <text:p>132.527068637721</text:p>
              </table:table-cell>
              <table:table-cell office:value-type="float" office:value="98.4166666666667">
                <text:p>98.4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64">
                <text:p>164</text:p>
              </table:table-cell>
              <table:table-cell office:value-type="float" office:value="176.75">
                <text:p>176.75</text:p>
              </table:table-cell>
              <table:table-cell office:value-type="float" office:value="139.58177065386">
                <text:p>139.58177065386</text:p>
              </table:table-cell>
              <table:table-cell office:value-type="float" office:value="95.9166666666667">
                <text:p>95.9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8">
                <text:p>128</text:p>
              </table:table-cell>
              <table:table-cell office:value-type="float" office:value="177.833333333333">
                <text:p>177.833333333333</text:p>
              </table:table-cell>
              <table:table-cell office:value-type="float" office:value="142.48356585735">
                <text:p>142.48356585735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37">
                <text:p>137</text:p>
              </table:table-cell>
              <table:table-cell office:value-type="float" office:value="178.416666666667">
                <text:p>178.416666666667</text:p>
              </table:table-cell>
              <table:table-cell office:value-type="float" office:value="143.87957637144">
                <text:p>143.87957637144</text:p>
              </table:table-cell>
              <table:table-cell office:value-type="float" office:value="86.0833333333333">
                <text:p>86.08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46">
                <text:p>146</text:p>
              </table:table-cell>
              <table:table-cell office:value-type="float" office:value="177.916666666667">
                <text:p>177.916666666667</text:p>
              </table:table-cell>
              <table:table-cell office:value-type="float" office:value="142.921970098775">
                <text:p>142.921970098775</text:p>
              </table:table-cell>
              <table:table-cell office:value-type="float" office:value="75.9166666666667">
                <text:p>75.91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46">
                <text:p>146</text:p>
              </table:table-cell>
              <table:table-cell office:value-type="float" office:value="178.166666666667">
                <text:p>178.166666666667</text:p>
              </table:table-cell>
              <table:table-cell office:value-type="float" office:value="143.434357020844">
                <text:p>143.434357020844</text:p>
              </table:table-cell>
              <table:table-cell office:value-type="float" office:value="68.5833333333333">
                <text:p>68.58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78">
                <text:p>178</text:p>
              </table:table-cell>
              <table:table-cell office:value-type="float" office:value="176.583333333333">
                <text:p>176.583333333333</text:p>
              </table:table-cell>
              <table:table-cell office:value-type="float" office:value="142.358253923549">
                <text:p>142.358253923549</text:p>
              </table:table-cell>
              <table:table-cell office:value-type="float" office:value="56.1666666666667">
                <text:p>56.1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0">
                <text:p>150</text:p>
              </table:table-cell>
              <table:table-cell office:value-type="float" office:value="174.416666666667">
                <text:p>174.416666666667</text:p>
              </table:table-cell>
              <table:table-cell office:value-type="float" office:value="139.338939122013">
                <text:p>139.338939122013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6">
                <text:p>156</text:p>
              </table:table-cell>
              <table:table-cell office:value-type="float" office:value="169.166666666667">
                <text:p>169.166666666667</text:p>
              </table:table-cell>
              <table:table-cell office:value-type="float" office:value="136.755015188916">
                <text:p>136.755015188916</text:p>
              </table:table-cell>
              <table:table-cell office:value-type="float" office:value="29.9166666666667">
                <text:p>29.91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79">
                <text:p>179</text:p>
              </table:table-cell>
              <table:table-cell office:value-type="float" office:value="165.75">
                <text:p>165.75</text:p>
              </table:table-cell>
              <table:table-cell office:value-type="float" office:value="137.2603687123">
                <text:p>137.2603687123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6">
                <text:p>176</text:p>
              </table:table-cell>
              <table:table-cell office:value-type="float" office:value="161.5">
                <text:p>161.5</text:p>
              </table:table-cell>
              <table:table-cell office:value-type="float" office:value="140.04179538138">
                <text:p>140.041795381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6">
                <text:p>156</text:p>
              </table:table-cell>
              <table:table-cell office:value-type="float" office:value="157.583333333333">
                <text:p>157.583333333333</text:p>
              </table:table-cell>
              <table:table-cell office:value-type="float" office:value="140.556838827666">
                <text:p>140.556838827666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53">
                <text:p>153</text:p>
              </table:table-cell>
              <table:table-cell office:value-type="float" office:value="155.75">
                <text:p>155.75</text:p>
              </table:table-cell>
              <table:table-cell office:value-type="float" office:value="139.607875548176">
                <text:p>139.607875548176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1">
                <text:p>131</text:p>
              </table:table-cell>
              <table:table-cell office:value-type="float" office:value="153">
                <text:p>153</text:p>
              </table:table-cell>
              <table:table-cell office:value-type="float" office:value="135.627084820958">
                <text:p>135.627084820958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4">
                <text:p>144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138.50853499578">
                <text:p>138.50853499578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48">
                <text:p>148</text:p>
              </table:table-cell>
              <table:table-cell office:value-type="float" office:value="155.25">
                <text:p>155.25</text:p>
              </table:table-cell>
              <table:table-cell office:value-type="float" office:value="140.221995838073">
                <text:p>140.221995838073</text:p>
              </table:table-cell>
              <table:table-cell office:value-type="float" office:value="-23.1666666666667">
                <text:p>-23.16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0">
                <text:p>180</text:p>
              </table:table-cell>
              <table:table-cell office:value-type="float" office:value="158.083333333333">
                <text:p>158.083333333333</text:p>
              </table:table-cell>
              <table:table-cell office:value-type="float" office:value="141.804745426441">
                <text:p>141.804745426441</text:p>
              </table:table-cell>
              <table:table-cell office:value-type="float" office:value="-19.8333333333333">
                <text:p>-19.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3">
                <text:p>193</text:p>
              </table:table-cell>
              <table:table-cell office:value-type="float" office:value="162">
                <text:p>162</text:p>
              </table:table-cell>
              <table:table-cell office:value-type="float" office:value="143.403812707488">
                <text:p>143.403812707488</text:p>
              </table:table-cell>
              <table:table-cell office:value-type="float" office:value="-16.1666666666667">
                <text:p>-16.16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1">
                <text:p>181</text:p>
              </table:table-cell>
              <table:table-cell office:value-type="float" office:value="162.25">
                <text:p>162.25</text:p>
              </table:table-cell>
              <table:table-cell office:value-type="float" office:value="143.400717399714">
                <text:p>143.400717399714</text:p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64">
                <text:p>164</text:p>
              </table:table-cell>
              <table:table-cell office:value-type="float" office:value="163.416666666667">
                <text:p>163.416666666667</text:p>
              </table:table-cell>
              <table:table-cell office:value-type="float" office:value="144.965461565184">
                <text:p>144.96546156518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6">
                <text:p>206</text:p>
              </table:table-cell>
              <table:table-cell office:value-type="float" office:value="167.583333333333">
                <text:p>167.583333333333</text:p>
              </table:table-cell>
              <table:table-cell office:value-type="float" office:value="145.643505152464">
                <text:p>145.643505152464</text:p>
              </table:table-cell>
              <table:table-cell office:value-type="float" office:value="-1.58333333333331">
                <text:p>-1.58333333333331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58">
                <text:p>158</text:p>
              </table:table-cell>
              <table:table-cell office:value-type="float" office:value="165.833333333333">
                <text:p>165.833333333333</text:p>
              </table:table-cell>
              <table:table-cell office:value-type="float" office:value="144.049964642629">
                <text:p>144.049964642629</text:p>
              </table:table-cell>
              <table:table-cell office:value-type="float" office:value="0.0833333333333428">
                <text:p>0.0833333333333428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7">
                <text:p>217</text:p>
              </table:table-cell>
              <table:table-cell office:value-type="float" office:value="169.25">
                <text:p>169.25</text:p>
              </table:table-cell>
              <table:table-cell office:value-type="float" office:value="142.97479564996">
                <text:p>142.9747956499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0">
                <text:p>140</text:p>
              </table:table-cell>
              <table:table-cell office:value-type="float" office:value="167.916666666667">
                <text:p>167.916666666667</text:p>
              </table:table-cell>
              <table:table-cell office:value-type="float" office:value="140.525698236997">
                <text:p>140.52569823699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75">
                <text:p>175</text:p>
              </table:table-cell>
              <table:table-cell office:value-type="float" office:value="169.75">
                <text:p>169.75</text:p>
              </table:table-cell>
              <table:table-cell office:value-type="float" office:value="142.714249258032">
                <text:p>142.7142492580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47">
                <text:p>147</text:p>
              </table:table-cell>
              <table:table-cell office:value-type="float" office:value="171.083333333333">
                <text:p>171.083333333333</text:p>
              </table:table-cell>
              <table:table-cell office:value-type="float" office:value="145.794247173729">
                <text:p>145.794247173729</text:p>
              </table:table-cell>
              <table:table-cell office:value-type="float" office:value="18.0833333333333">
                <text:p>18.083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40">
                <text:p>140</text:p>
              </table:table-cell>
              <table:table-cell office:value-type="float" office:value="170.75">
                <text:p>170.75</text:p>
              </table:table-cell>
              <table:table-cell office:value-type="float" office:value="145.048478997962">
                <text:p>145.048478997962</text:p>
              </table:table-cell>
              <table:table-cell office:value-type="float" office:value="16.4166666666667">
                <text:p>16.41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55">
                <text:p>155</text:p>
              </table:table-cell>
              <table:table-cell office:value-type="float" office:value="171.333333333333">
                <text:p>171.333333333333</text:p>
              </table:table-cell>
              <table:table-cell office:value-type="float" office:value="146.120301589868">
                <text:p>146.120301589868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46">
                <text:p>146</text:p>
              </table:table-cell>
              <table:table-cell office:value-type="float" office:value="168.5">
                <text:p>168.5</text:p>
              </table:table-cell>
              <table:table-cell office:value-type="float" office:value="142.452839973338">
                <text:p>142.452839973338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73">
                <text:p>173</text:p>
              </table:table-cell>
              <table:table-cell office:value-type="float" office:value="166.833333333333">
                <text:p>166.833333333333</text:p>
              </table:table-cell>
              <table:table-cell office:value-type="float" office:value="141.87943644934">
                <text:p>141.87943644934</text:p>
              </table:table-cell>
              <table:table-cell office:value-type="float" office:value="4.83333333333334">
                <text:p>4.83333333333334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99">
                <text:p>199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41.950372808392">
                <text:p>141.950372808392</text:p>
              </table:table-cell>
              <table:table-cell office:value-type="float" office:value="6.08333333333334">
                <text:p>6.08333333333334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8">
                <text:p>138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38.3659690517">
                <text:p>138.365969051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4">
                <text:p>174</text:p>
              </table:table-cell>
              <table:table-cell office:value-type="float" office:value="163.5">
                <text:p>163.5</text:p>
              </table:table-cell>
              <table:table-cell office:value-type="float" office:value="138.470925996862">
                <text:p>138.470925996862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5">
                <text:p>165</text:p>
              </table:table-cell>
              <table:table-cell office:value-type="float" office:value="164.083333333333">
                <text:p>164.083333333333</text:p>
              </table:table-cell>
              <table:table-cell office:value-type="float" office:value="139.112592879997">
                <text:p>139.11259287999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83">
                <text:p>183</text:p>
              </table:table-cell>
              <table:table-cell office:value-type="float" office:value="161.25">
                <text:p>161.25</text:p>
              </table:table-cell>
              <table:table-cell office:value-type="float" office:value="141.432078817394">
                <text:p>141.43207881739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87">
                <text:p>187</text:p>
              </table:table-cell>
              <table:table-cell office:value-type="float" office:value="165.166666666667">
                <text:p>165.166666666667</text:p>
              </table:table-cell>
              <table:table-cell office:value-type="float" office:value="145.28596184409">
                <text:p>145.28596184409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66">
                <text:p>166</text:p>
              </table:table-cell>
              <table:table-cell office:value-type="float" office:value="164.416666666667">
                <text:p>164.416666666667</text:p>
              </table:table-cell>
              <table:table-cell office:value-type="float" office:value="144.772290495571">
                <text:p>144.772290495571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17">
                <text:p>117</text:p>
              </table:table-cell>
              <table:table-cell office:value-type="float" office:value="161.916666666667">
                <text:p>161.916666666667</text:p>
              </table:table-cell>
              <table:table-cell office:value-type="float" office:value="138.339102858005">
                <text:p>138.339102858005</text:p>
              </table:table-cell>
              <table:table-cell office:value-type="float" office:value="-9.16666666666669">
                <text:p>-9.1666666666666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17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133.701019722499">
                <text:p>133.701019722499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2">
                <text:p>122</text:p>
              </table:table-cell>
              <table:table-cell office:value-type="float" office:value="157.25">
                <text:p>157.25</text:p>
              </table:table-cell>
              <table:table-cell office:value-type="float" office:value="128.747607755903">
                <text:p>128.747607755903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12">
                <text:p>112</text:p>
              </table:table-cell>
              <table:table-cell office:value-type="float" office:value="154.416666666667">
                <text:p>154.416666666667</text:p>
              </table:table-cell>
              <table:table-cell office:value-type="float" office:value="123.139436106479">
                <text:p>123.139436106479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7">
                <text:p>147</text:p>
              </table:table-cell>
              <table:table-cell office:value-type="float" office:value="152.25">
                <text:p>152.25</text:p>
              </table:table-cell>
              <table:table-cell office:value-type="float" office:value="121.480697115469">
                <text:p>121.480697115469</text:p>
              </table:table-cell>
              <table:table-cell office:value-type="float" office:value="-14.5833333333333">
                <text:p>-14.58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44">
                <text:p>144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120.623491310704">
                <text:p>120.623491310704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6">
                <text:p>116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17.366978924429">
                <text:p>117.366978924429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49">
                <text:p>149</text:p>
              </table:table-cell>
              <table:table-cell office:value-type="float" office:value="143.75">
                <text:p>143.75</text:p>
              </table:table-cell>
              <table:table-cell office:value-type="float" office:value="116.650436098779">
                <text:p>116.650436098779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41">
                <text:p>141</text:p>
              </table:table-cell>
              <table:table-cell office:value-type="float" office:value="141.75">
                <text:p>141.75</text:p>
              </table:table-cell>
              <table:table-cell office:value-type="float" office:value="115.488638822234">
                <text:p>115.488638822234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3">
                <text:p>153</text:p>
              </table:table-cell>
              <table:table-cell office:value-type="float" office:value="139.25">
                <text:p>139.25</text:p>
              </table:table-cell>
              <table:table-cell office:value-type="float" office:value="116.019436276554">
                <text:p>116.01943627655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48">
                <text:p>148</text:p>
              </table:table-cell>
              <table:table-cell office:value-type="float" office:value="136">
                <text:p>136</text:p>
              </table:table-cell>
              <table:table-cell office:value-type="float" office:value="117.894250034363">
                <text:p>117.894250034363</text:p>
              </table:table-cell>
              <table:table-cell office:value-type="float" office:value="-29.1666666666667">
                <text:p>-29.1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4">
                <text:p>154</text:p>
              </table:table-cell>
              <table:table-cell office:value-type="float" office:value="135">
                <text:p>135</text:p>
              </table:table-cell>
              <table:table-cell office:value-type="float" office:value="118.436074246615">
                <text:p>118.436074246615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16">
                <text:p>116</text:p>
              </table:table-cell>
              <table:table-cell office:value-type="float" office:value="134.916666666667">
                <text:p>134.916666666667</text:p>
              </table:table-cell>
              <table:table-cell office:value-type="float" office:value="118.251742515333">
                <text:p>118.25174251533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0">
                <text:p>100</text:p>
              </table:table-cell>
              <table:table-cell office:value-type="float" office:value="133.5">
                <text:p>133.5</text:p>
              </table:table-cell>
              <table:table-cell office:value-type="float" office:value="114.600745565451">
                <text:p>114.600745565451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24">
                <text:p>124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14.869503760171">
                <text:p>114.869503760171</text:p>
              </table:table-cell>
              <table:table-cell office:value-type="float" office:value="-23.5833333333333">
                <text:p>-23.58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3">
                <text:p>103</text:p>
              </table:table-cell>
              <table:table-cell office:value-type="float" office:value="132.916666666667">
                <text:p>132.916666666667</text:p>
              </table:table-cell>
              <table:table-cell office:value-type="float" office:value="113.028532546346">
                <text:p>113.028532546346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111.487766075427">
                <text:p>111.487766075427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11">
                <text:p>111</text:p>
              </table:table-cell>
              <table:table-cell office:value-type="float" office:value="128.25">
                <text:p>128.25</text:p>
              </table:table-cell>
              <table:table-cell office:value-type="float" office:value="108.413738438726">
                <text:p>108.413738438726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5">
                <text:p>105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106.64370776735">
                <text:p>106.6437077673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31">
                <text:p>131</text:p>
              </table:table-cell>
              <table:table-cell office:value-type="float" office:value="125.833333333333">
                <text:p>125.833333333333</text:p>
              </table:table-cell>
              <table:table-cell office:value-type="float" office:value="106.233549784745">
                <text:p>106.233549784745</text:p>
              </table:table-cell>
              <table:table-cell office:value-type="float" office:value="-17.9166666666667">
                <text:p>-17.91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4">
                <text:p>114</text:p>
              </table:table-cell>
              <table:table-cell office:value-type="float" office:value="123.583333333333">
                <text:p>123.583333333333</text:p>
              </table:table-cell>
              <table:table-cell office:value-type="float" office:value="104.33633435435">
                <text:p>104.3363343543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23">
                <text:p>123</text:p>
              </table:table-cell>
              <table:table-cell office:value-type="float" office:value="121.083333333333">
                <text:p>121.083333333333</text:p>
              </table:table-cell>
              <table:table-cell office:value-type="float" office:value="104.201614693265">
                <text:p>104.20161469326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9">
                <text:p>119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104.066957246561">
                <text:p>104.066957246561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5">
                <text:p>115</text:p>
              </table:table-cell>
              <table:table-cell office:value-type="float" office:value="115.416666666667">
                <text:p>115.416666666667</text:p>
              </table:table-cell>
              <table:table-cell office:value-type="float" office:value="105.963833196957">
                <text:p>105.963833196957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5">
                <text:p>95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102.536581856622">
                <text:p>102.536581856622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99">
                <text:p>99</text:p>
              </table:table-cell>
              <table:table-cell office:value-type="float" office:value="113.583333333333">
                <text:p>113.583333333333</text:p>
              </table:table-cell>
              <table:table-cell office:value-type="float" office:value="102.338469185778">
                <text:p>102.338469185778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5">
                <text:p>95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99.2668321885716">
                <text:p>99.2668321885716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24">
                <text:p>124</text:p>
              </table:table-cell>
              <table:table-cell office:value-type="float" office:value="112.916666666667">
                <text:p>112.916666666667</text:p>
              </table:table-cell>
              <table:table-cell office:value-type="float" office:value="100.785127505281">
                <text:p>100.78512750528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60">
                <text:p>160</text:p>
              </table:table-cell>
              <table:table-cell office:value-type="float" office:value="115.916666666667">
                <text:p>115.916666666667</text:p>
              </table:table-cell>
              <table:table-cell office:value-type="float" office:value="97.8136366172607">
                <text:p>97.8136366172607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68">
                <text:p>168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97.2676249872484">
                <text:p>97.2676249872484</text:p>
              </table:table-cell>
              <table:table-cell office:value-type="float" office:value="-7.58333333333333">
                <text:p>-7.5833333333333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25">
                <text:p>125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99.4449347899929">
                <text:p>99.44493478999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0">
                <text:p>110</text:p>
              </table:table-cell>
              <table:table-cell office:value-type="float" office:value="120.583333333333">
                <text:p>120.583333333333</text:p>
              </table:table-cell>
              <table:table-cell office:value-type="float" office:value="97.6151405705608">
                <text:p>97.6151405705608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94">
                <text:p>94</text:p>
              </table:table-cell>
              <table:table-cell office:value-type="float" office:value="118.916666666667">
                <text:p>118.916666666667</text:p>
              </table:table-cell>
              <table:table-cell office:value-type="float" office:value="94.7338089765465">
                <text:p>94.7338089765465</text:p>
              </table:table-cell>
              <table:table-cell office:value-type="float" office:value="-4.66666666666666">
                <text:p>-4.6666666666666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08">
                <text:p>108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93.3268999787084">
                <text:p>93.3268999787084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29">
                <text:p>129</text:p>
              </table:table-cell>
              <table:table-cell office:value-type="float" office:value="118.5">
                <text:p>118.5</text:p>
              </table:table-cell>
              <table:table-cell office:value-type="float" office:value="93.9402398590333">
                <text:p>93.9402398590333</text:p>
              </table:table-cell>
              <table:table-cell office:value-type="float" office:value="-0.166666666666671">
                <text:p>-0.16666666666667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2">
                <text:p>112</text:p>
              </table:table-cell>
              <table:table-cell office:value-type="float" office:value="118.25">
                <text:p>118.25</text:p>
              </table:table-cell>
              <table:table-cell office:value-type="float" office:value="93.6361642751296">
                <text:p>93.6361642751296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  <table:table-cell office:value-type="float" office:value="90.770245902792">
                <text:p>90.770245902792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6">
                <text:p>66</text:p>
              </table:table-cell>
              <table:table-cell office:value-type="float" office:value="114.25">
                <text:p>114.25</text:p>
              </table:table-cell>
              <table:table-cell office:value-type="float" office:value="84.4716521613438">
                <text:p>84.4716521613438</text:p>
              </table:table-cell>
              <table:table-cell office:value-type="float" office:value="0.666666666666671">
                <text:p>0.66666666666667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  <table:table-cell office:value-type="float" office:value="84.0333518724566">
                <text:p>84.0333518724566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7">
                <text:p>77</text:p>
              </table:table-cell>
              <table:table-cell office:value-type="float" office:value="110.083333333333">
                <text:p>110.083333333333</text:p>
              </table:table-cell>
              <table:table-cell office:value-type="float" office:value="78.5139052758156">
                <text:p>78.5139052758156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08">
                <text:p>108</text:p>
              </table:table-cell>
              <table:table-cell office:value-type="float" office:value="105.75">
                <text:p>105.75</text:p>
              </table:table-cell>
              <table:table-cell office:value-type="float" office:value="78.3634571865537">
                <text:p>78.3634571865537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88">
                <text:p>88</text:p>
              </table:table-cell>
              <table:table-cell office:value-type="float" office:value="99.0833333333333">
                <text:p>99.0833333333333</text:p>
              </table:table-cell>
              <table:table-cell office:value-type="float" office:value="79.6436441601105">
                <text:p>79.6436441601105</text:p>
              </table:table-cell>
              <table:table-cell office:value-type="float" office:value="-21.5833333333333">
                <text:p>-21.58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2">
                <text:p>72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75.6339993748123">
                <text:p>75.6339993748123</text:p>
              </table:table-cell>
              <table:table-cell office:value-type="float" office:value="-27.6666666666667">
                <text:p>-27.6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7">
                <text:p>107</text:p>
              </table:table-cell>
              <table:table-cell office:value-type="float" office:value="94.4166666666667">
                <text:p>94.4166666666667</text:p>
              </table:table-cell>
              <table:table-cell office:value-type="float" office:value="75.5850765086692">
                <text:p>75.5850765086692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1">
                <text:p>71</text:p>
              </table:table-cell>
              <table:table-cell office:value-type="float" office:value="92.5">
                <text:p>92.5</text:p>
              </table:table-cell>
              <table:table-cell office:value-type="float" office:value="72.4886395901092">
                <text:p>72.4886395901092</text:p>
              </table:table-cell>
              <table:table-cell office:value-type="float" office:value="-26.4166666666667">
                <text:p>-26.416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1">
                <text:p>101</text:p>
              </table:table-cell>
              <table:table-cell office:value-type="float" office:value="91.9166666666667">
                <text:p>91.9166666666667</text:p>
              </table:table-cell>
              <table:table-cell office:value-type="float" office:value="72.30007659447">
                <text:p>72.30007659447</text:p>
              </table:table-cell>
              <table:table-cell office:value-type="float" office:value="-25.75">
                <text:p>-25.7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3">
                <text:p>83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72.2405929061716">
                <text:p>72.2405929061716</text:p>
              </table:table-cell>
              <table:table-cell office:value-type="float" office:value="-30.4166666666667">
                <text:p>-30.4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8">
                <text:p>68</text:p>
              </table:table-cell>
              <table:table-cell office:value-type="float" office:value="84.4166666666667">
                <text:p>84.4166666666667</text:p>
              </table:table-cell>
              <table:table-cell office:value-type="float" office:value="69.5508527218326">
                <text:p>69.5508527218326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5">
                <text:p>65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67.298841397025">
                <text:p>67.298841397025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4">
                <text:p>74</text:p>
              </table:table-cell>
              <table:table-cell office:value-type="float" office:value="83.8333333333333">
                <text:p>83.8333333333333</text:p>
              </table:table-cell>
              <table:table-cell office:value-type="float" office:value="68.5968142048869">
                <text:p>68.5968142048869</text:p>
              </table:table-cell>
              <table:table-cell office:value-type="float" office:value="-30.4166666666667">
                <text:p>-30.41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9">
                <text:p>69</text:p>
              </table:table-cell>
              <table:table-cell office:value-type="float" office:value="81.9166666666667">
                <text:p>81.9166666666667</text:p>
              </table:table-cell>
              <table:table-cell office:value-type="float" office:value="66.3576392763272">
                <text:p>66.3576392763272</text:p>
              </table:table-cell>
              <table:table-cell office:value-type="float" office:value="-32.0833333333333">
                <text:p>-32.08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2">
                <text:p>72</text:p>
              </table:table-cell>
              <table:table-cell office:value-type="float" office:value="81.5">
                <text:p>81.5</text:p>
              </table:table-cell>
              <table:table-cell office:value-type="float" office:value="65.7317926308548">
                <text:p>65.7317926308548</text:p>
              </table:table-cell>
              <table:table-cell office:value-type="float" office:value="-28.5833333333333">
                <text:p>-28.583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83">
                <text:p>83</text:p>
              </table:table-cell>
              <table:table-cell office:value-type="float" office:value="79.4166666666667">
                <text:p>79.4166666666667</text:p>
              </table:table-cell>
              <table:table-cell office:value-type="float" office:value="65.9903808245154">
                <text:p>65.9903808245154</text:p>
              </table:table-cell>
              <table:table-cell office:value-type="float" office:value="-26.3333333333333">
                <text:p>-26.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0">
                <text:p>70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64.5310683451779">
                <text:p>64.5310683451779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1">
                <text:p>51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60.7227309145615">
                <text:p>60.722730914561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82">
                <text:p>82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61.8176507311717">
                <text:p>61.817650731171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1">
                <text:p>61</text:p>
              </table:table-cell>
              <table:table-cell office:value-type="float" office:value="73.25">
                <text:p>73.25</text:p>
              </table:table-cell>
              <table:table-cell office:value-type="float" office:value="60.4286754336237">
                <text:p>60.4286754336237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94">
                <text:p>94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1.1275369268849">
                <text:p>61.1275369268849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4">
                <text:p>74</text:p>
              </table:table-cell>
              <table:table-cell office:value-type="float" office:value="71.9166666666667">
                <text:p>71.9166666666667</text:p>
              </table:table-cell>
              <table:table-cell office:value-type="float" office:value="60.8264717070447">
                <text:p>60.8264717070447</text:p>
              </table:table-cell>
              <table:table-cell office:value-type="float" office:value="-16.1666666666667">
                <text:p>-16.1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9">
                <text:p>49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57.4257363220357">
                <text:p>57.4257363220357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9">
                <text:p>69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57.8580521412543">
                <text:p>57.8580521412543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3">
                <text:p>53</text:p>
              </table:table-cell>
              <table:table-cell office:value-type="float" office:value="68.9166666666667">
                <text:p>68.9166666666667</text:p>
              </table:table-cell>
              <table:table-cell office:value-type="float" office:value="55.2023189485529">
                <text:p>55.2023189485529</text:p>
              </table:table-cell>
              <table:table-cell office:value-type="float" office:value="-14.9166666666667">
                <text:p>-14.91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2">
                <text:p>62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54.4747401124972">
                <text:p>54.4747401124972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3">
                <text:p>53</text:p>
              </table:table-cell>
              <table:table-cell office:value-type="float" office:value="66.75">
                <text:p>66.75</text:p>
              </table:table-cell>
              <table:table-cell office:value-type="float" office:value="52.2766702957726">
                <text:p>52.2766702957726</text:p>
              </table:table-cell>
              <table:table-cell office:value-type="float" office:value="-14.75">
                <text:p>-14.7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80">
                <text:p>80</text:p>
              </table:table-cell>
              <table:table-cell office:value-type="float" office:value="66.5">
                <text:p>66.5</text:p>
              </table:table-cell>
              <table:table-cell office:value-type="float" office:value="52.3097344505596">
                <text:p>52.3097344505596</text:p>
              </table:table-cell>
              <table:table-cell office:value-type="float" office:value="-12.9166666666667">
                <text:p>-12.9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1.8385927766534">
                <text:p>51.8385927766534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5">
                <text:p>55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52.5141547408953">
                <text:p>52.5141547408953</text:p>
              </table:table-cell>
              <table:table-cell office:value-type="float" office:value="-9.83333333333334">
                <text:p>-9.83333333333334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1">
                <text:p>61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51.625651628973">
                <text:p>51.625651628973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5">
                <text:p>85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52.43182629291">
                <text:p>52.43182629291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7">
                <text:p>47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50.4167439705593">
                <text:p>50.416743970559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5">
                <text:p>55</text:p>
              </table:table-cell>
              <table:table-cell office:value-type="float" office:value="61.0833333333333">
                <text:p>61.0833333333333</text:p>
              </table:table-cell>
              <table:table-cell office:value-type="float" office:value="49.2093102475202">
                <text:p>49.2093102475202</text:p>
              </table:table-cell>
              <table:table-cell office:value-type="float" office:value="-10.8333333333333">
                <text:p>-10.8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6">
                <text:p>66</text:p>
              </table:table-cell>
              <table:table-cell office:value-type="float" office:value="62.5">
                <text:p>62.5</text:p>
              </table:table-cell>
              <table:table-cell office:value-type="float" office:value="51.1983508846154">
                <text:p>51.1983508846154</text:p>
              </table:table-cell>
              <table:table-cell office:value-type="float" office:value="-7.83333333333333">
                <text:p>-7.83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7">
                <text:p>47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48.7477486763201">
                <text:p>48.747748676320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38">
                <text:p>38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45.9363218279878">
                <text:p>45.9363218279878</text:p>
              </table:table-cell>
              <table:table-cell office:value-type="float" office:value="-9.50000000000001">
                <text:p>-9.50000000000001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1">
                <text:p>51</text:p>
              </table:table-cell>
              <table:table-cell office:value-type="float" office:value="58.5">
                <text:p>58.5</text:p>
              </table:table-cell>
              <table:table-cell office:value-type="float" office:value="44.838508001087">
                <text:p>44.838508001087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3">
                <text:p>53</text:p>
              </table:table-cell>
              <table:table-cell office:value-type="float" office:value="58.5">
                <text:p>58.5</text:p>
              </table:table-cell>
              <table:table-cell office:value-type="float" office:value="44.838508001087">
                <text:p>44.838508001087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2">
                <text:p>52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44.2286956700881">
                <text:p>44.2286956700881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6">
                <text:p>46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42.6717182349814">
                <text:p>42.6717182349814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39.7335008385784">
                <text:p>39.7335008385784</text:p>
              </table:table-cell>
              <table:table-cell office:value-type="float" office:value="-13.3333333333333">
                <text:p>-1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7.043cm" svg:y="1.275cm" chart:style-name="ch3">
          <text:p>Editors &gt;5</text:p>
        </chart:subtitle>
        <chart:legend chart:legend-position="end" svg:x="11.957cm" svg:y="3.454cm" style:legend-expansion="high" chart:style-name="ch4"/>
        <chart:plot-area chart:style-name="ch5" table:cell-range-address="'Editors &gt;5'.A1:'Editors &gt;5'.B169 'Editors &gt;5'.D1:'Editors &gt;5'.F169" chart:data-source-has-labels="both" svg:x="1.331cm" svg:y="2.138cm" svg:width="10.306cm" svg:height="5.701cm">
          <chartooo:coordinate-region svg:x="2.323cm" svg:y="2.337cm" svg:width="9.31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ors &gt;5'.A2:'Editors &gt;5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5'.B2:'Editors &gt;5'.B169" chart:label-cell-address="'Editors &gt;5'.B1:'Editors &gt;5'.B1" chart:class="chart:line">
            <chart:data-point chart:repeated="168"/>
          </chart:series>
          <chart:series chart:style-name="ch12" chart:values-cell-range-address="'Editors &gt;5'.D2:'Editors &gt;5'.D169" chart:label-cell-address="'Editors &gt;5'.D1:'Editors &gt;5'.D1" chart:class="chart:line">
            <chart:data-point chart:repeated="168"/>
          </chart:series>
          <chart:series chart:style-name="ch13" chart:values-cell-range-address="'Editors &gt;5'.E2:'Editors &gt;5'.E169" chart:label-cell-address="'Editors &gt;5'.E1:'Editors &gt;5'.E1" chart:class="chart:line">
            <chart:data-point chart:repeated="168"/>
          </chart:series>
          <chart:series chart:style-name="ch14" chart:values-cell-range-address="'Editors &gt;5'.F2:'Editors &gt;5'.F169" chart:label-cell-address="'Editors &gt;5'.F1:'Editors &gt;5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5</text:p>
                <draw:g>
                  <svg:desc>'Editors &gt;5'.B1:'Editors &gt;5'.B1</svg:desc>
                </draw:g>
              </table:table-cell>
              <table:table-cell office:value-type="string">
                <text:p>Mean</text:p>
                <draw:g>
                  <svg:desc>'Editors &gt;5'.D1:'Editors &gt;5'.D1</svg:desc>
                </draw:g>
              </table:table-cell>
              <table:table-cell office:value-type="string">
                <text:p>Mean – 1*StdDev</text:p>
                <draw:g>
                  <svg:desc>'Editors &gt;5'.E1:'Editors &gt;5'.E1</svg:desc>
                </draw:g>
              </table:table-cell>
              <table:table-cell office:value-type="string">
                <text:p>Diff</text:p>
                <draw:g>
                  <svg:desc>'Editors &gt;5'.F1:'Editors &gt;5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ors &gt;5'.A2:'Editors &gt;5'.A169</svg:desc>
                </draw:g>
              </table:table-cell>
              <table:table-cell office:value-type="float" office:value="2">
                <text:p>2</text:p>
                <draw:g>
                  <svg:desc>'Editors &gt;5'.B2:'Editors &gt;5'.B169</svg:desc>
                </draw:g>
              </table:table-cell>
              <table:table-cell office:value-type="float" office:value="NaN">
                <text:p>NaN</text:p>
                <draw:g>
                  <svg:desc>'Editors &gt;5'.D2:'Editors &gt;5'.D169</svg:desc>
                </draw:g>
              </table:table-cell>
              <table:table-cell office:value-type="float" office:value="NaN">
                <text:p>NaN</text:p>
                <draw:g>
                  <svg:desc>'Editors &gt;5'.E2:'Editors &gt;5'.E169</svg:desc>
                </draw:g>
              </table:table-cell>
              <table:table-cell office:value-type="float" office:value="NaN">
                <text:p>NaN</text:p>
                <draw:g>
                  <svg:desc>'Editors &gt;5'.F2:'Editors &gt;5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0.496912521077347">
                <text:p>-0.496912521077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7">
                <text:p>17</text:p>
              </table:table-cell>
              <table:table-cell office:value-type="float" office:value="5.5">
                <text:p>5.5</text:p>
              </table:table-cell>
              <table:table-cell office:value-type="float" office:value="-0.504627844883941">
                <text:p>-0.50462784488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3">
                <text:p>23</text:p>
              </table:table-cell>
              <table:table-cell office:value-type="float" office:value="7.4">
                <text:p>7.4</text:p>
              </table:table-cell>
              <table:table-cell office:value-type="float" office:value="-0.713089560840693">
                <text:p>-0.713089560840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8">
                <text:p>58</text:p>
              </table:table-cell>
              <table:table-cell office:value-type="float" office:value="13.1">
                <text:p>13.1</text:p>
              </table:table-cell>
              <table:table-cell office:value-type="float" office:value="-4.49703257812395">
                <text:p>-4.49703257812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-1.77013724701579">
                <text:p>-1.7701372470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3">
                <text:p>33</text:p>
              </table:table-cell>
              <table:table-cell office:value-type="float" office:value="19.1">
                <text:p>19.1</text:p>
              </table:table-cell>
              <table:table-cell office:value-type="float" office:value="1.33955706258052">
                <text:p>1.3395570625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46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5.0112646908088">
                <text:p>5.0112646908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4">
                <text:p>44</text:p>
              </table:table-cell>
              <table:table-cell office:value-type="float" office:value="27.7">
                <text:p>27.7</text:p>
              </table:table-cell>
              <table:table-cell office:value-type="float" office:value="9.87959970520677">
                <text:p>9.87959970520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0">
                <text:p>50</text:p>
              </table:table-cell>
              <table:table-cell office:value-type="float" office:value="29.7272727272727">
                <text:p>29.7272727272727</text:p>
              </table:table-cell>
              <table:table-cell office:value-type="float" office:value="11.5333676539197">
                <text:p>11.533367653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7">
                <text:p>47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13.1170716909372">
                <text:p>13.117071690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85">
                <text:p>85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16.1808213944678">
                <text:p>16.180821394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07">
                <text:p>107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19.1961956356276">
                <text:p>19.196195635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91">
                <text:p>91</text:p>
              </table:table-cell>
              <table:table-cell office:value-type="float" office:value="52.5833333333333">
                <text:p>52.5833333333333</text:p>
              </table:table-cell>
              <table:table-cell office:value-type="float" office:value="24.449050353526">
                <text:p>24.449050353526</text:p>
              </table:table-cell>
              <table:table-cell office:value-type="float" office:value="48.5833333333333">
                <text:p>48.58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30.4057745190353">
                <text:p>30.405774519035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00">
                <text:p>100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37.2293146944251">
                <text:p>37.2293146944251</text:p>
              </table:table-cell>
              <table:table-cell office:value-type="float" office:value="59.0166666666667">
                <text:p>59.01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47">
                <text:p>147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36.7417186638709">
                <text:p>36.7417186638709</text:p>
              </table:table-cell>
              <table:table-cell office:value-type="float" office:value="60.7333333333333">
                <text:p>60.7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57">
                <text:p>157</text:p>
              </table:table-cell>
              <table:table-cell office:value-type="float" office:value="84.4166666666667">
                <text:p>84.4166666666667</text:p>
              </table:table-cell>
              <table:table-cell office:value-type="float" office:value="43.0921013698641">
                <text:p>43.0921013698641</text:p>
              </table:table-cell>
              <table:table-cell office:value-type="float" office:value="68.4166666666667">
                <text:p>68.41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145">
                <text:p>145</text:p>
              </table:table-cell>
              <table:table-cell office:value-type="float" office:value="93.75">
                <text:p>93.75</text:p>
              </table:table-cell>
              <table:table-cell office:value-type="float" office:value="52.4459720212093">
                <text:p>52.4459720212093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54">
                <text:p>154</text:p>
              </table:table-cell>
              <table:table-cell office:value-type="float" office:value="102.75">
                <text:p>102.75</text:p>
              </table:table-cell>
              <table:table-cell office:value-type="float" office:value="61.0320618482125">
                <text:p>61.0320618482125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164">
                <text:p>164</text:p>
              </table:table-cell>
              <table:table-cell office:value-type="float" office:value="112.75">
                <text:p>112.75</text:p>
              </table:table-cell>
              <table:table-cell office:value-type="float" office:value="72.0244775132574">
                <text:p>72.0244775132574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214">
                <text:p>214</text:p>
              </table:table-cell>
              <table:table-cell office:value-type="float" office:value="126.416666666667">
                <text:p>126.416666666667</text:p>
              </table:table-cell>
              <table:table-cell office:value-type="float" office:value="81.3743464992885">
                <text:p>81.3743464992885</text:p>
              </table:table-cell>
              <table:table-cell office:value-type="float" office:value="96.6893939393939">
                <text:p>96.6893939393939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83">
                <text:p>183</text:p>
              </table:table-cell>
              <table:table-cell office:value-type="float" office:value="137.75">
                <text:p>137.75</text:p>
              </table:table-cell>
              <table:table-cell office:value-type="float" office:value="97.6702499554156">
                <text:p>97.6702499554156</text:p>
              </table:table-cell>
              <table:table-cell office:value-type="float" office:value="106.583333333333">
                <text:p>106.58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03">
                <text:p>203</text:p>
              </table:table-cell>
              <table:table-cell office:value-type="float" office:value="147.583333333333">
                <text:p>147.583333333333</text:p>
              </table:table-cell>
              <table:table-cell office:value-type="float" office:value="107.148293773041">
                <text:p>107.148293773041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18">
                <text:p>218</text:p>
              </table:table-cell>
              <table:table-cell office:value-type="float" office:value="156.833333333333">
                <text:p>156.833333333333</text:p>
              </table:table-cell>
              <table:table-cell office:value-type="float" office:value="113.906686950265">
                <text:p>113.90668695026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272">
                <text:p>272</text:p>
              </table:table-cell>
              <table:table-cell office:value-type="float" office:value="171.916666666667">
                <text:p>171.916666666667</text:p>
              </table:table-cell>
              <table:table-cell office:value-type="float" office:value="122.862970052495">
                <text:p>122.862970052495</text:p>
              </table:table-cell>
              <table:table-cell office:value-type="float" office:value="119.333333333333">
                <text:p>119.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04">
                <text:p>304</text:p>
              </table:table-cell>
              <table:table-cell office:value-type="float" office:value="188.416666666667">
                <text:p>188.416666666667</text:p>
              </table:table-cell>
              <table:table-cell office:value-type="float" office:value="130.968732399931">
                <text:p>130.968732399931</text:p>
              </table:table-cell>
              <table:table-cell office:value-type="float" office:value="128.416666666667">
                <text:p>128.41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316">
                <text:p>316</text:p>
              </table:table-cell>
              <table:table-cell office:value-type="float" office:value="206.416666666667">
                <text:p>206.416666666667</text:p>
              </table:table-cell>
              <table:table-cell office:value-type="float" office:value="145.458471851273">
                <text:p>145.4584718512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70">
                <text:p>370</text:p>
              </table:table-cell>
              <table:table-cell office:value-type="float" office:value="225">
                <text:p>225</text:p>
              </table:table-cell>
              <table:table-cell office:value-type="float" office:value="151.169727815014">
                <text:p>151.169727815014</text:p>
              </table:table-cell>
              <table:table-cell office:value-type="float" office:value="151.166666666667">
                <text:p>151.1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372">
                <text:p>372</text:p>
              </table:table-cell>
              <table:table-cell office:value-type="float" office:value="242.916666666667">
                <text:p>242.916666666667</text:p>
              </table:table-cell>
              <table:table-cell office:value-type="float" office:value="161.400958940728">
                <text:p>161.400958940728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09">
                <text:p>409</text:p>
              </table:table-cell>
              <table:table-cell office:value-type="float" office:value="264.916666666667">
                <text:p>264.916666666667</text:p>
              </table:table-cell>
              <table:table-cell office:value-type="float" office:value="176.86662063567">
                <text:p>176.86662063567</text:p>
              </table:table-cell>
              <table:table-cell office:value-type="float" office:value="171.166666666667">
                <text:p>171.1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27">
                <text:p>427</text:p>
              </table:table-cell>
              <table:table-cell office:value-type="float" office:value="287.666666666667">
                <text:p>287.666666666667</text:p>
              </table:table-cell>
              <table:table-cell office:value-type="float" office:value="195.698951646337">
                <text:p>195.698951646337</text:p>
              </table:table-cell>
              <table:table-cell office:value-type="float" office:value="184.916666666667">
                <text:p>184.91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398">
                <text:p>398</text:p>
              </table:table-cell>
              <table:table-cell office:value-type="float" office:value="307.166666666667">
                <text:p>307.166666666667</text:p>
              </table:table-cell>
              <table:table-cell office:value-type="float" office:value="219.078040496167">
                <text:p>219.078040496167</text:p>
              </table:table-cell>
              <table:table-cell office:value-type="float" office:value="194.416666666667">
                <text:p>194.41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0">
                <text:p>450</text:p>
              </table:table-cell>
              <table:table-cell office:value-type="float" office:value="326.833333333333">
                <text:p>326.833333333333</text:p>
              </table:table-cell>
              <table:table-cell office:value-type="float" office:value="235.16413226644">
                <text:p>235.16413226644</text:p>
              </table:table-cell>
              <table:table-cell office:value-type="float" office:value="200.416666666667">
                <text:p>200.41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502">
                <text:p>502</text:p>
              </table:table-cell>
              <table:table-cell office:value-type="float" office:value="353.416666666667">
                <text:p>353.416666666667</text:p>
              </table:table-cell>
              <table:table-cell office:value-type="float" office:value="260.999176848762">
                <text:p>260.999176848762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504">
                <text:p>504</text:p>
              </table:table-cell>
              <table:table-cell office:value-type="float" office:value="378.5">
                <text:p>378.5</text:p>
              </table:table-cell>
              <table:table-cell office:value-type="float" office:value="289.847973411874">
                <text:p>289.847973411874</text:p>
              </table:table-cell>
              <table:table-cell office:value-type="float" office:value="230.916666666667">
                <text:p>230.91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607">
                <text:p>607</text:p>
              </table:table-cell>
              <table:table-cell office:value-type="float" office:value="410.916666666667">
                <text:p>410.916666666667</text:p>
              </table:table-cell>
              <table:table-cell office:value-type="float" office:value="315.430867309967">
                <text:p>315.430867309967</text:p>
              </table:table-cell>
              <table:table-cell office:value-type="float" office:value="254.083333333333">
                <text:p>254.08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639">
                <text:p>639</text:p>
              </table:table-cell>
              <table:table-cell office:value-type="float" office:value="441.5">
                <text:p>441.5</text:p>
              </table:table-cell>
              <table:table-cell office:value-type="float" office:value="336.275996516522">
                <text:p>336.275996516522</text:p>
              </table:table-cell>
              <table:table-cell office:value-type="float" office:value="269.583333333333">
                <text:p>269.58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671">
                <text:p>671</text:p>
              </table:table-cell>
              <table:table-cell office:value-type="float" office:value="472.083333333333">
                <text:p>472.083333333333</text:p>
              </table:table-cell>
              <table:table-cell office:value-type="float" office:value="357.535639151284">
                <text:p>357.535639151284</text:p>
              </table:table-cell>
              <table:table-cell office:value-type="float" office:value="283.666666666667">
                <text:p>283.6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711">
                <text:p>711</text:p>
              </table:table-cell>
              <table:table-cell office:value-type="float" office:value="505">
                <text:p>505</text:p>
              </table:table-cell>
              <table:table-cell office:value-type="float" office:value="382.878599894874">
                <text:p>382.878599894874</text:p>
              </table:table-cell>
              <table:table-cell office:value-type="float" office:value="298.583333333333">
                <text:p>298.58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772">
                <text:p>772</text:p>
              </table:table-cell>
              <table:table-cell office:value-type="float" office:value="538.5">
                <text:p>538.5</text:p>
              </table:table-cell>
              <table:table-cell office:value-type="float" office:value="402.436178076744">
                <text:p>402.436178076744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681">
                <text:p>681</text:p>
              </table:table-cell>
              <table:table-cell office:value-type="float" office:value="564.25">
                <text:p>564.25</text:p>
              </table:table-cell>
              <table:table-cell office:value-type="float" office:value="433.422476484912">
                <text:p>433.422476484912</text:p>
              </table:table-cell>
              <table:table-cell office:value-type="float" office:value="321.333333333333">
                <text:p>321.3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690">
                <text:p>690</text:p>
              </table:table-cell>
              <table:table-cell office:value-type="float" office:value="587.666666666667">
                <text:p>587.666666666667</text:p>
              </table:table-cell>
              <table:table-cell office:value-type="float" office:value="462.111656388062">
                <text:p>462.111656388062</text:p>
              </table:table-cell>
              <table:table-cell office:value-type="float" office:value="322.75">
                <text:p>322.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592">
                <text:p>592</text:p>
              </table:table-cell>
              <table:table-cell office:value-type="float" office:value="601.416666666667">
                <text:p>601.416666666667</text:p>
              </table:table-cell>
              <table:table-cell office:value-type="float" office:value="486.469676249081">
                <text:p>486.469676249081</text:p>
              </table:table-cell>
              <table:table-cell office:value-type="float" office:value="313.75">
                <text:p>313.7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560">
                <text:p>560</text:p>
              </table:table-cell>
              <table:table-cell office:value-type="float" office:value="614.916666666667">
                <text:p>614.916666666667</text:p>
              </table:table-cell>
              <table:table-cell office:value-type="float" office:value="517.920454619416">
                <text:p>517.920454619416</text:p>
              </table:table-cell>
              <table:table-cell office:value-type="float" office:value="307.75">
                <text:p>307.7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559">
                <text:p>559</text:p>
              </table:table-cell>
              <table:table-cell office:value-type="float" office:value="624">
                <text:p>624</text:p>
              </table:table-cell>
              <table:table-cell office:value-type="float" office:value="539.560672669662">
                <text:p>539.560672669662</text:p>
              </table:table-cell>
              <table:table-cell office:value-type="float" office:value="297.166666666667">
                <text:p>297.1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595">
                <text:p>595</text:p>
              </table:table-cell>
              <table:table-cell office:value-type="float" office:value="631.75">
                <text:p>631.75</text:p>
              </table:table-cell>
              <table:table-cell office:value-type="float" office:value="555.672139165912">
                <text:p>555.672139165912</text:p>
              </table:table-cell>
              <table:table-cell office:value-type="float" office:value="278.333333333333">
                <text:p>278.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600">
                <text:p>600</text:p>
              </table:table-cell>
              <table:table-cell office:value-type="float" office:value="639.75">
                <text:p>639.75</text:p>
              </table:table-cell>
              <table:table-cell office:value-type="float" office:value="573.977492618323">
                <text:p>573.977492618323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613">
                <text:p>613</text:p>
              </table:table-cell>
              <table:table-cell office:value-type="float" office:value="640.25">
                <text:p>640.25</text:p>
              </table:table-cell>
              <table:table-cell office:value-type="float" office:value="574.726756379545">
                <text:p>574.726756379545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585">
                <text:p>585</text:p>
              </table:table-cell>
              <table:table-cell office:value-type="float" office:value="635.75">
                <text:p>635.75</text:p>
              </table:table-cell>
              <table:table-cell office:value-type="float" office:value="568.306926361426">
                <text:p>568.306926361426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674">
                <text:p>674</text:p>
              </table:table-cell>
              <table:table-cell office:value-type="float" office:value="636">
                <text:p>636</text:p>
              </table:table-cell>
              <table:table-cell office:value-type="float" office:value="568.408983921342">
                <text:p>568.408983921342</text:p>
              </table:table-cell>
              <table:table-cell office:value-type="float" office:value="163.916666666667">
                <text:p>163.91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692">
                <text:p>692</text:p>
              </table:table-cell>
              <table:table-cell office:value-type="float" office:value="634.416666666667">
                <text:p>634.416666666667</text:p>
              </table:table-cell>
              <table:table-cell office:value-type="float" office:value="568.541497757677">
                <text:p>568.541497757677</text:p>
              </table:table-cell>
              <table:table-cell office:value-type="float" office:value="129.416666666667">
                <text:p>129.41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675">
                <text:p>675</text:p>
              </table:table-cell>
              <table:table-cell office:value-type="float" office:value="626.333333333333">
                <text:p>626.333333333333</text:p>
              </table:table-cell>
              <table:table-cell office:value-type="float" office:value="574.39922589755">
                <text:p>574.39922589755</text:p>
              </table:table-cell>
              <table:table-cell office:value-type="float" office:value="87.8333333333334">
                <text:p>87.8333333333334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625">
                <text:p>625</text:p>
              </table:table-cell>
              <table:table-cell office:value-type="float" office:value="621.666666666667">
                <text:p>621.666666666667</text:p>
              </table:table-cell>
              <table:table-cell office:value-type="float" office:value="572.657700263785">
                <text:p>572.657700263785</text:p>
              </table:table-cell>
              <table:table-cell office:value-type="float" office:value="57.4166666666666">
                <text:p>57.416666666666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603">
                <text:p>603</text:p>
              </table:table-cell>
              <table:table-cell office:value-type="float" office:value="614.416666666667">
                <text:p>614.416666666667</text:p>
              </table:table-cell>
              <table:table-cell office:value-type="float" office:value="570.238394892301">
                <text:p>570.238394892301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78">
                <text:p>578</text:p>
              </table:table-cell>
              <table:table-cell office:value-type="float" office:value="613.25">
                <text:p>613.25</text:p>
              </table:table-cell>
              <table:table-cell office:value-type="float" office:value="568.248737391451">
                <text:p>568.248737391451</text:p>
              </table:table-cell>
              <table:table-cell office:value-type="float" office:value="11.8333333333334">
                <text:p>11.8333333333334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63">
                <text:p>563</text:p>
              </table:table-cell>
              <table:table-cell office:value-type="float" office:value="613.5">
                <text:p>613.5</text:p>
              </table:table-cell>
              <table:table-cell office:value-type="float" office:value="568.814228418677">
                <text:p>568.814228418677</text:p>
              </table:table-cell>
              <table:table-cell office:value-type="float" office:value="-1.41666666666663">
                <text:p>-1.4166666666666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646">
                <text:p>646</text:p>
              </table:table-cell>
              <table:table-cell office:value-type="float" office:value="620.75">
                <text:p>620.75</text:p>
              </table:table-cell>
              <table:table-cell office:value-type="float" office:value="578.73241710037">
                <text:p>578.73241710037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654">
                <text:p>654</text:p>
              </table:table-cell>
              <table:table-cell office:value-type="float" office:value="625.666666666667">
                <text:p>625.666666666667</text:p>
              </table:table-cell>
              <table:table-cell office:value-type="float" office:value="583.484521944838">
                <text:p>583.484521944838</text:p>
              </table:table-cell>
              <table:table-cell office:value-type="float" office:value="-6.08333333333337">
                <text:p>-6.0833333333333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738">
                <text:p>738</text:p>
              </table:table-cell>
              <table:table-cell office:value-type="float" office:value="637.166666666667">
                <text:p>637.166666666667</text:p>
              </table:table-cell>
              <table:table-cell office:value-type="float" office:value="584.990682408262">
                <text:p>584.990682408262</text:p>
              </table:table-cell>
              <table:table-cell office:value-type="float" office:value="-2.58333333333337">
                <text:p>-2.5833333333333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689">
                <text:p>689</text:p>
              </table:table-cell>
              <table:table-cell office:value-type="float" office:value="643.5">
                <text:p>643.5</text:p>
              </table:table-cell>
              <table:table-cell office:value-type="float" office:value="589.930164525852">
                <text:p>589.93016452585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653">
                <text:p>653</text:p>
              </table:table-cell>
              <table:table-cell office:value-type="float" office:value="649.166666666667">
                <text:p>649.166666666667</text:p>
              </table:table-cell>
              <table:table-cell office:value-type="float" office:value="598.849791974493">
                <text:p>598.849791974493</text:p>
              </table:table-cell>
              <table:table-cell office:value-type="float" office:value="13.4166666666666">
                <text:p>13.4166666666666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739">
                <text:p>739</text:p>
              </table:table-cell>
              <table:table-cell office:value-type="float" office:value="654.583333333333">
                <text:p>654.583333333333</text:p>
              </table:table-cell>
              <table:table-cell office:value-type="float" office:value="598.21529220535">
                <text:p>598.21529220535</text:p>
              </table:table-cell>
              <table:table-cell office:value-type="float" office:value="18.5833333333334">
                <text:p>18.58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93">
                <text:p>693</text:p>
              </table:table-cell>
              <table:table-cell office:value-type="float" office:value="654.666666666667">
                <text:p>654.666666666667</text:p>
              </table:table-cell>
              <table:table-cell office:value-type="float" office:value="598.237574664027">
                <text:p>598.237574664027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788">
                <text:p>788</text:p>
              </table:table-cell>
              <table:table-cell office:value-type="float" office:value="664.083333333333">
                <text:p>664.083333333333</text:p>
              </table:table-cell>
              <table:table-cell office:value-type="float" office:value="595.774597923187">
                <text:p>595.774597923187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58">
                <text:p>658</text:p>
              </table:table-cell>
              <table:table-cell office:value-type="float" office:value="666.833333333333">
                <text:p>666.833333333333</text:p>
              </table:table-cell>
              <table:table-cell office:value-type="float" office:value="599.585037196306">
                <text:p>599.585037196306</text:p>
              </table:table-cell>
              <table:table-cell office:value-type="float" office:value="45.1666666666667">
                <text:p>45.1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34">
                <text:p>634</text:p>
              </table:table-cell>
              <table:table-cell office:value-type="float" office:value="669.416666666667">
                <text:p>669.416666666667</text:p>
              </table:table-cell>
              <table:table-cell office:value-type="float" office:value="604.281201765595">
                <text:p>604.2812017655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627">
                <text:p>627</text:p>
              </table:table-cell>
              <table:table-cell office:value-type="float" office:value="673.5">
                <text:p>673.5</text:p>
              </table:table-cell>
              <table:table-cell office:value-type="float" office:value="613.264854716929">
                <text:p>613.264854716929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63">
                <text:p>563</text:p>
              </table:table-cell>
              <table:table-cell office:value-type="float" office:value="673.5">
                <text:p>673.5</text:p>
              </table:table-cell>
              <table:table-cell office:value-type="float" office:value="613.264854716929">
                <text:p>613.264854716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630">
                <text:p>630</text:p>
              </table:table-cell>
              <table:table-cell office:value-type="float" office:value="672.166666666667">
                <text:p>672.166666666667</text:p>
              </table:table-cell>
              <table:table-cell office:value-type="float" office:value="611.096165926898">
                <text:p>611.096165926898</text:p>
              </table:table-cell>
              <table:table-cell office:value-type="float" office:value="51.4166666666666">
                <text:p>51.416666666666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623">
                <text:p>623</text:p>
              </table:table-cell>
              <table:table-cell office:value-type="float" office:value="669.583333333333">
                <text:p>669.583333333333</text:p>
              </table:table-cell>
              <table:table-cell office:value-type="float" office:value="607.036684075892">
                <text:p>607.036684075892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634">
                <text:p>634</text:p>
              </table:table-cell>
              <table:table-cell office:value-type="float" office:value="660.916666666667">
                <text:p>660.916666666667</text:p>
              </table:table-cell>
              <table:table-cell office:value-type="float" office:value="601.589441070237">
                <text:p>601.58944107023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677">
                <text:p>677</text:p>
              </table:table-cell>
              <table:table-cell office:value-type="float" office:value="659.916666666667">
                <text:p>659.916666666667</text:p>
              </table:table-cell>
              <table:table-cell office:value-type="float" office:value="601.006167010859">
                <text:p>601.006167010859</text:p>
              </table:table-cell>
              <table:table-cell office:value-type="float" office:value="16.4166666666666">
                <text:p>16.416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609">
                <text:p>609</text:p>
              </table:table-cell>
              <table:table-cell office:value-type="float" office:value="656.25">
                <text:p>656.25</text:p>
              </table:table-cell>
              <table:table-cell office:value-type="float" office:value="595.528392343716">
                <text:p>595.528392343716</text:p>
              </table:table-cell>
              <table:table-cell office:value-type="float" office:value="7.08333333333337">
                <text:p>7.0833333333333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657">
                <text:p>657</text:p>
              </table:table-cell>
              <table:table-cell office:value-type="float" office:value="649.416666666667">
                <text:p>649.416666666667</text:p>
              </table:table-cell>
              <table:table-cell office:value-type="float" office:value="594.519310655929">
                <text:p>594.519310655929</text:p>
              </table:table-cell>
              <table:table-cell office:value-type="float" office:value="-5.16666666666674">
                <text:p>-5.1666666666667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52">
                <text:p>652</text:p>
              </table:table-cell>
              <table:table-cell office:value-type="float" office:value="646">
                <text:p>646</text:p>
              </table:table-cell>
              <table:table-cell office:value-type="float" office:value="592.812510014957">
                <text:p>592.812510014957</text:p>
              </table:table-cell>
              <table:table-cell office:value-type="float" office:value="-8.66666666666663">
                <text:p>-8.6666666666666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704">
                <text:p>704</text:p>
              </table:table-cell>
              <table:table-cell office:value-type="float" office:value="639">
                <text:p>639</text:p>
              </table:table-cell>
              <table:table-cell office:value-type="float" office:value="603.670383271513">
                <text:p>603.670383271513</text:p>
              </table:table-cell>
              <table:table-cell office:value-type="float" office:value="-25.0833333333334">
                <text:p>-25.0833333333334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660">
                <text:p>660</text:p>
              </table:table-cell>
              <table:table-cell office:value-type="float" office:value="639.166666666667">
                <text:p>639.166666666667</text:p>
              </table:table-cell>
              <table:table-cell office:value-type="float" office:value="603.734700274378">
                <text:p>603.734700274378</text:p>
              </table:table-cell>
              <table:table-cell office:value-type="float" office:value="-27.6666666666667">
                <text:p>-27.66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680">
                <text:p>680</text:p>
              </table:table-cell>
              <table:table-cell office:value-type="float" office:value="643">
                <text:p>643</text:p>
              </table:table-cell>
              <table:table-cell office:value-type="float" office:value="605.736808315102">
                <text:p>605.736808315102</text:p>
              </table:table-cell>
              <table:table-cell office:value-type="float" office:value="-26.4166666666666">
                <text:p>-26.41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80">
                <text:p>580</text:p>
              </table:table-cell>
              <table:table-cell office:value-type="float" office:value="639.083333333333">
                <text:p>639.083333333333</text:p>
              </table:table-cell>
              <table:table-cell office:value-type="float" office:value="597.738973855817">
                <text:p>597.738973855817</text:p>
              </table:table-cell>
              <table:table-cell office:value-type="float" office:value="-34.4166666666666">
                <text:p>-34.41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20">
                <text:p>520</text:p>
              </table:table-cell>
              <table:table-cell office:value-type="float" office:value="635.5">
                <text:p>635.5</text:p>
              </table:table-cell>
              <table:table-cell office:value-type="float" office:value="585.919028576754">
                <text:p>585.91902857675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559">
                <text:p>559</text:p>
              </table:table-cell>
              <table:table-cell office:value-type="float" office:value="629.583333333333">
                <text:p>629.583333333333</text:p>
              </table:table-cell>
              <table:table-cell office:value-type="float" office:value="575.275359143477">
                <text:p>575.275359143477</text:p>
              </table:table-cell>
              <table:table-cell office:value-type="float" office:value="-42.5833333333333">
                <text:p>-42.5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556">
                <text:p>556</text:p>
              </table:table-cell>
              <table:table-cell office:value-type="float" office:value="624">
                <text:p>624</text:p>
              </table:table-cell>
              <table:table-cell office:value-type="float" office:value="565.659307823472">
                <text:p>565.659307823472</text:p>
              </table:table-cell>
              <table:table-cell office:value-type="float" office:value="-45.5833333333334">
                <text:p>-45.583333333333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588">
                <text:p>588</text:p>
              </table:table-cell>
              <table:table-cell office:value-type="float" office:value="620.166666666667">
                <text:p>620.166666666667</text:p>
              </table:table-cell>
              <table:table-cell office:value-type="float" office:value="561.036865945429">
                <text:p>561.036865945429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604">
                <text:p>604</text:p>
              </table:table-cell>
              <table:table-cell office:value-type="float" office:value="614.083333333333">
                <text:p>614.083333333333</text:p>
              </table:table-cell>
              <table:table-cell office:value-type="float" office:value="557.637931985364">
                <text:p>557.637931985364</text:p>
              </table:table-cell>
              <table:table-cell office:value-type="float" office:value="-45.8333333333333">
                <text:p>-45.8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518">
                <text:p>518</text:p>
              </table:table-cell>
              <table:table-cell office:value-type="float" office:value="606.5">
                <text:p>606.5</text:p>
              </table:table-cell>
              <table:table-cell office:value-type="float" office:value="543.56930218667">
                <text:p>543.56930218667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605">
                <text:p>605</text:p>
              </table:table-cell>
              <table:table-cell office:value-type="float" office:value="602.166666666667">
                <text:p>602.166666666667</text:p>
              </table:table-cell>
              <table:table-cell office:value-type="float" office:value="541.272073186198">
                <text:p>541.272073186198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597">
                <text:p>597</text:p>
              </table:table-cell>
              <table:table-cell office:value-type="float" office:value="597.583333333333">
                <text:p>597.583333333333</text:p>
              </table:table-cell>
              <table:table-cell office:value-type="float" office:value="538.745407510345">
                <text:p>538.745407510345</text:p>
              </table:table-cell>
              <table:table-cell office:value-type="float" office:value="-48.4166666666666">
                <text:p>-48.4166666666666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639">
                <text:p>639</text:p>
              </table:table-cell>
              <table:table-cell office:value-type="float" office:value="592.166666666667">
                <text:p>592.166666666667</text:p>
              </table:table-cell>
              <table:table-cell office:value-type="float" office:value="541.606471519364">
                <text:p>541.606471519364</text:p>
              </table:table-cell>
              <table:table-cell office:value-type="float" office:value="-46.8333333333334">
                <text:p>-46.833333333333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582">
                <text:p>582</text:p>
              </table:table-cell>
              <table:table-cell office:value-type="float" office:value="585.666666666667">
                <text:p>585.666666666667</text:p>
              </table:table-cell>
              <table:table-cell office:value-type="float" office:value="539.82636416621">
                <text:p>539.82636416621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609">
                <text:p>609</text:p>
              </table:table-cell>
              <table:table-cell office:value-type="float" office:value="579.75">
                <text:p>579.75</text:p>
              </table:table-cell>
              <table:table-cell office:value-type="float" office:value="543.643780440081">
                <text:p>543.643780440081</text:p>
              </table:table-cell>
              <table:table-cell office:value-type="float" office:value="-63.25">
                <text:p>-63.2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533">
                <text:p>533</text:p>
              </table:table-cell>
              <table:table-cell office:value-type="float" office:value="575.833333333333">
                <text:p>575.833333333333</text:p>
              </table:table-cell>
              <table:table-cell office:value-type="float" office:value="537.289772773805">
                <text:p>537.289772773805</text:p>
              </table:table-cell>
              <table:table-cell office:value-type="float" office:value="-63.25">
                <text:p>-63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496">
                <text:p>496</text:p>
              </table:table-cell>
              <table:table-cell office:value-type="float" office:value="573.833333333333">
                <text:p>573.833333333333</text:p>
              </table:table-cell>
              <table:table-cell office:value-type="float" office:value="531.675980187738">
                <text:p>531.675980187738</text:p>
              </table:table-cell>
              <table:table-cell office:value-type="float" office:value="-61.6666666666666">
                <text:p>-61.6666666666666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519">
                <text:p>519</text:p>
              </table:table-cell>
              <table:table-cell office:value-type="float" office:value="570.5">
                <text:p>570.5</text:p>
              </table:table-cell>
              <table:table-cell office:value-type="float" office:value="525.572786137414">
                <text:p>525.572786137414</text:p>
              </table:table-cell>
              <table:table-cell office:value-type="float" office:value="-59.0833333333334">
                <text:p>-59.0833333333334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497">
                <text:p>497</text:p>
              </table:table-cell>
              <table:table-cell office:value-type="float" office:value="565.583333333333">
                <text:p>565.583333333333</text:p>
              </table:table-cell>
              <table:table-cell office:value-type="float" office:value="515.943799357546">
                <text:p>515.943799357546</text:p>
              </table:table-cell>
              <table:table-cell office:value-type="float" office:value="-58.4166666666666">
                <text:p>-58.416666666666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57">
                <text:p>557</text:p>
              </table:table-cell>
              <table:table-cell office:value-type="float" office:value="563">
                <text:p>563</text:p>
              </table:table-cell>
              <table:table-cell office:value-type="float" office:value="513.828685376348">
                <text:p>513.828685376348</text:p>
              </table:table-cell>
              <table:table-cell office:value-type="float" office:value="-57.1666666666666">
                <text:p>-57.1666666666666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545">
                <text:p>545</text:p>
              </table:table-cell>
              <table:table-cell office:value-type="float" office:value="558.083333333333">
                <text:p>558.083333333333</text:p>
              </table:table-cell>
              <table:table-cell office:value-type="float" office:value="510.458934824446">
                <text:p>510.45893482444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491">
                <text:p>491</text:p>
              </table:table-cell>
              <table:table-cell office:value-type="float" office:value="555.833333333333">
                <text:p>555.833333333333</text:p>
              </table:table-cell>
              <table:table-cell office:value-type="float" office:value="505.577925061128">
                <text:p>505.577925061128</text:p>
              </table:table-cell>
              <table:table-cell office:value-type="float" office:value="-50.6666666666666">
                <text:p>-50.6666666666666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583">
                <text:p>583</text:p>
              </table:table-cell>
              <table:table-cell office:value-type="float" office:value="554">
                <text:p>554</text:p>
              </table:table-cell>
              <table:table-cell office:value-type="float" office:value="505.324824322118">
                <text:p>505.324824322118</text:p>
              </table:table-cell>
              <table:table-cell office:value-type="float" office:value="-48.1666666666666">
                <text:p>-48.16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35">
                <text:p>535</text:p>
              </table:table-cell>
              <table:table-cell office:value-type="float" office:value="548.833333333333">
                <text:p>548.833333333333</text:p>
              </table:table-cell>
              <table:table-cell office:value-type="float" office:value="501.877196483303">
                <text:p>501.877196483303</text:p>
              </table:table-cell>
              <table:table-cell office:value-type="float" office:value="-48.75">
                <text:p>-48.7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543">
                <text:p>543</text:p>
              </table:table-cell>
              <table:table-cell office:value-type="float" office:value="540.833333333333">
                <text:p>540.833333333333</text:p>
              </table:table-cell>
              <table:table-cell office:value-type="float" office:value="503.429314751627">
                <text:p>503.429314751627</text:p>
              </table:table-cell>
              <table:table-cell office:value-type="float" office:value="-51.3333333333333">
                <text:p>-51.33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18">
                <text:p>518</text:p>
              </table:table-cell>
              <table:table-cell office:value-type="float" office:value="535.5">
                <text:p>535.5</text:p>
              </table:table-cell>
              <table:table-cell office:value-type="float" office:value="499.984318444332">
                <text:p>499.984318444332</text:p>
              </table:table-cell>
              <table:table-cell office:value-type="float" office:value="-50.1666666666666">
                <text:p>-50.166666666666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3">
                <text:p>533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502.202605287479">
                <text:p>502.202605287479</text:p>
              </table:table-cell>
              <table:table-cell office:value-type="float" office:value="-50.5833333333334">
                <text:p>-50.583333333333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75">
                <text:p>475</text:p>
              </table:table-cell>
              <table:table-cell office:value-type="float" office:value="524.333333333333">
                <text:p>524.333333333333</text:p>
              </table:table-cell>
              <table:table-cell office:value-type="float" office:value="493.237196966098">
                <text:p>493.237196966098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482">
                <text:p>482</text:p>
              </table:table-cell>
              <table:table-cell office:value-type="float" office:value="523.166666666667">
                <text:p>523.166666666667</text:p>
              </table:table-cell>
              <table:table-cell office:value-type="float" office:value="490.679373113275">
                <text:p>490.679373113275</text:p>
              </table:table-cell>
              <table:table-cell office:value-type="float" office:value="-50.6666666666667">
                <text:p>-50.6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71">
                <text:p>471</text:p>
              </table:table-cell>
              <table:table-cell office:value-type="float" office:value="519.166666666667">
                <text:p>519.166666666667</text:p>
              </table:table-cell>
              <table:table-cell office:value-type="float" office:value="483.336680917467">
                <text:p>483.336680917467</text:p>
              </table:table-cell>
              <table:table-cell office:value-type="float" office:value="-51.3333333333334">
                <text:p>-51.33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502">
                <text:p>502</text:p>
              </table:table-cell>
              <table:table-cell office:value-type="float" office:value="519.583333333333">
                <text:p>519.583333333333</text:p>
              </table:table-cell>
              <table:table-cell office:value-type="float" office:value="484.006378756393">
                <text:p>484.00637875639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573">
                <text:p>573</text:p>
              </table:table-cell>
              <table:table-cell office:value-type="float" office:value="520.916666666667">
                <text:p>520.916666666667</text:p>
              </table:table-cell>
              <table:table-cell office:value-type="float" office:value="483.554901248642">
                <text:p>483.554901248642</text:p>
              </table:table-cell>
              <table:table-cell office:value-type="float" office:value="-42.0833333333334">
                <text:p>-42.0833333333334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32">
                <text:p>632</text:p>
              </table:table-cell>
              <table:table-cell office:value-type="float" office:value="528.166666666667">
                <text:p>528.166666666667</text:p>
              </table:table-cell>
              <table:table-cell office:value-type="float" office:value="479.099304188069">
                <text:p>479.099304188069</text:p>
              </table:table-cell>
              <table:table-cell office:value-type="float" office:value="-29.9166666666667">
                <text:p>-29.91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96">
                <text:p>496</text:p>
              </table:table-cell>
              <table:table-cell office:value-type="float" office:value="528.583333333333">
                <text:p>528.583333333333</text:p>
              </table:table-cell>
              <table:table-cell office:value-type="float" office:value="479.840113136556">
                <text:p>479.840113136556</text:p>
              </table:table-cell>
              <table:table-cell office:value-type="float" office:value="-27.25">
                <text:p>-27.2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534">
                <text:p>534</text:p>
              </table:table-cell>
              <table:table-cell office:value-type="float" office:value="524.5">
                <text:p>524.5</text:p>
              </table:table-cell>
              <table:table-cell office:value-type="float" office:value="478.770558518808">
                <text:p>478.770558518808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74">
                <text:p>474</text:p>
              </table:table-cell>
              <table:table-cell office:value-type="float" office:value="519.416666666667">
                <text:p>519.416666666667</text:p>
              </table:table-cell>
              <table:table-cell office:value-type="float" office:value="471.616974135641">
                <text:p>471.616974135641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04">
                <text:p>504</text:p>
              </table:table-cell>
              <table:table-cell office:value-type="float" office:value="516.166666666667">
                <text:p>516.166666666667</text:p>
              </table:table-cell>
              <table:table-cell office:value-type="float" office:value="468.792271331915">
                <text:p>468.792271331915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11">
                <text:p>511</text:p>
              </table:table-cell>
              <table:table-cell office:value-type="float" office:value="515.583333333333">
                <text:p>515.583333333333</text:p>
              </table:table-cell>
              <table:table-cell office:value-type="float" office:value="468.190471704884">
                <text:p>468.190471704884</text:p>
              </table:table-cell>
              <table:table-cell office:value-type="float" office:value="-19.9166666666666">
                <text:p>-19.916666666666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46">
                <text:p>546</text:p>
              </table:table-cell>
              <table:table-cell office:value-type="float" office:value="516.666666666667">
                <text:p>516.666666666667</text:p>
              </table:table-cell>
              <table:table-cell office:value-type="float" office:value="468.694452486651">
                <text:p>468.694452486651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7">
                <text:p>417</text:p>
              </table:table-cell>
              <table:table-cell office:value-type="float" office:value="511.833333333333">
                <text:p>511.833333333333</text:p>
              </table:table-cell>
              <table:table-cell office:value-type="float" office:value="456.86915767263">
                <text:p>456.86915767263</text:p>
              </table:table-cell>
              <table:table-cell office:value-type="float" office:value="-12.5000000000001">
                <text:p>-12.5000000000001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07">
                <text:p>407</text:p>
              </table:table-cell>
              <table:table-cell office:value-type="float" office:value="505.583333333333">
                <text:p>505.583333333333</text:p>
              </table:table-cell>
              <table:table-cell office:value-type="float" office:value="443.160350483434">
                <text:p>443.160350483434</text:p>
              </table:table-cell>
              <table:table-cell office:value-type="float" office:value="-17.5833333333333">
                <text:p>-17.583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36">
                <text:p>436</text:p>
              </table:table-cell>
              <table:table-cell office:value-type="float" office:value="502.666666666667">
                <text:p>502.666666666667</text:p>
              </table:table-cell>
              <table:table-cell office:value-type="float" office:value="437.714469792443">
                <text:p>437.714469792443</text:p>
              </table:table-cell>
              <table:table-cell office:value-type="float" office:value="-16.4999999999999">
                <text:p>-16.4999999999999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02">
                <text:p>402</text:p>
              </table:table-cell>
              <table:table-cell office:value-type="float" office:value="494.333333333333">
                <text:p>494.333333333333</text:p>
              </table:table-cell>
              <table:table-cell office:value-type="float" office:value="423.169842523492">
                <text:p>423.169842523492</text:p>
              </table:table-cell>
              <table:table-cell office:value-type="float" office:value="-25.2500000000001">
                <text:p>-25.250000000000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72">
                <text:p>472</text:p>
              </table:table-cell>
              <table:table-cell office:value-type="float" office:value="485.916666666667">
                <text:p>485.916666666667</text:p>
              </table:table-cell>
              <table:table-cell office:value-type="float" office:value="419.060704352377">
                <text:p>419.060704352377</text:p>
              </table:table-cell>
              <table:table-cell office:value-type="float" office:value="-34.9999999999999">
                <text:p>-34.9999999999999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36">
                <text:p>436</text:p>
              </table:table-cell>
              <table:table-cell office:value-type="float" office:value="469.583333333333">
                <text:p>469.583333333333</text:p>
              </table:table-cell>
              <table:table-cell office:value-type="float" office:value="419.932812264323">
                <text:p>419.932812264323</text:p>
              </table:table-cell>
              <table:table-cell office:value-type="float" office:value="-58.5833333333333">
                <text:p>-58.58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09">
                <text:p>409</text:p>
              </table:table-cell>
              <table:table-cell office:value-type="float" office:value="462.333333333333">
                <text:p>462.333333333333</text:p>
              </table:table-cell>
              <table:table-cell office:value-type="float" office:value="410.583351632268">
                <text:p>410.583351632268</text:p>
              </table:table-cell>
              <table:table-cell office:value-type="float" office:value="-66.2500000000001">
                <text:p>-66.2500000000001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15">
                <text:p>515</text:p>
              </table:table-cell>
              <table:table-cell office:value-type="float" office:value="460.75">
                <text:p>460.75</text:p>
              </table:table-cell>
              <table:table-cell office:value-type="float" office:value="411.145885434591">
                <text:p>411.145885434591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3">
                <text:p>413</text:p>
              </table:table-cell>
              <table:table-cell office:value-type="float" office:value="455.666666666667">
                <text:p>455.666666666667</text:p>
              </table:table-cell>
              <table:table-cell office:value-type="float" office:value="404.444630689004">
                <text:p>404.444630689004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37">
                <text:p>437</text:p>
              </table:table-cell>
              <table:table-cell office:value-type="float" office:value="450.083333333333">
                <text:p>450.083333333333</text:p>
              </table:table-cell>
              <table:table-cell office:value-type="float" office:value="401.001845741346">
                <text:p>401.001845741346</text:p>
              </table:table-cell>
              <table:table-cell office:value-type="float" office:value="-66.0833333333333">
                <text:p>-66.08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98">
                <text:p>398</text:p>
              </table:table-cell>
              <table:table-cell office:value-type="float" office:value="440.666666666667">
                <text:p>440.666666666667</text:p>
              </table:table-cell>
              <table:table-cell office:value-type="float" office:value="393.533714801595">
                <text:p>393.533714801595</text:p>
              </table:table-cell>
              <table:table-cell office:value-type="float" office:value="-74.9166666666667">
                <text:p>-74.9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08">
                <text:p>408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395.025693326616">
                <text:p>395.025693326616</text:p>
              </table:table-cell>
              <table:table-cell office:value-type="float" office:value="-87.5">
                <text:p>-87.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75">
                <text:p>375</text:p>
              </table:table-cell>
              <table:table-cell office:value-type="float" office:value="425.666666666667">
                <text:p>425.666666666667</text:p>
              </table:table-cell>
              <table:table-cell office:value-type="float" office:value="388.176465926805">
                <text:p>388.176465926805</text:p>
              </table:table-cell>
              <table:table-cell office:value-type="float" office:value="-86.1666666666666">
                <text:p>-86.166666666666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53">
                <text:p>353</text:p>
              </table:table-cell>
              <table:table-cell office:value-type="float" office:value="421.166666666667">
                <text:p>421.166666666667</text:p>
              </table:table-cell>
              <table:table-cell office:value-type="float" office:value="378.367275563663">
                <text:p>378.367275563663</text:p>
              </table:table-cell>
              <table:table-cell office:value-type="float" office:value="-84.4166666666666">
                <text:p>-84.416666666666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66">
                <text:p>366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370.041685832571">
                <text:p>370.041685832571</text:p>
              </table:table-cell>
              <table:table-cell office:value-type="float" office:value="-87.3333333333334">
                <text:p>-87.333333333333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73">
                <text:p>373</text:p>
              </table:table-cell>
              <table:table-cell office:value-type="float" office:value="412.916666666667">
                <text:p>412.916666666667</text:p>
              </table:table-cell>
              <table:table-cell office:value-type="float" office:value="366.100860607498">
                <text:p>366.100860607498</text:p>
              </table:table-cell>
              <table:table-cell office:value-type="float" office:value="-81.4166666666666">
                <text:p>-81.4166666666666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4">
                <text:p>404</text:p>
              </table:table-cell>
              <table:table-cell office:value-type="float" office:value="407.25">
                <text:p>407.25</text:p>
              </table:table-cell>
              <table:table-cell office:value-type="float" office:value="364.278286259236">
                <text:p>364.278286259236</text:p>
              </table:table-cell>
              <table:table-cell office:value-type="float" office:value="-78.6666666666667">
                <text:p>-78.6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78">
                <text:p>378</text:p>
              </table:table-cell>
              <table:table-cell office:value-type="float" office:value="402.416666666667">
                <text:p>402.416666666667</text:p>
              </table:table-cell>
              <table:table-cell office:value-type="float" office:value="359.71163538264">
                <text:p>359.71163538264</text:p>
              </table:table-cell>
              <table:table-cell office:value-type="float" office:value="-67.1666666666666">
                <text:p>-67.166666666666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48">
                <text:p>348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51.937431769559">
                <text:p>351.93743176955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14">
                <text:p>414</text:p>
              </table:table-cell>
              <table:table-cell office:value-type="float" office:value="388.916666666667">
                <text:p>388.916666666667</text:p>
              </table:table-cell>
              <table:table-cell office:value-type="float" office:value="361.52901738212">
                <text:p>361.52901738212</text:p>
              </table:table-cell>
              <table:table-cell office:value-type="float" office:value="-71.8333333333333">
                <text:p>-71.8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72">
                <text:p>372</text:p>
              </table:table-cell>
              <table:table-cell office:value-type="float" office:value="385.5">
                <text:p>385.5</text:p>
              </table:table-cell>
              <table:table-cell office:value-type="float" office:value="358.842236334674">
                <text:p>358.842236334674</text:p>
              </table:table-cell>
              <table:table-cell office:value-type="float" office:value="-70.1666666666667">
                <text:p>-70.1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1">
                <text:p>421</text:p>
              </table:table-cell>
              <table:table-cell office:value-type="float" office:value="384.166666666667">
                <text:p>384.166666666667</text:p>
              </table:table-cell>
              <table:table-cell office:value-type="float" office:value="360.038850454844">
                <text:p>360.038850454844</text:p>
              </table:table-cell>
              <table:table-cell office:value-type="float" office:value="-65.9166666666666">
                <text:p>-65.916666666666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92">
                <text:p>392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59.79072467351">
                <text:p>359.7907246735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70">
                <text:p>370</text:p>
              </table:table-cell>
              <table:table-cell office:value-type="float" office:value="380.5">
                <text:p>380.5</text:p>
              </table:table-cell>
              <table:table-cell office:value-type="float" office:value="357.646712987565">
                <text:p>357.646712987565</text:p>
              </table:table-cell>
              <table:table-cell office:value-type="float" office:value="-48.6666666666667">
                <text:p>-48.66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5">
                <text:p>355</text:p>
              </table:table-cell>
              <table:table-cell office:value-type="float" office:value="378.833333333333">
                <text:p>378.833333333333</text:p>
              </table:table-cell>
              <table:table-cell office:value-type="float" office:value="354.841541807771">
                <text:p>354.841541807771</text:p>
              </table:table-cell>
              <table:table-cell office:value-type="float" office:value="-46.8333333333334">
                <text:p>-46.833333333333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29">
                <text:p>329</text:p>
              </table:table-cell>
              <table:table-cell office:value-type="float" office:value="376.833333333333">
                <text:p>376.833333333333</text:p>
              </table:table-cell>
              <table:table-cell office:value-type="float" office:value="349.697870681421">
                <text:p>349.697870681421</text:p>
              </table:table-cell>
              <table:table-cell office:value-type="float" office:value="-44.3333333333334">
                <text:p>-44.333333333333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348">
                <text:p>348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47.070497686713">
                <text:p>347.07049768671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3">
                <text:p>373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47.070497686713">
                <text:p>347.070497686713</text:p>
              </table:table-cell>
              <table:table-cell office:value-type="float" office:value="-37.5833333333334">
                <text:p>-37.583333333333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34">
                <text:p>434</text:p>
              </table:table-cell>
              <table:table-cell office:value-type="float" office:value="377.833333333333">
                <text:p>377.833333333333</text:p>
              </table:table-cell>
              <table:table-cell office:value-type="float" office:value="345.737359829613">
                <text:p>345.737359829613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87">
                <text:p>387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346.378143651789">
                <text:p>346.378143651789</text:p>
              </table:table-cell>
              <table:table-cell office:value-type="float" office:value="-23.8333333333334">
                <text:p>-23.833333333333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58">
                <text:p>358</text:p>
              </table:table-cell>
              <table:table-cell office:value-type="float" office:value="379.416666666667">
                <text:p>379.416666666667</text:p>
              </table:table-cell>
              <table:table-cell office:value-type="float" office:value="347.953966287463">
                <text:p>347.953966287463</text:p>
              </table:table-cell>
              <table:table-cell office:value-type="float" office:value="-17.9166666666666">
                <text:p>-17.916666666666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17">
                <text:p>417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347.893798500334">
                <text:p>347.893798500334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399">
                <text:p>399</text:p>
              </table:table-cell>
              <table:table-cell office:value-type="float" office:value="381.916666666667">
                <text:p>381.916666666667</text:p>
              </table:table-cell>
              <table:table-cell office:value-type="float" office:value="349.782124692666">
                <text:p>349.782124692666</text:p>
              </table:table-cell>
              <table:table-cell office:value-type="float" office:value="-3.58333333333331">
                <text:p>-3.58333333333331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85">
                <text:p>385</text:p>
              </table:table-cell>
              <table:table-cell office:value-type="float" office:value="378.916666666667">
                <text:p>378.916666666667</text:p>
              </table:table-cell>
              <table:table-cell office:value-type="float" office:value="349.170900479517">
                <text:p>349.17090047951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373">
                <text:p>373</text:p>
              </table:table-cell>
              <table:table-cell office:value-type="float" office:value="377.333333333333">
                <text:p>377.333333333333</text:p>
              </table:table-cell>
              <table:table-cell office:value-type="float" office:value="347.842708217935">
                <text:p>347.842708217935</text:p>
              </table:table-cell>
              <table:table-cell office:value-type="float" office:value="-6.33333333333337">
                <text:p>-6.3333333333333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80">
                <text:p>380</text:p>
              </table:table-cell>
              <table:table-cell office:value-type="float" office:value="378.166666666667">
                <text:p>378.166666666667</text:p>
              </table:table-cell>
              <table:table-cell office:value-type="float" office:value="348.760936447933">
                <text:p>348.760936447933</text:p>
              </table:table-cell>
              <table:table-cell office:value-type="float" office:value="-2.33333333333331">
                <text:p>-2.33333333333331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20">
                <text:p>320</text:p>
              </table:table-cell>
              <table:table-cell office:value-type="float" office:value="375.25">
                <text:p>375.25</text:p>
              </table:table-cell>
              <table:table-cell office:value-type="float" office:value="341.870297403144">
                <text:p>341.870297403144</text:p>
              </table:table-cell>
              <table:table-cell office:value-type="float" office:value="-3.58333333333331">
                <text:p>-3.5833333333333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79">
                <text:p>279</text:p>
              </table:table-cell>
              <table:table-cell office:value-type="float" office:value="371.083333333333">
                <text:p>371.083333333333</text:p>
              </table:table-cell>
              <table:table-cell office:value-type="float" office:value="329.334172572398">
                <text:p>329.334172572398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345">
                <text:p>345</text:p>
              </table:table-cell>
              <table:table-cell office:value-type="float" office:value="370.833333333333">
                <text:p>370.833333333333</text:p>
              </table:table-cell>
              <table:table-cell office:value-type="float" office:value="328.92470255955">
                <text:p>328.9247025595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68">
                <text:p>368</text:p>
              </table:table-cell>
              <table:table-cell office:value-type="float" office:value="370.416666666667">
                <text:p>370.416666666667</text:p>
              </table:table-cell>
              <table:table-cell office:value-type="float" office:value="328.506680151553">
                <text:p>328.506680151553</text:p>
              </table:table-cell>
              <table:table-cell office:value-type="float" office:value="-4.91666666666663">
                <text:p>-4.9166666666666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333">
                <text:p>333</text:p>
              </table:table-cell>
              <table:table-cell office:value-type="float" office:value="362">
                <text:p>362</text:p>
              </table:table-cell>
              <table:table-cell office:value-type="float" office:value="324.067044790722">
                <text:p>324.067044790722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54">
                <text:p>354</text:p>
              </table:table-cell>
              <table:table-cell office:value-type="float" office:value="359.25">
                <text:p>359.25</text:p>
              </table:table-cell>
              <table:table-cell office:value-type="float" office:value="322.106237523521">
                <text:p>322.106237523521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12">
                <text:p>312</text:p>
              </table:table-cell>
              <table:table-cell office:value-type="float" office:value="355.416666666667">
                <text:p>355.416666666667</text:p>
              </table:table-cell>
              <table:table-cell office:value-type="float" office:value="315.838301747219">
                <text:p>315.838301747219</text:p>
              </table:table-cell>
              <table:table-cell office:value-type="float" office:value="-24">
                <text:p>-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832cm" svg:y="1.275cm" chart:style-name="ch3">
          <text:p>Editors &gt;100</text:p>
        </chart:subtitle>
        <chart:legend chart:legend-position="end" svg:x="10.793cm" svg:y="3.454cm" style:legend-expansion="high" chart:style-name="ch4"/>
        <chart:plot-area chart:style-name="ch5" table:cell-range-address="'Editors &gt;100'.A1:'Editors &gt;100'.B169 'Editors &gt;100'.D1:'Editors &gt;100'.F169" chart:data-source-has-labels="both" svg:x="1.331cm" svg:y="2.138cm" svg:width="9.142cm" svg:height="5.701cm">
          <chartooo:coordinate-region svg:x="2.154cm" svg:y="2.337cm" svg:width="8.319cm" svg:height="5.303cm"/>
          <chart:axis chart:dimension="x" chart:name="primary-x" chart:style-name="ch6" chartooo:axis-type="auto">
            <chartooo:date-scale/>
            <chart:title svg:x="5.421cm" svg:y="8.019cm" chart:style-name="ch7">
              <text:p>Dates</text:p>
            </chart:title>
            <chart:categories table:cell-range-address="'Editors &gt;100'.A13:'Editors &gt;100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100'.B13:'Editors &gt;100'.B169" chart:label-cell-address="'Editors &gt;100'.B1:'Editors &gt;100'.B12" chart:class="chart:line">
            <chart:data-point chart:repeated="157"/>
          </chart:series>
          <chart:series chart:style-name="ch12" chart:values-cell-range-address="'Editors &gt;100'.D13:'Editors &gt;100'.D169" chart:label-cell-address="'Editors &gt;100'.D1:'Editors &gt;100'.D12" chart:class="chart:line">
            <chart:data-point chart:repeated="157"/>
          </chart:series>
          <chart:series chart:style-name="ch13" chart:values-cell-range-address="'Editors &gt;100'.E13:'Editors &gt;100'.E169" chart:label-cell-address="'Editors &gt;100'.E1:'Editors &gt;100'.E12" chart:class="chart:line">
            <chart:data-point chart:repeated="157"/>
          </chart:series>
          <chart:series chart:style-name="ch14" chart:values-cell-range-address="'Editors &gt;100'.F13:'Editors &gt;100'.F169" chart:label-cell-address="'Editors &gt;100'.F1:'Editors &gt;100'.F12" chart:class="chart:line">
            <chart:data-point chart:repeated="1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100</text:p>
                <text:list>
                  <text:list-item>
                    <text:p>Editors &gt;100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B1:'Editors &gt;100'.B12</svg:desc>
                </draw:g>
              </table:table-cell>
              <table:table-cell office:value-type="string">
                <text:p>Mean</text:p>
                <text:list>
                  <text:list-item>
                    <text:p>Mea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D1:'Editors &gt;100'.D12</svg:desc>
                </draw:g>
              </table:table-cell>
              <table:table-cell office:value-type="string">
                <text:p>Mean – 1*StdDev</text:p>
                <text:list>
                  <text:list-item>
                    <text:p>Mean – 1*StdDev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E1:'Editors &gt;100'.E12</svg:desc>
                </draw:g>
              </table:table-cell>
              <table:table-cell office:value-type="string">
                <text:p>Diff</text:p>
                <text:list>
                  <text:list-item>
                    <text:p>Diff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ditors &gt;100'.F1:'Editors &gt;100'.F12</svg:desc>
                </draw:g>
              </table:table-cell>
            </table:table-row>
          </table:table-header-rows>
          <table:table-rows>
            <table:table-row>
              <table:table-cell office:value-type="float" office:value="37956">
                <text:p>37956</text:p>
                <draw:g>
                  <svg:desc>'Editors &gt;100'.A13:'Editors &gt;100'.A169</svg:desc>
                </draw:g>
              </table:table-cell>
              <table:table-cell office:value-type="float" office:value="3">
                <text:p>3</text:p>
                <draw:g>
                  <svg:desc>'Editors &gt;100'.B13:'Editors &gt;100'.B169</svg:desc>
                </draw:g>
              </table:table-cell>
              <table:table-cell office:value-type="float" office:value="3">
                <text:p>3</text:p>
                <draw:g>
                  <svg:desc>'Editors &gt;100'.D13:'Editors &gt;100'.D169</svg:desc>
                </draw:g>
              </table:table-cell>
              <table:table-cell office:value-type="float" office:value="3">
                <text:p>3</text:p>
                <draw:g>
                  <svg:desc>'Editors &gt;100'.E13:'Editors &gt;100'.E169</svg:desc>
                </draw:g>
              </table:table-cell>
              <table:table-cell office:value-type="float" office:value="NaN">
                <text:p>NaN</text:p>
                <draw:g>
                  <svg:desc>'Editors &gt;100'.F13:'Editors &gt;100'.F169</svg:desc>
                </draw:g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79289321881345">
                <text:p>2.7928932188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4">
                <text:p>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08931639747704">
                <text:p>3.08931639747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3.05227744249483">
                <text:p>3.0522774424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2.95227744249483">
                <text:p>2.9522774424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9">
                <text:p>9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.14762435041489">
                <text:p>2.1476243504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1">
                <text:p>11</text:p>
              </table:table-cell>
              <table:table-cell office:value-type="float" office:value="5.125">
                <text:p>5.125</text:p>
              </table:table-cell>
              <table:table-cell office:value-type="float" office:value="2.03411478236874">
                <text:p>2.0341147823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9">
                <text:p>9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38888888888889">
                <text:p>2.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70016835446278">
                <text:p>2.7001683544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5">
                <text:p>15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2.67527989276331">
                <text:p>2.6752798927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8">
                <text:p>18</text:p>
              </table:table-cell>
              <table:table-cell office:value-type="float" office:value="7.75">
                <text:p>7.75</text:p>
              </table:table-cell>
              <table:table-cell office:value-type="float" office:value="2.6487523807673">
                <text:p>2.6487523807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3">
                <text:p>13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3.51187427605041">
                <text:p>3.51187427605041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03037994204291">
                <text:p>4.0303799420429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4">
                <text:p>2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4.79997057964526">
                <text:p>4.799970579645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7">
                <text:p>27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5.89085373152467">
                <text:p>5.89085373152467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7">
                <text:p>27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7.77356866066718">
                <text:p>7.77356866066718</text:p>
              </table:table-cell>
              <table:table-cell office:value-type="float" office:value="11.9833333333333">
                <text:p>11.98333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3">
                <text:p>33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9.87625951826011">
                <text:p>9.87625951826011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8">
                <text:p>2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1.5388990727571">
                <text:p>11.5388990727571</text:p>
              </table:table-cell>
              <table:table-cell office:value-type="float" office:value="15.3809523809524">
                <text:p>15.3809523809524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5">
                <text:p>35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2.9349758657722">
                <text:p>12.9349758657722</text:p>
              </table:table-cell>
              <table:table-cell office:value-type="float" office:value="16.5416666666667">
                <text:p>16.541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46">
                <text:p>46</text:p>
              </table:table-cell>
              <table:table-cell office:value-type="float" office:value="24.75">
                <text:p>24.75</text:p>
              </table:table-cell>
              <table:table-cell office:value-type="float" office:value="14.4975058466909">
                <text:p>14.4975058466909</text:p>
              </table:table-cell>
              <table:table-cell office:value-type="float" office:value="19.1944444444444">
                <text:p>19.1944444444444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45">
                <text:p>45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17.0208537182191">
                <text:p>17.0208537182191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49">
                <text:p>49</text:p>
              </table:table-cell>
              <table:table-cell office:value-type="float" office:value="30.5">
                <text:p>30.5</text:p>
              </table:table-cell>
              <table:table-cell office:value-type="float" office:value="19.0386023381249">
                <text:p>19.0386023381249</text:p>
              </table:table-cell>
              <table:table-cell office:value-type="float" office:value="23.6818181818182">
                <text:p>23.6818181818182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7">
                <text:p>47</text:p>
              </table:table-cell>
              <table:table-cell office:value-type="float" office:value="32.9166666666667">
                <text:p>32.9166666666667</text:p>
              </table:table-cell>
              <table:table-cell office:value-type="float" office:value="21.2745930202805">
                <text:p>21.2745930202805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60">
                <text:p>60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24.6094124229117">
                <text:p>24.6094124229117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64">
                <text:p>64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27.0107091488428">
                <text:p>27.0107091488428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66">
                <text:p>66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29.7266680547548">
                <text:p>29.7266680547548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66">
                <text:p>66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32.739209678288">
                <text:p>32.739209678288</text:p>
              </table:table-cell>
              <table:table-cell office:value-type="float" office:value="33.5833333333333">
                <text:p>33.583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1">
                <text:p>71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36.4058763449547">
                <text:p>36.4058763449547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86">
                <text:p>86</text:p>
              </table:table-cell>
              <table:table-cell office:value-type="float" office:value="55.25">
                <text:p>55.25</text:p>
              </table:table-cell>
              <table:table-cell office:value-type="float" office:value="38.8065708066607">
                <text:p>38.8065708066607</text:p>
              </table:table-cell>
              <table:table-cell office:value-type="float" office:value="37.1666666666667">
                <text:p>37.1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87">
                <text:p>87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43.7913341463325">
                <text:p>43.791334146332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79">
                <text:p>79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48.7286481280232">
                <text:p>48.7286481280232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1">
                <text:p>81</text:p>
              </table:table-cell>
              <table:table-cell office:value-type="float" office:value="66.75">
                <text:p>66.75</text:p>
              </table:table-cell>
              <table:table-cell office:value-type="float" office:value="52.0275681356645">
                <text:p>52.02756813566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86">
                <text:p>86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56.2132810668572">
                <text:p>56.213281066857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93">
                <text:p>93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60.1696233797018">
                <text:p>60.1696233797018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4">
                <text:p>94</text:p>
              </table:table-cell>
              <table:table-cell office:value-type="float" office:value="77.75">
                <text:p>77.75</text:p>
              </table:table-cell>
              <table:table-cell office:value-type="float" office:value="65.8555780835186">
                <text:p>65.8555780835186</text:p>
              </table:table-cell>
              <table:table-cell office:value-type="float" office:value="44.8333333333333">
                <text:p>44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97">
                <text:p>97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69.1649351934208">
                <text:p>69.16493519342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08">
                <text:p>108</text:p>
              </table:table-cell>
              <table:table-cell office:value-type="float" office:value="84.5">
                <text:p>84.5</text:p>
              </table:table-cell>
              <table:table-cell office:value-type="float" office:value="71.7399772015023">
                <text:p>71.7399772015023</text:p>
              </table:table-cell>
              <table:table-cell office:value-type="float" office:value="44.0833333333333">
                <text:p>44.0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6">
                <text:p>106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75.1208960923452">
                <text:p>75.1208960923452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2">
                <text:p>11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9.2033872694401">
                <text:p>79.203387269440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00">
                <text:p>100</text:p>
              </table:table-cell>
              <table:table-cell office:value-type="float" office:value="94.0833333333333">
                <text:p>94.0833333333333</text:p>
              </table:table-cell>
              <table:table-cell office:value-type="float" office:value="83.2922736218421">
                <text:p>83.2922736218421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">
                <text:p>103</text:p>
              </table:table-cell>
              <table:table-cell office:value-type="float" office:value="95.5">
                <text:p>95.5</text:p>
              </table:table-cell>
              <table:table-cell office:value-type="float" office:value="84.7507928410764">
                <text:p>84.7507928410764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97">
                <text:p>97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85.9206371203325">
                <text:p>85.9206371203325</text:p>
              </table:table-cell>
              <table:table-cell office:value-type="float" office:value="36.1666666666667">
                <text:p>36.16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03">
                <text:p>10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89.3451255704988">
                <text:p>89.345125570498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07">
                <text:p>107</text:p>
              </table:table-cell>
              <table:table-cell office:value-type="float" office:value="100.5">
                <text:p>100.5</text:p>
              </table:table-cell>
              <table:table-cell office:value-type="float" office:value="93.0715534476031">
                <text:p>93.0715534476031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6">
                <text:p>96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95.2381290585354">
                <text:p>95.2381290585354</text:p>
              </table:table-cell>
              <table:table-cell office:value-type="float" office:value="31.1666666666667">
                <text:p>31.1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4">
                <text:p>104</text:p>
              </table:table-cell>
              <table:table-cell office:value-type="float" office:value="102.25">
                <text:p>102.25</text:p>
              </table:table-cell>
              <table:table-cell office:value-type="float" office:value="96.7211500456079">
                <text:p>96.7211500456079</text:p>
              </table:table-cell>
              <table:table-cell office:value-type="float" office:value="28.4166666666667">
                <text:p>28.41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88">
                <text:p>88</text:p>
              </table:table-cell>
              <table:table-cell office:value-type="float" office:value="101.75">
                <text:p>101.75</text:p>
              </table:table-cell>
              <table:table-cell office:value-type="float" office:value="95.2255703836901">
                <text:p>95.22557038369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6">
                <text:p>86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92.9497101084757">
                <text:p>92.94971010847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6">
                <text:p>106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2.9285281386492">
                <text:p>92.9285281386492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5">
                <text:p>105</text:p>
              </table:table-cell>
              <table:table-cell office:value-type="float" office:value="100.583333333333">
                <text:p>100.583333333333</text:p>
              </table:table-cell>
              <table:table-cell office:value-type="float" office:value="92.9026807411102">
                <text:p>92.902680741110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1">
                <text:p>111</text:p>
              </table:table-cell>
              <table:table-cell office:value-type="float" office:value="100.5">
                <text:p>100.5</text:p>
              </table:table-cell>
              <table:table-cell office:value-type="float" office:value="92.9501655647293">
                <text:p>92.950165564729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95">
                <text:p>95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92.3672540965785">
                <text:p>92.3672540965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89">
                <text:p>89</text:p>
              </table:table-cell>
              <table:table-cell office:value-type="float" office:value="98.9166666666667">
                <text:p>98.9166666666667</text:p>
              </table:table-cell>
              <table:table-cell office:value-type="float" office:value="90.6433982860948">
                <text:p>90.6433982860948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0">
                <text:p>90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89.6748290185168">
                <text:p>89.6748290185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0">
                <text:p>90</text:p>
              </table:table-cell>
              <table:table-cell office:value-type="float" office:value="97.25">
                <text:p>97.25</text:p>
              </table:table-cell>
              <table:table-cell office:value-type="float" office:value="88.4169525489372">
                <text:p>88.4169525489372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5">
                <text:p>95</text:p>
              </table:table-cell>
              <table:table-cell office:value-type="float" office:value="96.25">
                <text:p>96.25</text:p>
              </table:table-cell>
              <table:table-cell office:value-type="float" office:value="87.9584380241115">
                <text:p>87.958438024111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89">
                <text:p>89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7.1138007638529">
                <text:p>87.1138007638529</text:p>
              </table:table-cell>
              <table:table-cell office:value-type="float" office:value="-5.66666666666666">
                <text:p>-5.66666666666666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2">
                <text:p>102</text:p>
              </table:table-cell>
              <table:table-cell office:value-type="float" office:value="95.5">
                <text:p>95.5</text:p>
              </table:table-cell>
              <table:table-cell office:value-type="float" office:value="87.1062794033548">
                <text:p>87.1062794033548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93">
                <text:p>93</text:p>
              </table:table-cell>
              <table:table-cell office:value-type="float" office:value="95.9166666666667">
                <text:p>95.9166666666667</text:p>
              </table:table-cell>
              <table:table-cell office:value-type="float" office:value="87.809898076797">
                <text:p>87.809898076797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7">
                <text:p>107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89.6288771318467">
                <text:p>89.6288771318467</text:p>
              </table:table-cell>
              <table:table-cell office:value-type="float" office:value="-3.16666666666666">
                <text:p>-3.16666666666666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05">
                <text:p>105</text:p>
              </table:table-cell>
              <table:table-cell office:value-type="float" office:value="97.5833333333333">
                <text:p>97.5833333333333</text:p>
              </table:table-cell>
              <table:table-cell office:value-type="float" office:value="89.6351107380456">
                <text:p>89.6351107380456</text:p>
              </table:table-cell>
              <table:table-cell office:value-type="float" office:value="-3.08333333333334">
                <text:p>-3.083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2">
                <text:p>92</text:p>
              </table:table-cell>
              <table:table-cell office:value-type="float" office:value="96.5">
                <text:p>96.5</text:p>
              </table:table-cell>
              <table:table-cell office:value-type="float" office:value="88.7716578280156">
                <text:p>88.7716578280156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06">
                <text:p>106</text:p>
              </table:table-cell>
              <table:table-cell office:value-type="float" office:value="96.0833333333333">
                <text:p>96.0833333333333</text:p>
              </table:table-cell>
              <table:table-cell office:value-type="float" office:value="89.109898894064">
                <text:p>89.109898894064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87">
                <text:p>87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87.9642926296313">
                <text:p>87.9642926296313</text:p>
              </table:table-cell>
              <table:table-cell office:value-type="float" office:value="-4.66666666666666">
                <text:p>-4.6666666666666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1">
                <text:p>81</text:p>
              </table:table-cell>
              <table:table-cell office:value-type="float" office:value="94.75">
                <text:p>94.75</text:p>
              </table:table-cell>
              <table:table-cell office:value-type="float" office:value="86.3711847224953">
                <text:p>86.3711847224953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76">
                <text:p>76</text:p>
              </table:table-cell>
              <table:table-cell office:value-type="float" office:value="93.5833333333333">
                <text:p>93.5833333333333</text:p>
              </table:table-cell>
              <table:table-cell office:value-type="float" office:value="83.6521305925376">
                <text:p>83.6521305925376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2">
                <text:p>72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80.363433137254">
                <text:p>80.363433137254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2">
                <text:p>92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80.1493634807896">
                <text:p>80.1493634807896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89">
                <text:p>89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80.1493634807896">
                <text:p>80.1493634807896</text:p>
              </table:table-cell>
              <table:table-cell office:value-type="float" office:value="-3.83333333333334">
                <text:p>-3.83333333333334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9.7588418584366">
                <text:p>79.758841858436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78.4241630972098">
                <text:p>78.4241630972098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84">
                <text:p>84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77.7396190950907">
                <text:p>77.7396190950907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  <table:table-cell office:value-type="float" office:value="77.9949509112438">
                <text:p>77.9949509112438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98">
                <text:p>98</text:p>
              </table:table-cell>
              <table:table-cell office:value-type="float" office:value="87.5">
                <text:p>87.5</text:p>
              </table:table-cell>
              <table:table-cell office:value-type="float" office:value="78.0371539933562">
                <text:p>78.03715399335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86">
                <text:p>86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78.376386196196">
                <text:p>78.376386196196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0">
                <text:p>100</text:p>
              </table:table-cell>
              <table:table-cell office:value-type="float" office:value="86.9166666666667">
                <text:p>86.9166666666667</text:p>
              </table:table-cell>
              <table:table-cell office:value-type="float" office:value="78.4050880999747">
                <text:p>78.405088099974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98">
                <text:p>9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79.4878585443565">
                <text:p>79.4878585443565</text:p>
              </table:table-cell>
              <table:table-cell office:value-type="float" office:value="-6.41666666666667">
                <text:p>-6.41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6">
                <text:p>86</text:p>
              </table:table-cell>
              <table:table-cell office:value-type="float" office:value="89.1666666666667">
                <text:p>89.1666666666667</text:p>
              </table:table-cell>
              <table:table-cell office:value-type="float" office:value="81.15720256777">
                <text:p>81.15720256777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9">
                <text:p>79</text:p>
              </table:table-cell>
              <table:table-cell office:value-type="float" office:value="89.75">
                <text:p>89.75</text:p>
              </table:table-cell>
              <table:table-cell office:value-type="float" office:value="82.9392464707373">
                <text:p>82.9392464707373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79.3660290395754">
                <text:p>79.3660290395754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4">
                <text:p>74</text:p>
              </table:table-cell>
              <table:table-cell office:value-type="float" office:value="86.75">
                <text:p>86.75</text:p>
              </table:table-cell>
              <table:table-cell office:value-type="float" office:value="77.233268322676">
                <text:p>77.233268322676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72">
                <text:p>72</text:p>
              </table:table-cell>
              <table:table-cell office:value-type="float" office:value="85.0833333333333">
                <text:p>85.0833333333333</text:p>
              </table:table-cell>
              <table:table-cell office:value-type="float" office:value="74.8456282164331">
                <text:p>74.8456282164331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78">
                <text:p>78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74.4512391906337">
                <text:p>74.4512391906337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82">
                <text:p>82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74.2539704536658">
                <text:p>74.2539704536658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  <table:table-cell office:value-type="float" office:value="74.1999558694679">
                <text:p>74.199955869467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88">
                <text:p>88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74.1862242783185">
                <text:p>74.186224278318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4">
                <text:p>104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74.008030929483">
                <text:p>74.008030929483</text:p>
              </table:table-cell>
              <table:table-cell office:value-type="float" office:value="-0.666666666666657">
                <text:p>-0.66666666666665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8">
                <text:p>88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73.9612017016827">
                <text:p>73.9612017016827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89">
                <text:p>89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74.0217131534687">
                <text:p>74.0217131534687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86">
                <text:p>86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74.0217131534687">
                <text:p>74.0217131534687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6">
                <text:p>76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73.6050641637259">
                <text:p>73.6050641637259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7">
                <text:p>7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74.6582530909301">
                <text:p>74.6582530909301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0">
                <text:p>80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75.5872692166087">
                <text:p>75.5872692166087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76">
                <text:p>76</text:p>
              </table:table-cell>
              <table:table-cell office:value-type="float" office:value="84.5">
                <text:p>84.5</text:p>
              </table:table-cell>
              <table:table-cell office:value-type="float" office:value="76.3703684529427">
                <text:p>76.3703684529427</text:p>
              </table:table-cell>
              <table:table-cell office:value-type="float" office:value="-0.583333333333329">
                <text:p>-0.583333333333329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9">
                <text:p>79</text:p>
              </table:table-cell>
              <table:table-cell office:value-type="float" office:value="84.5833333333333">
                <text:p>84.5833333333333</text:p>
              </table:table-cell>
              <table:table-cell office:value-type="float" office:value="76.5215454272653">
                <text:p>76.52154542726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75.4933181343348">
                <text:p>75.4933181343348</text:p>
              </table:table-cell>
              <table:table-cell office:value-type="float" office:value="-0.666666666666671">
                <text:p>-0.666666666666671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5">
                <text:p>85</text:p>
              </table:table-cell>
              <table:table-cell office:value-type="float" office:value="83.5833333333333">
                <text:p>83.5833333333333</text:p>
              </table:table-cell>
              <table:table-cell office:value-type="float" office:value="75.2771654899519">
                <text:p>75.2771654899519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0">
                <text:p>70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73.0535006223758">
                <text:p>73.0535006223758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7">
                <text:p>77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73.9429199609995">
                <text:p>73.9429199609995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9">
                <text:p>79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73.7839623014718">
                <text:p>73.7839623014718</text:p>
              </table:table-cell>
              <table:table-cell office:value-type="float" office:value="-5.08333333333334">
                <text:p>-5.08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7">
                <text:p>77</text:p>
              </table:table-cell>
              <table:table-cell office:value-type="float" office:value="78.0833333333333">
                <text:p>78.0833333333333</text:p>
              </table:table-cell>
              <table:table-cell office:value-type="float" office:value="73.7883397714092">
                <text:p>73.7883397714092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80">
                <text:p>80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74.0041426342219">
                <text:p>74.0041426342219</text:p>
              </table:table-cell>
              <table:table-cell office:value-type="float" office:value="-5.83333333333334">
                <text:p>-5.83333333333334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2">
                <text:p>62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70.6569581302699">
                <text:p>70.6569581302699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73">
                <text:p>73</text:p>
              </table:table-cell>
              <table:table-cell office:value-type="float" office:value="76.0833333333333">
                <text:p>76.0833333333333</text:p>
              </table:table-cell>
              <table:table-cell office:value-type="float" office:value="70.2452400372877">
                <text:p>70.2452400372877</text:p>
              </table:table-cell>
              <table:table-cell office:value-type="float" office:value="-7.58333333333334">
                <text:p>-7.583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68.7622848005788">
                <text:p>68.7622848005788</text:p>
              </table:table-cell>
              <table:table-cell office:value-type="float" office:value="-9.16666666666667">
                <text:p>-9.16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68">
                <text:p>68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67.7920888960814">
                <text:p>67.7920888960814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4">
                <text:p>64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66.0968745693667">
                <text:p>66.0968745693667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3">
                <text:p>73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65.9562809232635">
                <text:p>65.9562809232635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7">
                <text:p>77</text:p>
              </table:table-cell>
              <table:table-cell office:value-type="float" office:value="72.25">
                <text:p>72.25</text:p>
              </table:table-cell>
              <table:table-cell office:value-type="float" office:value="66.2329786892063">
                <text:p>66.2329786892063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9">
                <text:p>59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64.2067718351156">
                <text:p>64.2067718351156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3">
                <text:p>63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62.9073988181182">
                <text:p>62.9073988181182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67">
                <text:p>67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62.4269157495895">
                <text:p>62.4269157495895</text:p>
              </table:table-cell>
              <table:table-cell office:value-type="float" office:value="-9.91666666666666">
                <text:p>-9.9166666666666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8">
                <text:p>78</text:p>
              </table:table-cell>
              <table:table-cell office:value-type="float" office:value="69.25">
                <text:p>69.25</text:p>
              </table:table-cell>
              <table:table-cell office:value-type="float" office:value="62.3993198745075">
                <text:p>62.3993198745075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1.9697731084447">
                <text:p>61.9697731084447</text:p>
              </table:table-cell>
              <table:table-cell office:value-type="float" office:value="-9.58333333333333">
                <text:p>-9.58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7">
                <text:p>67</text:p>
              </table:table-cell>
              <table:table-cell office:value-type="float" office:value="68.4166666666667">
                <text:p>68.4166666666667</text:p>
              </table:table-cell>
              <table:table-cell office:value-type="float" office:value="62.6727634430369">
                <text:p>62.672763443036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1">
                <text:p>61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1.5012271865922">
                <text:p>61.5012271865922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7">
                <text:p>67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1.5012271865922">
                <text:p>61.5012271865922</text:p>
              </table:table-cell>
              <table:table-cell office:value-type="float" office:value="-7.58333333333333">
                <text:p>-7.58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66">
                <text:p>66</text:p>
              </table:table-cell>
              <table:table-cell office:value-type="float" office:value="67.25">
                <text:p>67.25</text:p>
              </table:table-cell>
              <table:table-cell office:value-type="float" office:value="61.3243239741244">
                <text:p>61.3243239741244</text:p>
              </table:table-cell>
              <table:table-cell office:value-type="float" office:value="-7.08333333333333">
                <text:p>-7.083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8">
                <text:p>68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61.7452400372877">
                <text:p>61.745240037287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58">
                <text:p>58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60.1640054882107">
                <text:p>60.1640054882107</text:p>
              </table:table-cell>
              <table:table-cell office:value-type="float" office:value="-6.58333333333334">
                <text:p>-6.583333333333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8">
                <text:p>78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60.0855266955925">
                <text:p>60.0855266955925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1">
                <text:p>71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1.4248793580654">
                <text:p>61.4248793580654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1">
                <text:p>71</text:p>
              </table:table-cell>
              <table:table-cell office:value-type="float" office:value="68.0833333333333">
                <text:p>68.0833333333333</text:p>
              </table:table-cell>
              <table:table-cell office:value-type="float" office:value="62.1832819724886">
                <text:p>62.1832819724886</text:p>
              </table:table-cell>
              <table:table-cell office:value-type="float" office:value="-2.08333333333334">
                <text:p>-2.083333333333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2">
                <text:p>72</text:p>
              </table:table-cell>
              <table:table-cell office:value-type="float" office:value="68.5">
                <text:p>68.5</text:p>
              </table:table-cell>
              <table:table-cell office:value-type="float" office:value="62.5075805462993">
                <text:p>62.5075805462993</text:p>
              </table:table-cell>
              <table:table-cell office:value-type="float" office:value="-0.666666666666671">
                <text:p>-0.66666666666667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67.5">
                <text:p>67.5</text:p>
              </table:table-cell>
              <table:table-cell office:value-type="float" office:value="62.2863814694765">
                <text:p>62.286381469476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58">
                <text:p>58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61.0475125796649">
                <text:p>61.0475125796649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8">
                <text:p>58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59.7588116386088">
                <text:p>59.7588116386088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2">
                <text:p>72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60.6950153966143">
                <text:p>60.6950153966143</text:p>
              </table:table-cell>
              <table:table-cell office:value-type="float" office:value="-0.333333333333343">
                <text:p>-0.33333333333334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60">
                <text:p>60</text:p>
              </table:table-cell>
              <table:table-cell office:value-type="float" office:value="66.5">
                <text:p>66.5</text:p>
              </table:table-cell>
              <table:table-cell office:value-type="float" office:value="59.7917960675006">
                <text:p>59.7917960675006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7">
                <text:p>57</text:p>
              </table:table-cell>
              <table:table-cell office:value-type="float" office:value="65.75">
                <text:p>65.75</text:p>
              </table:table-cell>
              <table:table-cell office:value-type="float" office:value="58.499608161059">
                <text:p>58.49960816105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7">
                <text:p>57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57.2076192584735">
                <text:p>57.2076192584735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7.5166852264521">
                <text:p>57.5166852264521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2">
                <text:p>72</text:p>
              </table:table-cell>
              <table:table-cell office:value-type="float" office:value="64.5">
                <text:p>64.5</text:p>
              </table:table-cell>
              <table:table-cell office:value-type="float" office:value="57.8053617111765">
                <text:p>57.805361711176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7.6182077182603">
                <text:p>57.6182077182603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6">
                <text:p>76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57.4042318238861">
                <text:p>57.4042318238861</text:p>
              </table:table-cell>
              <table:table-cell office:value-type="float" office:value="-3.66666666666666">
                <text:p>-3.6666666666666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  <table:table-cell office:value-type="float" office:value="57.4126028344113">
                <text:p>57.4126028344113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9">
                <text:p>69</text:p>
              </table:table-cell>
              <table:table-cell office:value-type="float" office:value="64.5">
                <text:p>64.5</text:p>
              </table:table-cell>
              <table:table-cell office:value-type="float" office:value="57.5390700725732">
                <text:p>57.53907007257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8">
                <text:p>68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58.6273884357296">
                <text:p>58.6273884357296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1">
                <text:p>61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59.1242546862121">
                <text:p>59.1242546862121</text:p>
              </table:table-cell>
              <table:table-cell office:value-type="float" office:value="-0.583333333333343">
                <text:p>-0.58333333333334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59.0047110542254">
                <text:p>59.0047110542254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59.9247147466896">
                <text:p>59.92471474668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6">
                <text:p>76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61.5915460247321">
                <text:p>61.5915460247321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1">
                <text:p>71</text:p>
              </table:table-cell>
              <table:table-cell office:value-type="float" office:value="68.75">
                <text:p>68.75</text:p>
              </table:table-cell>
              <table:table-cell office:value-type="float" office:value="63.7205413267972">
                <text:p>63.7205413267972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8">
                <text:p>78</text:p>
              </table:table-cell>
              <table:table-cell office:value-type="float" office:value="70.25">
                <text:p>70.25</text:p>
              </table:table-cell>
              <table:table-cell office:value-type="float" office:value="65.3859388460782">
                <text:p>65.385938846078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3">
                <text:p>83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65.0640095206012">
                <text:p>65.064009520601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3">
                <text:p>73</text:p>
              </table:table-cell>
              <table:table-cell office:value-type="float" office:value="71.8333333333333">
                <text:p>71.8333333333333</text:p>
              </table:table-cell>
              <table:table-cell office:value-type="float" office:value="66.0362598814905">
                <text:p>66.0362598814905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5">
                <text:p>75</text:p>
              </table:table-cell>
              <table:table-cell office:value-type="float" office:value="71.75">
                <text:p>71.75</text:p>
              </table:table-cell>
              <table:table-cell office:value-type="float" office:value="66.0113748874998">
                <text:p>66.0113748874998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0">
                <text:p>70</text:p>
              </table:table-cell>
              <table:table-cell office:value-type="float" office:value="71.75">
                <text:p>71.75</text:p>
              </table:table-cell>
              <table:table-cell office:value-type="float" office:value="66.0113748874998">
                <text:p>66.011374887499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75">
                <text:p>75</text:p>
              </table:table-cell>
              <table:table-cell office:value-type="float" office:value="72.25">
                <text:p>72.25</text:p>
              </table:table-cell>
              <table:table-cell office:value-type="float" office:value="66.5113748874998">
                <text:p>66.511374887499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6">
                <text:p>66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66.1832819724886">
                <text:p>66.183281972488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73">
                <text:p>73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68.3263607794092">
                <text:p>68.326360779409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7">
                <text:p>77</text:p>
              </table:table-cell>
              <table:table-cell office:value-type="float" office:value="73.9166666666667">
                <text:p>73.9166666666667</text:p>
              </table:table-cell>
              <table:table-cell office:value-type="float" office:value="69.4555552410783">
                <text:p>69.455555241078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73">
                <text:p>73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69.8637430657702">
                <text:p>69.8637430657702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79">
                <text:p>79</text:p>
              </table:table-cell>
              <table:table-cell office:value-type="float" office:value="74.4166666666667">
                <text:p>74.4166666666667</text:p>
              </table:table-cell>
              <table:table-cell office:value-type="float" office:value="69.9149834797741">
                <text:p>69.9149834797741</text:p>
              </table:table-cell>
              <table:table-cell office:value-type="float" office:value="6.83333333333334">
                <text:p>6.83333333333334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4">
                <text:p>64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68.4763780696626">
                <text:p>68.4763780696626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6">
                <text:p>66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67.2114065634385">
                <text:p>67.2114065634385</text:p>
              </table:table-cell>
              <table:table-cell office:value-type="float" office:value="2.58333333333333">
                <text:p>2.5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342cm" svg:y="1.275cm" chart:style-name="ch3">
          <text:p>Number of articles</text:p>
        </chart:subtitle>
        <chart:legend chart:legend-position="end" svg:x="11.957cm" svg:y="3.205cm" style:legend-expansion="high" chart:style-name="ch4"/>
        <chart:plot-area chart:style-name="ch5" table:cell-range-address="'Num articles'.A1:'Num articles'.F169" chart:data-source-has-labels="both" svg:x="1.331cm" svg:y="2.138cm" svg:width="10.306cm" svg:height="5.701cm">
          <chartooo:coordinate-region svg:x="2.799cm" svg:y="2.337cm" svg:width="8.838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um articles'.A2:'Num articles'.A169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cles</text:p>
            </chart:title>
            <chart:grid chart:style-name="ch8" chart:class="major"/>
          </chart:axis>
          <chart:series chart:style-name="ch11" chart:values-cell-range-address="'Num articles'.B2:'Num articles'.B169" chart:label-cell-address="'Num articles'.B1:'Num articles'.B1" chart:class="chart:line">
            <chart:data-point chart:repeated="168"/>
          </chart:series>
          <chart:series chart:style-name="ch12" chart:values-cell-range-address="'Num articles'.C2:'Num articles'.C169" chart:label-cell-address="'Num articles'.C1:'Num articles'.C1" chart:class="chart:line">
            <chart:data-point chart:repeated="168"/>
          </chart:series>
          <chart:series chart:style-name="ch13" chart:values-cell-range-address="'Num articles'.D2:'Num articles'.D169" chart:label-cell-address="'Num articles'.D1:'Num articles'.D1" chart:class="chart:line">
            <chart:data-point chart:repeated="168"/>
          </chart:series>
          <chart:series chart:style-name="ch14" chart:values-cell-range-address="'Num articles'.E2:'Num articles'.E169" chart:label-cell-address="'Num articles'.E1:'Num articles'.E1" chart:class="chart:line">
            <chart:data-point chart:repeated="168"/>
          </chart:series>
          <chart:series chart:style-name="ch15" chart:values-cell-range-address="'Num articles'.F2:'Num articles'.F169" chart:label-cell-address="'Num articles'.F1:'Num articles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articles</text:p>
                <draw:g>
                  <svg:desc>'Num articles'.B1:'Num articles'.B1</svg:desc>
                </draw:g>
              </table:table-cell>
              <table:table-cell office:value-type="string">
                <text:p>StdDev</text:p>
                <draw:g>
                  <svg:desc>'Num articles'.C1:'Num articles'.C1</svg:desc>
                </draw:g>
              </table:table-cell>
              <table:table-cell office:value-type="string">
                <text:p>Mean</text:p>
                <draw:g>
                  <svg:desc>'Num articles'.D1:'Num articles'.D1</svg:desc>
                </draw:g>
              </table:table-cell>
              <table:table-cell office:value-type="string">
                <text:p>Mean – 1*StdDev</text:p>
                <draw:g>
                  <svg:desc>'Num articles'.E1:'Num articles'.E1</svg:desc>
                </draw:g>
              </table:table-cell>
              <table:table-cell office:value-type="string">
                <text:p>Diff</text:p>
                <draw:g>
                  <svg:desc>'Num articles'.F1:'Num article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um articles'.A2:'Num articles'.A169</svg:desc>
                </draw:g>
              </table:table-cell>
              <table:table-cell office:value-type="float" office:value="551">
                <text:p>551</text:p>
                <draw:g>
                  <svg:desc>'Num articles'.B2:'Num articles'.B169</svg:desc>
                </draw:g>
              </table:table-cell>
              <table:table-cell office:value-type="float" office:value="NaN">
                <text:p>NaN</text:p>
                <draw:g>
                  <svg:desc>'Num articles'.C2:'Num articles'.C169</svg:desc>
                </draw:g>
              </table:table-cell>
              <table:table-cell office:value-type="float" office:value="NaN">
                <text:p>NaN</text:p>
                <draw:g>
                  <svg:desc>'Num articles'.D2:'Num articles'.D169</svg:desc>
                </draw:g>
              </table:table-cell>
              <table:table-cell office:value-type="float" office:value="NaN">
                <text:p>NaN</text:p>
                <draw:g>
                  <svg:desc>'Num articles'.E2:'Num articles'.E169</svg:desc>
                </draw:g>
              </table:table-cell>
              <table:table-cell office:value-type="float" office:value="NaN">
                <text:p>NaN</text:p>
                <draw:g>
                  <svg:desc>'Num articles'.F2:'Num article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.4">
                <text:p>1.4</text:p>
              </table:table-cell>
              <table:table-cell office:value-type="float" office:value="295.546655292435">
                <text:p>295.546655292435</text:p>
              </table:table-cell>
              <table:table-cell office:value-type="float" office:value="598.2">
                <text:p>598.2</text:p>
              </table:table-cell>
              <table:table-cell office:value-type="float" office:value="302.653344707565">
                <text:p>302.653344707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.9">
                <text:p>1.9</text:p>
              </table:table-cell>
              <table:table-cell office:value-type="float" office:value="342.324411416298">
                <text:p>342.324411416298</text:p>
              </table:table-cell>
              <table:table-cell office:value-type="float" office:value="552.441666666667">
                <text:p>552.441666666667</text:p>
              </table:table-cell>
              <table:table-cell office:value-type="float" office:value="210.117255250368">
                <text:p>210.11725525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.8">
                <text:p>2.8</text:p>
              </table:table-cell>
              <table:table-cell office:value-type="float" office:value="376.341556966541">
                <text:p>376.341556966541</text:p>
              </table:table-cell>
              <table:table-cell office:value-type="float" office:value="502.175">
                <text:p>502.175</text:p>
              </table:table-cell>
              <table:table-cell office:value-type="float" office:value="125.833443033459">
                <text:p>125.833443033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.4">
                <text:p>3.4</text:p>
              </table:table-cell>
              <table:table-cell office:value-type="float" office:value="400.171643002895">
                <text:p>400.171643002895</text:p>
              </table:table-cell>
              <table:table-cell office:value-type="float" office:value="450.875">
                <text:p>450.875</text:p>
              </table:table-cell>
              <table:table-cell office:value-type="float" office:value="50.703356997105">
                <text:p>50.70335699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4.2">
                <text:p>4.2</text:p>
              </table:table-cell>
              <table:table-cell office:value-type="float" office:value="412.487983571533">
                <text:p>412.487983571533</text:p>
              </table:table-cell>
              <table:table-cell office:value-type="float" office:value="394.725">
                <text:p>394.725</text:p>
              </table:table-cell>
              <table:table-cell office:value-type="float" office:value="-17.7629835715327">
                <text:p>-17.762983571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5.2">
                <text:p>5.2</text:p>
              </table:table-cell>
              <table:table-cell office:value-type="float" office:value="414.340730357677">
                <text:p>414.340730357677</text:p>
              </table:table-cell>
              <table:table-cell office:value-type="float" office:value="336.658333333333">
                <text:p>336.658333333333</text:p>
              </table:table-cell>
              <table:table-cell office:value-type="float" office:value="-77.6823970243438">
                <text:p>-77.682397024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6.2">
                <text:p>6.2</text:p>
              </table:table-cell>
              <table:table-cell office:value-type="float" office:value="404.439959491311">
                <text:p>404.439959491311</text:p>
              </table:table-cell>
              <table:table-cell office:value-type="float" office:value="276.341666666667">
                <text:p>276.341666666667</text:p>
              </table:table-cell>
              <table:table-cell office:value-type="float" office:value="-128.098292824644">
                <text:p>-128.09829282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7.6">
                <text:p>7.6</text:p>
              </table:table-cell>
              <table:table-cell office:value-type="float" office:value="381.658880197138">
                <text:p>381.658880197138</text:p>
              </table:table-cell>
              <table:table-cell office:value-type="float" office:value="214.558333333333">
                <text:p>214.558333333333</text:p>
              </table:table-cell>
              <table:table-cell office:value-type="float" office:value="-167.100546863805">
                <text:p>-167.10054686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8.2">
                <text:p>8.2</text:p>
              </table:table-cell>
              <table:table-cell office:value-type="float" office:value="333.677782675915">
                <text:p>333.677782675915</text:p>
              </table:table-cell>
              <table:table-cell office:value-type="float" office:value="146.991666666667">
                <text:p>146.991666666667</text:p>
              </table:table-cell>
              <table:table-cell office:value-type="float" office:value="-186.686116009248">
                <text:p>-186.6861160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9.1">
                <text:p>9.1</text:p>
              </table:table-cell>
              <table:table-cell office:value-type="float" office:value="254.153479041879">
                <text:p>254.153479041879</text:p>
              </table:table-cell>
              <table:table-cell office:value-type="float" office:value="78">
                <text:p>78</text:p>
              </table:table-cell>
              <table:table-cell office:value-type="float" office:value="-176.153479041879">
                <text:p>-176.15347904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1000">
                <text:p>11000</text:p>
              </table:table-cell>
              <table:table-cell office:value-type="float" office:value="3174.08922966554">
                <text:p>3174.08922966554</text:p>
              </table:table-cell>
              <table:table-cell office:value-type="float" office:value="920.916666666667">
                <text:p>920.916666666667</text:p>
              </table:table-cell>
              <table:table-cell office:value-type="float" office:value="-2253.17256299887">
                <text:p>-2253.17256299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3000">
                <text:p>13000</text:p>
              </table:table-cell>
              <table:table-cell office:value-type="float" office:value="4688.47821372842">
                <text:p>4688.47821372842</text:p>
              </table:table-cell>
              <table:table-cell office:value-type="float" office:value="2004.16666666667">
                <text:p>2004.16666666667</text:p>
              </table:table-cell>
              <table:table-cell office:value-type="float" office:value="-2684.31154706176">
                <text:p>-2684.31154706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5000">
                <text:p>15000</text:p>
              </table:table-cell>
              <table:table-cell office:value-type="float" office:value="5938.58122871111">
                <text:p>5938.58122871111</text:p>
              </table:table-cell>
              <table:table-cell office:value-type="float" office:value="3254.05">
                <text:p>3254.05</text:p>
              </table:table-cell>
              <table:table-cell office:value-type="float" office:value="-2684.53122871111">
                <text:p>-2684.53122871111</text:p>
              </table:table-cell>
              <table:table-cell office:value-type="float" office:value="2655.85">
                <text:p>2655.85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7000">
                <text:p>17000</text:p>
              </table:table-cell>
              <table:table-cell office:value-type="float" office:value="7020.94870945753">
                <text:p>7020.94870945753</text:p>
              </table:table-cell>
              <table:table-cell office:value-type="float" office:value="4670.55833333333">
                <text:p>4670.55833333333</text:p>
              </table:table-cell>
              <table:table-cell office:value-type="float" office:value="-2350.39037612419">
                <text:p>-2350.39037612419</text:p>
              </table:table-cell>
              <table:table-cell office:value-type="float" office:value="4118.11666666667">
                <text:p>4118.11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9000">
                <text:p>19000</text:p>
              </table:table-cell>
              <table:table-cell office:value-type="float" office:value="7952.70904037318">
                <text:p>7952.70904037318</text:p>
              </table:table-cell>
              <table:table-cell office:value-type="float" office:value="6253.65833333333">
                <text:p>6253.65833333333</text:p>
              </table:table-cell>
              <table:table-cell office:value-type="float" office:value="-1699.05070703985">
                <text:p>-1699.05070703985</text:p>
              </table:table-cell>
              <table:table-cell office:value-type="float" office:value="5751.48333333333">
                <text:p>5751.48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1000">
                <text:p>21000</text:p>
              </table:table-cell>
              <table:table-cell office:value-type="float" office:value="8724.84516269226">
                <text:p>8724.84516269226</text:p>
              </table:table-cell>
              <table:table-cell office:value-type="float" office:value="8003.375">
                <text:p>8003.375</text:p>
              </table:table-cell>
              <table:table-cell office:value-type="float" office:value="-721.470162692262">
                <text:p>-721.470162692262</text:p>
              </table:table-cell>
              <table:table-cell office:value-type="float" office:value="7552.5">
                <text:p>7552.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4000">
                <text:p>24000</text:p>
              </table:table-cell>
              <table:table-cell office:value-type="float" office:value="9444.93208735631">
                <text:p>9444.93208735631</text:p>
              </table:table-cell>
              <table:table-cell office:value-type="float" office:value="10003.025">
                <text:p>10003.025</text:p>
              </table:table-cell>
              <table:table-cell office:value-type="float" office:value="558.092912643695">
                <text:p>558.092912643695</text:p>
              </table:table-cell>
              <table:table-cell office:value-type="float" office:value="9608.3">
                <text:p>9608.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7000">
                <text:p>27000</text:p>
              </table:table-cell>
              <table:table-cell office:value-type="float" office:value="10043.035649594">
                <text:p>10043.035649594</text:p>
              </table:table-cell>
              <table:table-cell office:value-type="float" office:value="12252.5916666667">
                <text:p>12252.5916666667</text:p>
              </table:table-cell>
              <table:table-cell office:value-type="float" office:value="2209.55601707271">
                <text:p>2209.55601707271</text:p>
              </table:table-cell>
              <table:table-cell office:value-type="float" office:value="11915.9333333333">
                <text:p>11915.9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9000">
                <text:p>29000</text:p>
              </table:table-cell>
              <table:table-cell office:value-type="float" office:value="10312.9945514877">
                <text:p>10312.9945514877</text:p>
              </table:table-cell>
              <table:table-cell office:value-type="float" office:value="14668.7416666667">
                <text:p>14668.7416666667</text:p>
              </table:table-cell>
              <table:table-cell office:value-type="float" office:value="4355.74711517896">
                <text:p>4355.74711517896</text:p>
              </table:table-cell>
              <table:table-cell office:value-type="float" office:value="14392.4">
                <text:p>14392.4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2000">
                <text:p>32000</text:p>
              </table:table-cell>
              <table:table-cell office:value-type="float" office:value="10313.5703122479">
                <text:p>10313.5703122479</text:p>
              </table:table-cell>
              <table:table-cell office:value-type="float" office:value="17334.775">
                <text:p>17334.775</text:p>
              </table:table-cell>
              <table:table-cell office:value-type="float" office:value="7021.20468775207">
                <text:p>7021.20468775207</text:p>
              </table:table-cell>
              <table:table-cell office:value-type="float" office:value="17120.2166666667">
                <text:p>17120.21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4000">
                <text:p>34000</text:p>
              </table:table-cell>
              <table:table-cell office:value-type="float" office:value="9776.12913377413">
                <text:p>9776.12913377413</text:p>
              </table:table-cell>
              <table:table-cell office:value-type="float" office:value="20167.425">
                <text:p>20167.425</text:p>
              </table:table-cell>
              <table:table-cell office:value-type="float" office:value="10391.2958662259">
                <text:p>10391.2958662259</text:p>
              </table:table-cell>
              <table:table-cell office:value-type="float" office:value="20020.4333333333">
                <text:p>20020.4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7000">
                <text:p>37000</text:p>
              </table:table-cell>
              <table:table-cell office:value-type="float" office:value="8603.6461615252">
                <text:p>8603.6461615252</text:p>
              </table:table-cell>
              <table:table-cell office:value-type="float" office:value="23250">
                <text:p>23250</text:p>
              </table:table-cell>
              <table:table-cell office:value-type="float" office:value="14646.3538384748">
                <text:p>14646.3538384748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41000">
                <text:p>41000</text:p>
              </table:table-cell>
              <table:table-cell office:value-type="float" office:value="9066.67223707494">
                <text:p>9066.67223707494</text:p>
              </table:table-cell>
              <table:table-cell office:value-type="float" office:value="25750">
                <text:p>25750</text:p>
              </table:table-cell>
              <table:table-cell office:value-type="float" office:value="16683.3277629251">
                <text:p>16683.3277629251</text:p>
              </table:table-cell>
              <table:table-cell office:value-type="float" office:value="24829.0833333333">
                <text:p>24829.08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3000">
                <text:p>43000</text:p>
              </table:table-cell>
              <table:table-cell office:value-type="float" office:value="9362.6433718844">
                <text:p>9362.6433718844</text:p>
              </table:table-cell>
              <table:table-cell office:value-type="float" office:value="28250">
                <text:p>28250</text:p>
              </table:table-cell>
              <table:table-cell office:value-type="float" office:value="18887.3566281156">
                <text:p>18887.3566281156</text:p>
              </table:table-cell>
              <table:table-cell office:value-type="float" office:value="26245.8333333333">
                <text:p>26245.8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6000">
                <text:p>46000</text:p>
              </table:table-cell>
              <table:table-cell office:value-type="float" office:value="9646.79252708412">
                <text:p>9646.79252708412</text:p>
              </table:table-cell>
              <table:table-cell office:value-type="float" office:value="30833.3333333333">
                <text:p>30833.3333333333</text:p>
              </table:table-cell>
              <table:table-cell office:value-type="float" office:value="21186.5408062492">
                <text:p>21186.5408062492</text:p>
              </table:table-cell>
              <table:table-cell office:value-type="float" office:value="27579.2833333333">
                <text:p>27579.28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9000">
                <text:p>49000</text:p>
              </table:table-cell>
              <table:table-cell office:value-type="float" office:value="9894.90226879937">
                <text:p>9894.90226879937</text:p>
              </table:table-cell>
              <table:table-cell office:value-type="float" office:value="33500">
                <text:p>33500</text:p>
              </table:table-cell>
              <table:table-cell office:value-type="float" office:value="23605.0977312006">
                <text:p>23605.0977312006</text:p>
              </table:table-cell>
              <table:table-cell office:value-type="float" office:value="28829.4416666667">
                <text:p>28829.441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52000">
                <text:p>52000</text:p>
              </table:table-cell>
              <table:table-cell office:value-type="float" office:value="10082.6132976075">
                <text:p>10082.6132976075</text:p>
              </table:table-cell>
              <table:table-cell office:value-type="float" office:value="36250">
                <text:p>36250</text:p>
              </table:table-cell>
              <table:table-cell office:value-type="float" office:value="26167.3867023925">
                <text:p>26167.3867023925</text:p>
              </table:table-cell>
              <table:table-cell office:value-type="float" office:value="29996.3416666667">
                <text:p>29996.341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56000">
                <text:p>56000</text:p>
              </table:table-cell>
              <table:table-cell office:value-type="float" office:value="10329.4225248544">
                <text:p>10329.4225248544</text:p>
              </table:table-cell>
              <table:table-cell office:value-type="float" office:value="39166.6666666667">
                <text:p>39166.6666666667</text:p>
              </table:table-cell>
              <table:table-cell office:value-type="float" office:value="28837.2441418123">
                <text:p>28837.2441418123</text:p>
              </table:table-cell>
              <table:table-cell office:value-type="float" office:value="31163.2916666667">
                <text:p>31163.291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59000">
                <text:p>59000</text:p>
              </table:table-cell>
              <table:table-cell office:value-type="float" office:value="10595.5250702904">
                <text:p>10595.5250702904</text:p>
              </table:table-cell>
              <table:table-cell office:value-type="float" office:value="42083.3333333333">
                <text:p>42083.3333333333</text:p>
              </table:table-cell>
              <table:table-cell office:value-type="float" office:value="31487.808263043">
                <text:p>31487.808263043</text:p>
              </table:table-cell>
              <table:table-cell office:value-type="float" office:value="32080.3083333333">
                <text:p>32080.308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63000">
                <text:p>63000</text:p>
              </table:table-cell>
              <table:table-cell office:value-type="float" office:value="11024.4219253383">
                <text:p>11024.4219253383</text:p>
              </table:table-cell>
              <table:table-cell office:value-type="float" office:value="45083.3333333333">
                <text:p>45083.3333333333</text:p>
              </table:table-cell>
              <table:table-cell office:value-type="float" office:value="34058.9114079951">
                <text:p>34058.9114079951</text:p>
              </table:table-cell>
              <table:table-cell office:value-type="float" office:value="32830.7416666667">
                <text:p>32830.741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67000">
                <text:p>67000</text:p>
              </table:table-cell>
              <table:table-cell office:value-type="float" office:value="11434.5966260293">
                <text:p>11434.5966260293</text:p>
              </table:table-cell>
              <table:table-cell office:value-type="float" office:value="48250">
                <text:p>48250</text:p>
              </table:table-cell>
              <table:table-cell office:value-type="float" office:value="36815.4033739707">
                <text:p>36815.4033739707</text:p>
              </table:table-cell>
              <table:table-cell office:value-type="float" office:value="33581.2583333333">
                <text:p>33581.258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69000">
                <text:p>69000</text:p>
              </table:table-cell>
              <table:table-cell office:value-type="float" office:value="11641.0975219329">
                <text:p>11641.0975219329</text:p>
              </table:table-cell>
              <table:table-cell office:value-type="float" office:value="51333.3333333333">
                <text:p>51333.3333333333</text:p>
              </table:table-cell>
              <table:table-cell office:value-type="float" office:value="39692.2358114005">
                <text:p>39692.2358114005</text:p>
              </table:table-cell>
              <table:table-cell office:value-type="float" office:value="33998.5583333333">
                <text:p>33998.558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73000">
                <text:p>73000</text:p>
              </table:table-cell>
              <table:table-cell office:value-type="float" office:value="11804.9167979305">
                <text:p>11804.9167979305</text:p>
              </table:table-cell>
              <table:table-cell office:value-type="float" office:value="54583.3333333333">
                <text:p>54583.3333333333</text:p>
              </table:table-cell>
              <table:table-cell office:value-type="float" office:value="42778.4165354029">
                <text:p>42778.4165354029</text:p>
              </table:table-cell>
              <table:table-cell office:value-type="float" office:value="34415.9083333333">
                <text:p>34415.908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77000">
                <text:p>77000</text:p>
              </table:table-cell>
              <table:table-cell office:value-type="float" office:value="12033.7278538534">
                <text:p>12033.7278538534</text:p>
              </table:table-cell>
              <table:table-cell office:value-type="float" office:value="57916.6666666667">
                <text:p>57916.6666666667</text:p>
              </table:table-cell>
              <table:table-cell office:value-type="float" office:value="45882.9388128133">
                <text:p>45882.9388128133</text:p>
              </table:table-cell>
              <table:table-cell office:value-type="float" office:value="34666.6666666667">
                <text:p>34666.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81000">
                <text:p>81000</text:p>
              </table:table-cell>
              <table:table-cell office:value-type="float" office:value="12454.4625080184">
                <text:p>12454.4625080184</text:p>
              </table:table-cell>
              <table:table-cell office:value-type="float" office:value="61250">
                <text:p>61250</text:p>
              </table:table-cell>
              <table:table-cell office:value-type="float" office:value="48795.5374919816">
                <text:p>48795.5374919816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87000">
                <text:p>87000</text:p>
              </table:table-cell>
              <table:table-cell office:value-type="float" office:value="13055.534064027">
                <text:p>13055.534064027</text:p>
              </table:table-cell>
              <table:table-cell office:value-type="float" office:value="64916.6666666667">
                <text:p>64916.6666666667</text:p>
              </table:table-cell>
              <table:table-cell office:value-type="float" office:value="51861.1326026397">
                <text:p>51861.1326026397</text:p>
              </table:table-cell>
              <table:table-cell office:value-type="float" office:value="36666.6666666667">
                <text:p>36666.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92000">
                <text:p>92000</text:p>
              </table:table-cell>
              <table:table-cell office:value-type="float" office:value="13732.0130286197">
                <text:p>13732.0130286197</text:p>
              </table:table-cell>
              <table:table-cell office:value-type="float" office:value="68750">
                <text:p>68750</text:p>
              </table:table-cell>
              <table:table-cell office:value-type="float" office:value="55017.9869713803">
                <text:p>55017.9869713803</text:p>
              </table:table-cell>
              <table:table-cell office:value-type="float" office:value="37916.6666666667">
                <text:p>37916.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96000">
                <text:p>96000</text:p>
              </table:table-cell>
              <table:table-cell office:value-type="float" office:value="14278.6129536026">
                <text:p>14278.6129536026</text:p>
              </table:table-cell>
              <table:table-cell office:value-type="float" office:value="72666.6666666667">
                <text:p>72666.6666666667</text:p>
              </table:table-cell>
              <table:table-cell office:value-type="float" office:value="58388.0537130641">
                <text:p>58388.0537130641</text:p>
              </table:table-cell>
              <table:table-cell office:value-type="float" office:value="39166.6666666667">
                <text:p>39166.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1000">
                <text:p>101000</text:p>
              </table:table-cell>
              <table:table-cell office:value-type="float" office:value="14827.033050847">
                <text:p>14827.033050847</text:p>
              </table:table-cell>
              <table:table-cell office:value-type="float" office:value="76750">
                <text:p>76750</text:p>
              </table:table-cell>
              <table:table-cell office:value-type="float" office:value="61922.966949153">
                <text:p>61922.966949153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06000">
                <text:p>106000</text:p>
              </table:table-cell>
              <table:table-cell office:value-type="float" office:value="15477.0113002439">
                <text:p>15477.0113002439</text:p>
              </table:table-cell>
              <table:table-cell office:value-type="float" office:value="80916.6666666667">
                <text:p>80916.6666666667</text:p>
              </table:table-cell>
              <table:table-cell office:value-type="float" office:value="65439.6553664227">
                <text:p>65439.6553664227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10000">
                <text:p>110000</text:p>
              </table:table-cell>
              <table:table-cell office:value-type="float" office:value="15907.8787416992">
                <text:p>15907.8787416992</text:p>
              </table:table-cell>
              <table:table-cell office:value-type="float" office:value="85166.6666666667">
                <text:p>85166.6666666667</text:p>
              </table:table-cell>
              <table:table-cell office:value-type="float" office:value="69258.7879249674">
                <text:p>69258.7879249674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13000">
                <text:p>113000</text:p>
              </table:table-cell>
              <table:table-cell office:value-type="float" office:value="16120.7564301055">
                <text:p>16120.7564301055</text:p>
              </table:table-cell>
              <table:table-cell office:value-type="float" office:value="89333.3333333333">
                <text:p>89333.3333333333</text:p>
              </table:table-cell>
              <table:table-cell office:value-type="float" office:value="73212.5769032278">
                <text:p>73212.5769032278</text:p>
              </table:table-cell>
              <table:table-cell office:value-type="float" office:value="44250">
                <text:p>44250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7000">
                <text:p>117000</text:p>
              </table:table-cell>
              <table:table-cell office:value-type="float" office:value="16284.4041395999">
                <text:p>16284.4041395999</text:p>
              </table:table-cell>
              <table:table-cell office:value-type="float" office:value="93500">
                <text:p>93500</text:p>
              </table:table-cell>
              <table:table-cell office:value-type="float" office:value="77215.5958604001">
                <text:p>77215.5958604001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1000">
                <text:p>121000</text:p>
              </table:table-cell>
              <table:table-cell office:value-type="float" office:value="16089.7106213502">
                <text:p>16089.7106213502</text:p>
              </table:table-cell>
              <table:table-cell office:value-type="float" office:value="97833.3333333333">
                <text:p>97833.3333333333</text:p>
              </table:table-cell>
              <table:table-cell office:value-type="float" office:value="81743.6227119832">
                <text:p>81743.6227119832</text:p>
              </table:table-cell>
              <table:table-cell office:value-type="float" office:value="46500">
                <text:p>46500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29000">
                <text:p>129000</text:p>
              </table:table-cell>
              <table:table-cell office:value-type="float" office:value="16351.2579443796">
                <text:p>16351.2579443796</text:p>
              </table:table-cell>
              <table:table-cell office:value-type="float" office:value="102500">
                <text:p>102500</text:p>
              </table:table-cell>
              <table:table-cell office:value-type="float" office:value="86148.7420556204">
                <text:p>86148.7420556204</text:p>
              </table:table-cell>
              <table:table-cell office:value-type="float" office:value="47916.6666666667">
                <text:p>47916.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34000">
                <text:p>134000</text:p>
              </table:table-cell>
              <table:table-cell office:value-type="float" office:value="16548.1391428435">
                <text:p>16548.1391428435</text:p>
              </table:table-cell>
              <table:table-cell office:value-type="float" office:value="107250">
                <text:p>107250</text:p>
              </table:table-cell>
              <table:table-cell office:value-type="float" office:value="90701.8608571565">
                <text:p>90701.8608571565</text:p>
              </table:table-cell>
              <table:table-cell office:value-type="float" office:value="49333.3333333333">
                <text:p>49333.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37000">
                <text:p>137000</text:p>
              </table:table-cell>
              <table:table-cell office:value-type="float" office:value="16367.697307548">
                <text:p>16367.697307548</text:p>
              </table:table-cell>
              <table:table-cell office:value-type="float" office:value="111916.666666667">
                <text:p>111916.666666667</text:p>
              </table:table-cell>
              <table:table-cell office:value-type="float" office:value="95548.9693591186">
                <text:p>95548.9693591186</text:p>
              </table:table-cell>
              <table:table-cell office:value-type="float" office:value="50666.6666666667">
                <text:p>50666.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42000">
                <text:p>142000</text:p>
              </table:table-cell>
              <table:table-cell office:value-type="float" office:value="16456.5543725952">
                <text:p>16456.5543725952</text:p>
              </table:table-cell>
              <table:table-cell office:value-type="float" office:value="116500">
                <text:p>116500</text:p>
              </table:table-cell>
              <table:table-cell office:value-type="float" office:value="100043.445627405">
                <text:p>100043.445627405</text:p>
              </table:table-cell>
              <table:table-cell office:value-type="float" office:value="51583.3333333333">
                <text:p>51583.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45000">
                <text:p>145000</text:p>
              </table:table-cell>
              <table:table-cell office:value-type="float" office:value="16395.4446740735">
                <text:p>16395.4446740735</text:p>
              </table:table-cell>
              <table:table-cell office:value-type="float" office:value="120916.666666667">
                <text:p>120916.666666667</text:p>
              </table:table-cell>
              <table:table-cell office:value-type="float" office:value="104521.221992593">
                <text:p>104521.221992593</text:p>
              </table:table-cell>
              <table:table-cell office:value-type="float" office:value="52166.6666666667">
                <text:p>52166.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0000">
                <text:p>150000</text:p>
              </table:table-cell>
              <table:table-cell office:value-type="float" office:value="16345.465500384">
                <text:p>16345.465500384</text:p>
              </table:table-cell>
              <table:table-cell office:value-type="float" office:value="125416.666666667">
                <text:p>125416.666666667</text:p>
              </table:table-cell>
              <table:table-cell office:value-type="float" office:value="109071.201166283">
                <text:p>109071.201166283</text:p>
              </table:table-cell>
              <table:table-cell office:value-type="float" office:value="52750">
                <text:p>52750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55000">
                <text:p>155000</text:p>
              </table:table-cell>
              <table:table-cell office:value-type="float" office:value="16445.2719557011">
                <text:p>16445.2719557011</text:p>
              </table:table-cell>
              <table:table-cell office:value-type="float" office:value="129916.666666667">
                <text:p>129916.666666667</text:p>
              </table:table-cell>
              <table:table-cell office:value-type="float" office:value="113471.394710966">
                <text:p>113471.394710966</text:p>
              </table:table-cell>
              <table:table-cell office:value-type="float" office:value="53166.6666666667">
                <text:p>53166.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59000">
                <text:p>159000</text:p>
              </table:table-cell>
              <table:table-cell office:value-type="float" office:value="16554.7759290365">
                <text:p>16554.7759290365</text:p>
              </table:table-cell>
              <table:table-cell office:value-type="float" office:value="134333.333333333">
                <text:p>134333.333333333</text:p>
              </table:table-cell>
              <table:table-cell office:value-type="float" office:value="117778.557404297">
                <text:p>117778.557404297</text:p>
              </table:table-cell>
              <table:table-cell office:value-type="float" office:value="53416.6666666667">
                <text:p>53416.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63000">
                <text:p>163000</text:p>
              </table:table-cell>
              <table:table-cell office:value-type="float" office:value="16542.6446165385">
                <text:p>16542.6446165385</text:p>
              </table:table-cell>
              <table:table-cell office:value-type="float" office:value="138750">
                <text:p>138750</text:p>
              </table:table-cell>
              <table:table-cell office:value-type="float" office:value="122207.355383461">
                <text:p>122207.355383461</text:p>
              </table:table-cell>
              <table:table-cell office:value-type="float" office:value="53583.3333333333">
                <text:p>53583.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68000">
                <text:p>168000</text:p>
              </table:table-cell>
              <table:table-cell office:value-type="float" office:value="16378.1080788479">
                <text:p>16378.1080788479</text:p>
              </table:table-cell>
              <table:table-cell office:value-type="float" office:value="143333.333333333">
                <text:p>143333.333333333</text:p>
              </table:table-cell>
              <table:table-cell office:value-type="float" office:value="126955.225254485">
                <text:p>126955.225254485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2000">
                <text:p>172000</text:p>
              </table:table-cell>
              <table:table-cell office:value-type="float" office:value="16030.9832587532">
                <text:p>16030.9832587532</text:p>
              </table:table-cell>
              <table:table-cell office:value-type="float" office:value="147916.666666667">
                <text:p>147916.666666667</text:p>
              </table:table-cell>
              <table:table-cell office:value-type="float" office:value="131885.683407914">
                <text:p>131885.683407914</text:p>
              </table:table-cell>
              <table:table-cell office:value-type="float" office:value="54416.6666666667">
                <text:p>54416.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6000">
                <text:p>176000</text:p>
              </table:table-cell>
              <table:table-cell office:value-type="float" office:value="15488.9990286361">
                <text:p>15488.9990286361</text:p>
              </table:table-cell>
              <table:table-cell office:value-type="float" office:value="152500">
                <text:p>152500</text:p>
              </table:table-cell>
              <table:table-cell office:value-type="float" office:value="137011.000971364">
                <text:p>137011.000971364</text:p>
              </table:table-cell>
              <table:table-cell office:value-type="float" office:value="54666.6666666667">
                <text:p>54666.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79000">
                <text:p>179000</text:p>
              </table:table-cell>
              <table:table-cell office:value-type="float" office:value="15316.8554411818">
                <text:p>15316.8554411818</text:p>
              </table:table-cell>
              <table:table-cell office:value-type="float" office:value="156666.666666667">
                <text:p>156666.666666667</text:p>
              </table:table-cell>
              <table:table-cell office:value-type="float" office:value="141349.811225485">
                <text:p>141349.811225485</text:p>
              </table:table-cell>
              <table:table-cell office:value-type="float" office:value="54166.6666666667">
                <text:p>54166.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3000">
                <text:p>183000</text:p>
              </table:table-cell>
              <table:table-cell office:value-type="float" office:value="15256.1463023924">
                <text:p>15256.1463023924</text:p>
              </table:table-cell>
              <table:table-cell office:value-type="float" office:value="160750">
                <text:p>160750</text:p>
              </table:table-cell>
              <table:table-cell office:value-type="float" office:value="145493.853697608">
                <text:p>145493.853697608</text:p>
              </table:table-cell>
              <table:table-cell office:value-type="float" office:value="53500">
                <text:p>53500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0000">
                <text:p>190000</text:p>
              </table:table-cell>
              <table:table-cell office:value-type="float" office:value="15426.2664624237">
                <text:p>15426.2664624237</text:p>
              </table:table-cell>
              <table:table-cell office:value-type="float" office:value="165166.666666667">
                <text:p>165166.666666667</text:p>
              </table:table-cell>
              <table:table-cell office:value-type="float" office:value="149740.400204243">
                <text:p>149740.400204243</text:p>
              </table:table-cell>
              <table:table-cell office:value-type="float" office:value="53250">
                <text:p>53250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98000">
                <text:p>198000</text:p>
              </table:table-cell>
              <table:table-cell office:value-type="float" office:value="16230.3494239724">
                <text:p>16230.3494239724</text:p>
              </table:table-cell>
              <table:table-cell office:value-type="float" office:value="169833.333333333">
                <text:p>169833.333333333</text:p>
              </table:table-cell>
              <table:table-cell office:value-type="float" office:value="153602.983909361">
                <text:p>153602.983909361</text:p>
              </table:table-cell>
              <table:table-cell office:value-type="float" office:value="53333.3333333333">
                <text:p>53333.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203000">
                <text:p>203000</text:p>
              </table:table-cell>
              <table:table-cell office:value-type="float" office:value="16789.2461974559">
                <text:p>16789.2461974559</text:p>
              </table:table-cell>
              <table:table-cell office:value-type="float" office:value="174666.666666667">
                <text:p>174666.666666667</text:p>
              </table:table-cell>
              <table:table-cell office:value-type="float" office:value="157877.420469211">
                <text:p>157877.420469211</text:p>
              </table:table-cell>
              <table:table-cell office:value-type="float" office:value="53750">
                <text:p>5375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7000">
                <text:p>207000</text:p>
              </table:table-cell>
              <table:table-cell office:value-type="float" office:value="17233.4681431923">
                <text:p>17233.4681431923</text:p>
              </table:table-cell>
              <table:table-cell office:value-type="float" office:value="179416.666666667">
                <text:p>179416.666666667</text:p>
              </table:table-cell>
              <table:table-cell office:value-type="float" office:value="162183.198523474">
                <text:p>162183.198523474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210000">
                <text:p>210000</text:p>
              </table:table-cell>
              <table:table-cell office:value-type="float" office:value="17461.6462828993">
                <text:p>17461.6462828993</text:p>
              </table:table-cell>
              <table:table-cell office:value-type="float" office:value="184000">
                <text:p>184000</text:p>
              </table:table-cell>
              <table:table-cell office:value-type="float" office:value="166538.353717101">
                <text:p>166538.353717101</text:p>
              </table:table-cell>
              <table:table-cell office:value-type="float" office:value="54083.3333333333">
                <text:p>54083.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3000">
                <text:p>213000</text:p>
              </table:table-cell>
              <table:table-cell office:value-type="float" office:value="17391.2203555284">
                <text:p>17391.2203555284</text:p>
              </table:table-cell>
              <table:table-cell office:value-type="float" office:value="188500">
                <text:p>188500</text:p>
              </table:table-cell>
              <table:table-cell office:value-type="float" office:value="171108.779644472">
                <text:p>171108.779644472</text:p>
              </table:table-cell>
              <table:table-cell office:value-type="float" office:value="54166.6666666667">
                <text:p>54166.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216000">
                <text:p>216000</text:p>
              </table:table-cell>
              <table:table-cell office:value-type="float" office:value="17053.1699710232">
                <text:p>17053.1699710232</text:p>
              </table:table-cell>
              <table:table-cell office:value-type="float" office:value="192916.666666667">
                <text:p>192916.666666667</text:p>
              </table:table-cell>
              <table:table-cell office:value-type="float" office:value="175863.496695644">
                <text:p>175863.496695644</text:p>
              </table:table-cell>
              <table:table-cell office:value-type="float" office:value="54166.6666666667">
                <text:p>54166.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219000">
                <text:p>219000</text:p>
              </table:table-cell>
              <table:table-cell office:value-type="float" office:value="16628.7447366045">
                <text:p>16628.7447366045</text:p>
              </table:table-cell>
              <table:table-cell office:value-type="float" office:value="197166.666666667">
                <text:p>197166.666666667</text:p>
              </table:table-cell>
              <table:table-cell office:value-type="float" office:value="180537.921930062">
                <text:p>180537.921930062</text:p>
              </table:table-cell>
              <table:table-cell office:value-type="float" office:value="53833.3333333333">
                <text:p>53833.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221000">
                <text:p>221000</text:p>
              </table:table-cell>
              <table:table-cell office:value-type="float" office:value="15886.6725161805">
                <text:p>15886.6725161805</text:p>
              </table:table-cell>
              <table:table-cell office:value-type="float" office:value="201250">
                <text:p>201250</text:p>
              </table:table-cell>
              <table:table-cell office:value-type="float" office:value="185363.32748382">
                <text:p>185363.32748382</text:p>
              </table:table-cell>
              <table:table-cell office:value-type="float" office:value="53333.3333333333">
                <text:p>53333.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223000">
                <text:p>223000</text:p>
              </table:table-cell>
              <table:table-cell office:value-type="float" office:value="14855.8732391257">
                <text:p>14855.8732391257</text:p>
              </table:table-cell>
              <table:table-cell office:value-type="float" office:value="205166.666666667">
                <text:p>205166.666666667</text:p>
              </table:table-cell>
              <table:table-cell office:value-type="float" office:value="190310.793427541">
                <text:p>190310.793427541</text:p>
              </table:table-cell>
              <table:table-cell office:value-type="float" office:value="52666.6666666667">
                <text:p>52666.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27000">
                <text:p>227000</text:p>
              </table:table-cell>
              <table:table-cell office:value-type="float" office:value="13576.9412362775">
                <text:p>13576.9412362775</text:p>
              </table:table-cell>
              <table:table-cell office:value-type="float" office:value="209166.666666667">
                <text:p>209166.666666667</text:p>
              </table:table-cell>
              <table:table-cell office:value-type="float" office:value="195589.725430389">
                <text:p>195589.725430389</text:p>
              </table:table-cell>
              <table:table-cell office:value-type="float" office:value="52500">
                <text:p>52500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30000">
                <text:p>230000</text:p>
              </table:table-cell>
              <table:table-cell office:value-type="float" office:value="12033.7278538534">
                <text:p>12033.7278538534</text:p>
              </table:table-cell>
              <table:table-cell office:value-type="float" office:value="213083.333333333">
                <text:p>213083.333333333</text:p>
              </table:table-cell>
              <table:table-cell office:value-type="float" office:value="201049.60547948">
                <text:p>201049.60547948</text:p>
              </table:table-cell>
              <table:table-cell office:value-type="float" office:value="52333.3333333333">
                <text:p>52333.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34000">
                <text:p>234000</text:p>
              </table:table-cell>
              <table:table-cell office:value-type="float" office:value="11021.672864283">
                <text:p>11021.672864283</text:p>
              </table:table-cell>
              <table:table-cell office:value-type="float" office:value="216750">
                <text:p>216750</text:p>
              </table:table-cell>
              <table:table-cell office:value-type="float" office:value="205728.327135717">
                <text:p>205728.327135717</text:p>
              </table:table-cell>
              <table:table-cell office:value-type="float" office:value="51583.3333333333">
                <text:p>51583.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38000">
                <text:p>238000</text:p>
              </table:table-cell>
              <table:table-cell office:value-type="float" office:value="10883.3344934799">
                <text:p>10883.3344934799</text:p>
              </table:table-cell>
              <table:table-cell office:value-type="float" office:value="220083.333333333">
                <text:p>220083.333333333</text:p>
              </table:table-cell>
              <table:table-cell office:value-type="float" office:value="209199.998839853">
                <text:p>209199.998839853</text:p>
              </table:table-cell>
              <table:table-cell office:value-type="float" office:value="50250">
                <text:p>5025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42000">
                <text:p>242000</text:p>
              </table:table-cell>
              <table:table-cell office:value-type="float" office:value="11138.2496856825">
                <text:p>11138.2496856825</text:p>
              </table:table-cell>
              <table:table-cell office:value-type="float" office:value="223333.333333333">
                <text:p>223333.333333333</text:p>
              </table:table-cell>
              <table:table-cell office:value-type="float" office:value="212195.083647651">
                <text:p>212195.083647651</text:p>
              </table:table-cell>
              <table:table-cell office:value-type="float" office:value="48666.6666666667">
                <text:p>48666.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46000">
                <text:p>246000</text:p>
              </table:table-cell>
              <table:table-cell office:value-type="float" office:value="11618.6240253493">
                <text:p>11618.6240253493</text:p>
              </table:table-cell>
              <table:table-cell office:value-type="float" office:value="226583.333333333">
                <text:p>226583.333333333</text:p>
              </table:table-cell>
              <table:table-cell office:value-type="float" office:value="214964.709307984">
                <text:p>214964.709307984</text:p>
              </table:table-cell>
              <table:table-cell office:value-type="float" office:value="47166.6666666667">
                <text:p>47166.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50000">
                <text:p>250000</text:p>
              </table:table-cell>
              <table:table-cell office:value-type="float" office:value="12153.9992171177">
                <text:p>12153.9992171177</text:p>
              </table:table-cell>
              <table:table-cell office:value-type="float" office:value="229916.666666667">
                <text:p>229916.666666667</text:p>
              </table:table-cell>
              <table:table-cell office:value-type="float" office:value="217762.667449549">
                <text:p>217762.667449549</text:p>
              </table:table-cell>
              <table:table-cell office:value-type="float" office:value="45916.6666666667">
                <text:p>45916.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54000">
                <text:p>254000</text:p>
              </table:table-cell>
              <table:table-cell office:value-type="float" office:value="12716.0123347286">
                <text:p>12716.0123347286</text:p>
              </table:table-cell>
              <table:table-cell office:value-type="float" office:value="233333.333333333">
                <text:p>233333.333333333</text:p>
              </table:table-cell>
              <table:table-cell office:value-type="float" office:value="220617.320998605">
                <text:p>220617.320998605</text:p>
              </table:table-cell>
              <table:table-cell office:value-type="float" office:value="44833.3333333333">
                <text:p>44833.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57000">
                <text:p>257000</text:p>
              </table:table-cell>
              <table:table-cell office:value-type="float" office:value="13136.5209175863">
                <text:p>13136.5209175863</text:p>
              </table:table-cell>
              <table:table-cell office:value-type="float" office:value="236750">
                <text:p>236750</text:p>
              </table:table-cell>
              <table:table-cell office:value-type="float" office:value="223613.479082414">
                <text:p>223613.479082414</text:p>
              </table:table-cell>
              <table:table-cell office:value-type="float" office:value="43833.3333333333">
                <text:p>43833.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61000">
                <text:p>261000</text:p>
              </table:table-cell>
              <table:table-cell office:value-type="float" office:value="13565.4976787705">
                <text:p>13565.4976787705</text:p>
              </table:table-cell>
              <table:table-cell office:value-type="float" office:value="240250">
                <text:p>240250</text:p>
              </table:table-cell>
              <table:table-cell office:value-type="float" office:value="226684.50232123">
                <text:p>226684.50232123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65000">
                <text:p>265000</text:p>
              </table:table-cell>
              <table:table-cell office:value-type="float" office:value="13833.1507837535">
                <text:p>13833.1507837535</text:p>
              </table:table-cell>
              <table:table-cell office:value-type="float" office:value="243916.666666667">
                <text:p>243916.666666667</text:p>
              </table:table-cell>
              <table:table-cell office:value-type="float" office:value="230083.515882913">
                <text:p>230083.515882913</text:p>
              </table:table-cell>
              <table:table-cell office:value-type="float" office:value="42666.6666666667">
                <text:p>42666.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69000">
                <text:p>269000</text:p>
              </table:table-cell>
              <table:table-cell office:value-type="float" office:value="13883.4433769148">
                <text:p>13883.4433769148</text:p>
              </table:table-cell>
              <table:table-cell office:value-type="float" office:value="247750">
                <text:p>247750</text:p>
              </table:table-cell>
              <table:table-cell office:value-type="float" office:value="233866.556623085">
                <text:p>233866.556623085</text:p>
              </table:table-cell>
              <table:table-cell office:value-type="float" office:value="42583.3333333333">
                <text:p>42583.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273000">
                <text:p>273000</text:p>
              </table:table-cell>
              <table:table-cell office:value-type="float" office:value="13983.4859311932">
                <text:p>13983.4859311932</text:p>
              </table:table-cell>
              <table:table-cell office:value-type="float" office:value="251583.333333333">
                <text:p>251583.333333333</text:p>
              </table:table-cell>
              <table:table-cell office:value-type="float" office:value="237599.84740214">
                <text:p>237599.84740214</text:p>
              </table:table-cell>
              <table:table-cell office:value-type="float" office:value="42416.6666666667">
                <text:p>42416.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276000">
                <text:p>276000</text:p>
              </table:table-cell>
              <table:table-cell office:value-type="float" office:value="13833.1507837535">
                <text:p>13833.1507837535</text:p>
              </table:table-cell>
              <table:table-cell office:value-type="float" office:value="255416.666666667">
                <text:p>255416.666666667</text:p>
              </table:table-cell>
              <table:table-cell office:value-type="float" office:value="241583.515882913">
                <text:p>241583.515882913</text:p>
              </table:table-cell>
              <table:table-cell office:value-type="float" office:value="42333.3333333333">
                <text:p>42333.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279000">
                <text:p>279000</text:p>
              </table:table-cell>
              <table:table-cell office:value-type="float" office:value="13597.0139324334">
                <text:p>13597.0139324334</text:p>
              </table:table-cell>
              <table:table-cell office:value-type="float" office:value="259166.666666667">
                <text:p>259166.666666667</text:p>
              </table:table-cell>
              <table:table-cell office:value-type="float" office:value="245569.652734233">
                <text:p>245569.652734233</text:p>
              </table:table-cell>
              <table:table-cell office:value-type="float" office:value="42416.6666666667">
                <text:p>42416.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83000">
                <text:p>283000</text:p>
              </table:table-cell>
              <table:table-cell office:value-type="float" office:value="13433.055114045">
                <text:p>13433.055114045</text:p>
              </table:table-cell>
              <table:table-cell office:value-type="float" office:value="262916.666666667">
                <text:p>262916.666666667</text:p>
              </table:table-cell>
              <table:table-cell office:value-type="float" office:value="249483.611552622">
                <text:p>249483.611552622</text:p>
              </table:table-cell>
              <table:table-cell office:value-type="float" office:value="42833.3333333333">
                <text:p>42833.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286000">
                <text:p>286000</text:p>
              </table:table-cell>
              <table:table-cell office:value-type="float" office:value="13207.8374345299">
                <text:p>13207.8374345299</text:p>
              </table:table-cell>
              <table:table-cell office:value-type="float" office:value="266583.333333333">
                <text:p>266583.333333333</text:p>
              </table:table-cell>
              <table:table-cell office:value-type="float" office:value="253375.495898803">
                <text:p>253375.495898803</text:p>
              </table:table-cell>
              <table:table-cell office:value-type="float" office:value="43250">
                <text:p>4325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90000">
                <text:p>290000</text:p>
              </table:table-cell>
              <table:table-cell office:value-type="float" office:value="13081.0411039656">
                <text:p>13081.0411039656</text:p>
              </table:table-cell>
              <table:table-cell office:value-type="float" office:value="270250">
                <text:p>270250</text:p>
              </table:table-cell>
              <table:table-cell office:value-type="float" office:value="257168.958896034">
                <text:p>257168.958896034</text:p>
              </table:table-cell>
              <table:table-cell office:value-type="float" office:value="43666.6666666667">
                <text:p>43666.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293000">
                <text:p>293000</text:p>
              </table:table-cell>
              <table:table-cell office:value-type="float" office:value="12918.1572942424">
                <text:p>12918.1572942424</text:p>
              </table:table-cell>
              <table:table-cell office:value-type="float" office:value="273833.333333333">
                <text:p>273833.333333333</text:p>
              </table:table-cell>
              <table:table-cell office:value-type="float" office:value="260915.176039091">
                <text:p>260915.176039091</text:p>
              </table:table-cell>
              <table:table-cell office:value-type="float" office:value="43916.6666666667">
                <text:p>43916.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96000">
                <text:p>296000</text:p>
              </table:table-cell>
              <table:table-cell office:value-type="float" office:value="12744.5769809846">
                <text:p>12744.5769809846</text:p>
              </table:table-cell>
              <table:table-cell office:value-type="float" office:value="277333.333333333">
                <text:p>277333.333333333</text:p>
              </table:table-cell>
              <table:table-cell office:value-type="float" office:value="264588.756352349">
                <text:p>264588.756352349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299000">
                <text:p>299000</text:p>
              </table:table-cell>
              <table:table-cell office:value-type="float" office:value="12415.7768645991">
                <text:p>12415.7768645991</text:p>
              </table:table-cell>
              <table:table-cell office:value-type="float" office:value="280833.333333333">
                <text:p>280833.333333333</text:p>
              </table:table-cell>
              <table:table-cell office:value-type="float" office:value="268417.556468734">
                <text:p>268417.556468734</text:p>
              </table:table-cell>
              <table:table-cell office:value-type="float" office:value="44083.3333333333">
                <text:p>44083.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303000">
                <text:p>303000</text:p>
              </table:table-cell>
              <table:table-cell office:value-type="float" office:value="12235.0712992189">
                <text:p>12235.0712992189</text:p>
              </table:table-cell>
              <table:table-cell office:value-type="float" office:value="284333.333333333">
                <text:p>284333.333333333</text:p>
              </table:table-cell>
              <table:table-cell office:value-type="float" office:value="272098.262034114">
                <text:p>272098.262034114</text:p>
              </table:table-cell>
              <table:table-cell office:value-type="float" office:value="44083.3333333333">
                <text:p>44083.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307000">
                <text:p>307000</text:p>
              </table:table-cell>
              <table:table-cell office:value-type="float" office:value="12209.0378843137">
                <text:p>12209.0378843137</text:p>
              </table:table-cell>
              <table:table-cell office:value-type="float" office:value="287833.333333333">
                <text:p>287833.333333333</text:p>
              </table:table-cell>
              <table:table-cell office:value-type="float" office:value="275624.29544902">
                <text:p>275624.29544902</text:p>
              </table:table-cell>
              <table:table-cell office:value-type="float" office:value="43916.6666666667">
                <text:p>43916.666666666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09000">
                <text:p>309000</text:p>
              </table:table-cell>
              <table:table-cell office:value-type="float" office:value="12059.1974204025">
                <text:p>12059.1974204025</text:p>
              </table:table-cell>
              <table:table-cell office:value-type="float" office:value="291166.666666667">
                <text:p>291166.666666667</text:p>
              </table:table-cell>
              <table:table-cell office:value-type="float" office:value="279107.469246264">
                <text:p>279107.469246264</text:p>
              </table:table-cell>
              <table:table-cell office:value-type="float" office:value="43416.6666666667">
                <text:p>43416.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12000">
                <text:p>312000</text:p>
              </table:table-cell>
              <table:table-cell office:value-type="float" office:value="11973.1391291533">
                <text:p>11973.1391291533</text:p>
              </table:table-cell>
              <table:table-cell office:value-type="float" office:value="294416.666666667">
                <text:p>294416.666666667</text:p>
              </table:table-cell>
              <table:table-cell office:value-type="float" office:value="282443.527537513">
                <text:p>282443.527537513</text:p>
              </table:table-cell>
              <table:table-cell office:value-type="float" office:value="42833.3333333333">
                <text:p>42833.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14000">
                <text:p>314000</text:p>
              </table:table-cell>
              <table:table-cell office:value-type="float" office:value="11681.0517376206">
                <text:p>11681.0517376206</text:p>
              </table:table-cell>
              <table:table-cell office:value-type="float" office:value="297583.333333333">
                <text:p>297583.333333333</text:p>
              </table:table-cell>
              <table:table-cell office:value-type="float" office:value="285902.281595713">
                <text:p>285902.281595713</text:p>
              </table:table-cell>
              <table:table-cell office:value-type="float" office:value="42166.6666666667">
                <text:p>42166.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17000">
                <text:p>317000</text:p>
              </table:table-cell>
              <table:table-cell office:value-type="float" office:value="11330.7706550068">
                <text:p>11330.7706550068</text:p>
              </table:table-cell>
              <table:table-cell office:value-type="float" office:value="300750">
                <text:p>300750</text:p>
              </table:table-cell>
              <table:table-cell office:value-type="float" office:value="289419.229344993">
                <text:p>289419.229344993</text:p>
              </table:table-cell>
              <table:table-cell office:value-type="float" office:value="41583.3333333333">
                <text:p>41583.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19000">
                <text:p>319000</text:p>
              </table:table-cell>
              <table:table-cell office:value-type="float" office:value="10963.7833549622">
                <text:p>10963.7833549622</text:p>
              </table:table-cell>
              <table:table-cell office:value-type="float" office:value="303750">
                <text:p>303750</text:p>
              </table:table-cell>
              <table:table-cell office:value-type="float" office:value="292786.216645038">
                <text:p>292786.216645038</text:p>
              </table:table-cell>
              <table:table-cell office:value-type="float" office:value="40833.3333333333">
                <text:p>40833.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22000">
                <text:p>322000</text:p>
              </table:table-cell>
              <table:table-cell office:value-type="float" office:value="10584.0789524988">
                <text:p>10584.0789524988</text:p>
              </table:table-cell>
              <table:table-cell office:value-type="float" office:value="306750">
                <text:p>306750</text:p>
              </table:table-cell>
              <table:table-cell office:value-type="float" office:value="296165.921047501">
                <text:p>296165.921047501</text:p>
              </table:table-cell>
              <table:table-cell office:value-type="float" office:value="40166.6666666667">
                <text:p>40166.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26000">
                <text:p>326000</text:p>
              </table:table-cell>
              <table:table-cell office:value-type="float" office:value="10506.4914998473">
                <text:p>10506.4914998473</text:p>
              </table:table-cell>
              <table:table-cell office:value-type="float" office:value="309750">
                <text:p>309750</text:p>
              </table:table-cell>
              <table:table-cell office:value-type="float" office:value="299243.508500153">
                <text:p>299243.508500153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8000">
                <text:p>328000</text:p>
              </table:table-cell>
              <table:table-cell office:value-type="float" office:value="10289.7418761982">
                <text:p>10289.7418761982</text:p>
              </table:table-cell>
              <table:table-cell office:value-type="float" office:value="312666.666666667">
                <text:p>312666.666666667</text:p>
              </table:table-cell>
              <table:table-cell office:value-type="float" office:value="302376.924790468">
                <text:p>302376.924790468</text:p>
              </table:table-cell>
              <table:table-cell office:value-type="float" office:value="38833.3333333334">
                <text:p>38833.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30000">
                <text:p>330000</text:p>
              </table:table-cell>
              <table:table-cell office:value-type="float" office:value="9959.00688732658">
                <text:p>9959.00688732658</text:p>
              </table:table-cell>
              <table:table-cell office:value-type="float" office:value="315500">
                <text:p>315500</text:p>
              </table:table-cell>
              <table:table-cell office:value-type="float" office:value="305540.993112673">
                <text:p>305540.993112673</text:p>
              </table:table-cell>
              <table:table-cell office:value-type="float" office:value="38166.6666666667">
                <text:p>38166.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33000">
                <text:p>333000</text:p>
              </table:table-cell>
              <table:table-cell office:value-type="float" office:value="9670.32323736655">
                <text:p>9670.32323736655</text:p>
              </table:table-cell>
              <table:table-cell office:value-type="float" office:value="318333.333333333">
                <text:p>318333.333333333</text:p>
              </table:table-cell>
              <table:table-cell office:value-type="float" office:value="308663.010095967">
                <text:p>308663.010095967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335000">
                <text:p>335000</text:p>
              </table:table-cell>
              <table:table-cell office:value-type="float" office:value="9467.64826323642">
                <text:p>9467.64826323642</text:p>
              </table:table-cell>
              <table:table-cell office:value-type="float" office:value="321000">
                <text:p>321000</text:p>
              </table:table-cell>
              <table:table-cell office:value-type="float" office:value="311532.351736764">
                <text:p>311532.351736764</text:p>
              </table:table-cell>
              <table:table-cell office:value-type="float" office:value="36666.6666666667">
                <text:p>36666.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338000">
                <text:p>338000</text:p>
              </table:table-cell>
              <table:table-cell office:value-type="float" office:value="9529.45990392982">
                <text:p>9529.45990392982</text:p>
              </table:table-cell>
              <table:table-cell office:value-type="float" office:value="323583.333333333">
                <text:p>323583.333333333</text:p>
              </table:table-cell>
              <table:table-cell office:value-type="float" office:value="314053.873429404">
                <text:p>314053.873429404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340000">
                <text:p>340000</text:p>
              </table:table-cell>
              <table:table-cell office:value-type="float" office:value="9417.90686389336">
                <text:p>9417.90686389336</text:p>
              </table:table-cell>
              <table:table-cell office:value-type="float" office:value="326166.666666667">
                <text:p>326166.666666667</text:p>
              </table:table-cell>
              <table:table-cell office:value-type="float" office:value="316748.759802773">
                <text:p>316748.759802773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342000">
                <text:p>342000</text:p>
              </table:table-cell>
              <table:table-cell office:value-type="float" office:value="9296.46397423463">
                <text:p>9296.46397423463</text:p>
              </table:table-cell>
              <table:table-cell office:value-type="float" office:value="328666.666666667">
                <text:p>328666.666666667</text:p>
              </table:table-cell>
              <table:table-cell office:value-type="float" office:value="319370.202692432">
                <text:p>319370.202692432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344000">
                <text:p>344000</text:p>
              </table:table-cell>
              <table:table-cell office:value-type="float" office:value="9023.5382430753">
                <text:p>9023.5382430753</text:p>
              </table:table-cell>
              <table:table-cell office:value-type="float" office:value="331166.666666667">
                <text:p>331166.666666667</text:p>
              </table:table-cell>
              <table:table-cell office:value-type="float" office:value="322143.128423591">
                <text:p>322143.128423591</text:p>
              </table:table-cell>
              <table:table-cell office:value-type="float" office:value="33583.3333333334">
                <text:p>33583.3333333334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347000">
                <text:p>347000</text:p>
              </table:table-cell>
              <table:table-cell office:value-type="float" office:value="8896.71372763647">
                <text:p>8896.71372763647</text:p>
              </table:table-cell>
              <table:table-cell office:value-type="float" office:value="333666.666666667">
                <text:p>333666.666666667</text:p>
              </table:table-cell>
              <table:table-cell office:value-type="float" office:value="324769.95293903">
                <text:p>324769.95293903</text:p>
              </table:table-cell>
              <table:table-cell office:value-type="float" office:value="32916.6666666667">
                <text:p>32916.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349000">
                <text:p>349000</text:p>
              </table:table-cell>
              <table:table-cell office:value-type="float" office:value="8611.12740304748">
                <text:p>8611.12740304748</text:p>
              </table:table-cell>
              <table:table-cell office:value-type="float" office:value="336166.666666667">
                <text:p>336166.666666667</text:p>
              </table:table-cell>
              <table:table-cell office:value-type="float" office:value="327555.539263619">
                <text:p>327555.539263619</text:p>
              </table:table-cell>
              <table:table-cell office:value-type="float" office:value="32416.6666666667">
                <text:p>32416.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351000">
                <text:p>351000</text:p>
              </table:table-cell>
              <table:table-cell office:value-type="float" office:value="8338.93750953194">
                <text:p>8338.93750953194</text:p>
              </table:table-cell>
              <table:table-cell office:value-type="float" office:value="338583.333333333">
                <text:p>338583.333333333</text:p>
              </table:table-cell>
              <table:table-cell office:value-type="float" office:value="330244.395823801">
                <text:p>330244.395823801</text:p>
              </table:table-cell>
              <table:table-cell office:value-type="float" office:value="31833.3333333333">
                <text:p>31833.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353000">
                <text:p>353000</text:p>
              </table:table-cell>
              <table:table-cell office:value-type="float" office:value="8277.38796451825">
                <text:p>8277.38796451825</text:p>
              </table:table-cell>
              <table:table-cell office:value-type="float" office:value="340833.333333333">
                <text:p>340833.333333333</text:p>
              </table:table-cell>
              <table:table-cell office:value-type="float" office:value="332555.945368815">
                <text:p>332555.945368815</text:p>
              </table:table-cell>
              <table:table-cell office:value-type="float" office:value="31083.3333333333">
                <text:p>31083.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355000">
                <text:p>355000</text:p>
              </table:table-cell>
              <table:table-cell office:value-type="float" office:value="8140.34099501682">
                <text:p>8140.34099501682</text:p>
              </table:table-cell>
              <table:table-cell office:value-type="float" office:value="343083.333333333">
                <text:p>343083.333333333</text:p>
              </table:table-cell>
              <table:table-cell office:value-type="float" office:value="334942.992338317">
                <text:p>334942.992338317</text:p>
              </table:table-cell>
              <table:table-cell office:value-type="float" office:value="30416.6666666666">
                <text:p>30416.666666666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57000">
                <text:p>357000</text:p>
              </table:table-cell>
              <table:table-cell office:value-type="float" office:value="7923.88028606432">
                <text:p>7923.88028606432</text:p>
              </table:table-cell>
              <table:table-cell office:value-type="float" office:value="345333.333333333">
                <text:p>345333.333333333</text:p>
              </table:table-cell>
              <table:table-cell office:value-type="float" office:value="337409.453047269">
                <text:p>337409.453047269</text:p>
              </table:table-cell>
              <table:table-cell office:value-type="float" office:value="29833.3333333333">
                <text:p>29833.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359000">
                <text:p>359000</text:p>
              </table:table-cell>
              <table:table-cell office:value-type="float" office:value="7798.60127318879">
                <text:p>7798.60127318879</text:p>
              </table:table-cell>
              <table:table-cell office:value-type="float" office:value="347500">
                <text:p>347500</text:p>
              </table:table-cell>
              <table:table-cell office:value-type="float" office:value="339701.398726811">
                <text:p>339701.398726811</text:p>
              </table:table-cell>
              <table:table-cell office:value-type="float" office:value="29166.6666666667">
                <text:p>29166.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361000">
                <text:p>361000</text:p>
              </table:table-cell>
              <table:table-cell office:value-type="float" office:value="7619.75104977886">
                <text:p>7619.75104977886</text:p>
              </table:table-cell>
              <table:table-cell office:value-type="float" office:value="349666.666666667">
                <text:p>349666.666666667</text:p>
              </table:table-cell>
              <table:table-cell office:value-type="float" office:value="342046.915616888">
                <text:p>342046.915616888</text:p>
              </table:table-cell>
              <table:table-cell office:value-type="float" office:value="28666.6666666667">
                <text:p>28666.666666666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64000">
                <text:p>364000</text:p>
              </table:table-cell>
              <table:table-cell office:value-type="float" office:value="7696.91004510409">
                <text:p>7696.91004510409</text:p>
              </table:table-cell>
              <table:table-cell office:value-type="float" office:value="351833.333333333">
                <text:p>351833.333333333</text:p>
              </table:table-cell>
              <table:table-cell office:value-type="float" office:value="344136.423288229">
                <text:p>344136.423288229</text:p>
              </table:table-cell>
              <table:table-cell office:value-type="float" office:value="28250">
                <text:p>2825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366000">
                <text:p>366000</text:p>
              </table:table-cell>
              <table:table-cell office:value-type="float" office:value="7722.45839330738">
                <text:p>7722.45839330738</text:p>
              </table:table-cell>
              <table:table-cell office:value-type="float" office:value="354000">
                <text:p>354000</text:p>
              </table:table-cell>
              <table:table-cell office:value-type="float" office:value="346277.541606693">
                <text:p>346277.541606693</text:p>
              </table:table-cell>
              <table:table-cell office:value-type="float" office:value="27833.3333333333">
                <text:p>27833.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368000">
                <text:p>368000</text:p>
              </table:table-cell>
              <table:table-cell office:value-type="float" office:value="7696.91004510409">
                <text:p>7696.91004510409</text:p>
              </table:table-cell>
              <table:table-cell office:value-type="float" office:value="356166.666666667">
                <text:p>356166.666666667</text:p>
              </table:table-cell>
              <table:table-cell office:value-type="float" office:value="348469.756621563">
                <text:p>348469.756621563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370000">
                <text:p>370000</text:p>
              </table:table-cell>
              <table:table-cell office:value-type="float" office:value="7619.75104977886">
                <text:p>7619.75104977886</text:p>
              </table:table-cell>
              <table:table-cell office:value-type="float" office:value="358333.333333333">
                <text:p>358333.333333333</text:p>
              </table:table-cell>
              <table:table-cell office:value-type="float" office:value="350713.582283554">
                <text:p>350713.582283554</text:p>
              </table:table-cell>
              <table:table-cell office:value-type="float" office:value="27166.6666666666">
                <text:p>27166.666666666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372000">
                <text:p>372000</text:p>
              </table:table-cell>
              <table:table-cell office:value-type="float" office:value="7656.94376881454">
                <text:p>7656.94376881454</text:p>
              </table:table-cell>
              <table:table-cell office:value-type="float" office:value="360416.666666667">
                <text:p>360416.666666667</text:p>
              </table:table-cell>
              <table:table-cell office:value-type="float" office:value="352759.722897852">
                <text:p>352759.722897852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374000">
                <text:p>374000</text:p>
              </table:table-cell>
              <table:table-cell office:value-type="float" office:value="7669.30126010068">
                <text:p>7669.30126010068</text:p>
              </table:table-cell>
              <table:table-cell office:value-type="float" office:value="362500">
                <text:p>362500</text:p>
              </table:table-cell>
              <table:table-cell office:value-type="float" office:value="354830.698739899">
                <text:p>354830.698739899</text:p>
              </table:table-cell>
              <table:table-cell office:value-type="float" office:value="26333.3333333333">
                <text:p>26333.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376000">
                <text:p>376000</text:p>
              </table:table-cell>
              <table:table-cell office:value-type="float" office:value="7656.94376881454">
                <text:p>7656.94376881454</text:p>
              </table:table-cell>
              <table:table-cell office:value-type="float" office:value="364583.333333333">
                <text:p>364583.333333333</text:p>
              </table:table-cell>
              <table:table-cell office:value-type="float" office:value="356926.389564519">
                <text:p>356926.389564519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81000">
                <text:p>381000</text:p>
              </table:table-cell>
              <table:table-cell office:value-type="float" office:value="8061.787906068">
                <text:p>8061.787906068</text:p>
              </table:table-cell>
              <table:table-cell office:value-type="float" office:value="366916.666666667">
                <text:p>366916.666666667</text:p>
              </table:table-cell>
              <table:table-cell office:value-type="float" office:value="358854.878760599">
                <text:p>358854.878760599</text:p>
              </table:table-cell>
              <table:table-cell office:value-type="float" office:value="26083.3333333334">
                <text:p>26083.3333333334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384000">
                <text:p>384000</text:p>
              </table:table-cell>
              <table:table-cell office:value-type="float" office:value="8499.55435551913">
                <text:p>8499.55435551913</text:p>
              </table:table-cell>
              <table:table-cell office:value-type="float" office:value="369333.333333333">
                <text:p>369333.333333333</text:p>
              </table:table-cell>
              <table:table-cell office:value-type="float" office:value="360833.778977814">
                <text:p>360833.77897781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87000">
                <text:p>387000</text:p>
              </table:table-cell>
              <table:table-cell office:value-type="float" office:value="8942.57775866092">
                <text:p>8942.57775866092</text:p>
              </table:table-cell>
              <table:table-cell office:value-type="float" office:value="371833.333333333">
                <text:p>371833.333333333</text:p>
              </table:table-cell>
              <table:table-cell office:value-type="float" office:value="362890.755574672">
                <text:p>362890.755574672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88000">
                <text:p>388000</text:p>
              </table:table-cell>
              <table:table-cell office:value-type="float" office:value="9076.69343077994">
                <text:p>9076.69343077994</text:p>
              </table:table-cell>
              <table:table-cell office:value-type="float" office:value="374250">
                <text:p>374250</text:p>
              </table:table-cell>
              <table:table-cell office:value-type="float" office:value="365173.30656922">
                <text:p>365173.30656922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390000">
                <text:p>390000</text:p>
              </table:table-cell>
              <table:table-cell office:value-type="float" office:value="9088.78763125537">
                <text:p>9088.78763125537</text:p>
              </table:table-cell>
              <table:table-cell office:value-type="float" office:value="376666.666666667">
                <text:p>376666.666666667</text:p>
              </table:table-cell>
              <table:table-cell office:value-type="float" office:value="367577.879035411">
                <text:p>367577.879035411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92000">
                <text:p>392000</text:p>
              </table:table-cell>
              <table:table-cell office:value-type="float" office:value="9135.34594060594">
                <text:p>9135.34594060594</text:p>
              </table:table-cell>
              <table:table-cell office:value-type="float" office:value="379000">
                <text:p>379000</text:p>
              </table:table-cell>
              <table:table-cell office:value-type="float" office:value="369864.654059394">
                <text:p>369864.654059394</text:p>
              </table:table-cell>
              <table:table-cell office:value-type="float" office:value="27166.6666666667">
                <text:p>27166.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93000">
                <text:p>393000</text:p>
              </table:table-cell>
              <table:table-cell office:value-type="float" office:value="8965.8442790606">
                <text:p>8965.8442790606</text:p>
              </table:table-cell>
              <table:table-cell office:value-type="float" office:value="381250">
                <text:p>381250</text:p>
              </table:table-cell>
              <table:table-cell office:value-type="float" office:value="372284.155720939">
                <text:p>372284.155720939</text:p>
              </table:table-cell>
              <table:table-cell office:value-type="float" office:value="27250">
                <text:p>2725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95000">
                <text:p>395000</text:p>
              </table:table-cell>
              <table:table-cell office:value-type="float" office:value="8723.01032275608">
                <text:p>8723.01032275608</text:p>
              </table:table-cell>
              <table:table-cell office:value-type="float" office:value="383500">
                <text:p>383500</text:p>
              </table:table-cell>
              <table:table-cell office:value-type="float" office:value="374776.989677244">
                <text:p>374776.989677244</text:p>
              </table:table-cell>
              <table:table-cell office:value-type="float" office:value="27333.3333333333">
                <text:p>27333.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98000">
                <text:p>398000</text:p>
              </table:table-cell>
              <table:table-cell office:value-type="float" office:value="8526.25179647949">
                <text:p>8526.25179647949</text:p>
              </table:table-cell>
              <table:table-cell office:value-type="float" office:value="385833.333333333">
                <text:p>385833.333333333</text:p>
              </table:table-cell>
              <table:table-cell office:value-type="float" office:value="377307.081536854">
                <text:p>377307.081536854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399000">
                <text:p>399000</text:p>
              </table:table-cell>
              <table:table-cell office:value-type="float" office:value="8095.54684921771">
                <text:p>8095.54684921771</text:p>
              </table:table-cell>
              <table:table-cell office:value-type="float" office:value="388083.333333333">
                <text:p>388083.333333333</text:p>
              </table:table-cell>
              <table:table-cell office:value-type="float" office:value="379987.786484116">
                <text:p>379987.786484116</text:p>
              </table:table-cell>
              <table:table-cell office:value-type="float" office:value="27666.6666666666">
                <text:p>27666.666666666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01000">
                <text:p>401000</text:p>
              </table:table-cell>
              <table:table-cell office:value-type="float" office:value="7559.86211193797">
                <text:p>7559.86211193797</text:p>
              </table:table-cell>
              <table:table-cell office:value-type="float" office:value="390333.333333333">
                <text:p>390333.333333333</text:p>
              </table:table-cell>
              <table:table-cell office:value-type="float" office:value="382773.471221395">
                <text:p>382773.471221395</text:p>
              </table:table-cell>
              <table:table-cell office:value-type="float" office:value="27833.3333333333">
                <text:p>27833.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03000">
                <text:p>403000</text:p>
              </table:table-cell>
              <table:table-cell office:value-type="float" office:value="6894.77184451224">
                <text:p>6894.77184451224</text:p>
              </table:table-cell>
              <table:table-cell office:value-type="float" office:value="392583.333333333">
                <text:p>392583.333333333</text:p>
              </table:table-cell>
              <table:table-cell office:value-type="float" office:value="385688.561488821">
                <text:p>385688.561488821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05000">
                <text:p>405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394583.333333333">
                <text:p>394583.333333333</text:p>
              </table:table-cell>
              <table:table-cell office:value-type="float" office:value="387875.694088232">
                <text:p>387875.694088232</text:p>
              </table:table-cell>
              <table:table-cell office:value-type="float" office:value="27666.6666666666">
                <text:p>27666.666666666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06000">
                <text:p>406000</text:p>
              </table:table-cell>
              <table:table-cell office:value-type="float" office:value="6556.86085275753">
                <text:p>6556.86085275753</text:p>
              </table:table-cell>
              <table:table-cell office:value-type="float" office:value="396416.666666667">
                <text:p>396416.666666667</text:p>
              </table:table-cell>
              <table:table-cell office:value-type="float" office:value="389859.805813909">
                <text:p>389859.805813909</text:p>
              </table:table-cell>
              <table:table-cell office:value-type="float" office:value="27083.3333333334">
                <text:p>27083.333333333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09000">
                <text:p>409000</text:p>
              </table:table-cell>
              <table:table-cell office:value-type="float" office:value="6757.15109414396">
                <text:p>6757.15109414396</text:p>
              </table:table-cell>
              <table:table-cell office:value-type="float" office:value="398250">
                <text:p>398250</text:p>
              </table:table-cell>
              <table:table-cell office:value-type="float" office:value="391492.848905856">
                <text:p>391492.848905856</text:p>
              </table:table-cell>
              <table:table-cell office:value-type="float" office:value="26416.6666666667">
                <text:p>26416.666666666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10000">
                <text:p>410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400083.333333333">
                <text:p>400083.333333333</text:p>
              </table:table-cell>
              <table:table-cell office:value-type="float" office:value="393375.694088232">
                <text:p>393375.694088232</text:p>
              </table:table-cell>
              <table:table-cell office:value-type="float" office:value="25833.3333333333">
                <text:p>25833.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12000">
                <text:p>412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401916.666666667">
                <text:p>401916.666666667</text:p>
              </table:table-cell>
              <table:table-cell office:value-type="float" office:value="395209.027421565">
                <text:p>395209.027421565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14000">
                <text:p>414000</text:p>
              </table:table-cell>
              <table:table-cell office:value-type="float" office:value="6757.15109414396">
                <text:p>6757.15109414396</text:p>
              </table:table-cell>
              <table:table-cell office:value-type="float" office:value="403750">
                <text:p>403750</text:p>
              </table:table-cell>
              <table:table-cell office:value-type="float" office:value="396992.848905856">
                <text:p>396992.848905856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15000">
                <text:p>415000</text:p>
              </table:table-cell>
              <table:table-cell office:value-type="float" office:value="6556.86085275753">
                <text:p>6556.86085275753</text:p>
              </table:table-cell>
              <table:table-cell office:value-type="float" office:value="405583.333333333">
                <text:p>405583.333333333</text:p>
              </table:table-cell>
              <table:table-cell office:value-type="float" office:value="399026.472480576">
                <text:p>399026.472480576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18000">
                <text:p>418000</text:p>
              </table:table-cell>
              <table:table-cell office:value-type="float" office:value="6543.56033197386">
                <text:p>6543.56033197386</text:p>
              </table:table-cell>
              <table:table-cell office:value-type="float" office:value="407500">
                <text:p>407500</text:p>
              </table:table-cell>
              <table:table-cell office:value-type="float" office:value="400956.439668026">
                <text:p>400956.439668026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1000">
                <text:p>421000</text:p>
              </table:table-cell>
              <table:table-cell office:value-type="float" office:value="6868.35077906206">
                <text:p>6868.35077906206</text:p>
              </table:table-cell>
              <table:table-cell office:value-type="float" office:value="409416.666666667">
                <text:p>409416.666666667</text:p>
              </table:table-cell>
              <table:table-cell office:value-type="float" office:value="402548.315887605">
                <text:p>402548.315887605</text:p>
              </table:table-cell>
              <table:table-cell office:value-type="float" office:value="23583.3333333334">
                <text:p>23583.333333333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3000">
                <text:p>423000</text:p>
              </table:table-cell>
              <table:table-cell office:value-type="float" office:value="7051.21953776061">
                <text:p>7051.21953776061</text:p>
              </table:table-cell>
              <table:table-cell office:value-type="float" office:value="411416.666666667">
                <text:p>411416.666666667</text:p>
              </table:table-cell>
              <table:table-cell office:value-type="float" office:value="404365.447128906">
                <text:p>404365.447128906</text:p>
              </table:table-cell>
              <table:table-cell office:value-type="float" office:value="23333.3333333334">
                <text:p>23333.333333333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5000">
                <text:p>425000</text:p>
              </table:table-cell>
              <table:table-cell office:value-type="float" office:value="7229.46412365063">
                <text:p>7229.46412365063</text:p>
              </table:table-cell>
              <table:table-cell office:value-type="float" office:value="413416.666666667">
                <text:p>413416.666666667</text:p>
              </table:table-cell>
              <table:table-cell office:value-type="float" office:value="406187.202543016">
                <text:p>406187.202543016</text:p>
              </table:table-cell>
              <table:table-cell office:value-type="float" office:value="23083.3333333334">
                <text:p>23083.333333333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9000">
                <text:p>429000</text:p>
              </table:table-cell>
              <table:table-cell office:value-type="float" office:value="7704.2884555331">
                <text:p>7704.2884555331</text:p>
              </table:table-cell>
              <table:table-cell office:value-type="float" office:value="415583.333333333">
                <text:p>415583.333333333</text:p>
              </table:table-cell>
              <table:table-cell office:value-type="float" office:value="407879.0448778">
                <text:p>407879.0448778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31000">
                <text:p>431000</text:p>
              </table:table-cell>
              <table:table-cell office:value-type="float" office:value="8103.02973640668">
                <text:p>8103.02973640668</text:p>
              </table:table-cell>
              <table:table-cell office:value-type="float" office:value="417750">
                <text:p>417750</text:p>
              </table:table-cell>
              <table:table-cell office:value-type="float" office:value="409646.970263593">
                <text:p>409646.970263593</text:p>
              </table:table-cell>
              <table:table-cell office:value-type="float" office:value="23166.6666666667">
                <text:p>23166.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33000">
                <text:p>433000</text:p>
              </table:table-cell>
              <table:table-cell office:value-type="float" office:value="8290.19135649309">
                <text:p>8290.19135649309</text:p>
              </table:table-cell>
              <table:table-cell office:value-type="float" office:value="420000">
                <text:p>420000</text:p>
              </table:table-cell>
              <table:table-cell office:value-type="float" office:value="411709.808643507">
                <text:p>411709.808643507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36000">
                <text:p>436000</text:p>
              </table:table-cell>
              <table:table-cell office:value-type="float" office:value="8687.76569247081">
                <text:p>8687.76569247081</text:p>
              </table:table-cell>
              <table:table-cell office:value-type="float" office:value="422250">
                <text:p>422250</text:p>
              </table:table-cell>
              <table:table-cell office:value-type="float" office:value="413562.234307529">
                <text:p>413562.234307529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37000">
                <text:p>437000</text:p>
              </table:table-cell>
              <table:table-cell office:value-type="float" office:value="8723.01032275608">
                <text:p>8723.01032275608</text:p>
              </table:table-cell>
              <table:table-cell office:value-type="float" office:value="424500">
                <text:p>424500</text:p>
              </table:table-cell>
              <table:table-cell office:value-type="float" office:value="415776.989677244">
                <text:p>415776.989677244</text:p>
              </table:table-cell>
              <table:table-cell office:value-type="float" office:value="24416.6666666667">
                <text:p>24416.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39000">
                <text:p>439000</text:p>
              </table:table-cell>
              <table:table-cell office:value-type="float" office:value="8687.76569247081">
                <text:p>8687.76569247081</text:p>
              </table:table-cell>
              <table:table-cell office:value-type="float" office:value="426750">
                <text:p>426750</text:p>
              </table:table-cell>
              <table:table-cell office:value-type="float" office:value="418062.234307529">
                <text:p>418062.234307529</text:p>
              </table:table-cell>
              <table:table-cell office:value-type="float" office:value="24833.3333333333">
                <text:p>24833.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41000">
                <text:p>441000</text:p>
              </table:table-cell>
              <table:table-cell office:value-type="float" office:value="8581.16330321033">
                <text:p>8581.16330321033</text:p>
              </table:table-cell>
              <table:table-cell office:value-type="float" office:value="429000">
                <text:p>429000</text:p>
              </table:table-cell>
              <table:table-cell office:value-type="float" office:value="420418.83669679">
                <text:p>420418.83669679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43000">
                <text:p>443000</text:p>
              </table:table-cell>
              <table:table-cell office:value-type="float" office:value="8227.81682446624">
                <text:p>8227.81682446624</text:p>
              </table:table-cell>
              <table:table-cell office:value-type="float" office:value="431333.333333333">
                <text:p>431333.333333333</text:p>
              </table:table-cell>
              <table:table-cell office:value-type="float" office:value="423105.516508867">
                <text:p>423105.516508867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46000">
                <text:p>446000</text:p>
              </table:table-cell>
              <table:table-cell office:value-type="float" office:value="8071.64884961649">
                <text:p>8071.64884961649</text:p>
              </table:table-cell>
              <table:table-cell office:value-type="float" office:value="433666.666666667">
                <text:p>433666.666666667</text:p>
              </table:table-cell>
              <table:table-cell office:value-type="float" office:value="425595.01781705">
                <text:p>425595.01781705</text:p>
              </table:table-cell>
              <table:table-cell office:value-type="float" office:value="26166.6666666667">
                <text:p>26166.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49000">
                <text:p>449000</text:p>
              </table:table-cell>
              <table:table-cell office:value-type="float" office:value="8124.03840463596">
                <text:p>8124.03840463596</text:p>
              </table:table-cell>
              <table:table-cell office:value-type="float" office:value="436000">
                <text:p>436000</text:p>
              </table:table-cell>
              <table:table-cell office:value-type="float" office:value="427875.961595364">
                <text:p>427875.961595364</text:p>
              </table:table-cell>
              <table:table-cell office:value-type="float" office:value="26583.3333333333">
                <text:p>26583.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52000">
                <text:p>452000</text:p>
              </table:table-cell>
              <table:table-cell office:value-type="float" office:value="8218.1432688825">
                <text:p>8218.1432688825</text:p>
              </table:table-cell>
              <table:table-cell office:value-type="float" office:value="438416.666666667">
                <text:p>438416.666666667</text:p>
              </table:table-cell>
              <table:table-cell office:value-type="float" office:value="430198.523397784">
                <text:p>430198.523397784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57000">
                <text:p>457000</text:p>
              </table:table-cell>
              <table:table-cell office:value-type="float" office:value="8649.31246172816">
                <text:p>8649.31246172816</text:p>
              </table:table-cell>
              <table:table-cell office:value-type="float" office:value="441083.333333333">
                <text:p>441083.333333333</text:p>
              </table:table-cell>
              <table:table-cell office:value-type="float" office:value="432434.020871605">
                <text:p>432434.020871605</text:p>
              </table:table-cell>
              <table:table-cell office:value-type="float" office:value="27666.6666666666">
                <text:p>27666.6666666666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59000">
                <text:p>459000</text:p>
              </table:table-cell>
              <table:table-cell office:value-type="float" office:value="9159.77702520728">
                <text:p>9159.77702520728</text:p>
              </table:table-cell>
              <table:table-cell office:value-type="float" office:value="443583.333333333">
                <text:p>443583.333333333</text:p>
              </table:table-cell>
              <table:table-cell office:value-type="float" office:value="434423.556308126">
                <text:p>434423.556308126</text:p>
              </table:table-cell>
              <table:table-cell office:value-type="float" office:value="28000">
                <text:p>28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58cm" svg:y="1.275cm" chart:style-name="ch3">
          <text:p>Articles per day</text:p>
        </chart:subtitle>
        <chart:legend chart:legend-position="end" svg:x="11.957cm" svg:y="3.205cm" style:legend-expansion="high" chart:style-name="ch4"/>
        <chart:plot-area chart:style-name="ch5" table:cell-range-address="'Articles per day'.A1:'Articles per day'.F169" chart:data-source-has-labels="both" svg:x="1.331cm" svg:y="2.138cm" svg:width="10.306cm" svg:height="5.701cm">
          <chartooo:coordinate-region svg:x="2.243cm" svg:y="2.337cm" svg:width="9.39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Articles per day'.A2:'Articles per day'.A169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cles</text:p>
            </chart:title>
            <chart:grid chart:style-name="ch8" chart:class="major"/>
          </chart:axis>
          <chart:series chart:style-name="ch11" chart:values-cell-range-address="'Articles per day'.B2:'Articles per day'.B169" chart:label-cell-address="'Articles per day'.B1:'Articles per day'.B1" chart:class="chart:line">
            <chart:data-point chart:repeated="168"/>
          </chart:series>
          <chart:series chart:style-name="ch12" chart:values-cell-range-address="'Articles per day'.C2:'Articles per day'.C169" chart:label-cell-address="'Articles per day'.C1:'Articles per day'.C1" chart:class="chart:line">
            <chart:data-point chart:repeated="168"/>
          </chart:series>
          <chart:series chart:style-name="ch13" chart:values-cell-range-address="'Articles per day'.D2:'Articles per day'.D169" chart:label-cell-address="'Articles per day'.D1:'Articles per day'.D1" chart:class="chart:line">
            <chart:data-point chart:repeated="168"/>
          </chart:series>
          <chart:series chart:style-name="ch14" chart:values-cell-range-address="'Articles per day'.E2:'Articles per day'.E169" chart:label-cell-address="'Articles per day'.E1:'Articles per day'.E1" chart:class="chart:line">
            <chart:data-point chart:repeated="168"/>
          </chart:series>
          <chart:series chart:style-name="ch15" chart:values-cell-range-address="'Articles per day'.F2:'Articles per day'.F169" chart:label-cell-address="'Articles per day'.F1:'Articles per day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icles per day</text:p>
                <draw:g>
                  <svg:desc>'Articles per day'.B1:'Articles per day'.B1</svg:desc>
                </draw:g>
              </table:table-cell>
              <table:table-cell office:value-type="string">
                <text:p>StdDev</text:p>
                <draw:g>
                  <svg:desc>'Articles per day'.C1:'Articles per day'.C1</svg:desc>
                </draw:g>
              </table:table-cell>
              <table:table-cell office:value-type="string">
                <text:p>Mean</text:p>
                <draw:g>
                  <svg:desc>'Articles per day'.D1:'Articles per day'.D1</svg:desc>
                </draw:g>
              </table:table-cell>
              <table:table-cell office:value-type="string">
                <text:p>Mean – 1*StdDev</text:p>
                <draw:g>
                  <svg:desc>'Articles per day'.E1:'Articles per day'.E1</svg:desc>
                </draw:g>
              </table:table-cell>
              <table:table-cell office:value-type="string">
                <text:p>Diff</text:p>
                <draw:g>
                  <svg:desc>'Articles per day'.F1:'Articles per day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Articles per day'.A2:'Articles per day'.A169</svg:desc>
                </draw:g>
              </table:table-cell>
              <table:table-cell office:value-type="float" office:value="2">
                <text:p>2</text:p>
                <draw:g>
                  <svg:desc>'Articles per day'.B2:'Articles per day'.B169</svg:desc>
                </draw:g>
              </table:table-cell>
              <table:table-cell office:value-type="float" office:value="NaN">
                <text:p>NaN</text:p>
                <draw:g>
                  <svg:desc>'Articles per day'.C2:'Articles per day'.C169</svg:desc>
                </draw:g>
              </table:table-cell>
              <table:table-cell office:value-type="float" office:value="NaN">
                <text:p>NaN</text:p>
                <draw:g>
                  <svg:desc>'Articles per day'.D2:'Articles per day'.D169</svg:desc>
                </draw:g>
              </table:table-cell>
              <table:table-cell office:value-type="float" office:value="NaN">
                <text:p>NaN</text:p>
                <draw:g>
                  <svg:desc>'Articles per day'.E2:'Articles per day'.E169</svg:desc>
                </draw:g>
              </table:table-cell>
              <table:table-cell office:value-type="float" office:value="NaN">
                <text:p>NaN</text:p>
                <draw:g>
                  <svg:desc>'Articles per day'.F2:'Articles per day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3">
                <text:p>13</text:p>
              </table:table-cell>
              <table:table-cell office:value-type="float" office:value="3.48764051525331">
                <text:p>3.48764051525331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-0.66945869707149">
                <text:p>-0.66945869707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5">
                <text:p>15</text:p>
              </table:table-cell>
              <table:table-cell office:value-type="float" office:value="5.03984126734166">
                <text:p>5.03984126734166</text:p>
              </table:table-cell>
              <table:table-cell office:value-type="float" office:value="4">
                <text:p>4</text:p>
              </table:table-cell>
              <table:table-cell office:value-type="float" office:value="-1.03984126734166">
                <text:p>-1.03984126734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1">
                <text:p>31</text:p>
              </table:table-cell>
              <table:table-cell office:value-type="float" office:value="9.50023923143757">
                <text:p>9.50023923143757</text:p>
              </table:table-cell>
              <table:table-cell office:value-type="float" office:value="6.63636363636364">
                <text:p>6.63636363636364</text:p>
              </table:table-cell>
              <table:table-cell office:value-type="float" office:value="-2.86387559507393">
                <text:p>-2.8638755950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19">
                <text:p>19</text:p>
              </table:table-cell>
              <table:table-cell office:value-type="float" office:value="9.7359066751833">
                <text:p>9.735906675183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-2.06924000851663">
                <text:p>-2.0692400085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8">
                <text:p>28</text:p>
              </table:table-cell>
              <table:table-cell office:value-type="float" office:value="11.1504857891185">
                <text:p>11.150485789118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-1.31715245578515">
                <text:p>-1.31715245578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2">
                <text:p>32</text:p>
              </table:table-cell>
              <table:table-cell office:value-type="float" office:value="12.4349824237426">
                <text:p>12.4349824237426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-0.0183157570759551">
                <text:p>-0.018315757075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3">
                <text:p>33</text:p>
              </table:table-cell>
              <table:table-cell office:value-type="float" office:value="13.1733776529742">
                <text:p>13.1733776529742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1.90995568035918">
                <text:p>1.9099556803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8">
                <text:p>48</text:p>
              </table:table-cell>
              <table:table-cell office:value-type="float" office:value="15.4036595415741">
                <text:p>15.4036595415741</text:p>
              </table:table-cell>
              <table:table-cell office:value-type="float" office:value="19">
                <text:p>19</text:p>
              </table:table-cell>
              <table:table-cell office:value-type="float" office:value="3.59634045842589">
                <text:p>3.5963404584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7">
                <text:p>17</text:p>
              </table:table-cell>
              <table:table-cell office:value-type="float" office:value="14.4796094874513">
                <text:p>14.4796094874513</text:p>
              </table:table-cell>
              <table:table-cell office:value-type="float" office:value="20.25">
                <text:p>20.25</text:p>
              </table:table-cell>
              <table:table-cell office:value-type="float" office:value="5.77039051254866">
                <text:p>5.77039051254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31">
                <text:p>31</text:p>
              </table:table-cell>
              <table:table-cell office:value-type="float" office:value="13.4036969120124">
                <text:p>13.4036969120124</text:p>
              </table:table-cell>
              <table:table-cell office:value-type="float" office:value="22.75">
                <text:p>22.75</text:p>
              </table:table-cell>
              <table:table-cell office:value-type="float" office:value="9.3463030879876">
                <text:p>9.3463030879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9">
                <text:p>59</text:p>
              </table:table-cell>
              <table:table-cell office:value-type="float" office:value="15.3415656425163">
                <text:p>15.3415656425163</text:p>
              </table:table-cell>
              <table:table-cell office:value-type="float" office:value="27.5">
                <text:p>27.5</text:p>
              </table:table-cell>
              <table:table-cell office:value-type="float" office:value="12.1584343574837">
                <text:p>12.158434357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62">
                <text:p>62</text:p>
              </table:table-cell>
              <table:table-cell office:value-type="float" office:value="16.3670030206751">
                <text:p>16.3670030206751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15.9663303126582">
                <text:p>15.966330312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69">
                <text:p>69</text:p>
              </table:table-cell>
              <table:table-cell office:value-type="float" office:value="18.2308429965165">
                <text:p>18.2308429965165</text:p>
              </table:table-cell>
              <table:table-cell office:value-type="float" office:value="37">
                <text:p>37</text:p>
              </table:table-cell>
              <table:table-cell office:value-type="float" office:value="18.7691570034835">
                <text:p>18.7691570034835</text:p>
              </table:table-cell>
              <table:table-cell office:value-type="float" office:value="34.1818181818182">
                <text:p>34.1818181818182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70">
                <text:p>70</text:p>
              </table:table-cell>
              <table:table-cell office:value-type="float" office:value="19.0904942234865">
                <text:p>19.0904942234865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22.4928391098469">
                <text:p>22.4928391098469</text:p>
              </table:table-cell>
              <table:table-cell office:value-type="float" office:value="37.5833333333333">
                <text:p>37.5833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4">
                <text:p>54</text:p>
              </table:table-cell>
              <table:table-cell office:value-type="float" office:value="19.0859300866562">
                <text:p>19.0859300866562</text:p>
              </table:table-cell>
              <table:table-cell office:value-type="float" office:value="43.5">
                <text:p>43.5</text:p>
              </table:table-cell>
              <table:table-cell office:value-type="float" office:value="24.4140699133438">
                <text:p>24.4140699133438</text:p>
              </table:table-cell>
              <table:table-cell office:value-type="float" office:value="36.8636363636364">
                <text:p>36.8636363636364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82">
                <text:p>82</text:p>
              </table:table-cell>
              <table:table-cell office:value-type="float" office:value="20.3564821036535">
                <text:p>20.3564821036535</text:p>
              </table:table-cell>
              <table:table-cell office:value-type="float" office:value="48.75">
                <text:p>48.75</text:p>
              </table:table-cell>
              <table:table-cell office:value-type="float" office:value="28.3935178963465">
                <text:p>28.3935178963465</text:p>
              </table:table-cell>
              <table:table-cell office:value-type="float" office:value="41.0833333333333">
                <text:p>41.08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89">
                <text:p>89</text:p>
              </table:table-cell>
              <table:table-cell office:value-type="float" office:value="22.2336081942031">
                <text:p>22.2336081942031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31.5997251391303">
                <text:p>31.5997251391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91">
                <text:p>91</text:p>
              </table:table-cell>
              <table:table-cell office:value-type="float" office:value="23.4564393174784">
                <text:p>23.4564393174784</text:p>
              </table:table-cell>
              <table:table-cell office:value-type="float" office:value="58.75">
                <text:p>58.75</text:p>
              </table:table-cell>
              <table:table-cell office:value-type="float" office:value="35.2935606825216">
                <text:p>35.2935606825216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92">
                <text:p>92</text:p>
              </table:table-cell>
              <table:table-cell office:value-type="float" office:value="23.7499601275582">
                <text:p>23.7499601275582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39.9167065391084">
                <text:p>39.9167065391084</text:p>
              </table:table-cell>
              <table:table-cell office:value-type="float" office:value="48.5833333333333">
                <text:p>48.5833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0">
                <text:p>70</text:p>
              </table:table-cell>
              <table:table-cell office:value-type="float" office:value="23.275035396907">
                <text:p>23.275035396907</text:p>
              </table:table-cell>
              <table:table-cell office:value-type="float" office:value="65.5">
                <text:p>65.5</text:p>
              </table:table-cell>
              <table:table-cell office:value-type="float" office:value="42.224964603093">
                <text:p>42.22496460309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87">
                <text:p>87</text:p>
              </table:table-cell>
              <table:table-cell office:value-type="float" office:value="18.2424745796144">
                <text:p>18.2424745796144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53.0908587537189">
                <text:p>53.0908587537189</text:p>
              </table:table-cell>
              <table:table-cell office:value-type="float" office:value="51.0833333333333">
                <text:p>51.08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98">
                <text:p>98</text:p>
              </table:table-cell>
              <table:table-cell office:value-type="float" office:value="14.68120835585">
                <text:p>14.68120835585</text:p>
              </table:table-cell>
              <table:table-cell office:value-type="float" office:value="76.9166666666667">
                <text:p>76.9166666666667</text:p>
              </table:table-cell>
              <table:table-cell office:value-type="float" office:value="62.2354583108167">
                <text:p>62.2354583108167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14">
                <text:p>114</text:p>
              </table:table-cell>
              <table:table-cell office:value-type="float" office:value="16.9839496423696">
                <text:p>16.9839496423696</text:p>
              </table:table-cell>
              <table:table-cell office:value-type="float" office:value="81.5">
                <text:p>81.5</text:p>
              </table:table-cell>
              <table:table-cell office:value-type="float" office:value="64.5160503576304">
                <text:p>64.51605035763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8">
                <text:p>78</text:p>
              </table:table-cell>
              <table:table-cell office:value-type="float" office:value="15.9078787416992">
                <text:p>15.9078787416992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66.9254545916341">
                <text:p>66.925454591634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5">
                <text:p>85</text:p>
              </table:table-cell>
              <table:table-cell office:value-type="float" office:value="15.3020101670178">
                <text:p>15.3020101670178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68.8646564996489">
                <text:p>68.8646564996489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18">
                <text:p>118</text:p>
              </table:table-cell>
              <table:table-cell office:value-type="float" office:value="17.3929627009073">
                <text:p>17.3929627009073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70.7737039657594">
                <text:p>70.7737039657594</text:p>
              </table:table-cell>
              <table:table-cell office:value-type="float" office:value="46.5833333333333">
                <text:p>46.58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05">
                <text:p>105</text:p>
              </table:table-cell>
              <table:table-cell office:value-type="float" office:value="14.2283860538351">
                <text:p>14.2283860538351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78.1882806128315">
                <text:p>78.1882806128315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18">
                <text:p>118</text:p>
              </table:table-cell>
              <table:table-cell office:value-type="float" office:value="15.5648691454555">
                <text:p>15.5648691454555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79.8517975212112">
                <text:p>79.8517975212112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8">
                <text:p>108</text:p>
              </table:table-cell>
              <table:table-cell office:value-type="float" office:value="15.8171368515866">
                <text:p>15.8171368515866</text:p>
              </table:table-cell>
              <table:table-cell office:value-type="float" office:value="97">
                <text:p>97</text:p>
              </table:table-cell>
              <table:table-cell office:value-type="float" office:value="81.1828631484134">
                <text:p>81.1828631484134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5">
                <text:p>115</text:p>
              </table:table-cell>
              <table:table-cell office:value-type="float" office:value="16.4924225024706">
                <text:p>16.4924225024706</text:p>
              </table:table-cell>
              <table:table-cell office:value-type="float" office:value="99">
                <text:p>99</text:p>
              </table:table-cell>
              <table:table-cell office:value-type="float" office:value="82.5075774975294">
                <text:p>82.5075774975294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7">
                <text:p>127</text:p>
              </table:table-cell>
              <table:table-cell office:value-type="float" office:value="18.1531782007416">
                <text:p>18.1531782007416</text:p>
              </table:table-cell>
              <table:table-cell office:value-type="float" office:value="101.916666666667">
                <text:p>101.916666666667</text:p>
              </table:table-cell>
              <table:table-cell office:value-type="float" office:value="83.7634884659251">
                <text:p>83.7634884659251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89">
                <text:p>89</text:p>
              </table:table-cell>
              <table:table-cell office:value-type="float" office:value="15.7912518934895">
                <text:p>15.7912518934895</text:p>
              </table:table-cell>
              <table:table-cell office:value-type="float" office:value="103.5">
                <text:p>103.5</text:p>
              </table:table-cell>
              <table:table-cell office:value-type="float" office:value="87.7087481065105">
                <text:p>87.70874810651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6">
                <text:p>106</text:p>
              </table:table-cell>
              <table:table-cell office:value-type="float" office:value="14.914656204451">
                <text:p>14.914656204451</text:p>
              </table:table-cell>
              <table:table-cell office:value-type="float" office:value="105.083333333333">
                <text:p>105.083333333333</text:p>
              </table:table-cell>
              <table:table-cell office:value-type="float" office:value="90.1686771288823">
                <text:p>90.1686771288823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31">
                <text:p>131</text:p>
              </table:table-cell>
              <table:table-cell office:value-type="float" office:value="16.4528711687951">
                <text:p>16.4528711687951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91.3804621645382">
                <text:p>91.3804621645382</text:p>
              </table:table-cell>
              <table:table-cell office:value-type="float" office:value="30.9166666666667">
                <text:p>30.9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8">
                <text:p>148</text:p>
              </table:table-cell>
              <table:table-cell office:value-type="float" office:value="20.1283758696899">
                <text:p>20.1283758696899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90.5382907969767">
                <text:p>90.5382907969767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210">
                <text:p>210</text:p>
              </table:table-cell>
              <table:table-cell office:value-type="float" office:value="32.7589913634641">
                <text:p>32.7589913634641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88.9076753032026">
                <text:p>88.9076753032026</text:p>
              </table:table-cell>
              <table:table-cell office:value-type="float" office:value="38.8333333333333">
                <text:p>38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9">
                <text:p>139</text:p>
              </table:table-cell>
              <table:table-cell office:value-type="float" office:value="30.9216997455107">
                <text:p>30.9216997455107</text:p>
              </table:table-cell>
              <table:table-cell office:value-type="float" office:value="126.166666666667">
                <text:p>126.166666666667</text:p>
              </table:table-cell>
              <table:table-cell office:value-type="float" office:value="95.244966921156">
                <text:p>95.244966921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37">
                <text:p>137</text:p>
              </table:table-cell>
              <table:table-cell office:value-type="float" office:value="30.9519422213329">
                <text:p>30.9519422213329</text:p>
              </table:table-cell>
              <table:table-cell office:value-type="float" office:value="127.75">
                <text:p>127.75</text:p>
              </table:table-cell>
              <table:table-cell office:value-type="float" office:value="96.7980577786672">
                <text:p>96.7980577786672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72">
                <text:p>172</text:p>
              </table:table-cell>
              <table:table-cell office:value-type="float" office:value="32.4802970579042">
                <text:p>32.4802970579042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00.853036275429">
                <text:p>100.853036275429</text:p>
              </table:table-cell>
              <table:table-cell office:value-type="float" office:value="40.9166666666667">
                <text:p>40.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63">
                <text:p>163</text:p>
              </table:table-cell>
              <table:table-cell office:value-type="float" office:value="33.1400837584209">
                <text:p>33.1400837584209</text:p>
              </table:table-cell>
              <table:table-cell office:value-type="float" office:value="137.083333333333">
                <text:p>137.083333333333</text:p>
              </table:table-cell>
              <table:table-cell office:value-type="float" office:value="103.943249574912">
                <text:p>103.943249574912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22">
                <text:p>122</text:p>
              </table:table-cell>
              <table:table-cell office:value-type="float" office:value="32.2578390754586">
                <text:p>32.2578390754586</text:p>
              </table:table-cell>
              <table:table-cell office:value-type="float" office:value="138.25">
                <text:p>138.25</text:p>
              </table:table-cell>
              <table:table-cell office:value-type="float" office:value="105.992160924541">
                <text:p>105.992160924541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23">
                <text:p>123</text:p>
              </table:table-cell>
              <table:table-cell office:value-type="float" office:value="31.813257194656">
                <text:p>31.813257194656</text:p>
              </table:table-cell>
              <table:table-cell office:value-type="float" office:value="138.916666666667">
                <text:p>138.916666666667</text:p>
              </table:table-cell>
              <table:table-cell office:value-type="float" office:value="107.103409472011">
                <text:p>107.103409472011</text:p>
              </table:table-cell>
              <table:table-cell office:value-type="float" office:value="39.9166666666667">
                <text:p>39.9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3">
                <text:p>113</text:p>
              </table:table-cell>
              <table:table-cell office:value-type="float" office:value="32.5384388070479">
                <text:p>32.5384388070479</text:p>
              </table:table-cell>
              <table:table-cell office:value-type="float" office:value="137.75">
                <text:p>137.75</text:p>
              </table:table-cell>
              <table:table-cell office:value-type="float" office:value="105.211561192952">
                <text:p>105.211561192952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40">
                <text:p>140</text:p>
              </table:table-cell>
              <table:table-cell office:value-type="float" office:value="28.6958977112504">
                <text:p>28.6958977112504</text:p>
              </table:table-cell>
              <table:table-cell office:value-type="float" office:value="142">
                <text:p>142</text:p>
              </table:table-cell>
              <table:table-cell office:value-type="float" office:value="113.30410228875">
                <text:p>113.3041022887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50">
                <text:p>250</text:p>
              </table:table-cell>
              <table:table-cell office:value-type="float" office:value="40.1112090432225">
                <text:p>40.1112090432225</text:p>
              </table:table-cell>
              <table:table-cell office:value-type="float" office:value="154">
                <text:p>154</text:p>
              </table:table-cell>
              <table:table-cell office:value-type="float" office:value="113.888790956778">
                <text:p>113.888790956778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62">
                <text:p>162</text:p>
              </table:table-cell>
              <table:table-cell office:value-type="float" office:value="39.4886826901843">
                <text:p>39.4886826901843</text:p>
              </table:table-cell>
              <table:table-cell office:value-type="float" office:value="156.583333333333">
                <text:p>156.583333333333</text:p>
              </table:table-cell>
              <table:table-cell office:value-type="float" office:value="117.094650643149">
                <text:p>117.094650643149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5">
                <text:p>105</text:p>
              </table:table-cell>
              <table:table-cell office:value-type="float" office:value="42.1965099806306">
                <text:p>42.1965099806306</text:p>
              </table:table-cell>
              <table:table-cell office:value-type="float" office:value="153">
                <text:p>153</text:p>
              </table:table-cell>
              <table:table-cell office:value-type="float" office:value="110.803490019369">
                <text:p>110.803490019369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51">
                <text:p>151</text:p>
              </table:table-cell>
              <table:table-cell office:value-type="float" office:value="38.19913928905">
                <text:p>38.19913928905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109.884194044283">
                <text:p>109.884194044283</text:p>
              </table:table-cell>
              <table:table-cell office:value-type="float" office:value="26.4166666666667">
                <text:p>26.41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19">
                <text:p>119</text:p>
              </table:table-cell>
              <table:table-cell office:value-type="float" office:value="39.0581346045594">
                <text:p>39.0581346045594</text:p>
              </table:table-cell>
              <table:table-cell office:value-type="float" office:value="146.416666666667">
                <text:p>146.416666666667</text:p>
              </table:table-cell>
              <table:table-cell office:value-type="float" office:value="107.358532062107">
                <text:p>107.358532062107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5">
                <text:p>155</text:p>
              </table:table-cell>
              <table:table-cell office:value-type="float" office:value="39.0092257930056">
                <text:p>39.0092257930056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08.907440873661">
                <text:p>108.907440873661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1">
                <text:p>161</text:p>
              </table:table-cell>
              <table:table-cell office:value-type="float" office:value="38.5180005145174">
                <text:p>38.5180005145174</text:p>
              </table:table-cell>
              <table:table-cell office:value-type="float" office:value="147">
                <text:p>147</text:p>
              </table:table-cell>
              <table:table-cell office:value-type="float" office:value="108.481999485483">
                <text:p>108.481999485483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42">
                <text:p>142</text:p>
              </table:table-cell>
              <table:table-cell office:value-type="float" office:value="38.20072583794">
                <text:p>38.20072583794</text:p>
              </table:table-cell>
              <table:table-cell office:value-type="float" office:value="145.25">
                <text:p>145.25</text:p>
              </table:table-cell>
              <table:table-cell office:value-type="float" office:value="107.04927416206">
                <text:p>107.04927416206</text:p>
              </table:table-cell>
              <table:table-cell office:value-type="float" office:value="8.16666666666666">
                <text:p>8.16666666666666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45">
                <text:p>145</text:p>
              </table:table-cell>
              <table:table-cell office:value-type="float" office:value="37.4986868456952">
                <text:p>37.4986868456952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109.667979820971">
                <text:p>109.667979820971</text:p>
              </table:table-cell>
              <table:table-cell office:value-type="float" office:value="8.91666666666666">
                <text:p>8.9166666666666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48">
                <text:p>148</text:p>
              </table:table-cell>
              <table:table-cell office:value-type="float" office:value="36.7203807664948">
                <text:p>36.7203807664948</text:p>
              </table:table-cell>
              <table:table-cell office:value-type="float" office:value="149.25">
                <text:p>149.25</text:p>
              </table:table-cell>
              <table:table-cell office:value-type="float" office:value="112.529619233505">
                <text:p>112.529619233505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35.1881307468093">
                <text:p>35.1881307468093</text:p>
              </table:table-cell>
              <table:table-cell office:value-type="float" office:value="151.25">
                <text:p>151.25</text:p>
              </table:table-cell>
              <table:table-cell office:value-type="float" office:value="116.061869253191">
                <text:p>116.06186925319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5">
                <text:p>115</text:p>
              </table:table-cell>
              <table:table-cell office:value-type="float" office:value="36.6254589380699">
                <text:p>36.6254589380699</text:p>
              </table:table-cell>
              <table:table-cell office:value-type="float" office:value="149.166666666667">
                <text:p>149.166666666667</text:p>
              </table:table-cell>
              <table:table-cell office:value-type="float" office:value="112.541207728597">
                <text:p>112.541207728597</text:p>
              </table:table-cell>
              <table:table-cell office:value-type="float" office:value="7.16666666666666">
                <text:p>7.16666666666666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00">
                <text:p>100</text:p>
              </table:table-cell>
              <table:table-cell office:value-type="float" office:value="21.5968572348905">
                <text:p>21.5968572348905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115.069809431776">
                <text:p>115.069809431776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36">
                <text:p>136</text:p>
              </table:table-cell>
              <table:table-cell office:value-type="float" office:value="20.0748598998847">
                <text:p>20.0748598998847</text:p>
              </table:table-cell>
              <table:table-cell office:value-type="float" office:value="134.5">
                <text:p>134.5</text:p>
              </table:table-cell>
              <table:table-cell office:value-type="float" office:value="114.425140100115">
                <text:p>114.425140100115</text:p>
              </table:table-cell>
              <table:table-cell office:value-type="float" office:value="-22.0833333333333">
                <text:p>-22.08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23">
                <text:p>223</text:p>
              </table:table-cell>
              <table:table-cell office:value-type="float" office:value="30.5028562994393">
                <text:p>30.5028562994393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113.830477033894">
                <text:p>113.830477033894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59">
                <text:p>259</text:p>
              </table:table-cell>
              <table:table-cell office:value-type="float" office:value="45.0924975282289">
                <text:p>45.0924975282289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08.240835805104">
                <text:p>108.24083580510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71">
                <text:p>171</text:p>
              </table:table-cell>
              <table:table-cell office:value-type="float" office:value="43.97795591044">
                <text:p>43.97795591044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13.688710756227">
                <text:p>113.68871075622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7">
                <text:p>117</text:p>
              </table:table-cell>
              <table:table-cell office:value-type="float" office:value="45.5282130312423">
                <text:p>45.5282130312423</text:p>
              </table:table-cell>
              <table:table-cell office:value-type="float" office:value="154.5">
                <text:p>154.5</text:p>
              </table:table-cell>
              <table:table-cell office:value-type="float" office:value="108.971786968758">
                <text:p>108.971786968758</text:p>
              </table:table-cell>
              <table:table-cell office:value-type="float" office:value="6.58333333333334">
                <text:p>6.583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09">
                <text:p>109</text:p>
              </table:table-cell>
              <table:table-cell office:value-type="float" office:value="47.2937307652607">
                <text:p>47.2937307652607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102.872935901406">
                <text:p>102.872935901406</text:p>
              </table:table-cell>
              <table:table-cell office:value-type="float" office:value="3.16666666666666">
                <text:p>3.16666666666666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98">
                <text:p>98</text:p>
              </table:table-cell>
              <table:table-cell office:value-type="float" office:value="49.6322842146484">
                <text:p>49.6322842146484</text:p>
              </table:table-cell>
              <table:table-cell office:value-type="float" office:value="146.5">
                <text:p>146.5</text:p>
              </table:table-cell>
              <table:table-cell office:value-type="float" office:value="96.8677157853516">
                <text:p>96.867715785351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07">
                <text:p>107</text:p>
              </table:table-cell>
              <table:table-cell office:value-type="float" office:value="50.9319212877406">
                <text:p>50.931921287740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92.4014120455927">
                <text:p>92.4014120455927</text:p>
              </table:table-cell>
              <table:table-cell office:value-type="float" office:value="-3.83333333333331">
                <text:p>-3.83333333333331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7">
                <text:p>87</text:p>
              </table:table-cell>
              <table:table-cell office:value-type="float" office:value="53.4077369267447">
                <text:p>53.4077369267447</text:p>
              </table:table-cell>
              <table:table-cell office:value-type="float" office:value="138.25">
                <text:p>138.25</text:p>
              </table:table-cell>
              <table:table-cell office:value-type="float" office:value="84.8422630732554">
                <text:p>84.842263073255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83">
                <text:p>83</text:p>
              </table:table-cell>
              <table:table-cell office:value-type="float" office:value="55.7463818638402">
                <text:p>55.7463818638402</text:p>
              </table:table-cell>
              <table:table-cell office:value-type="float" office:value="133.75">
                <text:p>133.75</text:p>
              </table:table-cell>
              <table:table-cell office:value-type="float" office:value="78.0036181361598">
                <text:p>78.0036181361598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5">
                <text:p>75</text:p>
              </table:table-cell>
              <table:table-cell office:value-type="float" office:value="58.1150243965023">
                <text:p>58.1150243965023</text:p>
              </table:table-cell>
              <table:table-cell office:value-type="float" office:value="130.416666666667">
                <text:p>130.416666666667</text:p>
              </table:table-cell>
              <table:table-cell office:value-type="float" office:value="72.3016422701643">
                <text:p>72.3016422701643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05">
                <text:p>105</text:p>
              </table:table-cell>
              <table:table-cell office:value-type="float" office:value="57.8946273741172">
                <text:p>57.8946273741172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72.9387059592162">
                <text:p>72.9387059592162</text:p>
              </table:table-cell>
              <table:table-cell office:value-type="float" office:value="-5.83333333333331">
                <text:p>-5.83333333333331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15">
                <text:p>115</text:p>
              </table:table-cell>
              <table:table-cell office:value-type="float" office:value="58.0414559264377">
                <text:p>58.0414559264377</text:p>
              </table:table-cell>
              <table:table-cell office:value-type="float" office:value="129.083333333333">
                <text:p>129.083333333333</text:p>
              </table:table-cell>
              <table:table-cell office:value-type="float" office:value="71.0418774068957">
                <text:p>71.041877406895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5">
                <text:p>125</text:p>
              </table:table-cell>
              <table:table-cell office:value-type="float" office:value="49.9571786330022">
                <text:p>49.9571786330022</text:p>
              </table:table-cell>
              <table:table-cell office:value-type="float" office:value="120.916666666667">
                <text:p>120.916666666667</text:p>
              </table:table-cell>
              <table:table-cell office:value-type="float" office:value="70.9594880336644">
                <text:p>70.9594880336644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33">
                <text:p>133</text:p>
              </table:table-cell>
              <table:table-cell office:value-type="float" office:value="25.5999230585965">
                <text:p>25.5999230585965</text:p>
              </table:table-cell>
              <table:table-cell office:value-type="float" office:value="110.416666666667">
                <text:p>110.416666666667</text:p>
              </table:table-cell>
              <table:table-cell office:value-type="float" office:value="84.8167436080702">
                <text:p>84.8167436080702</text:p>
              </table:table-cell>
              <table:table-cell office:value-type="float" office:value="-42.9166666666667">
                <text:p>-42.91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3">
                <text:p>133</text:p>
              </table:table-cell>
              <table:table-cell office:value-type="float" office:value="18.8974505254978">
                <text:p>18.8974505254978</text:p>
              </table:table-cell>
              <table:table-cell office:value-type="float" office:value="107.25">
                <text:p>107.25</text:p>
              </table:table-cell>
              <table:table-cell office:value-type="float" office:value="88.3525494745022">
                <text:p>88.3525494745022</text:p>
              </table:table-cell>
              <table:table-cell office:value-type="float" office:value="-50.4166666666667">
                <text:p>-50.41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5">
                <text:p>125</text:p>
              </table:table-cell>
              <table:table-cell office:value-type="float" office:value="19.4069262862203">
                <text:p>19.4069262862203</text:p>
              </table:table-cell>
              <table:table-cell office:value-type="float" office:value="107.916666666667">
                <text:p>107.916666666667</text:p>
              </table:table-cell>
              <table:table-cell office:value-type="float" office:value="88.5097403804464">
                <text:p>88.5097403804464</text:p>
              </table:table-cell>
              <table:table-cell office:value-type="float" office:value="-46.5833333333333">
                <text:p>-46.5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6">
                <text:p>136</text:p>
              </table:table-cell>
              <table:table-cell office:value-type="float" office:value="21.0403652462824">
                <text:p>21.0403652462824</text:p>
              </table:table-cell>
              <table:table-cell office:value-type="float" office:value="110.166666666667">
                <text:p>110.166666666667</text:p>
              </table:table-cell>
              <table:table-cell office:value-type="float" office:value="89.1263014203842">
                <text:p>89.126301420384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28">
                <text:p>128</text:p>
              </table:table-cell>
              <table:table-cell office:value-type="float" office:value="21.2446071588376">
                <text:p>21.2446071588376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91.4220595078291">
                <text:p>91.4220595078291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8">
                <text:p>108</text:p>
              </table:table-cell>
              <table:table-cell office:value-type="float" office:value="21.2223081599614">
                <text:p>21.2223081599614</text:p>
              </table:table-cell>
              <table:table-cell office:value-type="float" office:value="112.75">
                <text:p>112.75</text:p>
              </table:table-cell>
              <table:table-cell office:value-type="float" office:value="91.5276918400386">
                <text:p>91.5276918400386</text:p>
              </table:table-cell>
              <table:table-cell office:value-type="float" office:value="-30.5833333333333">
                <text:p>-30.58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39">
                <text:p>139</text:p>
              </table:table-cell>
              <table:table-cell office:value-type="float" office:value="20.7909872664852">
                <text:p>20.7909872664852</text:p>
              </table:table-cell>
              <table:table-cell office:value-type="float" office:value="117.083333333333">
                <text:p>117.083333333333</text:p>
              </table:table-cell>
              <table:table-cell office:value-type="float" office:value="96.2923460668481">
                <text:p>96.2923460668481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6">
                <text:p>126</text:p>
              </table:table-cell>
              <table:table-cell office:value-type="float" office:value="17.8851555173218">
                <text:p>17.8851555173218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102.781511149345">
                <text:p>102.781511149345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3">
                <text:p>133</text:p>
              </table:table-cell>
              <table:table-cell office:value-type="float" office:value="10.8920321169359">
                <text:p>10.8920321169359</text:p>
              </table:table-cell>
              <table:table-cell office:value-type="float" office:value="125.5">
                <text:p>125.5</text:p>
              </table:table-cell>
              <table:table-cell office:value-type="float" office:value="114.607967883064">
                <text:p>114.607967883064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15">
                <text:p>115</text:p>
              </table:table-cell>
              <table:table-cell office:value-type="float" office:value="9.47084841484488">
                <text:p>9.47084841484488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16.862484918488">
                <text:p>116.862484918488</text:p>
              </table:table-cell>
              <table:table-cell office:value-type="float" office:value="-4.50000000000001">
                <text:p>-4.50000000000001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06">
                <text:p>106</text:p>
              </table:table-cell>
              <table:table-cell office:value-type="float" office:value="10.7234520674279">
                <text:p>10.7234520674279</text:p>
              </table:table-cell>
              <table:table-cell office:value-type="float" office:value="125.583333333333">
                <text:p>125.583333333333</text:p>
              </table:table-cell>
              <table:table-cell office:value-type="float" office:value="114.859881265905">
                <text:p>114.859881265905</text:p>
              </table:table-cell>
              <table:table-cell office:value-type="float" office:value="-3.50000000000001">
                <text:p>-3.50000000000001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13">
                <text:p>113</text:p>
              </table:table-cell>
              <table:table-cell office:value-type="float" office:value="11.3254205888855">
                <text:p>11.3254205888855</text:p>
              </table:table-cell>
              <table:table-cell office:value-type="float" office:value="124.583333333333">
                <text:p>124.583333333333</text:p>
              </table:table-cell>
              <table:table-cell office:value-type="float" office:value="113.257912744448">
                <text:p>113.257912744448</text:p>
              </table:table-cell>
              <table:table-cell office:value-type="float" office:value="3.66666666666666">
                <text:p>3.6666666666666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11">
                <text:p>111</text:p>
              </table:table-cell>
              <table:table-cell office:value-type="float" office:value="11.6160155897717">
                <text:p>11.6160155897717</text:p>
              </table:table-cell>
              <table:table-cell office:value-type="float" office:value="122.75">
                <text:p>122.75</text:p>
              </table:table-cell>
              <table:table-cell office:value-type="float" office:value="111.133984410228">
                <text:p>111.133984410228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97">
                <text:p>97</text:p>
              </table:table-cell>
              <table:table-cell office:value-type="float" office:value="13.2605018415937">
                <text:p>13.2605018415937</text:p>
              </table:table-cell>
              <table:table-cell office:value-type="float" office:value="119.75">
                <text:p>119.75</text:p>
              </table:table-cell>
              <table:table-cell office:value-type="float" office:value="106.489498158406">
                <text:p>106.48949815840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24">
                <text:p>124</text:p>
              </table:table-cell>
              <table:table-cell office:value-type="float" office:value="13.2276111588486">
                <text:p>13.2276111588486</text:p>
              </table:table-cell>
              <table:table-cell office:value-type="float" office:value="119.666666666667">
                <text:p>119.666666666667</text:p>
              </table:table-cell>
              <table:table-cell office:value-type="float" office:value="106.439055507818">
                <text:p>106.43905550781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24">
                <text:p>124</text:p>
              </table:table-cell>
              <table:table-cell office:value-type="float" office:value="12.3017613914973">
                <text:p>12.3017613914973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106.364905275169">
                <text:p>106.36490527516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9">
                <text:p>109</text:p>
              </table:table-cell>
              <table:table-cell office:value-type="float" office:value="12.213690778149">
                <text:p>12.213690778149</text:p>
              </table:table-cell>
              <table:table-cell office:value-type="float" office:value="117.083333333333">
                <text:p>117.083333333333</text:p>
              </table:table-cell>
              <table:table-cell office:value-type="float" office:value="104.869642555184">
                <text:p>104.869642555184</text:p>
              </table:table-cell>
              <table:table-cell office:value-type="float" office:value="4.41666666666666">
                <text:p>4.41666666666666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01">
                <text:p>101</text:p>
              </table:table-cell>
              <table:table-cell office:value-type="float" office:value="12.8381533648022">
                <text:p>12.8381533648022</text:p>
              </table:table-cell>
              <table:table-cell office:value-type="float" office:value="116.5">
                <text:p>116.5</text:p>
              </table:table-cell>
              <table:table-cell office:value-type="float" office:value="103.661846635198">
                <text:p>103.66184663519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23">
                <text:p>123</text:p>
              </table:table-cell>
              <table:table-cell office:value-type="float" office:value="10.9862172605938">
                <text:p>10.9862172605938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104.180449406073">
                <text:p>104.180449406073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08">
                <text:p>108</text:p>
              </table:table-cell>
              <table:table-cell office:value-type="float" office:value="10.5944525220714">
                <text:p>10.5944525220714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103.072214144595">
                <text:p>103.07221414459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88">
                <text:p>88</text:p>
              </table:table-cell>
              <table:table-cell office:value-type="float" office:value="11.0819946787844">
                <text:p>11.0819946787844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98.8346719878823">
                <text:p>98.8346719878823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85">
                <text:p>85</text:p>
              </table:table-cell>
              <table:table-cell office:value-type="float" office:value="13.0416001063264">
                <text:p>13.0416001063264</text:p>
              </table:table-cell>
              <table:table-cell office:value-type="float" office:value="107.416666666667">
                <text:p>107.416666666667</text:p>
              </table:table-cell>
              <table:table-cell office:value-type="float" office:value="94.3750665603403">
                <text:p>94.3750665603403</text:p>
              </table:table-cell>
              <table:table-cell office:value-type="float" office:value="-18.9166666666667">
                <text:p>-18.91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5">
                <text:p>75</text:p>
              </table:table-cell>
              <table:table-cell office:value-type="float" office:value="16.0670941726099">
                <text:p>16.0670941726099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88.7662391607234">
                <text:p>88.7662391607234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3">
                <text:p>83</text:p>
              </table:table-cell>
              <table:table-cell office:value-type="float" office:value="16.9884095961353">
                <text:p>16.9884095961353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85.3449237371981">
                <text:p>85.3449237371981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85">
                <text:p>85</text:p>
              </table:table-cell>
              <table:table-cell office:value-type="float" office:value="17.434726753514">
                <text:p>17.434726753514</text:p>
              </table:table-cell>
              <table:table-cell office:value-type="float" office:value="100.166666666667">
                <text:p>100.166666666667</text:p>
              </table:table-cell>
              <table:table-cell office:value-type="float" office:value="82.7319399131527">
                <text:p>82.7319399131527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96">
                <text:p>96</text:p>
              </table:table-cell>
              <table:table-cell office:value-type="float" office:value="17.4536181887535">
                <text:p>17.4536181887535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82.6297151445798">
                <text:p>82.6297151445798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06">
                <text:p>106</text:p>
              </table:table-cell>
              <table:table-cell office:value-type="float" office:value="15.9171624545979">
                <text:p>15.9171624545979</text:p>
              </table:table-cell>
              <table:table-cell office:value-type="float" office:value="98.5833333333333">
                <text:p>98.5833333333333</text:p>
              </table:table-cell>
              <table:table-cell office:value-type="float" office:value="82.6661708787355">
                <text:p>82.6661708787355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4">
                <text:p>84</text:p>
              </table:table-cell>
              <table:table-cell office:value-type="float" office:value="14.2070725024865">
                <text:p>14.2070725024865</text:p>
              </table:table-cell>
              <table:table-cell office:value-type="float" office:value="95.25">
                <text:p>95.25</text:p>
              </table:table-cell>
              <table:table-cell office:value-type="float" office:value="81.0429274975135">
                <text:p>81.0429274975135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5">
                <text:p>75</text:p>
              </table:table-cell>
              <table:table-cell office:value-type="float" office:value="14.6004877461077">
                <text:p>14.6004877461077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77.8161789205589">
                <text:p>77.8161789205589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4">
                <text:p>84</text:p>
              </table:table-cell>
              <table:table-cell office:value-type="float" office:value="14.5164483510008">
                <text:p>14.5164483510008</text:p>
              </table:table-cell>
              <table:table-cell office:value-type="float" office:value="91">
                <text:p>91</text:p>
              </table:table-cell>
              <table:table-cell office:value-type="float" office:value="76.4835516489992">
                <text:p>76.4835516489992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5">
                <text:p>75</text:p>
              </table:table-cell>
              <table:table-cell office:value-type="float" office:value="11.111010100551">
                <text:p>11.111010100551</text:p>
              </table:table-cell>
              <table:table-cell office:value-type="float" office:value="87">
                <text:p>87</text:p>
              </table:table-cell>
              <table:table-cell office:value-type="float" office:value="75.888989899449">
                <text:p>75.888989899449</text:p>
              </table:table-cell>
              <table:table-cell office:value-type="float" office:value="-28.1666666666667">
                <text:p>-28.1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00">
                <text:p>100</text:p>
              </table:table-cell>
              <table:table-cell office:value-type="float" office:value="9.91173164701427">
                <text:p>9.91173164701427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76.4216016863191">
                <text:p>76.4216016863191</text:p>
              </table:table-cell>
              <table:table-cell office:value-type="float" office:value="-27.3333333333333">
                <text:p>-27.3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70">
                <text:p>70</text:p>
              </table:table-cell>
              <table:table-cell office:value-type="float" office:value="10.9447649032713">
                <text:p>10.9447649032713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73.8885684300621">
                <text:p>73.8885684300621</text:p>
              </table:table-cell>
              <table:table-cell office:value-type="float" office:value="-25.0833333333333">
                <text:p>-25.08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66">
                <text:p>66</text:p>
              </table:table-cell>
              <table:table-cell office:value-type="float" office:value="12.2186519119523">
                <text:p>12.2186519119523</text:p>
              </table:table-cell>
              <table:table-cell office:value-type="float" office:value="83.25">
                <text:p>83.25</text:p>
              </table:table-cell>
              <table:table-cell office:value-type="float" office:value="71.0313480880477">
                <text:p>71.0313480880477</text:p>
              </table:table-cell>
              <table:table-cell office:value-type="float" office:value="-24.1666666666667">
                <text:p>-24.16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0">
                <text:p>70</text:p>
              </table:table-cell>
              <table:table-cell office:value-type="float" office:value="12.6047129232993">
                <text:p>12.6047129232993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70.228620410034">
                <text:p>70.2286204100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74">
                <text:p>74</text:p>
              </table:table-cell>
              <table:table-cell office:value-type="float" office:value="12.8590847499369">
                <text:p>12.8590847499369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69.2242485833964">
                <text:p>69.2242485833964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3">
                <text:p>63</text:p>
              </table:table-cell>
              <table:table-cell office:value-type="float" office:value="13.9292041148347">
                <text:p>13.9292041148347</text:p>
              </table:table-cell>
              <table:table-cell office:value-type="float" office:value="80.25">
                <text:p>80.25</text:p>
              </table:table-cell>
              <table:table-cell office:value-type="float" office:value="66.3207958851653">
                <text:p>66.3207958851653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7">
                <text:p>77</text:p>
              </table:table-cell>
              <table:table-cell office:value-type="float" office:value="13.0267789455786">
                <text:p>13.0267789455786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65.6398877210881">
                <text:p>65.6398877210881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4">
                <text:p>74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76">
                <text:p>76</text:p>
              </table:table-cell>
              <table:table-cell office:value-type="float" office:value="66.2020410288673">
                <text:p>66.2020410288673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1">
                <text:p>51</text:p>
              </table:table-cell>
              <table:table-cell office:value-type="float" office:value="11.7792189893897">
                <text:p>11.7792189893897</text:p>
              </table:table-cell>
              <table:table-cell office:value-type="float" office:value="73.25">
                <text:p>73.25</text:p>
              </table:table-cell>
              <table:table-cell office:value-type="float" office:value="61.4707810106103">
                <text:p>61.470781010610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84">
                <text:p>84</text:p>
              </table:table-cell>
              <table:table-cell office:value-type="float" office:value="12.1804612541413">
                <text:p>12.1804612541413</text:p>
              </table:table-cell>
              <table:table-cell office:value-type="float" office:value="74">
                <text:p>74</text:p>
              </table:table-cell>
              <table:table-cell office:value-type="float" office:value="61.8195387458587">
                <text:p>61.8195387458587</text:p>
              </table:table-cell>
              <table:table-cell office:value-type="float" office:value="-18.4166666666667">
                <text:p>-18.41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3">
                <text:p>53</text:p>
              </table:table-cell>
              <table:table-cell office:value-type="float" office:value="13.1180537174283">
                <text:p>13.1180537174283</text:p>
              </table:table-cell>
              <table:table-cell office:value-type="float" office:value="71.4166666666667">
                <text:p>71.4166666666667</text:p>
              </table:table-cell>
              <table:table-cell office:value-type="float" office:value="58.2986129492384">
                <text:p>58.2986129492384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66">
                <text:p>66</text:p>
              </table:table-cell>
              <table:table-cell office:value-type="float" office:value="13.1517944391515">
                <text:p>13.1517944391515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57.5148722275152">
                <text:p>57.5148722275152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5">
                <text:p>85</text:p>
              </table:table-cell>
              <table:table-cell office:value-type="float" office:value="10.5697538746036">
                <text:p>10.5697538746036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58.8469127920631">
                <text:p>58.8469127920631</text:p>
              </table:table-cell>
              <table:table-cell office:value-type="float" office:value="-16.9166666666667">
                <text:p>-16.91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9">
                <text:p>69</text:p>
              </table:table-cell>
              <table:table-cell office:value-type="float" office:value="10.5686787110296">
                <text:p>10.5686787110296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58.7646546223038">
                <text:p>58.7646546223038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86">
                <text:p>86</text:p>
              </table:table-cell>
              <table:table-cell office:value-type="float" office:value="11.5286205119733">
                <text:p>11.5286205119733</text:p>
              </table:table-cell>
              <table:table-cell office:value-type="float" office:value="71">
                <text:p>71</text:p>
              </table:table-cell>
              <table:table-cell office:value-type="float" office:value="59.4713794880267">
                <text:p>59.4713794880267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3">
                <text:p>63</text:p>
              </table:table-cell>
              <table:table-cell office:value-type="float" office:value="11.7586203066155">
                <text:p>11.7586203066155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58.6580463600511">
                <text:p>58.6580463600511</text:p>
              </table:table-cell>
              <table:table-cell office:value-type="float" office:value="-12.4166666666667">
                <text:p>-12.416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5">
                <text:p>55</text:p>
              </table:table-cell>
              <table:table-cell office:value-type="float" office:value="12.488782845806">
                <text:p>12.488782845806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56.3445504875274">
                <text:p>56.3445504875274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2">
                <text:p>62</text:p>
              </table:table-cell>
              <table:table-cell office:value-type="float" office:value="12.534497850478">
                <text:p>12.534497850478</text:p>
              </table:table-cell>
              <table:table-cell office:value-type="float" office:value="68.75">
                <text:p>68.75</text:p>
              </table:table-cell>
              <table:table-cell office:value-type="float" office:value="56.2155021495221">
                <text:p>56.2155021495221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8">
                <text:p>68</text:p>
              </table:table-cell>
              <table:table-cell office:value-type="float" office:value="12.2622851199781">
                <text:p>12.2622851199781</text:p>
              </table:table-cell>
              <table:table-cell office:value-type="float" office:value="68">
                <text:p>68</text:p>
              </table:table-cell>
              <table:table-cell office:value-type="float" office:value="55.7377148800219">
                <text:p>55.7377148800219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67">
                <text:p>167</text:p>
              </table:table-cell>
              <table:table-cell office:value-type="float" office:value="31.1860254251513">
                <text:p>31.1860254251513</text:p>
              </table:table-cell>
              <table:table-cell office:value-type="float" office:value="75.75">
                <text:p>75.75</text:p>
              </table:table-cell>
              <table:table-cell office:value-type="float" office:value="44.5639745748487">
                <text:p>44.56397457484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1">
                <text:p>91</text:p>
              </table:table-cell>
              <table:table-cell office:value-type="float" office:value="30.4286298599118">
                <text:p>30.4286298599118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48.6547034734215">
                <text:p>48.6547034734215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94">
                <text:p>94</text:p>
              </table:table-cell>
              <table:table-cell office:value-type="float" office:value="30.7111419915353">
                <text:p>30.7111419915353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49.2055246751314">
                <text:p>49.2055246751314</text:p>
              </table:table-cell>
              <table:table-cell office:value-type="float" office:value="5.91666666666667">
                <text:p>5.91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30.7920690300524">
                <text:p>30.7920690300524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49.0412643032809">
                <text:p>49.0412643032809</text:p>
              </table:table-cell>
              <table:table-cell office:value-type="float" office:value="8.41666666666666">
                <text:p>8.4166666666666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2">
                <text:p>52</text:p>
              </table:table-cell>
              <table:table-cell office:value-type="float" office:value="31.6179849088611">
                <text:p>31.6179849088611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47.0486817578056">
                <text:p>47.04868175780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2">
                <text:p>62</text:p>
              </table:table-cell>
              <table:table-cell office:value-type="float" office:value="31.8950694394205">
                <text:p>31.8950694394205</text:p>
              </table:table-cell>
              <table:table-cell office:value-type="float" office:value="76.75">
                <text:p>76.75</text:p>
              </table:table-cell>
              <table:table-cell office:value-type="float" office:value="44.8549305605795">
                <text:p>44.8549305605795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9">
                <text:p>59</text:p>
              </table:table-cell>
              <table:table-cell office:value-type="float" office:value="32.2446847863287">
                <text:p>32.2446847863287</text:p>
              </table:table-cell>
              <table:table-cell office:value-type="float" office:value="75.9166666666667">
                <text:p>75.9166666666667</text:p>
              </table:table-cell>
              <table:table-cell office:value-type="float" office:value="43.671981880338">
                <text:p>43.671981880338</text:p>
              </table:table-cell>
              <table:table-cell office:value-type="float" office:value="6.58333333333334">
                <text:p>6.5833333333333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51">
                <text:p>51</text:p>
              </table:table-cell>
              <table:table-cell office:value-type="float" office:value="32.8273721707413">
                <text:p>32.8273721707413</text:p>
              </table:table-cell>
              <table:table-cell office:value-type="float" office:value="73">
                <text:p>73</text:p>
              </table:table-cell>
              <table:table-cell office:value-type="float" office:value="40.1726278292587">
                <text:p>40.1726278292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86">
                <text:p>86</text:p>
              </table:table-cell>
              <table:table-cell office:value-type="float" office:value="32.8618550168963">
                <text:p>32.8618550168963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42.0548116497703">
                <text:p>42.054811649770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4">
                <text:p>54</text:p>
              </table:table-cell>
              <table:table-cell office:value-type="float" office:value="32.9181721941857">
                <text:p>32.9181721941857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41.9151611391476">
                <text:p>41.9151611391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2">
                <text:p>52</text:p>
              </table:table-cell>
              <table:table-cell office:value-type="float" office:value="33.3956992331756">
                <text:p>33.3956992331756</text:p>
              </table:table-cell>
              <table:table-cell office:value-type="float" office:value="74">
                <text:p>74</text:p>
              </table:table-cell>
              <table:table-cell office:value-type="float" office:value="40.6043007668244">
                <text:p>40.604300766824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33.6055550963428">
                <text:p>33.6055550963428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39.7277782369905">
                <text:p>39.7277782369905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60">
                <text:p>60</text:p>
              </table:table-cell>
              <table:table-cell office:value-type="float" office:value="16.1608861893227">
                <text:p>16.1608861893227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48.2557804773439">
                <text:p>48.2557804773439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2">
                <text:p>62</text:p>
              </table:table-cell>
              <table:table-cell office:value-type="float" office:value="13.8235635452986">
                <text:p>13.8235635452986</text:p>
              </table:table-cell>
              <table:table-cell office:value-type="float" office:value="62">
                <text:p>62</text:p>
              </table:table-cell>
              <table:table-cell office:value-type="float" office:value="48.1764364547014">
                <text:p>48.1764364547014</text:p>
              </table:table-cell>
              <table:table-cell office:value-type="float" office:value="-17.0833333333333">
                <text:p>-17.08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8">
                <text:p>78</text:p>
              </table:table-cell>
              <table:table-cell office:value-type="float" office:value="10.9239797387826">
                <text:p>10.9239797387826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49.742686927884">
                <text:p>49.742686927884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1">
                <text:p>51</text:p>
              </table:table-cell>
              <table:table-cell office:value-type="float" office:value="10.9996556419928">
                <text:p>10.9996556419928</text:p>
              </table:table-cell>
              <table:table-cell office:value-type="float" office:value="60.5833333333333">
                <text:p>60.5833333333333</text:p>
              </table:table-cell>
              <table:table-cell office:value-type="float" office:value="49.5836776913405">
                <text:p>49.5836776913405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3">
                <text:p>63</text:p>
              </table:table-cell>
              <table:table-cell office:value-type="float" office:value="10.6728201947325">
                <text:p>10.6728201947325</text:p>
              </table:table-cell>
              <table:table-cell office:value-type="float" office:value="61.5">
                <text:p>61.5</text:p>
              </table:table-cell>
              <table:table-cell office:value-type="float" office:value="50.8271798052675">
                <text:p>50.8271798052675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54">
                <text:p>54</text:p>
              </table:table-cell>
              <table:table-cell office:value-type="float" office:value="10.8864664384341">
                <text:p>10.8864664384341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49.9468668948993">
                <text:p>49.9468668948993</text:p>
              </table:table-cell>
              <table:table-cell office:value-type="float" office:value="-15.9166666666667">
                <text:p>-15.91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6">
                <text:p>56</text:p>
              </table:table-cell>
              <table:table-cell office:value-type="float" office:value="10.9665469275954">
                <text:p>10.9665469275954</text:p>
              </table:table-cell>
              <table:table-cell office:value-type="float" office:value="60.5833333333333">
                <text:p>60.5833333333333</text:p>
              </table:table-cell>
              <table:table-cell office:value-type="float" office:value="49.616786405738">
                <text:p>49.616786405738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10.6639437812517">
                <text:p>10.6639437812517</text:p>
              </table:table-cell>
              <table:table-cell office:value-type="float" office:value="61.9166666666667">
                <text:p>61.9166666666667</text:p>
              </table:table-cell>
              <table:table-cell office:value-type="float" office:value="51.252722885415">
                <text:p>51.252722885415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02">
                <text:p>102</text:p>
              </table:table-cell>
              <table:table-cell office:value-type="float" office:value="14.3217888674438">
                <text:p>14.3217888674438</text:p>
              </table:table-cell>
              <table:table-cell office:value-type="float" office:value="63.25">
                <text:p>63.25</text:p>
              </table:table-cell>
              <table:table-cell office:value-type="float" office:value="48.9282111325562">
                <text:p>48.9282111325562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8">
                <text:p>68</text:p>
              </table:table-cell>
              <table:table-cell office:value-type="float" office:value="14.0677473374921">
                <text:p>14.0677473374921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50.3489193291746">
                <text:p>50.3489193291746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8">
                <text:p>78</text:p>
              </table:table-cell>
              <table:table-cell office:value-type="float" office:value="13.9834859311932">
                <text:p>13.9834859311932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52.5998474021401">
                <text:p>52.5998474021401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17">
                <text:p>117</text:p>
              </table:table-cell>
              <table:table-cell office:value-type="float" office:value="19.9514562390971">
                <text:p>19.9514562390971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51.3818770942362">
                <text:p>51.38187709423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4">
                <text:p>74</text:p>
              </table:table-cell>
              <table:table-cell office:value-type="float" office:value="19.6353114196199">
                <text:p>19.6353114196199</text:p>
              </table:table-cell>
              <table:table-cell office:value-type="float" office:value="72.5">
                <text:p>72.5</text:p>
              </table:table-cell>
              <table:table-cell office:value-type="float" office:value="52.8646885803801">
                <text:p>52.8646885803801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7">
                <text:p>67</text:p>
              </table:table-cell>
              <table:table-cell office:value-type="float" office:value="19.4443650792031">
                <text:p>19.4443650792031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53.4723015874636">
                <text:p>53.4723015874636</text:p>
              </table:table-cell>
              <table:table-cell office:value-type="float" office:value="10.9166666666667">
                <text:p>10.91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93">
                <text:p>93</text:p>
              </table:table-cell>
              <table:table-cell office:value-type="float" office:value="20.2656598633494">
                <text:p>20.2656598633494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53.9010068033173">
                <text:p>53.901006803317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2">
                <text:p>52</text:p>
              </table:table-cell>
              <table:table-cell office:value-type="float" office:value="20.1635359453193">
                <text:p>20.1635359453193</text:p>
              </table:table-cell>
              <table:table-cell office:value-type="float" office:value="74.25">
                <text:p>74.25</text:p>
              </table:table-cell>
              <table:table-cell office:value-type="float" office:value="54.0864640546807">
                <text:p>54.0864640546807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4">
                <text:p>64</text:p>
              </table:table-cell>
              <table:table-cell office:value-type="float" office:value="20.1148219133568">
                <text:p>20.1148219133568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54.2185114199765">
                <text:p>54.2185114199765</text:p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8">
                <text:p>68</text:p>
              </table:table-cell>
              <table:table-cell office:value-type="float" office:value="19.2141046677127">
                <text:p>19.2141046677127</text:p>
              </table:table-cell>
              <table:table-cell office:value-type="float" office:value="75.5">
                <text:p>75.5</text:p>
              </table:table-cell>
              <table:table-cell office:value-type="float" office:value="56.2858953322873">
                <text:p>56.2858953322873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6">
                <text:p>56</text:p>
              </table:table-cell>
              <table:table-cell office:value-type="float" office:value="19.2141046677127">
                <text:p>19.2141046677127</text:p>
              </table:table-cell>
              <table:table-cell office:value-type="float" office:value="75.5">
                <text:p>75.5</text:p>
              </table:table-cell>
              <table:table-cell office:value-type="float" office:value="56.2858953322873">
                <text:p>56.2858953322873</text:p>
              </table:table-cell>
              <table:table-cell office:value-type="float" office:value="14.9166666666667">
                <text:p>14.9166666666667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5">
                <text:p>75</text:p>
              </table:table-cell>
              <table:table-cell office:value-type="float" office:value="19.0302789036713">
                <text:p>19.0302789036713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57.1363877629954">
                <text:p>57.136387762995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10">
                <text:p>110</text:p>
              </table:table-cell>
              <table:table-cell office:value-type="float" office:value="20.1261175108516">
                <text:p>20.1261175108516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56.7072158224818">
                <text:p>56.7072158224818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13">
                <text:p>113</text:p>
              </table:table-cell>
              <table:table-cell office:value-type="float" office:value="22.395041388394">
                <text:p>22.395041388394</text:p>
              </table:table-cell>
              <table:table-cell office:value-type="float" office:value="80.5833333333333">
                <text:p>80.5833333333333</text:p>
              </table:table-cell>
              <table:table-cell office:value-type="float" office:value="58.1882919449394">
                <text:p>58.188291944939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46">
                <text:p>146</text:p>
              </table:table-cell>
              <table:table-cell office:value-type="float" office:value="29.2392171266916">
                <text:p>29.2392171266916</text:p>
              </table:table-cell>
              <table:table-cell office:value-type="float" office:value="86.25">
                <text:p>86.25</text:p>
              </table:table-cell>
              <table:table-cell office:value-type="float" office:value="57.0107828733084">
                <text:p>57.0107828733084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82">
                <text:p>82</text:p>
              </table:table-cell>
              <table:table-cell office:value-type="float" office:value="27.5922694487665">
                <text:p>27.59226944876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5.7410638845668">
                <text:p>55.741063884566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594cm" svg:y="1.275cm" chart:style-name="ch3">
          <text:p>Edits per article</text:p>
        </chart:subtitle>
        <chart:legend chart:legend-position="end" svg:x="11.957cm" svg:y="3.205cm" style:legend-expansion="high" chart:style-name="ch4"/>
        <chart:plot-area chart:style-name="ch5" table:cell-range-address="'Edits per article'.A1:'Edits per article'.F169" chart:data-source-has-labels="both" svg:x="1.331cm" svg:y="2.138cm" svg:width="10.306cm" svg:height="5.701cm">
          <chartooo:coordinate-region svg:x="2.151cm" svg:y="2.337cm" svg:width="9.486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s per article'.A2:'Edits per article'.A169"/>
            <chart:grid chart:style-name="ch8" chart:class="major"/>
          </chart:axis>
          <chart:axis chart:dimension="y" chart:name="primary-y" chart:style-name="ch9">
            <chart:title svg:x="0.451cm" svg:y="6.157cm" chart:style-name="ch10">
              <text:p>Edits per article</text:p>
            </chart:title>
            <chart:grid chart:style-name="ch8" chart:class="major"/>
          </chart:axis>
          <chart:series chart:style-name="ch11" chart:values-cell-range-address="'Edits per article'.B2:'Edits per article'.B169" chart:label-cell-address="'Edits per article'.B1:'Edits per article'.B1" chart:class="chart:line">
            <chart:data-point chart:repeated="168"/>
          </chart:series>
          <chart:series chart:style-name="ch12" chart:values-cell-range-address="'Edits per article'.C2:'Edits per article'.C169" chart:label-cell-address="'Edits per article'.C1:'Edits per article'.C1" chart:class="chart:line">
            <chart:data-point chart:repeated="168"/>
          </chart:series>
          <chart:series chart:style-name="ch13" chart:values-cell-range-address="'Edits per article'.D2:'Edits per article'.D169" chart:label-cell-address="'Edits per article'.D1:'Edits per article'.D1" chart:class="chart:line">
            <chart:data-point chart:repeated="168"/>
          </chart:series>
          <chart:series chart:style-name="ch14" chart:values-cell-range-address="'Edits per article'.E2:'Edits per article'.E169" chart:label-cell-address="'Edits per article'.E1:'Edits per article'.E1" chart:class="chart:line">
            <chart:data-point chart:repeated="168"/>
          </chart:series>
          <chart:series chart:style-name="ch15" chart:values-cell-range-address="'Edits per article'.F2:'Edits per article'.F169" chart:label-cell-address="'Edits per article'.F1:'Edits per article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article</text:p>
                <draw:g>
                  <svg:desc>'Edits per article'.B1:'Edits per article'.B1</svg:desc>
                </draw:g>
              </table:table-cell>
              <table:table-cell office:value-type="string">
                <text:p>StdDev</text:p>
                <draw:g>
                  <svg:desc>'Edits per article'.C1:'Edits per article'.C1</svg:desc>
                </draw:g>
              </table:table-cell>
              <table:table-cell office:value-type="string">
                <text:p>Mean</text:p>
                <draw:g>
                  <svg:desc>'Edits per article'.D1:'Edits per article'.D1</svg:desc>
                </draw:g>
              </table:table-cell>
              <table:table-cell office:value-type="string">
                <text:p>Mean – 1*StdDev</text:p>
                <draw:g>
                  <svg:desc>'Edits per article'.E1:'Edits per article'.E1</svg:desc>
                </draw:g>
              </table:table-cell>
              <table:table-cell office:value-type="string">
                <text:p>Diff</text:p>
                <draw:g>
                  <svg:desc>'Edits per article'.F1:'Edits per article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s per article'.A2:'Edits per article'.A169</svg:desc>
                </draw:g>
              </table:table-cell>
              <table:table-cell office:value-type="float" office:value="1.8">
                <text:p>1.8</text:p>
                <draw:g>
                  <svg:desc>'Edits per article'.B2:'Edits per article'.B169</svg:desc>
                </draw:g>
              </table:table-cell>
              <table:table-cell office:value-type="float" office:value="NaN">
                <text:p>NaN</text:p>
                <draw:g>
                  <svg:desc>'Edits per article'.C2:'Edits per article'.C169</svg:desc>
                </draw:g>
              </table:table-cell>
              <table:table-cell office:value-type="float" office:value="NaN">
                <text:p>NaN</text:p>
                <draw:g>
                  <svg:desc>'Edits per article'.D2:'Edits per article'.D169</svg:desc>
                </draw:g>
              </table:table-cell>
              <table:table-cell office:value-type="float" office:value="NaN">
                <text:p>NaN</text:p>
                <draw:g>
                  <svg:desc>'Edits per article'.E2:'Edits per article'.E169</svg:desc>
                </draw:g>
              </table:table-cell>
              <table:table-cell office:value-type="float" office:value="NaN">
                <text:p>NaN</text:p>
                <draw:g>
                  <svg:desc>'Edits per article'.F2:'Edits per article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2.9">
                <text:p>2.9</text:p>
              </table:table-cell>
              <table:table-cell office:value-type="float" office:value="0.284312035153866">
                <text:p>0.284312035153866</text:p>
              </table:table-cell>
              <table:table-cell office:value-type="float" office:value="2.10833333333333">
                <text:p>2.10833333333333</text:p>
              </table:table-cell>
              <table:table-cell office:value-type="float" office:value="1.82402129817947">
                <text:p>1.8240212981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.4">
                <text:p>3.4</text:p>
              </table:table-cell>
              <table:table-cell office:value-type="float" office:value="0.452183255959016">
                <text:p>0.452183255959016</text:p>
              </table:table-cell>
              <table:table-cell office:value-type="float" office:value="2.24166666666667">
                <text:p>2.24166666666667</text:p>
              </table:table-cell>
              <table:table-cell office:value-type="float" office:value="1.78948341070765">
                <text:p>1.7894834107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.2">
                <text:p>3.2</text:p>
              </table:table-cell>
              <table:table-cell office:value-type="float" office:value="0.514339823993296">
                <text:p>0.514339823993296</text:p>
              </table:table-cell>
              <table:table-cell office:value-type="float" office:value="2.35">
                <text:p>2.35</text:p>
              </table:table-cell>
              <table:table-cell office:value-type="float" office:value="1.8356601760067">
                <text:p>1.835660176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.5">
                <text:p>3.5</text:p>
              </table:table-cell>
              <table:table-cell office:value-type="float" office:value="0.589041337233387">
                <text:p>0.589041337233387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1.89429199609995">
                <text:p>1.89429199609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.3">
                <text:p>3.3</text:p>
              </table:table-cell>
              <table:table-cell office:value-type="float" office:value="0.61119604552108">
                <text:p>0.61119604552108</text:p>
              </table:table-cell>
              <table:table-cell office:value-type="float" office:value="2.59166666666667">
                <text:p>2.59166666666667</text:p>
              </table:table-cell>
              <table:table-cell office:value-type="float" office:value="1.98047062114559">
                <text:p>1.9804706211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.2">
                <text:p>3.2</text:p>
              </table:table-cell>
              <table:table-cell office:value-type="float" office:value="0.60371325724196">
                <text:p>0.60371325724196</text:p>
              </table:table-cell>
              <table:table-cell office:value-type="float" office:value="2.69166666666667">
                <text:p>2.69166666666667</text:p>
              </table:table-cell>
              <table:table-cell office:value-type="float" office:value="2.08795340942471">
                <text:p>2.0879534094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.6">
                <text:p>3.6</text:p>
              </table:table-cell>
              <table:table-cell office:value-type="float" office:value="0.613670032746352">
                <text:p>0.613670032746352</text:p>
              </table:table-cell>
              <table:table-cell office:value-type="float" office:value="2.825">
                <text:p>2.825</text:p>
              </table:table-cell>
              <table:table-cell office:value-type="float" office:value="2.21132996725365">
                <text:p>2.2113299672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3.8">
                <text:p>3.8</text:p>
              </table:table-cell>
              <table:table-cell office:value-type="float" office:value="0.627162924074226">
                <text:p>0.627162924074226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2.33950374259244">
                <text:p>2.3395037425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.2">
                <text:p>4.2</text:p>
              </table:table-cell>
              <table:table-cell office:value-type="float" office:value="0.655686085275753">
                <text:p>0.655686085275753</text:p>
              </table:table-cell>
              <table:table-cell office:value-type="float" office:value="3.14166666666667">
                <text:p>3.14166666666667</text:p>
              </table:table-cell>
              <table:table-cell office:value-type="float" office:value="2.48598058139091">
                <text:p>2.4859805813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.9">
                <text:p>4.9</text:p>
              </table:table-cell>
              <table:table-cell office:value-type="float" office:value="0.743609134864914">
                <text:p>0.743609134864914</text:p>
              </table:table-cell>
              <table:table-cell office:value-type="float" office:value="3.375">
                <text:p>3.375</text:p>
              </table:table-cell>
              <table:table-cell office:value-type="float" office:value="2.63139086513509">
                <text:p>2.6313908651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.2">
                <text:p>5.2</text:p>
              </table:table-cell>
              <table:table-cell office:value-type="float" office:value="0.813661756840921">
                <text:p>0.813661756840921</text:p>
              </table:table-cell>
              <table:table-cell office:value-type="float" office:value="3.625">
                <text:p>3.625</text:p>
              </table:table-cell>
              <table:table-cell office:value-type="float" office:value="2.81133824315908">
                <text:p>2.81133824315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5.5">
                <text:p>5.5</text:p>
              </table:table-cell>
              <table:table-cell office:value-type="float" office:value="0.862826574098003">
                <text:p>0.862826574098003</text:p>
              </table:table-cell>
              <table:table-cell office:value-type="float" office:value="3.89166666666667">
                <text:p>3.89166666666667</text:p>
              </table:table-cell>
              <table:table-cell office:value-type="float" office:value="3.02884009256866">
                <text:p>3.02884009256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5.5">
                <text:p>5.5</text:p>
              </table:table-cell>
              <table:table-cell office:value-type="float" office:value="0.915977702520728">
                <text:p>0.915977702520728</text:p>
              </table:table-cell>
              <table:table-cell office:value-type="float" office:value="4.10833333333333">
                <text:p>4.10833333333333</text:p>
              </table:table-cell>
              <table:table-cell office:value-type="float" office:value="3.19235563081261">
                <text:p>3.19235563081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5.7">
                <text:p>5.7</text:p>
              </table:table-cell>
              <table:table-cell office:value-type="float" office:value="0.991784434056294">
                <text:p>0.991784434056294</text:p>
              </table:table-cell>
              <table:table-cell office:value-type="float" office:value="4.3">
                <text:p>4.3</text:p>
              </table:table-cell>
              <table:table-cell office:value-type="float" office:value="3.30821556594371">
                <text:p>3.30821556594371</text:p>
              </table:table-cell>
              <table:table-cell office:value-type="float" office:value="2.05833333333333">
                <text:p>2.05833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6.3">
                <text:p>6.3</text:p>
              </table:table-cell>
              <table:table-cell office:value-type="float" office:value="1.07910597114913">
                <text:p>1.07910597114913</text:p>
              </table:table-cell>
              <table:table-cell office:value-type="float" office:value="4.55833333333333">
                <text:p>4.55833333333333</text:p>
              </table:table-cell>
              <table:table-cell office:value-type="float" office:value="3.47922736218421">
                <text:p>3.47922736218421</text:p>
              </table:table-cell>
              <table:table-cell office:value-type="float" office:value="2.20833333333333">
                <text:p>2.20833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.5">
                <text:p>6.5</text:p>
              </table:table-cell>
              <table:table-cell office:value-type="float" office:value="1.15637233177596">
                <text:p>1.15637233177596</text:p>
              </table:table-cell>
              <table:table-cell office:value-type="float" office:value="4.80833333333333">
                <text:p>4.80833333333333</text:p>
              </table:table-cell>
              <table:table-cell office:value-type="float" office:value="3.65196100155737">
                <text:p>3.65196100155737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6.7">
                <text:p>6.7</text:p>
              </table:table-cell>
              <table:table-cell office:value-type="float" office:value="1.16966066045074">
                <text:p>1.16966066045074</text:p>
              </table:table-cell>
              <table:table-cell office:value-type="float" office:value="5.09166666666667">
                <text:p>5.09166666666667</text:p>
              </table:table-cell>
              <table:table-cell office:value-type="float" office:value="3.92200600621593">
                <text:p>3.9220060062159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6.8">
                <text:p>6.8</text:p>
              </table:table-cell>
              <table:table-cell office:value-type="float" office:value="1.09996556419928">
                <text:p>1.09996556419928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4.29170110246739">
                <text:p>4.2917011024673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6.9">
                <text:p>6.9</text:p>
              </table:table-cell>
              <table:table-cell office:value-type="float" office:value="1.02099179351464">
                <text:p>1.0209917935146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64567487315203">
                <text:p>4.64567487315203</text:p>
              </table:table-cell>
              <table:table-cell office:value-type="float" office:value="2.84166666666667">
                <text:p>2.84166666666667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.3">
                <text:p>7.3</text:p>
              </table:table-cell>
              <table:table-cell office:value-type="float" office:value="0.935616795423633">
                <text:p>0.935616795423633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5.0227165379097">
                <text:p>5.0227165379097</text:p>
              </table:table-cell>
              <table:table-cell office:value-type="float" office:value="2.99166666666667">
                <text:p>2.991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.7">
                <text:p>7.7</text:p>
              </table:table-cell>
              <table:table-cell office:value-type="float" office:value="0.881630720467888">
                <text:p>0.881630720467888</text:p>
              </table:table-cell>
              <table:table-cell office:value-type="float" office:value="6.25">
                <text:p>6.25</text:p>
              </table:table-cell>
              <table:table-cell office:value-type="float" office:value="5.36836927953211">
                <text:p>5.36836927953211</text:p>
              </table:table-cell>
              <table:table-cell office:value-type="float" office:value="3.10833333333333">
                <text:p>3.108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7.9">
                <text:p>7.9</text:p>
              </table:table-cell>
              <table:table-cell office:value-type="float" office:value="0.889330698283316">
                <text:p>0.889330698283316</text:p>
              </table:table-cell>
              <table:table-cell office:value-type="float" office:value="6.5">
                <text:p>6.5</text:p>
              </table:table-cell>
              <table:table-cell office:value-type="float" office:value="5.61066930171668">
                <text:p>5.6106693017166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8">
                <text:p>8</text:p>
              </table:table-cell>
              <table:table-cell office:value-type="float" office:value="0.884547478897681">
                <text:p>0.884547478897681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5.84878585443565">
                <text:p>5.84878585443565</text:p>
              </table:table-cell>
              <table:table-cell office:value-type="float" office:value="3.10833333333333">
                <text:p>3.108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8.3">
                <text:p>8.3</text:p>
              </table:table-cell>
              <table:table-cell office:value-type="float" office:value="0.898820776283452">
                <text:p>0.898820776283452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6.06784589038321">
                <text:p>6.06784589038321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.8">
                <text:p>8.8</text:p>
              </table:table-cell>
              <table:table-cell office:value-type="float" office:value="0.913990584130268">
                <text:p>0.913990584130268</text:p>
              </table:table-cell>
              <table:table-cell office:value-type="float" office:value="7.24166666666667">
                <text:p>7.24166666666667</text:p>
              </table:table-cell>
              <table:table-cell office:value-type="float" office:value="6.3276760825364">
                <text:p>6.3276760825364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9.3">
                <text:p>9.3</text:p>
              </table:table-cell>
              <table:table-cell office:value-type="float" office:value="0.951991532939175">
                <text:p>0.951991532939175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58967513372749">
                <text:p>6.58967513372749</text:p>
              </table:table-cell>
              <table:table-cell office:value-type="float" office:value="3.24166666666666">
                <text:p>3.24166666666666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9.6">
                <text:p>9.6</text:p>
              </table:table-cell>
              <table:table-cell office:value-type="float" office:value="1.03382197635177">
                <text:p>1.03382197635177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6.7828446903149">
                <text:p>6.7828446903149</text:p>
              </table:table-cell>
              <table:table-cell office:value-type="float" office:value="3.25833333333333">
                <text:p>3.258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.3">
                <text:p>10.3</text:p>
              </table:table-cell>
              <table:table-cell office:value-type="float" office:value="1.16722930156171">
                <text:p>1.16722930156171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6.96610403177162">
                <text:p>6.96610403177162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.8">
                <text:p>10.8</text:p>
              </table:table-cell>
              <table:table-cell office:value-type="float" office:value="1.30183437013805">
                <text:p>1.30183437013805</text:p>
              </table:table-cell>
              <table:table-cell office:value-type="float" office:value="8.475">
                <text:p>8.475</text:p>
              </table:table-cell>
              <table:table-cell office:value-type="float" office:value="7.17316562986195">
                <text:p>7.17316562986195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.4">
                <text:p>11.4</text:p>
              </table:table-cell>
              <table:table-cell office:value-type="float" office:value="1.43429319516512">
                <text:p>1.43429319516512</text:p>
              </table:table-cell>
              <table:table-cell office:value-type="float" office:value="8.85833333333333">
                <text:p>8.85833333333333</text:p>
              </table:table-cell>
              <table:table-cell office:value-type="float" office:value="7.42404013816821">
                <text:p>7.42404013816821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1.8">
                <text:p>11.8</text:p>
              </table:table-cell>
              <table:table-cell office:value-type="float" office:value="1.52096460620664">
                <text:p>1.52096460620664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7.74570206046002">
                <text:p>7.7457020604600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2.3">
                <text:p>12.3</text:p>
              </table:table-cell>
              <table:table-cell office:value-type="float" office:value="1.61517425647757">
                <text:p>1.61517425647757</text:p>
              </table:table-cell>
              <table:table-cell office:value-type="float" office:value="9.68333333333333">
                <text:p>9.68333333333333</text:p>
              </table:table-cell>
              <table:table-cell office:value-type="float" office:value="8.06815907685576">
                <text:p>8.06815907685576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.6">
                <text:p>12.6</text:p>
              </table:table-cell>
              <table:table-cell office:value-type="float" office:value="1.68601646348768">
                <text:p>1.68601646348768</text:p>
              </table:table-cell>
              <table:table-cell office:value-type="float" office:value="10.0916666666667">
                <text:p>10.0916666666667</text:p>
              </table:table-cell>
              <table:table-cell office:value-type="float" office:value="8.40565020317898">
                <text:p>8.40565020317898</text:p>
              </table:table-cell>
              <table:table-cell office:value-type="float" office:value="3.84166666666667">
                <text:p>3.841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2.9">
                <text:p>12.9</text:p>
              </table:table-cell>
              <table:table-cell office:value-type="float" office:value="1.71276402521206">
                <text:p>1.71276402521206</text:p>
              </table:table-cell>
              <table:table-cell office:value-type="float" office:value="10.5083333333333">
                <text:p>10.5083333333333</text:p>
              </table:table-cell>
              <table:table-cell office:value-type="float" office:value="8.79556930812128">
                <text:p>8.79556930812128</text:p>
              </table:table-cell>
              <table:table-cell office:value-type="float" office:value="4.00833333333333">
                <text:p>4.008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3.1">
                <text:p>13.1</text:p>
              </table:table-cell>
              <table:table-cell office:value-type="float" office:value="1.66587860156481">
                <text:p>1.66587860156481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9.26745473176853">
                <text:p>9.2674547317685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3.2">
                <text:p>13.2</text:p>
              </table:table-cell>
              <table:table-cell office:value-type="float" office:value="1.55882142736884">
                <text:p>1.55882142736884</text:p>
              </table:table-cell>
              <table:table-cell office:value-type="float" office:value="11.3416666666667">
                <text:p>11.3416666666667</text:p>
              </table:table-cell>
              <table:table-cell office:value-type="float" office:value="9.78284523929782">
                <text:p>9.7828452392978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.5">
                <text:p>13.5</text:p>
              </table:table-cell>
              <table:table-cell office:value-type="float" office:value="1.44871939270097">
                <text:p>1.44871939270097</text:p>
              </table:table-cell>
              <table:table-cell office:value-type="float" office:value="11.7333333333333">
                <text:p>11.7333333333333</text:p>
              </table:table-cell>
              <table:table-cell office:value-type="float" office:value="10.2846139406324">
                <text:p>10.2846139406324</text:p>
              </table:table-cell>
              <table:table-cell office:value-type="float" office:value="4.49166666666667">
                <text:p>4.491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4">
                <text:p>14</text:p>
              </table:table-cell>
              <table:table-cell office:value-type="float" office:value="1.36390148937791">
                <text:p>1.36390148937791</text:p>
              </table:table-cell>
              <table:table-cell office:value-type="float" office:value="12.125">
                <text:p>12.125</text:p>
              </table:table-cell>
              <table:table-cell office:value-type="float" office:value="10.7610985106221">
                <text:p>10.7610985106221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4.2">
                <text:p>14.2</text:p>
              </table:table-cell>
              <table:table-cell office:value-type="float" office:value="1.22952935070393">
                <text:p>1.22952935070393</text:p>
              </table:table-cell>
              <table:table-cell office:value-type="float" office:value="12.5083333333333">
                <text:p>12.5083333333333</text:p>
              </table:table-cell>
              <table:table-cell office:value-type="float" office:value="11.2788039826294">
                <text:p>11.2788039826294</text:p>
              </table:table-cell>
              <table:table-cell office:value-type="float" office:value="4.69166666666667">
                <text:p>4.69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4.6">
                <text:p>14.6</text:p>
              </table:table-cell>
              <table:table-cell office:value-type="float" office:value="1.151547049">
                <text:p>1.151547049</text:p>
              </table:table-cell>
              <table:table-cell office:value-type="float" office:value="12.8666666666667">
                <text:p>12.8666666666667</text:p>
              </table:table-cell>
              <table:table-cell office:value-type="float" office:value="11.7151196176667">
                <text:p>11.7151196176667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4.9">
                <text:p>14.9</text:p>
              </table:table-cell>
              <table:table-cell office:value-type="float" office:value="1.08916843453521">
                <text:p>1.08916843453521</text:p>
              </table:table-cell>
              <table:table-cell office:value-type="float" office:value="13.2083333333333">
                <text:p>13.2083333333333</text:p>
              </table:table-cell>
              <table:table-cell office:value-type="float" office:value="12.1191648987981">
                <text:p>12.1191648987981</text:p>
              </table:table-cell>
              <table:table-cell office:value-type="float" office:value="4.73333333333334">
                <text:p>4.73333333333334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5.3">
                <text:p>15.3</text:p>
              </table:table-cell>
              <table:table-cell office:value-type="float" office:value="1.0823655350736">
                <text:p>1.0823655350736</text:p>
              </table:table-cell>
              <table:table-cell office:value-type="float" office:value="13.5333333333333">
                <text:p>13.5333333333333</text:p>
              </table:table-cell>
              <table:table-cell office:value-type="float" office:value="12.4509677982597">
                <text:p>12.4509677982597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5.6">
                <text:p>15.6</text:p>
              </table:table-cell>
              <table:table-cell office:value-type="float" office:value="1.08502199391198">
                <text:p>1.08502199391198</text:p>
              </table:table-cell>
              <table:table-cell office:value-type="float" office:value="13.85">
                <text:p>13.85</text:p>
              </table:table-cell>
              <table:table-cell office:value-type="float" office:value="12.764978006088">
                <text:p>12.764978006088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5.9">
                <text:p>15.9</text:p>
              </table:table-cell>
              <table:table-cell office:value-type="float" office:value="1.11477678156987">
                <text:p>1.11477678156987</text:p>
              </table:table-cell>
              <table:table-cell office:value-type="float" office:value="14.15">
                <text:p>14.15</text:p>
              </table:table-cell>
              <table:table-cell office:value-type="float" office:value="13.0352232184301">
                <text:p>13.0352232184301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5.6">
                <text:p>15.6</text:p>
              </table:table-cell>
              <table:table-cell office:value-type="float" office:value="1.07110817720374">
                <text:p>1.07110817720374</text:p>
              </table:table-cell>
              <table:table-cell office:value-type="float" office:value="14.4">
                <text:p>14.4</text:p>
              </table:table-cell>
              <table:table-cell office:value-type="float" office:value="13.3288918227963">
                <text:p>13.3288918227963</text:p>
              </table:table-cell>
              <table:table-cell office:value-type="float" office:value="4.30833333333333">
                <text:p>4.308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5.7">
                <text:p>15.7</text:p>
              </table:table-cell>
              <table:table-cell office:value-type="float" office:value="1.01831709058117">
                <text:p>1.0183170905811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3.6150162427522">
                <text:p>13.6150162427522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6.1">
                <text:p>16.1</text:p>
              </table:table-cell>
              <table:table-cell office:value-type="float" office:value="0.974990287441911">
                <text:p>0.974990287441911</text:p>
              </table:table-cell>
              <table:table-cell office:value-type="float" office:value="14.8833333333333">
                <text:p>14.8833333333333</text:p>
              </table:table-cell>
              <table:table-cell office:value-type="float" office:value="13.9083430458914">
                <text:p>13.908343045891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6.3">
                <text:p>16.3</text:p>
              </table:table-cell>
              <table:table-cell office:value-type="float" office:value="0.895908206878091">
                <text:p>0.895908206878091</text:p>
              </table:table-cell>
              <table:table-cell office:value-type="float" office:value="15.1416666666667">
                <text:p>15.1416666666667</text:p>
              </table:table-cell>
              <table:table-cell office:value-type="float" office:value="14.2457584597886">
                <text:p>14.24575845978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6.5">
                <text:p>16.5</text:p>
              </table:table-cell>
              <table:table-cell office:value-type="float" office:value="0.810676858986964">
                <text:p>0.810676858986964</text:p>
              </table:table-cell>
              <table:table-cell office:value-type="float" office:value="15.3916666666667">
                <text:p>15.3916666666667</text:p>
              </table:table-cell>
              <table:table-cell office:value-type="float" office:value="14.5809898076797">
                <text:p>14.5809898076797</text:p>
              </table:table-cell>
              <table:table-cell office:value-type="float" office:value="3.65833333333333">
                <text:p>3.6583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6.7">
                <text:p>16.7</text:p>
              </table:table-cell>
              <table:table-cell office:value-type="float" office:value="0.762571407485982">
                <text:p>0.762571407485982</text:p>
              </table:table-cell>
              <table:table-cell office:value-type="float" office:value="15.6166666666667">
                <text:p>15.6166666666667</text:p>
              </table:table-cell>
              <table:table-cell office:value-type="float" office:value="14.8540952591807">
                <text:p>14.8540952591807</text:p>
              </table:table-cell>
              <table:table-cell office:value-type="float" office:value="3.49166666666667">
                <text:p>3.491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.9">
                <text:p>16.9</text:p>
              </table:table-cell>
              <table:table-cell office:value-type="float" office:value="0.702538686522391">
                <text:p>0.702538686522391</text:p>
              </table:table-cell>
              <table:table-cell office:value-type="float" office:value="15.8416666666667">
                <text:p>15.8416666666667</text:p>
              </table:table-cell>
              <table:table-cell office:value-type="float" office:value="15.1391279801443">
                <text:p>15.139127980144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.1">
                <text:p>17.1</text:p>
              </table:table-cell>
              <table:table-cell office:value-type="float" office:value="0.670820393249937">
                <text:p>0.670820393249937</text:p>
              </table:table-cell>
              <table:table-cell office:value-type="float" office:value="16.05">
                <text:p>16.05</text:p>
              </table:table-cell>
              <table:table-cell office:value-type="float" office:value="15.3791796067501">
                <text:p>15.3791796067501</text:p>
              </table:table-cell>
              <table:table-cell office:value-type="float" office:value="3.18333333333333">
                <text:p>3.18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7.3">
                <text:p>17.3</text:p>
              </table:table-cell>
              <table:table-cell office:value-type="float" office:value="0.654356033197386">
                <text:p>0.654356033197386</text:p>
              </table:table-cell>
              <table:table-cell office:value-type="float" office:value="16.25">
                <text:p>16.25</text:p>
              </table:table-cell>
              <table:table-cell office:value-type="float" office:value="15.5956439668026">
                <text:p>15.5956439668026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7.5">
                <text:p>17.5</text:p>
              </table:table-cell>
              <table:table-cell office:value-type="float" office:value="0.671948771496125">
                <text:p>0.671948771496125</text:p>
              </table:table-cell>
              <table:table-cell office:value-type="float" office:value="16.4333333333333">
                <text:p>16.4333333333333</text:p>
              </table:table-cell>
              <table:table-cell office:value-type="float" office:value="15.7613845618372">
                <text:p>15.761384561837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.7">
                <text:p>17.7</text:p>
              </table:table-cell>
              <table:table-cell office:value-type="float" office:value="0.707695791518738">
                <text:p>0.707695791518738</text:p>
              </table:table-cell>
              <table:table-cell office:value-type="float" office:value="16.6083333333333">
                <text:p>16.6083333333333</text:p>
              </table:table-cell>
              <table:table-cell office:value-type="float" office:value="15.9006375418146">
                <text:p>15.9006375418146</text:p>
              </table:table-cell>
              <table:table-cell office:value-type="float" office:value="2.75833333333333">
                <text:p>2.758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.9">
                <text:p>17.9</text:p>
              </table:table-cell>
              <table:table-cell office:value-type="float" office:value="0.759335834193875">
                <text:p>0.759335834193875</text:p>
              </table:table-cell>
              <table:table-cell office:value-type="float" office:value="16.775">
                <text:p>16.775</text:p>
              </table:table-cell>
              <table:table-cell office:value-type="float" office:value="16.0156641658061">
                <text:p>16.0156641658061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8.2">
                <text:p>18.2</text:p>
              </table:table-cell>
              <table:table-cell office:value-type="float" office:value="0.764506178503285">
                <text:p>0.764506178503285</text:p>
              </table:table-cell>
              <table:table-cell office:value-type="float" office:value="16.9916666666667">
                <text:p>16.9916666666667</text:p>
              </table:table-cell>
              <table:table-cell office:value-type="float" office:value="16.2271604881634">
                <text:p>16.2271604881634</text:p>
              </table:table-cell>
              <table:table-cell office:value-type="float" office:value="2.59166666666666">
                <text:p>2.59166666666666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.4">
                <text:p>18.4</text:p>
              </table:table-cell>
              <table:table-cell office:value-type="float" office:value="0.746912838207235">
                <text:p>0.746912838207235</text:p>
              </table:table-cell>
              <table:table-cell office:value-type="float" office:value="17.2166666666667">
                <text:p>17.2166666666667</text:p>
              </table:table-cell>
              <table:table-cell office:value-type="float" office:value="16.4697538284594">
                <text:p>16.4697538284594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8.4">
                <text:p>18.4</text:p>
              </table:table-cell>
              <table:table-cell office:value-type="float" office:value="0.729206708857251">
                <text:p>0.729206708857251</text:p>
              </table:table-cell>
              <table:table-cell office:value-type="float" office:value="17.4083333333333">
                <text:p>17.4083333333333</text:p>
              </table:table-cell>
              <table:table-cell office:value-type="float" office:value="16.6791266244761">
                <text:p>16.6791266244761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.2">
                <text:p>18.2</text:p>
              </table:table-cell>
              <table:table-cell office:value-type="float" office:value="0.670594489760369">
                <text:p>0.670594489760369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6.8960721769063">
                <text:p>16.8960721769063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8.4">
                <text:p>18.4</text:p>
              </table:table-cell>
              <table:table-cell office:value-type="float" office:value="0.618098256384415">
                <text:p>0.618098256384415</text:p>
              </table:table-cell>
              <table:table-cell office:value-type="float" office:value="17.725">
                <text:p>17.725</text:p>
              </table:table-cell>
              <table:table-cell office:value-type="float" office:value="17.1069017436156">
                <text:p>17.1069017436156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8.7">
                <text:p>18.7</text:p>
              </table:table-cell>
              <table:table-cell office:value-type="float" office:value="0.585364429352788">
                <text:p>0.585364429352788</text:p>
              </table:table-cell>
              <table:table-cell office:value-type="float" office:value="17.8916666666667">
                <text:p>17.8916666666667</text:p>
              </table:table-cell>
              <table:table-cell office:value-type="float" office:value="17.3063022373139">
                <text:p>17.3063022373139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8.9">
                <text:p>18.9</text:p>
              </table:table-cell>
              <table:table-cell office:value-type="float" office:value="0.561585957693733">
                <text:p>0.561585957693733</text:p>
              </table:table-cell>
              <table:table-cell office:value-type="float" office:value="18.0583333333333">
                <text:p>18.0583333333333</text:p>
              </table:table-cell>
              <table:table-cell office:value-type="float" office:value="17.4967473756396">
                <text:p>17.4967473756396</text:p>
              </table:table-cell>
              <table:table-cell office:value-type="float" office:value="2.21666666666667">
                <text:p>2.21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9.1">
                <text:p>19.1</text:p>
              </table:table-cell>
              <table:table-cell office:value-type="float" office:value="0.547929988892078">
                <text:p>0.547929988892078</text:p>
              </table:table-cell>
              <table:table-cell office:value-type="float" office:value="18.225">
                <text:p>18.225</text:p>
              </table:table-cell>
              <table:table-cell office:value-type="float" office:value="17.6770700111079">
                <text:p>17.6770700111079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9.3">
                <text:p>19.3</text:p>
              </table:table-cell>
              <table:table-cell office:value-type="float" office:value="0.545157747534574">
                <text:p>0.545157747534574</text:p>
              </table:table-cell>
              <table:table-cell office:value-type="float" office:value="18.3916666666667">
                <text:p>18.3916666666667</text:p>
              </table:table-cell>
              <table:table-cell office:value-type="float" office:value="17.8465089191321">
                <text:p>17.8465089191321</text:p>
              </table:table-cell>
              <table:table-cell office:value-type="float" office:value="2.14166666666666">
                <text:p>2.1416666666666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9.5">
                <text:p>19.5</text:p>
              </table:table-cell>
              <table:table-cell office:value-type="float" office:value="0.553432813255484">
                <text:p>0.553432813255484</text:p>
              </table:table-cell>
              <table:table-cell office:value-type="float" office:value="18.5583333333333">
                <text:p>18.5583333333333</text:p>
              </table:table-cell>
              <table:table-cell office:value-type="float" office:value="18.0049005200779">
                <text:p>18.004900520077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9.7">
                <text:p>19.7</text:p>
              </table:table-cell>
              <table:table-cell office:value-type="float" office:value="0.57227615711298">
                <text:p>0.57227615711298</text:p>
              </table:table-cell>
              <table:table-cell office:value-type="float" office:value="18.725">
                <text:p>18.725</text:p>
              </table:table-cell>
              <table:table-cell office:value-type="float" office:value="18.152723842887">
                <text:p>18.152723842887</text:p>
              </table:table-cell>
              <table:table-cell office:value-type="float" office:value="2.11666666666666">
                <text:p>2.11666666666666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9.9">
                <text:p>19.9</text:p>
              </table:table-cell>
              <table:table-cell office:value-type="float" office:value="0.600694043031337">
                <text:p>0.600694043031337</text:p>
              </table:table-cell>
              <table:table-cell office:value-type="float" office:value="18.8916666666667">
                <text:p>18.8916666666667</text:p>
              </table:table-cell>
              <table:table-cell office:value-type="float" office:value="18.2909726236353">
                <text:p>18.2909726236353</text:p>
              </table:table-cell>
              <table:table-cell office:value-type="float" office:value="2.11666666666667">
                <text:p>2.11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0.1">
                <text:p>20.1</text:p>
              </table:table-cell>
              <table:table-cell office:value-type="float" office:value="0.6501748016705">
                <text:p>0.6501748016705</text:p>
              </table:table-cell>
              <table:table-cell office:value-type="float" office:value="19.05">
                <text:p>19.05</text:p>
              </table:table-cell>
              <table:table-cell office:value-type="float" office:value="18.3998251983295">
                <text:p>18.3998251983295</text:p>
              </table:table-cell>
              <table:table-cell office:value-type="float" office:value="2.05833333333334">
                <text:p>2.05833333333334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0.2">
                <text:p>20.2</text:p>
              </table:table-cell>
              <table:table-cell office:value-type="float" office:value="0.692820323027551">
                <text:p>0.692820323027551</text:p>
              </table:table-cell>
              <table:table-cell office:value-type="float" office:value="19.2">
                <text:p>19.2</text:p>
              </table:table-cell>
              <table:table-cell office:value-type="float" office:value="18.5071796769724">
                <text:p>18.5071796769724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0.3">
                <text:p>20.3</text:p>
              </table:table-cell>
              <table:table-cell office:value-type="float" office:value="0.710260302262274">
                <text:p>0.710260302262274</text:p>
              </table:table-cell>
              <table:table-cell office:value-type="float" office:value="19.3583333333333">
                <text:p>19.3583333333333</text:p>
              </table:table-cell>
              <table:table-cell office:value-type="float" office:value="18.6480730310711">
                <text:p>18.648073031071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0.3">
                <text:p>20.3</text:p>
              </table:table-cell>
              <table:table-cell office:value-type="float" office:value="0.655512753267982">
                <text:p>0.655512753267982</text:p>
              </table:table-cell>
              <table:table-cell office:value-type="float" office:value="19.5333333333333">
                <text:p>19.5333333333333</text:p>
              </table:table-cell>
              <table:table-cell office:value-type="float" office:value="18.8778205800654">
                <text:p>18.8778205800654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0.4">
                <text:p>20.4</text:p>
              </table:table-cell>
              <table:table-cell office:value-type="float" office:value="0.592375802096179">
                <text:p>0.592375802096179</text:p>
              </table:table-cell>
              <table:table-cell office:value-type="float" office:value="19.7">
                <text:p>19.7</text:p>
              </table:table-cell>
              <table:table-cell office:value-type="float" office:value="19.1076241979038">
                <text:p>19.1076241979038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0.6">
                <text:p>20.6</text:p>
              </table:table-cell>
              <table:table-cell office:value-type="float" office:value="0.553432813255484">
                <text:p>0.553432813255484</text:p>
              </table:table-cell>
              <table:table-cell office:value-type="float" office:value="19.8583333333333">
                <text:p>19.8583333333333</text:p>
              </table:table-cell>
              <table:table-cell office:value-type="float" office:value="19.3049005200779">
                <text:p>19.3049005200779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0.7">
                <text:p>20.7</text:p>
              </table:table-cell>
              <table:table-cell office:value-type="float" office:value="0.512495380614806">
                <text:p>0.512495380614806</text:p>
              </table:table-cell>
              <table:table-cell office:value-type="float" office:value="20.0083333333333">
                <text:p>20.0083333333333</text:p>
              </table:table-cell>
              <table:table-cell office:value-type="float" office:value="19.4958379527185">
                <text:p>19.49583795271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0.7">
                <text:p>20.7</text:p>
              </table:table-cell>
              <table:table-cell office:value-type="float" office:value="0.460154782918122">
                <text:p>0.460154782918122</text:p>
              </table:table-cell>
              <table:table-cell office:value-type="float" office:value="20.1416666666667">
                <text:p>20.1416666666667</text:p>
              </table:table-cell>
              <table:table-cell office:value-type="float" office:value="19.6815118837485">
                <text:p>19.6815118837485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0.9">
                <text:p>20.9</text:p>
              </table:table-cell>
              <table:table-cell office:value-type="float" office:value="0.424531827696432">
                <text:p>0.424531827696432</text:p>
              </table:table-cell>
              <table:table-cell office:value-type="float" office:value="20.275">
                <text:p>20.275</text:p>
              </table:table-cell>
              <table:table-cell office:value-type="float" office:value="19.8504681723036">
                <text:p>19.8504681723036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1">
                <text:p>21</text:p>
              </table:table-cell>
              <table:table-cell office:value-type="float" office:value="0.395428421289664">
                <text:p>0.395428421289664</text:p>
              </table:table-cell>
              <table:table-cell office:value-type="float" office:value="20.4">
                <text:p>20.4</text:p>
              </table:table-cell>
              <table:table-cell office:value-type="float" office:value="20.0045715787103">
                <text:p>20.0045715787103</text:p>
              </table:table-cell>
              <table:table-cell office:value-type="float" office:value="1.84166666666666">
                <text:p>1.841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1.1">
                <text:p>21.1</text:p>
              </table:table-cell>
              <table:table-cell office:value-type="float" office:value="0.37618499639825">
                <text:p>0.37618499639825</text:p>
              </table:table-cell>
              <table:table-cell office:value-type="float" office:value="20.5166666666667">
                <text:p>20.5166666666667</text:p>
              </table:table-cell>
              <table:table-cell office:value-type="float" office:value="20.1404816702684">
                <text:p>20.1404816702684</text:p>
              </table:table-cell>
              <table:table-cell office:value-type="float" office:value="1.79166666666666">
                <text:p>1.791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1.1">
                <text:p>21.1</text:p>
              </table:table-cell>
              <table:table-cell office:value-type="float" office:value="0.356328074910885">
                <text:p>0.356328074910885</text:p>
              </table:table-cell>
              <table:table-cell office:value-type="float" office:value="20.6166666666667">
                <text:p>20.6166666666667</text:p>
              </table:table-cell>
              <table:table-cell office:value-type="float" office:value="20.2603385917558">
                <text:p>20.2603385917558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21.2">
                <text:p>21.2</text:p>
              </table:table-cell>
              <table:table-cell office:value-type="float" office:value="0.352802631749959">
                <text:p>0.352802631749959</text:p>
              </table:table-cell>
              <table:table-cell office:value-type="float" office:value="20.7083333333333">
                <text:p>20.7083333333333</text:p>
              </table:table-cell>
              <table:table-cell office:value-type="float" office:value="20.3555307015834">
                <text:p>20.3555307015834</text:p>
              </table:table-cell>
              <table:table-cell office:value-type="float" office:value="1.65833333333333">
                <text:p>1.658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21.3">
                <text:p>21.3</text:p>
              </table:table-cell>
              <table:table-cell office:value-type="float" office:value="0.351619629196613">
                <text:p>0.351619629196613</text:p>
              </table:table-cell>
              <table:table-cell office:value-type="float" office:value="20.8">
                <text:p>20.8</text:p>
              </table:table-cell>
              <table:table-cell office:value-type="float" office:value="20.4483803708034">
                <text:p>20.4483803708034</text:p>
              </table:table-cell>
              <table:table-cell office:value-type="float" office:value="1.60000000000001">
                <text:p>1.60000000000001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21.4">
                <text:p>21.4</text:p>
              </table:table-cell>
              <table:table-cell office:value-type="float" office:value="0.352802631749959">
                <text:p>0.352802631749959</text:p>
              </table:table-cell>
              <table:table-cell office:value-type="float" office:value="20.8916666666667">
                <text:p>20.8916666666667</text:p>
              </table:table-cell>
              <table:table-cell office:value-type="float" office:value="20.5388640349167">
                <text:p>20.5388640349167</text:p>
              </table:table-cell>
              <table:table-cell office:value-type="float" office:value="1.53333333333334">
                <text:p>1.533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1.5">
                <text:p>21.5</text:p>
              </table:table-cell>
              <table:table-cell office:value-type="float" office:value="0.339674532278751">
                <text:p>0.339674532278751</text:p>
              </table:table-cell>
              <table:table-cell office:value-type="float" office:value="20.9916666666667">
                <text:p>20.9916666666667</text:p>
              </table:table-cell>
              <table:table-cell office:value-type="float" office:value="20.6519921343879">
                <text:p>20.6519921343879</text:p>
              </table:table-cell>
              <table:table-cell office:value-type="float" office:value="1.45833333333333">
                <text:p>1.458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21.7">
                <text:p>21.7</text:p>
              </table:table-cell>
              <table:table-cell office:value-type="float" office:value="0.341121146168976">
                <text:p>0.341121146168976</text:p>
              </table:table-cell>
              <table:table-cell office:value-type="float" office:value="21.1">
                <text:p>21.1</text:p>
              </table:table-cell>
              <table:table-cell office:value-type="float" office:value="20.758878853831">
                <text:p>20.75887885383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1.7">
                <text:p>21.7</text:p>
              </table:table-cell>
              <table:table-cell office:value-type="float" office:value="0.342340429539033">
                <text:p>0.342340429539033</text:p>
              </table:table-cell>
              <table:table-cell office:value-type="float" office:value="21.1916666666667">
                <text:p>21.1916666666667</text:p>
              </table:table-cell>
              <table:table-cell office:value-type="float" office:value="20.8493262371276">
                <text:p>20.849326237127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21.8">
                <text:p>21.8</text:p>
              </table:table-cell>
              <table:table-cell office:value-type="float" office:value="0.345972498469126">
                <text:p>0.345972498469126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0.9373608348642">
                <text:p>20.9373608348642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2">
                <text:p>22</text:p>
              </table:table-cell>
              <table:table-cell office:value-type="float" office:value="0.350216383328243">
                <text:p>0.350216383328243</text:p>
              </table:table-cell>
              <table:table-cell office:value-type="float" office:value="21.3916666666667">
                <text:p>21.3916666666667</text:p>
              </table:table-cell>
              <table:table-cell office:value-type="float" office:value="21.0414502833384">
                <text:p>21.041450283338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22.1">
                <text:p>22.1</text:p>
              </table:table-cell>
              <table:table-cell office:value-type="float" office:value="0.367938565359474">
                <text:p>0.367938565359474</text:p>
              </table:table-cell>
              <table:table-cell office:value-type="float" office:value="21.4916666666667">
                <text:p>21.4916666666667</text:p>
              </table:table-cell>
              <table:table-cell office:value-type="float" office:value="21.1237281013072">
                <text:p>21.1237281013072</text:p>
              </table:table-cell>
              <table:table-cell office:value-type="float" office:value="1.21666666666667">
                <text:p>1.21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22.2">
                <text:p>22.2</text:p>
              </table:table-cell>
              <table:table-cell office:value-type="float" office:value="0.384845502255204">
                <text:p>0.384845502255204</text:p>
              </table:table-cell>
              <table:table-cell office:value-type="float" office:value="21.5916666666667">
                <text:p>21.5916666666667</text:p>
              </table:table-cell>
              <table:table-cell office:value-type="float" office:value="21.2068211644115">
                <text:p>21.2068211644115</text:p>
              </table:table-cell>
              <table:table-cell office:value-type="float" office:value="1.19166666666667">
                <text:p>1.191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22.3">
                <text:p>22.3</text:p>
              </table:table-cell>
              <table:table-cell office:value-type="float" office:value="0.401040313850532">
                <text:p>0.401040313850532</text:p>
              </table:table-cell>
              <table:table-cell office:value-type="float" office:value="21.6916666666667">
                <text:p>21.6916666666667</text:p>
              </table:table-cell>
              <table:table-cell office:value-type="float" office:value="21.2906263528161">
                <text:p>21.2906263528161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22.4">
                <text:p>22.4</text:p>
              </table:table-cell>
              <table:table-cell office:value-type="float" office:value="0.402266307087956">
                <text:p>0.402266307087956</text:p>
              </table:table-cell>
              <table:table-cell office:value-type="float" office:value="21.8">
                <text:p>21.8</text:p>
              </table:table-cell>
              <table:table-cell office:value-type="float" office:value="21.397733692912">
                <text:p>21.397733692912</text:p>
              </table:table-cell>
              <table:table-cell office:value-type="float" office:value="1.18333333333334">
                <text:p>1.18333333333334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22.5">
                <text:p>22.5</text:p>
              </table:table-cell>
              <table:table-cell office:value-type="float" office:value="0.401040313850532">
                <text:p>0.401040313850532</text:p>
              </table:table-cell>
              <table:table-cell office:value-type="float" office:value="21.9083333333333">
                <text:p>21.9083333333333</text:p>
              </table:table-cell>
              <table:table-cell office:value-type="float" office:value="21.5072930194828">
                <text:p>21.50729301948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22.7">
                <text:p>22.7</text:p>
              </table:table-cell>
              <table:table-cell office:value-type="float" office:value="0.411482905863879">
                <text:p>0.411482905863879</text:p>
              </table:table-cell>
              <table:table-cell office:value-type="float" office:value="22.025">
                <text:p>22.025</text:p>
              </table:table-cell>
              <table:table-cell office:value-type="float" office:value="21.6135170941361">
                <text:p>21.613517094136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22.8">
                <text:p>22.8</text:p>
              </table:table-cell>
              <table:table-cell office:value-type="float" office:value="0.416606056197706">
                <text:p>0.416606056197706</text:p>
              </table:table-cell>
              <table:table-cell office:value-type="float" office:value="22.1416666666667">
                <text:p>22.1416666666667</text:p>
              </table:table-cell>
              <table:table-cell office:value-type="float" office:value="21.725060610469">
                <text:p>21.7250606104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23.1">
                <text:p>23.1</text:p>
              </table:table-cell>
              <table:table-cell office:value-type="float" office:value="0.447467621987639">
                <text:p>0.447467621987639</text:p>
              </table:table-cell>
              <table:table-cell office:value-type="float" office:value="22.275">
                <text:p>22.275</text:p>
              </table:table-cell>
              <table:table-cell office:value-type="float" office:value="21.8275323780124">
                <text:p>21.8275323780124</text:p>
              </table:table-cell>
              <table:table-cell office:value-type="float" office:value="1.28333333333334">
                <text:p>1.28333333333334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23.2">
                <text:p>23.2</text:p>
              </table:table-cell>
              <table:table-cell office:value-type="float" office:value="0.480530010414637">
                <text:p>0.480530010414637</text:p>
              </table:table-cell>
              <table:table-cell office:value-type="float" office:value="22.4">
                <text:p>22.4</text:p>
              </table:table-cell>
              <table:table-cell office:value-type="float" office:value="21.9194699895854">
                <text:p>21.919469989585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3.3">
                <text:p>23.3</text:p>
              </table:table-cell>
              <table:table-cell office:value-type="float" office:value="0.490516116560976">
                <text:p>0.490516116560976</text:p>
              </table:table-cell>
              <table:table-cell office:value-type="float" office:value="22.5333333333333">
                <text:p>22.5333333333333</text:p>
              </table:table-cell>
              <table:table-cell office:value-type="float" office:value="22.0428172167724">
                <text:p>22.0428172167724</text:p>
              </table:table-cell>
              <table:table-cell office:value-type="float" office:value="1.34166666666667">
                <text:p>1.341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3.4">
                <text:p>23.4</text:p>
              </table:table-cell>
              <table:table-cell office:value-type="float" office:value="0.490516116560976">
                <text:p>0.490516116560976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2.1761505501057">
                <text:p>22.1761505501057</text:p>
              </table:table-cell>
              <table:table-cell office:value-type="float" office:value="1.38333333333334">
                <text:p>1.3833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23.5">
                <text:p>23.5</text:p>
              </table:table-cell>
              <table:table-cell office:value-type="float" office:value="0.496273995679684">
                <text:p>0.496273995679684</text:p>
              </table:table-cell>
              <table:table-cell office:value-type="float" office:value="22.7916666666667">
                <text:p>22.7916666666667</text:p>
              </table:table-cell>
              <table:table-cell office:value-type="float" office:value="22.295392670987">
                <text:p>22.2953926709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.7">
                <text:p>23.7</text:p>
              </table:table-cell>
              <table:table-cell office:value-type="float" office:value="0.508339542932764">
                <text:p>0.508339542932764</text:p>
              </table:table-cell>
              <table:table-cell office:value-type="float" office:value="22.925">
                <text:p>22.925</text:p>
              </table:table-cell>
              <table:table-cell office:value-type="float" office:value="22.4166604570672">
                <text:p>22.4166604570672</text:p>
              </table:table-cell>
              <table:table-cell office:value-type="float" office:value="1.43333333333334">
                <text:p>1.43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4">
                <text:p>24</text:p>
              </table:table-cell>
              <table:table-cell office:value-type="float" office:value="0.539570536293786">
                <text:p>0.539570536293786</text:p>
              </table:table-cell>
              <table:table-cell office:value-type="float" office:value="23.075">
                <text:p>23.075</text:p>
              </table:table-cell>
              <table:table-cell office:value-type="float" office:value="22.5354294637062">
                <text:p>22.5354294637062</text:p>
              </table:table-cell>
              <table:table-cell office:value-type="float" office:value="1.48333333333333">
                <text:p>1.48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4.2">
                <text:p>24.2</text:p>
              </table:table-cell>
              <table:table-cell office:value-type="float" office:value="0.569422887002643">
                <text:p>0.569422887002643</text:p>
              </table:table-cell>
              <table:table-cell office:value-type="float" office:value="23.2333333333333">
                <text:p>23.2333333333333</text:p>
              </table:table-cell>
              <table:table-cell office:value-type="float" office:value="22.6639104463307">
                <text:p>22.6639104463307</text:p>
              </table:table-cell>
              <table:table-cell office:value-type="float" office:value="1.54166666666666">
                <text:p>1.54166666666666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4.4">
                <text:p>24.4</text:p>
              </table:table-cell>
              <table:table-cell office:value-type="float" office:value="0.595437196138647">
                <text:p>0.595437196138647</text:p>
              </table:table-cell>
              <table:table-cell office:value-type="float" office:value="23.4">
                <text:p>23.4</text:p>
              </table:table-cell>
              <table:table-cell office:value-type="float" office:value="22.8045628038613">
                <text:p>22.8045628038613</text:p>
              </table:table-cell>
              <table:table-cell office:value-type="float" office:value="1.59999999999999">
                <text:p>1.59999999999999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4.5">
                <text:p>24.5</text:p>
              </table:table-cell>
              <table:table-cell office:value-type="float" office:value="0.600504838120444">
                <text:p>0.600504838120444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22.9661618285462">
                <text:p>22.9661618285462</text:p>
              </table:table-cell>
              <table:table-cell office:value-type="float" office:value="1.65833333333334">
                <text:p>1.658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4.6">
                <text:p>24.6</text:p>
              </table:table-cell>
              <table:table-cell office:value-type="float" office:value="0.601702131079369">
                <text:p>0.601702131079369</text:p>
              </table:table-cell>
              <table:table-cell office:value-type="float" office:value="23.725">
                <text:p>23.725</text:p>
              </table:table-cell>
              <table:table-cell office:value-type="float" office:value="23.1232978689206">
                <text:p>23.12329786892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4.6">
                <text:p>24.6</text:p>
              </table:table-cell>
              <table:table-cell office:value-type="float" office:value="0.573862511250022">
                <text:p>0.573862511250022</text:p>
              </table:table-cell>
              <table:table-cell office:value-type="float" office:value="23.875">
                <text:p>23.875</text:p>
              </table:table-cell>
              <table:table-cell office:value-type="float" office:value="23.30113748875">
                <text:p>23.30113748875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4.7">
                <text:p>24.7</text:p>
              </table:table-cell>
              <table:table-cell office:value-type="float" office:value="0.563202423376329">
                <text:p>0.563202423376329</text:p>
              </table:table-cell>
              <table:table-cell office:value-type="float" office:value="24.0083333333333">
                <text:p>24.0083333333333</text:p>
              </table:table-cell>
              <table:table-cell office:value-type="float" office:value="23.445130909957">
                <text:p>23.445130909957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4.8">
                <text:p>24.8</text:p>
              </table:table-cell>
              <table:table-cell office:value-type="float" office:value="0.543487615202764">
                <text:p>0.543487615202764</text:p>
              </table:table-cell>
              <table:table-cell office:value-type="float" office:value="24.1416666666667">
                <text:p>24.1416666666667</text:p>
              </table:table-cell>
              <table:table-cell office:value-type="float" office:value="23.5981790514639">
                <text:p>23.5981790514639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4.9">
                <text:p>24.9</text:p>
              </table:table-cell>
              <table:table-cell office:value-type="float" office:value="0.513676587322837">
                <text:p>0.513676587322837</text:p>
              </table:table-cell>
              <table:table-cell office:value-type="float" office:value="24.275">
                <text:p>24.275</text:p>
              </table:table-cell>
              <table:table-cell office:value-type="float" office:value="23.7613234126772">
                <text:p>23.7613234126772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1">
                <text:p>25.1</text:p>
              </table:table-cell>
              <table:table-cell office:value-type="float" office:value="0.483985975253854">
                <text:p>0.483985975253854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23.9326806914128">
                <text:p>23.932680691412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4">
                <text:p>25.4</text:p>
              </table:table-cell>
              <table:table-cell office:value-type="float" office:value="0.467342584095534">
                <text:p>0.467342584095534</text:p>
              </table:table-cell>
              <table:table-cell office:value-type="float" office:value="24.575">
                <text:p>24.575</text:p>
              </table:table-cell>
              <table:table-cell office:value-type="float" office:value="24.1076574159045">
                <text:p>24.1076574159045</text:p>
              </table:table-cell>
              <table:table-cell office:value-type="float" office:value="1.78333333333333">
                <text:p>1.78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9">
                <text:p>25.9</text:p>
              </table:table-cell>
              <table:table-cell office:value-type="float" office:value="0.521289194442417">
                <text:p>0.521289194442417</text:p>
              </table:table-cell>
              <table:table-cell office:value-type="float" office:value="24.7583333333333">
                <text:p>24.7583333333333</text:p>
              </table:table-cell>
              <table:table-cell office:value-type="float" office:value="24.2370441388909">
                <text:p>24.237044138890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5.9">
                <text:p>25.9</text:p>
              </table:table-cell>
              <table:table-cell office:value-type="float" office:value="0.557320429022712">
                <text:p>0.557320429022712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24.359346237644">
                <text:p>24.359346237644</text:p>
              </table:table-cell>
              <table:table-cell office:value-type="float" office:value="1.84166666666667">
                <text:p>1.8416666666666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5.9">
                <text:p>25.9</text:p>
              </table:table-cell>
              <table:table-cell office:value-type="float" office:value="0.574390322362974">
                <text:p>0.574390322362974</text:p>
              </table:table-cell>
              <table:table-cell office:value-type="float" office:value="25.0583333333333">
                <text:p>25.0583333333333</text:p>
              </table:table-cell>
              <table:table-cell office:value-type="float" office:value="24.4839430109704">
                <text:p>24.4839430109704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5.8">
                <text:p>25.8</text:p>
              </table:table-cell>
              <table:table-cell office:value-type="float" office:value="0.570685393348925">
                <text:p>0.570685393348925</text:p>
              </table:table-cell>
              <table:table-cell office:value-type="float" office:value="25.175">
                <text:p>25.175</text:p>
              </table:table-cell>
              <table:table-cell office:value-type="float" office:value="24.6043146066511">
                <text:p>24.6043146066511</text:p>
              </table:table-cell>
              <table:table-cell office:value-type="float" office:value="1.77500000000001">
                <text:p>1.7750000000000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5.8">
                <text:p>25.8</text:p>
              </table:table-cell>
              <table:table-cell office:value-type="float" office:value="0.554048460849497">
                <text:p>0.554048460849497</text:p>
              </table:table-cell>
              <table:table-cell office:value-type="float" office:value="25.2833333333333">
                <text:p>25.2833333333333</text:p>
              </table:table-cell>
              <table:table-cell office:value-type="float" office:value="24.7292848724838">
                <text:p>24.7292848724838</text:p>
              </table:table-cell>
              <table:table-cell office:value-type="float" office:value="1.71666666666667">
                <text:p>1.716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5.7">
                <text:p>25.7</text:p>
              </table:table-cell>
              <table:table-cell office:value-type="float" office:value="0.520707560571539">
                <text:p>0.520707560571539</text:p>
              </table:table-cell>
              <table:table-cell office:value-type="float" office:value="25.375">
                <text:p>25.375</text:p>
              </table:table-cell>
              <table:table-cell office:value-type="float" office:value="24.8542924394285">
                <text:p>24.8542924394285</text:p>
              </table:table-cell>
              <table:table-cell office:value-type="float" office:value="1.65000000000001">
                <text:p>1.6500000000000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5.7">
                <text:p>25.7</text:p>
              </table:table-cell>
              <table:table-cell office:value-type="float" office:value="0.465800061152526">
                <text:p>0.465800061152526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25.0008666055141">
                <text:p>25.0008666055141</text:p>
              </table:table-cell>
              <table:table-cell office:value-type="float" office:value="1.59166666666667">
                <text:p>1.591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5.7">
                <text:p>25.7</text:p>
              </table:table-cell>
              <table:table-cell office:value-type="float" office:value="0.401134754052913">
                <text:p>0.401134754052913</text:p>
              </table:table-cell>
              <table:table-cell office:value-type="float" office:value="25.55">
                <text:p>25.55</text:p>
              </table:table-cell>
              <table:table-cell office:value-type="float" office:value="25.1488652459471">
                <text:p>25.1488652459471</text:p>
              </table:table-cell>
              <table:table-cell office:value-type="float" office:value="1.54166666666667">
                <text:p>1.541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5.7">
                <text:p>25.7</text:p>
              </table:table-cell>
              <table:table-cell office:value-type="float" office:value="0.325087400835249">
                <text:p>0.325087400835249</text:p>
              </table:table-cell>
              <table:table-cell office:value-type="float" office:value="25.625">
                <text:p>25.625</text:p>
              </table:table-cell>
              <table:table-cell office:value-type="float" office:value="25.2999125991647">
                <text:p>25.2999125991647</text:p>
              </table:table-cell>
              <table:table-cell office:value-type="float" office:value="1.48333333333333">
                <text:p>1.48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5">
                <text:p>25.5</text:p>
              </table:table-cell>
              <table:table-cell office:value-type="float" office:value="0.237888438329627">
                <text:p>0.237888438329627</text:p>
              </table:table-cell>
              <table:table-cell office:value-type="float" office:value="25.675">
                <text:p>25.675</text:p>
              </table:table-cell>
              <table:table-cell office:value-type="float" office:value="25.4371115616704">
                <text:p>25.4371115616704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5.4">
                <text:p>25.4</text:p>
              </table:table-cell>
              <table:table-cell office:value-type="float" office:value="0.180906806746658">
                <text:p>0.180906806746658</text:p>
              </table:table-cell>
              <table:table-cell office:value-type="float" office:value="25.7">
                <text:p>25.7</text:p>
              </table:table-cell>
              <table:table-cell office:value-type="float" office:value="25.5190931932533">
                <text:p>25.5190931932533</text:p>
              </table:table-cell>
              <table:table-cell office:value-type="float" office:value="1.28333333333332">
                <text:p>1.2833333333333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5.4">
                <text:p>25.4</text:p>
              </table:table-cell>
              <table:table-cell office:value-type="float" office:value="0.180906806746658">
                <text:p>0.180906806746658</text:p>
              </table:table-cell>
              <table:table-cell office:value-type="float" office:value="25.7">
                <text:p>25.7</text:p>
              </table:table-cell>
              <table:table-cell office:value-type="float" office:value="25.5190931932533">
                <text:p>25.5190931932533</text:p>
              </table:table-cell>
              <table:table-cell office:value-type="float" office:value="1.12499999999999">
                <text:p>1.12499999999999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4">
                <text:p>25.4</text:p>
              </table:table-cell>
              <table:table-cell office:value-type="float" office:value="0.188092498199125">
                <text:p>0.188092498199125</text:p>
              </table:table-cell>
              <table:table-cell office:value-type="float" office:value="25.6583333333333">
                <text:p>25.6583333333333</text:p>
              </table:table-cell>
              <table:table-cell office:value-type="float" office:value="25.4702408351342">
                <text:p>25.470240835134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4">
                <text:p>25.4</text:p>
              </table:table-cell>
              <table:table-cell office:value-type="float" office:value="0.185047086554813">
                <text:p>0.185047086554813</text:p>
              </table:table-cell>
              <table:table-cell office:value-type="float" office:value="25.6166666666667">
                <text:p>25.6166666666667</text:p>
              </table:table-cell>
              <table:table-cell office:value-type="float" office:value="25.4316195801118">
                <text:p>25.4316195801118</text:p>
              </table:table-cell>
              <table:table-cell office:value-type="float" office:value="0.699999999999992">
                <text:p>0.69999999999999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5.4">
                <text:p>25.4</text:p>
              </table:table-cell>
              <table:table-cell office:value-type="float" office:value="0.171225529107613">
                <text:p>0.171225529107613</text:p>
              </table:table-cell>
              <table:table-cell office:value-type="float" office:value="25.575">
                <text:p>25.575</text:p>
              </table:table-cell>
              <table:table-cell office:value-type="float" office:value="25.4037744708924">
                <text:p>25.4037744708924</text:p>
              </table:table-cell>
              <table:table-cell office:value-type="float" office:value="0.516666666666669">
                <text:p>0.51666666666666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5.4">
                <text:p>25.4</text:p>
              </table:table-cell>
              <table:table-cell office:value-type="float" office:value="0.162135371797393">
                <text:p>0.162135371797393</text:p>
              </table:table-cell>
              <table:table-cell office:value-type="float" office:value="25.5416666666667">
                <text:p>25.5416666666667</text:p>
              </table:table-cell>
              <table:table-cell office:value-type="float" office:value="25.3795312948693">
                <text:p>25.3795312948693</text:p>
              </table:table-cell>
              <table:table-cell office:value-type="float" office:value="0.366666666666671">
                <text:p>0.36666666666667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5.4">
                <text:p>25.4</text:p>
              </table:table-cell>
              <table:table-cell office:value-type="float" office:value="0.144337567297407">
                <text:p>0.144337567297407</text:p>
              </table:table-cell>
              <table:table-cell office:value-type="float" office:value="25.5083333333333">
                <text:p>25.5083333333333</text:p>
              </table:table-cell>
              <table:table-cell office:value-type="float" office:value="25.3639957660359">
                <text:p>25.3639957660359</text:p>
              </table:table-cell>
              <table:table-cell office:value-type="float" office:value="0.225000000000001">
                <text:p>0.225000000000001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5.4">
                <text:p>25.4</text:p>
              </table:table-cell>
              <table:table-cell office:value-type="float" office:value="0.133711584684305">
                <text:p>0.133711584684305</text:p>
              </table:table-cell>
              <table:table-cell office:value-type="float" office:value="25.4833333333333">
                <text:p>25.4833333333333</text:p>
              </table:table-cell>
              <table:table-cell office:value-type="float" office:value="25.349621748649">
                <text:p>25.349621748649</text:p>
              </table:table-cell>
              <table:table-cell office:value-type="float" office:value="0.108333333333331">
                <text:p>0.108333333333331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5.4">
                <text:p>25.4</text:p>
              </table:table-cell>
              <table:table-cell office:value-type="float" office:value="0.116450015288132">
                <text:p>0.116450015288132</text:p>
              </table:table-cell>
              <table:table-cell office:value-type="float" office:value="25.4583333333333">
                <text:p>25.4583333333333</text:p>
              </table:table-cell>
              <table:table-cell office:value-type="float" office:value="25.3418833180452">
                <text:p>25.3418833180452</text:p>
              </table:table-cell>
              <table:table-cell office:value-type="float" office:value="-0.00833333333333641">
                <text:p>-0.00833333333333641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5.4">
                <text:p>25.4</text:p>
              </table:table-cell>
              <table:table-cell office:value-type="float" office:value="0.0887625364598597">
                <text:p>0.0887625364598597</text:p>
              </table:table-cell>
              <table:table-cell office:value-type="float" office:value="25.4333333333333">
                <text:p>25.4333333333333</text:p>
              </table:table-cell>
              <table:table-cell office:value-type="float" office:value="25.3445707968735">
                <text:p>25.3445707968735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5.4">
                <text:p>25.4</text:p>
              </table:table-cell>
              <table:table-cell office:value-type="float" office:value="0.0288675134594817">
                <text:p>0.0288675134594817</text:p>
              </table:table-cell>
              <table:table-cell office:value-type="float" office:value="25.4083333333333">
                <text:p>25.4083333333333</text:p>
              </table:table-cell>
              <table:table-cell office:value-type="float" office:value="25.3794658198739">
                <text:p>25.3794658198739</text:p>
              </table:table-cell>
              <table:table-cell office:value-type="float" office:value="-0.216666666666665">
                <text:p>-0.21666666666666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-0.274999999999999">
                <text:p>-0.27499999999999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5.3">
                <text:p>25.3</text:p>
              </table:table-cell>
              <table:table-cell office:value-type="float" office:value="0.0288675134594807">
                <text:p>0.0288675134594807</text:p>
              </table:table-cell>
              <table:table-cell office:value-type="float" office:value="25.3916666666667">
                <text:p>25.3916666666667</text:p>
              </table:table-cell>
              <table:table-cell office:value-type="float" office:value="25.3627991532072">
                <text:p>25.3627991532072</text:p>
              </table:table-cell>
              <table:table-cell office:value-type="float" office:value="-0.308333333333323">
                <text:p>-0.30833333333332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5.3">
                <text:p>25.3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316666666666656">
                <text:p>-0.31666666666665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5.4">
                <text:p>25.4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274999999999991">
                <text:p>-0.27499999999999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5.4">
                <text:p>25.4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233333333333324">
                <text:p>-0.23333333333332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5.4">
                <text:p>25.4</text:p>
              </table:table-cell>
              <table:table-cell office:value-type="float" office:value="0.0389249472080753">
                <text:p>0.038924947208075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25.3444083861253">
                <text:p>25.3444083861253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5.5">
                <text:p>25.5</text:p>
              </table:table-cell>
              <table:table-cell office:value-type="float" office:value="0.0514928650544433">
                <text:p>0.0514928650544433</text:p>
              </table:table-cell>
              <table:table-cell office:value-type="float" office:value="25.3916666666667">
                <text:p>25.3916666666667</text:p>
              </table:table-cell>
              <table:table-cell office:value-type="float" office:value="25.3401738016122">
                <text:p>25.3401738016122</text:p>
              </table:table-cell>
              <table:table-cell office:value-type="float" office:value="-0.150000000000002">
                <text:p>-0.150000000000002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5.5">
                <text:p>25.5</text:p>
              </table:table-cell>
              <table:table-cell office:value-type="float" office:value="0.0603022689155525">
                <text:p>0.0603022689155525</text:p>
              </table:table-cell>
              <table:table-cell office:value-type="float" office:value="25.4">
                <text:p>25.4</text:p>
              </table:table-cell>
              <table:table-cell office:value-type="float" office:value="25.3396977310844">
                <text:p>25.3396977310844</text:p>
              </table:table-cell>
              <table:table-cell office:value-type="float" office:value="-0.108333333333341">
                <text:p>-0.10833333333334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6">
                <text:p>26</text:p>
              </table:table-cell>
              <table:table-cell office:value-type="float" office:value="0.183402190925746">
                <text:p>0.183402190925746</text:p>
              </table:table-cell>
              <table:table-cell office:value-type="float" office:value="25.45">
                <text:p>25.45</text:p>
              </table:table-cell>
              <table:table-cell office:value-type="float" office:value="25.2665978090743">
                <text:p>25.2665978090743</text:p>
              </table:table-cell>
              <table:table-cell office:value-type="float" office:value="-0.033333333333335">
                <text:p>-0.03333333333333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6.6">
                <text:p>26.6</text:p>
              </table:table-cell>
              <table:table-cell office:value-type="float" office:value="0.377792631912367">
                <text:p>0.377792631912367</text:p>
              </table:table-cell>
              <table:table-cell office:value-type="float" office:value="25.55">
                <text:p>25.55</text:p>
              </table:table-cell>
              <table:table-cell office:value-type="float" office:value="25.1722073680876">
                <text:p>25.1722073680876</text:p>
              </table:table-cell>
              <table:table-cell office:value-type="float" office:value="0.091666666666665">
                <text:p>0.09166666666666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6.6">
                <text:p>26.6</text:p>
              </table:table-cell>
              <table:table-cell office:value-type="float" office:value="0.479583152331273">
                <text:p>0.479583152331273</text:p>
              </table:table-cell>
              <table:table-cell office:value-type="float" office:value="25.65">
                <text:p>25.65</text:p>
              </table:table-cell>
              <table:table-cell office:value-type="float" office:value="25.1704168476687">
                <text:p>25.1704168476687</text:p>
              </table:table-cell>
              <table:table-cell office:value-type="float" office:value="0.216666666666669">
                <text:p>0.21666666666666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.1">
                <text:p>27.1</text:p>
              </table:table-cell>
              <table:table-cell office:value-type="float" office:value="0.627344089045722">
                <text:p>0.627344089045722</text:p>
              </table:table-cell>
              <table:table-cell office:value-type="float" office:value="25.7916666666667">
                <text:p>25.7916666666667</text:p>
              </table:table-cell>
              <table:table-cell office:value-type="float" office:value="25.1643225776209">
                <text:p>25.1643225776209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7.9">
                <text:p>27.9</text:p>
              </table:table-cell>
              <table:table-cell office:value-type="float" office:value="0.858116330321033">
                <text:p>0.858116330321033</text:p>
              </table:table-cell>
              <table:table-cell office:value-type="float" office:value="26">
                <text:p>26</text:p>
              </table:table-cell>
              <table:table-cell office:value-type="float" office:value="25.141883669679">
                <text:p>25.141883669679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7.9">
                <text:p>27.9</text:p>
              </table:table-cell>
              <table:table-cell office:value-type="float" office:value="0.984270226506867">
                <text:p>0.984270226506867</text:p>
              </table:table-cell>
              <table:table-cell office:value-type="float" office:value="26.2166666666667">
                <text:p>26.2166666666667</text:p>
              </table:table-cell>
              <table:table-cell office:value-type="float" office:value="25.2323964401598">
                <text:p>25.2323964401598</text:p>
              </table:table-cell>
              <table:table-cell office:value-type="float" office:value="0.824999999999999">
                <text:p>0.824999999999999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8.5">
                <text:p>28.5</text:p>
              </table:table-cell>
              <table:table-cell office:value-type="float" office:value="1.1352479371432">
                <text:p>1.1352479371432</text:p>
              </table:table-cell>
              <table:table-cell office:value-type="float" office:value="26.4833333333333">
                <text:p>26.4833333333333</text:p>
              </table:table-cell>
              <table:table-cell office:value-type="float" office:value="25.3480853961901">
                <text:p>25.3480853961901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8.7">
                <text:p>28.7</text:p>
              </table:table-cell>
              <table:table-cell office:value-type="float" office:value="1.24349824237426">
                <text:p>1.24349824237426</text:p>
              </table:table-cell>
              <table:table-cell office:value-type="float" office:value="26.7583333333333">
                <text:p>26.7583333333333</text:p>
              </table:table-cell>
              <table:table-cell office:value-type="float" office:value="25.5148350909591">
                <text:p>25.5148350909591</text:p>
              </table:table-cell>
              <table:table-cell office:value-type="float" office:value="1.37499999999999">
                <text:p>1.37499999999999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8.7">
                <text:p>28.7</text:p>
              </table:table-cell>
              <table:table-cell office:value-type="float" office:value="1.28015150618506">
                <text:p>1.28015150618506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25.7531818271483">
                <text:p>25.753181827148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8.7">
                <text:p>28.7</text:p>
              </table:table-cell>
              <table:table-cell office:value-type="float" office:value="1.25151423435288">
                <text:p>1.25151423435288</text:p>
              </table:table-cell>
              <table:table-cell office:value-type="float" office:value="27.3083333333333">
                <text:p>27.3083333333333</text:p>
              </table:table-cell>
              <table:table-cell office:value-type="float" office:value="26.0568190989804">
                <text:p>26.0568190989804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8.7">
                <text:p>28.7</text:p>
              </table:table-cell>
              <table:table-cell office:value-type="float" office:value="1.16940155635265">
                <text:p>1.16940155635265</text:p>
              </table:table-cell>
              <table:table-cell office:value-type="float" office:value="27.575">
                <text:p>27.575</text:p>
              </table:table-cell>
              <table:table-cell office:value-type="float" office:value="26.4055984436474">
                <text:p>26.4055984436474</text:p>
              </table:table-cell>
              <table:table-cell office:value-type="float" office:value="2.18333333333333">
                <text:p>2.18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8.7">
                <text:p>28.7</text:p>
              </table:table-cell>
              <table:table-cell office:value-type="float" office:value="1.00675747132098">
                <text:p>1.00675747132098</text:p>
              </table:table-cell>
              <table:table-cell office:value-type="float" office:value="27.8416666666667">
                <text:p>27.8416666666667</text:p>
              </table:table-cell>
              <table:table-cell office:value-type="float" office:value="26.8349091953457">
                <text:p>26.8349091953457</text:p>
              </table:table-cell>
              <table:table-cell office:value-type="float" office:value="2.44166666666667">
                <text:p>2.4416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8.7">
                <text:p>28.7</text:p>
              </table:table-cell>
              <table:table-cell office:value-type="float" office:value="0.846740631462608">
                <text:p>0.846740631462608</text:p>
              </table:table-cell>
              <table:table-cell office:value-type="float" office:value="28.0666666666667">
                <text:p>28.0666666666667</text:p>
              </table:table-cell>
              <table:table-cell office:value-type="float" office:value="27.2199260352041">
                <text:p>27.2199260352041</text:p>
              </table:table-cell>
              <table:table-cell office:value-type="float" office:value="2.61666666666666">
                <text:p>2.6166666666666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8.7">
                <text:p>28.7</text:p>
              </table:table-cell>
              <table:table-cell office:value-type="float" office:value="0.724202800995478">
                <text:p>0.724202800995478</text:p>
              </table:table-cell>
              <table:table-cell office:value-type="float" office:value="28.2416666666667">
                <text:p>28.2416666666667</text:p>
              </table:table-cell>
              <table:table-cell office:value-type="float" office:value="27.5174638656712">
                <text:p>27.5174638656712</text:p>
              </table:table-cell>
              <table:table-cell office:value-type="float" office:value="2.69166666666667">
                <text:p>2.691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8.6">
                <text:p>28.6</text:p>
              </table:table-cell>
              <table:table-cell office:value-type="float" office:value="0.510718448201485">
                <text:p>0.510718448201485</text:p>
              </table:table-cell>
              <table:table-cell office:value-type="float" office:value="28.4083333333333">
                <text:p>28.4083333333333</text:p>
              </table:table-cell>
              <table:table-cell office:value-type="float" office:value="27.8976148851318">
                <text:p>27.8976148851318</text:p>
              </table:table-cell>
              <table:table-cell office:value-type="float" office:value="2.75833333333333">
                <text:p>2.758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8.6">
                <text:p>28.6</text:p>
              </table:table-cell>
              <table:table-cell office:value-type="float" office:value="0.302514712890384">
                <text:p>0.302514712890384</text:p>
              </table:table-cell>
              <table:table-cell office:value-type="float" office:value="28.5333333333333">
                <text:p>28.5333333333333</text:p>
              </table:table-cell>
              <table:table-cell office:value-type="float" office:value="28.2308186204429">
                <text:p>28.2308186204429</text:p>
              </table:table-cell>
              <table:table-cell office:value-type="float" office:value="2.74166666666666">
                <text:p>2.741666666666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448cm" svg:y="1.275cm" chart:style-name="ch3">
          <text:p>Edits in database</text:p>
        </chart:subtitle>
        <chart:legend chart:legend-position="end" svg:x="11.957cm" svg:y="3.205cm" style:legend-expansion="high" chart:style-name="ch4"/>
        <chart:plot-area chart:style-name="ch5" table:cell-range-address="'Edits in database'.A1:'Edits in database'.F169" chart:data-source-has-labels="both" svg:x="1.331cm" svg:y="2.138cm" svg:width="10.306cm" svg:height="5.701cm">
          <chartooo:coordinate-region svg:x="2.799cm" svg:y="2.337cm" svg:width="8.838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s in database'.A2:'Edits in database'.A169"/>
            <chart:grid chart:style-name="ch8" chart:class="major"/>
          </chart:axis>
          <chart:axis chart:dimension="y" chart:name="primary-y" chart:style-name="ch9">
            <chart:title svg:x="0.451cm" svg:y="5.402cm" chart:style-name="ch10">
              <text:p>Edits</text:p>
            </chart:title>
            <chart:grid chart:style-name="ch8" chart:class="major"/>
          </chart:axis>
          <chart:series chart:style-name="ch11" chart:values-cell-range-address="'Edits in database'.B2:'Edits in database'.B169" chart:label-cell-address="'Edits in database'.B1:'Edits in database'.B1" chart:class="chart:line">
            <chart:data-point chart:repeated="168"/>
          </chart:series>
          <chart:series chart:style-name="ch12" chart:values-cell-range-address="'Edits in database'.C2:'Edits in database'.C169" chart:label-cell-address="'Edits in database'.C1:'Edits in database'.C1" chart:class="chart:line">
            <chart:data-point chart:repeated="168"/>
          </chart:series>
          <chart:series chart:style-name="ch13" chart:values-cell-range-address="'Edits in database'.D2:'Edits in database'.D169" chart:label-cell-address="'Edits in database'.D1:'Edits in database'.D1" chart:class="chart:line">
            <chart:data-point chart:repeated="168"/>
          </chart:series>
          <chart:series chart:style-name="ch14" chart:values-cell-range-address="'Edits in database'.E2:'Edits in database'.E169" chart:label-cell-address="'Edits in database'.E1:'Edits in database'.E1" chart:class="chart:line">
            <chart:data-point chart:repeated="168"/>
          </chart:series>
          <chart:series chart:style-name="ch15" chart:values-cell-range-address="'Edits in database'.F2:'Edits in database'.F169" chart:label-cell-address="'Edits in database'.F1:'Edits in database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in database</text:p>
                <draw:g>
                  <svg:desc>'Edits in database'.B1:'Edits in database'.B1</svg:desc>
                </draw:g>
              </table:table-cell>
              <table:table-cell office:value-type="string">
                <text:p>StdDev</text:p>
                <draw:g>
                  <svg:desc>'Edits in database'.C1:'Edits in database'.C1</svg:desc>
                </draw:g>
              </table:table-cell>
              <table:table-cell office:value-type="string">
                <text:p>Mean</text:p>
                <draw:g>
                  <svg:desc>'Edits in database'.D1:'Edits in database'.D1</svg:desc>
                </draw:g>
              </table:table-cell>
              <table:table-cell office:value-type="string">
                <text:p>Mean – 1*StdDev</text:p>
                <draw:g>
                  <svg:desc>'Edits in database'.E1:'Edits in database'.E1</svg:desc>
                </draw:g>
              </table:table-cell>
              <table:table-cell office:value-type="string">
                <text:p>Diff</text:p>
                <draw:g>
                  <svg:desc>'Edits in database'.F1:'Edits in database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s in database'.A2:'Edits in database'.A169</svg:desc>
                </draw:g>
              </table:table-cell>
              <table:table-cell office:value-type="float" office:value="125">
                <text:p>125</text:p>
                <draw:g>
                  <svg:desc>'Edits in database'.B2:'Edits in database'.B169</svg:desc>
                </draw:g>
              </table:table-cell>
              <table:table-cell office:value-type="float" office:value="NaN">
                <text:p>NaN</text:p>
                <draw:g>
                  <svg:desc>'Edits in database'.C2:'Edits in database'.C169</svg:desc>
                </draw:g>
              </table:table-cell>
              <table:table-cell office:value-type="float" office:value="NaN">
                <text:p>NaN</text:p>
                <draw:g>
                  <svg:desc>'Edits in database'.D2:'Edits in database'.D169</svg:desc>
                </draw:g>
              </table:table-cell>
              <table:table-cell office:value-type="float" office:value="NaN">
                <text:p>NaN</text:p>
                <draw:g>
                  <svg:desc>'Edits in database'.E2:'Edits in database'.E169</svg:desc>
                </draw:g>
              </table:table-cell>
              <table:table-cell office:value-type="float" office:value="NaN">
                <text:p>NaN</text:p>
                <draw:g>
                  <svg:desc>'Edits in database'.F2:'Edits in database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.8">
                <text:p>1.8</text:p>
              </table:table-cell>
              <table:table-cell office:value-type="float" office:value="90.6407678027872">
                <text:p>90.6407678027872</text:p>
              </table:table-cell>
              <table:table-cell office:value-type="float" office:value="117.483333333333">
                <text:p>117.483333333333</text:p>
              </table:table-cell>
              <table:table-cell office:value-type="float" office:value="26.8425655305461">
                <text:p>26.8425655305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.3">
                <text:p>2.3</text:p>
              </table:table-cell>
              <table:table-cell office:value-type="float" office:value="96.4503306779131">
                <text:p>96.4503306779131</text:p>
              </table:table-cell>
              <table:table-cell office:value-type="float" office:value="107.258333333333">
                <text:p>107.258333333333</text:p>
              </table:table-cell>
              <table:table-cell office:value-type="float" office:value="10.8080026554202">
                <text:p>10.8080026554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.4">
                <text:p>2.4</text:p>
              </table:table-cell>
              <table:table-cell office:value-type="float" office:value="100.626568498974">
                <text:p>100.626568498974</text:p>
              </table:table-cell>
              <table:table-cell office:value-type="float" office:value="96.5416666666667">
                <text:p>96.5416666666667</text:p>
              </table:table-cell>
              <table:table-cell office:value-type="float" office:value="-4.08490183230774">
                <text:p>-4.0849018323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.9">
                <text:p>2.9</text:p>
              </table:table-cell>
              <table:table-cell office:value-type="float" office:value="102.916303152345">
                <text:p>102.916303152345</text:p>
              </table:table-cell>
              <table:table-cell office:value-type="float" office:value="93.7">
                <text:p>93.7</text:p>
              </table:table-cell>
              <table:table-cell office:value-type="float" office:value="-9.21630315234539">
                <text:p>-9.2163031523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.1">
                <text:p>2.1</text:p>
              </table:table-cell>
              <table:table-cell office:value-type="float" office:value="104.52385076521">
                <text:p>104.52385076521</text:p>
              </table:table-cell>
              <table:table-cell office:value-type="float" office:value="81.5416666666667">
                <text:p>81.5416666666667</text:p>
              </table:table-cell>
              <table:table-cell office:value-type="float" office:value="-22.9821840985433">
                <text:p>-22.982184098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2.7">
                <text:p>2.7</text:p>
              </table:table-cell>
              <table:table-cell office:value-type="float" office:value="106.893488477025">
                <text:p>106.893488477025</text:p>
              </table:table-cell>
              <table:table-cell office:value-type="float" office:value="76.6833333333333">
                <text:p>76.6833333333333</text:p>
              </table:table-cell>
              <table:table-cell office:value-type="float" office:value="-30.2101551436917">
                <text:p>-30.2101551436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5.7">
                <text:p>5.7</text:p>
              </table:table-cell>
              <table:table-cell office:value-type="float" office:value="108.366209580237">
                <text:p>108.366209580237</text:p>
              </table:table-cell>
              <table:table-cell office:value-type="float" office:value="68.4916666666667">
                <text:p>68.4916666666667</text:p>
              </table:table-cell>
              <table:table-cell office:value-type="float" office:value="-39.8745429135705">
                <text:p>-39.8745429135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6.5">
                <text:p>6.5</text:p>
              </table:table-cell>
              <table:table-cell office:value-type="float" office:value="109.835880321781">
                <text:p>109.835880321781</text:p>
              </table:table-cell>
              <table:table-cell office:value-type="float" office:value="63.3666666666667">
                <text:p>63.3666666666667</text:p>
              </table:table-cell>
              <table:table-cell office:value-type="float" office:value="-46.4692136551144">
                <text:p>-46.469213655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.8">
                <text:p>5.8</text:p>
              </table:table-cell>
              <table:table-cell office:value-type="float" office:value="103.812035852683">
                <text:p>103.812035852683</text:p>
              </table:table-cell>
              <table:table-cell office:value-type="float" office:value="48.4333333333333">
                <text:p>48.4333333333333</text:p>
              </table:table-cell>
              <table:table-cell office:value-type="float" office:value="-55.3787025193499">
                <text:p>-55.378702519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000">
                <text:p>10000</text:p>
              </table:table-cell>
              <table:table-cell office:value-type="float" office:value="2874.34283361458">
                <text:p>2874.34283361458</text:p>
              </table:table-cell>
              <table:table-cell office:value-type="float" office:value="878.683333333333">
                <text:p>878.683333333333</text:p>
              </table:table-cell>
              <table:table-cell office:value-type="float" office:value="-1995.65950028125">
                <text:p>-1995.6595002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2000">
                <text:p>12000</text:p>
              </table:table-cell>
              <table:table-cell office:value-type="float" office:value="4289.58709297082">
                <text:p>4289.58709297082</text:p>
              </table:table-cell>
              <table:table-cell office:value-type="float" office:value="1864.35">
                <text:p>1864.35</text:p>
              </table:table-cell>
              <table:table-cell office:value-type="float" office:value="-2425.23709297082">
                <text:p>-2425.23709297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3000">
                <text:p>13000</text:p>
              </table:table-cell>
              <table:table-cell office:value-type="float" office:value="5314.89236793439">
                <text:p>5314.89236793439</text:p>
              </table:table-cell>
              <table:table-cell office:value-type="float" office:value="2919.35">
                <text:p>2919.35</text:p>
              </table:table-cell>
              <table:table-cell office:value-type="float" office:value="-2395.54236793439">
                <text:p>-2395.5423679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3000">
                <text:p>13000</text:p>
              </table:table-cell>
              <table:table-cell office:value-type="float" office:value="5952.51560668923">
                <text:p>5952.51560668923</text:p>
              </table:table-cell>
              <table:table-cell office:value-type="float" office:value="4002.53333333333">
                <text:p>4002.53333333333</text:p>
              </table:table-cell>
              <table:table-cell office:value-type="float" office:value="-1949.98227335589">
                <text:p>-1949.98227335589</text:p>
              </table:table-cell>
              <table:table-cell office:value-type="float" office:value="3885.05">
                <text:p>3885.05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5000">
                <text:p>15000</text:p>
              </table:table-cell>
              <table:table-cell office:value-type="float" office:value="6577.89009035826">
                <text:p>6577.89009035826</text:p>
              </table:table-cell>
              <table:table-cell office:value-type="float" office:value="5252.34166666667">
                <text:p>5252.34166666667</text:p>
              </table:table-cell>
              <table:table-cell office:value-type="float" office:value="-1325.54842369159">
                <text:p>-1325.54842369159</text:p>
              </table:table-cell>
              <table:table-cell office:value-type="float" office:value="5145.08333333333">
                <text:p>5145.08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0000">
                <text:p>20000</text:p>
              </table:table-cell>
              <table:table-cell office:value-type="float" office:value="7583.24243105191">
                <text:p>7583.24243105191</text:p>
              </table:table-cell>
              <table:table-cell office:value-type="float" office:value="6918.80833333333">
                <text:p>6918.80833333333</text:p>
              </table:table-cell>
              <table:table-cell office:value-type="float" office:value="-664.434097718575">
                <text:p>-664.434097718575</text:p>
              </table:table-cell>
              <table:table-cell office:value-type="float" office:value="6822.26666666667">
                <text:p>6822.2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0000">
                <text:p>20000</text:p>
              </table:table-cell>
              <table:table-cell office:value-type="float" office:value="8104.57414857172">
                <text:p>8104.57414857172</text:p>
              </table:table-cell>
              <table:table-cell office:value-type="float" office:value="8585.23333333333">
                <text:p>8585.23333333333</text:p>
              </table:table-cell>
              <table:table-cell office:value-type="float" office:value="480.659184761616">
                <text:p>480.659184761616</text:p>
              </table:table-cell>
              <table:table-cell office:value-type="float" office:value="8491.53333333333">
                <text:p>8491.5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3000">
                <text:p>23000</text:p>
              </table:table-cell>
              <table:table-cell office:value-type="float" office:value="8594.74141534176">
                <text:p>8594.74141534176</text:p>
              </table:table-cell>
              <table:table-cell office:value-type="float" office:value="10501.725">
                <text:p>10501.725</text:p>
              </table:table-cell>
              <table:table-cell office:value-type="float" office:value="1906.98358465824">
                <text:p>1906.98358465824</text:p>
              </table:table-cell>
              <table:table-cell office:value-type="float" office:value="10420.1833333333">
                <text:p>10420.18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1000">
                <text:p>21000</text:p>
              </table:table-cell>
              <table:table-cell office:value-type="float" office:value="8398.10087503554">
                <text:p>8398.10087503554</text:p>
              </table:table-cell>
              <table:table-cell office:value-type="float" office:value="12251.5">
                <text:p>12251.5</text:p>
              </table:table-cell>
              <table:table-cell office:value-type="float" office:value="3853.39912496446">
                <text:p>3853.39912496446</text:p>
              </table:table-cell>
              <table:table-cell office:value-type="float" office:value="12174.8166666667">
                <text:p>12174.81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3000">
                <text:p>23000</text:p>
              </table:table-cell>
              <table:table-cell office:value-type="float" office:value="7961.94488545451">
                <text:p>7961.94488545451</text:p>
              </table:table-cell>
              <table:table-cell office:value-type="float" office:value="14167.6916666667">
                <text:p>14167.6916666667</text:p>
              </table:table-cell>
              <table:table-cell office:value-type="float" office:value="6205.74678121216">
                <text:p>6205.74678121216</text:p>
              </table:table-cell>
              <table:table-cell office:value-type="float" office:value="14099.2">
                <text:p>14099.2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28000">
                <text:p>28000</text:p>
              </table:table-cell>
              <table:table-cell office:value-type="float" office:value="7524.557557737">
                <text:p>7524.557557737</text:p>
              </table:table-cell>
              <table:table-cell office:value-type="float" office:value="16500.4833333333">
                <text:p>16500.4833333333</text:p>
              </table:table-cell>
              <table:table-cell office:value-type="float" office:value="8975.92577559634">
                <text:p>8975.92577559634</text:p>
              </table:table-cell>
              <table:table-cell office:value-type="float" office:value="16437.1166666667">
                <text:p>16437.11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2000">
                <text:p>32000</text:p>
              </table:table-cell>
              <table:table-cell office:value-type="float" office:value="6780.09564605817">
                <text:p>6780.09564605817</text:p>
              </table:table-cell>
              <table:table-cell office:value-type="float" office:value="19166.6666666667">
                <text:p>19166.6666666667</text:p>
              </table:table-cell>
              <table:table-cell office:value-type="float" office:value="12386.5710206085">
                <text:p>12386.5710206085</text:p>
              </table:table-cell>
              <table:table-cell office:value-type="float" office:value="19118.2333333333">
                <text:p>19118.2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3000">
                <text:p>33000</text:p>
              </table:table-cell>
              <table:table-cell office:value-type="float" office:value="7191.64077034559">
                <text:p>7191.64077034559</text:p>
              </table:table-cell>
              <table:table-cell office:value-type="float" office:value="21083.3333333333">
                <text:p>21083.3333333333</text:p>
              </table:table-cell>
              <table:table-cell office:value-type="float" office:value="13891.6925629877">
                <text:p>13891.6925629877</text:p>
              </table:table-cell>
              <table:table-cell office:value-type="float" office:value="20204.65">
                <text:p>20204.6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32000">
                <text:p>32000</text:p>
              </table:table-cell>
              <table:table-cell office:value-type="float" office:value="7212.67823160907">
                <text:p>7212.67823160907</text:p>
              </table:table-cell>
              <table:table-cell office:value-type="float" office:value="22750">
                <text:p>22750</text:p>
              </table:table-cell>
              <table:table-cell office:value-type="float" office:value="15537.3217683909">
                <text:p>15537.3217683909</text:p>
              </table:table-cell>
              <table:table-cell office:value-type="float" office:value="20885.65">
                <text:p>20885.6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9000">
                <text:p>29000</text:p>
              </table:table-cell>
              <table:table-cell office:value-type="float" office:value="6707.63924510138">
                <text:p>6707.63924510138</text:p>
              </table:table-cell>
              <table:table-cell office:value-type="float" office:value="24083.3333333333">
                <text:p>24083.3333333333</text:p>
              </table:table-cell>
              <table:table-cell office:value-type="float" office:value="17375.694088232">
                <text:p>17375.694088232</text:p>
              </table:table-cell>
              <table:table-cell office:value-type="float" office:value="21163.9833333333">
                <text:p>21163.98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6000">
                <text:p>46000</text:p>
              </table:table-cell>
              <table:table-cell office:value-type="float" office:value="8321.20329293933">
                <text:p>8321.20329293933</text:p>
              </table:table-cell>
              <table:table-cell office:value-type="float" office:value="26833.3333333333">
                <text:p>26833.3333333333</text:p>
              </table:table-cell>
              <table:table-cell office:value-type="float" office:value="18512.130040394">
                <text:p>18512.130040394</text:p>
              </table:table-cell>
              <table:table-cell office:value-type="float" office:value="22830.8">
                <text:p>22830.8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56000">
                <text:p>56000</text:p>
              </table:table-cell>
              <table:table-cell office:value-type="float" office:value="11005.1640770884">
                <text:p>11005.1640770884</text:p>
              </table:table-cell>
              <table:table-cell office:value-type="float" office:value="30250">
                <text:p>30250</text:p>
              </table:table-cell>
              <table:table-cell office:value-type="float" office:value="19244.8359229116">
                <text:p>19244.8359229116</text:p>
              </table:table-cell>
              <table:table-cell office:value-type="float" office:value="24997.6583333333">
                <text:p>24997.658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46000">
                <text:p>46000</text:p>
              </table:table-cell>
              <table:table-cell office:value-type="float" office:value="11357.4831825728">
                <text:p>11357.4831825728</text:p>
              </table:table-cell>
              <table:table-cell office:value-type="float" office:value="32416.6666666667">
                <text:p>32416.6666666667</text:p>
              </table:table-cell>
              <table:table-cell office:value-type="float" office:value="21059.1834840939">
                <text:p>21059.1834840939</text:p>
              </table:table-cell>
              <table:table-cell office:value-type="float" office:value="25497.8583333333">
                <text:p>25497.858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72000">
                <text:p>72000</text:p>
              </table:table-cell>
              <table:table-cell office:value-type="float" office:value="15392.5897165428">
                <text:p>15392.5897165428</text:p>
              </table:table-cell>
              <table:table-cell office:value-type="float" office:value="36750">
                <text:p>36750</text:p>
              </table:table-cell>
              <table:table-cell office:value-type="float" office:value="21357.4102834572">
                <text:p>21357.4102834572</text:p>
              </table:table-cell>
              <table:table-cell office:value-type="float" office:value="28164.7666666667">
                <text:p>28164.7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67000">
                <text:p>67000</text:p>
              </table:table-cell>
              <table:table-cell office:value-type="float" office:value="16978.3730526559">
                <text:p>16978.3730526559</text:p>
              </table:table-cell>
              <table:table-cell office:value-type="float" office:value="40416.6666666667">
                <text:p>40416.6666666667</text:p>
              </table:table-cell>
              <table:table-cell office:value-type="float" office:value="23438.2936140108">
                <text:p>23438.2936140108</text:p>
              </table:table-cell>
              <table:table-cell office:value-type="float" office:value="29914.9416666667">
                <text:p>29914.941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76000">
                <text:p>76000</text:p>
              </table:table-cell>
              <table:table-cell office:value-type="float" office:value="18605.9618988597">
                <text:p>18605.9618988597</text:p>
              </table:table-cell>
              <table:table-cell office:value-type="float" office:value="45000">
                <text:p>45000</text:p>
              </table:table-cell>
              <table:table-cell office:value-type="float" office:value="26394.0381011403">
                <text:p>26394.0381011403</text:p>
              </table:table-cell>
              <table:table-cell office:value-type="float" office:value="32748.5">
                <text:p>32748.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69000">
                <text:p>69000</text:p>
              </table:table-cell>
              <table:table-cell office:value-type="float" office:value="18398.7812508098">
                <text:p>18398.7812508098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30434.5520825235">
                <text:p>30434.5520825235</text:p>
              </table:table-cell>
              <table:table-cell office:value-type="float" office:value="34665.6416666667">
                <text:p>34665.641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64000">
                <text:p>64000</text:p>
              </table:table-cell>
              <table:table-cell office:value-type="float" office:value="17611.1190772056">
                <text:p>17611.1190772056</text:p>
              </table:table-cell>
              <table:table-cell office:value-type="float" office:value="51833.3333333333">
                <text:p>51833.3333333333</text:p>
              </table:table-cell>
              <table:table-cell office:value-type="float" office:value="34222.2142561277">
                <text:p>34222.2142561277</text:p>
              </table:table-cell>
              <table:table-cell office:value-type="float" office:value="35332.85">
                <text:p>35332.8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66000">
                <text:p>66000</text:p>
              </table:table-cell>
              <table:table-cell office:value-type="float" office:value="16848.7028544867">
                <text:p>16848.7028544867</text:p>
              </table:table-cell>
              <table:table-cell office:value-type="float" office:value="54666.6666666667">
                <text:p>54666.6666666667</text:p>
              </table:table-cell>
              <table:table-cell office:value-type="float" office:value="37817.96381218">
                <text:p>37817.96381218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72000">
                <text:p>72000</text:p>
              </table:table-cell>
              <table:table-cell office:value-type="float" office:value="16030.9832587532">
                <text:p>16030.9832587532</text:p>
              </table:table-cell>
              <table:table-cell office:value-type="float" office:value="57916.6666666667">
                <text:p>57916.6666666667</text:p>
              </table:table-cell>
              <table:table-cell office:value-type="float" office:value="41885.6834079135">
                <text:p>41885.6834079135</text:p>
              </table:table-cell>
              <table:table-cell office:value-type="float" office:value="36833.3333333333">
                <text:p>36833.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76000">
                <text:p>76000</text:p>
              </table:table-cell>
              <table:table-cell office:value-type="float" office:value="14525.5782756634">
                <text:p>14525.5782756634</text:p>
              </table:table-cell>
              <table:table-cell office:value-type="float" office:value="61583.3333333333">
                <text:p>61583.3333333333</text:p>
              </table:table-cell>
              <table:table-cell office:value-type="float" office:value="47057.7550576699">
                <text:p>47057.7550576699</text:p>
              </table:table-cell>
              <table:table-cell office:value-type="float" office:value="38833.3333333333">
                <text:p>38833.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1000">
                <text:p>91000</text:p>
              </table:table-cell>
              <table:table-cell office:value-type="float" office:value="12807.1357950452">
                <text:p>12807.1357950452</text:p>
              </table:table-cell>
              <table:table-cell office:value-type="float" office:value="66750">
                <text:p>66750</text:p>
              </table:table-cell>
              <table:table-cell office:value-type="float" office:value="53942.8642049548">
                <text:p>53942.8642049548</text:p>
              </table:table-cell>
              <table:table-cell office:value-type="float" office:value="42666.6666666667">
                <text:p>42666.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84000">
                <text:p>84000</text:p>
              </table:table-cell>
              <table:table-cell office:value-type="float" office:value="11874.0230858132">
                <text:p>11874.0230858132</text:p>
              </table:table-cell>
              <table:table-cell office:value-type="float" office:value="69916.6666666667">
                <text:p>69916.6666666667</text:p>
              </table:table-cell>
              <table:table-cell office:value-type="float" office:value="58042.6435808535">
                <text:p>58042.6435808535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03000">
                <text:p>103000</text:p>
              </table:table-cell>
              <table:table-cell office:value-type="float" office:value="14357.9774046178">
                <text:p>14357.9774046178</text:p>
              </table:table-cell>
              <table:table-cell office:value-type="float" office:value="73833.3333333333">
                <text:p>73833.3333333333</text:p>
              </table:table-cell>
              <table:table-cell office:value-type="float" office:value="59475.3559287155">
                <text:p>59475.3559287155</text:p>
              </table:table-cell>
              <table:table-cell office:value-type="float" office:value="43583.3333333333">
                <text:p>43583.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87000">
                <text:p>87000</text:p>
              </table:table-cell>
              <table:table-cell office:value-type="float" office:value="11779.2189893897">
                <text:p>11779.2189893897</text:p>
              </table:table-cell>
              <table:table-cell office:value-type="float" office:value="77250">
                <text:p>77250</text:p>
              </table:table-cell>
              <table:table-cell office:value-type="float" office:value="65470.7810106103">
                <text:p>65470.7810106103</text:p>
              </table:table-cell>
              <table:table-cell office:value-type="float" office:value="44833.3333333333">
                <text:p>44833.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1000">
                <text:p>111000</text:p>
              </table:table-cell>
              <table:table-cell office:value-type="float" office:value="15108.6970739613">
                <text:p>15108.6970739613</text:p>
              </table:table-cell>
              <table:table-cell office:value-type="float" office:value="80500">
                <text:p>80500</text:p>
              </table:table-cell>
              <table:table-cell office:value-type="float" office:value="65391.3029260387">
                <text:p>65391.3029260387</text:p>
              </table:table-cell>
              <table:table-cell office:value-type="float" office:value="43750">
                <text:p>43750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93000">
                <text:p>93000</text:p>
              </table:table-cell>
              <table:table-cell office:value-type="float" office:value="14858.9326261303">
                <text:p>14858.9326261303</text:p>
              </table:table-cell>
              <table:table-cell office:value-type="float" office:value="82666.6666666667">
                <text:p>82666.6666666667</text:p>
              </table:table-cell>
              <table:table-cell office:value-type="float" office:value="67807.7340405364">
                <text:p>67807.7340405364</text:p>
              </table:table-cell>
              <table:table-cell office:value-type="float" office:value="42250">
                <text:p>42250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000">
                <text:p>103000</text:p>
              </table:table-cell>
              <table:table-cell office:value-type="float" office:value="15773.7315198594">
                <text:p>15773.7315198594</text:p>
              </table:table-cell>
              <table:table-cell office:value-type="float" office:value="84916.6666666667">
                <text:p>84916.6666666667</text:p>
              </table:table-cell>
              <table:table-cell office:value-type="float" office:value="69142.9351468073">
                <text:p>69142.9351468073</text:p>
              </table:table-cell>
              <table:table-cell office:value-type="float" office:value="39916.6666666667">
                <text:p>39916.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85000">
                <text:p>85000</text:p>
              </table:table-cell>
              <table:table-cell office:value-type="float" office:value="14961.3137488293">
                <text:p>14961.3137488293</text:p>
              </table:table-cell>
              <table:table-cell office:value-type="float" office:value="86250">
                <text:p>86250</text:p>
              </table:table-cell>
              <table:table-cell office:value-type="float" office:value="71288.6862511707">
                <text:p>71288.6862511707</text:p>
              </table:table-cell>
              <table:table-cell office:value-type="float" office:value="37416.6666666667">
                <text:p>37416.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98000">
                <text:p>98000</text:p>
              </table:table-cell>
              <table:table-cell office:value-type="float" office:value="13514.0218987091">
                <text:p>13514.0218987091</text:p>
              </table:table-cell>
              <table:table-cell office:value-type="float" office:value="89083.3333333333">
                <text:p>89083.3333333333</text:p>
              </table:table-cell>
              <table:table-cell office:value-type="float" office:value="75569.3114346243">
                <text:p>75569.3114346243</text:p>
              </table:table-cell>
              <table:table-cell office:value-type="float" office:value="37250">
                <text:p>37250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94000">
                <text:p>94000</text:p>
              </table:table-cell>
              <table:table-cell office:value-type="float" office:value="11421.3383496405">
                <text:p>11421.3383496405</text:p>
              </table:table-cell>
              <table:table-cell office:value-type="float" office:value="91416.6666666667">
                <text:p>91416.6666666667</text:p>
              </table:table-cell>
              <table:table-cell office:value-type="float" office:value="79995.3283170261">
                <text:p>79995.3283170261</text:p>
              </table:table-cell>
              <table:table-cell office:value-type="float" office:value="36750">
                <text:p>36750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0000">
                <text:p>90000</text:p>
              </table:table-cell>
              <table:table-cell office:value-type="float" office:value="9690.27941555429">
                <text:p>9690.27941555429</text:p>
              </table:table-cell>
              <table:table-cell office:value-type="float" office:value="92916.6666666667">
                <text:p>92916.6666666667</text:p>
              </table:table-cell>
              <table:table-cell office:value-type="float" office:value="83226.3872511124">
                <text:p>83226.3872511124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6000">
                <text:p>106000</text:p>
              </table:table-cell>
              <table:table-cell office:value-type="float" office:value="8753.78705925543">
                <text:p>8753.78705925543</text:p>
              </table:table-cell>
              <table:table-cell office:value-type="float" office:value="95416.6666666667">
                <text:p>95416.6666666667</text:p>
              </table:table-cell>
              <table:table-cell office:value-type="float" office:value="86662.8796074112">
                <text:p>86662.8796074112</text:p>
              </table:table-cell>
              <table:table-cell office:value-type="float" office:value="33833.3333333333">
                <text:p>33833.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95000">
                <text:p>95000</text:p>
              </table:table-cell>
              <table:table-cell office:value-type="float" office:value="8645.80823289529">
                <text:p>8645.80823289529</text:p>
              </table:table-cell>
              <table:table-cell office:value-type="float" office:value="95750">
                <text:p>95750</text:p>
              </table:table-cell>
              <table:table-cell office:value-type="float" office:value="87104.1917671047">
                <text:p>87104.1917671047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4000">
                <text:p>84000</text:p>
              </table:table-cell>
              <table:table-cell office:value-type="float" office:value="8645.80823289529">
                <text:p>8645.80823289529</text:p>
              </table:table-cell>
              <table:table-cell office:value-type="float" office:value="95750">
                <text:p>95750</text:p>
              </table:table-cell>
              <table:table-cell office:value-type="float" office:value="87104.1917671047">
                <text:p>87104.1917671047</text:p>
              </table:table-cell>
              <table:table-cell office:value-type="float" office:value="25833.3333333333">
                <text:p>25833.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15000">
                <text:p>115000</text:p>
              </table:table-cell>
              <table:table-cell office:value-type="float" office:value="10127.5950658674">
                <text:p>10127.5950658674</text:p>
              </table:table-cell>
              <table:table-cell office:value-type="float" office:value="96750">
                <text:p>96750</text:p>
              </table:table-cell>
              <table:table-cell office:value-type="float" office:value="86622.4049341326">
                <text:p>86622.4049341326</text:p>
              </table:table-cell>
              <table:table-cell office:value-type="float" office:value="22916.6666666667">
                <text:p>22916.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2000">
                <text:p>102000</text:p>
              </table:table-cell>
              <table:table-cell office:value-type="float" office:value="9732.79367536746">
                <text:p>9732.79367536746</text:p>
              </table:table-cell>
              <table:table-cell office:value-type="float" office:value="98000">
                <text:p>98000</text:p>
              </table:table-cell>
              <table:table-cell office:value-type="float" office:value="88267.2063246326">
                <text:p>88267.2063246326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0000">
                <text:p>110000</text:p>
              </table:table-cell>
              <table:table-cell office:value-type="float" office:value="9614.93472140969">
                <text:p>9614.93472140969</text:p>
              </table:table-cell>
              <table:table-cell office:value-type="float" office:value="97916.6666666667">
                <text:p>97916.6666666667</text:p>
              </table:table-cell>
              <table:table-cell office:value-type="float" office:value="88301.731945257">
                <text:p>88301.731945257</text:p>
              </table:table-cell>
              <table:table-cell office:value-type="float" office:value="17416.6666666667">
                <text:p>17416.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10000">
                <text:p>110000</text:p>
              </table:table-cell>
              <table:table-cell office:value-type="float" office:value="10066.4459136943">
                <text:p>10066.4459136943</text:p>
              </table:table-cell>
              <table:table-cell office:value-type="float" office:value="99333.3333333333">
                <text:p>99333.3333333333</text:p>
              </table:table-cell>
              <table:table-cell office:value-type="float" office:value="89266.887419639">
                <text:p>89266.887419639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13000">
                <text:p>113000</text:p>
              </table:table-cell>
              <table:table-cell office:value-type="float" office:value="10785.793124909">
                <text:p>10785.793124909</text:p>
              </table:table-cell>
              <table:table-cell office:value-type="float" office:value="100166.666666667">
                <text:p>100166.666666667</text:p>
              </table:table-cell>
              <table:table-cell office:value-type="float" office:value="89380.8735417577">
                <text:p>89380.8735417577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9000">
                <text:p>99000</text:p>
              </table:table-cell>
              <table:table-cell office:value-type="float" office:value="9698.48473013213">
                <text:p>9698.48473013213</text:p>
              </table:table-cell>
              <table:table-cell office:value-type="float" office:value="101333.333333333">
                <text:p>101333.333333333</text:p>
              </table:table-cell>
              <table:table-cell office:value-type="float" office:value="91634.8486032012">
                <text:p>91634.8486032012</text:p>
              </table:table-cell>
              <table:table-cell office:value-type="float" office:value="15083.3333333333">
                <text:p>15083.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8000">
                <text:p>98000</text:p>
              </table:table-cell>
              <table:table-cell office:value-type="float" office:value="9698.48473013213">
                <text:p>9698.48473013213</text:p>
              </table:table-cell>
              <table:table-cell office:value-type="float" office:value="101333.333333333">
                <text:p>101333.333333333</text:p>
              </table:table-cell>
              <table:table-cell office:value-type="float" office:value="91634.8486032012">
                <text:p>91634.8486032012</text:p>
              </table:table-cell>
              <table:table-cell office:value-type="float" office:value="12250">
                <text:p>12250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14000">
                <text:p>114000</text:p>
              </table:table-cell>
              <table:table-cell office:value-type="float" office:value="10036.2977599946">
                <text:p>10036.2977599946</text:p>
              </table:table-cell>
              <table:table-cell office:value-type="float" office:value="103000">
                <text:p>103000</text:p>
              </table:table-cell>
              <table:table-cell office:value-type="float" office:value="92963.7022400054">
                <text:p>92963.7022400054</text:p>
              </table:table-cell>
              <table:table-cell office:value-type="float" office:value="11583.3333333333">
                <text:p>11583.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16000">
                <text:p>116000</text:p>
              </table:table-cell>
              <table:table-cell office:value-type="float" office:value="9777.83516971219">
                <text:p>9777.83516971219</text:p>
              </table:table-cell>
              <table:table-cell office:value-type="float" office:value="105166.666666667">
                <text:p>105166.666666667</text:p>
              </table:table-cell>
              <table:table-cell office:value-type="float" office:value="95388.8314969545">
                <text:p>95388.8314969545</text:p>
              </table:table-cell>
              <table:table-cell office:value-type="float" office:value="12250">
                <text:p>12250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16000">
                <text:p>116000</text:p>
              </table:table-cell>
              <table:table-cell office:value-type="float" office:value="10269.1063610494">
                <text:p>10269.1063610494</text:p>
              </table:table-cell>
              <table:table-cell office:value-type="float" office:value="106000">
                <text:p>106000</text:p>
              </table:table-cell>
              <table:table-cell office:value-type="float" office:value="95730.8936389506">
                <text:p>95730.8936389506</text:p>
              </table:table-cell>
              <table:table-cell office:value-type="float" office:value="10583.3333333333">
                <text:p>10583.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3000">
                <text:p>103000</text:p>
              </table:table-cell>
              <table:table-cell office:value-type="float" office:value="9735.9066751833">
                <text:p>9735.9066751833</text:p>
              </table:table-cell>
              <table:table-cell office:value-type="float" office:value="106666.666666667">
                <text:p>106666.666666667</text:p>
              </table:table-cell>
              <table:table-cell office:value-type="float" office:value="96930.7599914834">
                <text:p>96930.7599914834</text:p>
              </table:table-cell>
              <table:table-cell office:value-type="float" office:value="10916.6666666667">
                <text:p>10916.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51000">
                <text:p>151000</text:p>
              </table:table-cell>
              <table:table-cell office:value-type="float" office:value="13883.4433769148">
                <text:p>13883.4433769148</text:p>
              </table:table-cell>
              <table:table-cell office:value-type="float" office:value="112250">
                <text:p>112250</text:p>
              </table:table-cell>
              <table:table-cell office:value-type="float" office:value="98366.5566230852">
                <text:p>98366.5566230852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21000">
                <text:p>121000</text:p>
              </table:table-cell>
              <table:table-cell office:value-type="float" office:value="14097.8721798717">
                <text:p>14097.8721798717</text:p>
              </table:table-cell>
              <table:table-cell office:value-type="float" office:value="112750">
                <text:p>112750</text:p>
              </table:table-cell>
              <table:table-cell office:value-type="float" office:value="98652.1278201283">
                <text:p>98652.127820128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6000">
                <text:p>96000</text:p>
              </table:table-cell>
              <table:table-cell office:value-type="float" office:value="14610.861464242">
                <text:p>14610.861464242</text:p>
              </table:table-cell>
              <table:table-cell office:value-type="float" office:value="112250">
                <text:p>112250</text:p>
              </table:table-cell>
              <table:table-cell office:value-type="float" office:value="97639.138535758">
                <text:p>97639.138535758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10000">
                <text:p>110000</text:p>
              </table:table-cell>
              <table:table-cell office:value-type="float" office:value="14610.861464242">
                <text:p>14610.861464242</text:p>
              </table:table-cell>
              <table:table-cell office:value-type="float" office:value="112250">
                <text:p>112250</text:p>
              </table:table-cell>
              <table:table-cell office:value-type="float" office:value="97639.138535758">
                <text:p>97639.138535758</text:p>
              </table:table-cell>
              <table:table-cell office:value-type="float" office:value="14333.3333333333">
                <text:p>14333.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4000">
                <text:p>94000</text:p>
              </table:table-cell>
              <table:table-cell office:value-type="float" office:value="15535.6384035565">
                <text:p>15535.6384035565</text:p>
              </table:table-cell>
              <table:table-cell office:value-type="float" office:value="110916.666666667">
                <text:p>110916.666666667</text:p>
              </table:table-cell>
              <table:table-cell office:value-type="float" office:value="95381.0282631101">
                <text:p>95381.0282631101</text:p>
              </table:table-cell>
              <table:table-cell office:value-type="float" office:value="11583.3333333333">
                <text:p>11583.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04000">
                <text:p>104000</text:p>
              </table:table-cell>
              <table:table-cell office:value-type="float" office:value="15642.7928995103">
                <text:p>15642.7928995103</text:p>
              </table:table-cell>
              <table:table-cell office:value-type="float" office:value="110166.666666667">
                <text:p>110166.666666667</text:p>
              </table:table-cell>
              <table:table-cell office:value-type="float" office:value="94523.8737671564">
                <text:p>94523.873767156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95000">
                <text:p>95000</text:p>
              </table:table-cell>
              <table:table-cell office:value-type="float" office:value="15942.1301949117">
                <text:p>15942.1301949117</text:p>
              </table:table-cell>
              <table:table-cell office:value-type="float" office:value="109833.333333333">
                <text:p>109833.333333333</text:p>
              </table:table-cell>
              <table:table-cell office:value-type="float" office:value="93891.2031384216">
                <text:p>93891.203138421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95000">
                <text:p>95000</text:p>
              </table:table-cell>
              <table:table-cell office:value-type="float" office:value="16166.5104647249">
                <text:p>16166.5104647249</text:p>
              </table:table-cell>
              <table:table-cell office:value-type="float" office:value="109583.333333333">
                <text:p>109583.333333333</text:p>
              </table:table-cell>
              <table:table-cell office:value-type="float" office:value="93416.8228686084">
                <text:p>93416.8228686084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4000">
                <text:p>94000</text:p>
              </table:table-cell>
              <table:table-cell office:value-type="float" office:value="16692.1774457016">
                <text:p>16692.1774457016</text:p>
              </table:table-cell>
              <table:table-cell office:value-type="float" office:value="107916.666666667">
                <text:p>107916.666666667</text:p>
              </table:table-cell>
              <table:table-cell office:value-type="float" office:value="91224.4892209651">
                <text:p>91224.4892209651</text:p>
              </table:table-cell>
              <table:table-cell office:value-type="float" office:value="4916.66666666667">
                <text:p>4916.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91000">
                <text:p>91000</text:p>
              </table:table-cell>
              <table:table-cell office:value-type="float" office:value="17145.5445224028">
                <text:p>17145.5445224028</text:p>
              </table:table-cell>
              <table:table-cell office:value-type="float" office:value="105833.333333333">
                <text:p>105833.333333333</text:p>
              </table:table-cell>
              <table:table-cell office:value-type="float" office:value="88687.7888109305">
                <text:p>88687.7888109305</text:p>
              </table:table-cell>
              <table:table-cell office:value-type="float" office:value="666.666666666657">
                <text:p>666.66666666665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02000">
                <text:p>102000</text:p>
              </table:table-cell>
              <table:table-cell office:value-type="float" office:value="16864.8819273733">
                <text:p>16864.8819273733</text:p>
              </table:table-cell>
              <table:table-cell office:value-type="float" office:value="104666.666666667">
                <text:p>104666.666666667</text:p>
              </table:table-cell>
              <table:table-cell office:value-type="float" office:value="87801.7847392934">
                <text:p>87801.7847392934</text:p>
              </table:table-cell>
              <table:table-cell office:value-type="float" office:value="-1333.33333333333">
                <text:p>-1333.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97000">
                <text:p>97000</text:p>
              </table:table-cell>
              <table:table-cell office:value-type="float" office:value="17007.1286301487">
                <text:p>17007.1286301487</text:p>
              </table:table-cell>
              <table:table-cell office:value-type="float" office:value="104166.666666667">
                <text:p>104166.666666667</text:p>
              </table:table-cell>
              <table:table-cell office:value-type="float" office:value="87159.538036518">
                <text:p>87159.538036518</text:p>
              </table:table-cell>
              <table:table-cell office:value-type="float" office:value="-2500">
                <text:p>-250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91000">
                <text:p>91000</text:p>
              </table:table-cell>
              <table:table-cell office:value-type="float" office:value="8850.61203156784">
                <text:p>8850.61203156784</text:p>
              </table:table-cell>
              <table:table-cell office:value-type="float" office:value="99166.6666666667">
                <text:p>99166.6666666667</text:p>
              </table:table-cell>
              <table:table-cell office:value-type="float" office:value="90316.0546350988">
                <text:p>90316.0546350988</text:p>
              </table:table-cell>
              <table:table-cell office:value-type="float" office:value="-13083.3333333333">
                <text:p>-13083.333333333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8000">
                <text:p>128000</text:p>
              </table:table-cell>
              <table:table-cell office:value-type="float" office:value="10497.8352746909">
                <text:p>10497.8352746909</text:p>
              </table:table-cell>
              <table:table-cell office:value-type="float" office:value="99750">
                <text:p>99750</text:p>
              </table:table-cell>
              <table:table-cell office:value-type="float" office:value="89252.1647253091">
                <text:p>89252.1647253091</text:p>
              </table:table-cell>
              <table:table-cell office:value-type="float" office:value="-13000">
                <text:p>-1300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4000">
                <text:p>104000</text:p>
              </table:table-cell>
              <table:table-cell office:value-type="float" office:value="10492.0604903581">
                <text:p>10492.0604903581</text:p>
              </table:table-cell>
              <table:table-cell office:value-type="float" office:value="100416.666666667">
                <text:p>100416.666666667</text:p>
              </table:table-cell>
              <table:table-cell office:value-type="float" office:value="89924.6061763086">
                <text:p>89924.6061763086</text:p>
              </table:table-cell>
              <table:table-cell office:value-type="float" office:value="-11833.3333333333">
                <text:p>-11833.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05000">
                <text:p>105000</text:p>
              </table:table-cell>
              <table:table-cell office:value-type="float" office:value="10171.2607603259">
                <text:p>10171.2607603259</text:p>
              </table:table-cell>
              <table:table-cell office:value-type="float" office:value="100000">
                <text:p>100000</text:p>
              </table:table-cell>
              <table:table-cell office:value-type="float" office:value="89828.7392396741">
                <text:p>89828.7392396741</text:p>
              </table:table-cell>
              <table:table-cell office:value-type="float" office:value="-12250">
                <text:p>-12250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0000">
                <text:p>100000</text:p>
              </table:table-cell>
              <table:table-cell office:value-type="float" office:value="9995.45351192685">
                <text:p>9995.45351192685</text:p>
              </table:table-cell>
              <table:table-cell office:value-type="float" office:value="100500">
                <text:p>100500</text:p>
              </table:table-cell>
              <table:table-cell office:value-type="float" office:value="90504.5464880731">
                <text:p>90504.5464880731</text:p>
              </table:table-cell>
              <table:table-cell office:value-type="float" office:value="-10416.6666666667">
                <text:p>-10416.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21000">
                <text:p>121000</text:p>
              </table:table-cell>
              <table:table-cell office:value-type="float" office:value="11610.7969606141">
                <text:p>11610.7969606141</text:p>
              </table:table-cell>
              <table:table-cell office:value-type="float" office:value="101916.666666667">
                <text:p>101916.666666667</text:p>
              </table:table-cell>
              <table:table-cell office:value-type="float" office:value="90305.8697060526">
                <text:p>90305.8697060526</text:p>
              </table:table-cell>
              <table:table-cell office:value-type="float" office:value="-8250">
                <text:p>-825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4000">
                <text:p>104000</text:p>
              </table:table-cell>
              <table:table-cell office:value-type="float" office:value="11412.3803057217">
                <text:p>11412.3803057217</text:p>
              </table:table-cell>
              <table:table-cell office:value-type="float" office:value="102666.666666667">
                <text:p>102666.666666667</text:p>
              </table:table-cell>
              <table:table-cell office:value-type="float" office:value="91254.286360945">
                <text:p>91254.286360945</text:p>
              </table:table-cell>
              <table:table-cell office:value-type="float" office:value="-7166.66666666666">
                <text:p>-7166.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7000">
                <text:p>97000</text:p>
              </table:table-cell>
              <table:table-cell office:value-type="float" office:value="11304.3300901857">
                <text:p>11304.3300901857</text:p>
              </table:table-cell>
              <table:table-cell office:value-type="float" office:value="102833.333333333">
                <text:p>102833.333333333</text:p>
              </table:table-cell>
              <table:table-cell office:value-type="float" office:value="91529.0032431476">
                <text:p>91529.0032431476</text:p>
              </table:table-cell>
              <table:table-cell office:value-type="float" office:value="-6750">
                <text:p>-675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05000">
                <text:p>105000</text:p>
              </table:table-cell>
              <table:table-cell office:value-type="float" office:value="10963.7833549622">
                <text:p>10963.7833549622</text:p>
              </table:table-cell>
              <table:table-cell office:value-type="float" office:value="103750">
                <text:p>103750</text:p>
              </table:table-cell>
              <table:table-cell office:value-type="float" office:value="92786.2166450378">
                <text:p>92786.2166450378</text:p>
              </table:table-cell>
              <table:table-cell office:value-type="float" office:value="-4166.66666666667">
                <text:p>-4166.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94000">
                <text:p>94000</text:p>
              </table:table-cell>
              <table:table-cell office:value-type="float" office:value="10677.0782520313">
                <text:p>10677.0782520313</text:p>
              </table:table-cell>
              <table:table-cell office:value-type="float" office:value="104000">
                <text:p>104000</text:p>
              </table:table-cell>
              <table:table-cell office:value-type="float" office:value="93322.9217479687">
                <text:p>93322.9217479687</text:p>
              </table:table-cell>
              <table:table-cell office:value-type="float" office:value="-1833.33333333333">
                <text:p>-1833.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85000">
                <text:p>85000</text:p>
              </table:table-cell>
              <table:table-cell office:value-type="float" office:value="12011.0428987308">
                <text:p>12011.0428987308</text:p>
              </table:table-cell>
              <table:table-cell office:value-type="float" office:value="102583.333333333">
                <text:p>102583.333333333</text:p>
              </table:table-cell>
              <table:table-cell office:value-type="float" office:value="90572.2904346025">
                <text:p>90572.2904346025</text:p>
              </table:table-cell>
              <table:table-cell office:value-type="float" office:value="-2083.33333333334">
                <text:p>-2083.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98000">
                <text:p>98000</text:p>
              </table:table-cell>
              <table:table-cell office:value-type="float" office:value="11972.1899973786">
                <text:p>11972.1899973786</text:p>
              </table:table-cell>
              <table:table-cell office:value-type="float" office:value="102666.666666667">
                <text:p>102666.666666667</text:p>
              </table:table-cell>
              <table:table-cell office:value-type="float" office:value="90694.476669288">
                <text:p>90694.47666928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21000">
                <text:p>121000</text:p>
              </table:table-cell>
              <table:table-cell office:value-type="float" office:value="12437.7236541487">
                <text:p>12437.7236541487</text:p>
              </table:table-cell>
              <table:table-cell office:value-type="float" office:value="105166.666666667">
                <text:p>105166.666666667</text:p>
              </table:table-cell>
              <table:table-cell office:value-type="float" office:value="92728.943012518">
                <text:p>92728.94301251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11000">
                <text:p>111000</text:p>
              </table:table-cell>
              <table:table-cell office:value-type="float" office:value="10402.1413879328">
                <text:p>10402.1413879328</text:p>
              </table:table-cell>
              <table:table-cell office:value-type="float" office:value="103750">
                <text:p>103750</text:p>
              </table:table-cell>
              <table:table-cell office:value-type="float" office:value="93347.8586120672">
                <text:p>93347.85861206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04000">
                <text:p>104000</text:p>
              </table:table-cell>
              <table:table-cell office:value-type="float" office:value="10402.1413879328">
                <text:p>10402.1413879328</text:p>
              </table:table-cell>
              <table:table-cell office:value-type="float" office:value="103750">
                <text:p>103750</text:p>
              </table:table-cell>
              <table:table-cell office:value-type="float" office:value="93347.8586120672">
                <text:p>93347.8586120672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20000">
                <text:p>120000</text:p>
              </table:table-cell>
              <table:table-cell office:value-type="float" office:value="11417.6896245973">
                <text:p>11417.6896245973</text:p>
              </table:table-cell>
              <table:table-cell office:value-type="float" office:value="105000">
                <text:p>105000</text:p>
              </table:table-cell>
              <table:table-cell office:value-type="float" office:value="93582.3103754027">
                <text:p>93582.3103754027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92000">
                <text:p>92000</text:p>
              </table:table-cell>
              <table:table-cell office:value-type="float" office:value="11956.9936426218">
                <text:p>11956.9936426218</text:p>
              </table:table-cell>
              <table:table-cell office:value-type="float" office:value="104333.333333333">
                <text:p>104333.333333333</text:p>
              </table:table-cell>
              <table:table-cell office:value-type="float" office:value="92376.3396907116">
                <text:p>92376.3396907116</text:p>
              </table:table-cell>
              <table:table-cell office:value-type="float" office:value="3833.33333333333">
                <text:p>3833.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15000">
                <text:p>115000</text:p>
              </table:table-cell>
              <table:table-cell office:value-type="float" office:value="11304.3300901857">
                <text:p>11304.3300901857</text:p>
              </table:table-cell>
              <table:table-cell office:value-type="float" office:value="103833.333333333">
                <text:p>103833.333333333</text:p>
              </table:table-cell>
              <table:table-cell office:value-type="float" office:value="92529.0032431476">
                <text:p>92529.0032431476</text:p>
              </table:table-cell>
              <table:table-cell office:value-type="float" office:value="1916.66666666666">
                <text:p>1916.66666666666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10000">
                <text:p>110000</text:p>
              </table:table-cell>
              <table:table-cell office:value-type="float" office:value="11444.1992716702">
                <text:p>11444.1992716702</text:p>
              </table:table-cell>
              <table:table-cell office:value-type="float" office:value="104333.333333333">
                <text:p>104333.333333333</text:p>
              </table:table-cell>
              <table:table-cell office:value-type="float" office:value="92889.1340616631">
                <text:p>92889.1340616631</text:p>
              </table:table-cell>
              <table:table-cell office:value-type="float" office:value="1666.66666666666">
                <text:p>1666.66666666666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0000">
                <text:p>100000</text:p>
              </table:table-cell>
              <table:table-cell office:value-type="float" office:value="11301.3139488157">
                <text:p>11301.3139488157</text:p>
              </table:table-cell>
              <table:table-cell office:value-type="float" office:value="104583.333333333">
                <text:p>104583.333333333</text:p>
              </table:table-cell>
              <table:table-cell office:value-type="float" office:value="93282.0193845176">
                <text:p>93282.01938451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92000">
                <text:p>92000</text:p>
              </table:table-cell>
              <table:table-cell office:value-type="float" office:value="11866.6836908288">
                <text:p>11866.6836908288</text:p>
              </table:table-cell>
              <table:table-cell office:value-type="float" office:value="103500">
                <text:p>103500</text:p>
              </table:table-cell>
              <table:table-cell office:value-type="float" office:value="91633.3163091712">
                <text:p>91633.316309171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95000">
                <text:p>95000</text:p>
              </table:table-cell>
              <table:table-cell office:value-type="float" office:value="11797.213332997">
                <text:p>11797.213332997</text:p>
              </table:table-cell>
              <table:table-cell office:value-type="float" office:value="103583.333333333">
                <text:p>103583.333333333</text:p>
              </table:table-cell>
              <table:table-cell office:value-type="float" office:value="91786.1200003363">
                <text:p>91786.1200003363</text:p>
              </table:table-cell>
              <table:table-cell office:value-type="float" office:value="-416.666666666672">
                <text:p>-416.666666666672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08000">
                <text:p>108000</text:p>
              </table:table-cell>
              <table:table-cell office:value-type="float" office:value="10273.5317464567">
                <text:p>10273.5317464567</text:p>
              </table:table-cell>
              <table:table-cell office:value-type="float" office:value="105500">
                <text:p>105500</text:p>
              </table:table-cell>
              <table:table-cell office:value-type="float" office:value="95226.4682535433">
                <text:p>95226.4682535433</text:p>
              </table:table-cell>
              <table:table-cell office:value-type="float" office:value="2916.66666666667">
                <text:p>2916.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44000">
                <text:p>144000</text:p>
              </table:table-cell>
              <table:table-cell office:value-type="float" office:value="14803.766924385">
                <text:p>14803.766924385</text:p>
              </table:table-cell>
              <table:table-cell office:value-type="float" office:value="109333.333333333">
                <text:p>109333.333333333</text:p>
              </table:table-cell>
              <table:table-cell office:value-type="float" office:value="94529.5664089483">
                <text:p>94529.5664089483</text:p>
              </table:table-cell>
              <table:table-cell office:value-type="float" office:value="6666.66666666666">
                <text:p>6666.66666666666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6000">
                <text:p>106000</text:p>
              </table:table-cell>
              <table:table-cell office:value-type="float" office:value="14355.6028550992">
                <text:p>14355.6028550992</text:p>
              </table:table-cell>
              <table:table-cell office:value-type="float" office:value="108083.333333333">
                <text:p>108083.333333333</text:p>
              </table:table-cell>
              <table:table-cell office:value-type="float" office:value="93727.7304782341">
                <text:p>93727.7304782341</text:p>
              </table:table-cell>
              <table:table-cell office:value-type="float" office:value="2916.66666666666">
                <text:p>2916.66666666666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13000">
                <text:p>113000</text:p>
              </table:table-cell>
              <table:table-cell office:value-type="float" office:value="14404.0713941327">
                <text:p>14404.0713941327</text:p>
              </table:table-cell>
              <table:table-cell office:value-type="float" office:value="108250">
                <text:p>108250</text:p>
              </table:table-cell>
              <table:table-cell office:value-type="float" office:value="93845.9286058673">
                <text:p>93845.928605867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6000">
                <text:p>86000</text:p>
              </table:table-cell>
              <table:table-cell office:value-type="float" office:value="15760.2780316961">
                <text:p>15760.2780316961</text:p>
              </table:table-cell>
              <table:table-cell office:value-type="float" office:value="106750">
                <text:p>106750</text:p>
              </table:table-cell>
              <table:table-cell office:value-type="float" office:value="90989.7219683039">
                <text:p>90989.721968303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91000">
                <text:p>91000</text:p>
              </table:table-cell>
              <table:table-cell office:value-type="float" office:value="15767.2464497153">
                <text:p>15767.2464497153</text:p>
              </table:table-cell>
              <table:table-cell office:value-type="float" office:value="104333.333333333">
                <text:p>104333.333333333</text:p>
              </table:table-cell>
              <table:table-cell office:value-type="float" office:value="88566.086883618">
                <text:p>88566.086883618</text:p>
              </table:table-cell>
              <table:table-cell office:value-type="float" office:value="-666.666666666672">
                <text:p>-666.66666666667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7000">
                <text:p>107000</text:p>
              </table:table-cell>
              <table:table-cell office:value-type="float" office:value="15287.8938042393">
                <text:p>15287.8938042393</text:p>
              </table:table-cell>
              <table:table-cell office:value-type="float" office:value="105583.333333333">
                <text:p>105583.333333333</text:p>
              </table:table-cell>
              <table:table-cell office:value-type="float" office:value="90295.4395290941">
                <text:p>90295.439529094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57000">
                <text:p>157000</text:p>
              </table:table-cell>
              <table:table-cell office:value-type="float" office:value="21275.0743330966">
                <text:p>21275.0743330966</text:p>
              </table:table-cell>
              <table:table-cell office:value-type="float" office:value="109083.333333333">
                <text:p>109083.333333333</text:p>
              </table:table-cell>
              <table:table-cell office:value-type="float" office:value="87808.2590002367">
                <text:p>87808.2590002367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44000">
                <text:p>144000</text:p>
              </table:table-cell>
              <table:table-cell office:value-type="float" office:value="23550.5581224477">
                <text:p>23550.5581224477</text:p>
              </table:table-cell>
              <table:table-cell office:value-type="float" office:value="111916.666666667">
                <text:p>111916.666666667</text:p>
              </table:table-cell>
              <table:table-cell office:value-type="float" office:value="88366.108544219">
                <text:p>88366.108544219</text:p>
              </table:table-cell>
              <table:table-cell office:value-type="float" office:value="7583.33333333334">
                <text:p>7583.33333333334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4000">
                <text:p>104000</text:p>
              </table:table-cell>
              <table:table-cell office:value-type="float" office:value="23394.3466364302">
                <text:p>23394.3466364302</text:p>
              </table:table-cell>
              <table:table-cell office:value-type="float" office:value="112250">
                <text:p>112250</text:p>
              </table:table-cell>
              <table:table-cell office:value-type="float" office:value="88855.6533635698">
                <text:p>88855.6533635698</text:p>
              </table:table-cell>
              <table:table-cell office:value-type="float" office:value="7666.66666666667">
                <text:p>7666.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6000">
                <text:p>96000</text:p>
              </table:table-cell>
              <table:table-cell office:value-type="float" office:value="23106.3089902199">
                <text:p>23106.3089902199</text:p>
              </table:table-cell>
              <table:table-cell office:value-type="float" office:value="112583.333333333">
                <text:p>112583.333333333</text:p>
              </table:table-cell>
              <table:table-cell office:value-type="float" office:value="89477.0243431135">
                <text:p>89477.0243431135</text:p>
              </table:table-cell>
              <table:table-cell office:value-type="float" office:value="9083.33333333333">
                <text:p>9083.3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81000">
                <text:p>81000</text:p>
              </table:table-cell>
              <table:table-cell office:value-type="float" office:value="24392.4665469162">
                <text:p>24392.4665469162</text:p>
              </table:table-cell>
              <table:table-cell office:value-type="float" office:value="111416.666666667">
                <text:p>111416.666666667</text:p>
              </table:table-cell>
              <table:table-cell office:value-type="float" office:value="87024.2001197505">
                <text:p>87024.2001197505</text:p>
              </table:table-cell>
              <table:table-cell office:value-type="float" office:value="7833.33333333334">
                <text:p>7833.33333333334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82000">
                <text:p>82000</text:p>
              </table:table-cell>
              <table:table-cell office:value-type="float" office:value="25835.581524852">
                <text:p>25835.581524852</text:p>
              </table:table-cell>
              <table:table-cell office:value-type="float" office:value="109250">
                <text:p>109250</text:p>
              </table:table-cell>
              <table:table-cell office:value-type="float" office:value="83414.418475148">
                <text:p>83414.418475148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80000">
                <text:p>80000</text:p>
              </table:table-cell>
              <table:table-cell office:value-type="float" office:value="24585.5032427032">
                <text:p>24585.5032427032</text:p>
              </table:table-cell>
              <table:table-cell office:value-type="float" office:value="103916.666666667">
                <text:p>103916.666666667</text:p>
              </table:table-cell>
              <table:table-cell office:value-type="float" office:value="79331.1634239635">
                <text:p>79331.1634239635</text:p>
              </table:table-cell>
              <table:table-cell office:value-type="float" office:value="-5416.66666666666">
                <text:p>-5416.66666666666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85000">
                <text:p>85000</text:p>
              </table:table-cell>
              <table:table-cell office:value-type="float" office:value="25164.3085389292">
                <text:p>25164.3085389292</text:p>
              </table:table-cell>
              <table:table-cell office:value-type="float" office:value="102166.666666667">
                <text:p>102166.666666667</text:p>
              </table:table-cell>
              <table:table-cell office:value-type="float" office:value="77002.3581277375">
                <text:p>77002.3581277375</text:p>
              </table:table-cell>
              <table:table-cell office:value-type="float" office:value="-5916.66666666666">
                <text:p>-5916.6666666666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89000">
                <text:p>89000</text:p>
              </table:table-cell>
              <table:table-cell office:value-type="float" office:value="25178.7548732994">
                <text:p>25178.7548732994</text:p>
              </table:table-cell>
              <table:table-cell office:value-type="float" office:value="100166.666666667">
                <text:p>100166.666666667</text:p>
              </table:table-cell>
              <table:table-cell office:value-type="float" office:value="74987.9117933673">
                <text:p>74987.9117933673</text:p>
              </table:table-cell>
              <table:table-cell office:value-type="float" office:value="-8083.33333333333">
                <text:p>-8083.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89000">
                <text:p>89000</text:p>
              </table:table-cell>
              <table:table-cell office:value-type="float" office:value="25039.8167773333">
                <text:p>25039.8167773333</text:p>
              </table:table-cell>
              <table:table-cell office:value-type="float" office:value="100416.666666667">
                <text:p>100416.666666667</text:p>
              </table:table-cell>
              <table:table-cell office:value-type="float" office:value="75376.8498893333">
                <text:p>75376.8498893333</text:p>
              </table:table-cell>
              <table:table-cell office:value-type="float" office:value="-6333.33333333333">
                <text:p>-6333.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87000">
                <text:p>187000</text:p>
              </table:table-cell>
              <table:table-cell office:value-type="float" office:value="35080.3190960229">
                <text:p>35080.3190960229</text:p>
              </table:table-cell>
              <table:table-cell office:value-type="float" office:value="108416.666666667">
                <text:p>108416.666666667</text:p>
              </table:table-cell>
              <table:table-cell office:value-type="float" office:value="73336.3475706438">
                <text:p>73336.3475706438</text:p>
              </table:table-cell>
              <table:table-cell office:value-type="float" office:value="4083.33333333334">
                <text:p>4083.33333333334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04000">
                <text:p>204000</text:p>
              </table:table-cell>
              <table:table-cell office:value-type="float" office:value="44606.3591063794">
                <text:p>44606.3591063794</text:p>
              </table:table-cell>
              <table:table-cell office:value-type="float" office:value="116500">
                <text:p>116500</text:p>
              </table:table-cell>
              <table:table-cell office:value-type="float" office:value="71893.6408936206">
                <text:p>71893.6408936206</text:p>
              </table:table-cell>
              <table:table-cell office:value-type="float" office:value="10916.6666666667">
                <text:p>10916.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3000">
                <text:p>73000</text:p>
              </table:table-cell>
              <table:table-cell office:value-type="float" office:value="44262.645856092">
                <text:p>44262.645856092</text:p>
              </table:table-cell>
              <table:table-cell office:value-type="float" office:value="109500">
                <text:p>109500</text:p>
              </table:table-cell>
              <table:table-cell office:value-type="float" office:value="65237.354143908">
                <text:p>65237.354143908</text:p>
              </table:table-cell>
              <table:table-cell office:value-type="float" office:value="416.666666666672">
                <text:p>416.666666666672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5000">
                <text:p>45000</text:p>
              </table:table-cell>
              <table:table-cell office:value-type="float" office:value="46421.243177901">
                <text:p>46421.243177901</text:p>
              </table:table-cell>
              <table:table-cell office:value-type="float" office:value="101250">
                <text:p>101250</text:p>
              </table:table-cell>
              <table:table-cell office:value-type="float" office:value="54828.756822099">
                <text:p>54828.756822099</text:p>
              </table:table-cell>
              <table:table-cell office:value-type="float" office:value="-10666.6666666667">
                <text:p>-10666.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7000">
                <text:p>47000</text:p>
              </table:table-cell>
              <table:table-cell office:value-type="float" office:value="48961.0234592969">
                <text:p>48961.0234592969</text:p>
              </table:table-cell>
              <table:table-cell office:value-type="float" office:value="96500">
                <text:p>96500</text:p>
              </table:table-cell>
              <table:table-cell office:value-type="float" office:value="47538.9765407031">
                <text:p>47538.9765407031</text:p>
              </table:table-cell>
              <table:table-cell office:value-type="float" office:value="-15750">
                <text:p>-15750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000">
                <text:p>41000</text:p>
              </table:table-cell>
              <table:table-cell office:value-type="float" office:value="51519.5608629883">
                <text:p>51519.5608629883</text:p>
              </table:table-cell>
              <table:table-cell office:value-type="float" office:value="91916.6666666667">
                <text:p>91916.6666666667</text:p>
              </table:table-cell>
              <table:table-cell office:value-type="float" office:value="40397.1058036784">
                <text:p>40397.1058036784</text:p>
              </table:table-cell>
              <table:table-cell office:value-type="float" office:value="-20666.6666666667">
                <text:p>-20666.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38000">
                <text:p>38000</text:p>
              </table:table-cell>
              <table:table-cell office:value-type="float" office:value="53793.0940706795">
                <text:p>53793.0940706795</text:p>
              </table:table-cell>
              <table:table-cell office:value-type="float" office:value="88333.3333333333">
                <text:p>88333.3333333333</text:p>
              </table:table-cell>
              <table:table-cell office:value-type="float" office:value="34540.2392626539">
                <text:p>34540.2392626539</text:p>
              </table:table-cell>
              <table:table-cell office:value-type="float" office:value="-23083.3333333333">
                <text:p>-23083.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3000">
                <text:p>43000</text:p>
              </table:table-cell>
              <table:table-cell office:value-type="float" office:value="55365.657772721">
                <text:p>55365.657772721</text:p>
              </table:table-cell>
              <table:table-cell office:value-type="float" office:value="85083.3333333333">
                <text:p>85083.3333333333</text:p>
              </table:table-cell>
              <table:table-cell office:value-type="float" office:value="29717.6755606123">
                <text:p>29717.6755606123</text:p>
              </table:table-cell>
              <table:table-cell office:value-type="float" office:value="-24166.6666666667">
                <text:p>-24166.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0000">
                <text:p>40000</text:p>
              </table:table-cell>
              <table:table-cell office:value-type="float" office:value="56882.8541030519">
                <text:p>56882.8541030519</text:p>
              </table:table-cell>
              <table:table-cell office:value-type="float" office:value="81750">
                <text:p>81750</text:p>
              </table:table-cell>
              <table:table-cell office:value-type="float" office:value="24867.1458969481">
                <text:p>24867.1458969481</text:p>
              </table:table-cell>
              <table:table-cell office:value-type="float" office:value="-22166.6666666667">
                <text:p>-22166.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2000">
                <text:p>42000</text:p>
              </table:table-cell>
              <table:table-cell office:value-type="float" office:value="58002.8734920377">
                <text:p>58002.8734920377</text:p>
              </table:table-cell>
              <table:table-cell office:value-type="float" office:value="78166.6666666667">
                <text:p>78166.6666666667</text:p>
              </table:table-cell>
              <table:table-cell office:value-type="float" office:value="20163.7931746289">
                <text:p>20163.7931746289</text:p>
              </table:table-cell>
              <table:table-cell office:value-type="float" office:value="-24000">
                <text:p>-2400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0000">
                <text:p>60000</text:p>
              </table:table-cell>
              <table:table-cell office:value-type="float" office:value="58114.5029622164">
                <text:p>58114.5029622164</text:p>
              </table:table-cell>
              <table:table-cell office:value-type="float" office:value="75750">
                <text:p>75750</text:p>
              </table:table-cell>
              <table:table-cell office:value-type="float" office:value="17635.4970377836">
                <text:p>17635.4970377836</text:p>
              </table:table-cell>
              <table:table-cell office:value-type="float" office:value="-24416.6666666667">
                <text:p>-24416.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4000">
                <text:p>44000</text:p>
              </table:table-cell>
              <table:table-cell office:value-type="float" office:value="58631.3598992584">
                <text:p>58631.3598992584</text:p>
              </table:table-cell>
              <table:table-cell office:value-type="float" office:value="72000">
                <text:p>72000</text:p>
              </table:table-cell>
              <table:table-cell office:value-type="float" office:value="13368.6401007416">
                <text:p>13368.6401007416</text:p>
              </table:table-cell>
              <table:table-cell office:value-type="float" office:value="-28416.6666666667">
                <text:p>-28416.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9000">
                <text:p>49000</text:p>
              </table:table-cell>
              <table:table-cell office:value-type="float" office:value="46251.2899083022">
                <text:p>46251.2899083022</text:p>
              </table:table-cell>
              <table:table-cell office:value-type="float" office:value="60500">
                <text:p>60500</text:p>
              </table:table-cell>
              <table:table-cell office:value-type="float" office:value="14248.7100916978">
                <text:p>14248.7100916978</text:p>
              </table:table-cell>
              <table:table-cell office:value-type="float" office:value="-47916.6666666667">
                <text:p>-47916.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6000">
                <text:p>46000</text:p>
              </table:table-cell>
              <table:table-cell office:value-type="float" office:value="9856.54681678706">
                <text:p>9856.54681678706</text:p>
              </table:table-cell>
              <table:table-cell office:value-type="float" office:value="47333.3333333333">
                <text:p>47333.3333333333</text:p>
              </table:table-cell>
              <table:table-cell office:value-type="float" office:value="37476.7865165463">
                <text:p>37476.7865165463</text:p>
              </table:table-cell>
              <table:table-cell office:value-type="float" office:value="-69166.6666666667">
                <text:p>-6916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0000">
                <text:p>50000</text:p>
              </table:table-cell>
              <table:table-cell office:value-type="float" office:value="5822.50076440658">
                <text:p>5822.50076440658</text:p>
              </table:table-cell>
              <table:table-cell office:value-type="float" office:value="45416.6666666667">
                <text:p>45416.6666666667</text:p>
              </table:table-cell>
              <table:table-cell office:value-type="float" office:value="39594.1659022601">
                <text:p>39594.1659022601</text:p>
              </table:table-cell>
              <table:table-cell office:value-type="float" office:value="-64083.3333333333">
                <text:p>-64083.3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000">
                <text:p>41000</text:p>
              </table:table-cell>
              <table:table-cell office:value-type="float" office:value="5961.36551369557">
                <text:p>5961.36551369557</text:p>
              </table:table-cell>
              <table:table-cell office:value-type="float" office:value="45083.3333333333">
                <text:p>45083.3333333333</text:p>
              </table:table-cell>
              <table:table-cell office:value-type="float" office:value="39121.9678196378">
                <text:p>39121.9678196378</text:p>
              </table:table-cell>
              <table:table-cell office:value-type="float" office:value="-56166.6666666667">
                <text:p>-56166.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0000">
                <text:p>40000</text:p>
              </table:table-cell>
              <table:table-cell office:value-type="float" office:value="6097.68957735782">
                <text:p>6097.68957735782</text:p>
              </table:table-cell>
              <table:table-cell office:value-type="float" office:value="44500">
                <text:p>44500</text:p>
              </table:table-cell>
              <table:table-cell office:value-type="float" office:value="38402.3104226422">
                <text:p>38402.3104226422</text:p>
              </table:table-cell>
              <table:table-cell office:value-type="float" office:value="-52000">
                <text:p>-5200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8000">
                <text:p>68000</text:p>
              </table:table-cell>
              <table:table-cell office:value-type="float" office:value="8986.10037780571">
                <text:p>8986.10037780571</text:p>
              </table:table-cell>
              <table:table-cell office:value-type="float" office:value="46750">
                <text:p>46750</text:p>
              </table:table-cell>
              <table:table-cell office:value-type="float" office:value="37763.8996221943">
                <text:p>37763.8996221943</text:p>
              </table:table-cell>
              <table:table-cell office:value-type="float" office:value="-45166.6666666667">
                <text:p>-45166.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000">
                <text:p>41000</text:p>
              </table:table-cell>
              <table:table-cell office:value-type="float" office:value="8759.41052396066">
                <text:p>8759.41052396066</text:p>
              </table:table-cell>
              <table:table-cell office:value-type="float" office:value="47000">
                <text:p>47000</text:p>
              </table:table-cell>
              <table:table-cell office:value-type="float" office:value="38240.5894760393">
                <text:p>38240.5894760393</text:p>
              </table:table-cell>
              <table:table-cell office:value-type="float" office:value="-41333.3333333333">
                <text:p>-41333.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4000">
                <text:p>44000</text:p>
              </table:table-cell>
              <table:table-cell office:value-type="float" office:value="8722.57607208635">
                <text:p>8722.57607208635</text:p>
              </table:table-cell>
              <table:table-cell office:value-type="float" office:value="47083.3333333333">
                <text:p>47083.3333333333</text:p>
              </table:table-cell>
              <table:table-cell office:value-type="float" office:value="38360.757261247">
                <text:p>38360.757261247</text:p>
              </table:table-cell>
              <table:table-cell office:value-type="float" office:value="-38000">
                <text:p>-3800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8000">
                <text:p>38000</text:p>
              </table:table-cell>
              <table:table-cell office:value-type="float" office:value="8887.7682374387">
                <text:p>8887.7682374387</text:p>
              </table:table-cell>
              <table:table-cell office:value-type="float" office:value="46916.6666666667">
                <text:p>46916.6666666667</text:p>
              </table:table-cell>
              <table:table-cell office:value-type="float" office:value="38028.898429228">
                <text:p>38028.898429228</text:p>
              </table:table-cell>
              <table:table-cell office:value-type="float" office:value="-34833.3333333333">
                <text:p>-34833.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9000">
                <text:p>39000</text:p>
              </table:table-cell>
              <table:table-cell office:value-type="float" office:value="9078.7797871874">
                <text:p>9078.7797871874</text:p>
              </table:table-cell>
              <table:table-cell office:value-type="float" office:value="46666.6666666667">
                <text:p>46666.6666666667</text:p>
              </table:table-cell>
              <table:table-cell office:value-type="float" office:value="37587.8868794793">
                <text:p>37587.8868794793</text:p>
              </table:table-cell>
              <table:table-cell office:value-type="float" office:value="-31500">
                <text:p>-3150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6000">
                <text:p>46000</text:p>
              </table:table-cell>
              <table:table-cell office:value-type="float" office:value="8050.97396705404">
                <text:p>8050.97396705404</text:p>
              </table:table-cell>
              <table:table-cell office:value-type="float" office:value="45500">
                <text:p>45500</text:p>
              </table:table-cell>
              <table:table-cell office:value-type="float" office:value="37449.026032946">
                <text:p>37449.026032946</text:p>
              </table:table-cell>
              <table:table-cell office:value-type="float" office:value="-30250">
                <text:p>-3025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00">
                <text:p>42000</text:p>
              </table:table-cell>
              <table:table-cell office:value-type="float" office:value="8105.36672192997">
                <text:p>8105.36672192997</text:p>
              </table:table-cell>
              <table:table-cell office:value-type="float" office:value="45333.3333333333">
                <text:p>45333.3333333333</text:p>
              </table:table-cell>
              <table:table-cell office:value-type="float" office:value="37227.9666114034">
                <text:p>37227.9666114034</text:p>
              </table:table-cell>
              <table:table-cell office:value-type="float" office:value="-26666.6666666667">
                <text:p>-26666.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51000">
                <text:p>51000</text:p>
              </table:table-cell>
              <table:table-cell office:value-type="float" office:value="8207.53534038303">
                <text:p>8207.53534038303</text:p>
              </table:table-cell>
              <table:table-cell office:value-type="float" office:value="45500">
                <text:p>45500</text:p>
              </table:table-cell>
              <table:table-cell office:value-type="float" office:value="37292.464659617">
                <text:p>37292.464659617</text:p>
              </table:table-cell>
              <table:table-cell office:value-type="float" office:value="-15000">
                <text:p>-1500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6000">
                <text:p>56000</text:p>
              </table:table-cell>
              <table:table-cell office:value-type="float" office:value="8752.48882353246">
                <text:p>8752.48882353246</text:p>
              </table:table-cell>
              <table:table-cell office:value-type="float" office:value="46333.3333333333">
                <text:p>46333.3333333333</text:p>
              </table:table-cell>
              <table:table-cell office:value-type="float" office:value="37580.8445098009">
                <text:p>37580.8445098009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50000">
                <text:p>50000</text:p>
              </table:table-cell>
              <table:table-cell office:value-type="float" office:value="8752.48882353246">
                <text:p>8752.48882353246</text:p>
              </table:table-cell>
              <table:table-cell office:value-type="float" office:value="46333.3333333333">
                <text:p>46333.3333333333</text:p>
              </table:table-cell>
              <table:table-cell office:value-type="float" office:value="37580.8445098009">
                <text:p>37580.8445098009</text:p>
              </table:table-cell>
              <table:table-cell office:value-type="float" office:value="916.666666666672">
                <text:p>916.66666666667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5000">
                <text:p>45000</text:p>
              </table:table-cell>
              <table:table-cell office:value-type="float" office:value="8605.84720179286">
                <text:p>8605.84720179286</text:p>
              </table:table-cell>
              <table:table-cell office:value-type="float" office:value="46666.6666666667">
                <text:p>46666.6666666667</text:p>
              </table:table-cell>
              <table:table-cell office:value-type="float" office:value="38060.8194648738">
                <text:p>38060.8194648738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76000">
                <text:p>76000</text:p>
              </table:table-cell>
              <table:table-cell office:value-type="float" office:value="11765.3832247081">
                <text:p>11765.3832247081</text:p>
              </table:table-cell>
              <table:table-cell office:value-type="float" office:value="49666.6666666667">
                <text:p>49666.6666666667</text:p>
              </table:table-cell>
              <table:table-cell office:value-type="float" office:value="37901.2834419586">
                <text:p>37901.2834419586</text:p>
              </table:table-cell>
              <table:table-cell office:value-type="float" office:value="5166.66666666666">
                <text:p>5166.66666666666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000">
                <text:p>52000</text:p>
              </table:table-cell>
              <table:table-cell office:value-type="float" office:value="10316.2126007679">
                <text:p>10316.2126007679</text:p>
              </table:table-cell>
              <table:table-cell office:value-type="float" office:value="48333.3333333333">
                <text:p>48333.3333333333</text:p>
              </table:table-cell>
              <table:table-cell office:value-type="float" office:value="38017.1207325654">
                <text:p>38017.1207325654</text:p>
              </table:table-cell>
              <table:table-cell office:value-type="float" office:value="1583.33333333334">
                <text:p>1583.33333333334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04000">
                <text:p>304000</text:p>
              </table:table-cell>
              <table:table-cell office:value-type="float" office:value="74295.6318304845">
                <text:p>74295.6318304845</text:p>
              </table:table-cell>
              <table:table-cell office:value-type="float" office:value="70250">
                <text:p>70250</text:p>
              </table:table-cell>
              <table:table-cell office:value-type="float" office:value="-4045.63183048455">
                <text:p>-4045.63183048455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96000">
                <text:p>296000</text:p>
              </table:table-cell>
              <table:table-cell office:value-type="float" office:value="98026.0865094779">
                <text:p>98026.0865094779</text:p>
              </table:table-cell>
              <table:table-cell office:value-type="float" office:value="91250">
                <text:p>91250</text:p>
              </table:table-cell>
              <table:table-cell office:value-type="float" office:value="-6776.08650947786">
                <text:p>-6776.08650947786</text:p>
              </table:table-cell>
              <table:table-cell office:value-type="float" office:value="44166.6666666667">
                <text:p>44166.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0000">
                <text:p>60000</text:p>
              </table:table-cell>
              <table:table-cell office:value-type="float" office:value="97141.3761982862">
                <text:p>97141.3761982862</text:p>
              </table:table-cell>
              <table:table-cell office:value-type="float" office:value="93083.3333333333">
                <text:p>93083.3333333333</text:p>
              </table:table-cell>
              <table:table-cell office:value-type="float" office:value="-4058.04286495291">
                <text:p>-4058.04286495291</text:p>
              </table:table-cell>
              <table:table-cell office:value-type="float" office:value="46166.6666666667">
                <text:p>46166.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44000">
                <text:p>344000</text:p>
              </table:table-cell>
              <table:table-cell office:value-type="float" office:value="119119.115327321">
                <text:p>119119.115327321</text:p>
              </table:table-cell>
              <table:table-cell office:value-type="float" office:value="118500">
                <text:p>118500</text:p>
              </table:table-cell>
              <table:table-cell office:value-type="float" office:value="-619.115327321153">
                <text:p>-619.115327321153</text:p>
              </table:table-cell>
              <table:table-cell office:value-type="float" office:value="71833.3333333333">
                <text:p>71833.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89000">
                <text:p>389000</text:p>
              </table:table-cell>
              <table:table-cell office:value-type="float" office:value="139542.406935431">
                <text:p>139542.406935431</text:p>
              </table:table-cell>
              <table:table-cell office:value-type="float" office:value="147083.333333333">
                <text:p>147083.333333333</text:p>
              </table:table-cell>
              <table:table-cell office:value-type="float" office:value="7540.92639790266">
                <text:p>7540.92639790266</text:p>
              </table:table-cell>
              <table:table-cell office:value-type="float" office:value="101583.333333333">
                <text:p>101583.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4000">
                <text:p>74000</text:p>
              </table:table-cell>
              <table:table-cell office:value-type="float" office:value="137644.552116212">
                <text:p>137644.552116212</text:p>
              </table:table-cell>
              <table:table-cell office:value-type="float" office:value="149750">
                <text:p>149750</text:p>
              </table:table-cell>
              <table:table-cell office:value-type="float" office:value="12105.4478837875">
                <text:p>12105.4478837875</text:p>
              </table:table-cell>
              <table:table-cell office:value-type="float" office:value="104416.666666667">
                <text:p>104416.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04000">
                <text:p>304000</text:p>
              </table:table-cell>
              <table:table-cell office:value-type="float" office:value="140490.590647937">
                <text:p>140490.590647937</text:p>
              </table:table-cell>
              <table:table-cell office:value-type="float" office:value="170833.333333333">
                <text:p>170833.333333333</text:p>
              </table:table-cell>
              <table:table-cell office:value-type="float" office:value="30342.7426853968">
                <text:p>30342.7426853968</text:p>
              </table:table-cell>
              <table:table-cell office:value-type="float" office:value="125333.333333333">
                <text:p>125333.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138000">
                <text:p>138000</text:p>
              </table:table-cell>
              <table:table-cell office:value-type="float" office:value="136330.036264496">
                <text:p>136330.036264496</text:p>
              </table:table-cell>
              <table:table-cell office:value-type="float" office:value="177666.666666667">
                <text:p>177666.666666667</text:p>
              </table:table-cell>
              <table:table-cell office:value-type="float" office:value="41336.6304021707">
                <text:p>41336.6304021707</text:p>
              </table:table-cell>
              <table:table-cell office:value-type="float" office:value="131333.333333333">
                <text:p>131333.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9000">
                <text:p>69000</text:p>
              </table:table-cell>
              <table:table-cell office:value-type="float" office:value="134814.434754524">
                <text:p>134814.434754524</text:p>
              </table:table-cell>
              <table:table-cell office:value-type="float" office:value="179250">
                <text:p>179250</text:p>
              </table:table-cell>
              <table:table-cell office:value-type="float" office:value="44435.565245476">
                <text:p>44435.565245476</text:p>
              </table:table-cell>
              <table:table-cell office:value-type="float" office:value="132916.666666667">
                <text:p>132916.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6000">
                <text:p>66000</text:p>
              </table:table-cell>
              <table:table-cell office:value-type="float" office:value="133037.930339775">
                <text:p>133037.930339775</text:p>
              </table:table-cell>
              <table:table-cell office:value-type="float" office:value="181000">
                <text:p>181000</text:p>
              </table:table-cell>
              <table:table-cell office:value-type="float" office:value="47962.0696602247">
                <text:p>47962.0696602247</text:p>
              </table:table-cell>
              <table:table-cell office:value-type="float" office:value="134333.333333333">
                <text:p>134333.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9000">
                <text:p>49000</text:p>
              </table:table-cell>
              <table:table-cell office:value-type="float" office:value="135186.151119652">
                <text:p>135186.151119652</text:p>
              </table:table-cell>
              <table:table-cell office:value-type="float" office:value="178750">
                <text:p>178750</text:p>
              </table:table-cell>
              <table:table-cell office:value-type="float" office:value="43563.8488803477">
                <text:p>43563.8488803477</text:p>
              </table:table-cell>
              <table:table-cell office:value-type="float" office:value="129083.333333333">
                <text:p>129083.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7000">
                <text:p>57000</text:p>
              </table:table-cell>
              <table:table-cell office:value-type="float" office:value="134767.026809793">
                <text:p>134767.026809793</text:p>
              </table:table-cell>
              <table:table-cell office:value-type="float" office:value="179166.666666667">
                <text:p>179166.666666667</text:p>
              </table:table-cell>
              <table:table-cell office:value-type="float" office:value="44399.6398568735">
                <text:p>44399.6398568735</text:p>
              </table:table-cell>
              <table:table-cell office:value-type="float" office:value="130833.333333333">
                <text:p>130833.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93000">
                <text:p>93000</text:p>
              </table:table-cell>
              <table:table-cell office:value-type="float" office:value="130702.617580614">
                <text:p>130702.617580614</text:p>
              </table:table-cell>
              <table:table-cell office:value-type="float" office:value="161583.333333333">
                <text:p>161583.333333333</text:p>
              </table:table-cell>
              <table:table-cell office:value-type="float" office:value="30880.7157527193">
                <text:p>30880.7157527193</text:p>
              </table:table-cell>
              <table:table-cell office:value-type="float" office:value="91333.3333333333">
                <text:p>91333.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06000">
                <text:p>106000</text:p>
              </table:table-cell>
              <table:table-cell office:value-type="float" office:value="124290.074934698">
                <text:p>124290.074934698</text:p>
              </table:table-cell>
              <table:table-cell office:value-type="float" office:value="145750">
                <text:p>145750</text:p>
              </table:table-cell>
              <table:table-cell office:value-type="float" office:value="21459.9250653025">
                <text:p>21459.9250653025</text:p>
              </table:table-cell>
              <table:table-cell office:value-type="float" office:value="54500">
                <text:p>5450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71000">
                <text:p>71000</text:p>
              </table:table-cell>
              <table:table-cell office:value-type="float" office:value="123639.015123083">
                <text:p>123639.015123083</text:p>
              </table:table-cell>
              <table:table-cell office:value-type="float" office:value="146666.666666667">
                <text:p>146666.666666667</text:p>
              </table:table-cell>
              <table:table-cell office:value-type="float" office:value="23027.6515435832">
                <text:p>23027.6515435832</text:p>
              </table:table-cell>
              <table:table-cell office:value-type="float" office:value="53583.3333333333">
                <text:p>53583.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4000">
                <text:p>64000</text:p>
              </table:table-cell>
              <table:table-cell office:value-type="float" office:value="108507.505675316">
                <text:p>108507.505675316</text:p>
              </table:table-cell>
              <table:table-cell office:value-type="float" office:value="123333.333333333">
                <text:p>123333.333333333</text:p>
              </table:table-cell>
              <table:table-cell office:value-type="float" office:value="14825.8276580171">
                <text:p>14825.8276580171</text:p>
              </table:table-cell>
              <table:table-cell office:value-type="float" office:value="4833.33333333333">
                <text:p>4833.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21cm" svg:y="1.275cm" chart:style-name="ch3">
          <text:p>Number of redirects</text:p>
        </chart:subtitle>
        <chart:legend chart:legend-position="end" svg:x="11.957cm" svg:y="3.205cm" style:legend-expansion="high" chart:style-name="ch4"/>
        <chart:plot-area chart:style-name="ch5" table:cell-range-address="'Num redirects'.A1:'Num redirects'.F169" chart:data-source-has-labels="both" svg:x="1.331cm" svg:y="2.138cm" svg:width="10.306cm" svg:height="5.701cm">
          <chartooo:coordinate-region svg:x="2.693cm" svg:y="2.337cm" svg:width="8.94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um redirects'.A2:'Num redirects'.A169"/>
            <chart:grid chart:style-name="ch8" chart:class="major"/>
          </chart:axis>
          <chart:axis chart:dimension="y" chart:name="primary-y" chart:style-name="ch9">
            <chart:title svg:x="0.451cm" svg:y="5.733cm" chart:style-name="ch10">
              <text:p>Redirects</text:p>
            </chart:title>
            <chart:grid chart:style-name="ch8" chart:class="major"/>
          </chart:axis>
          <chart:series chart:style-name="ch11" chart:values-cell-range-address="'Num redirects'.B2:'Num redirects'.B169" chart:label-cell-address="'Num redirects'.B1:'Num redirects'.B1" chart:class="chart:line">
            <chart:data-point chart:repeated="168"/>
          </chart:series>
          <chart:series chart:style-name="ch12" chart:values-cell-range-address="'Num redirects'.C2:'Num redirects'.C169" chart:label-cell-address="'Num redirects'.C1:'Num redirects'.C1" chart:class="chart:line">
            <chart:data-point chart:repeated="168"/>
          </chart:series>
          <chart:series chart:style-name="ch13" chart:values-cell-range-address="'Num redirects'.D2:'Num redirects'.D169" chart:label-cell-address="'Num redirects'.D1:'Num redirects'.D1" chart:class="chart:line">
            <chart:data-point chart:repeated="168"/>
          </chart:series>
          <chart:series chart:style-name="ch14" chart:values-cell-range-address="'Num redirects'.E2:'Num redirects'.E169" chart:label-cell-address="'Num redirects'.E1:'Num redirects'.E1" chart:class="chart:line">
            <chart:data-point chart:repeated="168"/>
          </chart:series>
          <chart:series chart:style-name="ch15" chart:values-cell-range-address="'Num redirects'.F2:'Num redirects'.F169" chart:label-cell-address="'Num redirects'.F1:'Num redirects'.F1" chart:class="chart:line">
            <chart:data-point chart:repeated="1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redirects</text:p>
                <draw:g>
                  <svg:desc>'Num redirects'.B1:'Num redirects'.B1</svg:desc>
                </draw:g>
              </table:table-cell>
              <table:table-cell office:value-type="string">
                <text:p>StdDev</text:p>
                <draw:g>
                  <svg:desc>'Num redirects'.C1:'Num redirects'.C1</svg:desc>
                </draw:g>
              </table:table-cell>
              <table:table-cell office:value-type="string">
                <text:p>Mean</text:p>
                <draw:g>
                  <svg:desc>'Num redirects'.D1:'Num redirects'.D1</svg:desc>
                </draw:g>
              </table:table-cell>
              <table:table-cell office:value-type="string">
                <text:p>Mean – 1*StdDev</text:p>
                <draw:g>
                  <svg:desc>'Num redirects'.E1:'Num redirects'.E1</svg:desc>
                </draw:g>
              </table:table-cell>
              <table:table-cell office:value-type="string">
                <text:p>Diff</text:p>
                <draw:g>
                  <svg:desc>'Num redirects'.F1:'Num redirect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um redirects'.A2:'Num redirects'.A169</svg:desc>
                </draw:g>
              </table:table-cell>
              <table:table-cell office:value-type="float" office:value="31">
                <text:p>31</text:p>
                <draw:g>
                  <svg:desc>'Num redirects'.B2:'Num redirects'.B169</svg:desc>
                </draw:g>
              </table:table-cell>
              <table:table-cell office:value-type="float" office:value="NaN">
                <text:p>NaN</text:p>
                <draw:g>
                  <svg:desc>'Num redirects'.C2:'Num redirects'.C169</svg:desc>
                </draw:g>
              </table:table-cell>
              <table:table-cell office:value-type="float" office:value="NaN">
                <text:p>NaN</text:p>
                <draw:g>
                  <svg:desc>'Num redirects'.D2:'Num redirects'.D169</svg:desc>
                </draw:g>
              </table:table-cell>
              <table:table-cell office:value-type="float" office:value="NaN">
                <text:p>NaN</text:p>
                <draw:g>
                  <svg:desc>'Num redirects'.E2:'Num redirects'.E169</svg:desc>
                </draw:g>
              </table:table-cell>
              <table:table-cell office:value-type="float" office:value="NaN">
                <text:p>NaN</text:p>
                <draw:g>
                  <svg:desc>'Num redirects'.F2:'Num redirect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71">
                <text:p>171</text:p>
              </table:table-cell>
              <table:table-cell office:value-type="float" office:value="38.4694881061799">
                <text:p>38.4694881061799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17.6138452271535">
                <text:p>17.613845227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48">
                <text:p>248</text:p>
              </table:table-cell>
              <table:table-cell office:value-type="float" office:value="66.4404495268758">
                <text:p>66.4404495268758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7.72621713979086">
                <text:p>7.7262171397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88">
                <text:p>288</text:p>
              </table:table-cell>
              <table:table-cell office:value-type="float" office:value="89.0825289812597">
                <text:p>89.0825289812597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6.25080435207366">
                <text:p>6.25080435207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369">
                <text:p>369</text:p>
              </table:table-cell>
              <table:table-cell office:value-type="float" office:value="116.413155301593">
                <text:p>116.413155301593</text:p>
              </table:table-cell>
              <table:table-cell office:value-type="float" office:value="123.25">
                <text:p>123.25</text:p>
              </table:table-cell>
              <table:table-cell office:value-type="float" office:value="6.83684469840735">
                <text:p>6.8368446984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97">
                <text:p>397</text:p>
              </table:table-cell>
              <table:table-cell office:value-type="float" office:value="137.074935268224">
                <text:p>137.074935268224</text:p>
              </table:table-cell>
              <table:table-cell office:value-type="float" office:value="152.916666666667">
                <text:p>152.916666666667</text:p>
              </table:table-cell>
              <table:table-cell office:value-type="float" office:value="15.8417313984424">
                <text:p>15.841731398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470">
                <text:p>470</text:p>
              </table:table-cell>
              <table:table-cell office:value-type="float" office:value="159.447602298648">
                <text:p>159.447602298648</text:p>
              </table:table-cell>
              <table:table-cell office:value-type="float" office:value="188.583333333333">
                <text:p>188.583333333333</text:p>
              </table:table-cell>
              <table:table-cell office:value-type="float" office:value="29.1357310346852">
                <text:p>29.1357310346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777">
                <text:p>777</text:p>
              </table:table-cell>
              <table:table-cell office:value-type="float" office:value="225.507038121705">
                <text:p>225.507038121705</text:p>
              </table:table-cell>
              <table:table-cell office:value-type="float" office:value="249.833333333333">
                <text:p>249.833333333333</text:p>
              </table:table-cell>
              <table:table-cell office:value-type="float" office:value="24.3262952116281">
                <text:p>24.326295211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">
                <text:p>1</text:p>
              </table:table-cell>
              <table:table-cell office:value-type="float" office:value="229.303028300716">
                <text:p>229.303028300716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7.0303050326177">
                <text:p>17.0303050326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.4">
                <text:p>1.4</text:p>
              </table:table-cell>
              <table:table-cell office:value-type="float" office:value="233.402061739485">
                <text:p>233.402061739485</text:p>
              </table:table-cell>
              <table:table-cell office:value-type="float" office:value="242.366666666667">
                <text:p>242.366666666667</text:p>
              </table:table-cell>
              <table:table-cell office:value-type="float" office:value="8.96460492718154">
                <text:p>8.9646049271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.8">
                <text:p>1.8</text:p>
              </table:table-cell>
              <table:table-cell office:value-type="float" office:value="237.321750653692">
                <text:p>237.321750653692</text:p>
              </table:table-cell>
              <table:table-cell office:value-type="float" office:value="238.433333333333">
                <text:p>238.433333333333</text:p>
              </table:table-cell>
              <table:table-cell office:value-type="float" office:value="1.111582679641">
                <text:p>1.111582679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2.5">
                <text:p>2.5</text:p>
              </table:table-cell>
              <table:table-cell office:value-type="float" office:value="241.592577619028">
                <text:p>241.592577619028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-7.70091095236134">
                <text:p>-7.70091095236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.1">
                <text:p>3.1</text:p>
              </table:table-cell>
              <table:table-cell office:value-type="float" office:value="247.004979093478">
                <text:p>247.004979093478</text:p>
              </table:table-cell>
              <table:table-cell office:value-type="float" office:value="227.483333333333">
                <text:p>227.483333333333</text:p>
              </table:table-cell>
              <table:table-cell office:value-type="float" office:value="-19.521645760145">
                <text:p>-19.521645760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3.8">
                <text:p>3.8</text:p>
              </table:table-cell>
              <table:table-cell office:value-type="float" office:value="255.065102206547">
                <text:p>255.065102206547</text:p>
              </table:table-cell>
              <table:table-cell office:value-type="float" office:value="213.55">
                <text:p>213.55</text:p>
              </table:table-cell>
              <table:table-cell office:value-type="float" office:value="-41.5151022065471">
                <text:p>-41.5151022065471</text:p>
              </table:table-cell>
              <table:table-cell office:value-type="float" office:value="157.466666666667">
                <text:p>157.466666666667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.5">
                <text:p>4.5</text:p>
              </table:table-cell>
              <table:table-cell office:value-type="float" office:value="261.675432057395">
                <text:p>261.675432057395</text:p>
              </table:table-cell>
              <table:table-cell office:value-type="float" office:value="193.258333333333">
                <text:p>193.258333333333</text:p>
              </table:table-cell>
              <table:table-cell office:value-type="float" office:value="-68.4170987240615">
                <text:p>-68.4170987240615</text:p>
              </table:table-cell>
              <table:table-cell office:value-type="float" office:value="119.091666666667">
                <text:p>119.091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.1">
                <text:p>5.1</text:p>
              </table:table-cell>
              <table:table-cell office:value-type="float" office:value="265.085330458406">
                <text:p>265.085330458406</text:p>
              </table:table-cell>
              <table:table-cell office:value-type="float" office:value="169.683333333333">
                <text:p>169.683333333333</text:p>
              </table:table-cell>
              <table:table-cell office:value-type="float" office:value="-95.4019971250729">
                <text:p>-95.4019971250729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">
                <text:p>6</text:p>
              </table:table-cell>
              <table:table-cell office:value-type="float" office:value="260.952260814584">
                <text:p>260.952260814584</text:p>
              </table:table-cell>
              <table:table-cell office:value-type="float" office:value="139.433333333333">
                <text:p>139.433333333333</text:p>
              </table:table-cell>
              <table:table-cell office:value-type="float" office:value="-121.51892748125">
                <text:p>-121.51892748125</text:p>
              </table:table-cell>
              <table:table-cell office:value-type="float" office:value="16.1833333333333">
                <text:p>16.183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7.1">
                <text:p>7.1</text:p>
              </table:table-cell>
              <table:table-cell office:value-type="float" office:value="250.010895974677">
                <text:p>250.010895974677</text:p>
              </table:table-cell>
              <table:table-cell office:value-type="float" office:value="106.941666666667">
                <text:p>106.941666666667</text:p>
              </table:table-cell>
              <table:table-cell office:value-type="float" office:value="-143.06922930801">
                <text:p>-143.06922930801</text:p>
              </table:table-cell>
              <table:table-cell office:value-type="float" office:value="-45.975">
                <text:p>-45.975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8">
                <text:p>8</text:p>
              </table:table-cell>
              <table:table-cell office:value-type="float" office:value="223.1491611144">
                <text:p>223.1491611144</text:p>
              </table:table-cell>
              <table:table-cell office:value-type="float" office:value="68.4416666666667">
                <text:p>68.4416666666667</text:p>
              </table:table-cell>
              <table:table-cell office:value-type="float" office:value="-154.707494447734">
                <text:p>-154.707494447734</text:p>
              </table:table-cell>
              <table:table-cell office:value-type="float" office:value="-120.141666666667">
                <text:p>-120.141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8.9">
                <text:p>8.9</text:p>
              </table:table-cell>
              <table:table-cell office:value-type="float" office:value="2.63760681242859">
                <text:p>2.63760681242859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1.79572652090475">
                <text:p>1.79572652090475</text:p>
              </table:table-cell>
              <table:table-cell office:value-type="float" office:value="-245.4">
                <text:p>-245.4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9.8">
                <text:p>9.8</text:p>
              </table:table-cell>
              <table:table-cell office:value-type="float" office:value="2.81371101873837">
                <text:p>2.8137110187383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.3529556479283">
                <text:p>2.3529556479283</text:p>
              </table:table-cell>
              <table:table-cell office:value-type="float" office:value="-241.166666666667">
                <text:p>-241.1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11000">
                <text:p>11000</text:p>
              </table:table-cell>
              <table:table-cell office:value-type="float" office:value="3173.83716854287">
                <text:p>3173.83716854287</text:p>
              </table:table-cell>
              <table:table-cell office:value-type="float" office:value="921.716666666667">
                <text:p>921.716666666667</text:p>
              </table:table-cell>
              <table:table-cell office:value-type="float" office:value="-2252.12050187621">
                <text:p>-2252.12050187621</text:p>
              </table:table-cell>
              <table:table-cell office:value-type="float" office:value="679.35">
                <text:p>679.35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2000">
                <text:p>12000</text:p>
              </table:table-cell>
              <table:table-cell office:value-type="float" office:value="4479.1575990324">
                <text:p>4479.1575990324</text:p>
              </table:table-cell>
              <table:table-cell office:value-type="float" office:value="1921.56666666667">
                <text:p>1921.56666666667</text:p>
              </table:table-cell>
              <table:table-cell office:value-type="float" office:value="-2557.59093236573">
                <text:p>-2557.59093236573</text:p>
              </table:table-cell>
              <table:table-cell office:value-type="float" office:value="1683.13333333333">
                <text:p>1683.1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4000">
                <text:p>14000</text:p>
              </table:table-cell>
              <table:table-cell office:value-type="float" office:value="5613.04985289961">
                <text:p>5613.04985289961</text:p>
              </table:table-cell>
              <table:table-cell office:value-type="float" office:value="3088.025">
                <text:p>3088.025</text:p>
              </table:table-cell>
              <table:table-cell office:value-type="float" office:value="-2525.02485289961">
                <text:p>-2525.02485289961</text:p>
              </table:table-cell>
              <table:table-cell office:value-type="float" office:value="2854.13333333333">
                <text:p>2854.1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15000">
                <text:p>15000</text:p>
              </table:table-cell>
              <table:table-cell office:value-type="float" office:value="6468.14396946272">
                <text:p>6468.14396946272</text:p>
              </table:table-cell>
              <table:table-cell office:value-type="float" office:value="4337.76666666667">
                <text:p>4337.76666666667</text:p>
              </table:table-cell>
              <table:table-cell office:value-type="float" office:value="-2130.37730279605">
                <text:p>-2130.37730279605</text:p>
              </table:table-cell>
              <table:table-cell office:value-type="float" office:value="4110.28333333333">
                <text:p>4110.28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17000">
                <text:p>17000</text:p>
              </table:table-cell>
              <table:table-cell office:value-type="float" office:value="7246.83045799815">
                <text:p>7246.83045799815</text:p>
              </table:table-cell>
              <table:table-cell office:value-type="float" office:value="5754.11666666667">
                <text:p>5754.11666666667</text:p>
              </table:table-cell>
              <table:table-cell office:value-type="float" office:value="-1492.71379133149">
                <text:p>-1492.71379133149</text:p>
              </table:table-cell>
              <table:table-cell office:value-type="float" office:value="5540.56666666667">
                <text:p>5540.5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8000">
                <text:p>18000</text:p>
              </table:table-cell>
              <table:table-cell office:value-type="float" office:value="7790.43197348906">
                <text:p>7790.43197348906</text:p>
              </table:table-cell>
              <table:table-cell office:value-type="float" office:value="7253.74166666667">
                <text:p>7253.74166666667</text:p>
              </table:table-cell>
              <table:table-cell office:value-type="float" office:value="-536.690306822389">
                <text:p>-536.690306822389</text:p>
              </table:table-cell>
              <table:table-cell office:value-type="float" office:value="7060.48333333334">
                <text:p>7060.48333333334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20000">
                <text:p>20000</text:p>
              </table:table-cell>
              <table:table-cell office:value-type="float" office:value="8225.27752312493">
                <text:p>8225.27752312493</text:p>
              </table:table-cell>
              <table:table-cell office:value-type="float" office:value="8919.98333333333">
                <text:p>8919.98333333333</text:p>
              </table:table-cell>
              <table:table-cell office:value-type="float" office:value="694.705810208401">
                <text:p>694.705810208401</text:p>
              </table:table-cell>
              <table:table-cell office:value-type="float" office:value="8750.3">
                <text:p>8750.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22000">
                <text:p>22000</text:p>
              </table:table-cell>
              <table:table-cell office:value-type="float" office:value="8504.13532805533">
                <text:p>8504.13532805533</text:p>
              </table:table-cell>
              <table:table-cell office:value-type="float" office:value="10752.8166666667">
                <text:p>10752.8166666667</text:p>
              </table:table-cell>
              <table:table-cell office:value-type="float" office:value="2248.68133861133">
                <text:p>2248.68133861133</text:p>
              </table:table-cell>
              <table:table-cell office:value-type="float" office:value="10613.3833333333">
                <text:p>10613.38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24000">
                <text:p>24000</text:p>
              </table:table-cell>
              <table:table-cell office:value-type="float" office:value="8568.27833476746">
                <text:p>8568.27833476746</text:p>
              </table:table-cell>
              <table:table-cell office:value-type="float" office:value="12752.225">
                <text:p>12752.225</text:p>
              </table:table-cell>
              <table:table-cell office:value-type="float" office:value="4183.94666523254">
                <text:p>4183.94666523254</text:p>
              </table:table-cell>
              <table:table-cell office:value-type="float" office:value="12645.2833333333">
                <text:p>12645.28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25000">
                <text:p>25000</text:p>
              </table:table-cell>
              <table:table-cell office:value-type="float" office:value="8219.22384142072">
                <text:p>8219.22384142072</text:p>
              </table:table-cell>
              <table:table-cell office:value-type="float" office:value="14834.8916666667">
                <text:p>14834.8916666667</text:p>
              </table:table-cell>
              <table:table-cell office:value-type="float" office:value="6615.66782524594">
                <text:p>6615.66782524594</text:p>
              </table:table-cell>
              <table:table-cell office:value-type="float" office:value="14766.45">
                <text:p>14766.4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27000">
                <text:p>27000</text:p>
              </table:table-cell>
              <table:table-cell office:value-type="float" office:value="7450.33203268638">
                <text:p>7450.33203268638</text:p>
              </table:table-cell>
              <table:table-cell office:value-type="float" office:value="17084.15">
                <text:p>17084.15</text:p>
              </table:table-cell>
              <table:table-cell office:value-type="float" office:value="9633.81796731362">
                <text:p>9633.81796731362</text:p>
              </table:table-cell>
              <table:table-cell office:value-type="float" office:value="17079.7166666667">
                <text:p>17079.71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29000">
                <text:p>29000</text:p>
              </table:table-cell>
              <table:table-cell office:value-type="float" office:value="5962.00088438894">
                <text:p>5962.00088438894</text:p>
              </table:table-cell>
              <table:table-cell office:value-type="float" office:value="19500">
                <text:p>19500</text:p>
              </table:table-cell>
              <table:table-cell office:value-type="float" office:value="13537.9991156111">
                <text:p>13537.9991156111</text:p>
              </table:table-cell>
              <table:table-cell office:value-type="float" office:value="19494.8333333333">
                <text:p>19494.8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31000">
                <text:p>31000</text:p>
              </table:table-cell>
              <table:table-cell office:value-type="float" office:value="6161.95561244131">
                <text:p>6161.95561244131</text:p>
              </table:table-cell>
              <table:table-cell office:value-type="float" office:value="21166.6666666667">
                <text:p>21166.6666666667</text:p>
              </table:table-cell>
              <table:table-cell office:value-type="float" office:value="15004.7110542254">
                <text:p>15004.7110542254</text:p>
              </table:table-cell>
              <table:table-cell office:value-type="float" office:value="20244.95">
                <text:p>20244.9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34000">
                <text:p>34000</text:p>
              </table:table-cell>
              <table:table-cell office:value-type="float" office:value="6452.62455411468">
                <text:p>6452.62455411468</text:p>
              </table:table-cell>
              <table:table-cell office:value-type="float" office:value="23000">
                <text:p>23000</text:p>
              </table:table-cell>
              <table:table-cell office:value-type="float" office:value="16547.3754458853">
                <text:p>16547.3754458853</text:p>
              </table:table-cell>
              <table:table-cell office:value-type="float" office:value="21078.4333333333">
                <text:p>21078.4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37000">
                <text:p>37000</text:p>
              </table:table-cell>
              <table:table-cell office:value-type="float" office:value="6934.21468757157">
                <text:p>6934.21468757157</text:p>
              </table:table-cell>
              <table:table-cell office:value-type="float" office:value="24916.6666666667">
                <text:p>24916.6666666667</text:p>
              </table:table-cell>
              <table:table-cell office:value-type="float" office:value="17982.4519790951">
                <text:p>17982.4519790951</text:p>
              </table:table-cell>
              <table:table-cell office:value-type="float" office:value="21828.6416666667">
                <text:p>21828.641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40000">
                <text:p>40000</text:p>
              </table:table-cell>
              <table:table-cell office:value-type="float" office:value="7422.32504616371">
                <text:p>7422.32504616371</text:p>
              </table:table-cell>
              <table:table-cell office:value-type="float" office:value="27000">
                <text:p>27000</text:p>
              </table:table-cell>
              <table:table-cell office:value-type="float" office:value="19577.6749538363">
                <text:p>19577.6749538363</text:p>
              </table:table-cell>
              <table:table-cell office:value-type="float" office:value="22662.2333333333">
                <text:p>22662.2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42000">
                <text:p>42000</text:p>
              </table:table-cell>
              <table:table-cell office:value-type="float" office:value="7856.18845049538">
                <text:p>7856.18845049538</text:p>
              </table:table-cell>
              <table:table-cell office:value-type="float" office:value="29083.3333333333">
                <text:p>29083.3333333333</text:p>
              </table:table-cell>
              <table:table-cell office:value-type="float" office:value="21227.144882838">
                <text:p>21227.144882838</text:p>
              </table:table-cell>
              <table:table-cell office:value-type="float" office:value="23329.2166666667">
                <text:p>23329.21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5000">
                <text:p>45000</text:p>
              </table:table-cell>
              <table:table-cell office:value-type="float" office:value="8249.88521499579">
                <text:p>8249.88521499579</text:p>
              </table:table-cell>
              <table:table-cell office:value-type="float" office:value="31333.3333333333">
                <text:p>31333.3333333333</text:p>
              </table:table-cell>
              <table:table-cell office:value-type="float" office:value="23083.4481183375">
                <text:p>23083.4481183375</text:p>
              </table:table-cell>
              <table:table-cell office:value-type="float" office:value="24079.5916666667">
                <text:p>24079.591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47000">
                <text:p>47000</text:p>
              </table:table-cell>
              <table:table-cell office:value-type="float" office:value="8554.19443455913">
                <text:p>8554.19443455913</text:p>
              </table:table-cell>
              <table:table-cell office:value-type="float" office:value="33583.3333333333">
                <text:p>33583.3333333333</text:p>
              </table:table-cell>
              <table:table-cell office:value-type="float" office:value="25029.1388987742">
                <text:p>25029.1388987742</text:p>
              </table:table-cell>
              <table:table-cell office:value-type="float" office:value="24663.35">
                <text:p>24663.3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50000">
                <text:p>50000</text:p>
              </table:table-cell>
              <table:table-cell office:value-type="float" office:value="8918.40113405305">
                <text:p>8918.40113405305</text:p>
              </table:table-cell>
              <table:table-cell office:value-type="float" office:value="35916.6666666667">
                <text:p>35916.6666666667</text:p>
              </table:table-cell>
              <table:table-cell office:value-type="float" office:value="26998.2655326136">
                <text:p>26998.2655326136</text:p>
              </table:table-cell>
              <table:table-cell office:value-type="float" office:value="25163.85">
                <text:p>25163.8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54000">
                <text:p>54000</text:p>
              </table:table-cell>
              <table:table-cell office:value-type="float" office:value="9462.44570858289">
                <text:p>9462.44570858289</text:p>
              </table:table-cell>
              <table:table-cell office:value-type="float" office:value="38416.6666666667">
                <text:p>38416.6666666667</text:p>
              </table:table-cell>
              <table:table-cell office:value-type="float" office:value="28954.2209580838">
                <text:p>28954.2209580838</text:p>
              </table:table-cell>
              <table:table-cell office:value-type="float" office:value="25664.4416666667">
                <text:p>25664.441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59000">
                <text:p>59000</text:p>
              </table:table-cell>
              <table:table-cell office:value-type="float" office:value="10145.5319319303">
                <text:p>10145.5319319303</text:p>
              </table:table-cell>
              <table:table-cell office:value-type="float" office:value="41250">
                <text:p>41250</text:p>
              </table:table-cell>
              <table:table-cell office:value-type="float" office:value="31104.4680680697">
                <text:p>31104.4680680697</text:p>
              </table:table-cell>
              <table:table-cell office:value-type="float" office:value="26415.1083333333">
                <text:p>26415.108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62000">
                <text:p>62000</text:p>
              </table:table-cell>
              <table:table-cell office:value-type="float" office:value="10692.6766215636">
                <text:p>10692.6766215636</text:p>
              </table:table-cell>
              <table:table-cell office:value-type="float" office:value="44166.6666666667">
                <text:p>44166.6666666667</text:p>
              </table:table-cell>
              <table:table-cell office:value-type="float" office:value="33473.990045103">
                <text:p>33473.990045103</text:p>
              </table:table-cell>
              <table:table-cell office:value-type="float" office:value="27082.5166666667">
                <text:p>27082.51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64000">
                <text:p>64000</text:p>
              </table:table-cell>
              <table:table-cell office:value-type="float" office:value="10949.9550296572">
                <text:p>10949.9550296572</text:p>
              </table:table-cell>
              <table:table-cell office:value-type="float" office:value="47083.3333333333">
                <text:p>47083.3333333333</text:p>
              </table:table-cell>
              <table:table-cell office:value-type="float" office:value="36133.3783036761">
                <text:p>36133.3783036761</text:p>
              </table:table-cell>
              <table:table-cell office:value-type="float" office:value="27583.3333333333">
                <text:p>27583.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67000">
                <text:p>67000</text:p>
              </table:table-cell>
              <table:table-cell office:value-type="float" office:value="11073.7883255365">
                <text:p>11073.7883255365</text:p>
              </table:table-cell>
              <table:table-cell office:value-type="float" office:value="50083.3333333333">
                <text:p>50083.3333333333</text:p>
              </table:table-cell>
              <table:table-cell office:value-type="float" office:value="39009.5450077969">
                <text:p>39009.5450077969</text:p>
              </table:table-cell>
              <table:table-cell office:value-type="float" office:value="28916.6666666667">
                <text:p>28916.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69000">
                <text:p>69000</text:p>
              </table:table-cell>
              <table:table-cell office:value-type="float" office:value="11061.8098141143">
                <text:p>11061.8098141143</text:p>
              </table:table-cell>
              <table:table-cell office:value-type="float" office:value="53000">
                <text:p>53000</text:p>
              </table:table-cell>
              <table:table-cell office:value-type="float" office:value="41938.1901858857">
                <text:p>41938.1901858857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71000">
                <text:p>71000</text:p>
              </table:table-cell>
              <table:table-cell office:value-type="float" office:value="10944.7649032713">
                <text:p>10944.7649032713</text:p>
              </table:table-cell>
              <table:table-cell office:value-type="float" office:value="55833.3333333333">
                <text:p>55833.3333333333</text:p>
              </table:table-cell>
              <table:table-cell office:value-type="float" office:value="44888.5684300621">
                <text:p>44888.5684300621</text:p>
              </table:table-cell>
              <table:table-cell office:value-type="float" office:value="30916.6666666667">
                <text:p>30916.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74000">
                <text:p>74000</text:p>
              </table:table-cell>
              <table:table-cell office:value-type="float" office:value="10873.9332461821">
                <text:p>10873.9332461821</text:p>
              </table:table-cell>
              <table:table-cell office:value-type="float" office:value="58666.6666666667">
                <text:p>58666.6666666667</text:p>
              </table:table-cell>
              <table:table-cell office:value-type="float" office:value="47792.7334204846">
                <text:p>47792.7334204846</text:p>
              </table:table-cell>
              <table:table-cell office:value-type="float" office:value="31666.6666666667">
                <text:p>31666.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76000">
                <text:p>76000</text:p>
              </table:table-cell>
              <table:table-cell office:value-type="float" office:value="10561.5081567669">
                <text:p>10561.5081567669</text:p>
              </table:table-cell>
              <table:table-cell office:value-type="float" office:value="61500">
                <text:p>61500</text:p>
              </table:table-cell>
              <table:table-cell office:value-type="float" office:value="50938.4918432331">
                <text:p>50938.4918432331</text:p>
              </table:table-cell>
              <table:table-cell office:value-type="float" office:value="32416.6666666667">
                <text:p>32416.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79000">
                <text:p>79000</text:p>
              </table:table-cell>
              <table:table-cell office:value-type="float" office:value="10289.7418761982">
                <text:p>10289.7418761982</text:p>
              </table:table-cell>
              <table:table-cell office:value-type="float" office:value="64333.3333333333">
                <text:p>64333.3333333333</text:p>
              </table:table-cell>
              <table:table-cell office:value-type="float" office:value="54043.5914571351">
                <text:p>54043.5914571351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82000">
                <text:p>82000</text:p>
              </table:table-cell>
              <table:table-cell office:value-type="float" office:value="9882.26142687446">
                <text:p>9882.26142687446</text:p>
              </table:table-cell>
              <table:table-cell office:value-type="float" office:value="67250">
                <text:p>67250</text:p>
              </table:table-cell>
              <table:table-cell office:value-type="float" office:value="57367.7385731255">
                <text:p>57367.7385731255</text:p>
              </table:table-cell>
              <table:table-cell office:value-type="float" office:value="33666.6666666667">
                <text:p>33666.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85000">
                <text:p>85000</text:p>
              </table:table-cell>
              <table:table-cell office:value-type="float" office:value="9485.23573611626">
                <text:p>9485.23573611626</text:p>
              </table:table-cell>
              <table:table-cell office:value-type="float" office:value="70166.6666666667">
                <text:p>70166.6666666667</text:p>
              </table:table-cell>
              <table:table-cell office:value-type="float" office:value="60681.4309305504">
                <text:p>60681.4309305504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88000">
                <text:p>88000</text:p>
              </table:table-cell>
              <table:table-cell office:value-type="float" office:value="9293.20377284585">
                <text:p>9293.20377284585</text:p>
              </table:table-cell>
              <table:table-cell office:value-type="float" office:value="73000">
                <text:p>73000</text:p>
              </table:table-cell>
              <table:table-cell office:value-type="float" office:value="63706.7962271541">
                <text:p>63706.7962271541</text:p>
              </table:table-cell>
              <table:table-cell office:value-type="float" office:value="34583.3333333333">
                <text:p>34583.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92000">
                <text:p>92000</text:p>
              </table:table-cell>
              <table:table-cell office:value-type="float" office:value="9649.54073330106">
                <text:p>9649.54073330106</text:p>
              </table:table-cell>
              <table:table-cell office:value-type="float" office:value="75750">
                <text:p>75750</text:p>
              </table:table-cell>
              <table:table-cell office:value-type="float" office:value="66100.4592666989">
                <text:p>66100.4592666989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5000">
                <text:p>95000</text:p>
              </table:table-cell>
              <table:table-cell office:value-type="float" office:value="10067.9509515907">
                <text:p>10067.9509515907</text:p>
              </table:table-cell>
              <table:table-cell office:value-type="float" office:value="78500">
                <text:p>78500</text:p>
              </table:table-cell>
              <table:table-cell office:value-type="float" office:value="68432.0490484093">
                <text:p>68432.0490484093</text:p>
              </table:table-cell>
              <table:table-cell office:value-type="float" office:value="34333.3333333333">
                <text:p>34333.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7000">
                <text:p>97000</text:p>
              </table:table-cell>
              <table:table-cell office:value-type="float" office:value="10252.4941533091">
                <text:p>10252.4941533091</text:p>
              </table:table-cell>
              <table:table-cell office:value-type="float" office:value="81250">
                <text:p>81250</text:p>
              </table:table-cell>
              <table:table-cell office:value-type="float" office:value="70997.5058466909">
                <text:p>70997.5058466909</text:p>
              </table:table-cell>
              <table:table-cell office:value-type="float" office:value="34166.6666666667">
                <text:p>34166.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9000">
                <text:p>99000</text:p>
              </table:table-cell>
              <table:table-cell office:value-type="float" office:value="10370.0471931365">
                <text:p>10370.0471931365</text:p>
              </table:table-cell>
              <table:table-cell office:value-type="float" office:value="83916.6666666667">
                <text:p>83916.6666666667</text:p>
              </table:table-cell>
              <table:table-cell office:value-type="float" office:value="73546.6194735301">
                <text:p>73546.6194735301</text:p>
              </table:table-cell>
              <table:table-cell office:value-type="float" office:value="33833.3333333333">
                <text:p>33833.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00000">
                <text:p>100000</text:p>
              </table:table-cell>
              <table:table-cell office:value-type="float" office:value="10175.7286984989">
                <text:p>10175.7286984989</text:p>
              </table:table-cell>
              <table:table-cell office:value-type="float" office:value="86500">
                <text:p>86500</text:p>
              </table:table-cell>
              <table:table-cell office:value-type="float" office:value="76324.2713015011">
                <text:p>76324.2713015011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3000">
                <text:p>103000</text:p>
              </table:table-cell>
              <table:table-cell office:value-type="float" office:value="9934.63485473773">
                <text:p>9934.63485473773</text:p>
              </table:table-cell>
              <table:table-cell office:value-type="float" office:value="89166.6666666667">
                <text:p>89166.6666666667</text:p>
              </table:table-cell>
              <table:table-cell office:value-type="float" office:value="79232.0318119289">
                <text:p>79232.0318119289</text:p>
              </table:table-cell>
              <table:table-cell office:value-type="float" office:value="33333.3333333333">
                <text:p>33333.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6000">
                <text:p>106000</text:p>
              </table:table-cell>
              <table:table-cell office:value-type="float" office:value="9787.12821965048">
                <text:p>9787.12821965048</text:p>
              </table:table-cell>
              <table:table-cell office:value-type="float" office:value="91833.3333333333">
                <text:p>91833.3333333333</text:p>
              </table:table-cell>
              <table:table-cell office:value-type="float" office:value="82046.2051136829">
                <text:p>82046.2051136829</text:p>
              </table:table-cell>
              <table:table-cell office:value-type="float" office:value="33166.6666666667">
                <text:p>33166.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8000">
                <text:p>108000</text:p>
              </table:table-cell>
              <table:table-cell office:value-type="float" office:value="9433.98113205661">
                <text:p>9433.98113205661</text:p>
              </table:table-cell>
              <table:table-cell office:value-type="float" office:value="94500">
                <text:p>94500</text:p>
              </table:table-cell>
              <table:table-cell office:value-type="float" office:value="85066.0188679434">
                <text:p>85066.0188679434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1000">
                <text:p>111000</text:p>
              </table:table-cell>
              <table:table-cell office:value-type="float" office:value="9173.41349506906">
                <text:p>9173.41349506906</text:p>
              </table:table-cell>
              <table:table-cell office:value-type="float" office:value="97166.6666666667">
                <text:p>97166.6666666667</text:p>
              </table:table-cell>
              <table:table-cell office:value-type="float" office:value="87993.2531715976">
                <text:p>87993.2531715976</text:p>
              </table:table-cell>
              <table:table-cell office:value-type="float" office:value="32833.3333333333">
                <text:p>32833.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12000">
                <text:p>112000</text:p>
              </table:table-cell>
              <table:table-cell office:value-type="float" office:value="8742.09599719898">
                <text:p>8742.09599719898</text:p>
              </table:table-cell>
              <table:table-cell office:value-type="float" office:value="99666.6666666667">
                <text:p>99666.6666666667</text:p>
              </table:table-cell>
              <table:table-cell office:value-type="float" office:value="90924.5706694677">
                <text:p>90924.5706694677</text:p>
              </table:table-cell>
              <table:table-cell office:value-type="float" office:value="32416.6666666667">
                <text:p>32416.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14000">
                <text:p>114000</text:p>
              </table:table-cell>
              <table:table-cell office:value-type="float" office:value="8317.10541139418">
                <text:p>8317.10541139418</text:p>
              </table:table-cell>
              <table:table-cell office:value-type="float" office:value="102083.333333333">
                <text:p>102083.333333333</text:p>
              </table:table-cell>
              <table:table-cell office:value-type="float" office:value="93766.2279219392">
                <text:p>93766.2279219392</text:p>
              </table:table-cell>
              <table:table-cell office:value-type="float" office:value="31916.6666666667">
                <text:p>31916.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16000">
                <text:p>116000</text:p>
              </table:table-cell>
              <table:table-cell office:value-type="float" office:value="7925.31425626808">
                <text:p>7925.31425626808</text:p>
              </table:table-cell>
              <table:table-cell office:value-type="float" office:value="104416.666666667">
                <text:p>104416.666666667</text:p>
              </table:table-cell>
              <table:table-cell office:value-type="float" office:value="96491.3524103986">
                <text:p>96491.3524103986</text:p>
              </table:table-cell>
              <table:table-cell office:value-type="float" office:value="31416.6666666667">
                <text:p>31416.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18000">
                <text:p>118000</text:p>
              </table:table-cell>
              <table:table-cell office:value-type="float" office:value="7774.76492872741">
                <text:p>7774.76492872741</text:p>
              </table:table-cell>
              <table:table-cell office:value-type="float" office:value="106583.333333333">
                <text:p>106583.333333333</text:p>
              </table:table-cell>
              <table:table-cell office:value-type="float" office:value="98808.5684046059">
                <text:p>98808.5684046059</text:p>
              </table:table-cell>
              <table:table-cell office:value-type="float" office:value="30833.3333333333">
                <text:p>30833.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19000">
                <text:p>119000</text:p>
              </table:table-cell>
              <table:table-cell office:value-type="float" office:value="7609.30451168273">
                <text:p>7609.30451168273</text:p>
              </table:table-cell>
              <table:table-cell office:value-type="float" office:value="108583.333333333">
                <text:p>108583.333333333</text:p>
              </table:table-cell>
              <table:table-cell office:value-type="float" office:value="100974.028821651">
                <text:p>100974.028821651</text:p>
              </table:table-cell>
              <table:table-cell office:value-type="float" office:value="30083.3333333333">
                <text:p>30083.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21000">
                <text:p>121000</text:p>
              </table:table-cell>
              <table:table-cell office:value-type="float" office:value="7440.16536147286">
                <text:p>7440.16536147286</text:p>
              </table:table-cell>
              <table:table-cell office:value-type="float" office:value="110583.333333333">
                <text:p>110583.333333333</text:p>
              </table:table-cell>
              <table:table-cell office:value-type="float" office:value="103143.16797186">
                <text:p>103143.16797186</text:p>
              </table:table-cell>
              <table:table-cell office:value-type="float" office:value="29333.3333333333">
                <text:p>29333.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23000">
                <text:p>123000</text:p>
              </table:table-cell>
              <table:table-cell office:value-type="float" office:value="7267.09061871435">
                <text:p>7267.09061871435</text:p>
              </table:table-cell>
              <table:table-cell office:value-type="float" office:value="112583.333333333">
                <text:p>112583.333333333</text:p>
              </table:table-cell>
              <table:table-cell office:value-type="float" office:value="105316.242714619">
                <text:p>105316.242714619</text:p>
              </table:table-cell>
              <table:table-cell office:value-type="float" office:value="28666.6666666667">
                <text:p>28666.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25000">
                <text:p>125000</text:p>
              </table:table-cell>
              <table:table-cell office:value-type="float" office:value="6906.29927652789">
                <text:p>6906.29927652789</text:p>
              </table:table-cell>
              <table:table-cell office:value-type="float" office:value="114666.666666667">
                <text:p>114666.666666667</text:p>
              </table:table-cell>
              <table:table-cell office:value-type="float" office:value="107760.367390139">
                <text:p>107760.367390139</text:p>
              </table:table-cell>
              <table:table-cell office:value-type="float" office:value="28166.6666666667">
                <text:p>28166.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7000">
                <text:p>127000</text:p>
              </table:table-cell>
              <table:table-cell office:value-type="float" office:value="6692.37467479809">
                <text:p>6692.37467479809</text:p>
              </table:table-cell>
              <table:table-cell office:value-type="float" office:value="116666.666666667">
                <text:p>116666.666666667</text:p>
              </table:table-cell>
              <table:table-cell office:value-type="float" office:value="109974.291991869">
                <text:p>109974.291991869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29000">
                <text:p>129000</text:p>
              </table:table-cell>
              <table:table-cell office:value-type="float" office:value="6653.20610797167">
                <text:p>6653.20610797167</text:p>
              </table:table-cell>
              <table:table-cell office:value-type="float" office:value="118583.333333333">
                <text:p>118583.333333333</text:p>
              </table:table-cell>
              <table:table-cell office:value-type="float" office:value="111930.127225362">
                <text:p>111930.127225362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1000">
                <text:p>131000</text:p>
              </table:table-cell>
              <table:table-cell office:value-type="float" office:value="6640.09857539096">
                <text:p>6640.09857539096</text:p>
              </table:table-cell>
              <table:table-cell office:value-type="float" office:value="120500">
                <text:p>120500</text:p>
              </table:table-cell>
              <table:table-cell office:value-type="float" office:value="113859.901424609">
                <text:p>113859.901424609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33000">
                <text:p>133000</text:p>
              </table:table-cell>
              <table:table-cell office:value-type="float" office:value="6813.53376921568">
                <text:p>6813.53376921568</text:p>
              </table:table-cell>
              <table:table-cell office:value-type="float" office:value="122333.333333333">
                <text:p>122333.333333333</text:p>
              </table:table-cell>
              <table:table-cell office:value-type="float" office:value="115519.799564118">
                <text:p>115519.799564118</text:p>
              </table:table-cell>
              <table:table-cell office:value-type="float" office:value="25166.6666666667">
                <text:p>25166.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5000">
                <text:p>135000</text:p>
              </table:table-cell>
              <table:table-cell office:value-type="float" office:value="6877.16907931269">
                <text:p>6877.16907931269</text:p>
              </table:table-cell>
              <table:table-cell office:value-type="float" office:value="124250">
                <text:p>124250</text:p>
              </table:table-cell>
              <table:table-cell office:value-type="float" office:value="117372.830920687">
                <text:p>117372.830920687</text:p>
              </table:table-cell>
              <table:table-cell office:value-type="float" office:value="24583.3333333333">
                <text:p>24583.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36000">
                <text:p>136000</text:p>
              </table:table-cell>
              <table:table-cell office:value-type="float" office:value="6828.52750443226">
                <text:p>6828.52750443226</text:p>
              </table:table-cell>
              <table:table-cell office:value-type="float" office:value="126083.333333333">
                <text:p>126083.333333333</text:p>
              </table:table-cell>
              <table:table-cell office:value-type="float" office:value="119254.805828901">
                <text:p>119254.805828901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38000">
                <text:p>138000</text:p>
              </table:table-cell>
              <table:table-cell office:value-type="float" office:value="6828.52750443226">
                <text:p>6828.52750443226</text:p>
              </table:table-cell>
              <table:table-cell office:value-type="float" office:value="127916.666666667">
                <text:p>127916.666666667</text:p>
              </table:table-cell>
              <table:table-cell office:value-type="float" office:value="121088.139162234">
                <text:p>121088.139162234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40000">
                <text:p>140000</text:p>
              </table:table-cell>
              <table:table-cell office:value-type="float" office:value="6877.16907931269">
                <text:p>6877.16907931269</text:p>
              </table:table-cell>
              <table:table-cell office:value-type="float" office:value="129750">
                <text:p>129750</text:p>
              </table:table-cell>
              <table:table-cell office:value-type="float" office:value="122872.830920687">
                <text:p>122872.830920687</text:p>
              </table:table-cell>
              <table:table-cell office:value-type="float" office:value="23166.6666666667">
                <text:p>23166.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42000">
                <text:p>142000</text:p>
              </table:table-cell>
              <table:table-cell office:value-type="float" office:value="6813.53376921568">
                <text:p>6813.53376921568</text:p>
              </table:table-cell>
              <table:table-cell office:value-type="float" office:value="131666.666666667">
                <text:p>131666.666666667</text:p>
              </table:table-cell>
              <table:table-cell office:value-type="float" office:value="124853.132897451">
                <text:p>124853.132897451</text:p>
              </table:table-cell>
              <table:table-cell office:value-type="float" office:value="23083.3333333333">
                <text:p>23083.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44000">
                <text:p>144000</text:p>
              </table:table-cell>
              <table:table-cell office:value-type="float" office:value="6775.06569352026">
                <text:p>6775.06569352026</text:p>
              </table:table-cell>
              <table:table-cell office:value-type="float" office:value="133583.333333333">
                <text:p>133583.333333333</text:p>
              </table:table-cell>
              <table:table-cell office:value-type="float" office:value="126808.267639813">
                <text:p>126808.267639813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46000">
                <text:p>146000</text:p>
              </table:table-cell>
              <table:table-cell office:value-type="float" office:value="6762.1943721896">
                <text:p>6762.1943721896</text:p>
              </table:table-cell>
              <table:table-cell office:value-type="float" office:value="135500">
                <text:p>135500</text:p>
              </table:table-cell>
              <table:table-cell office:value-type="float" office:value="128737.80562781">
                <text:p>128737.80562781</text:p>
              </table:table-cell>
              <table:table-cell office:value-type="float" office:value="22916.6666666667">
                <text:p>22916.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47000">
                <text:p>147000</text:p>
              </table:table-cell>
              <table:table-cell office:value-type="float" office:value="6637.81636237446">
                <text:p>6637.81636237446</text:p>
              </table:table-cell>
              <table:table-cell office:value-type="float" office:value="137333.333333333">
                <text:p>137333.333333333</text:p>
              </table:table-cell>
              <table:table-cell office:value-type="float" office:value="130695.516970959">
                <text:p>130695.516970959</text:p>
              </table:table-cell>
              <table:table-cell office:value-type="float" office:value="22666.6666666667">
                <text:p>22666.666666666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9000">
                <text:p>149000</text:p>
              </table:table-cell>
              <table:table-cell office:value-type="float" office:value="6562.05806592765">
                <text:p>6562.05806592765</text:p>
              </table:table-cell>
              <table:table-cell office:value-type="float" office:value="139166.666666667">
                <text:p>139166.666666667</text:p>
              </table:table-cell>
              <table:table-cell office:value-type="float" office:value="132604.608600739">
                <text:p>132604.608600739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51000">
                <text:p>151000</text:p>
              </table:table-cell>
              <table:table-cell office:value-type="float" office:value="6536.61018627184">
                <text:p>6536.61018627184</text:p>
              </table:table-cell>
              <table:table-cell office:value-type="float" office:value="141000">
                <text:p>141000</text:p>
              </table:table-cell>
              <table:table-cell office:value-type="float" office:value="134463.389813728">
                <text:p>134463.389813728</text:p>
              </table:table-cell>
              <table:table-cell office:value-type="float" office:value="22416.6666666667">
                <text:p>22416.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52000">
                <text:p>152000</text:p>
              </table:table-cell>
              <table:table-cell office:value-type="float" office:value="6426.15394660403">
                <text:p>6426.15394660403</text:p>
              </table:table-cell>
              <table:table-cell office:value-type="float" office:value="142750">
                <text:p>142750</text:p>
              </table:table-cell>
              <table:table-cell office:value-type="float" office:value="136323.846053396">
                <text:p>136323.846053396</text:p>
              </table:table-cell>
              <table:table-cell office:value-type="float" office:value="22250">
                <text:p>2225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4000">
                <text:p>154000</text:p>
              </table:table-cell>
              <table:table-cell office:value-type="float" office:value="6388.91084756876">
                <text:p>6388.91084756876</text:p>
              </table:table-cell>
              <table:table-cell office:value-type="float" office:value="144500">
                <text:p>144500</text:p>
              </table:table-cell>
              <table:table-cell office:value-type="float" office:value="138111.089152431">
                <text:p>138111.089152431</text:p>
              </table:table-cell>
              <table:table-cell office:value-type="float" office:value="22166.6666666667">
                <text:p>22166.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57000">
                <text:p>157000</text:p>
              </table:table-cell>
              <table:table-cell office:value-type="float" office:value="6568.98128719478">
                <text:p>6568.98128719478</text:p>
              </table:table-cell>
              <table:table-cell office:value-type="float" office:value="146333.333333333">
                <text:p>146333.333333333</text:p>
              </table:table-cell>
              <table:table-cell office:value-type="float" office:value="139764.352046139">
                <text:p>139764.352046139</text:p>
              </table:table-cell>
              <table:table-cell office:value-type="float" office:value="22083.3333333333">
                <text:p>22083.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8000">
                <text:p>158000</text:p>
              </table:table-cell>
              <table:table-cell office:value-type="float" office:value="6492.41982249416">
                <text:p>6492.41982249416</text:p>
              </table:table-cell>
              <table:table-cell office:value-type="float" office:value="148166.666666667">
                <text:p>148166.666666667</text:p>
              </table:table-cell>
              <table:table-cell office:value-type="float" office:value="141674.246844173">
                <text:p>141674.246844173</text:p>
              </table:table-cell>
              <table:table-cell office:value-type="float" office:value="22083.3333333333">
                <text:p>22083.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9000">
                <text:p>159000</text:p>
              </table:table-cell>
              <table:table-cell office:value-type="float" office:value="6331.13997107419">
                <text:p>6331.13997107419</text:p>
              </table:table-cell>
              <table:table-cell office:value-type="float" office:value="149916.666666667">
                <text:p>149916.666666667</text:p>
              </table:table-cell>
              <table:table-cell office:value-type="float" office:value="143585.526695592">
                <text:p>143585.52669559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61000">
                <text:p>161000</text:p>
              </table:table-cell>
              <table:table-cell office:value-type="float" office:value="6242.57134277991">
                <text:p>6242.57134277991</text:p>
              </table:table-cell>
              <table:table-cell office:value-type="float" office:value="151666.666666667">
                <text:p>151666.666666667</text:p>
              </table:table-cell>
              <table:table-cell office:value-type="float" office:value="145424.095323887">
                <text:p>145424.095323887</text:p>
              </table:table-cell>
              <table:table-cell office:value-type="float" office:value="21916.6666666667">
                <text:p>21916.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63000">
                <text:p>163000</text:p>
              </table:table-cell>
              <table:table-cell office:value-type="float" office:value="6229.81589299444">
                <text:p>6229.81589299444</text:p>
              </table:table-cell>
              <table:table-cell office:value-type="float" office:value="153416.666666667">
                <text:p>153416.666666667</text:p>
              </table:table-cell>
              <table:table-cell office:value-type="float" office:value="147186.850773672">
                <text:p>147186.850773672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65000">
                <text:p>165000</text:p>
              </table:table-cell>
              <table:table-cell office:value-type="float" office:value="6293.33461735991">
                <text:p>6293.33461735991</text:p>
              </table:table-cell>
              <table:table-cell office:value-type="float" office:value="155166.666666667">
                <text:p>155166.666666667</text:p>
              </table:table-cell>
              <table:table-cell office:value-type="float" office:value="148873.332049307">
                <text:p>148873.332049307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68000">
                <text:p>168000</text:p>
              </table:table-cell>
              <table:table-cell office:value-type="float" office:value="6578.20091459111">
                <text:p>6578.20091459111</text:p>
              </table:table-cell>
              <table:table-cell office:value-type="float" office:value="157000">
                <text:p>157000</text:p>
              </table:table-cell>
              <table:table-cell office:value-type="float" office:value="150421.799085409">
                <text:p>150421.799085409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70000">
                <text:p>170000</text:p>
              </table:table-cell>
              <table:table-cell office:value-type="float" office:value="6748.17596005608">
                <text:p>6748.17596005608</text:p>
              </table:table-cell>
              <table:table-cell office:value-type="float" office:value="158916.666666667">
                <text:p>158916.666666667</text:p>
              </table:table-cell>
              <table:table-cell office:value-type="float" office:value="152168.490706611">
                <text:p>152168.490706611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71000">
                <text:p>171000</text:p>
              </table:table-cell>
              <table:table-cell office:value-type="float" office:value="6797.39254821622">
                <text:p>6797.39254821622</text:p>
              </table:table-cell>
              <table:table-cell office:value-type="float" office:value="160750">
                <text:p>160750</text:p>
              </table:table-cell>
              <table:table-cell office:value-type="float" office:value="153952.607451784">
                <text:p>153952.607451784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73000">
                <text:p>173000</text:p>
              </table:table-cell>
              <table:table-cell office:value-type="float" office:value="6894.77184451225">
                <text:p>6894.77184451225</text:p>
              </table:table-cell>
              <table:table-cell office:value-type="float" office:value="162583.333333333">
                <text:p>162583.333333333</text:p>
              </table:table-cell>
              <table:table-cell office:value-type="float" office:value="155688.561488821">
                <text:p>155688.561488821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74000">
                <text:p>174000</text:p>
              </table:table-cell>
              <table:table-cell office:value-type="float" office:value="6748.17596005608">
                <text:p>6748.17596005608</text:p>
              </table:table-cell>
              <table:table-cell office:value-type="float" office:value="164416.666666667">
                <text:p>164416.666666667</text:p>
              </table:table-cell>
              <table:table-cell office:value-type="float" office:value="157668.490706611">
                <text:p>157668.490706611</text:p>
              </table:table-cell>
              <table:table-cell office:value-type="float" office:value="21666.6666666667">
                <text:p>21666.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76000">
                <text:p>176000</text:p>
              </table:table-cell>
              <table:table-cell office:value-type="float" office:value="6648.64989712539">
                <text:p>6648.64989712539</text:p>
              </table:table-cell>
              <table:table-cell office:value-type="float" office:value="166250">
                <text:p>166250</text:p>
              </table:table-cell>
              <table:table-cell office:value-type="float" office:value="159601.350102875">
                <text:p>159601.350102875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8000">
                <text:p>178000</text:p>
              </table:table-cell>
              <table:table-cell office:value-type="float" office:value="6755.4691647852">
                <text:p>6755.4691647852</text:p>
              </table:table-cell>
              <table:table-cell office:value-type="float" office:value="168000">
                <text:p>168000</text:p>
              </table:table-cell>
              <table:table-cell office:value-type="float" office:value="161244.530835215">
                <text:p>161244.530835215</text:p>
              </table:table-cell>
              <table:table-cell office:value-type="float" office:value="21666.6666666667">
                <text:p>21666.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79000">
                <text:p>179000</text:p>
              </table:table-cell>
              <table:table-cell office:value-type="float" office:value="6648.64989712539">
                <text:p>6648.64989712539</text:p>
              </table:table-cell>
              <table:table-cell office:value-type="float" office:value="169750">
                <text:p>169750</text:p>
              </table:table-cell>
              <table:table-cell office:value-type="float" office:value="163101.350102875">
                <text:p>163101.350102875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80000">
                <text:p>180000</text:p>
              </table:table-cell>
              <table:table-cell office:value-type="float" office:value="6317.36423748789">
                <text:p>6317.36423748789</text:p>
              </table:table-cell>
              <table:table-cell office:value-type="float" office:value="171500">
                <text:p>171500</text:p>
              </table:table-cell>
              <table:table-cell office:value-type="float" office:value="165182.635762512">
                <text:p>165182.635762512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82000">
                <text:p>182000</text:p>
              </table:table-cell>
              <table:table-cell office:value-type="float" office:value="6047.16312151258">
                <text:p>6047.16312151258</text:p>
              </table:table-cell>
              <table:table-cell office:value-type="float" office:value="173250">
                <text:p>173250</text:p>
              </table:table-cell>
              <table:table-cell office:value-type="float" office:value="167202.836878487">
                <text:p>167202.836878487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84000">
                <text:p>184000</text:p>
              </table:table-cell>
              <table:table-cell office:value-type="float" office:value="5846.52188756856">
                <text:p>5846.52188756856</text:p>
              </table:table-cell>
              <table:table-cell office:value-type="float" office:value="175000">
                <text:p>175000</text:p>
              </table:table-cell>
              <table:table-cell office:value-type="float" office:value="169153.478112431">
                <text:p>169153.478112431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86000">
                <text:p>186000</text:p>
              </table:table-cell>
              <table:table-cell office:value-type="float" office:value="5722.7615711298">
                <text:p>5722.7615711298</text:p>
              </table:table-cell>
              <table:table-cell office:value-type="float" office:value="176750">
                <text:p>176750</text:p>
              </table:table-cell>
              <table:table-cell office:value-type="float" office:value="171027.23842887">
                <text:p>171027.23842887</text:p>
              </table:table-cell>
              <table:table-cell office:value-type="float" office:value="21583.3333333333">
                <text:p>21583.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87000">
                <text:p>187000</text:p>
              </table:table-cell>
              <table:table-cell office:value-type="float" office:value="5710.17167921076">
                <text:p>5710.17167921076</text:p>
              </table:table-cell>
              <table:table-cell office:value-type="float" office:value="178333.333333333">
                <text:p>178333.333333333</text:p>
              </table:table-cell>
              <table:table-cell office:value-type="float" office:value="172623.161654123">
                <text:p>172623.161654123</text:p>
              </table:table-cell>
              <table:table-cell office:value-type="float" office:value="21333.3333333333">
                <text:p>21333.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88000">
                <text:p>188000</text:p>
              </table:table-cell>
              <table:table-cell office:value-type="float" office:value="5686.24070307733">
                <text:p>5686.24070307733</text:p>
              </table:table-cell>
              <table:table-cell office:value-type="float" office:value="179833.333333333">
                <text:p>179833.333333333</text:p>
              </table:table-cell>
              <table:table-cell office:value-type="float" office:value="174147.092630256">
                <text:p>174147.092630256</text:p>
              </table:table-cell>
              <table:table-cell office:value-type="float" office:value="20916.6666666667">
                <text:p>20916.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89000">
                <text:p>189000</text:p>
              </table:table-cell>
              <table:table-cell office:value-type="float" office:value="5515.8174756098">
                <text:p>5515.8174756098</text:p>
              </table:table-cell>
              <table:table-cell office:value-type="float" office:value="181333.333333333">
                <text:p>181333.333333333</text:p>
              </table:table-cell>
              <table:table-cell office:value-type="float" office:value="175817.515857724">
                <text:p>175817.515857724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90000">
                <text:p>190000</text:p>
              </table:table-cell>
              <table:table-cell office:value-type="float" office:value="5361.9026473818">
                <text:p>5361.9026473818</text:p>
              </table:table-cell>
              <table:table-cell office:value-type="float" office:value="182750">
                <text:p>182750</text:p>
              </table:table-cell>
              <table:table-cell office:value-type="float" office:value="177388.097352618">
                <text:p>177388.097352618</text:p>
              </table:table-cell>
              <table:table-cell office:value-type="float" office:value="20166.6666666667">
                <text:p>20166.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91000">
                <text:p>191000</text:p>
              </table:table-cell>
              <table:table-cell office:value-type="float" office:value="5078.17671885085">
                <text:p>5078.17671885085</text:p>
              </table:table-cell>
              <table:table-cell office:value-type="float" office:value="184166.666666667">
                <text:p>184166.666666667</text:p>
              </table:table-cell>
              <table:table-cell office:value-type="float" office:value="179088.489947816">
                <text:p>179088.489947816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93000">
                <text:p>193000</text:p>
              </table:table-cell>
              <table:table-cell office:value-type="float" office:value="4962.73995679684">
                <text:p>4962.73995679684</text:p>
              </table:table-cell>
              <table:table-cell office:value-type="float" office:value="185583.333333333">
                <text:p>185583.333333333</text:p>
              </table:table-cell>
              <table:table-cell office:value-type="float" office:value="180620.593376537">
                <text:p>180620.593376537</text:p>
              </table:table-cell>
              <table:table-cell office:value-type="float" office:value="19333.3333333333">
                <text:p>19333.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4000">
                <text:p>194000</text:p>
              </table:table-cell>
              <table:table-cell office:value-type="float" office:value="4888.9175848561">
                <text:p>4888.9175848561</text:p>
              </table:table-cell>
              <table:table-cell office:value-type="float" office:value="186916.666666667">
                <text:p>186916.666666667</text:p>
              </table:table-cell>
              <table:table-cell office:value-type="float" office:value="182027.749081811">
                <text:p>182027.749081811</text:p>
              </table:table-cell>
              <table:table-cell office:value-type="float" office:value="18916.6666666667">
                <text:p>18916.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95000">
                <text:p>195000</text:p>
              </table:table-cell>
              <table:table-cell office:value-type="float" office:value="4712.1699305676">
                <text:p>4712.1699305676</text:p>
              </table:table-cell>
              <table:table-cell office:value-type="float" office:value="188250">
                <text:p>188250</text:p>
              </table:table-cell>
              <table:table-cell office:value-type="float" office:value="183537.830069432">
                <text:p>183537.830069432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96000">
                <text:p>196000</text:p>
              </table:table-cell>
              <table:table-cell office:value-type="float" office:value="4420.16728053122">
                <text:p>4420.16728053122</text:p>
              </table:table-cell>
              <table:table-cell office:value-type="float" office:value="189583.333333333">
                <text:p>189583.333333333</text:p>
              </table:table-cell>
              <table:table-cell office:value-type="float" office:value="185163.166052802">
                <text:p>185163.166052802</text:p>
              </table:table-cell>
              <table:table-cell office:value-type="float" office:value="18083.3333333333">
                <text:p>18083.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97000">
                <text:p>197000</text:p>
              </table:table-cell>
              <table:table-cell office:value-type="float" office:value="4195.95765065147">
                <text:p>4195.95765065147</text:p>
              </table:table-cell>
              <table:table-cell office:value-type="float" office:value="190833.333333333">
                <text:p>190833.333333333</text:p>
              </table:table-cell>
              <table:table-cell office:value-type="float" office:value="186637.375682682">
                <text:p>186637.375682682</text:p>
              </table:table-cell>
              <table:table-cell office:value-type="float" office:value="17583.3333333333">
                <text:p>17583.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99000">
                <text:p>199000</text:p>
              </table:table-cell>
              <table:table-cell office:value-type="float" office:value="4209.47704230549">
                <text:p>4209.47704230549</text:p>
              </table:table-cell>
              <table:table-cell office:value-type="float" office:value="192083.333333333">
                <text:p>192083.333333333</text:p>
              </table:table-cell>
              <table:table-cell office:value-type="float" office:value="187873.856291028">
                <text:p>187873.856291028</text:p>
              </table:table-cell>
              <table:table-cell office:value-type="float" office:value="17083.3333333333">
                <text:p>17083.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2000">
                <text:p>202000</text:p>
              </table:table-cell>
              <table:table-cell office:value-type="float" office:value="4621.26179804397">
                <text:p>4621.26179804397</text:p>
              </table:table-cell>
              <table:table-cell office:value-type="float" office:value="193416.666666667">
                <text:p>193416.666666667</text:p>
              </table:table-cell>
              <table:table-cell office:value-type="float" office:value="188795.404868623">
                <text:p>188795.404868623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06000">
                <text:p>206000</text:p>
              </table:table-cell>
              <table:table-cell office:value-type="float" office:value="5410.4276423151">
                <text:p>5410.4276423151</text:p>
              </table:table-cell>
              <table:table-cell office:value-type="float" office:value="195000">
                <text:p>195000</text:p>
              </table:table-cell>
              <table:table-cell office:value-type="float" office:value="189589.572357685">
                <text:p>189589.572357685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07000">
                <text:p>207000</text:p>
              </table:table-cell>
              <table:table-cell office:value-type="float" office:value="5930.78767317145">
                <text:p>5930.78767317145</text:p>
              </table:table-cell>
              <table:table-cell office:value-type="float" office:value="196583.333333333">
                <text:p>196583.333333333</text:p>
              </table:table-cell>
              <table:table-cell office:value-type="float" office:value="190652.545660162">
                <text:p>190652.545660162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09000">
                <text:p>209000</text:p>
              </table:table-cell>
              <table:table-cell office:value-type="float" office:value="6397.79791661304">
                <text:p>6397.79791661304</text:p>
              </table:table-cell>
              <table:table-cell office:value-type="float" office:value="198250">
                <text:p>198250</text:p>
              </table:table-cell>
              <table:table-cell office:value-type="float" office:value="191852.202083387">
                <text:p>191852.202083387</text:p>
              </table:table-cell>
              <table:table-cell office:value-type="float" office:value="16916.6666666667">
                <text:p>16916.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10000">
                <text:p>210000</text:p>
              </table:table-cell>
              <table:table-cell office:value-type="float" office:value="6653.20610797167">
                <text:p>6653.20610797167</text:p>
              </table:table-cell>
              <table:table-cell office:value-type="float" office:value="199916.666666667">
                <text:p>199916.666666667</text:p>
              </table:table-cell>
              <table:table-cell office:value-type="float" office:value="193263.460558695">
                <text:p>193263.460558695</text:p>
              </table:table-cell>
              <table:table-cell office:value-type="float" office:value="17166.6666666667">
                <text:p>17166.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12000">
                <text:p>212000</text:p>
              </table:table-cell>
              <table:table-cell office:value-type="float" office:value="6853.44416842342">
                <text:p>6853.44416842342</text:p>
              </table:table-cell>
              <table:table-cell office:value-type="float" office:value="201666.666666667">
                <text:p>201666.666666667</text:p>
              </table:table-cell>
              <table:table-cell office:value-type="float" office:value="194813.222498243">
                <text:p>194813.222498243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13000">
                <text:p>213000</text:p>
              </table:table-cell>
              <table:table-cell office:value-type="float" office:value="6984.83205151554">
                <text:p>6984.83205151554</text:p>
              </table:table-cell>
              <table:table-cell office:value-type="float" office:value="203333.333333333">
                <text:p>203333.333333333</text:p>
              </table:table-cell>
              <table:table-cell office:value-type="float" office:value="196348.501281818">
                <text:p>196348.501281818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15000">
                <text:p>215000</text:p>
              </table:table-cell>
              <table:table-cell office:value-type="float" office:value="7064.10044885512">
                <text:p>7064.10044885512</text:p>
              </table:table-cell>
              <table:table-cell office:value-type="float" office:value="205083.333333333">
                <text:p>205083.333333333</text:p>
              </table:table-cell>
              <table:table-cell office:value-type="float" office:value="198019.232884478">
                <text:p>198019.232884478</text:p>
              </table:table-cell>
              <table:table-cell office:value-type="float" office:value="18166.6666666667">
                <text:p>18166.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16000">
                <text:p>216000</text:p>
              </table:table-cell>
              <table:table-cell office:value-type="float" office:value="6939.12927906053">
                <text:p>6939.12927906053</text:p>
              </table:table-cell>
              <table:table-cell office:value-type="float" office:value="206833.333333333">
                <text:p>206833.333333333</text:p>
              </table:table-cell>
              <table:table-cell office:value-type="float" office:value="199894.204054273">
                <text:p>199894.204054273</text:p>
              </table:table-cell>
              <table:table-cell office:value-type="float" office:value="18583.3333333333">
                <text:p>18583.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17000">
                <text:p>217000</text:p>
              </table:table-cell>
              <table:table-cell office:value-type="float" office:value="6598.32393777987">
                <text:p>6598.32393777987</text:p>
              </table:table-cell>
              <table:table-cell office:value-type="float" office:value="208583.333333333">
                <text:p>208583.333333333</text:p>
              </table:table-cell>
              <table:table-cell office:value-type="float" office:value="201985.009395553">
                <text:p>201985.009395553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18000">
                <text:p>218000</text:p>
              </table:table-cell>
              <table:table-cell office:value-type="float" office:value="6005.04838120444">
                <text:p>6005.04838120444</text:p>
              </table:table-cell>
              <table:table-cell office:value-type="float" office:value="210333.333333333">
                <text:p>210333.333333333</text:p>
              </table:table-cell>
              <table:table-cell office:value-type="float" office:value="204328.284952129">
                <text:p>204328.284952129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20000">
                <text:p>220000</text:p>
              </table:table-cell>
              <table:table-cell office:value-type="float" office:value="5434.87615202764">
                <text:p>5434.87615202764</text:p>
              </table:table-cell>
              <table:table-cell office:value-type="float" office:value="212083.333333333">
                <text:p>212083.333333333</text:p>
              </table:table-cell>
              <table:table-cell office:value-type="float" office:value="206648.457181306">
                <text:p>206648.457181306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1000">
                <text:p>221000</text:p>
              </table:table-cell>
              <table:table-cell office:value-type="float" office:value="4978.74269147129">
                <text:p>4978.74269147129</text:p>
              </table:table-cell>
              <table:table-cell office:value-type="float" office:value="213666.666666667">
                <text:p>213666.666666667</text:p>
              </table:table-cell>
              <table:table-cell office:value-type="float" office:value="208687.923975195">
                <text:p>208687.923975195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22000">
                <text:p>222000</text:p>
              </table:table-cell>
              <table:table-cell office:value-type="float" office:value="4880.38746598893">
                <text:p>4880.38746598893</text:p>
              </table:table-cell>
              <table:table-cell office:value-type="float" office:value="215000">
                <text:p>215000</text:p>
              </table:table-cell>
              <table:table-cell office:value-type="float" office:value="210119.612534011">
                <text:p>210119.61253401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23000">
                <text:p>223000</text:p>
              </table:table-cell>
              <table:table-cell office:value-type="float" office:value="4677.47665721464">
                <text:p>4677.47665721464</text:p>
              </table:table-cell>
              <table:table-cell office:value-type="float" office:value="216333.333333333">
                <text:p>216333.333333333</text:p>
              </table:table-cell>
              <table:table-cell office:value-type="float" office:value="211655.856676119">
                <text:p>211655.856676119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25000">
                <text:p>225000</text:p>
              </table:table-cell>
              <table:table-cell office:value-type="float" office:value="4677.47665721464">
                <text:p>4677.47665721464</text:p>
              </table:table-cell>
              <table:table-cell office:value-type="float" office:value="217666.666666667">
                <text:p>217666.666666667</text:p>
              </table:table-cell>
              <table:table-cell office:value-type="float" office:value="212989.190009452">
                <text:p>212989.190009452</text:p>
              </table:table-cell>
              <table:table-cell office:value-type="float" office:value="19416.6666666667">
                <text:p>19416.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26000">
                <text:p>226000</text:p>
              </table:table-cell>
              <table:table-cell office:value-type="float" office:value="4572.64594180338">
                <text:p>4572.64594180338</text:p>
              </table:table-cell>
              <table:table-cell office:value-type="float" office:value="219000">
                <text:p>219000</text:p>
              </table:table-cell>
              <table:table-cell office:value-type="float" office:value="214427.354058197">
                <text:p>214427.354058197</text:p>
              </table:table-cell>
              <table:table-cell office:value-type="float" office:value="19083.3333333333">
                <text:p>19083.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27000">
                <text:p>227000</text:p>
              </table:table-cell>
              <table:table-cell office:value-type="float" office:value="4535.21574108463">
                <text:p>4535.21574108463</text:p>
              </table:table-cell>
              <table:table-cell office:value-type="float" office:value="220250">
                <text:p>220250</text:p>
              </table:table-cell>
              <table:table-cell office:value-type="float" office:value="215714.784258915">
                <text:p>215714.784258915</text:p>
              </table:table-cell>
              <table:table-cell office:value-type="float" office:value="18583.3333333333">
                <text:p>18583.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28000">
                <text:p>228000</text:p>
              </table:table-cell>
              <table:table-cell office:value-type="float" office:value="4421.02415119557">
                <text:p>4421.02415119557</text:p>
              </table:table-cell>
              <table:table-cell office:value-type="float" office:value="221500">
                <text:p>221500</text:p>
              </table:table-cell>
              <table:table-cell office:value-type="float" office:value="217078.975848804">
                <text:p>217078.975848804</text:p>
              </table:table-cell>
              <table:table-cell office:value-type="float" office:value="18166.6666666667">
                <text:p>18166.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29000">
                <text:p>229000</text:p>
              </table:table-cell>
              <table:table-cell office:value-type="float" office:value="4396.96865275764">
                <text:p>4396.96865275764</text:p>
              </table:table-cell>
              <table:table-cell office:value-type="float" office:value="222666.666666667">
                <text:p>222666.666666667</text:p>
              </table:table-cell>
              <table:table-cell office:value-type="float" office:value="218269.698013909">
                <text:p>218269.698013909</text:p>
              </table:table-cell>
              <table:table-cell office:value-type="float" office:value="17583.3333333333">
                <text:p>17583.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30000">
                <text:p>230000</text:p>
              </table:table-cell>
              <table:table-cell office:value-type="float" office:value="4323.9992711574">
                <text:p>4323.9992711574</text:p>
              </table:table-cell>
              <table:table-cell office:value-type="float" office:value="223833.333333333">
                <text:p>223833.333333333</text:p>
              </table:table-cell>
              <table:table-cell office:value-type="float" office:value="219509.334062176">
                <text:p>219509.334062176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32000">
                <text:p>232000</text:p>
              </table:table-cell>
              <table:table-cell office:value-type="float" office:value="4337.11955802536">
                <text:p>4337.11955802536</text:p>
              </table:table-cell>
              <table:table-cell office:value-type="float" office:value="225083.333333333">
                <text:p>225083.333333333</text:p>
              </table:table-cell>
              <table:table-cell office:value-type="float" office:value="220746.213775308">
                <text:p>220746.213775308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33000">
                <text:p>233000</text:p>
              </table:table-cell>
              <table:table-cell office:value-type="float" office:value="4271.11510526516">
                <text:p>4271.11510526516</text:p>
              </table:table-cell>
              <table:table-cell office:value-type="float" office:value="226333.333333333">
                <text:p>226333.333333333</text:p>
              </table:table-cell>
              <table:table-cell office:value-type="float" office:value="222062.218228068">
                <text:p>222062.218228068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35000">
                <text:p>235000</text:p>
              </table:table-cell>
              <table:table-cell office:value-type="float" office:value="4440.68654260768">
                <text:p>4440.68654260768</text:p>
              </table:table-cell>
              <table:table-cell office:value-type="float" office:value="227583.333333333">
                <text:p>227583.333333333</text:p>
              </table:table-cell>
              <table:table-cell office:value-type="float" office:value="223142.646790726">
                <text:p>223142.646790726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37000">
                <text:p>237000</text:p>
              </table:table-cell>
              <table:table-cell office:value-type="float" office:value="4679.90546395065">
                <text:p>4679.90546395065</text:p>
              </table:table-cell>
              <table:table-cell office:value-type="float" office:value="228916.666666667">
                <text:p>228916.666666667</text:p>
              </table:table-cell>
              <table:table-cell office:value-type="float" office:value="224236.761202716">
                <text:p>224236.761202716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38000">
                <text:p>238000</text:p>
              </table:table-cell>
              <table:table-cell office:value-type="float" office:value="4807.66433558296">
                <text:p>4807.66433558296</text:p>
              </table:table-cell>
              <table:table-cell office:value-type="float" office:value="230250">
                <text:p>230250</text:p>
              </table:table-cell>
              <table:table-cell office:value-type="float" office:value="225442.335664417">
                <text:p>225442.335664417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39000">
                <text:p>239000</text:p>
              </table:table-cell>
              <table:table-cell office:value-type="float" office:value="4832.81083905222">
                <text:p>4832.81083905222</text:p>
              </table:table-cell>
              <table:table-cell office:value-type="float" office:value="231583.333333333">
                <text:p>231583.333333333</text:p>
              </table:table-cell>
              <table:table-cell office:value-type="float" office:value="226750.522494281">
                <text:p>226750.522494281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41000">
                <text:p>241000</text:p>
              </table:table-cell>
              <table:table-cell office:value-type="float" office:value="5053.50163627942">
                <text:p>5053.50163627942</text:p>
              </table:table-cell>
              <table:table-cell office:value-type="float" office:value="232916.666666667">
                <text:p>232916.666666667</text:p>
              </table:table-cell>
              <table:table-cell office:value-type="float" office:value="227863.165030387">
                <text:p>227863.165030387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42000">
                <text:p>242000</text:p>
              </table:table-cell>
              <table:table-cell office:value-type="float" office:value="5172.0402163943">
                <text:p>5172.0402163943</text:p>
              </table:table-cell>
              <table:table-cell office:value-type="float" office:value="234250">
                <text:p>234250</text:p>
              </table:table-cell>
              <table:table-cell office:value-type="float" office:value="229077.959783606">
                <text:p>229077.959783606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43000">
                <text:p>243000</text:p>
              </table:table-cell>
              <table:table-cell office:value-type="float" office:value="5195.42339395205">
                <text:p>5195.42339395205</text:p>
              </table:table-cell>
              <table:table-cell office:value-type="float" office:value="235583.333333333">
                <text:p>235583.333333333</text:p>
              </table:table-cell>
              <table:table-cell office:value-type="float" office:value="230387.909939381">
                <text:p>230387.909939381</text:p>
              </table:table-cell>
              <table:table-cell office:value-type="float" office:value="15333.3333333333">
                <text:p>15333.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44000">
                <text:p>244000</text:p>
              </table:table-cell>
              <table:table-cell office:value-type="float" office:value="5124.95380614806">
                <text:p>5124.95380614806</text:p>
              </table:table-cell>
              <table:table-cell office:value-type="float" office:value="236916.666666667">
                <text:p>236916.666666667</text:p>
              </table:table-cell>
              <table:table-cell office:value-type="float" office:value="231791.712860519">
                <text:p>231791.712860519</text:p>
              </table:table-cell>
              <table:table-cell office:value-type="float" office:value="15416.6666666667">
                <text:p>15416.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46000">
                <text:p>246000</text:p>
              </table:table-cell>
              <table:table-cell office:value-type="float" office:value="5087.11980189064">
                <text:p>5087.11980189064</text:p>
              </table:table-cell>
              <table:table-cell office:value-type="float" office:value="238333.333333333">
                <text:p>238333.333333333</text:p>
              </table:table-cell>
              <table:table-cell office:value-type="float" office:value="233246.213531443">
                <text:p>233246.213531443</text:p>
              </table:table-cell>
              <table:table-cell office:value-type="float" office:value="15666.6666666667">
                <text:p>15666.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48000">
                <text:p>248000</text:p>
              </table:table-cell>
              <table:table-cell office:value-type="float" office:value="5060.2431370499">
                <text:p>5060.2431370499</text:p>
              </table:table-cell>
              <table:table-cell office:value-type="float" office:value="239833.333333333">
                <text:p>239833.333333333</text:p>
              </table:table-cell>
              <table:table-cell office:value-type="float" office:value="234773.090196283">
                <text:p>234773.09019628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49000">
                <text:p>249000</text:p>
              </table:table-cell>
              <table:table-cell office:value-type="float" office:value="5047.50163222091">
                <text:p>5047.50163222091</text:p>
              </table:table-cell>
              <table:table-cell office:value-type="float" office:value="241250">
                <text:p>241250</text:p>
              </table:table-cell>
              <table:table-cell office:value-type="float" office:value="236202.498367779">
                <text:p>236202.498367779</text:p>
              </table:table-cell>
              <table:table-cell office:value-type="float" office:value="16166.6666666667">
                <text:p>16166.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51000">
                <text:p>251000</text:p>
              </table:table-cell>
              <table:table-cell office:value-type="float" office:value="5047.50163222091">
                <text:p>5047.50163222091</text:p>
              </table:table-cell>
              <table:table-cell office:value-type="float" office:value="242750">
                <text:p>242750</text:p>
              </table:table-cell>
              <table:table-cell office:value-type="float" office:value="237702.498367779">
                <text:p>237702.498367779</text:p>
              </table:table-cell>
              <table:table-cell office:value-type="float" office:value="16416.6666666667">
                <text:p>16416.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52000">
                <text:p>252000</text:p>
              </table:table-cell>
              <table:table-cell office:value-type="float" office:value="5060.2431370499">
                <text:p>5060.2431370499</text:p>
              </table:table-cell>
              <table:table-cell office:value-type="float" office:value="244166.666666667">
                <text:p>244166.666666667</text:p>
              </table:table-cell>
              <table:table-cell office:value-type="float" office:value="239106.423529617">
                <text:p>239106.423529617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53000">
                <text:p>253000</text:p>
              </table:table-cell>
              <table:table-cell office:value-type="float" office:value="5107.92610468369">
                <text:p>5107.92610468369</text:p>
              </table:table-cell>
              <table:table-cell office:value-type="float" office:value="245500">
                <text:p>245500</text:p>
              </table:table-cell>
              <table:table-cell office:value-type="float" office:value="240392.073895316">
                <text:p>240392.073895316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54000">
                <text:p>254000</text:p>
              </table:table-cell>
              <table:table-cell office:value-type="float" office:value="5060.2431370499">
                <text:p>5060.2431370499</text:p>
              </table:table-cell>
              <table:table-cell office:value-type="float" office:value="246833.333333333">
                <text:p>246833.333333333</text:p>
              </table:table-cell>
              <table:table-cell office:value-type="float" office:value="241773.090196283">
                <text:p>241773.090196283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55000">
                <text:p>255000</text:p>
              </table:table-cell>
              <table:table-cell office:value-type="float" office:value="4914.41910621338">
                <text:p>4914.41910621338</text:p>
              </table:table-cell>
              <table:table-cell office:value-type="float" office:value="248166.666666667">
                <text:p>248166.666666667</text:p>
              </table:table-cell>
              <table:table-cell office:value-type="float" office:value="243252.247560453">
                <text:p>243252.247560453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57000">
                <text:p>257000</text:p>
              </table:table-cell>
              <table:table-cell office:value-type="float" office:value="4963.50316171589">
                <text:p>4963.50316171589</text:p>
              </table:table-cell>
              <table:table-cell office:value-type="float" office:value="249500">
                <text:p>249500</text:p>
              </table:table-cell>
              <table:table-cell office:value-type="float" office:value="244536.496838284">
                <text:p>244536.496838284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58000">
                <text:p>258000</text:p>
              </table:table-cell>
              <table:table-cell office:value-type="float" office:value="4914.41910621338">
                <text:p>4914.41910621338</text:p>
              </table:table-cell>
              <table:table-cell office:value-type="float" office:value="250833.333333333">
                <text:p>250833.333333333</text:p>
              </table:table-cell>
              <table:table-cell office:value-type="float" office:value="245918.91422712">
                <text:p>245918.91422712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60000">
                <text:p>260000</text:p>
              </table:table-cell>
              <table:table-cell office:value-type="float" office:value="4901.2985292397">
                <text:p>4901.2985292397</text:p>
              </table:table-cell>
              <table:table-cell office:value-type="float" office:value="252250">
                <text:p>252250</text:p>
              </table:table-cell>
              <table:table-cell office:value-type="float" office:value="247348.70147076">
                <text:p>247348.70147076</text:p>
              </table:table-cell>
              <table:table-cell office:value-type="float" office:value="16666.6666666667">
                <text:p>16666.6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